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993cm"/>
    </style:style>
    <style:style style:name="co8" style:family="table-column">
      <style:table-column-properties fo:break-before="auto" style:column-width="4.614cm"/>
    </style:style>
    <style:style style:name="co9" style:family="table-column">
      <style:table-column-properties fo:break-before="auto" style:column-width="3.831cm"/>
    </style:style>
    <style:style style:name="co10" style:family="table-column">
      <style:table-column-properties fo:break-before="auto" style:column-width="6.237cm"/>
    </style:style>
    <style:style style:name="co11" style:family="table-column">
      <style:table-column-properties fo:break-before="auto" style:column-width="4.895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9.174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6.685cm"/>
    </style:style>
    <style:style style:name="co16" style:family="table-column">
      <style:table-column-properties fo:break-before="auto" style:column-width="8.084cm"/>
    </style:style>
    <style:style style:name="co47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2.798cm"/>
    </style:style>
    <style:style style:name="co66" style:family="table-column">
      <style:table-column-properties fo:break-before="auto" style:column-width="2.602cm"/>
    </style:style>
    <style:style style:name="co67" style:family="table-column">
      <style:table-column-properties fo:break-before="auto" style:column-width="4.251cm"/>
    </style:style>
    <style:style style:name="co68" style:family="table-column">
      <style:table-column-properties fo:break-before="auto" style:column-width="4.503cm"/>
    </style:style>
    <style:style style:name="co69" style:family="table-column">
      <style:table-column-properties fo:break-before="auto" style:column-width="3.635cm"/>
    </style:style>
    <style:style style:name="co70" style:family="table-column">
      <style:table-column-properties fo:break-before="auto" style:column-width="4.727cm"/>
    </style:style>
    <style:style style:name="co71" style:family="table-column">
      <style:table-column-properties fo:break-before="auto" style:column-width="4.364cm"/>
    </style:style>
    <style:style style:name="co72" style:family="table-column">
      <style:table-column-properties fo:break-before="auto" style:column-width="3.776cm"/>
    </style:style>
    <style:style style:name="co73" style:family="table-column">
      <style:table-column-properties fo:break-before="auto" style:column-width="4.475cm"/>
    </style:style>
    <style:style style:name="co74" style:family="table-column">
      <style:table-column-properties fo:break-before="auto" style:column-width="3.859cm"/>
    </style:style>
    <style:style style:name="co75" style:family="table-column">
      <style:table-column-properties fo:break-before="auto" style:column-width="4.168cm"/>
    </style:style>
    <style:style style:name="co76" style:family="table-column">
      <style:table-column-properties fo:break-before="auto" style:column-width="4.14cm"/>
    </style:style>
    <style:style style:name="co77" style:family="table-column">
      <style:table-column-properties fo:break-before="auto" style:column-width="3.916cm"/>
    </style:style>
    <style:style style:name="co78" style:family="table-column">
      <style:table-column-properties fo:break-before="auto" style:column-width="0.829cm"/>
    </style:style>
    <style:style style:name="co79" style:family="table-column">
      <style:table-column-properties fo:break-before="auto" style:column-width="2.147cm"/>
    </style:style>
    <style:style style:name="co80" style:family="table-column">
      <style:table-column-properties fo:break-before="auto" style:column-width="4.2cm"/>
    </style:style>
    <style:style style:name="co81" style:family="table-column">
      <style:table-column-properties fo:break-before="auto" style:column-width="2.041cm"/>
    </style:style>
    <style:style style:name="co82" style:family="table-column">
      <style:table-column-properties fo:break-before="auto" style:column-width="4.094cm"/>
    </style:style>
    <style:style style:name="co83" style:family="table-column">
      <style:table-column-properties fo:break-before="auto" style:column-width="2.279cm"/>
    </style:style>
    <style:style style:name="co84" style:family="table-column">
      <style:table-column-properties fo:break-before="auto" style:column-width="3.016cm"/>
    </style:style>
    <style:style style:name="co85" style:family="table-column">
      <style:table-column-properties fo:break-before="auto" style:column-width="3.2cm"/>
    </style:style>
    <style:style style:name="co86" style:family="table-column">
      <style:table-column-properties fo:break-before="auto" style:column-width="2.648cm"/>
    </style:style>
    <style:style style:name="co87" style:family="table-column">
      <style:table-column-properties fo:break-before="auto" style:column-width="4.253cm"/>
    </style:style>
    <style:style style:name="co88" style:family="table-column">
      <style:table-column-properties fo:break-before="auto" style:column-width="1.173cm"/>
    </style:style>
    <style:style style:name="co89" style:family="table-column">
      <style:table-column-properties fo:break-before="auto" style:column-width="1.226cm"/>
    </style:style>
    <style:style style:name="co90" style:family="table-column">
      <style:table-column-properties fo:break-before="auto" style:column-width="1.409cm"/>
    </style:style>
    <style:style style:name="co91" style:family="table-column">
      <style:table-column-properties fo:break-before="auto" style:column-width="1.356cm"/>
    </style:style>
    <style:style style:name="co92" style:family="table-column">
      <style:table-column-properties fo:break-before="auto" style:column-width="0.72cm"/>
    </style:style>
    <style:style style:name="co93" style:family="table-column">
      <style:table-column-properties fo:break-before="auto" style:column-width="4.332cm"/>
    </style:style>
    <style:style style:name="co94" style:family="table-column">
      <style:table-column-properties fo:break-before="auto" style:column-width="0.818cm"/>
    </style:style>
    <style:style style:name="co95" style:family="table-column">
      <style:table-column-properties fo:break-before="auto" style:column-width="2.383cm"/>
    </style:style>
    <style:style style:name="co96" style:family="table-column">
      <style:table-column-properties fo:break-before="auto" style:column-width="2.173cm"/>
    </style:style>
    <style:style style:name="co97" style:family="table-column">
      <style:table-column-properties fo:break-before="auto" style:column-width="2.568cm"/>
    </style:style>
    <style:style style:name="co98" style:family="table-column">
      <style:table-column-properties fo:break-before="auto" style:column-width="0.935cm"/>
    </style:style>
    <style:style style:name="co99" style:family="table-column">
      <style:table-column-properties fo:break-before="auto" style:column-width="11.94cm"/>
    </style:style>
    <style:style style:name="co100" style:family="table-column">
      <style:table-column-properties fo:break-before="auto" style:column-width="17.574cm"/>
    </style:style>
    <style:style style:name="co101" style:family="table-column">
      <style:table-column-properties fo:break-before="auto" style:column-width="1.067cm"/>
    </style:style>
    <style:style style:name="co102" style:family="table-column">
      <style:table-column-properties fo:break-before="auto" style:column-width="5.147cm"/>
    </style:style>
    <style:style style:name="co103" style:family="table-column">
      <style:table-column-properties fo:break-before="auto" style:column-width="1.679cm"/>
    </style:style>
    <style:style style:name="co104" style:family="table-column">
      <style:table-column-properties fo:break-before="auto" style:column-width="1.517cm"/>
    </style:style>
    <style:style style:name="co105" style:family="table-column">
      <style:table-column-properties fo:break-before="auto" style:column-width="1.018cm"/>
    </style:style>
    <style:style style:name="co106" style:family="table-column">
      <style:table-column-properties fo:break-before="auto" style:column-width="2.831cm"/>
    </style:style>
    <style:style style:name="co107" style:family="table-column">
      <style:table-column-properties fo:break-before="auto" style:column-width="5.332cm"/>
    </style:style>
    <style:style style:name="co108" style:family="table-column">
      <style:table-column-properties fo:break-before="auto" style:column-width="0.968cm"/>
    </style:style>
    <style:style style:name="co109" style:family="table-column">
      <style:table-column-properties fo:break-before="auto" style:column-width="1.143cm"/>
    </style:style>
    <style:style style:name="co64" style:family="table-column">
      <style:table-column-properties fo:break-before="auto" style:column-width="1.873cm"/>
    </style:style>
    <style:style style:name="co110" style:family="table-column">
      <style:table-column-properties fo:break-before="auto" style:column-width="1.482cm"/>
    </style:style>
    <style:style style:name="co111" style:family="table-column">
      <style:table-column-properties fo:break-before="auto" style:column-width="1.623cm"/>
    </style:style>
    <style:style style:name="co112" style:family="table-column">
      <style:table-column-properties fo:break-before="auto" style:column-width="1.566cm"/>
    </style:style>
    <style:style style:name="co113" style:family="table-column">
      <style:table-column-properties fo:break-before="auto" style:column-width="1.51cm"/>
    </style:style>
    <style:style style:name="co114" style:family="table-column">
      <style:table-column-properties fo:break-before="auto" style:column-width="1.371cm"/>
    </style:style>
    <style:style style:name="co115" style:family="table-column">
      <style:table-column-properties fo:break-before="auto" style:column-width="1.427cm"/>
    </style:style>
    <style:style style:name="co116" style:family="table-column">
      <style:table-column-properties fo:break-before="auto" style:column-width="1.231cm"/>
    </style:style>
    <style:style style:name="co117" style:family="table-column">
      <style:table-column-properties fo:break-before="auto" style:column-width="1.342cm"/>
    </style:style>
    <style:style style:name="co118" style:family="table-column">
      <style:table-column-properties fo:break-before="auto" style:column-width="1.286cm"/>
    </style:style>
    <style:style style:name="co119" style:family="table-column">
      <style:table-column-properties fo:break-before="auto" style:column-width="2.713cm"/>
    </style:style>
    <style:style style:name="co120" style:family="table-column">
      <style:table-column-properties fo:break-before="auto" style:column-width="4.951cm"/>
    </style:style>
    <style:style style:name="co121" style:family="table-column">
      <style:table-column-properties fo:break-before="auto" style:column-width="4.336cm"/>
    </style:style>
    <style:style style:name="co122" style:family="table-column">
      <style:table-column-properties fo:break-before="auto" style:column-width="4.307cm"/>
    </style:style>
    <style:style style:name="co123" style:family="table-column">
      <style:table-column-properties fo:break-before="auto" style:column-width="3.076cm"/>
    </style:style>
    <style:style style:name="co124" style:family="table-column">
      <style:table-column-properties fo:break-before="auto" style:column-width="2.741cm"/>
    </style:style>
    <style:style style:name="co125" style:family="table-column">
      <style:table-column-properties fo:break-before="auto" style:column-width="3.133cm"/>
    </style:style>
    <style:style style:name="co126" style:family="table-column">
      <style:table-column-properties fo:break-before="auto" style:column-width="3.888cm"/>
    </style:style>
    <style:style style:name="co127" style:family="table-column">
      <style:table-column-properties fo:break-before="auto" style:column-width="1.986cm"/>
    </style:style>
    <style:style style:name="co128" style:family="table-column">
      <style:table-column-properties fo:break-before="auto" style:column-width="1.538cm"/>
    </style:style>
    <style:style style:name="co129" style:family="table-column">
      <style:table-column-properties fo:break-before="auto" style:column-width="1.706cm"/>
    </style:style>
    <style:style style:name="co130" style:family="table-column">
      <style:table-column-properties fo:break-before="auto" style:column-width="5.789cm"/>
    </style:style>
    <style:style style:name="co131" style:family="table-column">
      <style:table-column-properties fo:break-before="auto" style:column-width="2.35cm"/>
    </style:style>
    <style:style style:name="co132" style:family="table-column">
      <style:table-column-properties fo:break-before="auto" style:column-width="1.901cm"/>
    </style:style>
    <style:style style:name="co133" style:family="table-column">
      <style:table-column-properties fo:break-before="auto" style:column-width="3.3cm"/>
    </style:style>
    <style:style style:name="co134" style:family="table-column">
      <style:table-column-properties fo:break-before="auto" style:column-width="3.678cm"/>
    </style:style>
    <style:style style:name="co135" style:family="table-column">
      <style:table-column-properties fo:break-before="auto" style:column-width="3.627cm"/>
    </style:style>
    <style:style style:name="co136" style:family="table-column">
      <style:table-column-properties fo:break-before="auto" style:column-width="3.23cm"/>
    </style:style>
    <style:style style:name="co137" style:family="table-column">
      <style:table-column-properties fo:break-before="auto" style:column-width="3.353cm"/>
    </style:style>
    <style:style style:name="co138" style:family="table-column">
      <style:table-column-properties fo:break-before="auto" style:column-width="3.108cm"/>
    </style:style>
    <style:style style:name="co139" style:family="table-column">
      <style:table-column-properties fo:break-before="auto" style:column-width="3.422cm"/>
    </style:style>
    <style:style style:name="co140" style:family="table-column">
      <style:table-column-properties fo:break-before="auto" style:column-width="4.454cm"/>
    </style:style>
    <style:style style:name="co141" style:family="table-column">
      <style:table-column-properties fo:break-before="auto" style:column-width="4.17cm"/>
    </style:style>
    <style:style style:name="co142" style:family="table-column">
      <style:table-column-properties fo:break-before="auto" style:column-width="4.434cm"/>
    </style:style>
    <style:style style:name="co143" style:family="table-column">
      <style:table-column-properties fo:break-before="auto" style:column-width="1.72cm"/>
    </style:style>
    <style:style style:name="co144" style:family="table-column">
      <style:table-column-properties fo:break-before="auto" style:column-width="4.292cm"/>
    </style:style>
    <style:style style:name="co145" style:family="table-column">
      <style:table-column-properties fo:break-before="auto" style:column-width="4.514cm"/>
    </style:style>
    <style:style style:name="co146" style:family="table-column">
      <style:table-column-properties fo:break-before="auto" style:column-width="4.21cm"/>
    </style:style>
    <style:style style:name="co147" style:family="table-column">
      <style:table-column-properties fo:break-before="auto" style:column-width="2.409cm"/>
    </style:style>
    <style:style style:name="co148" style:family="table-column">
      <style:table-column-properties fo:break-before="auto" style:column-width="2.57cm"/>
    </style:style>
    <style:style style:name="co149" style:family="table-column">
      <style:table-column-properties fo:break-before="auto" style:column-width="2.551cm"/>
    </style:style>
    <style:style style:name="co150" style:family="table-column">
      <style:table-column-properties fo:break-before="auto" style:column-width="2.591cm"/>
    </style:style>
    <style:style style:name="co151" style:family="table-column">
      <style:table-column-properties fo:break-before="auto" style:column-width="2.185cm"/>
    </style:style>
    <style:style style:name="co152" style:family="table-column">
      <style:table-column-properties fo:break-before="auto" style:column-width="1.598cm"/>
    </style:style>
    <style:style style:name="co153" style:family="table-column">
      <style:table-column-properties fo:break-before="auto" style:column-width="1.132cm"/>
    </style:style>
    <style:style style:name="co154" style:family="table-column">
      <style:table-column-properties fo:break-before="auto" style:column-width="1.113cm"/>
    </style:style>
    <style:style style:name="co155" style:family="table-column">
      <style:table-column-properties fo:break-before="auto" style:column-width="1.092cm"/>
    </style:style>
    <style:style style:name="co156" style:family="table-column">
      <style:table-column-properties fo:break-before="auto" style:column-width="0.826cm"/>
    </style:style>
    <style:style style:name="co157" style:family="table-column">
      <style:table-column-properties fo:break-before="auto" style:column-width="2.447cm"/>
    </style:style>
    <style:style style:name="co158" style:family="table-column">
      <style:table-column-properties fo:break-before="auto" style:column-width="4.835cm"/>
    </style:style>
    <style:style style:name="co159" style:family="table-column">
      <style:table-column-properties fo:break-before="auto" style:column-width="2.244cm"/>
    </style:style>
    <style:style style:name="co160" style:family="table-column">
      <style:table-column-properties fo:break-before="auto" style:column-width="4.634cm"/>
    </style:style>
    <style:style style:name="co161" style:family="table-column">
      <style:table-column-properties fo:break-before="auto" style:column-width="2.588cm"/>
    </style:style>
    <style:style style:name="co162" style:family="table-column">
      <style:table-column-properties fo:break-before="auto" style:column-width="2.385cm"/>
    </style:style>
    <style:style style:name="co163" style:family="table-column">
      <style:table-column-properties fo:break-before="auto" style:column-width="3.438cm"/>
    </style:style>
    <style:style style:name="co164" style:family="table-column">
      <style:table-column-properties fo:break-before="auto" style:column-width="3.6cm"/>
    </style:style>
    <style:style style:name="co165" style:family="table-column">
      <style:table-column-properties fo:break-before="auto" style:column-width="3.053cm"/>
    </style:style>
    <style:style style:name="co166" style:family="table-column">
      <style:table-column-properties fo:break-before="auto" style:column-width="4.897cm"/>
    </style:style>
    <style:style style:name="co167" style:family="table-column">
      <style:table-column-properties fo:break-before="auto" style:column-width="1.291cm"/>
    </style:style>
    <style:style style:name="co168" style:family="table-column">
      <style:table-column-properties fo:break-before="auto" style:column-width="1.332cm"/>
    </style:style>
    <style:style style:name="co169" style:family="table-column">
      <style:table-column-properties fo:break-before="auto" style:column-width="1.556cm"/>
    </style:style>
    <style:style style:name="co170" style:family="table-column">
      <style:table-column-properties fo:break-before="auto" style:column-width="1.515cm"/>
    </style:style>
    <style:style style:name="co171" style:family="table-column">
      <style:table-column-properties fo:break-before="auto" style:column-width="2.628cm"/>
    </style:style>
    <style:style style:name="co172" style:family="table-column">
      <style:table-column-properties fo:break-before="auto" style:column-width="5.018cm"/>
    </style:style>
    <style:style style:name="co173" style:family="table-column">
      <style:table-column-properties fo:break-before="auto" style:column-width="2.769cm"/>
    </style:style>
    <style:style style:name="co174" style:family="table-column">
      <style:table-column-properties fo:break-before="auto" style:column-width="2.85cm"/>
    </style:style>
    <style:style style:name="co175" style:family="table-column">
      <style:table-column-properties fo:break-before="auto" style:column-width="1.028cm"/>
    </style:style>
    <style:style style:name="co176" style:family="table-column">
      <style:table-column-properties fo:break-before="auto" style:column-width="1.05cm"/>
    </style:style>
    <style:style style:name="co177" style:family="table-column">
      <style:table-column-properties fo:break-before="auto" style:column-width="12.307cm"/>
    </style:style>
    <style:style style:name="co178" style:family="table-column">
      <style:table-column-properties fo:break-before="auto" style:column-width="16.559cm"/>
    </style:style>
    <style:style style:name="co179" style:family="table-column">
      <style:table-column-properties fo:break-before="auto" style:column-width="1.21cm"/>
    </style:style>
    <style:style style:name="co180" style:family="table-column">
      <style:table-column-properties fo:break-before="auto" style:column-width="2.649cm"/>
    </style:style>
    <style:style style:name="co181" style:family="table-column">
      <style:table-column-properties fo:break-before="auto" style:column-width="1.09cm"/>
    </style:style>
    <style:style style:name="co182" style:family="table-column">
      <style:table-column-properties fo:break-before="auto" style:column-width="1.312cm"/>
    </style:style>
    <style:style style:name="co183" style:family="table-column">
      <style:table-column-properties fo:break-before="auto" style:column-width="2.81cm"/>
    </style:style>
    <style:style style:name="co184" style:family="table-column">
      <style:table-column-properties fo:break-before="auto" style:column-width="1.069cm"/>
    </style:style>
    <style:style style:name="co185" style:family="table-column">
      <style:table-column-properties fo:break-before="auto" style:column-width="0.866cm"/>
    </style:style>
    <style:style style:name="co186" style:family="table-column">
      <style:table-column-properties fo:break-before="auto" style:column-width="2.609cm"/>
    </style:style>
    <style:style style:name="co187" style:family="table-column">
      <style:table-column-properties fo:break-before="auto" style:column-width="2.79cm"/>
    </style:style>
    <style:style style:name="co188" style:family="table-column">
      <style:table-column-properties fo:break-before="auto" style:column-width="18.503cm"/>
    </style:style>
    <style:style style:name="co189" style:family="table-column">
      <style:table-column-properties fo:break-before="auto" style:column-width="3.256cm"/>
    </style:style>
    <style:style style:name="co190" style:family="table-column">
      <style:table-column-properties fo:break-before="auto" style:column-width="3.45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3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8" style:family="table-row">
      <style:table-row-properties style:row-height="0.506cm" fo:break-before="auto" style:use-optimal-row-height="true"/>
    </style:style>
    <style:style style:name="ro9" style:family="table-row">
      <style:table-row-properties style:row-height="0.501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42cm" fo:break-before="auto" style:use-optimal-row-height="true"/>
    </style:style>
    <style:style style:name="ta1" style:family="table" style:master-page-name="PageStyle_5f_Background_20_Q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est_20_Data">
      <style:table-properties table:display="true" style:writing-mode="lr-tb"/>
    </style:style>
    <style:style style:name="ta6" style:family="table" style:master-page-name="PageStyle_5f_Feedback_20_Q">
      <style:table-properties table:display="true" style:writing-mode="lr-tb"/>
    </style:style>
    <style:style style:name="ta7" style:family="table" style:master-page-name="PageStyle_5f_Test_20_Data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none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2">
      <style:table-cell-properties fo:border-bottom="0.011cm solid #000000" fo:background-color="#ccffcc" style:diagonal-bl-tr="none" style:diagonal-tl-br="none" fo:border-left="0.032cm solid #000000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38">
      <style:table-cell-properties fo:border-bottom="0.011cm solid #000000" fo:background-color="#ccffcc" style:diagonal-bl-tr="none" style:diagonal-tl-br="none" fo:border-left="0.032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0.032cm solid #000000" fo:background-color="#ccffcc" style:diagonal-bl-tr="none" style:diagonal-tl-br="none" fo:border-left="0.032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11cm solid #000000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011cm solid #000000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032cm solid #000000" fo:background-color="#c0c0c0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5" style:family="table-cell" style:parent-style-name="Default">
      <style:table-cell-properties fo:border-bottom="0.032cm solid #000000" fo:background-color="#c0c0c0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9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fo:border-bottom="0.011cm solid #000000" fo:background-color="#ccffcc" style:diagonal-bl-tr="none" style:diagonal-tl-br="none" fo:border-left="none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38">
      <style:table-cell-properties fo:border-bottom="0.011cm solid #000000" fo:background-color="#ccffcc" style:diagonal-bl-tr="none" style:diagonal-tl-br="none" fo:border-left="none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0.032cm solid #000000" fo:background-color="#ccffcc" style:diagonal-bl-tr="none" style:diagonal-tl-br="none" fo:border-left="none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11cm solid #000000" style:diagonal-bl-tr="none" style:diagonal-tl-br="none" fo:background-color="transparent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0.032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c0c0" style:diagonal-bl-tr="none" style:diagonal-tl-br="none" fo:border-left="none" fo:padding="0.071cm" fo:border-right="0.011cm solid #000000" style:rotation-align="none" fo:border-top="none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 style:data-style-name="N100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0.011cm solid #000000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0.011cm solid #000000" style:rotation-align="none" fo:border-top="none"/>
    </style:style>
    <style:style style:name="ce60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3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11cm solid #000000" fo:background-color="#c0c0c0" style:diagonal-bl-tr="none" style:diagonal-tl-br="none" fo:border-left="0.032cm solid #000000" fo:padding="0.071cm" fo:border-right="none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011cm solid #000000" fo:padding="0.071cm" style:rotation-align="none"/>
    </style:style>
    <style:style style:name="ce101" style:family="table-cell" style:parent-style-name="Default">
      <style:table-cell-properties fo:border-bottom="0.032cm solid #000000" style:diagonal-bl-tr="none" style:diagonal-tl-br="none" fo:border-left="0.011cm solid #000000" fo:padding="0.071cm" fo:border-right="0.011cm solid #000000" style:rotation-align="none" fo:border-top="0.011cm solid #000000"/>
    </style:style>
    <style:style style:name="ce10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109" style:family="table-cell" style:parent-style-name="Default" style:data-style-name="N1">
      <style:table-cell-properties fo:background-color="#ccffcc" style:diagonal-bl-tr="none" style:diagonal-tl-br="none" fo:border="0.011cm solid #000000" fo:padding="0.071cm" style:rotation-align="none"/>
    </style:style>
    <style:style style:name="ce110" style:family="table-cell" style:parent-style-name="Default" style:data-style-name="N2">
      <style:table-cell-properties fo:background-color="#ccffcc" style:diagonal-bl-tr="none" style:diagonal-tl-br="none" fo:border="0.011cm solid #000000" fo:padding="0.071cm" style:rotation-align="none"/>
    </style:style>
    <style:style style:name="ce111" style:family="table-cell" style:parent-style-name="Default" style:data-style-name="N2">
      <style:table-cell-properties fo:border-bottom="0.032cm solid #000000" fo:background-color="#ccffcc" style:diagonal-bl-tr="none" style:diagonal-tl-br="none" fo:border-left="0.011cm solid #000000" fo:padding="0.071cm" fo:border-right="0.011cm solid #000000" style:rotation-align="none" fo:border-top="0.011cm solid #000000"/>
    </style:style>
    <style:style style:name="ce11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4" style:family="table-cell" style:parent-style-name="Default" style:data-style-name="N1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3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5"/>
    <style:style style:name="ce142" style:family="table-cell" style:parent-style-name="Default" style:data-style-name="N4"/>
    <style:style style:name="ce143" style:family="table-cell" style:parent-style-name="Default" style:data-style-name="N5">
      <style:text-properties fo:font-weight="bold" style:font-weight-asian="bold" style:font-weight-complex="bold"/>
    </style:style>
    <style:style style:name="ce144" style:family="table-cell" style:parent-style-name="Default" style:data-style-name="N117"/>
    <style:style style:name="ce107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23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124" style:family="table-cell" style:parent-style-name="Default" style:data-style-name="N2">
      <style:table-cell-properties fo:border-bottom="0.032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6" style:family="table-cell" style:parent-style-name="Default">
      <style:table-cell-properties fo:border-bottom="none" style:diagonal-bl-tr="none" style:diagonal-tl-br="none" fo:background-color="transparent" fo:border-left="none" fo:padding="0.071cm" fo:border-right="0.011cm solid #000000" style:rotation-align="none" fo:border-top="none"/>
    </style:style>
    <style:style style:name="ce147" style:family="table-cell" style:parent-style-name="Default">
      <style:table-cell-properties fo:border-bottom="0.032cm solid #000000" style:diagonal-bl-tr="none" style:diagonal-tl-br="none" fo:background-color="transparent" fo:border-left="none" fo:padding="0.071cm" fo:border-right="none" style:rotation-align="none" fo:border-top="none"/>
    </style:style>
    <style:style style:name="ce148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1" style:family="table-cell" style:parent-style-name="Default" style:data-style-name="N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153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4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32cm solid #000000"/>
    </style:style>
    <style:style style:name="ce155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11cm solid #000000"/>
    </style:style>
    <style:style style:name="ce15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7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8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none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9" style:family="table-cell" style:parent-style-name="Default" style:data-style-name="N2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60" style:family="table-cell" style:parent-style-name="Default" style:data-style-name="N139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61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</style:style>
    <style:style style:name="ce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5" style:family="table-cell" style:parent-style-name="Default" style:data-style-name="N129"/>
    <style:style style:name="ce16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 style:data-style-name="N100">
      <style:text-properties fo:font-style="italic" style:font-style-asian="italic" style:font-style-complex="italic"/>
    </style:style>
    <style:style style:name="ce169" style:family="table-cell" style:parent-style-name="Default" style:data-style-name="N139"/>
    <style:style style:name="ce170" style:family="table-cell" style:parent-style-name="Default" style:data-style-name="N0"/>
    <style:style style:name="ce139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order-bottom="0.011cm solid #000000" fo:background-color="#c0c0c0" style:diagonal-bl-tr="none" style:diagonal-tl-br="none" fo:border-left="0.032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6" style:family="table-cell" style:parent-style-name="Default" style:data-style-name="N2">
      <style:table-cell-properties style:glyph-orientation-vertical="0" fo:border-bottom="0.011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177" style:family="table-cell" style:parent-style-name="Default" style:data-style-name="N2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order-bottom="0.011cm solid #000000" fo:background-color="#c0c0c0" style:diagonal-bl-tr="none" style:diagonal-tl-br="none" fo:border-left="0.011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84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185" style:family="table-cell" style:parent-style-name="Default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18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8" style:family="table-cell" style:parent-style-name="Default">
      <style:table-cell-properties fo:border-bottom="0.011cm solid #000000" fo:background-color="#c0c0c0" style:diagonal-bl-tr="none" style:diagonal-tl-br="none" fo:border-left="0.011cm solid #000000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2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2">
      <style:table-cell-properties style:glyph-orientation-vertical="0" fo:border-bottom="0.011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193" style:family="table-cell" style:parent-style-name="Default" style:data-style-name="N2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19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fo:border-bottom="none" fo:background-color="#c0c0c0" style:diagonal-bl-tr="none" style:diagonal-tl-br="none" fo:border-left="0.032cm solid #000000" fo:padding="0.071cm" fo:border-right="0.011cm solid #000000" style:rotation-align="none" fo:border-top="none"/>
    </style:style>
    <style:style style:name="ce198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9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20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2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3" style:family="table-cell" style:parent-style-name="Default" style:data-style-name="N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205" style:family="table-cell" style:parent-style-name="Default" style:data-style-name="N139">
      <style:table-cell-properties fo:background-color="#ccffcc" style:diagonal-bl-tr="none" style:diagonal-tl-br="none" fo:border="0.011cm solid #000000" fo:padding="0.071cm" style:rotation-align="none"/>
    </style:style>
    <style:style style:name="ce20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7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9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32cm solid #000000" style:rotation-align="none" fo:border-top="none"/>
    </style:style>
    <style:style style:name="ce210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</style:style>
    <style:style style:name="ce212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213" style:family="table-cell" style:parent-style-name="Default">
      <style:text-properties style:font-name="Arial1" style:font-name-asian="WenQuanYi Micro Hei" style:font-name-complex="Arial1"/>
    </style:style>
    <style:style style:name="ce214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  <style:text-properties fo:font-weight="bold" style:font-weight-asian="bold" style:font-weight-complex="bold"/>
    </style:style>
    <style:style style:name="ce215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6" style:family="table-cell" style:parent-style-name="Default">
      <style:text-properties style:font-name="Arial1" fo:font-weight="bold" style:font-name-asian="WenQuanYi Micro Hei" style:font-weight-asian="bold" style:font-name-complex="Arial1" style:font-weight-complex="bold"/>
    </style:style>
    <style:style style:name="ce217" style:family="table-cell" style:parent-style-name="Default" style:data-style-name="N116"/>
    <style:style style:name="ce2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ext-properties fo:font-size="8pt" style:font-size-asian="8pt" style:font-size-complex="8pt"/>
    </style:style>
    <style:style style:name="ce220" style:family="table-cell" style:parent-style-name="Default" style:data-style-name="N116">
      <style:text-properties fo:font-weight="bold" style:font-weight-asian="bold" style:font-weight-complex="bold"/>
    </style:style>
    <style:style style:name="ce221" style:family="table-cell" style:parent-style-name="Default" style:data-style-name="N116">
      <style:text-properties fo:font-size="8pt" style:font-size-asian="8pt" style:font-size-complex="8pt"/>
    </style:style>
    <style:style style:name="ce222" style:family="table-cell" style:parent-style-name="Default" style:data-style-name="N11"/>
    <style:style style:name="ce223" style:family="table-cell" style:parent-style-name="Default">
      <style:text-properties fo:font-style="normal" style:text-underline-style="none" style:font-style-asian="normal" style:font-style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5" style:family="table-cell" style:parent-style-name="Default">
      <style:text-properties fo:font-weight="normal" style:font-weight-asian="normal" style:font-weight-complex="normal"/>
    </style:style>
    <style:style style:name="ce226" style:family="table-cell" style:parent-style-name="Default" style:data-style-name="N11">
      <style:text-properties fo:font-weight="bold" style:font-weight-asian="bold" style:font-weight-complex="bold"/>
    </style:style>
    <style:style style:name="ce227" style:family="table-cell" style:parent-style-name="Default" style:data-style-name="N2"/>
    <style:style style:name="ce2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Background_Q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" table:number-columns-repeated="235" table:default-cell-style-name="ce1"/>
        <table:table-column table:style-name="co1" table:number-columns-repeated="769" table:default-cell-style-name="Default"/>
        <table:table-row table:style-name="ro1">
          <table:table-cell office:value-type="string">
            <text:p>Summary of the Background Questionnaires</text:p>
          </table:table-cell>
          <table:table-cell table:number-columns-repeated="15"/>
          <table:table-cell table:style-name="ce52"/>
          <table:table-cell table:number-columns-repeated="1007"/>
        </table:table-row>
        <table:table-row table:style-name="ro1">
          <table:table-cell table:number-columns-repeated="16"/>
          <table:table-cell table:style-name="ce52" office:value-type="string">
            <text:p>5 - 40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>
            <text:p>Person</text:p>
          </table:table-cell>
          <table:table-cell table:style-name="ce15" table:number-columns-repeated="2"/>
          <table:table-cell table:style-name="ce9" office:value-type="string">
            <text:p>Sehvermögen</text:p>
          </table:table-cell>
          <table:table-cell table:style-name="ce33"/>
          <table:table-cell table:style-name="ce9" office:value-type="string">
            <text:p>Ausbildung</text:p>
          </table:table-cell>
          <table:table-cell table:style-name="ce33"/>
          <table:table-cell table:style-name="ce9" office:value-type="string">
            <text:p>Umgang mit Computern</text:p>
          </table:table-cell>
          <table:table-cell table:style-name="ce15" table:number-columns-repeated="2"/>
          <table:table-cell table:style-name="ce46" office:value-type="string" table:number-columns-spanned="7" table:number-rows-spanned="1">
            <text:p>Erfahrungen mit Tagging</text:p>
          </table:table-cell>
          <table:covered-table-cell table:number-columns-repeated="6" table:style-name="ce46"/>
          <table:table-cell table:style-name="ce33" office:value-type="string">
            <text:p>Erfahrungen Usability</text:p>
          </table:table-cell>
          <table:table-cell table:style-name="ce2" table:number-columns-repeated="1002"/>
          <table:table-cell table:number-columns-repeated="2"/>
        </table:table-row>
        <table:table-row table:style-name="ro1">
          <table:table-cell table:style-name="ce3" office:value-type="string">
            <text:p>Test Nr.</text:p>
          </table:table-cell>
          <table:table-cell table:style-name="ce3" office:value-type="string">
            <text:p>User Nr.</text:p>
          </table:table-cell>
          <table:table-cell table:style-name="ce10" office:value-type="string">
            <text:p>Geschlecht</text:p>
          </table:table-cell>
          <table:table-cell table:style-name="ce16" office:value-type="string">
            <text:p>Alter</text:p>
          </table:table-cell>
          <table:table-cell table:style-name="ce22" office:value-type="string">
            <text:p>Beruf</text:p>
          </table:table-cell>
          <table:table-cell table:style-name="ce28" office:value-type="string">
            <text:p>Sehbehelf</text:p>
          </table:table-cell>
          <table:table-cell table:style-name="ce34" office:value-type="string">
            <text:p>farbenblind?</text:p>
          </table:table-cell>
          <table:table-cell table:style-name="ce10" office:value-type="string">
            <text:p>abgeschlosssen</text:p>
          </table:table-cell>
          <table:table-cell table:style-name="ce38" office:value-type="string">
            <text:p>Studium</text:p>
          </table:table-cell>
          <table:table-cell table:style-name="ce10" office:value-type="string">
            <text:p>PC-Erfahrung (Jahre)</text:p>
          </table:table-cell>
          <table:table-cell table:style-name="ce16" office:value-type="string">
            <text:p>Computerzeit (h/wo)</text:p>
          </table:table-cell>
          <table:table-cell table:style-name="ce22" office:value-type="string">
            <text:p>Art des Computer / Betriebssystem</text:p>
          </table:table-cell>
          <table:table-cell table:style-name="ce47" office:value-type="string">
            <text:p>Datei-Browser</text:p>
          </table:table-cell>
          <table:table-cell table:style-name="ce47" office:value-type="string">
            <text:p>Tagging bekannt?</text:p>
          </table:table-cell>
          <table:table-cell table:style-name="ce47" office:value-type="string">
            <text:p>Wenn ja, was verstehen Sie darunter?</text:p>
          </table:table-cell>
          <table:table-cell table:style-name="ce47" office:value-type="string">
            <text:p>Verwenden Sie Tagging?</text:p>
          </table:table-cell>
          <table:table-cell table:style-name="ce53" office:value-type="string">
            <text:p>Wenn ja, wo?</text:p>
          </table:table-cell>
          <table:table-cell table:style-name="ce53" office:value-type="string">
            <text:p>Anzahl der E-Mails im Posteingang?</text:p>
          </table:table-cell>
          <table:table-cell table:style-name="ce59" office:value-type="string">
            <text:p>E-Mails: Hierarchische Struktur / Posteingang</text:p>
          </table:table-cell>
          <table:table-cell table:style-name="ce59" office:value-type="string">
            <text:p>Wenn ja, Thema und Art der Studie</text:p>
          </table:table-cell>
          <table:table-cell table:style-name="ce61" table:number-columns-repeated="1002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1" office:value-type="string">
            <text:p>sex</text:p>
          </table:table-cell>
          <table:table-cell table:style-name="ce17" office:value-type="string">
            <text:p>age</text:p>
          </table:table-cell>
          <table:table-cell table:style-name="ce23" office:value-type="string">
            <text:p>job</text:p>
          </table:table-cell>
          <table:table-cell table:style-name="ce29" office:value-type="string">
            <text:p>glasses or lensen</text:p>
          </table:table-cell>
          <table:table-cell table:style-name="ce35" office:value-type="string">
            <text:p>color blind?</text:p>
          </table:table-cell>
          <table:table-cell table:style-name="ce11" office:value-type="string">
            <text:p>highest education level</text:p>
          </table:table-cell>
          <table:table-cell table:style-name="ce39" office:value-type="string">
            <text:p>which study</text:p>
          </table:table-cell>
          <table:table-cell table:style-name="ce11" office:value-type="string">
            <text:p>PC experience in years</text:p>
          </table:table-cell>
          <table:table-cell table:style-name="ce17" office:value-type="string">
            <text:p>Using computers in hours/week</text:p>
          </table:table-cell>
          <table:table-cell table:style-name="ce23" office:value-type="string">
            <text:p>Operating System</text:p>
          </table:table-cell>
          <table:table-cell table:style-name="ce48" office:value-type="string">
            <text:p>File Browser</text:p>
          </table:table-cell>
          <table:table-cell table:style-name="ce48" office:value-type="string">
            <text:p>Tagging known?</text:p>
          </table:table-cell>
          <table:table-cell table:style-name="ce48" office:value-type="string">
            <text:p>What do you think «tagging» is?</text:p>
          </table:table-cell>
          <table:table-cell table:style-name="ce48" office:value-type="string">
            <text:p>Are you using Tagging?</text:p>
          </table:table-cell>
          <table:table-cell table:style-name="ce54" office:value-type="string">
            <text:p>If so, where?</text:p>
          </table:table-cell>
          <table:table-cell table:style-name="ce54" office:value-type="string">
            <text:p>Number of Email in inbox</text:p>
          </table:table-cell>
          <table:table-cell table:style-name="ce60" office:value-type="string">
            <text:p>Filing emails into hierarchy or just in inbox folder?</text:p>
          </table:table-cell>
          <table:table-cell table:style-name="ce60" office:value-type="string">
            <text:p>Experience with Usability studies</text:p>
          </table:table-cell>
          <table:table-cell table:style-name="ce62" table:number-columns-repeated="1002"/>
          <table:table-cell table:style-name="ce63" table:number-columns-repeated="2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2" office:value-type="string">
            <text:p>w</text:p>
          </table:table-cell>
          <table:table-cell table:style-name="ce18" office:value-type="float" office:value="21">
            <text:p>21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eHealth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5">
            <text:p>15</text:p>
          </table:table-cell>
          <table:table-cell table:style-name="ce44" office:value-type="string">
            <text:p>Microsoft Windows</text:p>
          </table:table-cell>
          <table:table-cell table:style-name="ce49" office:value-type="string">
            <text:p>Windows Explorer</text:p>
          </table:table-cell>
          <table:table-cell table:style-name="ce51" office:value-type="string">
            <text:p>Ja</text:p>
          </table:table-cell>
          <table:table-cell table:style-name="ce49" office:value-type="string">
            <text:p>Beschlagwortung</text:p>
          </table:table-cell>
          <table:table-cell table:style-name="ce51" office:value-type="string">
            <text:p>Nein</text:p>
          </table:table-cell>
          <table:table-cell table:style-name="ce55"/>
          <table:table-cell table:style-name="ce56" office:value-type="string">
            <text:p>5 - 40</text:p>
          </table:table-cell>
          <table:table-cell table:style-name="ce51" office:value-type="string">
            <text:p>Posteingang</text:p>
          </table:table-cell>
          <table:table-cell table:style-name="ce51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w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, Kontaktlinsen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/ eHealth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Microsoft Windows, Apple Macintosh</text:p>
          </table:table-cell>
          <table:table-cell table:style-name="ce24" office:value-type="string">
            <text:p>Windows Explorer, MacFind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Ja. Testperson, Testteam, Usability-Autoradio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2" office:value-type="string">
            <text:p>w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Betriebswirtschaft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4">
            <text:p>14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sehen von Daten mit Metadaten / beschreibenden Stichwörter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elicious, Bookmarking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m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 office:value-type="string">
            <text:p>Telematik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Unix</text:p>
          </table:table-cell>
          <table:table-cell table:style-name="ce24" office:value-type="string">
            <text:p>xterm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ordnen von Stichwörtern auf Objekte zur Klassifizierung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m</text:p>
          </table:table-cell>
          <table:table-cell table:style-name="ce18" office:value-type="float" office:value="39">
            <text:p>39</text:p>
          </table:table-cell>
          <table:table-cell table:style-name="ce24" office:value-type="string">
            <text:p>Produktentwickl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/>
          <table:table-cell table:style-name="ce18" office:value-type="float" office:value="25">
            <text:p>25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Micosoft Windows, Unix</text:p>
          </table:table-cell>
          <table:table-cell table:style-name="ce24" office:value-type="string">
            <text:p>Windows Explorer, Nautilus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chlagwortvergabe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Bloggen</text:p>
          </table:table-cell>
          <table:table-cell table:style-name="ce57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m</text:p>
          </table:table-cell>
          <table:table-cell table:style-name="ce18" office:value-type="float" office:value="40">
            <text:p>40</text:p>
          </table:table-cell>
          <table:table-cell table:style-name="ce24" office:value-type="string">
            <text:p>Verkehrsplaner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Doktorat</text:p>
          </table:table-cell>
          <table:table-cell table:style-name="ce24" office:value-type="string">
            <text:p>Bauingenieur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0">
            <text:p>3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m</text:p>
          </table:table-cell>
          <table:table-cell table:style-name="ce18" office:value-type="float" office:value="38">
            <text:p>38</text:p>
          </table:table-cell>
          <table:table-cell table:style-name="ce24" office:value-type="string">
            <text:p>Angestell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Pädagogik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sätzliche Attributierung auf Objekte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m</text:p>
          </table:table-cell>
          <table:table-cell table:style-name="ce18" office:value-type="float" office:value="30">
            <text:p>30</text:p>
          </table:table-cell>
          <table:table-cell table:style-name="ce24" office:value-type="string">
            <text:p>Programmier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k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, Free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as markieren bestimmter Elemente mit einem Schlagwort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Photoshop Elements, Wikis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m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36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 office:value-type="string">
            <text:p>Maschinenbau/ Wirtschaf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Microsoft Explor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m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Wissenschaftlicher Mitarbei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Apple Macintosh</text:p>
          </table:table-cell>
          <table:table-cell table:style-name="ce24" office:value-type="string">
            <text:p>MacFi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Alternative Ordnung von Begriffen zu herkömmlichen Ordner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Testperson. Webpage testen</text:p>
          </table:table-cell>
          <table:table-cell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2" office:value-type="string">
            <text:p>m</text:p>
          </table:table-cell>
          <table:table-cell table:style-name="ce18" office:value-type="float" office:value="33">
            <text:p>33</text:p>
          </table:table-cell>
          <table:table-cell table:style-name="ce24" office:value-type="string">
            <text:p>Admin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/>
          <table:table-cell table:style-name="ce18" office:value-type="float" office:value="20">
            <text:p>20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Unix</text:p>
          </table:table-cell>
          <table:table-cell table:style-name="ce24" office:value-type="string">
            <text:p>Total 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Metadaten an Files hefte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ortieren</text:p>
          </table:table-cell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12" office:value-type="string">
            <text:p>m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80">
            <text:p>8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weisen von Stichwörtern bzw. Identikotoren zu Dateie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Facebook -&gt; Fotos</text:p>
          </table:table-cell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12" office:value-type="string">
            <text:p>m</text:p>
          </table:table-cell>
          <table:table-cell table:style-name="ce18" office:value-type="float" office:value="29">
            <text:p>29</text:p>
          </table:table-cell>
          <table:table-cell table:style-name="ce24" office:value-type="string">
            <text:p>Wissenschaftlicher Angestellter</text:p>
          </table:table-cell>
          <table:table-cell table:style-name="ce30" office:value-type="string">
            <text:p>Kontaktlinsen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Software Engineering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70">
            <text:p>7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knüpfen von Objekten (digitale, zB. Medien-Daten) mit Begriffen, die ev. aus einem strukturierten Vokabular stammen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elicious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Mitgleid des Testteams. HCI Weinhändler Website.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2" office:value-type="string">
            <text:p>m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Angestellter ViF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T-Technik &amp; Management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, Free 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chlagwörter für Themenbereich, Suchkriterie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Testperson. Usability für Websites.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m</text:p>
          </table:table-cell>
          <table:table-cell table:style-name="ce18" office:value-type="float" office:value="24">
            <text:p>24</text:p>
          </table:table-cell>
          <table:table-cell table:style-name="ce24" office:value-type="string">
            <text:p>Student / Projektmitarbei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5">
            <text:p>45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Kennzeichnen von Daten mittels Schlagwörter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. Testperson, Testteam. Dipl.Arbeit (UI-Design)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12" office:value-type="string">
            <text:p>m</text:p>
          </table:table-cell>
          <table:table-cell table:style-name="ce12" office:value-type="float" office:value="27">
            <text:p>27</text:p>
          </table:table-cell>
          <table:table-cell table:style-name="ce24" office:value-type="string">
            <text:p>Angestellter / PhD-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k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44" office:value-type="string">
            <text:p>Microsoft Windows, Apple Macintosh</text:p>
          </table:table-cell>
          <table:table-cell table:style-name="ce24" office:value-type="string">
            <text:p>Windows Explorer, MacFi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sehen von Objekten mit Schlagwörter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Weblinks, Bookmarks</text:p>
          </table:table-cell>
          <table:table-cell table:style-name="ce52" office:value-type="string">
            <text:p>&lt; 5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Mitgleid des Testteams, HCI, Website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7">
            <text:p>17</text:p>
          </table:table-cell>
          <table:table-cell table:style-name="ce12" office:value-type="string">
            <text:p>m</text:p>
          </table:table-cell>
          <table:table-cell table:style-name="ce12" office:value-type="float" office:value="28">
            <text:p>28</text:p>
          </table:table-cell>
          <table:table-cell table:style-name="ce24" office:value-type="string">
            <text:p>wissenschaftlicher Angestell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Bauingenieurwesen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linkung mit Daten und Eigenschaften. zB. Foto mit einem Begriff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tudiVZ, Facebook, Programme MagicFoto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Ja, als Testperson. Geräte: zB. Kaffeemaschine; Programme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13"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Angestellter ViF</text:p>
          </table:table-cell>
          <table:table-cell table:style-name="ce31" office:value-type="string">
            <text:p>Kontaktlinsen</text:p>
          </table:table-cell>
          <table:table-cell table:style-name="ce37" office:value-type="string">
            <text:p>nein</text:p>
          </table:table-cell>
          <table:table-cell table:style-name="ce31" office:value-type="string">
            <text:p>Studium</text:p>
          </table:table-cell>
          <table:table-cell table:style-name="ce25" office:value-type="string">
            <text:p>Telematik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50">
            <text:p>50</text:p>
          </table:table-cell>
          <table:table-cell table:style-name="ce45" office:value-type="string">
            <text:p>Microsoft Windows</text:p>
          </table:table-cell>
          <table:table-cell table:style-name="ce25" office:value-type="string">
            <text:p>Windows Explorer</text:p>
          </table:table-cell>
          <table:table-cell table:style-name="ce31" office:value-type="string">
            <text:p>Ja</text:p>
          </table:table-cell>
          <table:table-cell table:style-name="ce25" office:value-type="string">
            <text:p>Attribute / Stichworte zuordnen</text:p>
          </table:table-cell>
          <table:table-cell table:style-name="ce31" office:value-type="string">
            <text:p>Ja</text:p>
          </table:table-cell>
          <table:table-cell table:style-name="ce25" office:value-type="string">
            <text:p>Prototyp des neuen Blackboards</text:p>
          </table:table-cell>
          <table:table-cell table:style-name="ce58" office:value-type="string">
            <text:p>&gt; 40</text:p>
          </table:table-cell>
          <table:table-cell table:style-name="ce31" office:value-type="string">
            <text:p>Hierarchische Struktur</text:p>
          </table:table-cell>
          <table:table-cell table:style-name="ce31" office:value-type="string">
            <text:p>Ja, als Mitgleid des Testteams, HCI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8"/>
          <table:table-cell table:style-name="ce40" table:number-columns-repeated="2"/>
          <table:table-cell table:style-name="ce7" table:number-columns-repeated="9"/>
          <table:table-cell table:number-columns-repeated="1004"/>
        </table:table-row>
        <table:table-row table:style-name="ro1">
          <table:table-cell/>
          <table:table-cell table:style-name="ce8" office:value-type="string">
            <text:p>Mittelwert (mean)</text:p>
          </table:table-cell>
          <table:table-cell table:style-name="ce14" office:value-type="string">
            <text:p>3 * w</text:p>
          </table:table-cell>
          <table:table-cell table:style-name="ce19" table:formula="of:=AVERAGE([.D6:.D23])" office:value-type="float" office:value="29">
            <text:p>29,00</text:p>
          </table:table-cell>
          <table:table-cell table:style-name="ce26" office:value-type="string">
            <text:p>7 * Student</text:p>
          </table:table-cell>
          <table:table-cell table:style-name="ce26" table:number-columns-repeated="2"/>
          <table:table-cell table:style-name="ce26" office:value-type="string">
            <text:p>4 * Matura (~high scool)</text:p>
          </table:table-cell>
          <table:table-cell table:style-name="ce26"/>
          <table:table-cell table:style-name="ce19" table:formula="of:=AVERAGE([.J6:.J23])" office:value-type="float" office:value="16.2777777777778">
            <text:p>16,28</text:p>
          </table:table-cell>
          <table:table-cell table:style-name="ce41" table:formula="of:=AVERAGE([.K6:.K23])" office:value-type="float" office:value="45.2222222222222">
            <text:p>45,22</text:p>
          </table:table-cell>
          <table:table-cell table:style-name="ce26" office:value-type="string">
            <text:p>15 * Microsoft Windows</text:p>
          </table:table-cell>
          <table:table-cell table:style-name="ce7" office:value-type="string">
            <text:p>15 * Windows Explorer</text:p>
          </table:table-cell>
          <table:table-cell table:style-name="ce7" office:value-type="string">
            <text:p>15 * Ja</text:p>
          </table:table-cell>
          <table:table-cell table:style-name="ce7"/>
          <table:table-cell table:style-name="ce7" office:value-type="string">
            <text:p>9 * Ja</text:p>
          </table:table-cell>
          <table:table-cell table:style-name="ce7"/>
          <table:table-cell table:style-name="ce7" office:value-type="string">
            <text:p>1 * &lt; 5</text:p>
          </table:table-cell>
          <table:table-cell table:style-name="ce7" office:value-type="string">
            <text:p>14 * Hierarchische Struktur (Hierarchy)</text:p>
          </table:table-cell>
          <table:table-cell table:style-name="ce7" office:value-type="string">
            <text:p>8 * Ja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string">
            <text:p>Standardabweichung (std. deviation)</text:p>
          </table:table-cell>
          <table:table-cell table:style-name="ce14" office:value-type="string">
            <text:p>15 * m</text:p>
          </table:table-cell>
          <table:table-cell table:style-name="ce20" table:formula="of:=STDEV([.D6:.D23])" office:value-type="float" office:value="5.80060848735108">
            <text:p>5,801</text:p>
          </table:table-cell>
          <table:table-cell table:style-name="ce27" office:value-type="string">
            <text:p>11 * Angestellter (teilweise PhD-Stud.)</text:p>
          </table:table-cell>
          <table:table-cell table:style-name="ce32" table:number-columns-repeated="2"/>
          <table:table-cell table:style-name="ce7" office:value-type="string">
            <text:p>13 * Studium (university)</text:p>
          </table:table-cell>
          <table:table-cell table:style-name="ce32"/>
          <table:table-cell table:style-name="ce20" table:formula="of:=STDEV([.J6:.J23])" office:value-type="float" office:value="4.18408125491277">
            <text:p>4,184</text:p>
          </table:table-cell>
          <table:table-cell table:style-name="ce42" table:formula="of:=STDEV([.K6:.K23])" office:value-type="float" office:value="17.8805038603685">
            <text:p>17,881</text:p>
          </table:table-cell>
          <table:table-cell table:style-name="ce7" office:value-type="string">
            <text:p>3 * Unix</text:p>
          </table:table-cell>
          <table:table-cell table:style-name="ce7" office:value-type="string">
            <text:p>3 * MacFinder</text:p>
          </table:table-cell>
          <table:table-cell table:style-name="ce7" office:value-type="string">
            <text:p>3 * Nein</text:p>
          </table:table-cell>
          <table:table-cell table:style-name="ce7"/>
          <table:table-cell table:style-name="ce7" office:value-type="string">
            <text:p>9 * Nein</text:p>
          </table:table-cell>
          <table:table-cell table:style-name="ce7"/>
          <table:table-cell table:style-name="ce7" office:value-type="string">
            <text:p>7 * 5 - 40</text:p>
          </table:table-cell>
          <table:table-cell table:style-name="ce50" office:value-type="string">
            <text:p>4 * Posteingang (inbox only)</text:p>
          </table:table-cell>
          <table:table-cell table:style-name="ce50" office:value-type="string">
            <text:p>10 * Nein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>
            <text:p>Median</text:p>
          </table:table-cell>
          <table:table-cell/>
          <table:table-cell table:style-name="ce21" table:formula="of:=MEDIAN([.D6:.D23])" office:value-type="float" office:value="28">
            <text:p>28</text:p>
          </table:table-cell>
          <table:table-cell table:number-columns-repeated="3"/>
          <table:table-cell table:style-name="ce7" office:value-type="string">
            <text:p>1 * Doktorat (PhD)</text:p>
          </table:table-cell>
          <table:table-cell/>
          <table:table-cell table:style-name="ce21" table:formula="of:=MEDIAN([.J6:.J23])" office:value-type="float" office:value="15">
            <text:p>15</text:p>
          </table:table-cell>
          <table:table-cell table:style-name="ce43" table:formula="of:=MEDIAN([.K6:.K23])" office:value-type="float" office:value="50">
            <text:p>50</text:p>
          </table:table-cell>
          <table:table-cell table:style-name="ce7" office:value-type="string">
            <text:p>3 * Apple MacOS X</text:p>
          </table:table-cell>
          <table:table-cell table:style-name="ce50" office:value-type="string">
            <text:p>1 * Nautilus</text:p>
          </table:table-cell>
          <table:table-cell table:style-name="ce7" table:number-columns-repeated="4"/>
          <table:table-cell table:style-name="ce7" office:value-type="string">
            <text:p>10 * &gt; 40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1"/>
          <table:table-cell table:style-name="ce7"/>
          <table:table-cell table:style-name="ce7" office:value-type="string">
            <text:p>2 * FreeCommander</text:p>
          </table:table-cell>
          <table:table-cell table:style-name="ce7" table:number-columns-repeated="4"/>
          <table:table-cell table:style-name="ce50"/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ce50" office:value-type="string">
            <text:p>1 * xter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ce50" office:value-type="string">
            <text:p>1 * Total Commander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edback_Q" table:style-name="ta6" table:print="false">
        <table:table-column table:style-name="co1" table:default-cell-style-name="ce1"/>
        <table:table-column table:style-name="co64" table:default-cell-style-name="ce1"/>
        <table:table-column table:style-name="co110" table:number-columns-repeated="2" table:default-cell-style-name="ce1"/>
        <table:table-column table:style-name="co111" table:default-cell-style-name="ce1"/>
        <table:table-column table:style-name="co112" table:default-cell-style-name="ce1"/>
        <table:table-column table:style-name="co110" table:default-cell-style-name="ce1"/>
        <table:table-column table:style-name="co113" table:default-cell-style-name="ce1"/>
        <table:table-column table:style-name="co110" table:default-cell-style-name="ce1"/>
        <table:table-column table:style-name="co114" table:default-cell-style-name="ce1"/>
        <table:table-column table:style-name="co115" table:default-cell-style-name="ce1"/>
        <table:table-column table:style-name="co116" table:default-cell-style-name="ce1"/>
        <table:table-column table:style-name="co117" table:default-cell-style-name="ce1"/>
        <table:table-column table:style-name="co115" table:default-cell-style-name="ce1"/>
        <table:table-column table:style-name="co118" table:default-cell-style-name="ce1"/>
        <table:table-column table:style-name="co114" table:default-cell-style-name="ce1"/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122" table:default-cell-style-name="ce1"/>
        <table:table-column table:style-name="co123" table:default-cell-style-name="ce1"/>
        <table:table-column table:style-name="co124" table:default-cell-style-name="ce1"/>
        <table:table-column table:style-name="co4" table:default-cell-style-name="ce1"/>
        <table:table-column table:style-name="co125" table:default-cell-style-name="ce1"/>
        <table:table-column table:style-name="co11" table:default-cell-style-name="ce1"/>
        <table:table-column table:style-name="co126" table:default-cell-style-name="ce1"/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64" table:default-cell-style-name="ce1"/>
        <table:table-column table:style-name="co129" table:default-cell-style-name="ce1"/>
        <table:table-column table:style-name="co130" table:default-cell-style-name="ce1"/>
        <table:table-column table:style-name="co1" table:number-columns-repeated="223" table:default-cell-style-name="ce1"/>
        <table:table-column table:style-name="co1" table:number-columns-repeated="769" table:default-cell-style-name="Default"/>
        <table:table-row table:style-name="ro3">
          <table:table-cell office:value-type="string">
            <text:p>Summary of Feedback For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72" office:value-type="string">
            <text:p>Feedback Ordner (O) vs. Tagstor (T), beim Ablegen (A), Wiederfinden (F), Schnelligkeit (S, SA + SF) und den Unterschied zwischen Bildern (B) und Textdokumenten (T)</text:p>
          </table:table-cell>
          <table:table-cell table:style-name="ce180" table:number-columns-repeated="3"/>
          <table:table-cell table:style-name="ce172"/>
          <table:table-cell table:style-name="ce180" table:number-columns-repeated="3"/>
          <table:table-cell table:style-name="ce172"/>
          <table:table-cell table:style-name="ce180" table:number-columns-repeated="3"/>
          <table:table-cell table:style-name="ce188"/>
          <table:table-cell table:style-name="ce2" table:number-columns-repeated="1007"/>
          <table:table-cell table:number-columns-repeated="2"/>
        </table:table-row>
        <table:table-row table:style-name="ro3">
          <table:table-cell table:style-name="ce139" office:value-type="string">
            <text:p>Test Nr.</text:p>
          </table:table-cell>
          <table:table-cell table:style-name="ce139" office:value-type="string">
            <text:p>User Nr.</text:p>
          </table:table-cell>
          <table:table-cell table:style-name="ce173" office:value-type="string">
            <text:p>O - A </text:p>
          </table:table-cell>
          <table:table-cell table:style-name="ce181" office:value-type="string">
            <text:p>T - A</text:p>
          </table:table-cell>
          <table:table-cell table:style-name="ce181" office:value-type="string">
            <text:p>O - F</text:p>
          </table:table-cell>
          <table:table-cell table:style-name="ce181" office:value-type="string">
            <text:p>T - F</text:p>
          </table:table-cell>
          <table:table-cell table:style-name="ce173" office:value-type="string">
            <text:p>O - SF</text:p>
          </table:table-cell>
          <table:table-cell table:style-name="ce181" office:value-type="string">
            <text:p>T - SF</text:p>
          </table:table-cell>
          <table:table-cell table:style-name="ce181" office:value-type="string">
            <text:p>O - SA</text:p>
          </table:table-cell>
          <table:table-cell table:style-name="ce181" office:value-type="string">
            <text:p>T - SA</text:p>
          </table:table-cell>
          <table:table-cell table:style-name="ce173" office:value-type="string">
            <text:p>O - B</text:p>
          </table:table-cell>
          <table:table-cell table:style-name="ce181" office:value-type="string">
            <text:p>O - T</text:p>
          </table:table-cell>
          <table:table-cell table:style-name="ce181" office:value-type="string">
            <text:p>T - B</text:p>
          </table:table-cell>
          <table:table-cell table:style-name="ce181" office:value-type="string">
            <text:p>T - T</text:p>
          </table:table-cell>
          <table:table-cell table:style-name="ce189" office:value-type="string">
            <text:p>T</text:p>
          </table:table-cell>
          <table:table-cell table:style-name="ce61"/>
          <table:table-cell table:style-name="ce61" office:value-type="string">
            <text:p>Weswegen SpalteQ?</text:p>
          </table:table-cell>
          <table:table-cell table:style-name="ce61" table:number-columns-repeated="1005"/>
          <table:table-cell table:number-columns-repeated="2"/>
        </table:table-row>
        <table:table-row table:style-name="ro1">
          <table:table-cell table:number-columns-repeated="2" table:style-name="ce12" office:value-type="float" office:value="1">
            <text:p>1</text:p>
          </table:table-cell>
          <table:table-cell table:number-columns-repeated="2" table:style-name="ce174" office:value-type="float" office:value="5">
            <text:p>5</text:p>
          </table:table-cell>
          <table:table-cell table:number-columns-repeated="2" table:style-name="ce174" office:value-type="float" office:value="6">
            <text:p>6</text:p>
          </table:table-cell>
          <table:table-cell table:number-columns-repeated="3"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5">
            <text:p>5</text:p>
          </table:table-cell>
          <table:table-cell table:number-columns-repeated="3" table:style-name="ce174" office:value-type="float" office:value="6">
            <text:p>6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schnelles Wiederfinden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number-columns-repeated="6" table:style-name="ce174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40"/>
          <table:table-cell table:style-name="ce194" office:value-type="string">
            <text:p>Schnelligkeit, v. a. beim Ablegen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5">
            <text:p>5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Ausprobieren von etwas Neuem. Vorteile beim wiederfinden von Dateien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3">
            <text:p>3</text:p>
          </table:table-cell>
          <table:table-cell table:number-columns-repeated="2" table:style-name="ce174" office:value-type="float" office:value="2">
            <text:p>2</text:p>
          </table:table-cell>
          <table:table-cell table:style-name="ce190" office:value-type="float" office:value="4">
            <text:p>4</text:p>
          </table:table-cell>
          <table:table-cell table:style-name="ce140"/>
          <table:table-cell table:style-name="ce194" office:value-type="string">
            <text:p>Automatisches Link-Anlegen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40"/>
          <table:table-cell table:style-name="ce194" office:value-type="string">
            <text:p>Logischere Ordnung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6">
            <text:p>6</text:p>
          </table:table-cell>
          <table:table-cell table:number-columns-repeated="2" table:style-name="ce174" office:value-type="float" office:value="3">
            <text:p>3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Zeitersparnis, Dateiensuche - Verwendung. Ordnerstrukturen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number-columns-repeated="3"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number-columns-repeated="2" table:style-name="ce174" office:value-type="float" office:value="2">
            <text:p>2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3">
            <text:p>3</text:p>
          </table:table-cell>
          <table:table-cell table:style-name="ce140"/>
          <table:table-cell table:style-name="ce194" office:value-type="string">
            <text:p>Stabilität der Software notwendig. Datensicherung. Regeln bzw. Methode bei der Vergabe von tags notwendig. Vorschlag: Beim Suchen mit Suchbegriff starten.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number-columns-repeated="2" table:style-name="ce174" office:value-type="float" office:value="1">
            <text:p>1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4">
            <text:p>4</text:p>
          </table:table-cell>
          <table:table-cell table:style-name="ce140"/>
          <table:table-cell table:style-name="ce194" office:value-type="string">
            <text:p>Sehr interessant, aber noch nicht ausgereift.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Habe selber große Probleme meien Daten zu finden.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number-columns-repeated="4" table:style-name="ce174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40"/>
          <table:table-cell table:style-name="ce194" office:value-type="string">
            <text:p>Weil ich gern Neues ausprobiere, und ich glaube, dass bei großen Datenbeständen sich Vorteile gegenüber herkömmlicher Ordnerstruktur ergeben.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number-columns-repeated="4" table:style-name="ce174" office:value-type="float" office:value="5">
            <text:p>5</text:p>
          </table:table-cell>
          <table:table-cell table:style-name="ce190" office:value-type="float" office:value="1">
            <text:p>1</text:p>
          </table:table-cell>
          <table:table-cell table:style-name="ce140"/>
          <table:table-cell table:style-name="ce194" office:value-type="string">
            <text:p>Mein Rechner. Verzeichnisse sind für mich ok.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3">
            <text:p>3</text:p>
          </table:table-cell>
          <table:table-cell table:number-columns-repeated="2" table:style-name="ce174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number-columns-repeated="2" table:style-name="ce174" office:value-type="float" office:value="3">
            <text:p>3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4">
            <text:p>4</text:p>
          </table:table-cell>
          <table:table-cell table:style-name="ce140"/>
          <table:table-cell table:style-name="ce194" office:value-type="string">
            <text:p>Ja, klarar Vorteil ersichtlich (Zeit, Struktur)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5">
            <text:p>5</text:p>
          </table:table-cell>
          <table:table-cell table:number-columns-repeated="2" table:style-name="ce174" office:value-type="float" office:value="6">
            <text:p>6</text:p>
          </table:table-cell>
          <table:table-cell table:number-columns-repeated="4" table:style-name="ce174" office:value-type="float" office:value="5">
            <text:p>5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Spannende neue Option, hilft vielleicht wirklich Zeit zu sparen, langfristig :)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4">
            <text:p>14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1">
            <text:p>1</text:p>
          </table:table-cell>
          <table:table-cell table:number-columns-repeated="2" table:style-name="ce174" office:value-type="float" office:value="5">
            <text:p>5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Schnelles finden von Info. Habe schon Versuche mit der Software "The Brain" durchgeführt, zum Ablegen von Dateien.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6">
            <text:p>6</text:p>
          </table:table-cell>
          <table:table-cell table:number-columns-repeated="2"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style-name="ce190" office:value-type="float" office:value="5">
            <text:p>5</text:p>
          </table:table-cell>
          <table:table-cell table:style-name="ce140"/>
          <table:table-cell table:style-name="ce194" office:value-type="string">
            <text:p>Da mich bei der Ordner-Variante stört, dass Daten des öfteren in mehreren Ordnern "richtig" aufgehoben wären. Diese Frage ist bei korrekter Anwendung von tagstore nicht mehr notwendig.</text:p>
          </table:table-cell>
          <table:table-cell table:style-name="ce140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number-columns-repeated="2"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number-columns-repeated="3" table:style-name="ce174" office:value-type="float" office:value="3">
            <text:p>3</text:p>
          </table:table-cell>
          <table:table-cell table:number-columns-repeated="2" table:style-name="ce174" office:value-type="float" office:value="4">
            <text:p>4</text:p>
          </table:table-cell>
          <table:table-cell table:style-name="ce190" office:value-type="float" office:value="4">
            <text:p>4</text:p>
          </table:table-cell>
          <table:table-cell table:style-name="ce140"/>
          <table:table-cell table:style-name="ce194" office:value-type="string">
            <text:p>Flexibler, keiner mehrfache Ordnerstruktur.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7">
            <text:p>17</text:p>
          </table:table-cell>
          <table:table-cell table:number-columns-repeated="3"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4">
            <text:p>4</text:p>
          </table:table-cell>
          <table:table-cell table:number-columns-repeated="2" table:style-name="ce174" office:value-type="float" office:value="6">
            <text:p>6</text:p>
          </table:table-cell>
          <table:table-cell table:style-name="ce190" office:value-type="float" office:value="4">
            <text:p>4</text:p>
          </table:table-cell>
          <table:table-cell table:style-name="ce140"/>
          <table:table-cell table:style-name="ce194" office:value-type="string">
            <text:p>im privaten Bereich.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float" office:value="18">
            <text:p>18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5">
            <text:p>5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5">
            <text:p>5</text:p>
          </table:table-cell>
          <table:table-cell table:style-name="ce175" office:value-type="float" office:value="6">
            <text:p>6</text:p>
          </table:table-cell>
          <table:table-cell table:style-name="ce175" office:value-type="float" office:value="5">
            <text:p>5</text:p>
          </table:table-cell>
          <table:table-cell table:style-name="ce175" office:value-type="float" office:value="1">
            <text:p>1</text:p>
          </table:table-cell>
          <table:table-cell table:style-name="ce175" office:value-type="float" office:value="4">
            <text:p>4</text:p>
          </table:table-cell>
          <table:table-cell table:style-name="ce175" office:value-type="float" office:value="1">
            <text:p>1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5">
            <text:p>5</text:p>
          </table:table-cell>
          <table:table-cell table:style-name="ce175" office:value-type="float" office:value="4">
            <text:p>4</text:p>
          </table:table-cell>
          <table:table-cell table:style-name="ce191" office:value-type="float" office:value="3">
            <text:p>3</text:p>
          </table:table-cell>
          <table:table-cell table:style-name="ce140"/>
          <table:table-cell table:style-name="ce194" office:value-type="string">
            <text:p>Solange es nichts kaputt macht.</text:p>
          </table:table-cell>
          <table:table-cell table:style-name="ce140" table:number-columns-repeated="1005"/>
          <table:table-cell table:number-columns-repeated="2"/>
        </table:table-row>
        <table:table-row table:style-name="ro1">
          <table:table-cell/>
          <table:table-cell table:style-name="ce7"/>
          <table:table-cell table:style-name="ce40" table:number-columns-repeated="5"/>
          <table:table-cell table:number-columns-repeated="1017"/>
        </table:table-row>
        <table:table-row table:style-name="ro3">
          <table:table-cell table:style-name="ce140"/>
          <table:table-cell table:style-name="ce171" office:value-type="string">
            <text:p>Av</text:p>
          </table:table-cell>
          <table:table-cell table:style-name="ce176" table:formula="of:=AVERAGE([.C5:.C22])" office:value-type="float" office:value="3.61111111111111">
            <text:p>3,61</text:p>
          </table:table-cell>
          <table:table-cell table:style-name="ce176" table:formula="of:=AVERAGE([.D5:.D22])" office:value-type="float" office:value="4.61111111111111">
            <text:p>4,61</text:p>
          </table:table-cell>
          <table:table-cell table:style-name="ce176" table:formula="of:=AVERAGE([.E5:.E22])" office:value-type="float" office:value="3.16666666666667">
            <text:p>3,17</text:p>
          </table:table-cell>
          <table:table-cell table:style-name="ce176" table:formula="of:=AVERAGE([.F5:.F22])" office:value-type="float" office:value="5.05555555555556">
            <text:p>5,06</text:p>
          </table:table-cell>
          <table:table-cell table:style-name="ce176" table:formula="of:=AVERAGE([.G5:.G22])" office:value-type="float" office:value="3.16666666666667">
            <text:p>3,17</text:p>
          </table:table-cell>
          <table:table-cell table:style-name="ce176" table:formula="of:=AVERAGE([.H5:.H22])" office:value-type="float" office:value="3.94444444444444">
            <text:p>3,94</text:p>
          </table:table-cell>
          <table:table-cell table:style-name="ce176" table:formula="of:=AVERAGE([.I5:.I22])" office:value-type="float" office:value="3.22222222222222">
            <text:p>3,22</text:p>
          </table:table-cell>
          <table:table-cell table:style-name="ce176" table:formula="of:=AVERAGE([.J5:.J22])" office:value-type="float" office:value="4.83333333333333">
            <text:p>4,83</text:p>
          </table:table-cell>
          <table:table-cell table:style-name="ce176" table:formula="of:=AVERAGE([.K5:.K22])" office:value-type="float" office:value="3.33333333333333">
            <text:p>3,33</text:p>
          </table:table-cell>
          <table:table-cell table:style-name="ce176" table:formula="of:=AVERAGE([.L5:.L22])" office:value-type="float" office:value="3.44444444444444">
            <text:p>3,44</text:p>
          </table:table-cell>
          <table:table-cell table:style-name="ce176" table:formula="of:=AVERAGE([.M5:.M22])" office:value-type="float" office:value="4.88888888888889">
            <text:p>4,89</text:p>
          </table:table-cell>
          <table:table-cell table:style-name="ce176" table:formula="of:=AVERAGE([.N5:.N22])" office:value-type="float" office:value="4.66666666666667">
            <text:p>4,67</text:p>
          </table:table-cell>
          <table:table-cell table:style-name="ce192" table:formula="of:=AVERAGE([.O5:.O22])" office:value-type="float" office:value="4.44444444444444">
            <text:p>4,44</text:p>
          </table:table-cell>
          <table:table-cell table:style-name="ce140" table:number-columns-repeated="1007"/>
          <table:table-cell table:number-columns-repeated="2"/>
        </table:table-row>
        <table:table-row table:style-name="ro3">
          <table:table-cell table:style-name="ce140"/>
          <table:table-cell table:style-name="ce171" office:value-type="string">
            <text:p>Std Dev</text:p>
          </table:table-cell>
          <table:table-cell table:style-name="ce177" table:formula="of:=STDEV([.C5:.C22])" office:value-type="float" office:value="1.41997882705379">
            <text:p>1,42</text:p>
          </table:table-cell>
          <table:table-cell table:style-name="ce177" table:formula="of:=STDEV([.D5:.D22])" office:value-type="float" office:value="1.14475216371923">
            <text:p>1,14</text:p>
          </table:table-cell>
          <table:table-cell table:style-name="ce177" table:formula="of:=STDEV([.E5:.E22])" office:value-type="float" office:value="1.61791441640883">
            <text:p>1,62</text:p>
          </table:table-cell>
          <table:table-cell table:style-name="ce177" table:formula="of:=STDEV([.F5:.F22])" office:value-type="float" office:value="0.725357698552702">
            <text:p>0,73</text:p>
          </table:table-cell>
          <table:table-cell table:style-name="ce177" table:formula="of:=STDEV([.G5:.G22])" office:value-type="float" office:value="1.38266579688743">
            <text:p>1,38</text:p>
          </table:table-cell>
          <table:table-cell table:style-name="ce177" table:formula="of:=STDEV([.H5:.H22])" office:value-type="float" office:value="1.66175747583597">
            <text:p>1,66</text:p>
          </table:table-cell>
          <table:table-cell table:style-name="ce177" table:formula="of:=STDEV([.I5:.I22])" office:value-type="float" office:value="1.80050827972533">
            <text:p>1,80</text:p>
          </table:table-cell>
          <table:table-cell table:style-name="ce177" table:formula="of:=STDEV([.J5:.J22])" office:value-type="float" office:value="1.15044748327106">
            <text:p>1,15</text:p>
          </table:table-cell>
          <table:table-cell table:style-name="ce177" table:formula="of:=STDEV([.K5:.K22])" office:value-type="float" office:value="1.4950900031928">
            <text:p>1,50</text:p>
          </table:table-cell>
          <table:table-cell table:style-name="ce177" table:formula="of:=STDEV([.L5:.L22])" office:value-type="float" office:value="1.3814835257889">
            <text:p>1,38</text:p>
          </table:table-cell>
          <table:table-cell table:style-name="ce177" table:formula="of:=STDEV([.M5:.M22])" office:value-type="float" office:value="0.900254139862666">
            <text:p>0,90</text:p>
          </table:table-cell>
          <table:table-cell table:style-name="ce177" table:formula="of:=STDEV([.N5:.N22])" office:value-type="float" office:value="0.970142500145332">
            <text:p>0,97</text:p>
          </table:table-cell>
          <table:table-cell table:style-name="ce193" table:formula="of:=STDEV([.O5:.O22])" office:value-type="float" office:value="1.24721912892465">
            <text:p>1,25</text:p>
          </table:table-cell>
          <table:table-cell table:style-name="ce140" table:number-columns-repeated="100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7" table:number-columns-repeated="11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Welche Variante würden Sie bevorzugen?</text:p>
          </table:table-cell>
          <table:table-cell table:style-name="ce33"/>
          <table:table-cell table:style-name="ce186" table:number-columns-repeated="14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139" office:value-type="string">
            <text:p>Test Nr.</text:p>
          </table:table-cell>
          <table:table-cell table:style-name="ce139" office:value-type="string">
            <text:p>User Nr.</text:p>
          </table:table-cell>
          <table:table-cell table:style-name="ce10" office:value-type="string">
            <text:p>Ordner</text:p>
          </table:table-cell>
          <table:table-cell table:style-name="ce34" office:value-type="string">
            <text:p>Tags</text:p>
          </table:table-cell>
          <table:table-cell table:style-name="ce187"/>
          <table:table-cell table:style-name="ce187" office:value-type="string">
            <text:p>Weswegen?</text:p>
          </table:table-cell>
          <table:table-cell table:style-name="ce187" table:number-columns-repeated="12"/>
          <table:table-cell table:style-name="ce61" table:number-columns-repeated="1004"/>
          <table:table-cell table:number-columns-repeated="2"/>
        </table:table-row>
        <table:table-row table:style-name="ro1">
          <table:table-cell table:number-columns-repeated="2" table:style-name="ce12" office:value-type="float" office:value="1">
            <text:p>1</text:p>
          </table:table-cell>
          <table:table-cell table:style-name="ce174" office:value-type="float" office:value="1">
            <text:p>1</text:p>
          </table:table-cell>
          <table:table-cell table:style-name="ce182"/>
          <table:table-cell table:style-name="ce40"/>
          <table:table-cell table:style-name="ce14" office:value-type="string">
            <text:p>Gewohnheit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82"/>
          <table:table-cell table:style-name="ce40"/>
          <table:table-cell table:style-name="ce14" office:value-type="string">
            <text:p>Gewohnheit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schnelles Auffinden der Dateien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Da die Links automatisch angelegt werden, die ich sonst händisch lege.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endlich - cool!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Schnelligkeit, Erinnerungszeit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hohe Anzahl an Dateien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schnelles Auffinden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bei dieser Datenmenge vorteilhafter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Weil ich gern Neues ausprobiere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74" office:value-type="float" office:value="1">
            <text:p>1</text:p>
          </table:table-cell>
          <table:table-cell table:style-name="ce182"/>
          <table:table-cell table:style-name="ce40"/>
          <table:table-cell table:style-name="ce14" office:value-type="string">
            <text:p>Übersichtlicher, bekannt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Einfaches Wiederfinden.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Skalierbarkeit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4">
            <text:p>14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Schnelles Finden von Informationen und Möglichkeit von mehreren Kategorien / Tags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Man erspart sich das Ablegen / Ausdenken einer konsistenen Ordnerstruktur.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 table:style-name="ce174"/>
          <table:table-cell table:style-name="ce182" office:value-type="float" office:value="1">
            <text:p>1</text:p>
          </table:table-cell>
          <table:table-cell table:style-name="ce40"/>
          <table:table-cell table:style-name="ce14" office:value-type="string">
            <text:p>Flexibler, keiner mehrfache Ordnerstruktur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7">
            <text:p>17</text:p>
          </table:table-cell>
          <table:table-cell table:style-name="ce174" office:value-type="float" office:value="1">
            <text:p>1</text:p>
          </table:table-cell>
          <table:table-cell table:style-name="ce182"/>
          <table:table-cell table:style-name="ce40"/>
          <table:table-cell table:style-name="ce14" office:value-type="string">
            <text:p>Ich liebe es selbst mir eine Ordner-Struktur zu schaffen, bzw. behalte so einfacher und leichter die Übersicht zB. wenn ich Daten löschen bzw. abgleichen möchte.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float" office:value="18">
            <text:p>18</text:p>
          </table:table-cell>
          <table:table-cell table:style-name="ce175"/>
          <table:table-cell table:style-name="ce183" office:value-type="float" office:value="1">
            <text:p>1</text:p>
          </table:table-cell>
          <table:table-cell table:style-name="ce40"/>
          <table:table-cell table:style-name="ce14" office:value-type="string">
            <text:p>Bei großer Anzahl von Dokumenten und in der Hektik des Alltags besser.</text:p>
          </table:table-cell>
          <table:table-cell table:style-name="ce40" table:number-columns-repeated="12"/>
          <table:table-cell table:style-name="ce140" table:number-columns-repeated="1004"/>
          <table:table-cell table:number-columns-repeated="2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140"/>
          <table:table-cell table:style-name="ce171" office:value-type="string">
            <text:p>Summe</text:p>
          </table:table-cell>
          <table:table-cell table:style-name="ce178" table:formula="of:=SUM([.C33:.C50])" office:value-type="float" office:value="4">
            <text:p>4</text:p>
          </table:table-cell>
          <table:table-cell table:style-name="ce184" table:formula="of:=SUM([.D33:.D50])" office:value-type="float" office:value="14">
            <text:p>14</text:p>
          </table:table-cell>
          <table:table-cell table:style-name="ce40" table:number-columns-repeated="14"/>
          <table:table-cell table:style-name="ce140" table:number-columns-repeated="1004"/>
          <table:table-cell table:number-columns-repeated="2"/>
        </table:table-row>
        <table:table-row table:style-name="ro1">
          <table:table-cell table:style-name="ce140"/>
          <table:table-cell table:style-name="ce171" office:value-type="string">
            <text:p>Prozent</text:p>
          </table:table-cell>
          <table:table-cell table:style-name="ce179" table:formula="of:=100/18*[.C52]" office:value-type="float" office:value="22.2222222222222">
            <text:p>22,2222222222</text:p>
          </table:table-cell>
          <table:table-cell table:style-name="ce185" table:formula="of:=100/18*[.D52]" office:value-type="float" office:value="77.7777777777778">
            <text:p>77,7777777778</text:p>
          </table:table-cell>
          <table:table-cell table:style-name="ce40" table:number-columns-repeated="14"/>
          <table:table-cell table:style-name="ce140" table:number-columns-repeated="1004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Folders</text:p>
          </table:table-cell>
          <table:table-cell office:value-type="string">
            <text:p>tagstore</text:p>
          </table:table-cell>
          <table:table-cell table:style-name="ce7" table:number-columns-repeated="14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1">
          <table:table-cell table:number-columns-repeated="7"/>
          <table:table-cell table:style-name="ce7" table:number-columns-repeated="11"/>
          <table:table-cell table:number-columns-repeated="100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Data_Summary" table:style-name="ta7" table:print="false">
        <office:forms form:automatic-focus="false" form:apply-design-mode="false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number-columns-repeated="2" table:default-cell-style-name="Default"/>
        <table:table-column table:style-name="co137" table:default-cell-style-name="Default"/>
        <table:table-column table:style-name="co1" table:number-columns-repeated="23" table:default-cell-style-name="Default"/>
        <table:table-column table:style-name="co138" table:number-columns-repeated="6" table:default-cell-style-name="Default"/>
        <table:table-column table:style-name="co1" table:number-columns-repeated="987" table:default-cell-style-name="Default"/>
        <table:table-row table:style-name="ro1">
          <table:table-cell table:style-name="ce195"/>
          <table:table-cell table:style-name="ce198"/>
          <table:table-cell table:style-name="ce202" office:value-type="string" table:number-columns-spanned="5" table:number-rows-spanned="1">
            <text:p>Task Completion Time (secs)</text:p>
          </table:table-cell>
          <table:covered-table-cell table:number-columns-repeated="4" table:style-name="ce202"/>
          <table:table-cell table:style-name="ce117" table:number-columns-repeated="21"/>
          <table:table-cell table:number-columns-repeated="9"/>
          <table:table-cell table:style-name="ce117" table:number-columns-repeated="987"/>
        </table:table-row>
        <table:table-row table:style-name="ro1">
          <table:table-cell table:style-name="ce196" office:value-type="string">
            <text:p>Test Case No.</text:p>
          </table:table-cell>
          <table:table-cell table:style-name="ce97" office:value-type="string">
            <text:p>User No.</text:p>
          </table:table-cell>
          <table:table-cell table:style-name="ce97" office:value-type="string">
            <text:p>Review Items</text:p>
          </table:table-cell>
          <table:table-cell table:style-name="ce97" office:value-type="string">
            <text:p>Filing in Folders</text:p>
          </table:table-cell>
          <table:table-cell table:style-name="ce97" office:value-type="string">
            <text:p>Filing in tagstore</text:p>
          </table:table-cell>
          <table:table-cell table:style-name="ce97" office:value-type="string">
            <text:p>Re-find Folders</text:p>
          </table:table-cell>
          <table:table-cell table:style-name="ce208" office:value-type="string">
            <text:p>Re-Find tagstore</text:p>
          </table:table-cell>
          <table:table-cell table:style-name="ce117" office:value-type="string">
            <text:p>re-find Folder 2-6</text:p>
          </table:table-cell>
          <table:table-cell table:style-name="ce117" office:value-type="string">
            <text:p>Re-find tagstore 2-6</text:p>
          </table:table-cell>
          <table:table-cell table:style-name="ce117" table:number-columns-repeated="8"/>
          <table:table-cell table:number-columns-repeated="20"/>
          <table:table-cell table:style-name="ce117" table:number-columns-repeated="987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03" table:formula="of:=[$Test_Data.B5]" office:value-type="string" office:string-value="No data">
            <text:p>No data</text:p>
          </table:table-cell>
          <table:table-cell table:style-name="ce107" table:formula="of:=[$Test_Data.C5]" office:value-type="float" office:value="472">
            <text:p>472</text:p>
          </table:table-cell>
          <table:table-cell table:style-name="ce107" table:formula="of:=[$Test_Data.D5]" office:value-type="float" office:value="701">
            <text:p>701</text:p>
          </table:table-cell>
          <table:table-cell table:style-name="ce107" table:formula="of:=SUM([$Test_Data.E5:.J5])" office:value-type="float" office:value="25.8">
            <text:p>26</text:p>
          </table:table-cell>
          <table:table-cell table:style-name="ce209" table:formula="of:=SUM([$Test_Data.K5:.P5])" office:value-type="float" office:value="23.7">
            <text:p>24</text:p>
          </table:table-cell>
          <table:table-cell table:style-name="ce213" table:formula="of:=SUM([$Test_Data.F5:.J5])" office:value-type="float" office:value="19.1">
            <text:p>19,1</text:p>
          </table:table-cell>
          <table:table-cell table:style-name="ce213" table:formula="of:=SUM([$Test_Data.L5:.P5])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7" table:formula="of:=[$Test_Data.B6]" office:value-type="float" office:value="343">
            <text:p>343</text:p>
          </table:table-cell>
          <table:table-cell table:style-name="ce107" table:formula="of:=[$Test_Data.C6]" office:value-type="float" office:value="299">
            <text:p>299</text:p>
          </table:table-cell>
          <table:table-cell table:style-name="ce107" table:formula="of:=[$Test_Data.D6]" office:value-type="float" office:value="211">
            <text:p>211</text:p>
          </table:table-cell>
          <table:table-cell table:style-name="ce107" table:formula="of:=SUM([$Test_Data.E6:.J6])" office:value-type="float" office:value="22.3">
            <text:p>22</text:p>
          </table:table-cell>
          <table:table-cell table:style-name="ce209" table:formula="of:=SUM([$Test_Data.K6:.P6])" office:value-type="float" office:value="25.5">
            <text:p>26</text:p>
          </table:table-cell>
          <table:table-cell table:style-name="ce213" table:formula="of:=SUM([$Test_Data.F6:.J6])" office:value-type="float" office:value="16.9">
            <text:p>16,9</text:p>
          </table:table-cell>
          <table:table-cell table:style-name="ce213" table:formula="of:=SUM([$Test_Data.L6:.P6])" office:value-type="float" office:value="19.5">
            <text:p>19,5</text:p>
          </table:table-cell>
          <table:table-cell>
            <draw:frame table:end-cell-address="Test_Data_Summary.Q22" table:end-x="1.1cm" table:end-y="0.293cm" draw:z-index="0" draw:style-name="gr1" svg:width="15.999cm" svg:height="8.997cm" svg:x="0.895cm" svg:y="0.272cm">
              <draw:object draw:notify-on-update-of-ranges="Test_Data_Summary.B3:Test_Data_Summary.B19 Test_Data_Summary.D2:Test_Data_Summary.D2 Test_Data_Summary.D3:Test_Data_Summary.D19 Test_Data_Summary.E2:Test_Data_Summary.E2 Test_Data_Summary.E3:Test_Data_Summary.E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est_Data_Summary.X22" table:end-x="2.091cm" table:end-y="0.062cm" draw:z-index="2" draw:style-name="gr1" svg:width="15.999cm" svg:height="8.997cm" svg:x="1.887cm" svg:y="0.041cm">
              <draw:object draw:notify-on-update-of-ranges="Test_Data_Summary.B3:Test_Data_Summary.B19 Test_Data_Summary.D2:Test_Data_Summary.D2 Test_Data_Summary.D3:Test_Data_Summary.D19 Test_Data_Summary.E2:Test_Data_Summary.E2 Test_Data_Summary.E3:Test_Data_Summary.E1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07" table:formula="of:=[$Test_Data.B7]" office:value-type="float" office:value="282">
            <text:p>282</text:p>
          </table:table-cell>
          <table:table-cell table:style-name="ce107" table:formula="of:=[$Test_Data.C7]" office:value-type="float" office:value="731">
            <text:p>731</text:p>
          </table:table-cell>
          <table:table-cell table:style-name="ce107" table:formula="of:=[$Test_Data.D7]" office:value-type="float" office:value="515">
            <text:p>515</text:p>
          </table:table-cell>
          <table:table-cell table:style-name="ce107" table:formula="of:=SUM([$Test_Data.E7:.J7])" office:value-type="float" office:value="30.6">
            <text:p>31</text:p>
          </table:table-cell>
          <table:table-cell table:style-name="ce209" table:formula="of:=SUM([$Test_Data.K7:.P7])" office:value-type="float" office:value="31.3">
            <text:p>31</text:p>
          </table:table-cell>
          <table:table-cell table:style-name="ce213" table:formula="of:=SUM([$Test_Data.F7:.J7])" office:value-type="float" office:value="24.1">
            <text:p>24,1</text:p>
          </table:table-cell>
          <table:table-cell table:style-name="ce213" table:formula="of:=SUM([$Test_Data.L7:.P7])" office:value-type="float" office:value="25.9">
            <text:p>25,9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07" table:formula="of:=[$Test_Data.B8]" office:value-type="float" office:value="355">
            <text:p>355</text:p>
          </table:table-cell>
          <table:table-cell table:style-name="ce107" table:formula="of:=[$Test_Data.C8]" office:value-type="float" office:value="325">
            <text:p>325</text:p>
          </table:table-cell>
          <table:table-cell table:style-name="ce107" table:formula="of:=[$Test_Data.D8]" office:value-type="float" office:value="347">
            <text:p>347</text:p>
          </table:table-cell>
          <table:table-cell table:style-name="ce107" table:formula="of:=SUM([$Test_Data.E8:.J8])" office:value-type="float" office:value="24.2">
            <text:p>24</text:p>
          </table:table-cell>
          <table:table-cell table:style-name="ce209" table:formula="of:=SUM([$Test_Data.K8:.P8])" office:value-type="float" office:value="37.2">
            <text:p>37</text:p>
          </table:table-cell>
          <table:table-cell table:style-name="ce213" table:formula="of:=SUM([$Test_Data.F8:.J8])" office:value-type="float" office:value="21.2">
            <text:p>21,2</text:p>
          </table:table-cell>
          <table:table-cell table:style-name="ce213" table:formula="of:=SUM([$Test_Data.L8:.P8])" office:value-type="float" office:value="32.9">
            <text:p>32,9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07" table:formula="of:=[$Test_Data.B9]" office:value-type="float" office:value="310">
            <text:p>310</text:p>
          </table:table-cell>
          <table:table-cell table:style-name="ce107" table:formula="of:=[$Test_Data.C9]" office:value-type="float" office:value="275">
            <text:p>275</text:p>
          </table:table-cell>
          <table:table-cell table:style-name="ce107" table:formula="of:=[$Test_Data.D9]" office:value-type="float" office:value="357">
            <text:p>357</text:p>
          </table:table-cell>
          <table:table-cell table:style-name="ce107" table:formula="of:=SUM([$Test_Data.E9:.J9])" office:value-type="float" office:value="34.2">
            <text:p>34</text:p>
          </table:table-cell>
          <table:table-cell table:style-name="ce209" table:formula="of:=SUM([$Test_Data.K9:.P9])" office:value-type="float" office:value="31.6">
            <text:p>32</text:p>
          </table:table-cell>
          <table:table-cell table:style-name="ce213" table:formula="of:=SUM([$Test_Data.F9:.J9])" office:value-type="float" office:value="27.6">
            <text:p>27,6</text:p>
          </table:table-cell>
          <table:table-cell table:style-name="ce213" table:formula="of:=SUM([$Test_Data.L9:.P9])" office:value-type="float" office:value="21.9">
            <text:p>21,9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107" table:formula="of:=[$Test_Data.B10]" office:value-type="float" office:value="366">
            <text:p>366</text:p>
          </table:table-cell>
          <table:table-cell table:style-name="ce107" table:formula="of:=[$Test_Data.C10]" office:value-type="float" office:value="372">
            <text:p>372</text:p>
          </table:table-cell>
          <table:table-cell table:style-name="ce107" table:formula="of:=[$Test_Data.D10]" office:value-type="float" office:value="867">
            <text:p>867</text:p>
          </table:table-cell>
          <table:table-cell table:style-name="ce107" table:formula="of:=SUM([$Test_Data.E10:.J10])" office:value-type="float" office:value="41.8">
            <text:p>42</text:p>
          </table:table-cell>
          <table:table-cell table:style-name="ce209" table:formula="of:=SUM([$Test_Data.K10:.P10])" office:value-type="float" office:value="61.6">
            <text:p>62</text:p>
          </table:table-cell>
          <table:table-cell table:style-name="ce213" table:formula="of:=SUM([$Test_Data.F10:.J10])" office:value-type="float" office:value="39.1">
            <text:p>39,1</text:p>
          </table:table-cell>
          <table:table-cell table:style-name="ce213" table:formula="of:=SUM([$Test_Data.L10:.P10])" office:value-type="float" office:value="39.8">
            <text:p>39,8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07" table:formula="of:=[$Test_Data.B11]" office:value-type="float" office:value="436">
            <text:p>436</text:p>
          </table:table-cell>
          <table:table-cell table:style-name="ce107" table:formula="of:=[$Test_Data.C11]" office:value-type="float" office:value="846">
            <text:p>846</text:p>
          </table:table-cell>
          <table:table-cell table:style-name="ce107" table:formula="of:=[$Test_Data.D11]" office:value-type="float" office:value="975">
            <text:p>975</text:p>
          </table:table-cell>
          <table:table-cell table:style-name="ce107" table:formula="of:=SUM([$Test_Data.E11:.J11])" office:value-type="float" office:value="34.1">
            <text:p>34</text:p>
          </table:table-cell>
          <table:table-cell table:style-name="ce209" table:formula="of:=SUM([$Test_Data.K11:.P11])" office:value-type="float" office:value="27.8">
            <text:p>28</text:p>
          </table:table-cell>
          <table:table-cell table:style-name="ce213" table:formula="of:=SUM([$Test_Data.F11:.J11])" office:value-type="float" office:value="27.1">
            <text:p>27,1</text:p>
          </table:table-cell>
          <table:table-cell table:style-name="ce213" table:formula="of:=SUM([$Test_Data.L11:.P11])" office:value-type="float" office:value="21.2">
            <text:p>21,2</text:p>
          </table:table-cell>
          <table:table-cell table:number-columns-repeated="1015"/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07" table:formula="of:=[$Test_Data.B12]" office:value-type="float" office:value="221">
            <text:p>221</text:p>
          </table:table-cell>
          <table:table-cell table:style-name="ce107" table:formula="of:=[$Test_Data.C12]" office:value-type="float" office:value="508">
            <text:p>508</text:p>
          </table:table-cell>
          <table:table-cell table:style-name="ce107" table:formula="of:=[$Test_Data.D12]" office:value-type="float" office:value="367">
            <text:p>367</text:p>
          </table:table-cell>
          <table:table-cell table:style-name="ce107" table:formula="of:=SUM([$Test_Data.E12:.J12])" office:value-type="float" office:value="66.1">
            <text:p>66</text:p>
          </table:table-cell>
          <table:table-cell table:style-name="ce209" table:formula="of:=SUM([$Test_Data.K12:.P12])" office:value-type="float" office:value="35.8">
            <text:p>36</text:p>
          </table:table-cell>
          <table:table-cell table:style-name="ce213" table:formula="of:=SUM([$Test_Data.F12:.J12])" office:value-type="float" office:value="32">
            <text:p>32</text:p>
          </table:table-cell>
          <table:table-cell table:style-name="ce213" table:formula="of:=SUM([$Test_Data.L12:.P12])" office:value-type="float" office:value="28.8">
            <text:p>28,8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07" table:formula="of:=[$Test_Data.B13]" office:value-type="float" office:value="127">
            <text:p>127</text:p>
          </table:table-cell>
          <table:table-cell table:style-name="ce107" table:formula="of:=[$Test_Data.C13]" office:value-type="float" office:value="545">
            <text:p>545</text:p>
          </table:table-cell>
          <table:table-cell table:style-name="ce107" table:formula="of:=[$Test_Data.D13]" office:value-type="float" office:value="587">
            <text:p>587</text:p>
          </table:table-cell>
          <table:table-cell table:style-name="ce107" table:formula="of:=SUM([$Test_Data.E13:.J13])" office:value-type="float" office:value="26.7">
            <text:p>27</text:p>
          </table:table-cell>
          <table:table-cell table:style-name="ce210" table:formula="of:=SUM([$Test_Data.K13:.P13])/5*6" office:value-type="float" office:value="55.68">
            <text:p>56</text:p>
          </table:table-cell>
          <table:table-cell table:style-name="ce213" table:formula="of:=SUM([$Test_Data.F13:.J13])" office:value-type="float" office:value="22.7">
            <text:p>22,7</text:p>
          </table:table-cell>
          <table:table-cell table:style-name="ce216" table:formula="of:=SUM([$Test_Data.L13:.P13])/4*5" office:value-type="float" office:value="20.625">
            <text:p>20,625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07" table:formula="of:=[$Test_Data.B14]" office:value-type="float" office:value="306">
            <text:p>306</text:p>
          </table:table-cell>
          <table:table-cell table:style-name="ce107" table:formula="of:=[$Test_Data.C14]" office:value-type="float" office:value="365">
            <text:p>365</text:p>
          </table:table-cell>
          <table:table-cell table:style-name="ce107" table:formula="of:=[$Test_Data.D14]" office:value-type="float" office:value="320">
            <text:p>320</text:p>
          </table:table-cell>
          <table:table-cell table:style-name="ce107" table:formula="of:=SUM([$Test_Data.E14:.J14])" office:value-type="float" office:value="18.4">
            <text:p>18</text:p>
          </table:table-cell>
          <table:table-cell table:style-name="ce209" table:formula="of:=SUM([$Test_Data.K14:.P14])" office:value-type="float" office:value="19.6">
            <text:p>20</text:p>
          </table:table-cell>
          <table:table-cell table:style-name="ce213" table:formula="of:=SUM([$Test_Data.F14:.J14])" office:value-type="float" office:value="13.6">
            <text:p>13,6</text:p>
          </table:table-cell>
          <table:table-cell table:style-name="ce213" table:formula="of:=SUM([$Test_Data.L14:.P14])" office:value-type="float" office:value="14.8">
            <text:p>14,8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107" table:formula="of:=[$Test_Data.B15]" office:value-type="float" office:value="230">
            <text:p>230</text:p>
          </table:table-cell>
          <table:table-cell table:style-name="ce107" table:formula="of:=[$Test_Data.C15]" office:value-type="float" office:value="455">
            <text:p>455</text:p>
          </table:table-cell>
          <table:table-cell table:style-name="ce107" table:formula="of:=[$Test_Data.D15]" office:value-type="float" office:value="675">
            <text:p>675</text:p>
          </table:table-cell>
          <table:table-cell table:style-name="ce107" table:formula="of:=SUM([$Test_Data.E15:.J15])" office:value-type="float" office:value="73.9">
            <text:p>74</text:p>
          </table:table-cell>
          <table:table-cell table:style-name="ce209" table:formula="of:=SUM([$Test_Data.K15:.P15])" office:value-type="float" office:value="27.3">
            <text:p>27</text:p>
          </table:table-cell>
          <table:table-cell table:style-name="ce213" table:formula="of:=SUM([$Test_Data.F15:.J15])" office:value-type="float" office:value="31">
            <text:p>31</text:p>
          </table:table-cell>
          <table:table-cell table:style-name="ce213" table:formula="of:=SUM([$Test_Data.L15:.P15])" office:value-type="float" office:value="24.9">
            <text:p>24,9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107" table:formula="of:=[$Test_Data.B16]" office:value-type="float" office:value="324">
            <text:p>324</text:p>
          </table:table-cell>
          <table:table-cell table:style-name="ce107" table:formula="of:=[$Test_Data.C16]" office:value-type="float" office:value="393">
            <text:p>393</text:p>
          </table:table-cell>
          <table:table-cell table:style-name="ce107" table:formula="of:=[$Test_Data.D16]" office:value-type="float" office:value="538">
            <text:p>538</text:p>
          </table:table-cell>
          <table:table-cell table:style-name="ce107" table:formula="of:=SUM([$Test_Data.E16:.J16])" office:value-type="float" office:value="30.3">
            <text:p>30</text:p>
          </table:table-cell>
          <table:table-cell table:style-name="ce209" table:formula="of:=SUM([$Test_Data.K16:.P16])" office:value-type="float" office:value="27.3">
            <text:p>27</text:p>
          </table:table-cell>
          <table:table-cell table:style-name="ce213" table:formula="of:=SUM([$Test_Data.F16:.J16])" office:value-type="float" office:value="23.3">
            <text:p>23,3</text:p>
          </table:table-cell>
          <table:table-cell table:style-name="ce213" table:formula="of:=SUM([$Test_Data.L16:.P16])" office:value-type="float" office:value="23.6">
            <text:p>23,6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07" table:formula="of:=[$Test_Data.B17]" office:value-type="float" office:value="344">
            <text:p>344</text:p>
          </table:table-cell>
          <table:table-cell table:style-name="ce107" table:formula="of:=[$Test_Data.C17]" office:value-type="float" office:value="493">
            <text:p>493</text:p>
          </table:table-cell>
          <table:table-cell table:style-name="ce107" table:formula="of:=[$Test_Data.D17]" office:value-type="float" office:value="363">
            <text:p>363</text:p>
          </table:table-cell>
          <table:table-cell table:style-name="ce107" table:formula="of:=SUM([$Test_Data.E17:.J17])" office:value-type="float" office:value="47.7">
            <text:p>48</text:p>
          </table:table-cell>
          <table:table-cell table:style-name="ce209" table:formula="of:=SUM([$Test_Data.K17:.P17])" office:value-type="float" office:value="41.5">
            <text:p>42</text:p>
          </table:table-cell>
          <table:table-cell table:style-name="ce213" table:formula="of:=SUM([$Test_Data.F17:.J17])" office:value-type="float" office:value="28.4">
            <text:p>28,4</text:p>
          </table:table-cell>
          <table:table-cell table:style-name="ce213" table:formula="of:=SUM([$Test_Data.L17:.P17])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07" table:formula="of:=[$Test_Data.B18]" office:value-type="float" office:value="280">
            <text:p>280</text:p>
          </table:table-cell>
          <table:table-cell table:style-name="ce107" table:formula="of:=[$Test_Data.C18]" office:value-type="float" office:value="427">
            <text:p>427</text:p>
          </table:table-cell>
          <table:table-cell table:style-name="ce107" table:formula="of:=[$Test_Data.D18]" office:value-type="float" office:value="398">
            <text:p>398</text:p>
          </table:table-cell>
          <table:table-cell table:style-name="ce107" table:formula="of:=SUM([$Test_Data.E18:.J18])" office:value-type="float" office:value="34.3">
            <text:p>34</text:p>
          </table:table-cell>
          <table:table-cell table:style-name="ce210" table:formula="of:=SUM([$Test_Data.K18:.P18])/5*6" office:value-type="float" office:value="31.8">
            <text:p>32</text:p>
          </table:table-cell>
          <table:table-cell table:style-name="ce213" table:formula="of:=SUM([$Test_Data.F18:.J18])" office:value-type="float" office:value="27.7">
            <text:p>27,7</text:p>
          </table:table-cell>
          <table:table-cell table:style-name="ce216" table:formula="of:=SUM([$Test_Data.L18:.P18])/4*5" office:value-type="float" office:value="26.75">
            <text:p>26,75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199" office:value-type="float" office:value="16">
            <text:p>16</text:p>
          </table:table-cell>
          <table:table-cell table:style-name="ce107" table:formula="of:=[$Test_Data.B19]" office:value-type="float" office:value="201">
            <text:p>201</text:p>
          </table:table-cell>
          <table:table-cell table:style-name="ce107" table:formula="of:=[$Test_Data.C19]" office:value-type="float" office:value="394">
            <text:p>394</text:p>
          </table:table-cell>
          <table:table-cell table:style-name="ce107" table:formula="of:=[$Test_Data.D19]" office:value-type="float" office:value="336">
            <text:p>336</text:p>
          </table:table-cell>
          <table:table-cell table:style-name="ce107" table:formula="of:=SUM([$Test_Data.E19:.J19])" office:value-type="float" office:value="28.6">
            <text:p>29</text:p>
          </table:table-cell>
          <table:table-cell table:style-name="ce209" table:formula="of:=SUM([$Test_Data.K19:.P19])" office:value-type="float" office:value="44.9">
            <text:p>45</text:p>
          </table:table-cell>
          <table:table-cell table:style-name="ce213" table:formula="of:=SUM([$Test_Data.F19:.J19])" office:value-type="float" office:value="22.6">
            <text:p>22,6</text:p>
          </table:table-cell>
          <table:table-cell table:style-name="ce213" table:formula="of:=SUM([$Test_Data.L19:.P19])" office:value-type="float" office:value="16.6">
            <text:p>16,6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199" office:value-type="float" office:value="17">
            <text:p>17</text:p>
          </table:table-cell>
          <table:table-cell table:style-name="ce107" table:formula="of:=[$Test_Data.B20]" office:value-type="float" office:value="334">
            <text:p>334</text:p>
          </table:table-cell>
          <table:table-cell table:style-name="ce107" table:formula="of:=[$Test_Data.C20]" office:value-type="float" office:value="400">
            <text:p>400</text:p>
          </table:table-cell>
          <table:table-cell table:style-name="ce107" table:formula="of:=[$Test_Data.D20]" office:value-type="float" office:value="998">
            <text:p>998</text:p>
          </table:table-cell>
          <table:table-cell table:style-name="ce107" table:formula="of:=SUM([$Test_Data.E20:.J20])" office:value-type="float" office:value="21.9">
            <text:p>22</text:p>
          </table:table-cell>
          <table:table-cell table:style-name="ce209" table:formula="of:=SUM([$Test_Data.K20:.P20])" office:value-type="float" office:value="39.4">
            <text:p>39</text:p>
          </table:table-cell>
          <table:table-cell table:style-name="ce213" table:formula="of:=SUM([$Test_Data.F20:.J20])" office:value-type="float" office:value="17.3">
            <text:p>17,3</text:p>
          </table:table-cell>
          <table:table-cell table:style-name="ce213" table:formula="of:=SUM([$Test_Data.L20:.P20])" office:value-type="float" office:value="34.4">
            <text:p>34,4</text:p>
          </table:table-cell>
          <table:table-cell table:number-columns-repeated="1015"/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199" office:value-type="float" office:value="18">
            <text:p>18</text:p>
          </table:table-cell>
          <table:table-cell table:style-name="ce107" table:formula="of:=[$Test_Data.B21]" office:value-type="float" office:value="213">
            <text:p>213</text:p>
          </table:table-cell>
          <table:table-cell table:style-name="ce107" table:formula="of:=[$Test_Data.C21]" office:value-type="float" office:value="373">
            <text:p>373</text:p>
          </table:table-cell>
          <table:table-cell table:style-name="ce107" table:formula="of:=[$Test_Data.D21]" office:value-type="float" office:value="667">
            <text:p>667</text:p>
          </table:table-cell>
          <table:table-cell table:style-name="ce107" table:formula="of:=SUM([$Test_Data.E21:.J21])" office:value-type="float" office:value="39.2">
            <text:p>39</text:p>
          </table:table-cell>
          <table:table-cell table:style-name="ce209" table:formula="of:=SUM([$Test_Data.K21:.P21])" office:value-type="float" office:value="43.5">
            <text:p>44</text:p>
          </table:table-cell>
          <table:table-cell table:style-name="ce213" table:formula="of:=SUM([$Test_Data.F21:.J21])" office:value-type="float" office:value="32.1">
            <text:p>32,1</text:p>
          </table:table-cell>
          <table:table-cell table:style-name="ce213" table:formula="of:=SUM([$Test_Data.L21:.P21])" office:value-type="float" office:value="36.8">
            <text:p>36,8</text:p>
          </table:table-cell>
          <table:table-cell table:number-columns-repeated="1015"/>
        </table:table-row>
        <table:table-row table:style-name="ro10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204" table:formula="of:=AVERAGE([.C3:.C19])" office:value-type="float" office:value="292">
            <text:p>292,0</text:p>
          </table:table-cell>
          <table:table-cell table:style-name="ce207" table:formula="of:=AVERAGE([.D3:.D19])" office:value-type="float" office:value="451.352941176471">
            <text:p>451,4</text:p>
          </table:table-cell>
          <table:table-cell table:style-name="ce207" table:formula="of:=AVERAGE([.E3:.E19])" office:value-type="float" office:value="542.470588235294">
            <text:p>542,5</text:p>
          </table:table-cell>
          <table:table-cell table:style-name="ce204" table:formula="of:=AVERAGE([.F3:.F19])" office:value-type="float" office:value="35.3">
            <text:p>35,3</text:p>
          </table:table-cell>
          <table:table-cell table:style-name="ce211" table:formula="of:=AVERAGE([.G3:.G19])" office:value-type="float" office:value="35.6164705882353">
            <text:p>35,6</text:p>
          </table:table-cell>
          <table:table-cell table:style-name="ce214" table:formula="of:=AVERAGE([.H3:.H19])" office:value-type="float" office:value="25.0470588235294">
            <text:p>25,0</text:p>
          </table:table-cell>
          <table:table-cell table:style-name="ce214" table:formula="of:=AVERAGE([.I3:.I19])" office:value-type="float" office:value="26.0279411764706">
            <text:p>26,0</text:p>
          </table:table-cell>
          <table:table-cell table:number-columns-repeated="1015"/>
        </table:table-row>
        <table:table-row table:style-name="ro10">
          <table:table-cell table:style-name="ce94" office:value-type="string">
            <text:p>Median</text:p>
          </table:table-cell>
          <table:table-cell table:style-name="ce99"/>
          <table:table-cell table:style-name="ce205" table:formula="of:=MEDIAN([.C3:.C19])" office:value-type="float" office:value="308">
            <text:p>308,0</text:p>
          </table:table-cell>
          <table:table-cell table:style-name="ce205" table:formula="of:=MEDIAN([.D3:.D19])" office:value-type="float" office:value="400">
            <text:p>400,0</text:p>
          </table:table-cell>
          <table:table-cell table:style-name="ce205" table:formula="of:=MEDIAN([.E3:.E19])" office:value-type="float" office:value="515">
            <text:p>515,0</text:p>
          </table:table-cell>
          <table:table-cell table:style-name="ce205" table:formula="of:=MEDIAN([.F3:.F19])" office:value-type="float" office:value="30.6">
            <text:p>30,6</text:p>
          </table:table-cell>
          <table:table-cell table:style-name="ce212" table:formula="of:=MEDIAN([.G3:.G19])" office:value-type="float" office:value="31.8">
            <text:p>31,8</text:p>
          </table:table-cell>
          <table:table-cell table:style-name="ce212" table:formula="of:=MEDIAN([.H3:.H19])" office:value-type="float" office:value="24.1">
            <text:p>24,1</text:p>
          </table:table-cell>
          <table:table-cell table:style-name="ce212" table:formula="of:=MEDIAN([.I3:.I19])" office:value-type="float" office:value="24.9">
            <text:p>24,9</text:p>
          </table:table-cell>
          <table:table-cell table:number-columns-repeated="1015"/>
        </table:table-row>
        <table:table-row table:style-name="ro10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205" table:formula="of:=STDEV([.C3:.C19])" office:value-type="float" office:value="77.3175271203108">
            <text:p>77,3</text:p>
          </table:table-cell>
          <table:table-cell table:style-name="ce205" table:formula="of:=STDEV([.D3:.D19])" office:value-type="float" office:value="147.520312659169">
            <text:p>147,5</text:p>
          </table:table-cell>
          <table:table-cell table:style-name="ce205" table:formula="of:=STDEV([.E3:.E19])" office:value-type="float" office:value="239.706100685574">
            <text:p>239,7</text:p>
          </table:table-cell>
          <table:table-cell table:style-name="ce205" table:formula="of:=STDEV([.F3:.F19])" office:value-type="float" office:value="15.1390224255069">
            <text:p>15,1</text:p>
          </table:table-cell>
          <table:table-cell table:style-name="ce212" table:formula="of:=STDEV([.G3:.G19])" office:value-type="float" office:value="11.2558923131268">
            <text:p>11,3</text:p>
          </table:table-cell>
          <table:table-cell table:style-name="ce212" table:formula="of:=STDEV([.H3:.H19])" office:value-type="float" office:value="6.53386539950308">
            <text:p>6,5</text:p>
          </table:table-cell>
          <table:table-cell table:style-name="ce212" table:formula="of:=STDEV([.I3:.I19])" office:value-type="float" office:value="7.62155599656813">
            <text:p>7,6</text:p>
          </table:table-cell>
          <table:table-cell table:number-columns-repeated="7"/>
          <table:table-cell>
            <draw:frame table:end-cell-address="Test_Data_Summary.Y40" table:end-x="0.088cm" table:end-y="0.138cm" draw:z-index="3" draw:style-name="gr1" svg:width="16.267cm" svg:height="8.999cm" svg:x="1.872cm" svg:y="0.088cm">
              <draw:object draw:notify-on-update-of-ranges="Test_Data_Summary.B3:Test_Data_Summary.B19 Test_Data_Summary.H2:Test_Data_Summary.H2 Test_Data_Summary.H3:Test_Data_Summary.H19 Test_Data_Summary.I2:Test_Data_Summary.I2 Test_Data_Summary.I3:Test_Data_Summary.I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9])/(SQRT(COUNT([.C3:.C19])))" office:value-type="float" office:value="19.3293817800777">
            <text:p>19,33</text:p>
          </table:table-cell>
          <table:table-cell table:style-name="ce110" table:formula="of:=STDEV([.D3:.D19])/(SQRT(COUNT([.D3:.D19])))" office:value-type="float" office:value="35.7789312363467">
            <text:p>35,78</text:p>
          </table:table-cell>
          <table:table-cell table:style-name="ce110" table:formula="of:=STDEV([.E3:.E19])/(SQRT(COUNT([.E3:.E19])))" office:value-type="float" office:value="58.1372689547978">
            <text:p>58,14</text:p>
          </table:table-cell>
          <table:table-cell table:style-name="ce110" table:formula="of:=STDEV([.F3:.F19])/(SQRT(COUNT([.F3:.F19])))" office:value-type="float" office:value="3.67175226640937">
            <text:p>3,67</text:p>
          </table:table-cell>
          <table:table-cell table:style-name="ce123" table:formula="of:=STDEV([.G3:.G19])/(SQRT(COUNT([.G3:.G19])))" office:value-type="float" office:value="2.72995487750585">
            <text:p>2,73</text:p>
          </table:table-cell>
          <table:table-cell table:style-name="ce123" table:formula="of:=STDEV([.H3:.H19])/(SQRT(COUNT([.H3:.H19])))" office:value-type="float" office:value="1.58469512857175">
            <text:p>1,58</text:p>
          </table:table-cell>
          <table:table-cell table:style-name="ce123" table:formula="of:=STDEV([.I3:.I19])/(SQRT(COUNT([.I3:.I19])))" office:value-type="float" office:value="1.84849884737706">
            <text:p>1,85</text:p>
          </table:table-cell>
          <table:table-cell>
            <draw:frame table:end-cell-address="Test_Data_Summary.Q41" table:end-x="1.221cm" table:end-y="0.284cm" draw:z-index="1" draw:style-name="gr1" svg:width="16.267cm" svg:height="8.972cm" svg:x="0.748cm" svg:y="0.232cm">
              <draw:object draw:notify-on-update-of-ranges="Test_Data_Summary.B3:Test_Data_Summary.B19 Test_Data_Summary.H2:Test_Data_Summary.H2 Test_Data_Summary.H3:Test_Data_Summary.H19 Test_Data_Summary.I2:Test_Data_Summary.I2 Test_Data_Summary.I3:Test_Data_Summary.I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22];18)" office:value-type="float" office:value="46.9416966275452">
            <text:p>46,94</text:p>
          </table:table-cell>
          <table:table-cell table:style-name="ce111" table:formula="of:=CONFIDENCE(0.01;[.D22];18)" office:value-type="float" office:value="89.563828812991">
            <text:p>89,56</text:p>
          </table:table-cell>
          <table:table-cell table:style-name="ce111" table:formula="of:=CONFIDENCE(0.01;[.E22];18)" office:value-type="float" office:value="145.53247468255">
            <text:p>145,53</text:p>
          </table:table-cell>
          <table:table-cell table:style-name="ce111" table:formula="of:=CONFIDENCE(0.01;[.F22];18)" office:value-type="float" office:value="9.19133635546737">
            <text:p>9,19</text:p>
          </table:table-cell>
          <table:table-cell table:style-name="ce124" table:formula="of:=CONFIDENCE(0.01;[.G22];18)" office:value-type="float" office:value="6.83377627187865">
            <text:p>6,83</text:p>
          </table:table-cell>
          <table:table-cell table:style-name="ce124" table:formula="of:=CONFIDENCE(0.01;[.H22];18)" office:value-type="float" office:value="3.96689778905406">
            <text:p>3,97</text:p>
          </table:table-cell>
          <table:table-cell table:style-name="ce124" table:formula="of:=CONFIDENCE(0.01;[.I22];18)" office:value-type="float" office:value="4.62726606431733">
            <text:p>4,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0" office:value-type="string">
            <text:p>Note TP10 + TP15 Sum recalculated *6/5 because of omitted invalid (timeout) resul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office:value-type="string">
            <text:p>Indicator statistics (to get an idea)</text:p>
          </table:table-cell>
          <table:table-cell table:style-name="ce201" table:number-columns-repeated="2"/>
          <table:table-cell/>
          <table:table-cell table:style-name="ce117" table:number-columns-repeated="2"/>
          <table:table-cell table:style-name="ce215"/>
          <table:table-cell table:style-name="ce217"/>
          <table:table-cell table:number-columns-repeated="1015"/>
        </table:table-row>
        <table:table-row table:style-name="ro1">
          <table:table-cell/>
          <table:table-cell table:style-name="ce104" office:value-type="string">
            <text:p>P-Value 2 tailed paired T-Test (P below 0.05 Significant difference between tested values)</text:p>
          </table:table-cell>
          <table:table-cell table:style-name="ce201" table:number-columns-repeated="2"/>
          <table:table-cell/>
          <table:table-cell table:style-name="ce117" table:number-columns-repeated="2"/>
          <table:table-cell table:style-name="ce215"/>
          <table:table-cell table:style-name="ce217"/>
          <table:table-cell table:number-columns-repeated="1015"/>
        </table:table-row>
        <table:table-row table:style-name="ro1">
          <table:table-cell/>
          <table:table-cell table:style-name="ce104" office:value-type="string">
            <text:p>http://depts.alverno.edu/nsmt/stats.htm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http://www-unix.oit.umass.edu/~evagold/excel.html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paired because tests were performed on same group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2 tailed because we don't assume a set to be higher or lower than the other by looking at the values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Filing explore vs tagstore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P-value</text:p>
          </table:table-cell>
          <table:table-cell table:style-name="ce112" table:formula="of:=TTEST([.D3:.D19];[.E3:.E19];2;1)" office:value-type="float" office:value="0.110857631365255">
            <text:p>0,11</text:p>
          </table:table-cell>
          <table:table-cell table:style-name="ce104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Refind explore vs tagstore</text:p>
          </table:table-cell>
          <table:table-cell table:style-name="ce104" table:number-columns-repeated="2"/>
          <table:table-cell/>
          <table:table-cell table:style-name="ce201" office:value-type="string">
            <text:p>Correlations (Excel CORREL function)</text:p>
          </table:table-cell>
          <table:table-cell table:number-columns-repeated="1018"/>
        </table:table-row>
        <table:table-row table:style-name="ro1">
          <table:table-cell/>
          <table:table-cell table:style-name="ce104" office:value-type="string">
            <text:p>P-value</text:p>
          </table:table-cell>
          <table:table-cell table:style-name="ce112" table:formula="of:=TTEST([.F3:.F19];[.G3:.G19];2;1)" office:value-type="float" office:value="0.943174959860077">
            <text:p>0,94</text:p>
          </table:table-cell>
          <table:table-cell table:style-name="ce104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office:value-type="string">
            <text:p>Correlation between time viewed and time needed to store</text:p>
          </table:table-cell>
          <table:table-cell table:style-name="ce104"/>
          <table:table-cell table:number-columns-repeated="1017"/>
        </table:table-row>
        <table:table-row table:style-name="ro1">
          <table:table-cell/>
          <table:table-cell table:style-name="ce201" office:value-type="string">
            <text:p>Confidence intervals (Excel CONFIDENCE function)</text:p>
          </table:table-cell>
          <table:table-cell table:style-name="ce104" table:number-columns-repeated="2"/>
          <table:table-cell/>
          <table:table-cell table:style-name="ce104" office:value-type="string">
            <text:p>Explorer</text:p>
          </table:table-cell>
          <table:table-cell table:style-name="ce206" table:formula="of:=CORREL([.C4:.C19];[.D4:.D19])" office:value-type="float" office:value="0.103010134675464">
            <text:p>0,10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office:value-type="string">
            <text:p>tagstore</text:p>
          </table:table-cell>
          <table:table-cell table:style-name="ce206" table:formula="of:=CORREL([.C4:.C19];[.E4:.E19])" office:value-type="float" office:value="0.240835653082646">
            <text:p>0,24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office:value-type="string">
            <text:p>Mean time to store 30 items with 99% certainty in range</text:p>
          </table:table-cell>
          <table:table-cell table:style-name="ce104" table:number-columns-repeated="2"/>
          <table:table-cell/>
          <table:table-cell table:style-name="ce104" table:number-columns-repeated="3"/>
          <table:table-cell table:number-columns-repeated="1016"/>
        </table:table-row>
        <table:table-row table:style-name="ro1">
          <table:table-cell/>
          <table:table-cell table:style-name="ce104" office:value-type="string">
            <text:p>Explorer</text:p>
          </table:table-cell>
          <table:table-cell table:style-name="ce206" table:formula="of:=[.D20]-[.D24]" office:value-type="float" office:value="361.78911236348">
            <text:p>361,79</text:p>
          </table:table-cell>
          <table:table-cell table:style-name="ce206" table:formula="of:=[.D20]+[.D24]" office:value-type="float" office:value="540.916769989462">
            <text:p>540,92</text:p>
          </table:table-cell>
          <table:table-cell/>
          <table:table-cell table:style-name="ce104" office:value-type="string">
            <text:p>Correlation between testuser Filing times with explorer and tagstore</text:p>
          </table:table-cell>
          <table:table-cell table:style-name="ce104" table:number-columns-repeated="2"/>
          <table:table-cell table:number-columns-repeated="1016"/>
        </table:table-row>
        <table:table-row table:style-name="ro1">
          <table:table-cell/>
          <table:table-cell table:style-name="ce104" office:value-type="string">
            <text:p>tagstore</text:p>
          </table:table-cell>
          <table:table-cell table:style-name="ce206" table:formula="of:=[.E20]-[.E24]" office:value-type="float" office:value="396.938113552744">
            <text:p>396,94</text:p>
          </table:table-cell>
          <table:table-cell table:style-name="ce206" table:formula="of:=[.E20]+[.E24]" office:value-type="float" office:value="688.003062917844">
            <text:p>688,00</text:p>
          </table:table-cell>
          <table:table-cell table:number-columns-repeated="2"/>
          <table:table-cell table:style-name="ce206" table:formula="of:=CORREL([.D3:.D19];[.E3:.E19])" office:value-type="float" office:value="0.419529448472125">
            <text:p>0,42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table:number-columns-repeated="3"/>
          <table:table-cell table:number-columns-repeated="1016"/>
        </table:table-row>
        <table:table-row table:style-name="ro1">
          <table:table-cell/>
          <table:table-cell table:style-name="ce104" office:value-type="string">
            <text:p>Mean time to re-find 6 items with 99% certainty in range</text:p>
          </table:table-cell>
          <table:table-cell table:style-name="ce104" table:number-columns-repeated="2"/>
          <table:table-cell/>
          <table:table-cell table:style-name="ce104" office:value-type="string">
            <text:p>Correlation between Filing time &amp; refind time</text:p>
          </table:table-cell>
          <table:table-cell table:style-name="ce104" table:number-columns-repeated="2"/>
          <table:table-cell table:number-columns-repeated="1016"/>
        </table:table-row>
        <table:table-row table:style-name="ro1">
          <table:table-cell/>
          <table:table-cell table:style-name="ce104" office:value-type="string">
            <text:p>Explorer</text:p>
          </table:table-cell>
          <table:table-cell table:style-name="ce206" table:formula="of:=[.F20]-[.F24]" office:value-type="float" office:value="26.1086636445326">
            <text:p>26,11</text:p>
          </table:table-cell>
          <table:table-cell table:style-name="ce206" table:formula="of:=[.F20]+[.F24]" office:value-type="float" office:value="44.4913363554674">
            <text:p>44,49</text:p>
          </table:table-cell>
          <table:table-cell/>
          <table:table-cell table:style-name="ce104" office:value-type="string">
            <text:p>Explorer</text:p>
          </table:table-cell>
          <table:table-cell table:style-name="ce206" table:formula="of:=CORREL([.D3:.D19];[.F3:.F19])" office:value-type="float" office:value="0.145974255762536">
            <text:p>0,15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office:value-type="string">
            <text:p>tagstore</text:p>
          </table:table-cell>
          <table:table-cell table:style-name="ce206" table:formula="of:=[.G20]-[.G24]" office:value-type="float" office:value="28.7826943163567">
            <text:p>28,78</text:p>
          </table:table-cell>
          <table:table-cell table:style-name="ce206" table:formula="of:=[.G20]+[.G24]" office:value-type="float" office:value="42.450246860114">
            <text:p>42,45</text:p>
          </table:table-cell>
          <table:table-cell/>
          <table:table-cell table:style-name="ce104" office:value-type="string">
            <text:p>tagstore</text:p>
          </table:table-cell>
          <table:table-cell table:style-name="ce206" table:formula="of:=CORREL([.E3:.E19];[.G3:.G19])" office:value-type="float" office:value="0.248161766357568">
            <text:p>0,25</text:p>
          </table:table-cell>
          <table:table-cell table:style-name="ce104"/>
          <table:table-cell table:number-columns-repeated="1016"/>
        </table:table-row>
        <table:table-row table:style-name="ro1">
          <table:table-cell table:number-columns-repeated="2"/>
          <table:table-cell table:style-name="ce104"/>
          <table:table-cell table:number-columns-repeated="4"/>
          <table:table-cell table:style-name="ce104"/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_Performance" table:style-name="ta4" table:print="false">
        <table:table-column table:style-name="co47" table:number-columns-repeated="9" table:default-cell-style-name="Default"/>
        <table:table-row table:style-name="ro1">
          <table:table-cell table:style-name="ce97" office:value-type="string">
            <text:p>TP</text:p>
          </table:table-cell>
          <table:table-cell office:value-type="string">
            <text:p>Filing Folders and tagstore</text:p>
          </table:table-cell>
          <table:table-cell/>
          <table:table-cell table:style-name="ce97" office:value-type="string">
            <text:p>TP</text:p>
          </table:table-cell>
          <table:table-cell office:value-type="string">
            <text:p>Filing Folders and tagstore</text:p>
          </table:table-cell>
          <table:table-cell table:number-columns-repeated="2"/>
          <table:table-cell>
            <draw:frame table:end-cell-address="Combined_Performance.O20" table:end-x="0.194cm" table:end-y="0.193cm" draw:z-index="0" draw:style-name="gr1" svg:width="15.999cm" svg:height="9.118cm" svg:x="0.002cm" svg:y="0.49cm">
              <draw:object draw:notify-on-update-of-ranges="Combined_Performance.D2:Combined_Performance.D18 Combined_Performance.E1:Combined_Performance.E1 Combined_Performance.E2:Combined_Performance.E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formula="of:=SUM([Test_Data_Summary.D3:Test_Data_Summary.E3])" office:value-type="float" office:value="1173">
            <text:p>1173</text:p>
          </table:table-cell>
          <table:table-cell/>
          <table:table-cell table:style-name="ce5" office:value-type="float" office:value="8">
            <text:p>8</text:p>
          </table:table-cell>
          <table:table-cell office:value-type="float" office:value="1821">
            <text:p>1821</text:p>
          </table:table-cell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formula="of:=SUM([Test_Data_Summary.D4:Test_Data_Summary.E4])" office:value-type="float" office:value="510">
            <text:p>510</text:p>
          </table:table-cell>
          <table:table-cell/>
          <table:table-cell table:style-name="ce199" office:value-type="float" office:value="17">
            <text:p>17</text:p>
          </table:table-cell>
          <table:table-cell office:value-type="float" office:value="1398">
            <text:p>1398</text:p>
          </table:table-cell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formula="of:=SUM([Test_Data_Summary.D5:Test_Data_Summary.E5])" office:value-type="float" office:value="1246">
            <text:p>1246</text:p>
          </table:table-cell>
          <table:table-cell/>
          <table:table-cell table:style-name="ce5" office:value-type="float" office:value="3">
            <text:p>3</text:p>
          </table:table-cell>
          <table:table-cell office:value-type="float" office:value="1246">
            <text:p>1246</text:p>
          </table:table-cell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formula="of:=SUM([Test_Data_Summary.D6:Test_Data_Summary.E6])" office:value-type="float" office:value="672">
            <text:p>672</text:p>
          </table:table-cell>
          <table:table-cell/>
          <table:table-cell table:style-name="ce5" office:value-type="float" office:value="7">
            <text:p>7</text:p>
          </table:table-cell>
          <table:table-cell office:value-type="float" office:value="1239">
            <text:p>1239</text:p>
          </table:table-cell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formula="of:=SUM([Test_Data_Summary.D7:Test_Data_Summary.E7])" office:value-type="float" office:value="632">
            <text:p>632</text:p>
          </table:table-cell>
          <table:table-cell/>
          <table:table-cell table:style-name="ce5" office:value-type="float" office:value="1">
            <text:p>1</text:p>
          </table:table-cell>
          <table:table-cell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formula="of:=SUM([Test_Data_Summary.D8:Test_Data_Summary.E8])" office:value-type="float" office:value="1239">
            <text:p>1239</text:p>
          </table:table-cell>
          <table:table-cell/>
          <table:table-cell table:style-name="ce5" office:value-type="float" office:value="10">
            <text:p>10</text:p>
          </table:table-cell>
          <table:table-cell office:value-type="float" office:value="1132">
            <text:p>1132</text:p>
          </table:table-cell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formula="of:=SUM([Test_Data_Summary.D9:Test_Data_Summary.E9])" office:value-type="float" office:value="1821">
            <text:p>1821</text:p>
          </table:table-cell>
          <table:table-cell/>
          <table:table-cell table:style-name="ce5" office:value-type="float" office:value="12">
            <text:p>12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formula="of:=SUM([Test_Data_Summary.D10:Test_Data_Summary.E10])" office:value-type="float" office:value="875">
            <text:p>875</text:p>
          </table:table-cell>
          <table:table-cell/>
          <table:table-cell table:style-name="ce199" office:value-type="float" office:value="18">
            <text:p>18</text:p>
          </table:table-cell>
          <table:table-cell office:value-type="float" office:value="1040">
            <text:p>1040</text:p>
          </table:table-cell>
          <table:table-cell table:number-columns-repeated="4"/>
        </table:table-row>
        <table:table-row table:style-name="ro1">
          <table:table-cell table:style-name="ce5" office:value-type="float" office:value="10">
            <text:p>10</text:p>
          </table:table-cell>
          <table:table-cell table:formula="of:=SUM([Test_Data_Summary.D11:Test_Data_Summary.E11])" office:value-type="float" office:value="1132">
            <text:p>1132</text:p>
          </table:table-cell>
          <table:table-cell/>
          <table:table-cell table:style-name="ce5" office:value-type="float" office:value="13">
            <text:p>13</text:p>
          </table:table-cell>
          <table:table-cell office:value-type="float" office:value="931">
            <text:p>931</text:p>
          </table:table-cell>
          <table:table-cell table:number-columns-repeated="4"/>
        </table:table-row>
        <table:table-row table:style-name="ro1">
          <table:table-cell table:style-name="ce5" office:value-type="float" office:value="11">
            <text:p>11</text:p>
          </table:table-cell>
          <table:table-cell table:formula="of:=SUM([Test_Data_Summary.D12:Test_Data_Summary.E12])" office:value-type="float" office:value="685">
            <text:p>685</text:p>
          </table:table-cell>
          <table:table-cell/>
          <table:table-cell table:style-name="ce5" office:value-type="float" office:value="9">
            <text:p>9</text:p>
          </table:table-cell>
          <table:table-cell office:value-type="float" office:value="875">
            <text:p>875</text:p>
          </table:table-cell>
          <table:table-cell table:number-columns-repeated="4"/>
        </table:table-row>
        <table:table-row table:style-name="ro1">
          <table:table-cell table:style-name="ce5" office:value-type="float" office:value="12">
            <text:p>12</text:p>
          </table:table-cell>
          <table:table-cell table:formula="of:=SUM([Test_Data_Summary.D13:Test_Data_Summary.E13])" office:value-type="float" office:value="1130">
            <text:p>1130</text:p>
          </table:table-cell>
          <table:table-cell/>
          <table:table-cell table:style-name="ce5" office:value-type="float" office:value="14">
            <text:p>14</text:p>
          </table:table-cell>
          <table:table-cell office:value-type="float" office:value="856">
            <text:p>856</text:p>
          </table:table-cell>
          <table:table-cell table:number-columns-repeated="4"/>
        </table:table-row>
        <table:table-row table:style-name="ro1">
          <table:table-cell table:style-name="ce5" office:value-type="float" office:value="13">
            <text:p>13</text:p>
          </table:table-cell>
          <table:table-cell table:formula="of:=SUM([Test_Data_Summary.D14:Test_Data_Summary.E14])" office:value-type="float" office:value="931">
            <text:p>931</text:p>
          </table:table-cell>
          <table:table-cell/>
          <table:table-cell table:style-name="ce5" office:value-type="float" office:value="15">
            <text:p>15</text:p>
          </table:table-cell>
          <table:table-cell office:value-type="float" office:value="825">
            <text:p>825</text:p>
          </table:table-cell>
          <table:table-cell table:number-columns-repeated="4"/>
        </table:table-row>
        <table:table-row table:style-name="ro1">
          <table:table-cell table:style-name="ce5" office:value-type="float" office:value="14">
            <text:p>14</text:p>
          </table:table-cell>
          <table:table-cell table:formula="of:=SUM([Test_Data_Summary.D15:Test_Data_Summary.E15])" office:value-type="float" office:value="856">
            <text:p>856</text:p>
          </table:table-cell>
          <table:table-cell/>
          <table:table-cell table:style-name="ce199" office:value-type="float" office:value="16">
            <text:p>16</text:p>
          </table:table-cell>
          <table:table-cell office:value-type="float" office:value="730">
            <text:p>730</text:p>
          </table:table-cell>
          <table:table-cell table:number-columns-repeated="4"/>
        </table:table-row>
        <table:table-row table:style-name="ro1">
          <table:table-cell table:style-name="ce5" office:value-type="float" office:value="15">
            <text:p>15</text:p>
          </table:table-cell>
          <table:table-cell table:formula="of:=SUM([Test_Data_Summary.D16:Test_Data_Summary.E16])" office:value-type="float" office:value="825">
            <text:p>825</text:p>
          </table:table-cell>
          <table:table-cell/>
          <table:table-cell table:style-name="ce5" office:value-type="float" office:value="11">
            <text:p>11</text:p>
          </table:table-cell>
          <table:table-cell office:value-type="float" office:value="685">
            <text:p>685</text:p>
          </table:table-cell>
          <table:table-cell table:number-columns-repeated="4"/>
        </table:table-row>
        <table:table-row table:style-name="ro1">
          <table:table-cell table:style-name="ce199" office:value-type="float" office:value="16">
            <text:p>16</text:p>
          </table:table-cell>
          <table:table-cell table:formula="of:=SUM([Test_Data_Summary.D17:Test_Data_Summary.E17])" office:value-type="float" office:value="730">
            <text:p>730</text:p>
          </table:table-cell>
          <table:table-cell/>
          <table:table-cell table:style-name="ce5" office:value-type="float" office:value="4">
            <text:p>4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 table:style-name="ce199" office:value-type="float" office:value="17">
            <text:p>17</text:p>
          </table:table-cell>
          <table:table-cell table:formula="of:=SUM([Test_Data_Summary.D18:Test_Data_Summary.E18])" office:value-type="float" office:value="1398">
            <text:p>1398</text:p>
          </table:table-cell>
          <table:table-cell/>
          <table:table-cell table:style-name="ce5" office:value-type="float" office:value="5">
            <text:p>5</text:p>
          </table:table-cell>
          <table:table-cell office:value-type="float" office:value="632">
            <text:p>632</text:p>
          </table:table-cell>
          <table:table-cell table:number-columns-repeated="4"/>
        </table:table-row>
        <table:table-row table:style-name="ro1">
          <table:table-cell table:style-name="ce199" office:value-type="float" office:value="18">
            <text:p>18</text:p>
          </table:table-cell>
          <table:table-cell table:formula="of:=SUM([Test_Data_Summary.D19:Test_Data_Summary.E19])" office:value-type="float" office:value="1040">
            <text:p>1040</text:p>
          </table:table-cell>
          <table:table-cell/>
          <table:table-cell table:style-name="ce5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fast performer: TP 15, 9, 14, 5, 4, 16, 11, 2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tribution_Filing_tagstore" table:style-name="ta4" table:print="false">
        <table:table-column table:style-name="co47" table:number-columns-repeated="10" table:default-cell-style-name="Default"/>
        <table:table-row table:style-name="ro1">
          <table:table-cell table:style-name="ce97" office:value-type="string">
            <text:p>TP</text:p>
          </table:table-cell>
          <table:table-cell table:style-name="ce97" office:value-type="string">
            <text:p>Filing in tagstore</text:p>
          </table:table-cell>
          <table:table-cell table:style-name="ce117">
            <draw:frame table:end-cell-address="Distribution_Filing_tagstore.J19" table:end-x="0.293cm" table:end-y="0.171cm" draw:z-index="1" draw:style-name="gr1" svg:width="15.999cm" svg:height="8.991cm" svg:x="0.101cm" svg:y="0.1cm">
              <draw:object draw:notify-on-update-of-ranges="Distribution_Filing_tagstore.A2:Distribution_Filing_tagstore.A18 Distribution_Filing_tagstore.B1:Distribution_Filing_tagstore.B1 Distribution_Filing_tagstore.B2:Distribution_Filing_tagstore.B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17" table:number-columns-repeated="7"/>
        </table:table-row>
        <table:table-row table:style-name="ro1">
          <table:table-cell table:style-name="ce199" office:value-type="float" office:value="17">
            <text:p>17</text:p>
          </table:table-cell>
          <table:table-cell office:value-type="float" office:value="998">
            <text:p>998</text:p>
          </table:table-cell>
          <table:table-cell>
            <draw:frame table:end-cell-address="Distribution_Filing_tagstore.J20" table:end-x="0.821cm" table:end-y="0.149cm" draw:z-index="0" draw:style-name="gr1" svg:width="16.011cm" svg:height="8.937cm" svg:x="0.617cm" svg:y="0.132cm">
              <draw:object draw:notify-on-update-of-ranges="Distribution_Filing_tagstore.A2:Distribution_Filing_tagstore.A18 Distribution_Filing_tagstore.B1:Distribution_Filing_tagstore.B1 Distribution_Filing_tagstore.B2:Distribution_Filing_tagstore.B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float" office:value="975">
            <text:p>975</text:p>
          </table:table-cell>
          <table:table-cell table:number-columns-repeated="8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float" office:value="867">
            <text:p>867</text:p>
          </table:table-cell>
          <table:table-cell table:number-columns-repeated="8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701">
            <text:p>701</text:p>
          </table:table-cell>
          <table:table-cell table:number-columns-repeated="8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float" office:value="675">
            <text:p>675</text:p>
          </table:table-cell>
          <table:table-cell table:number-columns-repeated="8"/>
        </table:table-row>
        <table:table-row table:style-name="ro1">
          <table:table-cell table:style-name="ce199" office:value-type="float" office:value="18">
            <text:p>18</text:p>
          </table:table-cell>
          <table:table-cell office:value-type="float" office:value="667">
            <text:p>667</text:p>
          </table:table-cell>
          <table:table-cell table:number-columns-repeated="8"/>
        </table:table-row>
        <table:table-row table:style-name="ro1">
          <table:table-cell table:style-name="ce5" office:value-type="float" office:value="10">
            <text:p>10</text:p>
          </table:table-cell>
          <table:table-cell office:value-type="float" office:value="587">
            <text:p>587</text:p>
          </table:table-cell>
          <table:table-cell table:number-columns-repeated="8"/>
        </table:table-row>
        <table:table-row table:style-name="ro1">
          <table:table-cell table:style-name="ce5" office:value-type="float" office:value="13">
            <text:p>13</text:p>
          </table:table-cell>
          <table:table-cell office:value-type="float" office:value="538">
            <text:p>538</text:p>
          </table:table-cell>
          <table:table-cell table:number-columns-repeated="8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515">
            <text:p>515</text:p>
          </table:table-cell>
          <table:table-cell table:number-columns-repeated="8"/>
        </table:table-row>
        <table:table-row table:style-name="ro1">
          <table:table-cell table:style-name="ce5" office:value-type="float" office:value="15">
            <text:p>15</text:p>
          </table:table-cell>
          <table:table-cell office:value-type="float" office:value="398">
            <text:p>398</text:p>
          </table:table-cell>
          <table:table-cell table:number-columns-repeated="8"/>
        </table:table-row>
        <table:table-row table:style-name="ro1">
          <table:table-cell table:style-name="ce5" office:value-type="float" office:value="9">
            <text:p>9</text:p>
          </table:table-cell>
          <table:table-cell office:value-type="float" office:value="367">
            <text:p>367</text:p>
          </table:table-cell>
          <table:table-cell table:number-columns-repeated="8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357">
            <text:p>357</text:p>
          </table:table-cell>
          <table:table-cell table:number-columns-repeated="8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347">
            <text:p>347</text:p>
          </table:table-cell>
          <table:table-cell table:number-columns-repeated="8"/>
        </table:table-row>
        <table:table-row table:style-name="ro1">
          <table:table-cell table:style-name="ce199" office:value-type="float" office:value="16">
            <text:p>16</text:p>
          </table:table-cell>
          <table:table-cell office:value-type="float" office:value="336">
            <text:p>336</text:p>
          </table:table-cell>
          <table:table-cell table:number-columns-repeated="8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float" office:value="320">
            <text:p>320</text:p>
          </table:table-cell>
          <table:table-cell table:number-columns-repeated="8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low tagstore performer: TP 17, 8, 7</text:p>
          </table:table-cell>
          <table:table-cell table:number-columns-repeated="6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o_slow_ts_performer" table:style-name="ta4" table:print="false">
        <office:forms form:automatic-focus="false" form:apply-design-mode="false"/>
        <table:table-column table:style-name="co47" table:number-columns-repeated="9" table:default-cell-style-name="Default"/>
        <table:table-row table:style-name="ro3">
          <table:table-cell table:style-name="ce117"/>
          <table:table-cell table:style-name="ce117" office:value-type="string">
            <text:p>without TP 7, 8, 17 (slow performer):</text:p>
          </table:table-cell>
          <table:table-cell table:style-name="ce117" table:number-columns-repeated="7"/>
        </table:table-row>
        <table:table-row table:style-name="ro3">
          <table:table-cell table:style-name="ce117"/>
          <table:table-cell table:style-name="ce117" office:value-type="string">
            <text:p>User No.</text:p>
          </table:table-cell>
          <table:table-cell table:style-name="ce117" office:value-type="string">
            <text:p>Review Items</text:p>
          </table:table-cell>
          <table:table-cell table:style-name="ce117" office:value-type="string">
            <text:p>Filing in Folders</text:p>
          </table:table-cell>
          <table:table-cell table:style-name="ce117" office:value-type="string">
            <text:p>Filing in tagstore</text:p>
          </table:table-cell>
          <table:table-cell table:style-name="ce117" office:value-type="string">
            <text:p>Re-find Folders</text:p>
          </table:table-cell>
          <table:table-cell table:style-name="ce117" office:value-type="string">
            <text:p>Re-Find tagstore</text:p>
          </table:table-cell>
          <table:table-cell table:style-name="ce117" office:value-type="string">
            <text:p>Rre-find Folder 2-6</text:p>
          </table:table-cell>
          <table:table-cell table:style-name="ce117" office:value-type="string">
            <text:p>Re-find tagstore 2-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No data</text:p>
          </table:table-cell>
          <table:table-cell office:value-type="float" office:value="472">
            <text:p>472</text:p>
          </table:table-cell>
          <table:table-cell office:value-type="float" office:value="701">
            <text:p>701</text:p>
          </table:table-cell>
          <table:table-cell office:value-type="float" office:value="25.8">
            <text:p>25,8</text:p>
          </table:table-cell>
          <table:table-cell office:value-type="float" office:value="23.7">
            <text:p>23,7</text:p>
          </table:table-cell>
          <table:table-cell office:value-type="float" office:value="19.1">
            <text:p>19,1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211">
            <text:p>211</text:p>
          </table:table-cell>
          <table:table-cell office:value-type="float" office:value="22.3">
            <text:p>22,3</text:p>
          </table:table-cell>
          <table:table-cell office:value-type="float" office:value="25.5">
            <text:p>25,5</text:p>
          </table:table-cell>
          <table:table-cell office:value-type="float" office:value="16.9">
            <text:p>16,9</text:p>
          </table:table-cell>
          <table:table-cell office:value-type="float" office:value="19.5">
            <text:p>19,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731">
            <text:p>731</text:p>
          </table:table-cell>
          <table:table-cell office:value-type="float" office:value="515">
            <text:p>515</text:p>
          </table:table-cell>
          <table:table-cell office:value-type="float" office:value="30.6">
            <text:p>30,6</text:p>
          </table:table-cell>
          <table:table-cell office:value-type="float" office:value="31.3">
            <text:p>31,3</text:p>
          </table:table-cell>
          <table:table-cell office:value-type="float" office:value="24.1">
            <text:p>24,1</text:p>
          </table:table-cell>
          <table:table-cell office:value-type="float" office:value="25.9">
            <text:p>25,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5">
            <text:p>355</text:p>
          </table:table-cell>
          <table:table-cell office:value-type="float" office:value="325">
            <text:p>325</text:p>
          </table:table-cell>
          <table:table-cell office:value-type="float" office:value="347">
            <text:p>347</text:p>
          </table:table-cell>
          <table:table-cell office:value-type="float" office:value="24.2">
            <text:p>24,2</text:p>
          </table:table-cell>
          <table:table-cell office:value-type="float" office:value="37.2">
            <text:p>37,2</text:p>
          </table:table-cell>
          <table:table-cell office:value-type="float" office:value="21.2">
            <text:p>21,2</text:p>
          </table:table-cell>
          <table:table-cell office:value-type="float" office:value="32.9">
            <text:p>32,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275">
            <text:p>275</text:p>
          </table:table-cell>
          <table:table-cell office:value-type="float" office:value="357">
            <text:p>357</text:p>
          </table:table-cell>
          <table:table-cell office:value-type="float" office:value="34.2">
            <text:p>34,2</text:p>
          </table:table-cell>
          <table:table-cell office:value-type="float" office:value="31.6">
            <text:p>31,6</text:p>
          </table:table-cell>
          <table:table-cell office:value-type="float" office:value="27.6">
            <text:p>27,6</text:p>
          </table:table-cell>
          <table:table-cell office:value-type="float" office:value="21.9">
            <text:p>21,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508">
            <text:p>508</text:p>
          </table:table-cell>
          <table:table-cell office:value-type="float" office:value="367">
            <text:p>367</text:p>
          </table:table-cell>
          <table:table-cell office:value-type="float" office:value="66.1">
            <text:p>66,1</text:p>
          </table:table-cell>
          <table:table-cell office:value-type="float" office:value="35.8">
            <text:p>35,8</text:p>
          </table:table-cell>
          <table:table-cell office:value-type="float" office:value="32">
            <text:p>32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545">
            <text:p>545</text:p>
          </table:table-cell>
          <table:table-cell office:value-type="float" office:value="587">
            <text:p>587</text:p>
          </table:table-cell>
          <table:table-cell office:value-type="float" office:value="26.7">
            <text:p>26,7</text:p>
          </table:table-cell>
          <table:table-cell office:value-type="float" office:value="55.68">
            <text:p>55,68</text:p>
          </table:table-cell>
          <table:table-cell office:value-type="float" office:value="22.7">
            <text:p>22,7</text:p>
          </table:table-cell>
          <table:table-cell office:value-type="float" office:value="20.625">
            <text:p>20,62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365">
            <text:p>365</text:p>
          </table:table-cell>
          <table:table-cell office:value-type="float" office:value="320">
            <text:p>320</text:p>
          </table:table-cell>
          <table:table-cell office:value-type="float" office:value="18.4">
            <text:p>18,4</text:p>
          </table:table-cell>
          <table:table-cell office:value-type="float" office:value="19.6">
            <text:p>19,6</text:p>
          </table:table-cell>
          <table:table-cell office:value-type="float" office:value="13.6">
            <text:p>13,6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455">
            <text:p>455</text:p>
          </table:table-cell>
          <table:table-cell office:value-type="float" office:value="675">
            <text:p>675</text:p>
          </table:table-cell>
          <table:table-cell office:value-type="float" office:value="73.9">
            <text:p>73,9</text:p>
          </table:table-cell>
          <table:table-cell office:value-type="float" office:value="27.3">
            <text:p>27,3</text:p>
          </table:table-cell>
          <table:table-cell office:value-type="float" office:value="31">
            <text:p>31</text:p>
          </table:table-cell>
          <table:table-cell office:value-type="float" office:value="24.9">
            <text:p>24,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24">
            <text:p>324</text:p>
          </table:table-cell>
          <table:table-cell office:value-type="float" office:value="393">
            <text:p>393</text:p>
          </table:table-cell>
          <table:table-cell office:value-type="float" office:value="538">
            <text:p>538</text:p>
          </table:table-cell>
          <table:table-cell office:value-type="float" office:value="30.3">
            <text:p>30,3</text:p>
          </table:table-cell>
          <table:table-cell office:value-type="float" office:value="27.3">
            <text:p>27,3</text:p>
          </table:table-cell>
          <table:table-cell office:value-type="float" office:value="23.3">
            <text:p>23,3</text:p>
          </table:table-cell>
          <table:table-cell office:value-type="float" office:value="23.6">
            <text:p>23,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44">
            <text:p>344</text:p>
          </table:table-cell>
          <table:table-cell office:value-type="float" office:value="493">
            <text:p>493</text:p>
          </table:table-cell>
          <table:table-cell office:value-type="float" office:value="363">
            <text:p>363</text:p>
          </table:table-cell>
          <table:table-cell office:value-type="float" office:value="47.7">
            <text:p>47,7</text:p>
          </table:table-cell>
          <table:table-cell office:value-type="float" office:value="41.5">
            <text:p>41,5</text:p>
          </table:table-cell>
          <table:table-cell office:value-type="float" office:value="28.4">
            <text:p>28,4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  <table:table-cell office:value-type="float" office:value="427">
            <text:p>427</text:p>
          </table:table-cell>
          <table:table-cell office:value-type="float" office:value="398">
            <text:p>398</text:p>
          </table:table-cell>
          <table:table-cell office:value-type="float" office:value="34.3">
            <text:p>34,3</text:p>
          </table:table-cell>
          <table:table-cell office:value-type="float" office:value="31.8">
            <text:p>31,8</text:p>
          </table:table-cell>
          <table:table-cell office:value-type="float" office:value="27.7">
            <text:p>27,7</text:p>
          </table:table-cell>
          <table:table-cell office:value-type="float" office:value="26.75">
            <text:p>26,7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office:value-type="float" office:value="394">
            <text:p>394</text:p>
          </table:table-cell>
          <table:table-cell office:value-type="float" office:value="336">
            <text:p>336</text:p>
          </table:table-cell>
          <table:table-cell office:value-type="float" office:value="28.6">
            <text:p>28,6</text:p>
          </table:table-cell>
          <table:table-cell office:value-type="float" office:value="44.9">
            <text:p>44,9</text:p>
          </table:table-cell>
          <table:table-cell office:value-type="float" office:value="22.6">
            <text:p>22,6</text:p>
          </table:table-cell>
          <table:table-cell office:value-type="float" office:value="16.6">
            <text:p>16,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13">
            <text:p>213</text:p>
          </table:table-cell>
          <table:table-cell office:value-type="float" office:value="373">
            <text:p>373</text:p>
          </table:table-cell>
          <table:table-cell office:value-type="float" office:value="667">
            <text:p>667</text:p>
          </table:table-cell>
          <table:table-cell office:value-type="float" office:value="39.2">
            <text:p>39,2</text:p>
          </table:table-cell>
          <table:table-cell office:value-type="float" office:value="43.5">
            <text:p>43,5</text:p>
          </table:table-cell>
          <table:table-cell office:value-type="float" office:value="32.1">
            <text:p>32,1</text:p>
          </table:table-cell>
          <table:table-cell office:value-type="float" office:value="36.8">
            <text:p>36,8</text:p>
          </table:table-cell>
        </table:table-row>
        <table:table-row table:style-name="ro3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108" table:formula="of:=AVERAGE([.C3:.C16])" office:value-type="float" office:value="272">
            <text:p>272</text:p>
          </table:table-cell>
          <table:table-cell table:style-name="ce114" table:formula="of:=AVERAGE([.D3:.D16])" office:value-type="float" office:value="432.5">
            <text:p>433</text:p>
          </table:table-cell>
          <table:table-cell table:style-name="ce114" table:formula="of:=AVERAGE([.E3:.E16])" office:value-type="float" office:value="455.857142857143">
            <text:p>456</text:p>
          </table:table-cell>
          <table:table-cell table:style-name="ce108" table:formula="of:=AVERAGE([.F3:.F16])" office:value-type="float" office:value="35.8785714285714">
            <text:p>36</text:p>
          </table:table-cell>
          <table:table-cell table:style-name="ce108" table:formula="of:=AVERAGE([.G3:.G16])" office:value-type="float" office:value="34.0485714285714">
            <text:p>34</text:p>
          </table:table-cell>
          <table:table-cell table:style-name="ce114" table:formula="of:=AVERAGE([.H3:.H16])" office:value-type="float" office:value="24.45">
            <text:p>24</text:p>
          </table:table-cell>
          <table:table-cell table:style-name="ce114" table:formula="of:=AVERAGE([.I3:.I16])" office:value-type="float" office:value="24.7910714285714">
            <text:p>25</text:p>
          </table:table-cell>
        </table:table-row>
        <table:table-row table:style-name="ro3">
          <table:table-cell table:style-name="ce94" office:value-type="string">
            <text:p>Median</text:p>
          </table:table-cell>
          <table:table-cell table:style-name="ce99"/>
          <table:table-cell table:style-name="ce109" table:formula="of:=MEDIAN([.C3:.C16])" office:value-type="float" office:value="282">
            <text:p>282</text:p>
          </table:table-cell>
          <table:table-cell table:style-name="ce109" table:formula="of:=MEDIAN([.D3:.D16])" office:value-type="float" office:value="410.5">
            <text:p>411</text:p>
          </table:table-cell>
          <table:table-cell table:style-name="ce109" table:formula="of:=MEDIAN([.E3:.E16])" office:value-type="float" office:value="382.5">
            <text:p>383</text:p>
          </table:table-cell>
          <table:table-cell table:style-name="ce109" table:formula="of:=MEDIAN([.F3:.F16])" office:value-type="float" office:value="30.45">
            <text:p>30</text:p>
          </table:table-cell>
          <table:table-cell table:style-name="ce109" table:formula="of:=MEDIAN([.G3:.G16])" office:value-type="float" office:value="31.7">
            <text:p>32</text:p>
          </table:table-cell>
          <table:table-cell table:style-name="ce109" table:formula="of:=MEDIAN([.H3:.H16])" office:value-type="float" office:value="23.7">
            <text:p>24</text:p>
          </table:table-cell>
          <table:table-cell table:style-name="ce109" table:formula="of:=MEDIAN([.I3:.I16])" office:value-type="float" office:value="24.25">
            <text:p>24</text:p>
          </table:table-cell>
        </table:table-row>
        <table:table-row table:style-name="ro3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109" table:formula="of:=STDEV([.C3:.C16])" office:value-type="float" office:value="68.6136526744739">
            <text:p>69</text:p>
          </table:table-cell>
          <table:table-cell table:style-name="ce109" table:formula="of:=STDEV([.D3:.D16])" office:value-type="float" office:value="117.191329424611">
            <text:p>117</text:p>
          </table:table-cell>
          <table:table-cell table:style-name="ce109" table:formula="of:=STDEV([.E3:.E16])" office:value-type="float" office:value="155.516438479547">
            <text:p>156</text:p>
          </table:table-cell>
          <table:table-cell table:style-name="ce109" table:formula="of:=STDEV([.F3:.F16])" office:value-type="float" office:value="16.2648832941226">
            <text:p>16</text:p>
          </table:table-cell>
          <table:table-cell table:style-name="ce109" table:formula="of:=STDEV([.G3:.G16])" office:value-type="float" office:value="9.77496555739976">
            <text:p>10</text:p>
          </table:table-cell>
          <table:table-cell table:style-name="ce109" table:formula="of:=STDEV([.H3:.H16])" office:value-type="float" office:value="5.65926741657502">
            <text:p>6</text:p>
          </table:table-cell>
          <table:table-cell table:style-name="ce109" table:formula="of:=STDEV([.I3:.I16])" office:value-type="float" office:value="6.93331982269218">
            <text:p>7</text:p>
          </table:table-cell>
        </table:table-row>
        <table:table-row table:style-name="ro3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6])/(SQRT(COUNT([.C3:.C16])))" office:value-type="float" office:value="19.0300033011302">
            <text:p>19,03</text:p>
          </table:table-cell>
          <table:table-cell table:style-name="ce110" table:formula="of:=STDEV([.D3:.D16])/(SQRT(COUNT([.D3:.D16])))" office:value-type="float" office:value="31.3207002433896">
            <text:p>31,32</text:p>
          </table:table-cell>
          <table:table-cell table:style-name="ce110" table:formula="of:=STDEV([.E3:.E16])/(SQRT(COUNT([.E3:.E16])))" office:value-type="float" office:value="41.5635164858408">
            <text:p>41,56</text:p>
          </table:table-cell>
          <table:table-cell table:style-name="ce110" table:formula="of:=STDEV([.F3:.F16])/(SQRT(COUNT([.F3:.F16])))" office:value-type="float" office:value="4.34697290874785">
            <text:p>4,35</text:p>
          </table:table-cell>
          <table:table-cell table:style-name="ce110" table:formula="of:=STDEV([.G3:.G16])/(SQRT(COUNT([.G3:.G16])))" office:value-type="float" office:value="2.61246943452183">
            <text:p>2,61</text:p>
          </table:table-cell>
          <table:table-cell table:style-name="ce110" table:formula="of:=STDEV([.H3:.H16])/(SQRT(COUNT([.H3:.H16])))" office:value-type="float" office:value="1.51250283806836">
            <text:p>1,51</text:p>
          </table:table-cell>
          <table:table-cell table:style-name="ce110" table:formula="of:=STDEV([.I3:.I16])/(SQRT(COUNT([.I3:.I16])))" office:value-type="float" office:value="1.85300766638874">
            <text:p>1,85</text:p>
          </table:table-cell>
        </table:table-row>
        <table:table-row table:style-name="ro3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19];18)" office:value-type="float" office:value="41.6573238735517">
            <text:p>41,66</text:p>
          </table:table-cell>
          <table:table-cell table:style-name="ce111" table:formula="of:=CONFIDENCE(0.01;[.D19];18)" office:value-type="float" office:value="71.1502299429295">
            <text:p>71,15</text:p>
          </table:table-cell>
          <table:table-cell table:style-name="ce111" table:formula="of:=CONFIDENCE(0.01;[.E19];18)" office:value-type="float" office:value="94.4185070009238">
            <text:p>94,42</text:p>
          </table:table-cell>
          <table:table-cell table:style-name="ce111" table:formula="of:=CONFIDENCE(0.01;[.F19];18)" office:value-type="float" office:value="9.87487890148215">
            <text:p>9,87</text:p>
          </table:table-cell>
          <table:table-cell table:style-name="ce111" table:formula="of:=CONFIDENCE(0.01;[.G19];18)" office:value-type="float" office:value="5.93466300372177">
            <text:p>5,93</text:p>
          </table:table-cell>
          <table:table-cell table:style-name="ce111" table:formula="of:=CONFIDENCE(0.01;[.H19];18)" office:value-type="float" office:value="3.43590417460765">
            <text:p>3,44</text:p>
          </table:table-cell>
          <table:table-cell table:style-name="ce111" table:formula="of:=CONFIDENCE(0.01;[.I19];18)" office:value-type="float" office:value="4.20941806936121">
            <text:p>4,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04" office:value-type="string">
            <text:p>Filing explore vs tagstore</text:p>
          </table:table-cell>
          <table:table-cell table:style-name="ce104"/>
          <table:table-cell table:number-columns-repeated="7"/>
        </table:table-row>
        <table:table-row table:style-name="ro3">
          <table:table-cell table:style-name="ce104" office:value-type="string">
            <text:p>P-value</text:p>
          </table:table-cell>
          <table:table-cell table:style-name="ce112" table:formula="of:=TTEST([.D3:.D16];[.E3:.E16];2;1)" office:value-type="float" office:value="0.579278479098716">
            <text:p>0,58</text:p>
          </table:table-cell>
          <table:table-cell table:number-columns-repeated="7"/>
        </table:table-row>
        <table:table-row table:style-name="ro1">
          <table:table-cell table:style-name="ce104" table:number-columns-repeated="2"/>
          <table:table-cell table:number-columns-repeated="7"/>
        </table:table-row>
        <table:table-row table:style-name="ro3">
          <table:table-cell table:style-name="ce104" office:value-type="string">
            <text:p>Refind explore vs tagstore (Items 2-6)</text:p>
          </table:table-cell>
          <table:table-cell table:style-name="ce104"/>
          <table:table-cell table:number-columns-repeated="7"/>
        </table:table-row>
        <table:table-row table:style-name="ro3">
          <table:table-cell table:style-name="ce104" office:value-type="string">
            <text:p>P-value</text:p>
          </table:table-cell>
          <table:table-cell table:style-name="ce112" table:formula="of:=TTEST([.H3:.H16];[.I3:.I16];2;1)" office:value-type="float" office:value="0.809294471709438">
            <text:p>0,81</text:p>
          </table:table-cell>
          <table:table-cell table:number-columns-repeated="7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nly_fast_performer" table:style-name="ta4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139" table:number-columns-repeated="7" table:default-cell-style-name="Default"/>
        <table:table-row table:style-name="ro1">
          <table:table-cell table:style-name="ce195"/>
          <table:table-cell table:style-name="ce198"/>
          <table:table-cell table:style-name="ce202" office:value-type="string" table:number-columns-spanned="5" table:number-rows-spanned="1">
            <text:p>Task Completion Time (secs)</text:p>
          </table:table-cell>
          <table:covered-table-cell table:number-columns-repeated="4" table:style-name="ce202"/>
          <table:table-cell table:style-name="ce117" table:number-columns-repeated="2"/>
        </table:table-row>
        <table:table-row table:style-name="ro1">
          <table:table-cell table:style-name="ce196" office:value-type="string">
            <text:p>Test Case No.</text:p>
          </table:table-cell>
          <table:table-cell table:style-name="ce97" office:value-type="string">
            <text:p>User No.</text:p>
          </table:table-cell>
          <table:table-cell table:style-name="ce97" office:value-type="string">
            <text:p>Review Items</text:p>
          </table:table-cell>
          <table:table-cell table:style-name="ce97" office:value-type="string">
            <text:p>Filing in Folders</text:p>
          </table:table-cell>
          <table:table-cell table:style-name="ce97" office:value-type="string">
            <text:p>Filing in tagstore</text:p>
          </table:table-cell>
          <table:table-cell table:style-name="ce97" office:value-type="string">
            <text:p>Re-find Folders</text:p>
          </table:table-cell>
          <table:table-cell table:style-name="ce208" office:value-type="string">
            <text:p>Re-Find tagstore</text:p>
          </table:table-cell>
          <table:table-cell table:style-name="ce117" office:value-type="string">
            <text:p>Re-find Folder 2-6</text:p>
          </table:table-cell>
          <table:table-cell table:style-name="ce117" office:value-type="string">
            <text:p>Re-find tagstore 2-6</text:p>
          </table:table-cell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7" table:formula="of:=[$Test_Data.B6]" office:value-type="float" office:value="343">
            <text:p>343</text:p>
          </table:table-cell>
          <table:table-cell table:style-name="ce107" table:formula="of:=[$Test_Data.C6]" office:value-type="float" office:value="299">
            <text:p>299</text:p>
          </table:table-cell>
          <table:table-cell table:style-name="ce107" table:formula="of:=[$Test_Data.D6]" office:value-type="float" office:value="211">
            <text:p>211</text:p>
          </table:table-cell>
          <table:table-cell table:style-name="ce107" table:formula="of:=SUM([$Test_Data.E6:.J6])" office:value-type="float" office:value="22.3">
            <text:p>22</text:p>
          </table:table-cell>
          <table:table-cell table:style-name="ce209" table:formula="of:=SUM([$Test_Data.K6:.P6])" office:value-type="float" office:value="25.5">
            <text:p>26</text:p>
          </table:table-cell>
          <table:table-cell table:style-name="ce213" table:formula="of:=SUM([$Test_Data.F6:.J6])" office:value-type="float" office:value="16.9">
            <text:p>16,9</text:p>
          </table:table-cell>
          <table:table-cell table:style-name="ce213" table:formula="of:=SUM([$Test_Data.L6:.P6])" office:value-type="float" office:value="19.5">
            <text:p>19,5</text:p>
          </table:table-cell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07" table:formula="of:=[$Test_Data.B8]" office:value-type="float" office:value="355">
            <text:p>355</text:p>
          </table:table-cell>
          <table:table-cell table:style-name="ce107" table:formula="of:=[$Test_Data.C8]" office:value-type="float" office:value="325">
            <text:p>325</text:p>
          </table:table-cell>
          <table:table-cell table:style-name="ce107" table:formula="of:=[$Test_Data.D8]" office:value-type="float" office:value="347">
            <text:p>347</text:p>
          </table:table-cell>
          <table:table-cell table:style-name="ce107" table:formula="of:=SUM([$Test_Data.E8:.J8])" office:value-type="float" office:value="24.2">
            <text:p>24</text:p>
          </table:table-cell>
          <table:table-cell table:style-name="ce209" table:formula="of:=SUM([$Test_Data.K8:.P8])" office:value-type="float" office:value="37.2">
            <text:p>37</text:p>
          </table:table-cell>
          <table:table-cell table:style-name="ce213" table:formula="of:=SUM([$Test_Data.F8:.J8])" office:value-type="float" office:value="21.2">
            <text:p>21,2</text:p>
          </table:table-cell>
          <table:table-cell table:style-name="ce213" table:formula="of:=SUM([$Test_Data.L8:.P8])" office:value-type="float" office:value="32.9">
            <text:p>32,9</text:p>
          </table:table-cell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07" table:formula="of:=[$Test_Data.B9]" office:value-type="float" office:value="310">
            <text:p>310</text:p>
          </table:table-cell>
          <table:table-cell table:style-name="ce107" table:formula="of:=[$Test_Data.C9]" office:value-type="float" office:value="275">
            <text:p>275</text:p>
          </table:table-cell>
          <table:table-cell table:style-name="ce107" table:formula="of:=[$Test_Data.D9]" office:value-type="float" office:value="357">
            <text:p>357</text:p>
          </table:table-cell>
          <table:table-cell table:style-name="ce107" table:formula="of:=SUM([$Test_Data.E9:.J9])" office:value-type="float" office:value="34.2">
            <text:p>34</text:p>
          </table:table-cell>
          <table:table-cell table:style-name="ce209" table:formula="of:=SUM([$Test_Data.K9:.P9])" office:value-type="float" office:value="31.6">
            <text:p>32</text:p>
          </table:table-cell>
          <table:table-cell table:style-name="ce213" table:formula="of:=SUM([$Test_Data.F9:.J9])" office:value-type="float" office:value="27.6">
            <text:p>27,6</text:p>
          </table:table-cell>
          <table:table-cell table:style-name="ce213" table:formula="of:=SUM([$Test_Data.L9:.P9])" office:value-type="float" office:value="21.9">
            <text:p>21,9</text:p>
          </table:table-cell>
        </table:table-row>
        <table:table-row table:style-name="ro1">
          <table:table-cell table:style-name="ce197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07" table:formula="of:=[$Test_Data.B12]" office:value-type="float" office:value="221">
            <text:p>221</text:p>
          </table:table-cell>
          <table:table-cell table:style-name="ce107" table:formula="of:=[$Test_Data.C12]" office:value-type="float" office:value="508">
            <text:p>508</text:p>
          </table:table-cell>
          <table:table-cell table:style-name="ce107" table:formula="of:=[$Test_Data.D12]" office:value-type="float" office:value="367">
            <text:p>367</text:p>
          </table:table-cell>
          <table:table-cell table:style-name="ce107" table:formula="of:=SUM([$Test_Data.E12:.J12])" office:value-type="float" office:value="66.1">
            <text:p>66</text:p>
          </table:table-cell>
          <table:table-cell table:style-name="ce209" table:formula="of:=SUM([$Test_Data.K12:.P12])" office:value-type="float" office:value="35.8">
            <text:p>36</text:p>
          </table:table-cell>
          <table:table-cell table:style-name="ce213" table:formula="of:=SUM([$Test_Data.F12:.J12])" office:value-type="float" office:value="32">
            <text:p>32</text:p>
          </table:table-cell>
          <table:table-cell table:style-name="ce213" table:formula="of:=SUM([$Test_Data.L12:.P12])" office:value-type="float" office:value="28.8">
            <text:p>28,8</text:p>
          </table:table-cell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07" table:formula="of:=[$Test_Data.B14]" office:value-type="float" office:value="306">
            <text:p>306</text:p>
          </table:table-cell>
          <table:table-cell table:style-name="ce107" table:formula="of:=[$Test_Data.C14]" office:value-type="float" office:value="365">
            <text:p>365</text:p>
          </table:table-cell>
          <table:table-cell table:style-name="ce107" table:formula="of:=[$Test_Data.D14]" office:value-type="float" office:value="320">
            <text:p>320</text:p>
          </table:table-cell>
          <table:table-cell table:style-name="ce107" table:formula="of:=SUM([$Test_Data.E14:.J14])" office:value-type="float" office:value="18.4">
            <text:p>18</text:p>
          </table:table-cell>
          <table:table-cell table:style-name="ce209" table:formula="of:=SUM([$Test_Data.K14:.P14])" office:value-type="float" office:value="19.6">
            <text:p>20</text:p>
          </table:table-cell>
          <table:table-cell table:style-name="ce213" table:formula="of:=SUM([$Test_Data.F14:.J14])" office:value-type="float" office:value="13.6">
            <text:p>13,6</text:p>
          </table:table-cell>
          <table:table-cell table:style-name="ce213" table:formula="of:=SUM([$Test_Data.L14:.P14])" office:value-type="float" office:value="14.8">
            <text:p>14,8</text:p>
          </table:table-cell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07" table:formula="of:=[$Test_Data.B17]" office:value-type="float" office:value="344">
            <text:p>344</text:p>
          </table:table-cell>
          <table:table-cell table:style-name="ce107" table:formula="of:=[$Test_Data.C17]" office:value-type="float" office:value="493">
            <text:p>493</text:p>
          </table:table-cell>
          <table:table-cell table:style-name="ce107" table:formula="of:=[$Test_Data.D17]" office:value-type="float" office:value="363">
            <text:p>363</text:p>
          </table:table-cell>
          <table:table-cell table:style-name="ce107" table:formula="of:=SUM([$Test_Data.E17:.J17])" office:value-type="float" office:value="47.7">
            <text:p>48</text:p>
          </table:table-cell>
          <table:table-cell table:style-name="ce209" table:formula="of:=SUM([$Test_Data.K17:.P17])" office:value-type="float" office:value="41.5">
            <text:p>42</text:p>
          </table:table-cell>
          <table:table-cell table:style-name="ce213" table:formula="of:=SUM([$Test_Data.F17:.J17])" office:value-type="float" office:value="28.4">
            <text:p>28,4</text:p>
          </table:table-cell>
          <table:table-cell table:style-name="ce213" table:formula="of:=SUM([$Test_Data.L17:.P17])" office:value-type="float" office:value="36">
            <text:p>36</text:p>
          </table:table-cell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07" table:formula="of:=[$Test_Data.B18]" office:value-type="float" office:value="280">
            <text:p>280</text:p>
          </table:table-cell>
          <table:table-cell table:style-name="ce107" table:formula="of:=[$Test_Data.C18]" office:value-type="float" office:value="427">
            <text:p>427</text:p>
          </table:table-cell>
          <table:table-cell table:style-name="ce107" table:formula="of:=[$Test_Data.D18]" office:value-type="float" office:value="398">
            <text:p>398</text:p>
          </table:table-cell>
          <table:table-cell table:style-name="ce107" table:formula="of:=SUM([$Test_Data.E18:.J18])" office:value-type="float" office:value="34.3">
            <text:p>34</text:p>
          </table:table-cell>
          <table:table-cell table:style-name="ce210" table:formula="of:=SUM([$Test_Data.K18:.P18])/5*6" office:value-type="float" office:value="31.8">
            <text:p>32</text:p>
          </table:table-cell>
          <table:table-cell table:style-name="ce213" table:formula="of:=SUM([$Test_Data.F18:.J18])" office:value-type="float" office:value="27.7">
            <text:p>27,7</text:p>
          </table:table-cell>
          <table:table-cell table:style-name="ce216" table:formula="of:=SUM([$Test_Data.L18:.P18])/4*5" office:value-type="float" office:value="26.75">
            <text:p>26,75</text:p>
          </table:table-cell>
        </table:table-row>
        <table:table-row table:style-name="ro1">
          <table:table-cell table:style-name="ce197" office:value-type="float" office:value="2">
            <text:p>2</text:p>
          </table:table-cell>
          <table:table-cell table:style-name="ce199" office:value-type="float" office:value="16">
            <text:p>16</text:p>
          </table:table-cell>
          <table:table-cell table:style-name="ce107" table:formula="of:=[$Test_Data.B19]" office:value-type="float" office:value="201">
            <text:p>201</text:p>
          </table:table-cell>
          <table:table-cell table:style-name="ce107" table:formula="of:=[$Test_Data.C19]" office:value-type="float" office:value="394">
            <text:p>394</text:p>
          </table:table-cell>
          <table:table-cell table:style-name="ce107" table:formula="of:=[$Test_Data.D19]" office:value-type="float" office:value="336">
            <text:p>336</text:p>
          </table:table-cell>
          <table:table-cell table:style-name="ce107" table:formula="of:=SUM([$Test_Data.E19:.J19])" office:value-type="float" office:value="28.6">
            <text:p>29</text:p>
          </table:table-cell>
          <table:table-cell table:style-name="ce209" table:formula="of:=SUM([$Test_Data.K19:.P19])" office:value-type="float" office:value="44.9">
            <text:p>45</text:p>
          </table:table-cell>
          <table:table-cell table:style-name="ce213" table:formula="of:=SUM([$Test_Data.F19:.J19])" office:value-type="float" office:value="22.6">
            <text:p>22,6</text:p>
          </table:table-cell>
          <table:table-cell table:style-name="ce213" table:formula="of:=SUM([$Test_Data.L19:.P19])" office:value-type="float" office:value="16.6">
            <text:p>16,6</text:p>
          </table:table-cell>
        </table:table-row>
        <table:table-row table:style-name="ro10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204" table:formula="of:=AVERAGE([.C3:.C10])" office:value-type="float" office:value="295">
            <text:p>295,0</text:p>
          </table:table-cell>
          <table:table-cell table:style-name="ce207" table:formula="of:=AVERAGE([.D3:.D10])" office:value-type="float" office:value="385.75">
            <text:p>385,8</text:p>
          </table:table-cell>
          <table:table-cell table:style-name="ce207" table:formula="of:=AVERAGE([.E3:.E10])" office:value-type="float" office:value="337.375">
            <text:p>337,4</text:p>
          </table:table-cell>
          <table:table-cell table:style-name="ce204" table:formula="of:=AVERAGE([.F3:.F10])" office:value-type="float" office:value="34.475">
            <text:p>34,5</text:p>
          </table:table-cell>
          <table:table-cell table:style-name="ce211" table:formula="of:=AVERAGE([.G3:.G10])" office:value-type="float" office:value="33.4875">
            <text:p>33,5</text:p>
          </table:table-cell>
          <table:table-cell table:style-name="ce214" table:formula="of:=AVERAGE([.H3:.H10])" office:value-type="float" office:value="23.75">
            <text:p>23,8</text:p>
          </table:table-cell>
          <table:table-cell table:style-name="ce214" table:formula="of:=AVERAGE([.I3:.I10])" office:value-type="float" office:value="24.65625">
            <text:p>24,7</text:p>
          </table:table-cell>
        </table:table-row>
        <table:table-row table:style-name="ro10">
          <table:table-cell table:style-name="ce94" office:value-type="string">
            <text:p>Median</text:p>
          </table:table-cell>
          <table:table-cell table:style-name="ce99"/>
          <table:table-cell table:style-name="ce205" table:formula="of:=MEDIAN([.C3:.C10])" office:value-type="float" office:value="308">
            <text:p>308,0</text:p>
          </table:table-cell>
          <table:table-cell table:style-name="ce205" table:formula="of:=MEDIAN([.D3:.D10])" office:value-type="float" office:value="379.5">
            <text:p>379,5</text:p>
          </table:table-cell>
          <table:table-cell table:style-name="ce205" table:formula="of:=MEDIAN([.E3:.E10])" office:value-type="float" office:value="352">
            <text:p>352,0</text:p>
          </table:table-cell>
          <table:table-cell table:style-name="ce205" table:formula="of:=MEDIAN([.F3:.F10])" office:value-type="float" office:value="31.4">
            <text:p>31,4</text:p>
          </table:table-cell>
          <table:table-cell table:style-name="ce212" table:formula="of:=MEDIAN([.G3:.G10])" office:value-type="float" office:value="33.8">
            <text:p>33,8</text:p>
          </table:table-cell>
          <table:table-cell table:style-name="ce212" table:formula="of:=MEDIAN([.H3:.H10])" office:value-type="float" office:value="25.1">
            <text:p>25,1</text:p>
          </table:table-cell>
          <table:table-cell table:style-name="ce212" table:formula="of:=MEDIAN([.I3:.I10])" office:value-type="float" office:value="24.325">
            <text:p>24,3</text:p>
          </table:table-cell>
        </table:table-row>
        <table:table-row table:style-name="ro10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205" table:formula="of:=STDEV([.C3:.C10])" office:value-type="float" office:value="57.5549426945369">
            <text:p>57,6</text:p>
          </table:table-cell>
          <table:table-cell table:style-name="ce205" table:formula="of:=STDEV([.D3:.D10])" office:value-type="float" office:value="86.296416081848">
            <text:p>86,3</text:p>
          </table:table-cell>
          <table:table-cell table:style-name="ce205" table:formula="of:=STDEV([.E3:.E10])" office:value-type="float" office:value="56.0125942470594">
            <text:p>56,0</text:p>
          </table:table-cell>
          <table:table-cell table:style-name="ce205" table:formula="of:=STDEV([.F3:.F10])" office:value-type="float" office:value="15.6838178661046">
            <text:p>15,7</text:p>
          </table:table-cell>
          <table:table-cell table:style-name="ce212" table:formula="of:=STDEV([.G3:.G10])" office:value-type="float" office:value="8.2518288016311">
            <text:p>8,3</text:p>
          </table:table-cell>
          <table:table-cell table:style-name="ce212" table:formula="of:=STDEV([.H3:.H10])" office:value-type="float" office:value="6.30056686792092">
            <text:p>6,3</text:p>
          </table:table-cell>
          <table:table-cell table:style-name="ce212" table:formula="of:=STDEV([.I3:.I10])" office:value-type="float" office:value="7.69440601531863">
            <text:p>7,7</text:p>
          </table:table-cell>
        </table:table-row>
        <table:table-row table:style-name="ro1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0])/(SQRT(COUNT([.C3:.C10])))" office:value-type="float" office:value="20.3487451350551">
            <text:p>20,35</text:p>
          </table:table-cell>
          <table:table-cell table:style-name="ce110" table:formula="of:=STDEV([.D3:.D10])/(SQRT(COUNT([.D3:.D10])))" office:value-type="float" office:value="30.5103905017853">
            <text:p>30,51</text:p>
          </table:table-cell>
          <table:table-cell table:style-name="ce110" table:formula="of:=STDEV([.E3:.E10])/(SQRT(COUNT([.E3:.E10])))" office:value-type="float" office:value="19.8034426119732">
            <text:p>19,80</text:p>
          </table:table-cell>
          <table:table-cell table:style-name="ce110" table:formula="of:=STDEV([.F3:.F10])/(SQRT(COUNT([.F3:.F10])))" office:value-type="float" office:value="5.54506698400866">
            <text:p>5,55</text:p>
          </table:table-cell>
          <table:table-cell table:style-name="ce123" table:formula="of:=STDEV([.G3:.G10])/(SQRT(COUNT([.G3:.G10])))" office:value-type="float" office:value="2.91746205141191">
            <text:p>2,92</text:p>
          </table:table-cell>
          <table:table-cell table:style-name="ce123" table:formula="of:=STDEV([.H3:.H10])/(SQRT(COUNT([.H3:.H10])))" office:value-type="float" office:value="2.22758677881308">
            <text:p>2,23</text:p>
          </table:table-cell>
          <table:table-cell table:style-name="ce123" table:formula="of:=STDEV([.I3:.I10])/(SQRT(COUNT([.I3:.I10])))" office:value-type="float" office:value="2.72038333531718">
            <text:p>2,72</text:p>
          </table:table-cell>
        </table:table-row>
        <table:table-row table:style-name="ro1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13];18)" office:value-type="float" office:value="34.943262672882">
            <text:p>34,94</text:p>
          </table:table-cell>
          <table:table-cell table:style-name="ce111" table:formula="of:=CONFIDENCE(0.01;[.D13];18)" office:value-type="float" office:value="52.393038611479">
            <text:p>52,39</text:p>
          </table:table-cell>
          <table:table-cell table:style-name="ce111" table:formula="of:=CONFIDENCE(0.01;[.E13];18)" office:value-type="float" office:value="34.0068585273796">
            <text:p>34,01</text:p>
          </table:table-cell>
          <table:table-cell table:style-name="ce111" table:formula="of:=CONFIDENCE(0.01;[.F13];18)" office:value-type="float" office:value="9.52209735170068">
            <text:p>9,52</text:p>
          </table:table-cell>
          <table:table-cell table:style-name="ce124" table:formula="of:=CONFIDENCE(0.01;[.G13];18)" office:value-type="float" office:value="5.00992282934578">
            <text:p>5,01</text:p>
          </table:table-cell>
          <table:table-cell table:style-name="ce124" table:formula="of:=CONFIDENCE(0.01;[.H13];18)" office:value-type="float" office:value="3.82525553404323">
            <text:p>3,83</text:p>
          </table:table-cell>
          <table:table-cell table:style-name="ce124" table:formula="of:=CONFIDENCE(0.01;[.I13];18)" office:value-type="float" office:value="4.67149540799739">
            <text:p>4,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only_fast_performer.H36" table:end-x="1.6cm" table:end-y="0.271cm" draw:z-index="0" draw:style-name="gr1" svg:width="15.999cm" svg:height="9.605cm" svg:x="2.647cm" svg:y="0.081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only_fast_performer.N36" table:end-x="1.428cm" table:end-y="0.353cm" draw:z-index="1" draw:style-name="gr1" svg:width="15.999cm" svg:height="9.605cm" svg:x="1.279cm" svg:y="0.163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04" office:value-type="string">
            <text:p>Filing explore vs tagstore</text:p>
          </table:table-cell>
          <table:table-cell table:style-name="ce104"/>
          <table:table-cell table:number-columns-repeated="7"/>
        </table:table-row>
        <table:table-row table:style-name="ro1">
          <table:table-cell table:style-name="ce104" office:value-type="string">
            <text:p>P-value</text:p>
          </table:table-cell>
          <table:table-cell table:style-name="ce112" table:formula="of:=TTEST([.D3:.D10];[.E3:.E10];2;1)" office:value-type="float" office:value="0.110360758106558">
            <text:p>0,11</text:p>
          </table:table-cell>
          <table:table-cell table:number-columns-repeated="7"/>
        </table:table-row>
        <table:table-row table:style-name="ro1"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4" office:value-type="string">
            <text:p>Refind explore vs tagstore (Items 2-6)</text:p>
          </table:table-cell>
          <table:table-cell table:style-name="ce104"/>
          <table:table-cell table:number-columns-repeated="7"/>
        </table:table-row>
        <table:table-row table:style-name="ro1">
          <table:table-cell table:style-name="ce104" office:value-type="string">
            <text:p>P-value</text:p>
          </table:table-cell>
          <table:table-cell table:style-name="ce112" table:formula="of:=TTEST([.H3:.H10];[.I3:.I10];2;1)" office:value-type="float" office:value="0.695269095756206">
            <text:p>0,70</text:p>
          </table:table-cell>
          <table:table-cell table:number-columns-repeated="7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only_fast_performer.H57" table:end-x="2.362cm" table:end-y="0.19cm" draw:z-index="2" draw:style-name="gr1" svg:width="15.999cm" svg:height="9.605cm" svg:x="0cm" svg:y="0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  <table:table-cell>
            <draw:frame table:end-cell-address="only_fast_performer.O57" table:end-x="0.216cm" table:end-y="0.19cm" draw:z-index="3" draw:style-name="gr1" svg:width="15.999cm" svg:height="9.605cm" svg:x="2.326cm" svg:y="0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only_fast_performer.F78" table:end-x="2.748cm" table:end-y="0.188cm" draw:z-index="4" draw:style-name="gr1" svg:width="9.566cm" svg:height="7.684cm" svg:x="0cm" svg:y="0.433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>
            <draw:frame table:end-cell-address="only_fast_performer.J78" table:end-x="1.605cm" table:end-y="0.188cm" draw:z-index="5" draw:style-name="gr1" svg:width="9.582cm" svg:height="7.7cm" svg:x="2.251cm" svg:y="0.417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igh_performer_vs_rest" table:style-name="ta4" table:print="false">
        <table:table-column table:style-name="co47" table:default-cell-style-name="ce130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number-columns-repeated="4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47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47" table:number-columns-repeated="2" table:default-cell-style-name="Default"/>
        <table:table-column table:style-name="co152" table:number-columns-repeated="3" table:default-cell-style-name="Default"/>
        <table:table-column table:style-name="co47" table:number-columns-repeated="2" table:default-cell-style-name="Default"/>
        <table:table-column table:style-name="co153" table:default-cell-style-name="Default"/>
        <table:table-column table:style-name="co154" table:number-columns-repeated="18" table:default-cell-style-name="Default"/>
        <table:table-column table:style-name="co155" table:number-columns-repeated="7" table:default-cell-style-name="Default"/>
        <table:table-column table:style-name="co47" table:number-columns-repeated="974" table:default-cell-style-name="Default"/>
        <table:table-row table:style-name="ro3">
          <table:table-cell office:value-type="string">
            <text:p>fast performer</text:p>
          </table:table-cell>
          <table:table-cell table:style-name="ce130" table:number-columns-repeated="1022"/>
          <table:table-cell/>
        </table:table-row>
        <table:table-row table:style-name="ro3">
          <table:table-cell/>
          <table:table-cell table:style-name="ce130" office:value-type="string">
            <text:p>filing_folders</text:p>
          </table:table-cell>
          <table:table-cell table:number-columns-repeated="6" table:style-name="ce130"/>
          <table:table-cell table:style-name="ce130" office:value-type="string">
            <text:p>filing_tagstore</text:p>
          </table:table-cell>
          <table:table-cell table:number-columns-repeated="16" table:style-name="ce130"/>
          <table:table-cell table:style-name="ce130" office:value-type="string">
            <text:p>refinding_folders</text:p>
          </table:table-cell>
          <table:table-cell table:number-columns-repeated="17" table:style-name="ce130"/>
          <table:table-cell table:style-name="ce130" office:value-type="string">
            <text:p>refinding_tagstore</text:p>
          </table:table-cell>
          <table:table-cell table:number-columns-repeated="6" table:style-name="ce130"/>
          <table:table-cell table:style-name="ce130" table:number-columns-repeated="973"/>
          <table:table-cell/>
        </table:table-row>
        <table:table-row table:style-name="ro1">
          <table:table-cell table:formula="of:=[data_fast_performer.A2]" office:value-type="string" office:string-value="TP">
            <text:p>TP</text:p>
          </table:table-cell>
          <table:table-cell table:style-name="ce130" table:formula="of:=[data_fast_performer.C2]" office:value-type="string" office:string-value="Overall time without distr.">
            <text:p>Overall time without distr.</text:p>
          </table:table-cell>
          <table:table-cell table:style-name="ce130" table:formula="of:=[data_fast_performer.E2]" office:value-type="string" office:string-value="FMGT time without distr.">
            <text:p>FMGT time without distr.</text:p>
          </table:table-cell>
          <table:table-cell table:style-name="ce130" table:formula="of:=[data_fast_performer.K2]" office:value-type="string" office:string-value="Number of created folders">
            <text:p>Number of created folders</text:p>
          </table:table-cell>
          <table:table-cell table:style-name="ce130" table:formula="of:=[data_fast_performer.L2]" office:value-type="string" office:string-value="#M2F">
            <text:p>#M2F</text:p>
          </table:table-cell>
          <table:table-cell table:style-name="ce130" table:formula="of:=[data_fast_performer.M2]" office:value-type="string" office:string-value="#MVF">
            <text:p>#MVF</text:p>
          </table:table-cell>
          <table:table-cell table:style-name="ce130" table:formula="of:=[data_fast_performer.N2]" office:value-type="string" office:string-value="#RENF">
            <text:p>#RENF</text:p>
          </table:table-cell>
          <table:table-cell table:style-name="ce130" table:formula="of:=[data_fast_performer.O2]" office:value-type="string" office:string-value="#DELF">
            <text:p>#DELF</text:p>
          </table:table-cell>
          <table:table-cell table:style-name="ce130" table:formula="of:=[data_fast_performer.Q2]" office:value-type="string" office:string-value="Overall time without distr.">
            <text:p>Overall time without distr.</text:p>
          </table:table-cell>
          <table:table-cell table:style-name="ce130" table:formula="of:=[data_fast_performer.S2]" office:value-type="string" office:string-value="Tagging time without distr.">
            <text:p>Tagging time without distr.</text:p>
          </table:table-cell>
          <table:table-cell table:style-name="ce130" table:formula="of:=[data_fast_performer.V2]" office:value-type="string" office:string-value="FMGT time without distr.">
            <text:p>FMGT time without distr.</text:p>
          </table:table-cell>
          <table:table-cell table:style-name="ce130" table:formula="of:=[data_fast_performer.W2]" office:value-type="string" office:string-value="Sum of distr.">
            <text:p>Sum of distr.</text:p>
          </table:table-cell>
          <table:table-cell table:style-name="ce130" table:formula="of:=[data_fast_performer.X2]" office:value-type="string" office:string-value="Tagging distr.">
            <text:p>Tagging distr.</text:p>
          </table:table-cell>
          <table:table-cell table:style-name="ce130" table:formula="of:=[data_fast_performer.Y2]" office:value-type="string" office:string-value="FMGT distr.">
            <text:p>FMGT distr.</text:p>
          </table:table-cell>
          <table:table-cell table:style-name="ce130" table:formula="of:=[data_fast_performer.Z2]" office:value-type="string" office:string-value="Commentary time">
            <text:p>Commentary time</text:p>
          </table:table-cell>
          <table:table-cell table:style-name="ce130" table:formula="of:=[data_fast_performer.AA2]" office:value-type="string" office:string-value="TP Inspection time">
            <text:p>TP Inspection time</text:p>
          </table:table-cell>
          <table:table-cell table:style-name="ce130" table:formula="of:=[data_fast_performer.AB2]" office:value-type="string" office:string-value="Facillitator time">
            <text:p>Facillitator time</text:p>
          </table:table-cell>
          <table:table-cell table:style-name="ce130" table:formula="of:=[data_fast_performer.AC2]" office:value-type="string" office:string-value="Sum of tags">
            <text:p>Sum of tags</text:p>
          </table:table-cell>
          <table:table-cell table:style-name="ce130" table:formula="of:=[data_fast_performer.AD2]" office:value-type="string" office:string-value="Avg Tags/Item">
            <text:p>Avg Tags/Item</text:p>
          </table:table-cell>
          <table:table-cell table:style-name="ce130" table:formula="of:=[data_fast_performer.AE2]" office:value-type="string" office:string-value="#TP">
            <text:p>#TP</text:p>
          </table:table-cell>
          <table:table-cell table:style-name="ce130" table:formula="of:=[data_fast_performer.AF2]" office:value-type="string" office:string-value="#TD">
            <text:p>#TD</text:p>
          </table:table-cell>
          <table:table-cell table:style-name="ce130" table:formula="of:=[data_fast_performer.AG2]" office:value-type="string" office:string-value="#TC">
            <text:p>#TC</text:p>
          </table:table-cell>
          <table:table-cell table:style-name="ce130" table:formula="of:=[data_fast_performer.AH2]" office:value-type="string" office:string-value="List #tags/item">
            <text:p>List #tags/item</text:p>
          </table:table-cell>
          <table:table-cell table:style-name="ce130" table:formula="of:=[data_fast_performer.AI2]" office:value-type="string" office:string-value="List of time user spent for tagging/item">
            <text:p>List of time user spent for tagging/item</text:p>
          </table:table-cell>
          <table:table-cell table:style-name="ce130" table:formula="of:=[data_fast_performer.AJ2]" office:value-type="string" office:string-value="#m2t">
            <text:p>#m2t</text:p>
          </table:table-cell>
          <table:table-cell table:style-name="ce130" table:formula="of:=[data_fast_performer.AK2]" office:value-type="string" office:string-value="mouseclick 1">
            <text:p>mouseclick 1</text:p>
          </table:table-cell>
          <table:table-cell table:style-name="ce130" table:formula="of:=[data_fast_performer.AL2]" office:value-type="string" office:string-value="mc2">
            <text:p>mc2</text:p>
          </table:table-cell>
          <table:table-cell table:style-name="ce130" table:formula="of:=[data_fast_performer.AM2]" office:value-type="string" office:string-value="mc3">
            <text:p>mc3</text:p>
          </table:table-cell>
          <table:table-cell table:style-name="ce130" table:formula="of:=[data_fast_performer.AN2]" office:value-type="string" office:string-value="mc4">
            <text:p>mc4</text:p>
          </table:table-cell>
          <table:table-cell table:style-name="ce130" table:formula="of:=[data_fast_performer.AO2]" office:value-type="string" office:string-value="mc5">
            <text:p>mc5</text:p>
          </table:table-cell>
          <table:table-cell table:style-name="ce130" table:formula="of:=[data_fast_performer.AP2]" office:value-type="string" office:string-value="mc6">
            <text:p>mc6</text:p>
          </table:table-cell>
          <table:table-cell table:style-name="ce130" table:formula="of:=[data_fast_performer.AQ2]" office:value-type="string" office:string-value="time1">
            <text:p>time1</text:p>
          </table:table-cell>
          <table:table-cell table:style-name="ce130" table:formula="of:=[data_fast_performer.AR2]" office:value-type="string" office:string-value="time2">
            <text:p>time2</text:p>
          </table:table-cell>
          <table:table-cell table:style-name="ce130" table:formula="of:=[data_fast_performer.AS2]" office:value-type="string" office:string-value="time3">
            <text:p>time3</text:p>
          </table:table-cell>
          <table:table-cell table:style-name="ce130" table:formula="of:=[data_fast_performer.AT2]" office:value-type="string" office:string-value="time4">
            <text:p>time4</text:p>
          </table:table-cell>
          <table:table-cell table:style-name="ce130" table:formula="of:=[data_fast_performer.AU2]" office:value-type="string" office:string-value="time5">
            <text:p>time5</text:p>
          </table:table-cell>
          <table:table-cell table:style-name="ce130" table:formula="of:=[data_fast_performer.AV2]" office:value-type="string" office:string-value="time6">
            <text:p>time6</text:p>
          </table:table-cell>
          <table:table-cell table:style-name="ce130" table:formula="of:=[data_fast_performer.AW2]" office:value-type="string" office:string-value="time1">
            <text:p>time1</text:p>
          </table:table-cell>
          <table:table-cell table:style-name="ce130" table:formula="of:=[data_fast_performer.AX2]" office:value-type="string" office:string-value="time2">
            <text:p>time2</text:p>
          </table:table-cell>
          <table:table-cell table:style-name="ce130" table:formula="of:=[data_fast_performer.AY2]" office:value-type="string" office:string-value="time3">
            <text:p>time3</text:p>
          </table:table-cell>
          <table:table-cell table:style-name="ce130" table:formula="of:=[data_fast_performer.AZ2]" office:value-type="string" office:string-value="time4">
            <text:p>time4</text:p>
          </table:table-cell>
          <table:table-cell table:style-name="ce130" table:formula="of:=[data_fast_performer.BA2]" office:value-type="string" office:string-value="time5">
            <text:p>time5</text:p>
          </table:table-cell>
          <table:table-cell table:style-name="ce130" table:formula="of:=[data_fast_performer.BB2]" office:value-type="string" office:string-value="time6">
            <text:p>time6</text:p>
          </table:table-cell>
          <table:table-cell table:style-name="ce130" table:formula="of:=[data_fast_performer.BC2]" office:value-type="string" office:string-value="mouseclick 1">
            <text:p>mouseclick 1</text:p>
          </table:table-cell>
          <table:table-cell table:style-name="ce130" table:formula="of:=[data_fast_performer.BD2]" office:value-type="string" office:string-value="mc2">
            <text:p>mc2</text:p>
          </table:table-cell>
          <table:table-cell table:style-name="ce130" table:formula="of:=[data_fast_performer.BE2]" office:value-type="string" office:string-value="mc3">
            <text:p>mc3</text:p>
          </table:table-cell>
          <table:table-cell table:style-name="ce130" table:formula="of:=[data_fast_performer.BF2]" office:value-type="string" office:string-value="mc4">
            <text:p>mc4</text:p>
          </table:table-cell>
          <table:table-cell table:style-name="ce130" table:formula="of:=[data_fast_performer.BG2]" office:value-type="string" office:string-value="mc5">
            <text:p>mc5</text:p>
          </table:table-cell>
          <table:table-cell table:style-name="ce130" table:formula="of:=[data_fast_performer.BH2]" office:value-type="string" office:string-value="mc6">
            <text:p>mc6</text:p>
          </table:table-cell>
          <table:table-cell table:style-name="ce130" table:formula="of:=[data_fast_performer.BI2]" office:value-type="string" office:string-value="Time per Task">
            <text:p>Time per Task</text:p>
          </table:table-cell>
          <table:table-cell table:style-name="ce130" table:number-columns-repeated="973"/>
          <table:table-cell/>
        </table:table-row>
        <table:table-row table:style-name="ro1">
          <table:table-cell table:style-name="ce218" table:formula="of:=[data_fast_performer.A3]" office:value-type="float" office:value="2">
            <text:p>2</text:p>
          </table:table-cell>
          <table:table-cell table:style-name="ce219" table:formula="of:=[data_fast_performer.C3]" office:value-type="float" office:value="299">
            <text:p>299</text:p>
          </table:table-cell>
          <table:table-cell table:style-name="ce219" table:formula="of:=[data_fast_performer.E3]" office:value-type="float" office:value="269">
            <text:p>269</text:p>
          </table:table-cell>
          <table:table-cell table:style-name="ce219" table:formula="of:=[data_fast_performer.K3]" office:value-type="float" office:value="13">
            <text:p>13</text:p>
          </table:table-cell>
          <table:table-cell table:style-name="ce219" table:formula="of:=[data_fast_performer.L3]" office:value-type="float" office:value="8">
            <text:p>8</text:p>
          </table:table-cell>
          <table:table-cell table:style-name="ce219" table:formula="of:=[data_fast_performer.M3]" office:value-type="float" office:value="0">
            <text:p>0</text:p>
          </table:table-cell>
          <table:table-cell table:style-name="ce219" table:formula="of:=[data_fast_performer.N3]" office:value-type="float" office:value="0">
            <text:p>0</text:p>
          </table:table-cell>
          <table:table-cell table:style-name="ce219" table:formula="of:=[data_fast_performer.O3]" office:value-type="float" office:value="0">
            <text:p>0</text:p>
          </table:table-cell>
          <table:table-cell table:style-name="ce219" table:formula="of:=[data_fast_performer.Q3]" office:value-type="float" office:value="211">
            <text:p>211</text:p>
          </table:table-cell>
          <table:table-cell table:style-name="ce219" table:formula="of:=[data_fast_performer.S3]" office:value-type="float" office:value="186">
            <text:p>186</text:p>
          </table:table-cell>
          <table:table-cell table:style-name="ce219" table:formula="of:=[data_fast_performer.V3]" office:value-type="float" office:value="25">
            <text:p>25</text:p>
          </table:table-cell>
          <table:table-cell table:style-name="ce219" table:formula="of:=[data_fast_performer.W3]" office:value-type="float" office:value="29">
            <text:p>29</text:p>
          </table:table-cell>
          <table:table-cell table:style-name="ce219" table:formula="of:=[data_fast_performer.X3]" office:value-type="float" office:value="20">
            <text:p>20</text:p>
          </table:table-cell>
          <table:table-cell table:style-name="ce219" table:formula="of:=[data_fast_performer.Y3]" office:value-type="float" office:value="9">
            <text:p>9</text:p>
          </table:table-cell>
          <table:table-cell table:style-name="ce219" table:formula="of:=[data_fast_performer.Z3]" office:value-type="float" office:value="29">
            <text:p>29</text:p>
          </table:table-cell>
          <table:table-cell table:style-name="ce219" table:formula="of:=[data_fast_performer.AA3]" office:value-type="float" office:value="0">
            <text:p>0</text:p>
          </table:table-cell>
          <table:table-cell table:style-name="ce219" table:formula="of:=[data_fast_performer.AB3]" office:value-type="float" office:value="0">
            <text:p>0</text:p>
          </table:table-cell>
          <table:table-cell table:style-name="ce219" table:formula="of:=[data_fast_performer.AC3]" office:value-type="float" office:value="65">
            <text:p>65</text:p>
          </table:table-cell>
          <table:table-cell table:style-name="ce219" table:formula="of:=[data_fast_performer.AD3]" office:value-type="float" office:value="2.17">
            <text:p>2,17</text:p>
          </table:table-cell>
          <table:table-cell table:style-name="ce219" table:formula="of:=[data_fast_performer.AE3]" office:value-type="float" office:value="0">
            <text:p>0</text:p>
          </table:table-cell>
          <table:table-cell table:style-name="ce219" table:formula="of:=[data_fast_performer.AF3]" office:value-type="float" office:value="0">
            <text:p>0</text:p>
          </table:table-cell>
          <table:table-cell table:style-name="ce219" table:formula="of:=[data_fast_performer.AG3]" office:value-type="float" office:value="0">
            <text:p>0</text:p>
          </table:table-cell>
          <table:table-cell table:style-name="ce219" table:formula="of:=[data_fast_performer.AH3]" office:value-type="string" office:string-value="2, 2, 2, 2, 3, 4, 2, 2, 2, 2, 2, 2, 2, 2, 2, 2, 2, 2, 2, 2, 2, 2, 2, 3, 2, 3, 3, 2, 2, 1">
            <text:p>2, 2, 2, 2, 3, 4, 2, 2, 2, 2, 2, 2, 2, 2, 2, 2, 2, 2, 2, 2, 2, 2, 2, 3, 2, 3, 3, 2, 2, 1</text:p>
          </table:table-cell>
          <table:table-cell table:style-name="ce219" table:formula="of:=[data_fast_performer.AI3]" office:value-type="string" office:string-value="5, 7, 7, 8, 8, 10, 11, 10, 8, 6, 6, 4, 7, 7, 4, 4, 4, 7, 6, 5, 6, 4, 3, 6, 9, 9, 4, 4, 3, 4">
            <text:p>5, 7, 7, 8, 8, 10, 11, 10, 8, 6, 6, 4, 7, 7, 4, 4, 4, 7, 6, 5, 6, 4, 3, 6, 9, 9, 4, 4, 3, 4</text:p>
          </table:table-cell>
          <table:table-cell table:style-name="ce219" table:formula="of:=[data_fast_performer.AJ3]" office:value-type="float" office:value="1">
            <text:p>1</text:p>
          </table:table-cell>
          <table:table-cell table:style-name="ce219" table:formula="of:=[data_fast_performer.AK3]" office:value-type="float" office:value="3">
            <text:p>3</text:p>
          </table:table-cell>
          <table:table-cell table:style-name="ce219" table:formula="of:=[data_fast_performer.AL3]" office:value-type="float" office:value="3">
            <text:p>3</text:p>
          </table:table-cell>
          <table:table-cell table:style-name="ce219" table:formula="of:=[data_fast_performer.AM3]" office:value-type="float" office:value="3">
            <text:p>3</text:p>
          </table:table-cell>
          <table:table-cell table:style-name="ce219" table:formula="of:=[data_fast_performer.AN3]" office:value-type="float" office:value="3">
            <text:p>3</text:p>
          </table:table-cell>
          <table:table-cell table:style-name="ce219" table:formula="of:=[data_fast_performer.AO3]" office:value-type="float" office:value="3">
            <text:p>3</text:p>
          </table:table-cell>
          <table:table-cell table:style-name="ce219" table:formula="of:=[data_fast_performer.AP3]" office:value-type="float" office:value="3">
            <text:p>3</text:p>
          </table:table-cell>
          <table:table-cell table:style-name="ce219" table:formula="of:=[data_fast_performer.AQ3]" office:value-type="string" office:string-value="5,4">
            <text:p>5,4</text:p>
          </table:table-cell>
          <table:table-cell table:style-name="ce219" table:formula="of:=[data_fast_performer.AR3]" office:value-type="string" office:string-value=" 3,1">
            <text:p><text:s/>3,1</text:p>
          </table:table-cell>
          <table:table-cell table:style-name="ce219" table:formula="of:=[data_fast_performer.AS3]" office:value-type="string" office:string-value=" 3,4">
            <text:p><text:s/>3,4</text:p>
          </table:table-cell>
          <table:table-cell table:style-name="ce219" table:formula="of:=[data_fast_performer.AT3]" office:value-type="string" office:string-value=" 3,5">
            <text:p><text:s/>3,5</text:p>
          </table:table-cell>
          <table:table-cell table:style-name="ce219" table:formula="of:=[data_fast_performer.AU3]" office:value-type="string" office:string-value=" 3,3">
            <text:p><text:s/>3,3</text:p>
          </table:table-cell>
          <table:table-cell table:style-name="ce219" table:formula="of:=[data_fast_performer.AV3]" office:value-type="string" office:string-value=" 3,6">
            <text:p><text:s/>3,6</text:p>
          </table:table-cell>
          <table:table-cell table:style-name="ce219" table:formula="of:=[data_fast_performer.AW3]" office:value-type="float" office:value="5.4">
            <text:p>5,4</text:p>
          </table:table-cell>
          <table:table-cell table:style-name="ce219" table:formula="of:=[data_fast_performer.AX3]" office:value-type="float" office:value="3.1">
            <text:p>3,1</text:p>
          </table:table-cell>
          <table:table-cell table:style-name="ce219" table:formula="of:=[data_fast_performer.AY3]" office:value-type="float" office:value="3.4">
            <text:p>3,4</text:p>
          </table:table-cell>
          <table:table-cell table:style-name="ce219" table:formula="of:=[data_fast_performer.AZ3]" office:value-type="float" office:value="3.5">
            <text:p>3,5</text:p>
          </table:table-cell>
          <table:table-cell table:style-name="ce219" table:formula="of:=[data_fast_performer.BA3]" office:value-type="float" office:value="3.3">
            <text:p>3,3</text:p>
          </table:table-cell>
          <table:table-cell table:style-name="ce219" table:formula="of:=[data_fast_performer.BB3]" office:value-type="float" office:value="3.6">
            <text:p>3,6</text:p>
          </table:table-cell>
          <table:table-cell table:style-name="ce219" table:formula="of:=[data_fast_performer.BC3]" office:value-type="float" office:value="2">
            <text:p>2</text:p>
          </table:table-cell>
          <table:table-cell table:style-name="ce219" table:formula="of:=[data_fast_performer.BD3]" office:value-type="float" office:value="2">
            <text:p>2</text:p>
          </table:table-cell>
          <table:table-cell table:style-name="ce219" table:formula="of:=[data_fast_performer.BE3]" office:value-type="float" office:value="2">
            <text:p>2</text:p>
          </table:table-cell>
          <table:table-cell table:style-name="ce219" table:formula="of:=[data_fast_performer.BF3]" office:value-type="float" office:value="2">
            <text:p>2</text:p>
          </table:table-cell>
          <table:table-cell table:style-name="ce219" table:formula="of:=[data_fast_performer.BG3]" office:value-type="float" office:value="2">
            <text:p>2</text:p>
          </table:table-cell>
          <table:table-cell table:style-name="ce219" table:formula="of:=[data_fast_performer.BH3]" office:value-type="float" office:value="2">
            <text:p>2</text:p>
          </table:table-cell>
          <table:table-cell table:style-name="ce219" table:formula="of:=[data_fast_performer.BI3]" office:value-type="float" office:value="6">
            <text:p>6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4]" office:value-type="float" office:value="4">
            <text:p>4</text:p>
          </table:table-cell>
          <table:table-cell table:style-name="ce219" table:formula="of:=[data_fast_performer.C4]" office:value-type="float" office:value="325">
            <text:p>325</text:p>
          </table:table-cell>
          <table:table-cell table:style-name="ce219" table:formula="of:=[data_fast_performer.E4]" office:value-type="float" office:value="296">
            <text:p>296</text:p>
          </table:table-cell>
          <table:table-cell table:style-name="ce219" table:formula="of:=[data_fast_performer.K4]" office:value-type="float" office:value="9">
            <text:p>9</text:p>
          </table:table-cell>
          <table:table-cell table:style-name="ce219" table:formula="of:=[data_fast_performer.L4]" office:value-type="float" office:value="13">
            <text:p>13</text:p>
          </table:table-cell>
          <table:table-cell table:style-name="ce219" table:formula="of:=[data_fast_performer.M4]" office:value-type="float" office:value="0">
            <text:p>0</text:p>
          </table:table-cell>
          <table:table-cell table:style-name="ce219" table:formula="of:=[data_fast_performer.N4]" office:value-type="float" office:value="0">
            <text:p>0</text:p>
          </table:table-cell>
          <table:table-cell table:style-name="ce219" table:formula="of:=[data_fast_performer.O4]" office:value-type="float" office:value="0">
            <text:p>0</text:p>
          </table:table-cell>
          <table:table-cell table:style-name="ce219" table:formula="of:=[data_fast_performer.Q4]" office:value-type="float" office:value="347">
            <text:p>347</text:p>
          </table:table-cell>
          <table:table-cell table:style-name="ce219" table:formula="of:=[data_fast_performer.S4]" office:value-type="float" office:value="214">
            <text:p>214</text:p>
          </table:table-cell>
          <table:table-cell table:style-name="ce219" table:formula="of:=[data_fast_performer.V4]" office:value-type="float" office:value="133">
            <text:p>133</text:p>
          </table:table-cell>
          <table:table-cell table:style-name="ce219" table:formula="of:=[data_fast_performer.W4]" office:value-type="float" office:value="72">
            <text:p>72</text:p>
          </table:table-cell>
          <table:table-cell table:style-name="ce219" table:formula="of:=[data_fast_performer.X4]" office:value-type="float" office:value="67">
            <text:p>67</text:p>
          </table:table-cell>
          <table:table-cell table:style-name="ce219" table:formula="of:=[data_fast_performer.Y4]" office:value-type="float" office:value="5">
            <text:p>5</text:p>
          </table:table-cell>
          <table:table-cell table:style-name="ce219" table:formula="of:=[data_fast_performer.Z4]" office:value-type="float" office:value="53">
            <text:p>53</text:p>
          </table:table-cell>
          <table:table-cell table:style-name="ce219" table:formula="of:=[data_fast_performer.AA4]" office:value-type="float" office:value="0">
            <text:p>0</text:p>
          </table:table-cell>
          <table:table-cell table:style-name="ce219" table:formula="of:=[data_fast_performer.AB4]" office:value-type="float" office:value="19">
            <text:p>19</text:p>
          </table:table-cell>
          <table:table-cell table:style-name="ce219" table:formula="of:=[data_fast_performer.AC4]" office:value-type="float" office:value="59">
            <text:p>59</text:p>
          </table:table-cell>
          <table:table-cell table:style-name="ce219" table:formula="of:=[data_fast_performer.AD4]" office:value-type="float" office:value="1.97">
            <text:p>1,97</text:p>
          </table:table-cell>
          <table:table-cell table:style-name="ce219" table:formula="of:=[data_fast_performer.AE4]" office:value-type="float" office:value="5">
            <text:p>5</text:p>
          </table:table-cell>
          <table:table-cell table:style-name="ce219" table:formula="of:=[data_fast_performer.AF4]" office:value-type="float" office:value="16">
            <text:p>16</text:p>
          </table:table-cell>
          <table:table-cell table:style-name="ce219" table:formula="of:=[data_fast_performer.AG4]" office:value-type="float" office:value="9">
            <text:p>9</text:p>
          </table:table-cell>
          <table:table-cell table:style-name="ce219" table:formula="of:=[data_fast_performer.AH4]" office:value-type="string" office:string-value="2, 2, 2, 3, 3, 3, 3, 3, 2, 1, 1, 2, 1, 2, 2, 2, 1, 1, 1, 2, 3, 2, 2, 2, 1, 2, 2, 2, 2, 2">
            <text:p>2, 2, 2, 3, 3, 3, 3, 3, 2, 1, 1, 2, 1, 2, 2, 2, 1, 1, 1, 2, 3, 2, 2, 2, 1, 2, 2, 2, 2, 2</text:p>
          </table:table-cell>
          <table:table-cell table:style-name="ce219" table:formula="of:=[data_fast_performer.AI4]" office:value-type="string" office:string-value="14, 17, 3, 8, 9, 5, 8, 3, 9, 8, 10, 10, 5, 4, 8, 6, 6, 7, 1, 6, 16, 2, 13, 3, 4, 3, 6, 13, -3, 10">
            <text:p>14, 17, 3, 8, 9, 5, 8, 3, 9, 8, 10, 10, 5, 4, 8, 6, 6, 7, 1, 6, 16, 2, 13, 3, 4, 3, 6, 13, -3, 10</text:p>
          </table:table-cell>
          <table:table-cell table:style-name="ce219" table:formula="of:=[data_fast_performer.AJ4]" office:value-type="float" office:value="7">
            <text:p>7</text:p>
          </table:table-cell>
          <table:table-cell table:style-name="ce219" table:formula="of:=[data_fast_performer.AK4]" office:value-type="float" office:value="2">
            <text:p>2</text:p>
          </table:table-cell>
          <table:table-cell table:style-name="ce219" table:formula="of:=[data_fast_performer.AL4]" office:value-type="float" office:value="2">
            <text:p>2</text:p>
          </table:table-cell>
          <table:table-cell table:style-name="ce219" table:formula="of:=[data_fast_performer.AM4]" office:value-type="float" office:value="2">
            <text:p>2</text:p>
          </table:table-cell>
          <table:table-cell table:style-name="ce219" table:formula="of:=[data_fast_performer.AN4]" office:value-type="float" office:value="4">
            <text:p>4</text:p>
          </table:table-cell>
          <table:table-cell table:style-name="ce219" table:formula="of:=[data_fast_performer.AO4]" office:value-type="float" office:value="2">
            <text:p>2</text:p>
          </table:table-cell>
          <table:table-cell table:style-name="ce219" table:formula="of:=[data_fast_performer.AP4]" office:value-type="float" office:value="3">
            <text:p>3</text:p>
          </table:table-cell>
          <table:table-cell table:style-name="ce219" table:formula="of:=[data_fast_performer.AQ4]" office:value-type="string" office:string-value="3,0">
            <text:p>3,0</text:p>
          </table:table-cell>
          <table:table-cell table:style-name="ce219" table:formula="of:=[data_fast_performer.AR4]" office:value-type="string" office:string-value=" 3,3">
            <text:p><text:s/>3,3</text:p>
          </table:table-cell>
          <table:table-cell table:style-name="ce219" table:formula="of:=[data_fast_performer.AS4]" office:value-type="string" office:string-value=" 3,7">
            <text:p><text:s/>3,7</text:p>
          </table:table-cell>
          <table:table-cell table:style-name="ce219" table:formula="of:=[data_fast_performer.AT4]" office:value-type="string" office:string-value=" 7,1">
            <text:p><text:s/>7,1</text:p>
          </table:table-cell>
          <table:table-cell table:style-name="ce219" table:formula="of:=[data_fast_performer.AU4]" office:value-type="string" office:string-value=" 2,8">
            <text:p><text:s/>2,8</text:p>
          </table:table-cell>
          <table:table-cell table:style-name="ce219" table:formula="of:=[data_fast_performer.AV4]" office:value-type="string" office:string-value=" 4,3">
            <text:p><text:s/>4,3</text:p>
          </table:table-cell>
          <table:table-cell table:style-name="ce219" table:formula="of:=[data_fast_performer.AW4]" office:value-type="float" office:value="3">
            <text:p>3</text:p>
          </table:table-cell>
          <table:table-cell table:style-name="ce219" table:formula="of:=[data_fast_performer.AX4]" office:value-type="float" office:value="3.3">
            <text:p>3,3</text:p>
          </table:table-cell>
          <table:table-cell table:style-name="ce219" table:formula="of:=[data_fast_performer.AY4]" office:value-type="float" office:value="3.7">
            <text:p>3,7</text:p>
          </table:table-cell>
          <table:table-cell table:style-name="ce219" table:formula="of:=[data_fast_performer.AZ4]" office:value-type="float" office:value="7.1">
            <text:p>7,1</text:p>
          </table:table-cell>
          <table:table-cell table:style-name="ce219" table:formula="of:=[data_fast_performer.BA4]" office:value-type="float" office:value="2.8">
            <text:p>2,8</text:p>
          </table:table-cell>
          <table:table-cell table:style-name="ce219" table:formula="of:=[data_fast_performer.BB4]" office:value-type="float" office:value="4.3">
            <text:p>4,3</text:p>
          </table:table-cell>
          <table:table-cell table:style-name="ce219" table:formula="of:=[data_fast_performer.BC4]" office:value-type="float" office:value="2">
            <text:p>2</text:p>
          </table:table-cell>
          <table:table-cell table:style-name="ce219" table:formula="of:=[data_fast_performer.BD4]" office:value-type="float" office:value="2">
            <text:p>2</text:p>
          </table:table-cell>
          <table:table-cell table:style-name="ce219" table:formula="of:=[data_fast_performer.BE4]" office:value-type="float" office:value="2">
            <text:p>2</text:p>
          </table:table-cell>
          <table:table-cell table:style-name="ce219" table:formula="of:=[data_fast_performer.BF4]" office:value-type="float" office:value="2">
            <text:p>2</text:p>
          </table:table-cell>
          <table:table-cell table:style-name="ce219" table:formula="of:=[data_fast_performer.BG4]" office:value-type="float" office:value="2">
            <text:p>2</text:p>
          </table:table-cell>
          <table:table-cell table:style-name="ce219" table:formula="of:=[data_fast_performer.BH4]" office:value-type="float" office:value="2">
            <text:p>2</text:p>
          </table:table-cell>
          <table:table-cell table:style-name="ce219" table:formula="of:=[data_fast_performer.BI4]" office:value-type="float" office:value="4.3">
            <text:p>4,3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5]" office:value-type="float" office:value="5">
            <text:p>5</text:p>
          </table:table-cell>
          <table:table-cell table:style-name="ce219" table:formula="of:=[data_fast_performer.C5]" office:value-type="float" office:value="275">
            <text:p>275</text:p>
          </table:table-cell>
          <table:table-cell table:style-name="ce219" table:formula="of:=[data_fast_performer.E5]" office:value-type="float" office:value="253">
            <text:p>253</text:p>
          </table:table-cell>
          <table:table-cell table:style-name="ce219" table:formula="of:=[data_fast_performer.K5]" office:value-type="float" office:value="8">
            <text:p>8</text:p>
          </table:table-cell>
          <table:table-cell table:style-name="ce219" table:formula="of:=[data_fast_performer.L5]" office:value-type="float" office:value="9">
            <text:p>9</text:p>
          </table:table-cell>
          <table:table-cell table:style-name="ce219" table:formula="of:=[data_fast_performer.M5]" office:value-type="float" office:value="1">
            <text:p>1</text:p>
          </table:table-cell>
          <table:table-cell table:style-name="ce219" table:formula="of:=[data_fast_performer.N5]" office:value-type="float" office:value="0">
            <text:p>0</text:p>
          </table:table-cell>
          <table:table-cell table:style-name="ce219" table:formula="of:=[data_fast_performer.O5]" office:value-type="float" office:value="0">
            <text:p>0</text:p>
          </table:table-cell>
          <table:table-cell table:style-name="ce219" table:formula="of:=[data_fast_performer.Q5]" office:value-type="float" office:value="357">
            <text:p>357</text:p>
          </table:table-cell>
          <table:table-cell table:style-name="ce219" table:formula="of:=[data_fast_performer.S5]" office:value-type="float" office:value="177">
            <text:p>177</text:p>
          </table:table-cell>
          <table:table-cell table:style-name="ce219" table:formula="of:=[data_fast_performer.V5]" office:value-type="float" office:value="180">
            <text:p>180</text:p>
          </table:table-cell>
          <table:table-cell table:style-name="ce219" table:formula="of:=[data_fast_performer.W5]" office:value-type="float" office:value="191">
            <text:p>191</text:p>
          </table:table-cell>
          <table:table-cell table:style-name="ce219" table:formula="of:=[data_fast_performer.X5]" office:value-type="float" office:value="191">
            <text:p>191</text:p>
          </table:table-cell>
          <table:table-cell table:style-name="ce219" table:formula="of:=[data_fast_performer.Y5]" office:value-type="float" office:value="0">
            <text:p>0</text:p>
          </table:table-cell>
          <table:table-cell table:style-name="ce219" table:formula="of:=[data_fast_performer.Z5]" office:value-type="float" office:value="175">
            <text:p>175</text:p>
          </table:table-cell>
          <table:table-cell table:style-name="ce219" table:formula="of:=[data_fast_performer.AA5]" office:value-type="float" office:value="0">
            <text:p>0</text:p>
          </table:table-cell>
          <table:table-cell table:style-name="ce219" table:formula="of:=[data_fast_performer.AB5]" office:value-type="float" office:value="16">
            <text:p>16</text:p>
          </table:table-cell>
          <table:table-cell table:style-name="ce219" table:formula="of:=[data_fast_performer.AC5]" office:value-type="float" office:value="48">
            <text:p>48</text:p>
          </table:table-cell>
          <table:table-cell table:style-name="ce219" table:formula="of:=[data_fast_performer.AD5]" office:value-type="float" office:value="1.6">
            <text:p>1,6</text:p>
          </table:table-cell>
          <table:table-cell table:style-name="ce219" table:formula="of:=[data_fast_performer.AE5]" office:value-type="float" office:value="3">
            <text:p>3</text:p>
          </table:table-cell>
          <table:table-cell table:style-name="ce219" table:formula="of:=[data_fast_performer.AF5]" office:value-type="float" office:value="21">
            <text:p>21</text:p>
          </table:table-cell>
          <table:table-cell table:style-name="ce219" table:formula="of:=[data_fast_performer.AG5]" office:value-type="float" office:value="1">
            <text:p>1</text:p>
          </table:table-cell>
          <table:table-cell table:style-name="ce219" table:formula="of:=[data_fast_performer.AH5]" office:value-type="string" office:string-value="1, 2, 2, 1, 1, 1, 1, 1, 1, 1, 2, 2, 2, 2, 2, 2, 2, 2, 3, 1, 2, 2, 2, 2, 2, 2, 1, 1, 1, 1">
            <text:p>1, 2, 2, 1, 1, 1, 1, 1, 1, 1, 2, 2, 2, 2, 2, 2, 2, 2, 3, 1, 2, 2, 2, 2, 2, 2, 1, 1, 1, 1</text:p>
          </table:table-cell>
          <table:table-cell table:style-name="ce219" table:formula="of:=[data_fast_performer.AI5]" office:value-type="string" office:string-value="19, 2, 1, 1, 0, 1, 5, 8, 5, 5, 3, 3, 1, 2, 20, 2, 1, 6, -6, 10, 14, 2, 2, -13, 9, 0, 6, -21, 10, -12">
            <text:p>19, 2, 1, 1, 0, 1, 5, 8, 5, 5, 3, 3, 1, 2, 20, 2, 1, 6, -6, 10, 14, 2, 2, -13, 9, 0, 6, -21, 10, -12</text:p>
          </table:table-cell>
          <table:table-cell table:style-name="ce219" table:formula="of:=[data_fast_performer.AJ5]" office:value-type="float" office:value="10">
            <text:p>10</text:p>
          </table:table-cell>
          <table:table-cell table:style-name="ce219" table:formula="of:=[data_fast_performer.AK5]" office:value-type="float" office:value="2">
            <text:p>2</text:p>
          </table:table-cell>
          <table:table-cell table:style-name="ce219" table:formula="of:=[data_fast_performer.AL5]" office:value-type="float" office:value="3">
            <text:p>3</text:p>
          </table:table-cell>
          <table:table-cell table:style-name="ce219" table:formula="of:=[data_fast_performer.AM5]" office:value-type="float" office:value="2">
            <text:p>2</text:p>
          </table:table-cell>
          <table:table-cell table:style-name="ce219" table:formula="of:=[data_fast_performer.AN5]" office:value-type="float" office:value="2">
            <text:p>2</text:p>
          </table:table-cell>
          <table:table-cell table:style-name="ce219" table:formula="of:=[data_fast_performer.AO5]" office:value-type="float" office:value="3">
            <text:p>3</text:p>
          </table:table-cell>
          <table:table-cell table:style-name="ce219" table:formula="of:=[data_fast_performer.AP5]" office:value-type="float" office:value="2">
            <text:p>2</text:p>
          </table:table-cell>
          <table:table-cell table:style-name="ce219" table:formula="of:=[data_fast_performer.AQ5]" office:value-type="string" office:string-value="6,6">
            <text:p>6,6</text:p>
          </table:table-cell>
          <table:table-cell table:style-name="ce219" table:formula="of:=[data_fast_performer.AR5]" office:value-type="string" office:string-value=" 3,6">
            <text:p><text:s/>3,6</text:p>
          </table:table-cell>
          <table:table-cell table:style-name="ce219" table:formula="of:=[data_fast_performer.AS5]" office:value-type="string" office:string-value=" 10,3">
            <text:p><text:s/>10,3</text:p>
          </table:table-cell>
          <table:table-cell table:style-name="ce219" table:formula="of:=[data_fast_performer.AT5]" office:value-type="string" office:string-value=" 4,6">
            <text:p><text:s/>4,6</text:p>
          </table:table-cell>
          <table:table-cell table:style-name="ce219" table:formula="of:=[data_fast_performer.AU5]" office:value-type="string" office:string-value=" 5,4">
            <text:p><text:s/>5,4</text:p>
          </table:table-cell>
          <table:table-cell table:style-name="ce219" table:formula="of:=[data_fast_performer.AV5]" office:value-type="string" office:string-value=" 3,7">
            <text:p><text:s/>3,7</text:p>
          </table:table-cell>
          <table:table-cell table:style-name="ce219" table:formula="of:=[data_fast_performer.AW5]" office:value-type="float" office:value="6.6">
            <text:p>6,6</text:p>
          </table:table-cell>
          <table:table-cell table:style-name="ce219" table:formula="of:=[data_fast_performer.AX5]" office:value-type="float" office:value="3.6">
            <text:p>3,6</text:p>
          </table:table-cell>
          <table:table-cell table:style-name="ce219" table:formula="of:=[data_fast_performer.AY5]" office:value-type="float" office:value="10.3">
            <text:p>10,3</text:p>
          </table:table-cell>
          <table:table-cell table:style-name="ce219" table:formula="of:=[data_fast_performer.AZ5]" office:value-type="float" office:value="4.6">
            <text:p>4,6</text:p>
          </table:table-cell>
          <table:table-cell table:style-name="ce219" table:formula="of:=[data_fast_performer.BA5]" office:value-type="float" office:value="5.4">
            <text:p>5,4</text:p>
          </table:table-cell>
          <table:table-cell table:style-name="ce219" table:formula="of:=[data_fast_performer.BB5]" office:value-type="float" office:value="3.7">
            <text:p>3,7</text:p>
          </table:table-cell>
          <table:table-cell table:style-name="ce219" table:formula="of:=[data_fast_performer.BC5]" office:value-type="float" office:value="2">
            <text:p>2</text:p>
          </table:table-cell>
          <table:table-cell table:style-name="ce219" table:formula="of:=[data_fast_performer.BD5]" office:value-type="float" office:value="2">
            <text:p>2</text:p>
          </table:table-cell>
          <table:table-cell table:style-name="ce219" table:formula="of:=[data_fast_performer.BE5]" office:value-type="float" office:value="2">
            <text:p>2</text:p>
          </table:table-cell>
          <table:table-cell table:style-name="ce219" table:formula="of:=[data_fast_performer.BF5]" office:value-type="float" office:value="2">
            <text:p>2</text:p>
          </table:table-cell>
          <table:table-cell table:style-name="ce219" table:formula="of:=[data_fast_performer.BG5]" office:value-type="float" office:value="2">
            <text:p>2</text:p>
          </table:table-cell>
          <table:table-cell table:style-name="ce219" table:formula="of:=[data_fast_performer.BH5]" office:value-type="float" office:value="4">
            <text:p>4</text:p>
          </table:table-cell>
          <table:table-cell table:style-name="ce219" table:formula="of:=[data_fast_performer.BI5]" office:value-type="float" office:value="9.7">
            <text:p>9,7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6]" office:value-type="float" office:value="9">
            <text:p>9</text:p>
          </table:table-cell>
          <table:table-cell table:style-name="ce219" table:formula="of:=[data_fast_performer.C6]" office:value-type="float" office:value="508">
            <text:p>508</text:p>
          </table:table-cell>
          <table:table-cell table:style-name="ce219" table:formula="of:=[data_fast_performer.E6]" office:value-type="float" office:value="489">
            <text:p>489</text:p>
          </table:table-cell>
          <table:table-cell table:style-name="ce219" table:formula="of:=[data_fast_performer.K6]" office:value-type="float" office:value="11">
            <text:p>11</text:p>
          </table:table-cell>
          <table:table-cell table:style-name="ce219" table:formula="of:=[data_fast_performer.L6]" office:value-type="float" office:value="17">
            <text:p>17</text:p>
          </table:table-cell>
          <table:table-cell table:style-name="ce219" table:formula="of:=[data_fast_performer.M6]" office:value-type="float" office:value="0">
            <text:p>0</text:p>
          </table:table-cell>
          <table:table-cell table:style-name="ce219" table:formula="of:=[data_fast_performer.N6]" office:value-type="float" office:value="0">
            <text:p>0</text:p>
          </table:table-cell>
          <table:table-cell table:style-name="ce219" table:formula="of:=[data_fast_performer.O6]" office:value-type="float" office:value="0">
            <text:p>0</text:p>
          </table:table-cell>
          <table:table-cell table:style-name="ce219" table:formula="of:=[data_fast_performer.Q6]" office:value-type="float" office:value="367">
            <text:p>367</text:p>
          </table:table-cell>
          <table:table-cell table:style-name="ce219" table:formula="of:=[data_fast_performer.S6]" office:value-type="float" office:value="205">
            <text:p>205</text:p>
          </table:table-cell>
          <table:table-cell table:style-name="ce219" table:formula="of:=[data_fast_performer.V6]" office:value-type="float" office:value="162">
            <text:p>162</text:p>
          </table:table-cell>
          <table:table-cell table:style-name="ce219" table:formula="of:=[data_fast_performer.W6]" office:value-type="float" office:value="32">
            <text:p>32</text:p>
          </table:table-cell>
          <table:table-cell table:style-name="ce219" table:formula="of:=[data_fast_performer.X6]" office:value-type="float" office:value="17">
            <text:p>17</text:p>
          </table:table-cell>
          <table:table-cell table:style-name="ce219" table:formula="of:=[data_fast_performer.Y6]" office:value-type="float" office:value="15">
            <text:p>15</text:p>
          </table:table-cell>
          <table:table-cell table:style-name="ce219" table:formula="of:=[data_fast_performer.Z6]" office:value-type="float" office:value="32">
            <text:p>32</text:p>
          </table:table-cell>
          <table:table-cell table:style-name="ce219" table:formula="of:=[data_fast_performer.AA6]" office:value-type="float" office:value="0">
            <text:p>0</text:p>
          </table:table-cell>
          <table:table-cell table:style-name="ce219" table:formula="of:=[data_fast_performer.AB6]" office:value-type="float" office:value="0">
            <text:p>0</text:p>
          </table:table-cell>
          <table:table-cell table:style-name="ce219" table:formula="of:=[data_fast_performer.AC6]" office:value-type="float" office:value="52">
            <text:p>52</text:p>
          </table:table-cell>
          <table:table-cell table:style-name="ce219" table:formula="of:=[data_fast_performer.AD6]" office:value-type="float" office:value="1.73">
            <text:p>1,73</text:p>
          </table:table-cell>
          <table:table-cell table:style-name="ce219" table:formula="of:=[data_fast_performer.AE6]" office:value-type="float" office:value="0">
            <text:p>0</text:p>
          </table:table-cell>
          <table:table-cell table:style-name="ce219" table:formula="of:=[data_fast_performer.AF6]" office:value-type="float" office:value="16">
            <text:p>16</text:p>
          </table:table-cell>
          <table:table-cell table:style-name="ce219" table:formula="of:=[data_fast_performer.AG6]" office:value-type="float" office:value="0">
            <text:p>0</text:p>
          </table:table-cell>
          <table:table-cell table:style-name="ce219" table:formula="of:=[data_fast_performer.AH6]" office:value-type="string" office:string-value="2, 1, 1, 2, 2, 2, 2, 2, 2, 2, 2, 1, 1, 1, 1, 2, 2, 2, 2, 2, 2, 2, 1, 1, 2, 2, 2, 2, 2, 2">
            <text:p>2, 1, 1, 2, 2, 2, 2, 2, 2, 2, 2, 1, 1, 1, 1, 2, 2, 2, 2, 2, 2, 2, 1, 1, 2, 2, 2, 2, 2, 2</text:p>
          </table:table-cell>
          <table:table-cell table:style-name="ce219" table:formula="of:=[data_fast_performer.AI6]" office:value-type="string" office:string-value="16, 12, 2, 12, 1, 0, 1, 16, 1, 0, 1, 14, 1, 0, 1, 14, 0, 1, 0, 15, 14, 6, 6, 7, 7, 13, 17, 11, 6, 10">
            <text:p>16, 12, 2, 12, 1, 0, 1, 16, 1, 0, 1, 14, 1, 0, 1, 14, 0, 1, 0, 15, 14, 6, 6, 7, 7, 13, 17, 11, 6, 10</text:p>
          </table:table-cell>
          <table:table-cell table:style-name="ce219" table:formula="of:=[data_fast_performer.AJ6]" office:value-type="float" office:value="7">
            <text:p>7</text:p>
          </table:table-cell>
          <table:table-cell table:style-name="ce219" table:formula="of:=[data_fast_performer.AK6]" office:value-type="float" office:value="18">
            <text:p>18</text:p>
          </table:table-cell>
          <table:table-cell table:style-name="ce219" table:formula="of:=[data_fast_performer.AL6]" office:value-type="float" office:value="2">
            <text:p>2</text:p>
          </table:table-cell>
          <table:table-cell table:style-name="ce219" table:formula="of:=[data_fast_performer.AM6]" office:value-type="float" office:value="4">
            <text:p>4</text:p>
          </table:table-cell>
          <table:table-cell table:style-name="ce219" table:formula="of:=[data_fast_performer.AN6]" office:value-type="float" office:value="5">
            <text:p>5</text:p>
          </table:table-cell>
          <table:table-cell table:style-name="ce219" table:formula="of:=[data_fast_performer.AO6]" office:value-type="float" office:value="2">
            <text:p>2</text:p>
          </table:table-cell>
          <table:table-cell table:style-name="ce219" table:formula="of:=[data_fast_performer.AP6]" office:value-type="float" office:value="5">
            <text:p>5</text:p>
          </table:table-cell>
          <table:table-cell table:style-name="ce219" table:formula="of:=[data_fast_performer.AQ6]" office:value-type="string" office:string-value="34,1">
            <text:p>34,1</text:p>
          </table:table-cell>
          <table:table-cell table:style-name="ce219" table:formula="of:=[data_fast_performer.AR6]" office:value-type="string" office:string-value=" 2,8">
            <text:p><text:s/>2,8</text:p>
          </table:table-cell>
          <table:table-cell table:style-name="ce219" table:formula="of:=[data_fast_performer.AS6]" office:value-type="string" office:string-value=" 8,9">
            <text:p><text:s/>8,9</text:p>
          </table:table-cell>
          <table:table-cell table:style-name="ce219" table:formula="of:=[data_fast_performer.AT6]" office:value-type="string" office:string-value=" 8,9">
            <text:p><text:s/>8,9</text:p>
          </table:table-cell>
          <table:table-cell table:style-name="ce219" table:formula="of:=[data_fast_performer.AU6]" office:value-type="string" office:string-value=" 3,1">
            <text:p><text:s/>3,1</text:p>
          </table:table-cell>
          <table:table-cell table:style-name="ce219" table:formula="of:=[data_fast_performer.AV6]" office:value-type="string" office:string-value=" 8,3">
            <text:p><text:s/>8,3</text:p>
          </table:table-cell>
          <table:table-cell table:style-name="ce219" table:formula="of:=[data_fast_performer.AW6]" office:value-type="float" office:value="34.1">
            <text:p>34,1</text:p>
          </table:table-cell>
          <table:table-cell table:style-name="ce219" table:formula="of:=[data_fast_performer.AX6]" office:value-type="float" office:value="2.8">
            <text:p>2,8</text:p>
          </table:table-cell>
          <table:table-cell table:style-name="ce219" table:formula="of:=[data_fast_performer.AY6]" office:value-type="float" office:value="8.9">
            <text:p>8,9</text:p>
          </table:table-cell>
          <table:table-cell table:style-name="ce219" table:formula="of:=[data_fast_performer.AZ6]" office:value-type="float" office:value="8.9">
            <text:p>8,9</text:p>
          </table:table-cell>
          <table:table-cell table:style-name="ce219" table:formula="of:=[data_fast_performer.BA6]" office:value-type="float" office:value="3.1">
            <text:p>3,1</text:p>
          </table:table-cell>
          <table:table-cell table:style-name="ce219" table:formula="of:=[data_fast_performer.BB6]" office:value-type="float" office:value="8.3">
            <text:p>8,3</text:p>
          </table:table-cell>
          <table:table-cell table:style-name="ce219" table:formula="of:=[data_fast_performer.BC6]" office:value-type="float" office:value="4">
            <text:p>4</text:p>
          </table:table-cell>
          <table:table-cell table:style-name="ce219" table:formula="of:=[data_fast_performer.BD6]" office:value-type="float" office:value="3">
            <text:p>3</text:p>
          </table:table-cell>
          <table:table-cell table:style-name="ce219" table:formula="of:=[data_fast_performer.BE6]" office:value-type="float" office:value="6">
            <text:p>6</text:p>
          </table:table-cell>
          <table:table-cell table:style-name="ce219" table:formula="of:=[data_fast_performer.BF6]" office:value-type="float" office:value="3">
            <text:p>3</text:p>
          </table:table-cell>
          <table:table-cell table:style-name="ce219" table:formula="of:=[data_fast_performer.BG6]" office:value-type="float" office:value="4">
            <text:p>4</text:p>
          </table:table-cell>
          <table:table-cell table:style-name="ce219" table:formula="of:=[data_fast_performer.BH6]" office:value-type="float" office:value="2">
            <text:p>2</text:p>
          </table:table-cell>
          <table:table-cell table:style-name="ce219" table:formula="of:=[data_fast_performer.BI6]" office:value-type="float" office:value="7">
            <text:p>7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7]" office:value-type="float" office:value="11">
            <text:p>11</text:p>
          </table:table-cell>
          <table:table-cell table:style-name="ce219" table:formula="of:=[data_fast_performer.C7]" office:value-type="float" office:value="365">
            <text:p>365</text:p>
          </table:table-cell>
          <table:table-cell table:style-name="ce219" table:formula="of:=[data_fast_performer.E7]" office:value-type="float" office:value="349">
            <text:p>349</text:p>
          </table:table-cell>
          <table:table-cell table:style-name="ce219" table:formula="of:=[data_fast_performer.K7]" office:value-type="float" office:value="11">
            <text:p>11</text:p>
          </table:table-cell>
          <table:table-cell table:style-name="ce219" table:formula="of:=[data_fast_performer.L7]" office:value-type="float" office:value="20">
            <text:p>20</text:p>
          </table:table-cell>
          <table:table-cell table:style-name="ce219" table:formula="of:=[data_fast_performer.M7]" office:value-type="float" office:value="0">
            <text:p>0</text:p>
          </table:table-cell>
          <table:table-cell table:style-name="ce219" table:formula="of:=[data_fast_performer.N7]" office:value-type="float" office:value="1">
            <text:p>1</text:p>
          </table:table-cell>
          <table:table-cell table:style-name="ce219" table:formula="of:=[data_fast_performer.O7]" office:value-type="float" office:value="0">
            <text:p>0</text:p>
          </table:table-cell>
          <table:table-cell table:style-name="ce219" table:formula="of:=[data_fast_performer.Q7]" office:value-type="float" office:value="320">
            <text:p>320</text:p>
          </table:table-cell>
          <table:table-cell table:style-name="ce219" table:formula="of:=[data_fast_performer.S7]" office:value-type="float" office:value="249">
            <text:p>249</text:p>
          </table:table-cell>
          <table:table-cell table:style-name="ce219" table:formula="of:=[data_fast_performer.V7]" office:value-type="float" office:value="71">
            <text:p>71</text:p>
          </table:table-cell>
          <table:table-cell table:style-name="ce219" table:formula="of:=[data_fast_performer.W7]" office:value-type="float" office:value="107">
            <text:p>107</text:p>
          </table:table-cell>
          <table:table-cell table:style-name="ce219" table:formula="of:=[data_fast_performer.X7]" office:value-type="float" office:value="107">
            <text:p>107</text:p>
          </table:table-cell>
          <table:table-cell table:style-name="ce219" table:formula="of:=[data_fast_performer.Y7]" office:value-type="float" office:value="0">
            <text:p>0</text:p>
          </table:table-cell>
          <table:table-cell table:style-name="ce219" table:formula="of:=[data_fast_performer.Z7]" office:value-type="float" office:value="54">
            <text:p>54</text:p>
          </table:table-cell>
          <table:table-cell table:style-name="ce219" table:formula="of:=[data_fast_performer.AA7]" office:value-type="float" office:value="0">
            <text:p>0</text:p>
          </table:table-cell>
          <table:table-cell table:style-name="ce219" table:formula="of:=[data_fast_performer.AB7]" office:value-type="float" office:value="53">
            <text:p>53</text:p>
          </table:table-cell>
          <table:table-cell table:style-name="ce219" table:formula="of:=[data_fast_performer.AC7]" office:value-type="float" office:value="78">
            <text:p>78</text:p>
          </table:table-cell>
          <table:table-cell table:style-name="ce219" table:formula="of:=[data_fast_performer.AD7]" office:value-type="float" office:value="2.6">
            <text:p>2,6</text:p>
          </table:table-cell>
          <table:table-cell table:style-name="ce219" table:formula="of:=[data_fast_performer.AE7]" office:value-type="float" office:value="0">
            <text:p>0</text:p>
          </table:table-cell>
          <table:table-cell table:style-name="ce219" table:formula="of:=[data_fast_performer.AF7]" office:value-type="float" office:value="4">
            <text:p>4</text:p>
          </table:table-cell>
          <table:table-cell table:style-name="ce219" table:formula="of:=[data_fast_performer.AG7]" office:value-type="float" office:value="4">
            <text:p>4</text:p>
          </table:table-cell>
          <table:table-cell table:style-name="ce219" table:formula="of:=[data_fast_performer.AH7]" office:value-type="string" office:string-value="2, 2, 3, 3, 2, 3, 3, 3, 2, 3, 3, 4, 3, 3, 3, 3, 2, 4, 2, 2, 2, 3, 3, 3, 3, 3, 3, 3">
            <text:p>2, 2, 3, 3, 2, 3, 3, 3, 2, 3, 3, 4, 3, 3, 3, 3, 2, 4, 2, 2, 2, 3, 3, 3, 3, 3, 3, 3</text:p>
          </table:table-cell>
          <table:table-cell table:style-name="ce219" table:formula="of:=[data_fast_performer.AI7]" office:value-type="string" office:string-value="11, 23, 9, 6, 16, 17, -41, 0, 8, 8, 9, -26, 52, 8, 12, 6, 9, 4, 17, 12, 19, 11, 5, 11, 12, 10, 11, 10">
            <text:p>11, 23, 9, 6, 16, 17, -41, 0, 8, 8, 9, -26, 52, 8, 12, 6, 9, 4, 17, 12, 19, 11, 5, 11, 12, 10, 11, 10</text:p>
          </table:table-cell>
          <table:table-cell table:style-name="ce219" table:formula="of:=[data_fast_performer.AJ7]" office:value-type="float" office:value="2">
            <text:p>2</text:p>
          </table:table-cell>
          <table:table-cell table:style-name="ce219" table:formula="of:=[data_fast_performer.AK7]" office:value-type="float" office:value="2">
            <text:p>2</text:p>
          </table:table-cell>
          <table:table-cell table:style-name="ce219" table:formula="of:=[data_fast_performer.AL7]" office:value-type="float" office:value="2">
            <text:p>2</text:p>
          </table:table-cell>
          <table:table-cell table:style-name="ce219" table:formula="of:=[data_fast_performer.AM7]" office:value-type="float" office:value="2">
            <text:p>2</text:p>
          </table:table-cell>
          <table:table-cell table:style-name="ce219" table:formula="of:=[data_fast_performer.AN7]" office:value-type="float" office:value="2">
            <text:p>2</text:p>
          </table:table-cell>
          <table:table-cell table:style-name="ce219" table:formula="of:=[data_fast_performer.AO7]" office:value-type="float" office:value="2">
            <text:p>2</text:p>
          </table:table-cell>
          <table:table-cell table:style-name="ce219" table:formula="of:=[data_fast_performer.AP7]" office:value-type="float" office:value="2">
            <text:p>2</text:p>
          </table:table-cell>
          <table:table-cell table:style-name="ce219" table:formula="of:=[data_fast_performer.AQ7]" office:value-type="string" office:string-value="4,8">
            <text:p>4,8</text:p>
          </table:table-cell>
          <table:table-cell table:style-name="ce219" table:formula="of:=[data_fast_performer.AR7]" office:value-type="string" office:string-value=" 1,4">
            <text:p><text:s/>1,4</text:p>
          </table:table-cell>
          <table:table-cell table:style-name="ce219" table:formula="of:=[data_fast_performer.AS7]" office:value-type="string" office:string-value=" 3,5">
            <text:p><text:s/>3,5</text:p>
          </table:table-cell>
          <table:table-cell table:style-name="ce219" table:formula="of:=[data_fast_performer.AT7]" office:value-type="string" office:string-value=" 3,5">
            <text:p><text:s/>3,5</text:p>
          </table:table-cell>
          <table:table-cell table:style-name="ce219" table:formula="of:=[data_fast_performer.AU7]" office:value-type="string" office:string-value=" 3,3">
            <text:p><text:s/>3,3</text:p>
          </table:table-cell>
          <table:table-cell table:style-name="ce219" table:formula="of:=[data_fast_performer.AV7]" office:value-type="string" office:string-value=" 1,9">
            <text:p><text:s/>1,9</text:p>
          </table:table-cell>
          <table:table-cell table:style-name="ce219" table:formula="of:=[data_fast_performer.AW7]" office:value-type="float" office:value="4.8">
            <text:p>4,8</text:p>
          </table:table-cell>
          <table:table-cell table:style-name="ce219" table:formula="of:=[data_fast_performer.AX7]" office:value-type="float" office:value="1.4">
            <text:p>1,4</text:p>
          </table:table-cell>
          <table:table-cell table:style-name="ce219" table:formula="of:=[data_fast_performer.AY7]" office:value-type="float" office:value="3.5">
            <text:p>3,5</text:p>
          </table:table-cell>
          <table:table-cell table:style-name="ce219" table:formula="of:=[data_fast_performer.AZ7]" office:value-type="float" office:value="3.5">
            <text:p>3,5</text:p>
          </table:table-cell>
          <table:table-cell table:style-name="ce219" table:formula="of:=[data_fast_performer.BA7]" office:value-type="float" office:value="3.3">
            <text:p>3,3</text:p>
          </table:table-cell>
          <table:table-cell table:style-name="ce219" table:formula="of:=[data_fast_performer.BB7]" office:value-type="float" office:value="1.9">
            <text:p>1,9</text:p>
          </table:table-cell>
          <table:table-cell table:style-name="ce219" table:formula="of:=[data_fast_performer.BC7]" office:value-type="float" office:value="2">
            <text:p>2</text:p>
          </table:table-cell>
          <table:table-cell table:style-name="ce219" table:formula="of:=[data_fast_performer.BD7]" office:value-type="float" office:value="2">
            <text:p>2</text:p>
          </table:table-cell>
          <table:table-cell table:style-name="ce219" table:formula="of:=[data_fast_performer.BE7]" office:value-type="float" office:value="2">
            <text:p>2</text:p>
          </table:table-cell>
          <table:table-cell table:style-name="ce219" table:formula="of:=[data_fast_performer.BF7]" office:value-type="float" office:value="2">
            <text:p>2</text:p>
          </table:table-cell>
          <table:table-cell table:style-name="ce219" table:formula="of:=[data_fast_performer.BG7]" office:value-type="float" office:value="2">
            <text:p>2</text:p>
          </table:table-cell>
          <table:table-cell table:style-name="ce219" table:formula="of:=[data_fast_performer.BH7]" office:value-type="float" office:value="2">
            <text:p>2</text:p>
          </table:table-cell>
          <table:table-cell table:style-name="ce219" table:formula="of:=[data_fast_performer.BI7]" office:value-type="float" office:value="4.8">
            <text:p>4,8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8]" office:value-type="float" office:value="14">
            <text:p>14</text:p>
          </table:table-cell>
          <table:table-cell table:style-name="ce219" table:formula="of:=[data_fast_performer.C8]" office:value-type="float" office:value="493">
            <text:p>493</text:p>
          </table:table-cell>
          <table:table-cell table:style-name="ce219" table:formula="of:=[data_fast_performer.E8]" office:value-type="float" office:value="478">
            <text:p>478</text:p>
          </table:table-cell>
          <table:table-cell table:style-name="ce219" table:formula="of:=[data_fast_performer.K8]" office:value-type="float" office:value="28">
            <text:p>28</text:p>
          </table:table-cell>
          <table:table-cell table:style-name="ce219" table:formula="of:=[data_fast_performer.L8]" office:value-type="float" office:value="0">
            <text:p>0</text:p>
          </table:table-cell>
          <table:table-cell table:style-name="ce219" table:formula="of:=[data_fast_performer.M8]" office:value-type="float" office:value="0">
            <text:p>0</text:p>
          </table:table-cell>
          <table:table-cell table:style-name="ce219" table:formula="of:=[data_fast_performer.N8]" office:value-type="float" office:value="2">
            <text:p>2</text:p>
          </table:table-cell>
          <table:table-cell table:style-name="ce219" table:formula="of:=[data_fast_performer.O8]" office:value-type="float" office:value="0">
            <text:p>0</text:p>
          </table:table-cell>
          <table:table-cell table:style-name="ce219" table:formula="of:=[data_fast_performer.Q8]" office:value-type="float" office:value="363">
            <text:p>363</text:p>
          </table:table-cell>
          <table:table-cell table:style-name="ce219" table:formula="of:=[data_fast_performer.S8]" office:value-type="float" office:value="339">
            <text:p>339</text:p>
          </table:table-cell>
          <table:table-cell table:style-name="ce219" table:formula="of:=[data_fast_performer.V8]" office:value-type="float" office:value="24">
            <text:p>24</text:p>
          </table:table-cell>
          <table:table-cell table:style-name="ce219" table:formula="of:=[data_fast_performer.W8]" office:value-type="float" office:value="114">
            <text:p>114</text:p>
          </table:table-cell>
          <table:table-cell table:style-name="ce219" table:formula="of:=[data_fast_performer.X8]" office:value-type="float" office:value="111">
            <text:p>111</text:p>
          </table:table-cell>
          <table:table-cell table:style-name="ce219" table:formula="of:=[data_fast_performer.Y8]" office:value-type="float" office:value="3">
            <text:p>3</text:p>
          </table:table-cell>
          <table:table-cell table:style-name="ce219" table:formula="of:=[data_fast_performer.Z8]" office:value-type="float" office:value="52">
            <text:p>52</text:p>
          </table:table-cell>
          <table:table-cell table:style-name="ce219" table:formula="of:=[data_fast_performer.AA8]" office:value-type="float" office:value="62">
            <text:p>62</text:p>
          </table:table-cell>
          <table:table-cell table:style-name="ce219" table:formula="of:=[data_fast_performer.AB8]" office:value-type="float" office:value="0">
            <text:p>0</text:p>
          </table:table-cell>
          <table:table-cell table:style-name="ce219" table:formula="of:=[data_fast_performer.AC8]" office:value-type="float" office:value="74">
            <text:p>74</text:p>
          </table:table-cell>
          <table:table-cell table:style-name="ce219" table:formula="of:=[data_fast_performer.AD8]" office:value-type="float" office:value="2.47">
            <text:p>2,47</text:p>
          </table:table-cell>
          <table:table-cell table:style-name="ce219" table:formula="of:=[data_fast_performer.AE8]" office:value-type="float" office:value="0">
            <text:p>0</text:p>
          </table:table-cell>
          <table:table-cell table:style-name="ce219" table:formula="of:=[data_fast_performer.AF8]" office:value-type="float" office:value="1">
            <text:p>1</text:p>
          </table:table-cell>
          <table:table-cell table:style-name="ce219" table:formula="of:=[data_fast_performer.AG8]" office:value-type="float" office:value="6">
            <text:p>6</text:p>
          </table:table-cell>
          <table:table-cell table:style-name="ce219" table:formula="of:=[data_fast_performer.AH8]" office:value-type="string" office:string-value="2, 2, 3, 2, 2, 3, 2, 3, 3, 4, 3, 3, 3, 3, 3, 4, 2, 2, 3, 2, 3, 2, 2, 2, 3, 2, 2, 2, 2">
            <text:p>2, 2, 3, 2, 2, 3, 2, 3, 3, 4, 3, 3, 3, 3, 3, 4, 2, 2, 3, 2, 3, 2, 2, 2, 3, 2, 2, 2, 2</text:p>
          </table:table-cell>
          <table:table-cell table:style-name="ce219" table:formula="of:=[data_fast_performer.AI8]" office:value-type="string" office:string-value="15, 10, 17, 10, 7, 5, 9, 9, 17, 15, 14, 7, 11, 9, 11, 13, 7, 11, 5, 12, 18, 17, 10, 10, 14, 11, 12, 8, 25">
            <text:p>15, 10, 17, 10, 7, 5, 9, 9, 17, 15, 14, 7, 11, 9, 11, 13, 7, 11, 5, 12, 18, 17, 10, 10, 14, 11, 12, 8, 25</text:p>
          </table:table-cell>
          <table:table-cell table:style-name="ce219" table:formula="of:=[data_fast_performer.AJ8]" office:value-type="float" office:value="2">
            <text:p>2</text:p>
          </table:table-cell>
          <table:table-cell table:style-name="ce219" table:formula="of:=[data_fast_performer.AK8]" office:value-type="float" office:value="7">
            <text:p>7</text:p>
          </table:table-cell>
          <table:table-cell table:style-name="ce219" table:formula="of:=[data_fast_performer.AL8]" office:value-type="float" office:value="2">
            <text:p>2</text:p>
          </table:table-cell>
          <table:table-cell table:style-name="ce219" table:formula="of:=[data_fast_performer.AM8]" office:value-type="float" office:value="5">
            <text:p>5</text:p>
          </table:table-cell>
          <table:table-cell table:style-name="ce219" table:formula="of:=[data_fast_performer.AN8]" office:value-type="float" office:value="4">
            <text:p>4</text:p>
          </table:table-cell>
          <table:table-cell table:style-name="ce219" table:formula="of:=[data_fast_performer.AO8]" office:value-type="float" office:value="3">
            <text:p>3</text:p>
          </table:table-cell>
          <table:table-cell table:style-name="ce219" table:formula="of:=[data_fast_performer.AP8]" office:value-type="float" office:value="3">
            <text:p>3</text:p>
          </table:table-cell>
          <table:table-cell table:style-name="ce219" table:formula="of:=[data_fast_performer.AQ8]" office:value-type="string" office:string-value="19,3">
            <text:p>19,3</text:p>
          </table:table-cell>
          <table:table-cell table:style-name="ce219" table:formula="of:=[data_fast_performer.AR8]" office:value-type="string" office:string-value=" 1,6">
            <text:p><text:s/>1,6</text:p>
          </table:table-cell>
          <table:table-cell table:style-name="ce219" table:formula="of:=[data_fast_performer.AS8]" office:value-type="string" office:string-value=" 11,9">
            <text:p><text:s/>11,9</text:p>
          </table:table-cell>
          <table:table-cell table:style-name="ce219" table:formula="of:=[data_fast_performer.AT8]" office:value-type="string" office:string-value=" 7,0">
            <text:p><text:s/>7,0</text:p>
          </table:table-cell>
          <table:table-cell table:style-name="ce219" table:formula="of:=[data_fast_performer.AU8]" office:value-type="string" office:string-value=" 3,9">
            <text:p><text:s/>3,9</text:p>
          </table:table-cell>
          <table:table-cell table:style-name="ce219" table:formula="of:=[data_fast_performer.AV8]" office:value-type="string" office:string-value=" 4,0">
            <text:p><text:s/>4,0</text:p>
          </table:table-cell>
          <table:table-cell table:style-name="ce219" table:formula="of:=[data_fast_performer.AW8]" office:value-type="float" office:value="19.3">
            <text:p>19,3</text:p>
          </table:table-cell>
          <table:table-cell table:style-name="ce219" table:formula="of:=[data_fast_performer.AX8]" office:value-type="float" office:value="1.6">
            <text:p>1,6</text:p>
          </table:table-cell>
          <table:table-cell table:style-name="ce219" table:formula="of:=[data_fast_performer.AY8]" office:value-type="float" office:value="11.9">
            <text:p>11,9</text:p>
          </table:table-cell>
          <table:table-cell table:style-name="ce219" table:formula="of:=[data_fast_performer.AZ8]" office:value-type="float" office:value="7">
            <text:p>7</text:p>
          </table:table-cell>
          <table:table-cell table:style-name="ce219" table:formula="of:=[data_fast_performer.BA8]" office:value-type="float" office:value="3.9">
            <text:p>3,9</text:p>
          </table:table-cell>
          <table:table-cell table:style-name="ce219" table:formula="of:=[data_fast_performer.BB8]" office:value-type="float" office:value="4">
            <text:p>4</text:p>
          </table:table-cell>
          <table:table-cell table:style-name="ce219" table:formula="of:=[data_fast_performer.BC8]" office:value-type="float" office:value="2">
            <text:p>2</text:p>
          </table:table-cell>
          <table:table-cell table:style-name="ce219" table:formula="of:=[data_fast_performer.BD8]" office:value-type="float" office:value="4">
            <text:p>4</text:p>
          </table:table-cell>
          <table:table-cell table:style-name="ce219" table:formula="of:=[data_fast_performer.BE8]" office:value-type="float" office:value="2">
            <text:p>2</text:p>
          </table:table-cell>
          <table:table-cell table:style-name="ce219" table:formula="of:=[data_fast_performer.BF8]" office:value-type="float" office:value="3">
            <text:p>3</text:p>
          </table:table-cell>
          <table:table-cell table:style-name="ce219" table:formula="of:=[data_fast_performer.BG8]" office:value-type="float" office:value="2">
            <text:p>2</text:p>
          </table:table-cell>
          <table:table-cell table:style-name="ce219" table:formula="of:=[data_fast_performer.BH8]" office:value-type="float" office:value="2">
            <text:p>2</text:p>
          </table:table-cell>
          <table:table-cell table:style-name="ce219" table:formula="of:=[data_fast_performer.BI8]" office:value-type="float" office:value="5.5">
            <text:p>5,5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9]" office:value-type="float" office:value="15">
            <text:p>15</text:p>
          </table:table-cell>
          <table:table-cell table:style-name="ce219" table:formula="of:=[data_fast_performer.C9]" office:value-type="float" office:value="427">
            <text:p>427</text:p>
          </table:table-cell>
          <table:table-cell table:style-name="ce219" table:formula="of:=[data_fast_performer.E9]" office:value-type="float" office:value="391">
            <text:p>391</text:p>
          </table:table-cell>
          <table:table-cell table:style-name="ce219" table:formula="of:=[data_fast_performer.K9]" office:value-type="float" office:value="7">
            <text:p>7</text:p>
          </table:table-cell>
          <table:table-cell table:style-name="ce219" table:formula="of:=[data_fast_performer.L9]" office:value-type="float" office:value="10">
            <text:p>10</text:p>
          </table:table-cell>
          <table:table-cell table:style-name="ce219" table:formula="of:=[data_fast_performer.M9]" office:value-type="float" office:value="0">
            <text:p>0</text:p>
          </table:table-cell>
          <table:table-cell table:style-name="ce219" table:formula="of:=[data_fast_performer.N9]" office:value-type="float" office:value="0">
            <text:p>0</text:p>
          </table:table-cell>
          <table:table-cell table:style-name="ce219" table:formula="of:=[data_fast_performer.O9]" office:value-type="float" office:value="0">
            <text:p>0</text:p>
          </table:table-cell>
          <table:table-cell table:style-name="ce219" table:formula="of:=[data_fast_performer.Q9]" office:value-type="float" office:value="398">
            <text:p>398</text:p>
          </table:table-cell>
          <table:table-cell table:style-name="ce219" table:formula="of:=[data_fast_performer.S9]" office:value-type="float" office:value="392">
            <text:p>392</text:p>
          </table:table-cell>
          <table:table-cell table:style-name="ce219" table:formula="of:=[data_fast_performer.V9]" office:value-type="float" office:value="6">
            <text:p>6</text:p>
          </table:table-cell>
          <table:table-cell table:style-name="ce219" table:formula="of:=[data_fast_performer.W9]" office:value-type="float" office:value="31">
            <text:p>31</text:p>
          </table:table-cell>
          <table:table-cell table:style-name="ce219" table:formula="of:=[data_fast_performer.X9]" office:value-type="float" office:value="26">
            <text:p>26</text:p>
          </table:table-cell>
          <table:table-cell table:style-name="ce219" table:formula="of:=[data_fast_performer.Y9]" office:value-type="float" office:value="5">
            <text:p>5</text:p>
          </table:table-cell>
          <table:table-cell table:style-name="ce219" table:formula="of:=[data_fast_performer.Z9]" office:value-type="float" office:value="31">
            <text:p>31</text:p>
          </table:table-cell>
          <table:table-cell table:style-name="ce219" table:formula="of:=[data_fast_performer.AA9]" office:value-type="float" office:value="0">
            <text:p>0</text:p>
          </table:table-cell>
          <table:table-cell table:style-name="ce219" table:formula="of:=[data_fast_performer.AB9]" office:value-type="float" office:value="0">
            <text:p>0</text:p>
          </table:table-cell>
          <table:table-cell table:style-name="ce219" table:formula="of:=[data_fast_performer.AC9]" office:value-type="float" office:value="85">
            <text:p>85</text:p>
          </table:table-cell>
          <table:table-cell table:style-name="ce219" table:formula="of:=[data_fast_performer.AD9]" office:value-type="float" office:value="2.83">
            <text:p>2,83</text:p>
          </table:table-cell>
          <table:table-cell table:style-name="ce219" table:formula="of:=[data_fast_performer.AE9]" office:value-type="float" office:value="1">
            <text:p>1</text:p>
          </table:table-cell>
          <table:table-cell table:style-name="ce219" table:formula="of:=[data_fast_performer.AF9]" office:value-type="float" office:value="0">
            <text:p>0</text:p>
          </table:table-cell>
          <table:table-cell table:style-name="ce219" table:formula="of:=[data_fast_performer.AG9]" office:value-type="float" office:value="0">
            <text:p>0</text:p>
          </table:table-cell>
          <table:table-cell table:style-name="ce219" table:formula="of:=[data_fast_performer.AH9]" office:value-type="string" office:string-value="2, 3, 3, 3, 4, 3, 3, 3, 3, 4, 4, 3, 2, 3, 3, 3, 2, 2, 3, 3, 2, 1, 4, 2, 4, 4, 3, 3, 3">
            <text:p>2, 3, 3, 3, 4, 3, 3, 3, 3, 4, 4, 3, 2, 3, 3, 3, 2, 2, 3, 3, 2, 1, 4, 2, 4, 4, 3, 3, 3</text:p>
          </table:table-cell>
          <table:table-cell table:style-name="ce219" table:formula="of:=[data_fast_performer.AI9]" office:value-type="string" office:string-value="19, 10, 13, 22, 22, 12, 25, 15, 7, 6, 15, 8, 13, 12, 11, 20, 7, 17, 14, 13, 14, 7, 16, 12, 10, 13, 20, 11, 8">
            <text:p>19, 10, 13, 22, 22, 12, 25, 15, 7, 6, 15, 8, 13, 12, 11, 20, 7, 17, 14, 13, 14, 7, 16, 12, 10, 13, 20, 11, 8</text:p>
          </table:table-cell>
          <table:table-cell table:style-name="ce219" table:formula="of:=[data_fast_performer.AJ9]" office:value-type="float" office:value="1">
            <text:p>1</text:p>
          </table:table-cell>
          <table:table-cell table:style-name="ce219" table:formula="of:=[data_fast_performer.AK9]" office:value-type="float" office:value="2">
            <text:p>2</text:p>
          </table:table-cell>
          <table:table-cell table:style-name="ce219" table:formula="of:=[data_fast_performer.AL9]" office:value-type="float" office:value="2">
            <text:p>2</text:p>
          </table:table-cell>
          <table:table-cell table:style-name="ce219" table:formula="of:=[data_fast_performer.AM9]" office:value-type="float" office:value="3">
            <text:p>3</text:p>
          </table:table-cell>
          <table:table-cell table:style-name="ce219" table:formula="of:=[data_fast_performer.AN9]" office:value-type="float" office:value="4">
            <text:p>4</text:p>
          </table:table-cell>
          <table:table-cell table:style-name="ce219" table:formula="of:=[data_fast_performer.AO9]" office:value-type="float" office:value="3">
            <text:p>3</text:p>
          </table:table-cell>
          <table:table-cell table:style-name="ce219" table:formula="of:=[data_fast_performer.AP9]" office:value-type="float" office:value="2">
            <text:p>2</text:p>
          </table:table-cell>
          <table:table-cell table:style-name="ce219" table:formula="of:=[data_fast_performer.AQ9]" office:value-type="string" office:string-value="6,6">
            <text:p>6,6</text:p>
          </table:table-cell>
          <table:table-cell table:style-name="ce219" table:formula="of:=[data_fast_performer.AR9]" office:value-type="string" office:string-value=" 6,6">
            <text:p><text:s/>6,6</text:p>
          </table:table-cell>
          <table:table-cell table:style-name="ce219" table:formula="of:=[data_fast_performer.AS9]" office:value-type="string" office:string-value=" 4,6">
            <text:p><text:s/>4,6</text:p>
          </table:table-cell>
          <table:table-cell table:style-name="ce219" table:formula="of:=[data_fast_performer.AT9]" office:value-type="string" office:string-value=" 7,5">
            <text:p><text:s/>7,5</text:p>
          </table:table-cell>
          <table:table-cell table:style-name="ce219" table:formula="of:=[data_fast_performer.AU9]" office:value-type="string" office:string-value=" 3,8">
            <text:p><text:s/>3,8</text:p>
          </table:table-cell>
          <table:table-cell table:style-name="ce219" table:formula="of:=[data_fast_performer.AV9]" office:value-type="string" office:string-value=" 5,2">
            <text:p><text:s/>5,2</text:p>
          </table:table-cell>
          <table:table-cell table:style-name="ce219" table:formula="of:=[data_fast_performer.AW9]" office:value-type="float" office:value="6.6">
            <text:p>6,6</text:p>
          </table:table-cell>
          <table:table-cell table:style-name="ce219" table:formula="of:=[data_fast_performer.AX9]" office:value-type="float" office:value="6.6">
            <text:p>6,6</text:p>
          </table:table-cell>
          <table:table-cell table:style-name="ce219" table:formula="of:=[data_fast_performer.AY9]" office:value-type="float" office:value="4.6">
            <text:p>4,6</text:p>
          </table:table-cell>
          <table:table-cell table:style-name="ce219" table:formula="of:=[data_fast_performer.AZ9]" office:value-type="float" office:value="7.5">
            <text:p>7,5</text:p>
          </table:table-cell>
          <table:table-cell table:style-name="ce219" table:formula="of:=[data_fast_performer.BA9]" office:value-type="float" office:value="3.8">
            <text:p>3,8</text:p>
          </table:table-cell>
          <table:table-cell table:style-name="ce219" table:formula="of:=[data_fast_performer.BB9]" office:value-type="float" office:value="5.2">
            <text:p>5,2</text:p>
          </table:table-cell>
          <table:table-cell table:style-name="ce219" table:formula="of:=[data_fast_performer.BC9]" office:value-type="float" office:value="2">
            <text:p>2</text:p>
          </table:table-cell>
          <table:table-cell table:style-name="ce219" table:formula="of:=[data_fast_performer.BD9]" office:value-type="float" office:value="2">
            <text:p>2</text:p>
          </table:table-cell>
          <table:table-cell table:style-name="ce219" table:formula="of:=[data_fast_performer.BE9]" office:value-type="string" office:string-value="TC">
            <text:p>TC</text:p>
          </table:table-cell>
          <table:table-cell table:style-name="ce219" table:formula="of:=[data_fast_performer.BF9]" office:value-type="float" office:value="2">
            <text:p>2</text:p>
          </table:table-cell>
          <table:table-cell table:style-name="ce219" table:formula="of:=[data_fast_performer.BG9]" office:value-type="float" office:value="2">
            <text:p>2</text:p>
          </table:table-cell>
          <table:table-cell table:style-name="ce219" table:formula="of:=[data_fast_performer.BH9]" office:value-type="float" office:value="2">
            <text:p>2</text:p>
          </table:table-cell>
          <table:table-cell table:style-name="ce219" table:formula="of:=[data_fast_performer.BI9]" office:value-type="float" office:value="5.1">
            <text:p>5,1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fast_performer.A10]" office:value-type="float" office:value="16">
            <text:p>16</text:p>
          </table:table-cell>
          <table:table-cell table:style-name="ce219" table:formula="of:=[data_fast_performer.C10]" office:value-type="float" office:value="394">
            <text:p>394</text:p>
          </table:table-cell>
          <table:table-cell table:style-name="ce219" table:formula="of:=[data_fast_performer.E10]" office:value-type="float" office:value="342">
            <text:p>342</text:p>
          </table:table-cell>
          <table:table-cell table:style-name="ce219" table:formula="of:=[data_fast_performer.K10]" office:value-type="float" office:value="12">
            <text:p>12</text:p>
          </table:table-cell>
          <table:table-cell table:style-name="ce219" table:formula="of:=[data_fast_performer.L10]" office:value-type="float" office:value="0">
            <text:p>0</text:p>
          </table:table-cell>
          <table:table-cell table:style-name="ce219" table:formula="of:=[data_fast_performer.M10]" office:value-type="float" office:value="1">
            <text:p>1</text:p>
          </table:table-cell>
          <table:table-cell table:style-name="ce219" table:formula="of:=[data_fast_performer.N10]" office:value-type="float" office:value="1">
            <text:p>1</text:p>
          </table:table-cell>
          <table:table-cell table:style-name="ce219" table:formula="of:=[data_fast_performer.O10]" office:value-type="float" office:value="0">
            <text:p>0</text:p>
          </table:table-cell>
          <table:table-cell table:style-name="ce219" table:formula="of:=[data_fast_performer.Q10]" office:value-type="float" office:value="336">
            <text:p>336</text:p>
          </table:table-cell>
          <table:table-cell table:style-name="ce219" table:formula="of:=[data_fast_performer.S10]" office:value-type="float" office:value="306">
            <text:p>306</text:p>
          </table:table-cell>
          <table:table-cell table:style-name="ce219" table:formula="of:=[data_fast_performer.V10]" office:value-type="float" office:value="30">
            <text:p>30</text:p>
          </table:table-cell>
          <table:table-cell table:style-name="ce219" table:formula="of:=[data_fast_performer.W10]" office:value-type="float" office:value="57">
            <text:p>57</text:p>
          </table:table-cell>
          <table:table-cell table:style-name="ce219" table:formula="of:=[data_fast_performer.X10]" office:value-type="float" office:value="25">
            <text:p>25</text:p>
          </table:table-cell>
          <table:table-cell table:style-name="ce219" table:formula="of:=[data_fast_performer.Y10]" office:value-type="float" office:value="32">
            <text:p>32</text:p>
          </table:table-cell>
          <table:table-cell table:style-name="ce219" table:formula="of:=[data_fast_performer.Z10]" office:value-type="float" office:value="32">
            <text:p>32</text:p>
          </table:table-cell>
          <table:table-cell table:style-name="ce219" table:formula="of:=[data_fast_performer.AA10]" office:value-type="float" office:value="25">
            <text:p>25</text:p>
          </table:table-cell>
          <table:table-cell table:style-name="ce219" table:formula="of:=[data_fast_performer.AB10]" office:value-type="float" office:value="0">
            <text:p>0</text:p>
          </table:table-cell>
          <table:table-cell table:style-name="ce219" table:formula="of:=[data_fast_performer.AC10]" office:value-type="float" office:value="81">
            <text:p>81</text:p>
          </table:table-cell>
          <table:table-cell table:style-name="ce219" table:formula="of:=[data_fast_performer.AD10]" office:value-type="float" office:value="2.7">
            <text:p>2,7</text:p>
          </table:table-cell>
          <table:table-cell table:style-name="ce219" table:formula="of:=[data_fast_performer.AE10]" office:value-type="float" office:value="0">
            <text:p>0</text:p>
          </table:table-cell>
          <table:table-cell table:style-name="ce219" table:formula="of:=[data_fast_performer.AF10]" office:value-type="float" office:value="2">
            <text:p>2</text:p>
          </table:table-cell>
          <table:table-cell table:style-name="ce219" table:formula="of:=[data_fast_performer.AG10]" office:value-type="float" office:value="2">
            <text:p>2</text:p>
          </table:table-cell>
          <table:table-cell table:style-name="ce219" table:formula="of:=[data_fast_performer.AH10]" office:value-type="string" office:string-value="3, 2, 3, 3, 4, 2, 3, 3, 3, 2, 3, 3, 3, 3, 2, 3, 2, 2, 2, 3, 3, 3, 3, 2, 4, 4, 3, 3, 2">
            <text:p>3, 2, 3, 3, 4, 2, 3, 3, 3, 2, 3, 3, 3, 3, 2, 3, 2, 2, 2, 3, 3, 3, 3, 2, 4, 4, 3, 3, 2</text:p>
          </table:table-cell>
          <table:table-cell table:style-name="ce219" table:formula="of:=[data_fast_performer.AI10]" office:value-type="string" office:string-value="19, 9, 15, 15, 12, 7, 14, 12, 7, 6, 6, 3, 12, 6, 5, 8, 18, 14, 8, 5, 18, 7, 7, 13, 12, 7, 17, 18, 6">
            <text:p>19, 9, 15, 15, 12, 7, 14, 12, 7, 6, 6, 3, 12, 6, 5, 8, 18, 14, 8, 5, 18, 7, 7, 13, 12, 7, 17, 18, 6</text:p>
          </table:table-cell>
          <table:table-cell table:style-name="ce219" table:formula="of:=[data_fast_performer.AJ10]" office:value-type="float" office:value="1">
            <text:p>1</text:p>
          </table:table-cell>
          <table:table-cell table:style-name="ce219" table:formula="of:=[data_fast_performer.AK10]" office:value-type="float" office:value="3">
            <text:p>3</text:p>
          </table:table-cell>
          <table:table-cell table:style-name="ce219" table:formula="of:=[data_fast_performer.AL10]" office:value-type="float" office:value="3">
            <text:p>3</text:p>
          </table:table-cell>
          <table:table-cell table:style-name="ce219" table:formula="of:=[data_fast_performer.AM10]" office:value-type="float" office:value="3">
            <text:p>3</text:p>
          </table:table-cell>
          <table:table-cell table:style-name="ce219" table:formula="of:=[data_fast_performer.AN10]" office:value-type="float" office:value="3">
            <text:p>3</text:p>
          </table:table-cell>
          <table:table-cell table:style-name="ce219" table:formula="of:=[data_fast_performer.AO10]" office:value-type="float" office:value="5">
            <text:p>5</text:p>
          </table:table-cell>
          <table:table-cell table:style-name="ce219" table:formula="of:=[data_fast_performer.AP10]" office:value-type="float" office:value="3">
            <text:p>3</text:p>
          </table:table-cell>
          <table:table-cell table:style-name="ce219" table:formula="of:=[data_fast_performer.AQ10]" office:value-type="string" office:string-value="6,0">
            <text:p>6,0</text:p>
          </table:table-cell>
          <table:table-cell table:style-name="ce219" table:formula="of:=[data_fast_performer.AR10]" office:value-type="string" office:string-value=" 3,2">
            <text:p><text:s/>3,2</text:p>
          </table:table-cell>
          <table:table-cell table:style-name="ce219" table:formula="of:=[data_fast_performer.AS10]" office:value-type="string" office:string-value=" 5,1">
            <text:p><text:s/>5,1</text:p>
          </table:table-cell>
          <table:table-cell table:style-name="ce219" table:formula="of:=[data_fast_performer.AT10]" office:value-type="string" office:string-value=" 4,4">
            <text:p><text:s/>4,4</text:p>
          </table:table-cell>
          <table:table-cell table:style-name="ce219" table:formula="of:=[data_fast_performer.AU10]" office:value-type="string" office:string-value=" 5,9">
            <text:p><text:s/>5,9</text:p>
          </table:table-cell>
          <table:table-cell table:style-name="ce219" table:formula="of:=[data_fast_performer.AV10]" office:value-type="string" office:string-value=" 4,0">
            <text:p><text:s/>4,0</text:p>
          </table:table-cell>
          <table:table-cell table:style-name="ce219" table:formula="of:=[data_fast_performer.AW10]" office:value-type="float" office:value="6">
            <text:p>6</text:p>
          </table:table-cell>
          <table:table-cell table:style-name="ce219" table:formula="of:=[data_fast_performer.AX10]" office:value-type="float" office:value="3.2">
            <text:p>3,2</text:p>
          </table:table-cell>
          <table:table-cell table:style-name="ce219" table:formula="of:=[data_fast_performer.AY10]" office:value-type="float" office:value="5.1">
            <text:p>5,1</text:p>
          </table:table-cell>
          <table:table-cell table:style-name="ce219" table:formula="of:=[data_fast_performer.AZ10]" office:value-type="float" office:value="4.4">
            <text:p>4,4</text:p>
          </table:table-cell>
          <table:table-cell table:style-name="ce219" table:formula="of:=[data_fast_performer.BA10]" office:value-type="float" office:value="5.9">
            <text:p>5,9</text:p>
          </table:table-cell>
          <table:table-cell table:style-name="ce219" table:formula="of:=[data_fast_performer.BB10]" office:value-type="float" office:value="4">
            <text:p>4</text:p>
          </table:table-cell>
          <table:table-cell table:style-name="ce219" table:formula="of:=[data_fast_performer.BC10]" office:value-type="float" office:value="6">
            <text:p>6</text:p>
          </table:table-cell>
          <table:table-cell table:style-name="ce219" table:formula="of:=[data_fast_performer.BD10]" office:value-type="float" office:value="2">
            <text:p>2</text:p>
          </table:table-cell>
          <table:table-cell table:style-name="ce219" table:formula="of:=[data_fast_performer.BE10]" office:value-type="float" office:value="2">
            <text:p>2</text:p>
          </table:table-cell>
          <table:table-cell table:style-name="ce219" table:formula="of:=[data_fast_performer.BF10]" office:value-type="float" office:value="2">
            <text:p>2</text:p>
          </table:table-cell>
          <table:table-cell table:style-name="ce219" table:formula="of:=[data_fast_performer.BG10]" office:value-type="float" office:value="2">
            <text:p>2</text:p>
          </table:table-cell>
          <table:table-cell table:style-name="ce219" table:formula="of:=[data_fast_performer.BH10]" office:value-type="float" office:value="2">
            <text:p>2</text:p>
          </table:table-cell>
          <table:table-cell table:style-name="ce219" table:formula="of:=[data_fast_performer.BI10]" office:value-type="float" office:value="28.3">
            <text:p>28,3</text:p>
          </table:table-cell>
          <table:table-cell table:style-name="ce219" table:number-columns-repeated="973"/>
          <table:table-cell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medium and slow performer</text:p>
          </table:table-cell>
          <table:table-cell table:style-name="ce130" table:number-columns-repeated="1022"/>
          <table:table-cell/>
        </table:table-row>
        <table:table-row table:style-name="ro1">
          <table:table-cell table:formula="of:=IF([.A2]&lt;&gt;&quot;&quot;;[.A2];&quot;&quot;)">
            <text:p/>
          </table:table-cell>
          <table:table-cell table:style-name="ce130" table:formula="of:=IF([.B2]&lt;&gt;&quot;&quot;;[.B2];&quot;&quot;)" office:value-type="string" office:string-value="filing_folders">
            <text:p>filing_folders</text:p>
          </table:table-cell>
          <table:table-cell table:style-name="ce130" table:formula="of:=IF([.C2]&lt;&gt;&quot;&quot;;[.C2];&quot;&quot;)">
            <text:p/>
          </table:table-cell>
          <table:table-cell table:style-name="ce130" table:formula="of:=IF([.D2]&lt;&gt;&quot;&quot;;[.D2];&quot;&quot;)">
            <text:p/>
          </table:table-cell>
          <table:table-cell table:style-name="ce130" table:formula="of:=IF([.E2]&lt;&gt;&quot;&quot;;[.E2];&quot;&quot;)">
            <text:p/>
          </table:table-cell>
          <table:table-cell table:style-name="ce130" table:formula="of:=IF([.F2]&lt;&gt;&quot;&quot;;[.F2];&quot;&quot;)">
            <text:p/>
          </table:table-cell>
          <table:table-cell table:style-name="ce130" table:formula="of:=IF([.G2]&lt;&gt;&quot;&quot;;[.G2];&quot;&quot;)">
            <text:p/>
          </table:table-cell>
          <table:table-cell table:style-name="ce130" table:formula="of:=IF([.H2]&lt;&gt;&quot;&quot;;[.H2];&quot;&quot;)">
            <text:p/>
          </table:table-cell>
          <table:table-cell table:style-name="ce130" table:formula="of:=IF([.I2]&lt;&gt;&quot;&quot;;[.I2];&quot;&quot;)" office:value-type="string" office:string-value="filing_tagstore">
            <text:p>filing_tagstore</text:p>
          </table:table-cell>
          <table:table-cell table:style-name="ce130" table:formula="of:=IF([.J2]&lt;&gt;&quot;&quot;;[.J2];&quot;&quot;)">
            <text:p/>
          </table:table-cell>
          <table:table-cell table:style-name="ce130" table:formula="of:=IF([.K2]&lt;&gt;&quot;&quot;;[.K2];&quot;&quot;)">
            <text:p/>
          </table:table-cell>
          <table:table-cell table:style-name="ce130" table:formula="of:=IF([.L2]&lt;&gt;&quot;&quot;;[.L2];&quot;&quot;)">
            <text:p/>
          </table:table-cell>
          <table:table-cell table:style-name="ce130" table:formula="of:=IF([.M2]&lt;&gt;&quot;&quot;;[.M2];&quot;&quot;)">
            <text:p/>
          </table:table-cell>
          <table:table-cell table:style-name="ce130" table:formula="of:=IF([.N2]&lt;&gt;&quot;&quot;;[.N2];&quot;&quot;)">
            <text:p/>
          </table:table-cell>
          <table:table-cell table:style-name="ce130" table:formula="of:=IF([.O2]&lt;&gt;&quot;&quot;;[.O2];&quot;&quot;)">
            <text:p/>
          </table:table-cell>
          <table:table-cell table:style-name="ce130" table:formula="of:=IF([.P2]&lt;&gt;&quot;&quot;;[.P2];&quot;&quot;)">
            <text:p/>
          </table:table-cell>
          <table:table-cell table:style-name="ce130" table:formula="of:=IF([.Q2]&lt;&gt;&quot;&quot;;[.Q2];&quot;&quot;)">
            <text:p/>
          </table:table-cell>
          <table:table-cell table:style-name="ce130" table:formula="of:=IF([.R2]&lt;&gt;&quot;&quot;;[.R2];&quot;&quot;)">
            <text:p/>
          </table:table-cell>
          <table:table-cell table:style-name="ce130" table:formula="of:=IF([.S2]&lt;&gt;&quot;&quot;;[.S2];&quot;&quot;)">
            <text:p/>
          </table:table-cell>
          <table:table-cell table:style-name="ce130" table:formula="of:=IF([.T2]&lt;&gt;&quot;&quot;;[.T2];&quot;&quot;)">
            <text:p/>
          </table:table-cell>
          <table:table-cell table:style-name="ce130" table:formula="of:=IF([.U2]&lt;&gt;&quot;&quot;;[.U2];&quot;&quot;)">
            <text:p/>
          </table:table-cell>
          <table:table-cell table:style-name="ce130" table:formula="of:=IF([.V2]&lt;&gt;&quot;&quot;;[.V2];&quot;&quot;)">
            <text:p/>
          </table:table-cell>
          <table:table-cell table:style-name="ce130" table:formula="of:=IF([.W2]&lt;&gt;&quot;&quot;;[.W2];&quot;&quot;)">
            <text:p/>
          </table:table-cell>
          <table:table-cell table:style-name="ce130" table:formula="of:=IF([.X2]&lt;&gt;&quot;&quot;;[.X2];&quot;&quot;)">
            <text:p/>
          </table:table-cell>
          <table:table-cell table:style-name="ce130" table:formula="of:=IF([.Y2]&lt;&gt;&quot;&quot;;[.Y2];&quot;&quot;)">
            <text:p/>
          </table:table-cell>
          <table:table-cell table:style-name="ce130" table:formula="of:=IF([.Z2]&lt;&gt;&quot;&quot;;[.Z2];&quot;&quot;)" office:value-type="string" office:string-value="refinding_folders">
            <text:p>refinding_folders</text:p>
          </table:table-cell>
          <table:table-cell table:style-name="ce130" table:formula="of:=IF([.AA2]&lt;&gt;&quot;&quot;;[.AA2];&quot;&quot;)">
            <text:p/>
          </table:table-cell>
          <table:table-cell table:style-name="ce130" table:formula="of:=IF([.AB2]&lt;&gt;&quot;&quot;;[.AB2];&quot;&quot;)">
            <text:p/>
          </table:table-cell>
          <table:table-cell table:style-name="ce130" table:formula="of:=IF([.AC2]&lt;&gt;&quot;&quot;;[.AC2];&quot;&quot;)">
            <text:p/>
          </table:table-cell>
          <table:table-cell table:style-name="ce130" table:formula="of:=IF([.AD2]&lt;&gt;&quot;&quot;;[.AD2];&quot;&quot;)">
            <text:p/>
          </table:table-cell>
          <table:table-cell table:style-name="ce130" table:formula="of:=IF([.AE2]&lt;&gt;&quot;&quot;;[.AE2];&quot;&quot;)">
            <text:p/>
          </table:table-cell>
          <table:table-cell table:style-name="ce130" table:formula="of:=IF([.AF2]&lt;&gt;&quot;&quot;;[.AF2];&quot;&quot;)">
            <text:p/>
          </table:table-cell>
          <table:table-cell table:style-name="ce130" table:formula="of:=IF([.AG2]&lt;&gt;&quot;&quot;;[.AG2];&quot;&quot;)">
            <text:p/>
          </table:table-cell>
          <table:table-cell table:style-name="ce130" table:formula="of:=IF([.AH2]&lt;&gt;&quot;&quot;;[.AH2];&quot;&quot;)">
            <text:p/>
          </table:table-cell>
          <table:table-cell table:style-name="ce130" table:formula="of:=IF([.AI2]&lt;&gt;&quot;&quot;;[.AI2];&quot;&quot;)">
            <text:p/>
          </table:table-cell>
          <table:table-cell table:style-name="ce130" table:formula="of:=IF([.AJ2]&lt;&gt;&quot;&quot;;[.AJ2];&quot;&quot;)">
            <text:p/>
          </table:table-cell>
          <table:table-cell table:style-name="ce130" table:formula="of:=IF([.AK2]&lt;&gt;&quot;&quot;;[.AK2];&quot;&quot;)">
            <text:p/>
          </table:table-cell>
          <table:table-cell table:style-name="ce130" table:formula="of:=IF([.AL2]&lt;&gt;&quot;&quot;;[.AL2];&quot;&quot;)">
            <text:p/>
          </table:table-cell>
          <table:table-cell table:style-name="ce130" table:formula="of:=IF([.AM2]&lt;&gt;&quot;&quot;;[.AM2];&quot;&quot;)">
            <text:p/>
          </table:table-cell>
          <table:table-cell table:style-name="ce130" table:formula="of:=IF([.AN2]&lt;&gt;&quot;&quot;;[.AN2];&quot;&quot;)">
            <text:p/>
          </table:table-cell>
          <table:table-cell table:style-name="ce130" table:formula="of:=IF([.AO2]&lt;&gt;&quot;&quot;;[.AO2];&quot;&quot;)">
            <text:p/>
          </table:table-cell>
          <table:table-cell table:style-name="ce130" table:formula="of:=IF([.AP2]&lt;&gt;&quot;&quot;;[.AP2];&quot;&quot;)">
            <text:p/>
          </table:table-cell>
          <table:table-cell table:style-name="ce130" table:formula="of:=IF([.AQ2]&lt;&gt;&quot;&quot;;[.AQ2];&quot;&quot;)">
            <text:p/>
          </table:table-cell>
          <table:table-cell table:style-name="ce130" table:formula="of:=IF([.AR2]&lt;&gt;&quot;&quot;;[.AR2];&quot;&quot;)" office:value-type="string" office:string-value="refinding_tagstore">
            <text:p>refinding_tagstore</text:p>
          </table:table-cell>
          <table:table-cell table:style-name="ce130" table:formula="of:=IF([.AS2]&lt;&gt;&quot;&quot;;[.AS2];&quot;&quot;)">
            <text:p/>
          </table:table-cell>
          <table:table-cell table:style-name="ce130" table:formula="of:=IF([.AT2]&lt;&gt;&quot;&quot;;[.AT2];&quot;&quot;)">
            <text:p/>
          </table:table-cell>
          <table:table-cell table:style-name="ce130" table:formula="of:=IF([.AU2]&lt;&gt;&quot;&quot;;[.AU2];&quot;&quot;)">
            <text:p/>
          </table:table-cell>
          <table:table-cell table:style-name="ce130" table:formula="of:=IF([.AV2]&lt;&gt;&quot;&quot;;[.AV2];&quot;&quot;)">
            <text:p/>
          </table:table-cell>
          <table:table-cell table:style-name="ce130" table:formula="of:=IF([.AW2]&lt;&gt;&quot;&quot;;[.AW2];&quot;&quot;)">
            <text:p/>
          </table:table-cell>
          <table:table-cell table:style-name="ce130" table:formula="of:=IF([.AX2]&lt;&gt;&quot;&quot;;[.AX2];&quot;&quot;)">
            <text:p/>
          </table:table-cell>
          <table:table-cell table:style-name="ce130" table:number-columns-repeated="973"/>
          <table:table-cell/>
        </table:table-row>
        <table:table-row table:style-name="ro1">
          <table:table-cell table:formula="of:=[data_slow_and_medium_performer.A3]" office:value-type="string" office:string-value="TP">
            <text:p>TP</text:p>
          </table:table-cell>
          <table:table-cell table:style-name="ce130" table:formula="of:=[data_slow_and_medium_performer.C3]" office:value-type="string" office:string-value="Overall time without distr.">
            <text:p>Overall time without distr.</text:p>
          </table:table-cell>
          <table:table-cell table:style-name="ce130" table:formula="of:=[data_slow_and_medium_performer.E3]" office:value-type="string" office:string-value="FMGT time without distr.">
            <text:p>FMGT time without distr.</text:p>
          </table:table-cell>
          <table:table-cell table:style-name="ce130" table:formula="of:=[data_slow_and_medium_performer.K3]" office:value-type="string" office:string-value="Number of created folders">
            <text:p>Number of created folders</text:p>
          </table:table-cell>
          <table:table-cell table:style-name="ce130" table:formula="of:=[data_slow_and_medium_performer.L3]" office:value-type="string" office:string-value="#M2F">
            <text:p>#M2F</text:p>
          </table:table-cell>
          <table:table-cell table:style-name="ce130" table:formula="of:=[data_slow_and_medium_performer.M3]" office:value-type="string" office:string-value="#MVF">
            <text:p>#MVF</text:p>
          </table:table-cell>
          <table:table-cell table:style-name="ce130" table:formula="of:=[data_slow_and_medium_performer.N3]" office:value-type="string" office:string-value="#RENF">
            <text:p>#RENF</text:p>
          </table:table-cell>
          <table:table-cell table:style-name="ce130" table:formula="of:=[data_slow_and_medium_performer.O3]" office:value-type="string" office:string-value="#DELF">
            <text:p>#DELF</text:p>
          </table:table-cell>
          <table:table-cell table:style-name="ce130" table:formula="of:=[data_slow_and_medium_performer.Q3]" office:value-type="string" office:string-value="Overall time without distr.">
            <text:p>Overall time without distr.</text:p>
          </table:table-cell>
          <table:table-cell table:style-name="ce130" table:formula="of:=[data_slow_and_medium_performer.S3]" office:value-type="string" office:string-value="Tagging time without distr.">
            <text:p>Tagging time without distr.</text:p>
          </table:table-cell>
          <table:table-cell table:style-name="ce130" table:formula="of:=[data_slow_and_medium_performer.U3]" office:value-type="string" office:string-value="FMGT time without distr.">
            <text:p>FMGT time without distr.</text:p>
          </table:table-cell>
          <table:table-cell table:style-name="ce130" table:formula="of:=[data_slow_and_medium_performer.V3]" office:value-type="string" office:string-value="Sum of distr.">
            <text:p>Sum of distr.</text:p>
          </table:table-cell>
          <table:table-cell table:style-name="ce130" table:formula="of:=[data_slow_and_medium_performer.W3]" office:value-type="string" office:string-value="Tagging distr.">
            <text:p>Tagging distr.</text:p>
          </table:table-cell>
          <table:table-cell table:style-name="ce130" table:formula="of:=[data_slow_and_medium_performer.X3]" office:value-type="string" office:string-value="FMGT distr.">
            <text:p>FMGT distr.</text:p>
          </table:table-cell>
          <table:table-cell table:style-name="ce130" table:formula="of:=[data_slow_and_medium_performer.Y3]" office:value-type="string" office:string-value="Commentary time">
            <text:p>Commentary time</text:p>
          </table:table-cell>
          <table:table-cell table:style-name="ce130" table:formula="of:=[data_slow_and_medium_performer.Z3]" office:value-type="string" office:string-value="TP Inspection time">
            <text:p>TP Inspection time</text:p>
          </table:table-cell>
          <table:table-cell table:style-name="ce130" table:formula="of:=[data_slow_and_medium_performer.AA3]" office:value-type="string" office:string-value="Facillitator time">
            <text:p>Facillitator time</text:p>
          </table:table-cell>
          <table:table-cell table:style-name="ce130" table:formula="of:=[data_slow_and_medium_performer.AB3]" office:value-type="string" office:string-value="Sum of tags">
            <text:p>Sum of tags</text:p>
          </table:table-cell>
          <table:table-cell table:style-name="ce130" table:formula="of:=[data_slow_and_medium_performer.AC3]" office:value-type="string" office:string-value="Avg Tags/Item">
            <text:p>Avg Tags/Item</text:p>
          </table:table-cell>
          <table:table-cell table:style-name="ce130" table:formula="of:=[data_slow_and_medium_performer.AD3]" office:value-type="string" office:string-value="#TP">
            <text:p>#TP</text:p>
          </table:table-cell>
          <table:table-cell table:style-name="ce130" table:formula="of:=[data_slow_and_medium_performer.AE3]" office:value-type="string" office:string-value="#TD">
            <text:p>#TD</text:p>
          </table:table-cell>
          <table:table-cell table:style-name="ce130" table:formula="of:=[data_slow_and_medium_performer.AF3]" office:value-type="string" office:string-value="#TC">
            <text:p>#TC</text:p>
          </table:table-cell>
          <table:table-cell table:style-name="ce130" table:formula="of:=[data_slow_and_medium_performer.AG3]" office:value-type="string" office:string-value="List #tags/item">
            <text:p>List #tags/item</text:p>
          </table:table-cell>
          <table:table-cell table:style-name="ce130" table:formula="of:=[data_slow_and_medium_performer.AH3]" office:value-type="string" office:string-value="List of time user spent for tagging/item">
            <text:p>List of time user spent for tagging/item</text:p>
          </table:table-cell>
          <table:table-cell table:style-name="ce130" table:formula="of:=[data_slow_and_medium_performer.AI3]" office:value-type="string" office:string-value="#m2t">
            <text:p>#m2t</text:p>
          </table:table-cell>
          <table:table-cell table:style-name="ce130" table:formula="of:=[data_slow_and_medium_performer.AJ3]" office:value-type="string" office:string-value="mouseclick 1">
            <text:p>mouseclick 1</text:p>
          </table:table-cell>
          <table:table-cell table:style-name="ce130" table:formula="of:=[data_slow_and_medium_performer.AK3]" office:value-type="string" office:string-value="mc2">
            <text:p>mc2</text:p>
          </table:table-cell>
          <table:table-cell table:style-name="ce130" table:formula="of:=[data_slow_and_medium_performer.AL3]" office:value-type="string" office:string-value="mc3">
            <text:p>mc3</text:p>
          </table:table-cell>
          <table:table-cell table:style-name="ce130" table:formula="of:=[data_slow_and_medium_performer.AM3]" office:value-type="string" office:string-value="mc4">
            <text:p>mc4</text:p>
          </table:table-cell>
          <table:table-cell table:style-name="ce130" table:formula="of:=[data_slow_and_medium_performer.AN3]" office:value-type="string" office:string-value="mc5">
            <text:p>mc5</text:p>
          </table:table-cell>
          <table:table-cell table:style-name="ce130" table:formula="of:=[data_slow_and_medium_performer.AO3]" office:value-type="string" office:string-value="mc6">
            <text:p>mc6</text:p>
          </table:table-cell>
          <table:table-cell table:style-name="ce130" table:formula="of:=[data_slow_and_medium_performer.AP3]" office:value-type="string" office:string-value="time1">
            <text:p>time1</text:p>
          </table:table-cell>
          <table:table-cell table:style-name="ce130" table:formula="of:=[data_slow_and_medium_performer.AQ3]" office:value-type="string" office:string-value="time2">
            <text:p>time2</text:p>
          </table:table-cell>
          <table:table-cell table:style-name="ce130" table:formula="of:=[data_slow_and_medium_performer.AR3]" office:value-type="string" office:string-value="time3">
            <text:p>time3</text:p>
          </table:table-cell>
          <table:table-cell table:style-name="ce130" table:formula="of:=[data_slow_and_medium_performer.AS3]" office:value-type="string" office:string-value="time4">
            <text:p>time4</text:p>
          </table:table-cell>
          <table:table-cell table:style-name="ce130" table:formula="of:=[data_slow_and_medium_performer.AT3]" office:value-type="string" office:string-value="time5">
            <text:p>time5</text:p>
          </table:table-cell>
          <table:table-cell table:style-name="ce130" table:formula="of:=[data_slow_and_medium_performer.AU3]" office:value-type="string" office:string-value="time6">
            <text:p>time6</text:p>
          </table:table-cell>
          <table:table-cell table:style-name="ce130" table:formula="of:=[data_slow_and_medium_performer.AV3]" office:value-type="string" office:string-value="time1">
            <text:p>time1</text:p>
          </table:table-cell>
          <table:table-cell table:style-name="ce130" table:formula="of:=[data_slow_and_medium_performer.AW3]" office:value-type="string" office:string-value="time2">
            <text:p>time2</text:p>
          </table:table-cell>
          <table:table-cell table:style-name="ce130" table:formula="of:=[data_slow_and_medium_performer.AX3]" office:value-type="string" office:string-value="time3">
            <text:p>time3</text:p>
          </table:table-cell>
          <table:table-cell table:style-name="ce130" table:formula="of:=[data_slow_and_medium_performer.AY3]" office:value-type="string" office:string-value="time4">
            <text:p>time4</text:p>
          </table:table-cell>
          <table:table-cell table:style-name="ce130" table:formula="of:=[data_slow_and_medium_performer.AZ3]" office:value-type="string" office:string-value="time5">
            <text:p>time5</text:p>
          </table:table-cell>
          <table:table-cell table:style-name="ce130" table:formula="of:=[data_slow_and_medium_performer.BA3]" office:value-type="string" office:string-value="time6">
            <text:p>time6</text:p>
          </table:table-cell>
          <table:table-cell table:style-name="ce130" table:formula="of:=[data_slow_and_medium_performer.BB3]" office:value-type="string" office:string-value="mouseclick 1">
            <text:p>mouseclick 1</text:p>
          </table:table-cell>
          <table:table-cell table:style-name="ce130" table:formula="of:=[data_slow_and_medium_performer.BC3]" office:value-type="string" office:string-value="mc2">
            <text:p>mc2</text:p>
          </table:table-cell>
          <table:table-cell table:style-name="ce130" table:formula="of:=[data_slow_and_medium_performer.BD3]" office:value-type="string" office:string-value="mc3">
            <text:p>mc3</text:p>
          </table:table-cell>
          <table:table-cell table:style-name="ce130" table:formula="of:=[data_slow_and_medium_performer.BE3]" office:value-type="string" office:string-value="mc4">
            <text:p>mc4</text:p>
          </table:table-cell>
          <table:table-cell table:style-name="ce130" table:formula="of:=[data_slow_and_medium_performer.BF3]" office:value-type="string" office:string-value="mc5">
            <text:p>mc5</text:p>
          </table:table-cell>
          <table:table-cell table:style-name="ce130" table:formula="of:=[data_slow_and_medium_performer.BG3]" office:value-type="string" office:string-value="mc6">
            <text:p>mc6</text:p>
          </table:table-cell>
          <table:table-cell table:style-name="ce130" table:formula="of:=[data_slow_and_medium_performer.BH3]" office:value-type="string" office:string-value="Time per Task">
            <text:p>Time per Task</text:p>
          </table:table-cell>
          <table:table-cell table:style-name="ce130" table:number-columns-repeated="973"/>
          <table:table-cell/>
        </table:table-row>
        <table:table-row table:style-name="ro1">
          <table:table-cell table:style-name="ce218" table:formula="of:=[data_slow_and_medium_performer.A4]" office:value-type="float" office:value="1">
            <text:p>1</text:p>
          </table:table-cell>
          <table:table-cell table:style-name="ce219" table:formula="of:=[data_slow_and_medium_performer.C4]" office:value-type="float" office:value="472">
            <text:p>472</text:p>
          </table:table-cell>
          <table:table-cell table:style-name="ce219" table:formula="of:=[data_slow_and_medium_performer.E4]" office:value-type="float" office:value="448">
            <text:p>448</text:p>
          </table:table-cell>
          <table:table-cell table:style-name="ce219" table:formula="of:=[data_slow_and_medium_performer.K4]" office:value-type="float" office:value="9">
            <text:p>9</text:p>
          </table:table-cell>
          <table:table-cell table:style-name="ce219" table:formula="of:=[data_slow_and_medium_performer.L4]" office:value-type="float" office:value="0">
            <text:p>0</text:p>
          </table:table-cell>
          <table:table-cell table:style-name="ce219" table:formula="of:=[data_slow_and_medium_performer.M4]" office:value-type="float" office:value="1">
            <text:p>1</text:p>
          </table:table-cell>
          <table:table-cell table:style-name="ce219" table:formula="of:=[data_slow_and_medium_performer.N4]" office:value-type="float" office:value="0">
            <text:p>0</text:p>
          </table:table-cell>
          <table:table-cell table:style-name="ce219" table:formula="of:=[data_slow_and_medium_performer.O4]" office:value-type="float" office:value="0">
            <text:p>0</text:p>
          </table:table-cell>
          <table:table-cell table:style-name="ce219" table:formula="of:=[data_slow_and_medium_performer.Q4]" office:value-type="float" office:value="701">
            <text:p>701</text:p>
          </table:table-cell>
          <table:table-cell table:style-name="ce219" table:formula="of:=[data_slow_and_medium_performer.S4]" office:value-type="float" office:value="445">
            <text:p>445</text:p>
          </table:table-cell>
          <table:table-cell table:style-name="ce219" table:formula="of:=[data_slow_and_medium_performer.U4]" office:value-type="float" office:value="256">
            <text:p>256</text:p>
          </table:table-cell>
          <table:table-cell table:style-name="ce219" table:formula="of:=[data_slow_and_medium_performer.V4]" office:value-type="float" office:value="213">
            <text:p>213</text:p>
          </table:table-cell>
          <table:table-cell table:style-name="ce219" table:formula="of:=[data_slow_and_medium_performer.W4]" office:value-type="float" office:value="72">
            <text:p>72</text:p>
          </table:table-cell>
          <table:table-cell table:style-name="ce219" table:formula="of:=[data_slow_and_medium_performer.X4]" office:value-type="float" office:value="141">
            <text:p>141</text:p>
          </table:table-cell>
          <table:table-cell table:style-name="ce219" table:formula="of:=[data_slow_and_medium_performer.Y4]" office:value-type="float" office:value="98">
            <text:p>98</text:p>
          </table:table-cell>
          <table:table-cell table:style-name="ce219" table:formula="of:=[data_slow_and_medium_performer.Z4]" office:value-type="float" office:value="0">
            <text:p>0</text:p>
          </table:table-cell>
          <table:table-cell table:style-name="ce219" table:formula="of:=[data_slow_and_medium_performer.AA4]" office:value-type="float" office:value="115">
            <text:p>115</text:p>
          </table:table-cell>
          <table:table-cell table:style-name="ce219" table:formula="of:=[data_slow_and_medium_performer.AB4]" office:value-type="float" office:value="58">
            <text:p>58</text:p>
          </table:table-cell>
          <table:table-cell table:style-name="ce219" table:formula="of:=[data_slow_and_medium_performer.AC4]" office:value-type="float" office:value="1.93">
            <text:p>1,93</text:p>
          </table:table-cell>
          <table:table-cell table:style-name="ce219" table:formula="of:=[data_slow_and_medium_performer.AD4]" office:value-type="float" office:value="3">
            <text:p>3</text:p>
          </table:table-cell>
          <table:table-cell table:style-name="ce219" table:formula="of:=[data_slow_and_medium_performer.AE4]" office:value-type="float" office:value="12">
            <text:p>12</text:p>
          </table:table-cell>
          <table:table-cell table:style-name="ce219" table:formula="of:=[data_slow_and_medium_performer.AF4]" office:value-type="float" office:value="1">
            <text:p>1</text:p>
          </table:table-cell>
          <table:table-cell table:style-name="ce219" table:formula="of:=[data_slow_and_medium_performer.AG4]" office:value-type="string" office:string-value="3, 2, 1, 1, 1, 3, 3, 2, 3, 2, 3, 2, 2, 2, 3, 3, 1, 1, 4, 2, 1, 1, 2, 2, 1, 2, 2, 1, 2">
            <text:p>3, 2, 1, 1, 1, 3, 3, 2, 3, 2, 3, 2, 2, 2, 3, 3, 1, 1, 4, 2, 1, 1, 2, 2, 1, 2, 2, 1, 2</text:p>
          </table:table-cell>
          <table:table-cell table:style-name="ce219" table:formula="of:=[data_slow_and_medium_performer.AH4]" office:value-type="string" office:string-value="14, 11, 31, 4, 1, 24, 26, 25, 10, 15, 13, 18, 20, 7, 18, 13, 6, 1, 10, 3, 28, 16, 21, 11, 8, 10, 29, -25, 77">
            <text:p>14, 11, 31, 4, 1, 24, 26, 25, 10, 15, 13, 18, 20, 7, 18, 13, 6, 1, 10, 3, 28, 16, 21, 11, 8, 10, 29, -25, 77</text:p>
          </table:table-cell>
          <table:table-cell table:style-name="ce219" table:formula="of:=[data_slow_and_medium_performer.AI4]" office:value-type="float" office:value="11">
            <text:p>11</text:p>
          </table:table-cell>
          <table:table-cell table:style-name="ce219" table:formula="of:=[data_slow_and_medium_performer.AJ4]" office:value-type="float" office:value="3">
            <text:p>3</text:p>
          </table:table-cell>
          <table:table-cell table:style-name="ce219" table:formula="of:=[data_slow_and_medium_performer.AK4]" office:value-type="float" office:value="3">
            <text:p>3</text:p>
          </table:table-cell>
          <table:table-cell table:style-name="ce219" table:formula="of:=[data_slow_and_medium_performer.AL4]" office:value-type="float" office:value="2">
            <text:p>2</text:p>
          </table:table-cell>
          <table:table-cell table:style-name="ce219" table:formula="of:=[data_slow_and_medium_performer.AM4]" office:value-type="float" office:value="3">
            <text:p>3</text:p>
          </table:table-cell>
          <table:table-cell table:style-name="ce219" table:formula="of:=[data_slow_and_medium_performer.AN4]" office:value-type="float" office:value="3">
            <text:p>3</text:p>
          </table:table-cell>
          <table:table-cell table:style-name="ce219" table:formula="of:=[data_slow_and_medium_performer.AO4]" office:value-type="float" office:value="3">
            <text:p>3</text:p>
          </table:table-cell>
          <table:table-cell table:style-name="ce219" table:formula="of:=[data_slow_and_medium_performer.AP4]" office:value-type="string" office:string-value="6,7">
            <text:p>6,7</text:p>
          </table:table-cell>
          <table:table-cell table:style-name="ce219" table:formula="of:=[data_slow_and_medium_performer.AQ4]" office:value-type="string" office:string-value=" 5,4">
            <text:p><text:s/>5,4</text:p>
          </table:table-cell>
          <table:table-cell table:style-name="ce219" table:formula="of:=[data_slow_and_medium_performer.AR4]" office:value-type="string" office:string-value=" 2,4">
            <text:p><text:s/>2,4</text:p>
          </table:table-cell>
          <table:table-cell table:style-name="ce219" table:formula="of:=[data_slow_and_medium_performer.AS4]" office:value-type="string" office:string-value=" 3,9">
            <text:p><text:s/>3,9</text:p>
          </table:table-cell>
          <table:table-cell table:style-name="ce219" table:formula="of:=[data_slow_and_medium_performer.AT4]" office:value-type="string" office:string-value=" 3,6">
            <text:p><text:s/>3,6</text:p>
          </table:table-cell>
          <table:table-cell table:style-name="ce219" table:formula="of:=[data_slow_and_medium_performer.AU4]" office:value-type="string" office:string-value=" 3,8">
            <text:p><text:s/>3,8</text:p>
          </table:table-cell>
          <table:table-cell table:style-name="ce219" table:formula="of:=[data_slow_and_medium_performer.AV4]" office:value-type="float" office:value="6.7">
            <text:p>6,7</text:p>
          </table:table-cell>
          <table:table-cell table:style-name="ce219" table:formula="of:=[data_slow_and_medium_performer.AW4]" office:value-type="float" office:value="5.4">
            <text:p>5,4</text:p>
          </table:table-cell>
          <table:table-cell table:style-name="ce219" table:formula="of:=[data_slow_and_medium_performer.AX4]" office:value-type="float" office:value="2.4">
            <text:p>2,4</text:p>
          </table:table-cell>
          <table:table-cell table:style-name="ce219" table:formula="of:=[data_slow_and_medium_performer.AY4]" office:value-type="float" office:value="3.9">
            <text:p>3,9</text:p>
          </table:table-cell>
          <table:table-cell table:style-name="ce219" table:formula="of:=[data_slow_and_medium_performer.AZ4]" office:value-type="float" office:value="3.6">
            <text:p>3,6</text:p>
          </table:table-cell>
          <table:table-cell table:style-name="ce219" table:formula="of:=[data_slow_and_medium_performer.BA4]" office:value-type="float" office:value="3.8">
            <text:p>3,8</text:p>
          </table:table-cell>
          <table:table-cell table:style-name="ce219" table:formula="of:=[data_slow_and_medium_performer.BB4]" office:value-type="float" office:value="2">
            <text:p>2</text:p>
          </table:table-cell>
          <table:table-cell table:style-name="ce219" table:formula="of:=[data_slow_and_medium_performer.BC4]" office:value-type="float" office:value="1">
            <text:p>1</text:p>
          </table:table-cell>
          <table:table-cell table:style-name="ce219" table:formula="of:=[data_slow_and_medium_performer.BD4]" office:value-type="float" office:value="1">
            <text:p>1</text:p>
          </table:table-cell>
          <table:table-cell table:style-name="ce219" table:formula="of:=[data_slow_and_medium_performer.BE4]" office:value-type="float" office:value="1">
            <text:p>1</text:p>
          </table:table-cell>
          <table:table-cell table:style-name="ce219" table:formula="of:=[data_slow_and_medium_performer.BF4]" office:value-type="float" office:value="1">
            <text:p>1</text:p>
          </table:table-cell>
          <table:table-cell table:style-name="ce219" table:formula="of:=[data_slow_and_medium_performer.BG4]" office:value-type="float" office:value="1">
            <text:p>1</text:p>
          </table:table-cell>
          <table:table-cell table:style-name="ce219" table:formula="of:=[data_slow_and_medium_performer.BH4]" office:value-type="float" office:value="5.7">
            <text:p>5,7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5]" office:value-type="float" office:value="3">
            <text:p>3</text:p>
          </table:table-cell>
          <table:table-cell table:style-name="ce219" table:formula="of:=[data_slow_and_medium_performer.C5]" office:value-type="float" office:value="731">
            <text:p>731</text:p>
          </table:table-cell>
          <table:table-cell table:style-name="ce219" table:formula="of:=[data_slow_and_medium_performer.E5]" office:value-type="float" office:value="726">
            <text:p>726</text:p>
          </table:table-cell>
          <table:table-cell table:style-name="ce219" table:formula="of:=[data_slow_and_medium_performer.K5]" office:value-type="float" office:value="13">
            <text:p>13</text:p>
          </table:table-cell>
          <table:table-cell table:style-name="ce219" table:formula="of:=[data_slow_and_medium_performer.L5]" office:value-type="float" office:value="12">
            <text:p>12</text:p>
          </table:table-cell>
          <table:table-cell table:style-name="ce219" table:formula="of:=[data_slow_and_medium_performer.M5]" office:value-type="float" office:value="5">
            <text:p>5</text:p>
          </table:table-cell>
          <table:table-cell table:style-name="ce219" table:formula="of:=[data_slow_and_medium_performer.N5]" office:value-type="float" office:value="0">
            <text:p>0</text:p>
          </table:table-cell>
          <table:table-cell table:style-name="ce219" table:formula="of:=[data_slow_and_medium_performer.O5]" office:value-type="float" office:value="0">
            <text:p>0</text:p>
          </table:table-cell>
          <table:table-cell table:style-name="ce219" table:formula="of:=[data_slow_and_medium_performer.Q5]" office:value-type="float" office:value="515">
            <text:p>515</text:p>
          </table:table-cell>
          <table:table-cell table:style-name="ce219" table:formula="of:=[data_slow_and_medium_performer.S5]" office:value-type="float" office:value="503">
            <text:p>503</text:p>
          </table:table-cell>
          <table:table-cell table:style-name="ce219" table:formula="of:=[data_slow_and_medium_performer.U5]" office:value-type="float" office:value="12">
            <text:p>12</text:p>
          </table:table-cell>
          <table:table-cell table:style-name="ce219" table:formula="of:=[data_slow_and_medium_performer.V5]" office:value-type="float" office:value="44">
            <text:p>44</text:p>
          </table:table-cell>
          <table:table-cell table:style-name="ce219" table:formula="of:=[data_slow_and_medium_performer.W5]" office:value-type="float" office:value="35">
            <text:p>35</text:p>
          </table:table-cell>
          <table:table-cell table:style-name="ce219" table:formula="of:=[data_slow_and_medium_performer.X5]" office:value-type="float" office:value="9">
            <text:p>9</text:p>
          </table:table-cell>
          <table:table-cell table:style-name="ce219" table:formula="of:=[data_slow_and_medium_performer.Y5]" office:value-type="float" office:value="22">
            <text:p>22</text:p>
          </table:table-cell>
          <table:table-cell table:style-name="ce219" table:formula="of:=[data_slow_and_medium_performer.Z5]" office:value-type="float" office:value="22">
            <text:p>22</text:p>
          </table:table-cell>
          <table:table-cell table:style-name="ce219" table:formula="of:=[data_slow_and_medium_performer.AA5]" office:value-type="float" office:value="0">
            <text:p>0</text:p>
          </table:table-cell>
          <table:table-cell table:style-name="ce219" table:formula="of:=[data_slow_and_medium_performer.AB5]" office:value-type="float" office:value="74">
            <text:p>74</text:p>
          </table:table-cell>
          <table:table-cell table:style-name="ce219" table:formula="of:=[data_slow_and_medium_performer.AC5]" office:value-type="float" office:value="2.47">
            <text:p>2,47</text:p>
          </table:table-cell>
          <table:table-cell table:style-name="ce219" table:formula="of:=[data_slow_and_medium_performer.AD5]" office:value-type="float" office:value="0">
            <text:p>0</text:p>
          </table:table-cell>
          <table:table-cell table:style-name="ce219" table:formula="of:=[data_slow_and_medium_performer.AE5]" office:value-type="float" office:value="14">
            <text:p>14</text:p>
          </table:table-cell>
          <table:table-cell table:style-name="ce219" table:formula="of:=[data_slow_and_medium_performer.AF5]" office:value-type="float" office:value="3">
            <text:p>3</text:p>
          </table:table-cell>
          <table:table-cell table:style-name="ce219" table:formula="of:=[data_slow_and_medium_performer.AG5]" office:value-type="string" office:string-value="2, 2, 3, 2, 3, 2, 2, 2, 3, 3, 2, 2, 2, 2, 2, 2, 3, 3, 3, 3, 3, 3, 3, 3, 3, 3, 2, 2, 2, 2">
            <text:p>2, 2, 3, 2, 3, 2, 2, 2, 3, 3, 2, 2, 2, 2, 2, 2, 3, 3, 3, 3, 3, 3, 3, 3, 3, 3, 2, 2, 2, 2</text:p>
          </table:table-cell>
          <table:table-cell table:style-name="ce219" table:formula="of:=[data_slow_and_medium_performer.AH5]" office:value-type="string" office:string-value="39, 12, 11, 10, 27, 14, 25, 10, 9, 11, 22, 15, 16, 26, 7, 29, 7, 7, 6, 18, 14, 13, 22, 29, 10, 31, 13, 30, 9, 11">
            <text:p>39, 12, 11, 10, 27, 14, 25, 10, 9, 11, 22, 15, 16, 26, 7, 29, 7, 7, 6, 18, 14, 13, 22, 29, 10, 31, 13, 30, 9, 11</text:p>
          </table:table-cell>
          <table:table-cell table:style-name="ce219" table:formula="of:=[data_slow_and_medium_performer.AI5]" office:value-type="float" office:value="1">
            <text:p>1</text:p>
          </table:table-cell>
          <table:table-cell table:style-name="ce219" table:formula="of:=[data_slow_and_medium_performer.AJ5]" office:value-type="float" office:value="4">
            <text:p>4</text:p>
          </table:table-cell>
          <table:table-cell table:style-name="ce219" table:formula="of:=[data_slow_and_medium_performer.AK5]" office:value-type="float" office:value="5">
            <text:p>5</text:p>
          </table:table-cell>
          <table:table-cell table:style-name="ce219" table:formula="of:=[data_slow_and_medium_performer.AL5]" office:value-type="float" office:value="3">
            <text:p>3</text:p>
          </table:table-cell>
          <table:table-cell table:style-name="ce219" table:formula="of:=[data_slow_and_medium_performer.AM5]" office:value-type="float" office:value="3">
            <text:p>3</text:p>
          </table:table-cell>
          <table:table-cell table:style-name="ce219" table:formula="of:=[data_slow_and_medium_performer.AN5]" office:value-type="float" office:value="3">
            <text:p>3</text:p>
          </table:table-cell>
          <table:table-cell table:style-name="ce219" table:formula="of:=[data_slow_and_medium_performer.AO5]" office:value-type="float" office:value="3">
            <text:p>3</text:p>
          </table:table-cell>
          <table:table-cell table:style-name="ce219" table:formula="of:=[data_slow_and_medium_performer.AP5]" office:value-type="string" office:string-value="6,5">
            <text:p>6,5</text:p>
          </table:table-cell>
          <table:table-cell table:style-name="ce219" table:formula="of:=[data_slow_and_medium_performer.AQ5]" office:value-type="string" office:string-value=" 6,6">
            <text:p><text:s/>6,6</text:p>
          </table:table-cell>
          <table:table-cell table:style-name="ce219" table:formula="of:=[data_slow_and_medium_performer.AR5]" office:value-type="string" office:string-value=" 4,0">
            <text:p><text:s/>4,0</text:p>
          </table:table-cell>
          <table:table-cell table:style-name="ce219" table:formula="of:=[data_slow_and_medium_performer.AS5]" office:value-type="string" office:string-value=" 4,4">
            <text:p><text:s/>4,4</text:p>
          </table:table-cell>
          <table:table-cell table:style-name="ce219" table:formula="of:=[data_slow_and_medium_performer.AT5]" office:value-type="string" office:string-value=" 4,0">
            <text:p><text:s/>4,0</text:p>
          </table:table-cell>
          <table:table-cell table:style-name="ce219" table:formula="of:=[data_slow_and_medium_performer.AU5]" office:value-type="string" office:string-value=" 5,1">
            <text:p><text:s/>5,1</text:p>
          </table:table-cell>
          <table:table-cell table:style-name="ce219" table:formula="of:=[data_slow_and_medium_performer.AV5]" office:value-type="float" office:value="6.5">
            <text:p>6,5</text:p>
          </table:table-cell>
          <table:table-cell table:style-name="ce219" table:formula="of:=[data_slow_and_medium_performer.AW5]" office:value-type="float" office:value="6.6">
            <text:p>6,6</text:p>
          </table:table-cell>
          <table:table-cell table:style-name="ce219" table:formula="of:=[data_slow_and_medium_performer.AX5]" office:value-type="float" office:value="4">
            <text:p>4</text:p>
          </table:table-cell>
          <table:table-cell table:style-name="ce219" table:formula="of:=[data_slow_and_medium_performer.AY5]" office:value-type="float" office:value="4.4">
            <text:p>4,4</text:p>
          </table:table-cell>
          <table:table-cell table:style-name="ce219" table:formula="of:=[data_slow_and_medium_performer.AZ5]" office:value-type="float" office:value="4">
            <text:p>4</text:p>
          </table:table-cell>
          <table:table-cell table:style-name="ce219" table:formula="of:=[data_slow_and_medium_performer.BA5]" office:value-type="float" office:value="5.1">
            <text:p>5,1</text:p>
          </table:table-cell>
          <table:table-cell table:style-name="ce219" table:formula="of:=[data_slow_and_medium_performer.BB5]" office:value-type="float" office:value="2">
            <text:p>2</text:p>
          </table:table-cell>
          <table:table-cell table:style-name="ce219" table:formula="of:=[data_slow_and_medium_performer.BC5]" office:value-type="float" office:value="2">
            <text:p>2</text:p>
          </table:table-cell>
          <table:table-cell table:style-name="ce219" table:formula="of:=[data_slow_and_medium_performer.BD5]" office:value-type="float" office:value="2">
            <text:p>2</text:p>
          </table:table-cell>
          <table:table-cell table:style-name="ce219" table:formula="of:=[data_slow_and_medium_performer.BE5]" office:value-type="float" office:value="3">
            <text:p>3</text:p>
          </table:table-cell>
          <table:table-cell table:style-name="ce219" table:formula="of:=[data_slow_and_medium_performer.BF5]" office:value-type="float" office:value="2">
            <text:p>2</text:p>
          </table:table-cell>
          <table:table-cell table:style-name="ce219" table:formula="of:=[data_slow_and_medium_performer.BG5]" office:value-type="float" office:value="3">
            <text:p>3</text:p>
          </table:table-cell>
          <table:table-cell table:style-name="ce219" table:formula="of:=[data_slow_and_medium_performer.BH5]" office:value-type="float" office:value="5.4">
            <text:p>5,4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6]" office:value-type="float" office:value="7">
            <text:p>7</text:p>
          </table:table-cell>
          <table:table-cell table:style-name="ce219" table:formula="of:=[data_slow_and_medium_performer.C6]" office:value-type="float" office:value="372">
            <text:p>372</text:p>
          </table:table-cell>
          <table:table-cell table:style-name="ce219" table:formula="of:=[data_slow_and_medium_performer.E6]" office:value-type="float" office:value="362">
            <text:p>362</text:p>
          </table:table-cell>
          <table:table-cell table:style-name="ce219" table:formula="of:=[data_slow_and_medium_performer.K6]" office:value-type="float" office:value="6">
            <text:p>6</text:p>
          </table:table-cell>
          <table:table-cell table:style-name="ce219" table:formula="of:=[data_slow_and_medium_performer.L6]" office:value-type="float" office:value="0">
            <text:p>0</text:p>
          </table:table-cell>
          <table:table-cell table:style-name="ce219" table:formula="of:=[data_slow_and_medium_performer.M6]" office:value-type="float" office:value="1">
            <text:p>1</text:p>
          </table:table-cell>
          <table:table-cell table:style-name="ce219" table:formula="of:=[data_slow_and_medium_performer.N6]" office:value-type="float" office:value="1">
            <text:p>1</text:p>
          </table:table-cell>
          <table:table-cell table:style-name="ce219" table:formula="of:=[data_slow_and_medium_performer.O6]" office:value-type="float" office:value="0">
            <text:p>0</text:p>
          </table:table-cell>
          <table:table-cell table:style-name="ce219" table:formula="of:=[data_slow_and_medium_performer.Q6]" office:value-type="float" office:value="867">
            <text:p>867</text:p>
          </table:table-cell>
          <table:table-cell table:style-name="ce219" table:formula="of:=[data_slow_and_medium_performer.S6]" office:value-type="float" office:value="821">
            <text:p>821</text:p>
          </table:table-cell>
          <table:table-cell table:style-name="ce219" table:formula="of:=[data_slow_and_medium_performer.U6]" office:value-type="float" office:value="46">
            <text:p>46</text:p>
          </table:table-cell>
          <table:table-cell table:style-name="ce219" table:formula="of:=[data_slow_and_medium_performer.V6]" office:value-type="float" office:value="228">
            <text:p>228</text:p>
          </table:table-cell>
          <table:table-cell table:style-name="ce219" table:formula="of:=[data_slow_and_medium_performer.W6]" office:value-type="float" office:value="223">
            <text:p>223</text:p>
          </table:table-cell>
          <table:table-cell table:style-name="ce219" table:formula="of:=[data_slow_and_medium_performer.X6]" office:value-type="float" office:value="5">
            <text:p>5</text:p>
          </table:table-cell>
          <table:table-cell table:style-name="ce219" table:formula="of:=[data_slow_and_medium_performer.Y6]" office:value-type="float" office:value="208">
            <text:p>208</text:p>
          </table:table-cell>
          <table:table-cell table:style-name="ce219" table:formula="of:=[data_slow_and_medium_performer.Z6]" office:value-type="float" office:value="20">
            <text:p>20</text:p>
          </table:table-cell>
          <table:table-cell table:style-name="ce219" table:formula="of:=[data_slow_and_medium_performer.AA6]" office:value-type="float" office:value="0">
            <text:p>0</text:p>
          </table:table-cell>
          <table:table-cell table:style-name="ce219" table:formula="of:=[data_slow_and_medium_performer.AB6]" office:value-type="float" office:value="118">
            <text:p>118</text:p>
          </table:table-cell>
          <table:table-cell table:style-name="ce219" table:formula="of:=[data_slow_and_medium_performer.AC6]" office:value-type="float" office:value="3.93">
            <text:p>3,93</text:p>
          </table:table-cell>
          <table:table-cell table:style-name="ce219" table:formula="of:=[data_slow_and_medium_performer.AD6]" office:value-type="float" office:value="0">
            <text:p>0</text:p>
          </table:table-cell>
          <table:table-cell table:style-name="ce219" table:formula="of:=[data_slow_and_medium_performer.AE6]" office:value-type="float" office:value="4">
            <text:p>4</text:p>
          </table:table-cell>
          <table:table-cell table:style-name="ce219" table:formula="of:=[data_slow_and_medium_performer.AF6]" office:value-type="float" office:value="1">
            <text:p>1</text:p>
          </table:table-cell>
          <table:table-cell table:style-name="ce219" table:formula="of:=[data_slow_and_medium_performer.AG6]" office:value-type="string" office:string-value="3, 3, 5, 2, 3, 3, 2, 5, 3, 6, 6, 6, 4, 4, 4, 5, 6, 4, 5, 4, 3, 4, 3, 5, 5, 4, 3, 5, 3">
            <text:p>3, 3, 5, 2, 3, 3, 2, 5, 3, 6, 6, 6, 4, 4, 4, 5, 6, 4, 5, 4, 3, 4, 3, 5, 5, 4, 3, 5, 3</text:p>
          </table:table-cell>
          <table:table-cell table:style-name="ce219" table:formula="of:=[data_slow_and_medium_performer.AH6]" office:value-type="string" office:string-value="26, 43, 30, 31, 23, 10, 34, 32, 24, 18, 42, 35, 31, 29, 4, 58, 38, 27, 21, 28, 20, 15, 57, 23, 24, 11, 9, 30, 0">
            <text:p>26, 43, 30, 31, 23, 10, 34, 32, 24, 18, 42, 35, 31, 29, 4, 58, 38, 27, 21, 28, 20, 15, 57, 23, 24, 11, 9, 30, 0</text:p>
          </table:table-cell>
          <table:table-cell table:style-name="ce219" table:formula="of:=[data_slow_and_medium_performer.AI6]" office:value-type="float" office:value="2">
            <text:p>2</text:p>
          </table:table-cell>
          <table:table-cell table:style-name="ce219" table:formula="of:=[data_slow_and_medium_performer.AJ6]" office:value-type="float" office:value="2">
            <text:p>2</text:p>
          </table:table-cell>
          <table:table-cell table:style-name="ce219" table:formula="of:=[data_slow_and_medium_performer.AK6]" office:value-type="float" office:value="2">
            <text:p>2</text:p>
          </table:table-cell>
          <table:table-cell table:style-name="ce219" table:formula="of:=[data_slow_and_medium_performer.AL6]" office:value-type="float" office:value="3">
            <text:p>3</text:p>
          </table:table-cell>
          <table:table-cell table:style-name="ce219" table:formula="of:=[data_slow_and_medium_performer.AM6]" office:value-type="float" office:value="5">
            <text:p>5</text:p>
          </table:table-cell>
          <table:table-cell table:style-name="ce219" table:formula="of:=[data_slow_and_medium_performer.AN6]" office:value-type="float" office:value="2">
            <text:p>2</text:p>
          </table:table-cell>
          <table:table-cell table:style-name="ce219" table:formula="of:=[data_slow_and_medium_performer.AO6]" office:value-type="float" office:value="2">
            <text:p>2</text:p>
          </table:table-cell>
          <table:table-cell table:style-name="ce219" table:formula="of:=[data_slow_and_medium_performer.AP6]" office:value-type="string" office:string-value="2,7">
            <text:p>2,7</text:p>
          </table:table-cell>
          <table:table-cell table:style-name="ce219" table:formula="of:=[data_slow_and_medium_performer.AQ6]" office:value-type="string" office:string-value=" 3,2">
            <text:p><text:s/>3,2</text:p>
          </table:table-cell>
          <table:table-cell table:style-name="ce219" table:formula="of:=[data_slow_and_medium_performer.AR6]" office:value-type="string" office:string-value=" 9,4">
            <text:p><text:s/>9,4</text:p>
          </table:table-cell>
          <table:table-cell table:style-name="ce219" table:formula="of:=[data_slow_and_medium_performer.AS6]" office:value-type="string" office:string-value=" 18,0">
            <text:p><text:s/>18,0</text:p>
          </table:table-cell>
          <table:table-cell table:style-name="ce219" table:formula="of:=[data_slow_and_medium_performer.AT6]" office:value-type="string" office:string-value=" 4,7">
            <text:p><text:s/>4,7</text:p>
          </table:table-cell>
          <table:table-cell table:style-name="ce219" table:formula="of:=[data_slow_and_medium_performer.AU6]" office:value-type="string" office:string-value=" 3,8">
            <text:p><text:s/>3,8</text:p>
          </table:table-cell>
          <table:table-cell table:style-name="ce219" table:formula="of:=[data_slow_and_medium_performer.AV6]" office:value-type="float" office:value="2.7">
            <text:p>2,7</text:p>
          </table:table-cell>
          <table:table-cell table:style-name="ce219" table:formula="of:=[data_slow_and_medium_performer.AW6]" office:value-type="float" office:value="3.2">
            <text:p>3,2</text:p>
          </table:table-cell>
          <table:table-cell table:style-name="ce219" table:formula="of:=[data_slow_and_medium_performer.AX6]" office:value-type="float" office:value="9.4">
            <text:p>9,4</text:p>
          </table:table-cell>
          <table:table-cell table:style-name="ce219" table:formula="of:=[data_slow_and_medium_performer.AY6]" office:value-type="float" office:value="18">
            <text:p>18</text:p>
          </table:table-cell>
          <table:table-cell table:style-name="ce219" table:formula="of:=[data_slow_and_medium_performer.AZ6]" office:value-type="float" office:value="4.7">
            <text:p>4,7</text:p>
          </table:table-cell>
          <table:table-cell table:style-name="ce219" table:formula="of:=[data_slow_and_medium_performer.BA6]" office:value-type="float" office:value="3.8">
            <text:p>3,8</text:p>
          </table:table-cell>
          <table:table-cell table:style-name="ce219" table:formula="of:=[data_slow_and_medium_performer.BB6]" office:value-type="float" office:value="3">
            <text:p>3</text:p>
          </table:table-cell>
          <table:table-cell table:style-name="ce219" table:formula="of:=[data_slow_and_medium_performer.BC6]" office:value-type="float" office:value="2">
            <text:p>2</text:p>
          </table:table-cell>
          <table:table-cell table:style-name="ce219" table:formula="of:=[data_slow_and_medium_performer.BD6]" office:value-type="float" office:value="3">
            <text:p>3</text:p>
          </table:table-cell>
          <table:table-cell table:style-name="ce219" table:formula="of:=[data_slow_and_medium_performer.BE6]" office:value-type="float" office:value="2">
            <text:p>2</text:p>
          </table:table-cell>
          <table:table-cell table:style-name="ce219" table:formula="of:=[data_slow_and_medium_performer.BF6]" office:value-type="float" office:value="4">
            <text:p>4</text:p>
          </table:table-cell>
          <table:table-cell table:style-name="ce219" table:formula="of:=[data_slow_and_medium_performer.BG6]" office:value-type="float" office:value="2">
            <text:p>2</text:p>
          </table:table-cell>
          <table:table-cell table:style-name="ce219" table:formula="of:=[data_slow_and_medium_performer.BH6]" office:value-type="float" office:value="21.8">
            <text:p>21,8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7]" office:value-type="float" office:value="8">
            <text:p>8</text:p>
          </table:table-cell>
          <table:table-cell table:style-name="ce219" table:formula="of:=[data_slow_and_medium_performer.C7]" office:value-type="float" office:value="846">
            <text:p>846</text:p>
          </table:table-cell>
          <table:table-cell table:style-name="ce219" table:formula="of:=[data_slow_and_medium_performer.E7]" office:value-type="float" office:value="826">
            <text:p>826</text:p>
          </table:table-cell>
          <table:table-cell table:style-name="ce219" table:formula="of:=[data_slow_and_medium_performer.K7]" office:value-type="float" office:value="28">
            <text:p>28</text:p>
          </table:table-cell>
          <table:table-cell table:style-name="ce219" table:formula="of:=[data_slow_and_medium_performer.L7]" office:value-type="float" office:value="21">
            <text:p>21</text:p>
          </table:table-cell>
          <table:table-cell table:style-name="ce219" table:formula="of:=[data_slow_and_medium_performer.M7]" office:value-type="float" office:value="0">
            <text:p>0</text:p>
          </table:table-cell>
          <table:table-cell table:style-name="ce219" table:formula="of:=[data_slow_and_medium_performer.N7]" office:value-type="float" office:value="2">
            <text:p>2</text:p>
          </table:table-cell>
          <table:table-cell table:style-name="ce219" table:formula="of:=[data_slow_and_medium_performer.O7]" office:value-type="float" office:value="0">
            <text:p>0</text:p>
          </table:table-cell>
          <table:table-cell table:style-name="ce219" table:formula="of:=[data_slow_and_medium_performer.Q7]" office:value-type="float" office:value="975">
            <text:p>975</text:p>
          </table:table-cell>
          <table:table-cell table:style-name="ce219" table:formula="of:=[data_slow_and_medium_performer.S7]" office:value-type="float" office:value="676">
            <text:p>676</text:p>
          </table:table-cell>
          <table:table-cell table:style-name="ce219" table:formula="of:=[data_slow_and_medium_performer.U7]" office:value-type="float" office:value="299">
            <text:p>299</text:p>
          </table:table-cell>
          <table:table-cell table:style-name="ce219" table:formula="of:=[data_slow_and_medium_performer.V7]" office:value-type="float" office:value="399">
            <text:p>399</text:p>
          </table:table-cell>
          <table:table-cell table:style-name="ce219" table:formula="of:=[data_slow_and_medium_performer.W7]" office:value-type="float" office:value="318">
            <text:p>318</text:p>
          </table:table-cell>
          <table:table-cell table:style-name="ce219" table:formula="of:=[data_slow_and_medium_performer.X7]" office:value-type="float" office:value="81">
            <text:p>81</text:p>
          </table:table-cell>
          <table:table-cell table:style-name="ce219" table:formula="of:=[data_slow_and_medium_performer.Y7]" office:value-type="float" office:value="329">
            <text:p>329</text:p>
          </table:table-cell>
          <table:table-cell table:style-name="ce219" table:formula="of:=[data_slow_and_medium_performer.Z7]" office:value-type="float" office:value="33">
            <text:p>33</text:p>
          </table:table-cell>
          <table:table-cell table:style-name="ce219" table:formula="of:=[data_slow_and_medium_performer.AA7]" office:value-type="float" office:value="37">
            <text:p>37</text:p>
          </table:table-cell>
          <table:table-cell table:style-name="ce219" table:formula="of:=[data_slow_and_medium_performer.AB7]" office:value-type="float" office:value="84">
            <text:p>84</text:p>
          </table:table-cell>
          <table:table-cell table:style-name="ce219" table:formula="of:=[data_slow_and_medium_performer.AC7]" office:value-type="float" office:value="2.8">
            <text:p>2,8</text:p>
          </table:table-cell>
          <table:table-cell table:style-name="ce219" table:formula="of:=[data_slow_and_medium_performer.AD7]" office:value-type="float" office:value="0">
            <text:p>0</text:p>
          </table:table-cell>
          <table:table-cell table:style-name="ce219" table:formula="of:=[data_slow_and_medium_performer.AE7]" office:value-type="float" office:value="10">
            <text:p>10</text:p>
          </table:table-cell>
          <table:table-cell table:style-name="ce219" table:formula="of:=[data_slow_and_medium_performer.AF7]" office:value-type="float" office:value="3">
            <text:p>3</text:p>
          </table:table-cell>
          <table:table-cell table:style-name="ce219" table:formula="of:=[data_slow_and_medium_performer.AG7]" office:value-type="string" office:string-value="3, 2, 3, 3, 2, 2, 2, 2, 3, 3, 3, 3, 2, 2, 2, 3, 3, 3, 3, 3, 2, 2, 3, 4, 3, 4, 4, 3, 3, 4">
            <text:p>3, 2, 3, 3, 2, 2, 2, 2, 3, 3, 3, 3, 2, 2, 2, 3, 3, 3, 3, 3, 2, 2, 3, 4, 3, 4, 4, 3, 3, 4</text:p>
          </table:table-cell>
          <table:table-cell table:style-name="ce219" table:formula="of:=[data_slow_and_medium_performer.AH7]" office:value-type="string" office:string-value="28, 43, 29, 13, 42, 9, 13, 13, 14, 4, 41, 19, 12, 31, 13, 22, 17, 1, -13, -10, 13, -5, 13, 29, 14, 22, 31, 32, 30, 33">
            <text:p>28, 43, 29, 13, 42, 9, 13, 13, 14, 4, 41, 19, 12, 31, 13, 22, 17, 1, -13, -10, 13, -5, 13, 29, 14, 22, 31, 32, 30, 33</text:p>
          </table:table-cell>
          <table:table-cell table:style-name="ce219" table:formula="of:=[data_slow_and_medium_performer.AI7]" office:value-type="float" office:value="15">
            <text:p>15</text:p>
          </table:table-cell>
          <table:table-cell table:style-name="ce219" table:formula="of:=[data_slow_and_medium_performer.AJ7]" office:value-type="float" office:value="5">
            <text:p>5</text:p>
          </table:table-cell>
          <table:table-cell table:style-name="ce219" table:formula="of:=[data_slow_and_medium_performer.AK7]" office:value-type="float" office:value="3">
            <text:p>3</text:p>
          </table:table-cell>
          <table:table-cell table:style-name="ce219" table:formula="of:=[data_slow_and_medium_performer.AL7]" office:value-type="float" office:value="5">
            <text:p>5</text:p>
          </table:table-cell>
          <table:table-cell table:style-name="ce219" table:formula="of:=[data_slow_and_medium_performer.AM7]" office:value-type="float" office:value="4">
            <text:p>4</text:p>
          </table:table-cell>
          <table:table-cell table:style-name="ce219" table:formula="of:=[data_slow_and_medium_performer.AN7]" office:value-type="float" office:value="3">
            <text:p>3</text:p>
          </table:table-cell>
          <table:table-cell table:style-name="ce219" table:formula="of:=[data_slow_and_medium_performer.AO7]" office:value-type="float" office:value="4">
            <text:p>4</text:p>
          </table:table-cell>
          <table:table-cell table:style-name="ce219" table:formula="of:=[data_slow_and_medium_performer.AP7]" office:value-type="string" office:string-value="7,0">
            <text:p>7,0</text:p>
          </table:table-cell>
          <table:table-cell table:style-name="ce219" table:formula="of:=[data_slow_and_medium_performer.AQ7]" office:value-type="string" office:string-value=" 3,7">
            <text:p><text:s/>3,7</text:p>
          </table:table-cell>
          <table:table-cell table:style-name="ce219" table:formula="of:=[data_slow_and_medium_performer.AR7]" office:value-type="string" office:string-value=" 8,1">
            <text:p><text:s/>8,1</text:p>
          </table:table-cell>
          <table:table-cell table:style-name="ce219" table:formula="of:=[data_slow_and_medium_performer.AS7]" office:value-type="string" office:string-value=" 4,9">
            <text:p><text:s/>4,9</text:p>
          </table:table-cell>
          <table:table-cell table:style-name="ce219" table:formula="of:=[data_slow_and_medium_performer.AT7]" office:value-type="string" office:string-value=" 5,2">
            <text:p><text:s/>5,2</text:p>
          </table:table-cell>
          <table:table-cell table:style-name="ce219" table:formula="of:=[data_slow_and_medium_performer.AU7]" office:value-type="string" office:string-value=" 5,2">
            <text:p><text:s/>5,2</text:p>
          </table:table-cell>
          <table:table-cell table:style-name="ce219" table:formula="of:=[data_slow_and_medium_performer.AV7]" office:value-type="float" office:value="7">
            <text:p>7</text:p>
          </table:table-cell>
          <table:table-cell table:style-name="ce219" table:formula="of:=[data_slow_and_medium_performer.AW7]" office:value-type="float" office:value="3.7">
            <text:p>3,7</text:p>
          </table:table-cell>
          <table:table-cell table:style-name="ce219" table:formula="of:=[data_slow_and_medium_performer.AX7]" office:value-type="float" office:value="8.1">
            <text:p>8,1</text:p>
          </table:table-cell>
          <table:table-cell table:style-name="ce219" table:formula="of:=[data_slow_and_medium_performer.AY7]" office:value-type="float" office:value="4.9">
            <text:p>4,9</text:p>
          </table:table-cell>
          <table:table-cell table:style-name="ce219" table:formula="of:=[data_slow_and_medium_performer.AZ7]" office:value-type="float" office:value="5.2">
            <text:p>5,2</text:p>
          </table:table-cell>
          <table:table-cell table:style-name="ce219" table:formula="of:=[data_slow_and_medium_performer.BA7]" office:value-type="float" office:value="5.2">
            <text:p>5,2</text:p>
          </table:table-cell>
          <table:table-cell table:style-name="ce219" table:formula="of:=[data_slow_and_medium_performer.BB7]" office:value-type="float" office:value="2">
            <text:p>2</text:p>
          </table:table-cell>
          <table:table-cell table:style-name="ce219" table:formula="of:=[data_slow_and_medium_performer.BC7]" office:value-type="float" office:value="2">
            <text:p>2</text:p>
          </table:table-cell>
          <table:table-cell table:style-name="ce219" table:formula="of:=[data_slow_and_medium_performer.BD7]" office:value-type="float" office:value="2">
            <text:p>2</text:p>
          </table:table-cell>
          <table:table-cell table:style-name="ce219" table:formula="of:=[data_slow_and_medium_performer.BE7]" office:value-type="float" office:value="2">
            <text:p>2</text:p>
          </table:table-cell>
          <table:table-cell table:style-name="ce219" table:formula="of:=[data_slow_and_medium_performer.BF7]" office:value-type="float" office:value="2">
            <text:p>2</text:p>
          </table:table-cell>
          <table:table-cell table:style-name="ce219" table:formula="of:=[data_slow_and_medium_performer.BG7]" office:value-type="float" office:value="2">
            <text:p>2</text:p>
          </table:table-cell>
          <table:table-cell table:style-name="ce219" table:formula="of:=[data_slow_and_medium_performer.BH7]" office:value-type="float" office:value="6.6">
            <text:p>6,6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8]" office:value-type="float" office:value="10">
            <text:p>10</text:p>
          </table:table-cell>
          <table:table-cell table:style-name="ce219" table:formula="of:=[data_slow_and_medium_performer.C8]" office:value-type="float" office:value="545">
            <text:p>545</text:p>
          </table:table-cell>
          <table:table-cell table:style-name="ce219" table:formula="of:=[data_slow_and_medium_performer.E8]" office:value-type="float" office:value="521">
            <text:p>521</text:p>
          </table:table-cell>
          <table:table-cell table:style-name="ce219" table:formula="of:=[data_slow_and_medium_performer.K8]" office:value-type="float" office:value="18">
            <text:p>18</text:p>
          </table:table-cell>
          <table:table-cell table:style-name="ce219" table:formula="of:=[data_slow_and_medium_performer.L8]" office:value-type="float" office:value="0">
            <text:p>0</text:p>
          </table:table-cell>
          <table:table-cell table:style-name="ce219" table:formula="of:=[data_slow_and_medium_performer.M8]" office:value-type="float" office:value="0">
            <text:p>0</text:p>
          </table:table-cell>
          <table:table-cell table:style-name="ce219" table:formula="of:=[data_slow_and_medium_performer.N8]" office:value-type="float" office:value="0">
            <text:p>0</text:p>
          </table:table-cell>
          <table:table-cell table:style-name="ce219" table:formula="of:=[data_slow_and_medium_performer.O8]" office:value-type="float" office:value="1">
            <text:p>1</text:p>
          </table:table-cell>
          <table:table-cell table:style-name="ce219" table:formula="of:=[data_slow_and_medium_performer.Q8]" office:value-type="float" office:value="587">
            <text:p>587</text:p>
          </table:table-cell>
          <table:table-cell table:style-name="ce219" table:formula="of:=[data_slow_and_medium_performer.S8]" office:value-type="float" office:value="546">
            <text:p>546</text:p>
          </table:table-cell>
          <table:table-cell table:style-name="ce219" table:formula="of:=[data_slow_and_medium_performer.U8]" office:value-type="float" office:value="41">
            <text:p>41</text:p>
          </table:table-cell>
          <table:table-cell table:style-name="ce219" table:formula="of:=[data_slow_and_medium_performer.V8]" office:value-type="float" office:value="26">
            <text:p>26</text:p>
          </table:table-cell>
          <table:table-cell table:style-name="ce219" table:formula="of:=[data_slow_and_medium_performer.W8]" office:value-type="float" office:value="21">
            <text:p>21</text:p>
          </table:table-cell>
          <table:table-cell table:style-name="ce219" table:formula="of:=[data_slow_and_medium_performer.X8]" office:value-type="float" office:value="5">
            <text:p>5</text:p>
          </table:table-cell>
          <table:table-cell table:style-name="ce219" table:formula="of:=[data_slow_and_medium_performer.Y8]" office:value-type="float" office:value="11">
            <text:p>11</text:p>
          </table:table-cell>
          <table:table-cell table:style-name="ce219" table:formula="of:=[data_slow_and_medium_performer.Z8]" office:value-type="float" office:value="15">
            <text:p>15</text:p>
          </table:table-cell>
          <table:table-cell table:style-name="ce219" table:formula="of:=[data_slow_and_medium_performer.AA8]" office:value-type="float" office:value="0">
            <text:p>0</text:p>
          </table:table-cell>
          <table:table-cell table:style-name="ce219" table:formula="of:=[data_slow_and_medium_performer.AB8]" office:value-type="float" office:value="87">
            <text:p>87</text:p>
          </table:table-cell>
          <table:table-cell table:style-name="ce219" table:formula="of:=[data_slow_and_medium_performer.AC8]" office:value-type="float" office:value="2.9">
            <text:p>2,9</text:p>
          </table:table-cell>
          <table:table-cell table:style-name="ce219" table:formula="of:=[data_slow_and_medium_performer.AD8]" office:value-type="float" office:value="0">
            <text:p>0</text:p>
          </table:table-cell>
          <table:table-cell table:style-name="ce219" table:formula="of:=[data_slow_and_medium_performer.AE8]" office:value-type="float" office:value="27">
            <text:p>27</text:p>
          </table:table-cell>
          <table:table-cell table:style-name="ce219" table:formula="of:=[data_slow_and_medium_performer.AF8]" office:value-type="float" office:value="0">
            <text:p>0</text:p>
          </table:table-cell>
          <table:table-cell table:style-name="ce219" table:formula="of:=[data_slow_and_medium_performer.AG8]" office:value-type="string" office:string-value="3, 4, 3, 3, 3, 3, 3, 4, 3, 4, 3, 2, 3, 3, 3, 3, 4, 4, 4, 3, 3, 3, 2, 3, 3, 2, 2, 2, 2">
            <text:p>3, 4, 3, 3, 3, 3, 3, 4, 3, 4, 3, 2, 3, 3, 3, 3, 4, 4, 4, 3, 3, 3, 2, 3, 3, 2, 2, 2, 2</text:p>
          </table:table-cell>
          <table:table-cell table:style-name="ce219" table:formula="of:=[data_slow_and_medium_performer.AH8]" office:value-type="string" office:string-value="45, 23, 28, 5, 28, 8, 47, 19, 16, 15, 12, 41, 9, 27, 6, 25, 6, 14, 13, 8, 19, 13, 24, 14, 6, 17, 15, 22, 21">
            <text:p>45, 23, 28, 5, 28, 8, 47, 19, 16, 15, 12, 41, 9, 27, 6, 25, 6, 14, 13, 8, 19, 13, 24, 14, 6, 17, 15, 22, 21</text:p>
          </table:table-cell>
          <table:table-cell table:style-name="ce219" table:formula="of:=[data_slow_and_medium_performer.AI8]" office:value-type="float" office:value="1">
            <text:p>1</text:p>
          </table:table-cell>
          <table:table-cell table:style-name="ce219" table:formula="of:=[data_slow_and_medium_performer.AJ8]" office:value-type="float" office:value="2">
            <text:p>2</text:p>
          </table:table-cell>
          <table:table-cell table:style-name="ce219" table:formula="of:=[data_slow_and_medium_performer.AK8]" office:value-type="float" office:value="2">
            <text:p>2</text:p>
          </table:table-cell>
          <table:table-cell table:style-name="ce219" table:formula="of:=[data_slow_and_medium_performer.AL8]" office:value-type="float" office:value="2">
            <text:p>2</text:p>
          </table:table-cell>
          <table:table-cell table:style-name="ce219" table:formula="of:=[data_slow_and_medium_performer.AM8]" office:value-type="float" office:value="3">
            <text:p>3</text:p>
          </table:table-cell>
          <table:table-cell table:style-name="ce219" table:formula="of:=[data_slow_and_medium_performer.AN8]" office:value-type="float" office:value="2">
            <text:p>2</text:p>
          </table:table-cell>
          <table:table-cell table:style-name="ce219" table:formula="of:=[data_slow_and_medium_performer.AO8]" office:value-type="float" office:value="3">
            <text:p>3</text:p>
          </table:table-cell>
          <table:table-cell table:style-name="ce219" table:formula="of:=[data_slow_and_medium_performer.AP8]" office:value-type="string" office:string-value="4,0">
            <text:p>4,0</text:p>
          </table:table-cell>
          <table:table-cell table:style-name="ce219" table:formula="of:=[data_slow_and_medium_performer.AQ8]" office:value-type="string" office:string-value=" 2,9">
            <text:p><text:s/>2,9</text:p>
          </table:table-cell>
          <table:table-cell table:style-name="ce219" table:formula="of:=[data_slow_and_medium_performer.AR8]" office:value-type="string" office:string-value=" 3,6">
            <text:p><text:s/>3,6</text:p>
          </table:table-cell>
          <table:table-cell table:style-name="ce219" table:formula="of:=[data_slow_and_medium_performer.AS8]" office:value-type="string" office:string-value=" 5,7">
            <text:p><text:s/>5,7</text:p>
          </table:table-cell>
          <table:table-cell table:style-name="ce219" table:formula="of:=[data_slow_and_medium_performer.AT8]" office:value-type="string" office:string-value=" 5,0">
            <text:p><text:s/>5,0</text:p>
          </table:table-cell>
          <table:table-cell table:style-name="ce219" table:formula="of:=[data_slow_and_medium_performer.AU8]" office:value-type="string" office:string-value=" 5,5">
            <text:p><text:s/>5,5</text:p>
          </table:table-cell>
          <table:table-cell table:style-name="ce219" table:formula="of:=[data_slow_and_medium_performer.AV8]" office:value-type="float" office:value="4">
            <text:p>4</text:p>
          </table:table-cell>
          <table:table-cell table:style-name="ce219" table:formula="of:=[data_slow_and_medium_performer.AW8]" office:value-type="float" office:value="2.9">
            <text:p>2,9</text:p>
          </table:table-cell>
          <table:table-cell table:style-name="ce219" table:formula="of:=[data_slow_and_medium_performer.AX8]" office:value-type="float" office:value="3.6">
            <text:p>3,6</text:p>
          </table:table-cell>
          <table:table-cell table:style-name="ce219" table:formula="of:=[data_slow_and_medium_performer.AY8]" office:value-type="float" office:value="5.7">
            <text:p>5,7</text:p>
          </table:table-cell>
          <table:table-cell table:style-name="ce219" table:formula="of:=[data_slow_and_medium_performer.AZ8]" office:value-type="float" office:value="5">
            <text:p>5</text:p>
          </table:table-cell>
          <table:table-cell table:style-name="ce219" table:formula="of:=[data_slow_and_medium_performer.BA8]" office:value-type="float" office:value="5.5">
            <text:p>5,5</text:p>
          </table:table-cell>
          <table:table-cell table:style-name="ce219" table:formula="of:=[data_slow_and_medium_performer.BB8]" office:value-type="float" office:value="9">
            <text:p>9</text:p>
          </table:table-cell>
          <table:table-cell table:style-name="ce219" table:formula="of:=[data_slow_and_medium_performer.BC8]" office:value-type="float" office:value="2">
            <text:p>2</text:p>
          </table:table-cell>
          <table:table-cell table:style-name="ce219" table:formula="of:=[data_slow_and_medium_performer.BD8]" office:value-type="string" office:string-value="TC">
            <text:p>TC</text:p>
          </table:table-cell>
          <table:table-cell table:style-name="ce219" table:formula="of:=[data_slow_and_medium_performer.BE8]" office:value-type="float" office:value="2">
            <text:p>2</text:p>
          </table:table-cell>
          <table:table-cell table:style-name="ce219" table:formula="of:=[data_slow_and_medium_performer.BF8]" office:value-type="float" office:value="2">
            <text:p>2</text:p>
          </table:table-cell>
          <table:table-cell table:style-name="ce219" table:formula="of:=[data_slow_and_medium_performer.BG8]" office:value-type="float" office:value="2">
            <text:p>2</text:p>
          </table:table-cell>
          <table:table-cell table:style-name="ce219" table:formula="of:=[data_slow_and_medium_performer.BH8]" office:value-type="float" office:value="29.9">
            <text:p>29,9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9]" office:value-type="float" office:value="12">
            <text:p>12</text:p>
          </table:table-cell>
          <table:table-cell table:style-name="ce219" table:formula="of:=[data_slow_and_medium_performer.C9]" office:value-type="float" office:value="455">
            <text:p>455</text:p>
          </table:table-cell>
          <table:table-cell table:style-name="ce219" table:formula="of:=[data_slow_and_medium_performer.E9]" office:value-type="float" office:value="425">
            <text:p>425</text:p>
          </table:table-cell>
          <table:table-cell table:style-name="ce219" table:formula="of:=[data_slow_and_medium_performer.K9]" office:value-type="float" office:value="16">
            <text:p>16</text:p>
          </table:table-cell>
          <table:table-cell table:style-name="ce219" table:formula="of:=[data_slow_and_medium_performer.L9]" office:value-type="float" office:value="7">
            <text:p>7</text:p>
          </table:table-cell>
          <table:table-cell table:style-name="ce219" table:formula="of:=[data_slow_and_medium_performer.M9]" office:value-type="float" office:value="0">
            <text:p>0</text:p>
          </table:table-cell>
          <table:table-cell table:style-name="ce219" table:formula="of:=[data_slow_and_medium_performer.N9]" office:value-type="float" office:value="1">
            <text:p>1</text:p>
          </table:table-cell>
          <table:table-cell table:style-name="ce219" table:formula="of:=[data_slow_and_medium_performer.O9]" office:value-type="float" office:value="1">
            <text:p>1</text:p>
          </table:table-cell>
          <table:table-cell table:style-name="ce219" table:formula="of:=[data_slow_and_medium_performer.Q9]" office:value-type="float" office:value="675">
            <text:p>675</text:p>
          </table:table-cell>
          <table:table-cell table:style-name="ce219" table:formula="of:=[data_slow_and_medium_performer.S9]" office:value-type="float" office:value="453">
            <text:p>453</text:p>
          </table:table-cell>
          <table:table-cell table:style-name="ce219" table:formula="of:=[data_slow_and_medium_performer.U9]" office:value-type="float" office:value="222">
            <text:p>222</text:p>
          </table:table-cell>
          <table:table-cell table:style-name="ce219" table:formula="of:=[data_slow_and_medium_performer.V9]" office:value-type="float" office:value="83">
            <text:p>83</text:p>
          </table:table-cell>
          <table:table-cell table:style-name="ce219" table:formula="of:=[data_slow_and_medium_performer.W9]" office:value-type="float" office:value="77">
            <text:p>77</text:p>
          </table:table-cell>
          <table:table-cell table:style-name="ce219" table:formula="of:=[data_slow_and_medium_performer.X9]" office:value-type="float" office:value="6">
            <text:p>6</text:p>
          </table:table-cell>
          <table:table-cell table:style-name="ce219" table:formula="of:=[data_slow_and_medium_performer.Y9]" office:value-type="float" office:value="32">
            <text:p>32</text:p>
          </table:table-cell>
          <table:table-cell table:style-name="ce219" table:formula="of:=[data_slow_and_medium_performer.Z9]" office:value-type="float" office:value="6">
            <text:p>6</text:p>
          </table:table-cell>
          <table:table-cell table:style-name="ce219" table:formula="of:=[data_slow_and_medium_performer.AA9]" office:value-type="float" office:value="45">
            <text:p>45</text:p>
          </table:table-cell>
          <table:table-cell table:style-name="ce219" table:formula="of:=[data_slow_and_medium_performer.AB9]" office:value-type="float" office:value="88">
            <text:p>88</text:p>
          </table:table-cell>
          <table:table-cell table:style-name="ce219" table:formula="of:=[data_slow_and_medium_performer.AC9]" office:value-type="float" office:value="2.93">
            <text:p>2,93</text:p>
          </table:table-cell>
          <table:table-cell table:style-name="ce219" table:formula="of:=[data_slow_and_medium_performer.AD9]" office:value-type="float" office:value="0">
            <text:p>0</text:p>
          </table:table-cell>
          <table:table-cell table:style-name="ce219" table:formula="of:=[data_slow_and_medium_performer.AE9]" office:value-type="float" office:value="8">
            <text:p>8</text:p>
          </table:table-cell>
          <table:table-cell table:style-name="ce219" table:formula="of:=[data_slow_and_medium_performer.AF9]" office:value-type="float" office:value="9">
            <text:p>9</text:p>
          </table:table-cell>
          <table:table-cell table:style-name="ce219" table:formula="of:=[data_slow_and_medium_performer.AG9]" office:value-type="string" office:string-value="3, 3, 2, 4, 3, 2, 3, 3, 2, 2, 2, 3, 3, 3, 3, 3, 4, 5, 3, 4, 3, 3, 3, 3, 3, 3, 3, 2, 2, 3">
            <text:p>3, 3, 2, 4, 3, 2, 3, 3, 2, 2, 2, 3, 3, 3, 3, 3, 4, 5, 3, 4, 3, 3, 3, 3, 3, 3, 3, 2, 2, 3</text:p>
          </table:table-cell>
          <table:table-cell table:style-name="ce219" table:formula="of:=[data_slow_and_medium_performer.AH9]" office:value-type="string" office:string-value="17, 15, 18, 11, 16, 11, 25, 11, 8, 3, 8, 10, 11, 9, 8, 8, 22, 11, 14, 16, 23, 16, 17, 15, 9, 9, 37, 12, 8, 42">
            <text:p>17, 15, 18, 11, 16, 11, 25, 11, 8, 3, 8, 10, 11, 9, 8, 8, 22, 11, 14, 16, 23, 16, 17, 15, 9, 9, 37, 12, 8, 42</text:p>
          </table:table-cell>
          <table:table-cell table:style-name="ce219" table:formula="of:=[data_slow_and_medium_performer.AI9]" office:value-type="float" office:value="8">
            <text:p>8</text:p>
          </table:table-cell>
          <table:table-cell table:style-name="ce219" table:formula="of:=[data_slow_and_medium_performer.AJ9]" office:value-type="float" office:value="13">
            <text:p>13</text:p>
          </table:table-cell>
          <table:table-cell table:style-name="ce219" table:formula="of:=[data_slow_and_medium_performer.AK9]" office:value-type="float" office:value="2">
            <text:p>2</text:p>
          </table:table-cell>
          <table:table-cell table:style-name="ce219" table:formula="of:=[data_slow_and_medium_performer.AL9]" office:value-type="float" office:value="5">
            <text:p>5</text:p>
          </table:table-cell>
          <table:table-cell table:style-name="ce219" table:formula="of:=[data_slow_and_medium_performer.AM9]" office:value-type="float" office:value="4">
            <text:p>4</text:p>
          </table:table-cell>
          <table:table-cell table:style-name="ce219" table:formula="of:=[data_slow_and_medium_performer.AN9]" office:value-type="float" office:value="3">
            <text:p>3</text:p>
          </table:table-cell>
          <table:table-cell table:style-name="ce219" table:formula="of:=[data_slow_and_medium_performer.AO9]" office:value-type="float" office:value="3">
            <text:p>3</text:p>
          </table:table-cell>
          <table:table-cell table:style-name="ce219" table:formula="of:=[data_slow_and_medium_performer.AP9]" office:value-type="string" office:string-value="42,9">
            <text:p>42,9</text:p>
          </table:table-cell>
          <table:table-cell table:style-name="ce219" table:formula="of:=[data_slow_and_medium_performer.AQ9]" office:value-type="string" office:string-value=" 1,9">
            <text:p><text:s/>1,9</text:p>
          </table:table-cell>
          <table:table-cell table:style-name="ce219" table:formula="of:=[data_slow_and_medium_performer.AR9]" office:value-type="string" office:string-value=" 12,3">
            <text:p><text:s/>12,3</text:p>
          </table:table-cell>
          <table:table-cell table:style-name="ce219" table:formula="of:=[data_slow_and_medium_performer.AS9]" office:value-type="string" office:string-value=" 5,8">
            <text:p><text:s/>5,8</text:p>
          </table:table-cell>
          <table:table-cell table:style-name="ce219" table:formula="of:=[data_slow_and_medium_performer.AT9]" office:value-type="string" office:string-value=" 7,6">
            <text:p><text:s/>7,6</text:p>
          </table:table-cell>
          <table:table-cell table:style-name="ce219" table:formula="of:=[data_slow_and_medium_performer.AU9]" office:value-type="string" office:string-value=" 3,4">
            <text:p><text:s/>3,4</text:p>
          </table:table-cell>
          <table:table-cell table:style-name="ce219" table:formula="of:=[data_slow_and_medium_performer.AV9]" office:value-type="float" office:value="42.9">
            <text:p>42,9</text:p>
          </table:table-cell>
          <table:table-cell table:style-name="ce219" table:formula="of:=[data_slow_and_medium_performer.AW9]" office:value-type="float" office:value="1.9">
            <text:p>1,9</text:p>
          </table:table-cell>
          <table:table-cell table:style-name="ce219" table:formula="of:=[data_slow_and_medium_performer.AX9]" office:value-type="float" office:value="12.3">
            <text:p>12,3</text:p>
          </table:table-cell>
          <table:table-cell table:style-name="ce219" table:formula="of:=[data_slow_and_medium_performer.AY9]" office:value-type="float" office:value="5.8">
            <text:p>5,8</text:p>
          </table:table-cell>
          <table:table-cell table:style-name="ce219" table:formula="of:=[data_slow_and_medium_performer.AZ9]" office:value-type="float" office:value="7.6">
            <text:p>7,6</text:p>
          </table:table-cell>
          <table:table-cell table:style-name="ce219" table:formula="of:=[data_slow_and_medium_performer.BA9]" office:value-type="float" office:value="3.4">
            <text:p>3,4</text:p>
          </table:table-cell>
          <table:table-cell table:style-name="ce219" table:formula="of:=[data_slow_and_medium_performer.BB9]" office:value-type="float" office:value="2">
            <text:p>2</text:p>
          </table:table-cell>
          <table:table-cell table:style-name="ce219" table:formula="of:=[data_slow_and_medium_performer.BC9]" office:value-type="float" office:value="2">
            <text:p>2</text:p>
          </table:table-cell>
          <table:table-cell table:style-name="ce219" table:formula="of:=[data_slow_and_medium_performer.BD9]" office:value-type="float" office:value="3">
            <text:p>3</text:p>
          </table:table-cell>
          <table:table-cell table:style-name="ce219" table:formula="of:=[data_slow_and_medium_performer.BE9]" office:value-type="float" office:value="3">
            <text:p>3</text:p>
          </table:table-cell>
          <table:table-cell table:style-name="ce219" table:formula="of:=[data_slow_and_medium_performer.BF9]" office:value-type="float" office:value="2">
            <text:p>2</text:p>
          </table:table-cell>
          <table:table-cell table:style-name="ce219" table:formula="of:=[data_slow_and_medium_performer.BG9]" office:value-type="float" office:value="2">
            <text:p>2</text:p>
          </table:table-cell>
          <table:table-cell table:style-name="ce219" table:formula="of:=[data_slow_and_medium_performer.BH9]" office:value-type="float" office:value="2.4">
            <text:p>2,4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10]" office:value-type="float" office:value="13">
            <text:p>13</text:p>
          </table:table-cell>
          <table:table-cell table:style-name="ce219" table:formula="of:=[data_slow_and_medium_performer.C10]" office:value-type="float" office:value="393">
            <text:p>393</text:p>
          </table:table-cell>
          <table:table-cell table:style-name="ce219" table:formula="of:=[data_slow_and_medium_performer.E10]" office:value-type="float" office:value="334">
            <text:p>334</text:p>
          </table:table-cell>
          <table:table-cell table:style-name="ce219" table:formula="of:=[data_slow_and_medium_performer.K10]" office:value-type="float" office:value="10">
            <text:p>10</text:p>
          </table:table-cell>
          <table:table-cell table:style-name="ce219" table:formula="of:=[data_slow_and_medium_performer.L10]" office:value-type="float" office:value="6">
            <text:p>6</text:p>
          </table:table-cell>
          <table:table-cell table:style-name="ce219" table:formula="of:=[data_slow_and_medium_performer.M10]" office:value-type="float" office:value="2">
            <text:p>2</text:p>
          </table:table-cell>
          <table:table-cell table:style-name="ce219" table:formula="of:=[data_slow_and_medium_performer.N10]" office:value-type="float" office:value="2">
            <text:p>2</text:p>
          </table:table-cell>
          <table:table-cell table:style-name="ce219" table:formula="of:=[data_slow_and_medium_performer.O10]" office:value-type="float" office:value="1">
            <text:p>1</text:p>
          </table:table-cell>
          <table:table-cell table:style-name="ce219" table:formula="of:=[data_slow_and_medium_performer.Q10]" office:value-type="float" office:value="538">
            <text:p>538</text:p>
          </table:table-cell>
          <table:table-cell table:style-name="ce219" table:formula="of:=[data_slow_and_medium_performer.S10]" office:value-type="float" office:value="329">
            <text:p>329</text:p>
          </table:table-cell>
          <table:table-cell table:style-name="ce219" table:formula="of:=[data_slow_and_medium_performer.U10]" office:value-type="float" office:value="209">
            <text:p>209</text:p>
          </table:table-cell>
          <table:table-cell table:style-name="ce219" table:formula="of:=[data_slow_and_medium_performer.V10]" office:value-type="float" office:value="183">
            <text:p>183</text:p>
          </table:table-cell>
          <table:table-cell table:style-name="ce219" table:formula="of:=[data_slow_and_medium_performer.W10]" office:value-type="float" office:value="167">
            <text:p>167</text:p>
          </table:table-cell>
          <table:table-cell table:style-name="ce219" table:formula="of:=[data_slow_and_medium_performer.X10]" office:value-type="float" office:value="16">
            <text:p>16</text:p>
          </table:table-cell>
          <table:table-cell table:style-name="ce219" table:formula="of:=[data_slow_and_medium_performer.Y10]" office:value-type="float" office:value="98">
            <text:p>98</text:p>
          </table:table-cell>
          <table:table-cell table:style-name="ce219" table:formula="of:=[data_slow_and_medium_performer.Z10]" office:value-type="float" office:value="46">
            <text:p>46</text:p>
          </table:table-cell>
          <table:table-cell table:style-name="ce219" table:formula="of:=[data_slow_and_medium_performer.AA10]" office:value-type="float" office:value="39">
            <text:p>39</text:p>
          </table:table-cell>
          <table:table-cell table:style-name="ce219" table:formula="of:=[data_slow_and_medium_performer.AB10]" office:value-type="float" office:value="84">
            <text:p>84</text:p>
          </table:table-cell>
          <table:table-cell table:style-name="ce219" table:formula="of:=[data_slow_and_medium_performer.AC10]" office:value-type="float" office:value="2.8">
            <text:p>2,8</text:p>
          </table:table-cell>
          <table:table-cell table:style-name="ce219" table:formula="of:=[data_slow_and_medium_performer.AD10]" office:value-type="float" office:value="0">
            <text:p>0</text:p>
          </table:table-cell>
          <table:table-cell table:style-name="ce219" table:formula="of:=[data_slow_and_medium_performer.AE10]" office:value-type="float" office:value="10">
            <text:p>10</text:p>
          </table:table-cell>
          <table:table-cell table:style-name="ce219" table:formula="of:=[data_slow_and_medium_performer.AF10]" office:value-type="float" office:value="0">
            <text:p>0</text:p>
          </table:table-cell>
          <table:table-cell table:style-name="ce219" table:formula="of:=[data_slow_and_medium_performer.AG10]" office:value-type="string" office:string-value="3, 2, 3, 3, 3, 3, 3, 1, 4, 1, 3, 2, 3, 2, 2, 3, 4, 3, 3, 1, 5, 5, 2, 2, 3, 3, 3, 4, 3, 2">
            <text:p>3, 2, 3, 3, 3, 3, 3, 1, 4, 1, 3, 2, 3, 2, 2, 3, 4, 3, 3, 1, 5, 5, 2, 2, 3, 3, 3, 4, 3, 2</text:p>
          </table:table-cell>
          <table:table-cell table:style-name="ce219" table:formula="of:=[data_slow_and_medium_performer.AH10]" office:value-type="string" office:string-value="13, 11, 7, 9, 15, 4, 10, 8, 8, 8, 12, 11, 12, 13, 5, 5, 13, 13, 8, -9, 24, 26, 8, 6, 18, 9, 3, 21, 2, 23">
            <text:p>13, 11, 7, 9, 15, 4, 10, 8, 8, 8, 12, 11, 12, 13, 5, 5, 13, 13, 8, -9, 24, 26, 8, 6, 18, 9, 3, 21, 2, 23</text:p>
          </table:table-cell>
          <table:table-cell table:style-name="ce219" table:formula="of:=[data_slow_and_medium_performer.AI10]" office:value-type="float" office:value="13">
            <text:p>13</text:p>
          </table:table-cell>
          <table:table-cell table:style-name="ce219" table:formula="of:=[data_slow_and_medium_performer.AJ10]" office:value-type="float" office:value="4">
            <text:p>4</text:p>
          </table:table-cell>
          <table:table-cell table:style-name="ce219" table:formula="of:=[data_slow_and_medium_performer.AK10]" office:value-type="float" office:value="3">
            <text:p>3</text:p>
          </table:table-cell>
          <table:table-cell table:style-name="ce219" table:formula="of:=[data_slow_and_medium_performer.AL10]" office:value-type="float" office:value="4">
            <text:p>4</text:p>
          </table:table-cell>
          <table:table-cell table:style-name="ce219" table:formula="of:=[data_slow_and_medium_performer.AM10]" office:value-type="float" office:value="2">
            <text:p>2</text:p>
          </table:table-cell>
          <table:table-cell table:style-name="ce219" table:formula="of:=[data_slow_and_medium_performer.AN10]" office:value-type="float" office:value="3">
            <text:p>3</text:p>
          </table:table-cell>
          <table:table-cell table:style-name="ce219" table:formula="of:=[data_slow_and_medium_performer.AO10]" office:value-type="float" office:value="2">
            <text:p>2</text:p>
          </table:table-cell>
          <table:table-cell table:style-name="ce219" table:formula="of:=[data_slow_and_medium_performer.AP10]" office:value-type="string" office:string-value="7,0">
            <text:p>7,0</text:p>
          </table:table-cell>
          <table:table-cell table:style-name="ce219" table:formula="of:=[data_slow_and_medium_performer.AQ10]" office:value-type="string" office:string-value=" 5,2">
            <text:p><text:s/>5,2</text:p>
          </table:table-cell>
          <table:table-cell table:style-name="ce219" table:formula="of:=[data_slow_and_medium_performer.AR10]" office:value-type="string" office:string-value=" 5,0">
            <text:p><text:s/>5,0</text:p>
          </table:table-cell>
          <table:table-cell table:style-name="ce219" table:formula="of:=[data_slow_and_medium_performer.AS10]" office:value-type="string" office:string-value=" 3,8">
            <text:p><text:s/>3,8</text:p>
          </table:table-cell>
          <table:table-cell table:style-name="ce219" table:formula="of:=[data_slow_and_medium_performer.AT10]" office:value-type="string" office:string-value=" 5,1">
            <text:p><text:s/>5,1</text:p>
          </table:table-cell>
          <table:table-cell table:style-name="ce219" table:formula="of:=[data_slow_and_medium_performer.AU10]" office:value-type="string" office:string-value=" 4,2">
            <text:p><text:s/>4,2</text:p>
          </table:table-cell>
          <table:table-cell table:style-name="ce219" table:formula="of:=[data_slow_and_medium_performer.AV10]" office:value-type="float" office:value="7">
            <text:p>7</text:p>
          </table:table-cell>
          <table:table-cell table:style-name="ce219" table:formula="of:=[data_slow_and_medium_performer.AW10]" office:value-type="float" office:value="5.2">
            <text:p>5,2</text:p>
          </table:table-cell>
          <table:table-cell table:style-name="ce219" table:formula="of:=[data_slow_and_medium_performer.AX10]" office:value-type="float" office:value="5">
            <text:p>5</text:p>
          </table:table-cell>
          <table:table-cell table:style-name="ce219" table:formula="of:=[data_slow_and_medium_performer.AY10]" office:value-type="float" office:value="3.8">
            <text:p>3,8</text:p>
          </table:table-cell>
          <table:table-cell table:style-name="ce219" table:formula="of:=[data_slow_and_medium_performer.AZ10]" office:value-type="float" office:value="5.1">
            <text:p>5,1</text:p>
          </table:table-cell>
          <table:table-cell table:style-name="ce219" table:formula="of:=[data_slow_and_medium_performer.BA10]" office:value-type="float" office:value="4.2">
            <text:p>4,2</text:p>
          </table:table-cell>
          <table:table-cell table:style-name="ce219" table:formula="of:=[data_slow_and_medium_performer.BB10]" office:value-type="float" office:value="2">
            <text:p>2</text:p>
          </table:table-cell>
          <table:table-cell table:style-name="ce219" table:formula="of:=[data_slow_and_medium_performer.BC10]" office:value-type="float" office:value="2">
            <text:p>2</text:p>
          </table:table-cell>
          <table:table-cell table:style-name="ce219" table:formula="of:=[data_slow_and_medium_performer.BD10]" office:value-type="float" office:value="2">
            <text:p>2</text:p>
          </table:table-cell>
          <table:table-cell table:style-name="ce219" table:formula="of:=[data_slow_and_medium_performer.BE10]" office:value-type="float" office:value="2">
            <text:p>2</text:p>
          </table:table-cell>
          <table:table-cell table:style-name="ce219" table:formula="of:=[data_slow_and_medium_performer.BF10]" office:value-type="float" office:value="2">
            <text:p>2</text:p>
          </table:table-cell>
          <table:table-cell table:style-name="ce219" table:formula="of:=[data_slow_and_medium_performer.BG10]" office:value-type="float" office:value="2">
            <text:p>2</text:p>
          </table:table-cell>
          <table:table-cell table:style-name="ce219" table:formula="of:=[data_slow_and_medium_performer.BH10]" office:value-type="float" office:value="3.7">
            <text:p>3,7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11]" office:value-type="float" office:value="17">
            <text:p>17</text:p>
          </table:table-cell>
          <table:table-cell table:style-name="ce219" table:formula="of:=[data_slow_and_medium_performer.C11]" office:value-type="float" office:value="400">
            <text:p>400</text:p>
          </table:table-cell>
          <table:table-cell table:style-name="ce219" table:formula="of:=[data_slow_and_medium_performer.E11]" office:value-type="float" office:value="385">
            <text:p>385</text:p>
          </table:table-cell>
          <table:table-cell table:style-name="ce219" table:formula="of:=[data_slow_and_medium_performer.K11]" office:value-type="float" office:value="11">
            <text:p>11</text:p>
          </table:table-cell>
          <table:table-cell table:style-name="ce219" table:formula="of:=[data_slow_and_medium_performer.L11]" office:value-type="float" office:value="0">
            <text:p>0</text:p>
          </table:table-cell>
          <table:table-cell table:style-name="ce219" table:formula="of:=[data_slow_and_medium_performer.M11]" office:value-type="float" office:value="2">
            <text:p>2</text:p>
          </table:table-cell>
          <table:table-cell table:style-name="ce219" table:formula="of:=[data_slow_and_medium_performer.N11]" office:value-type="float" office:value="3">
            <text:p>3</text:p>
          </table:table-cell>
          <table:table-cell table:style-name="ce219" table:formula="of:=[data_slow_and_medium_performer.O11]" office:value-type="float" office:value="0">
            <text:p>0</text:p>
          </table:table-cell>
          <table:table-cell table:style-name="ce219" table:formula="of:=[data_slow_and_medium_performer.Q11]" office:value-type="float" office:value="998">
            <text:p>998</text:p>
          </table:table-cell>
          <table:table-cell table:style-name="ce219" table:formula="of:=[data_slow_and_medium_performer.S11]" office:value-type="float" office:value="827">
            <text:p>827</text:p>
          </table:table-cell>
          <table:table-cell table:style-name="ce219" table:formula="of:=[data_slow_and_medium_performer.U11]" office:value-type="float" office:value="171">
            <text:p>171</text:p>
          </table:table-cell>
          <table:table-cell table:style-name="ce219" table:formula="of:=[data_slow_and_medium_performer.V11]" office:value-type="float" office:value="478">
            <text:p>478</text:p>
          </table:table-cell>
          <table:table-cell table:style-name="ce219" table:formula="of:=[data_slow_and_medium_performer.W11]" office:value-type="float" office:value="314">
            <text:p>314</text:p>
          </table:table-cell>
          <table:table-cell table:style-name="ce219" table:formula="of:=[data_slow_and_medium_performer.X11]" office:value-type="float" office:value="164">
            <text:p>164</text:p>
          </table:table-cell>
          <table:table-cell table:style-name="ce219" table:formula="of:=[data_slow_and_medium_performer.Y11]" office:value-type="float" office:value="88">
            <text:p>88</text:p>
          </table:table-cell>
          <table:table-cell table:style-name="ce219" table:formula="of:=[data_slow_and_medium_performer.Z11]" office:value-type="float" office:value="363">
            <text:p>363</text:p>
          </table:table-cell>
          <table:table-cell table:style-name="ce219" table:formula="of:=[data_slow_and_medium_performer.AA11]" office:value-type="float" office:value="27">
            <text:p>27</text:p>
          </table:table-cell>
          <table:table-cell table:style-name="ce219" table:formula="of:=[data_slow_and_medium_performer.AB11]" office:value-type="float" office:value="122">
            <text:p>122</text:p>
          </table:table-cell>
          <table:table-cell table:style-name="ce219" table:formula="of:=[data_slow_and_medium_performer.AC11]" office:value-type="float" office:value="3.94">
            <text:p>3,94</text:p>
          </table:table-cell>
          <table:table-cell table:style-name="ce219" table:formula="of:=[data_slow_and_medium_performer.AD11]" office:value-type="float" office:value="0">
            <text:p>0</text:p>
          </table:table-cell>
          <table:table-cell table:style-name="ce219" table:formula="of:=[data_slow_and_medium_performer.AE11]" office:value-type="float" office:value="0">
            <text:p>0</text:p>
          </table:table-cell>
          <table:table-cell table:style-name="ce219" table:formula="of:=[data_slow_and_medium_performer.AF11]" office:value-type="float" office:value="4">
            <text:p>4</text:p>
          </table:table-cell>
          <table:table-cell table:style-name="ce219" table:formula="of:=[data_slow_and_medium_performer.AG11]" office:value-type="string" office:string-value="4, 3, 4, 3, 3, 5, 6, 4, 4, 5, 6, 3, 6, 3, 3, 5, 4, 4, 4, 4, 4, 5, 4, 4, 4, 4, 4, 3, 4, 3">
            <text:p>4, 3, 4, 3, 3, 5, 6, 4, 4, 5, 6, 3, 6, 3, 3, 5, 4, 4, 4, 4, 4, 5, 4, 4, 4, 4, 4, 3, 4, 3</text:p>
          </table:table-cell>
          <table:table-cell table:style-name="ce219" table:formula="of:=[data_slow_and_medium_performer.AH11]" office:value-type="string" office:string-value="25, 22, 19, 17, 33, 16, 36, 28, -11, 46, 22, 19, 22, 17, 27, 21, 34, 22, 27, 30, 22, 18, 29, 34, 28, 31, 29, 26, 15, 39">
            <text:p>25, 22, 19, 17, 33, 16, 36, 28, -11, 46, 22, 19, 22, 17, 27, 21, 34, 22, 27, 30, 22, 18, 29, 34, 28, 31, 29, 26, 15, 39</text:p>
          </table:table-cell>
          <table:table-cell table:style-name="ce219" table:formula="of:=[data_slow_and_medium_performer.AI11]" office:value-type="float" office:value="12">
            <text:p>12</text:p>
          </table:table-cell>
          <table:table-cell table:style-name="ce219" table:formula="of:=[data_slow_and_medium_performer.AJ11]" office:value-type="float" office:value="3">
            <text:p>3</text:p>
          </table:table-cell>
          <table:table-cell table:style-name="ce219" table:formula="of:=[data_slow_and_medium_performer.AK11]" office:value-type="float" office:value="2">
            <text:p>2</text:p>
          </table:table-cell>
          <table:table-cell table:style-name="ce219" table:formula="of:=[data_slow_and_medium_performer.AL11]" office:value-type="float" office:value="3">
            <text:p>3</text:p>
          </table:table-cell>
          <table:table-cell table:style-name="ce219" table:formula="of:=[data_slow_and_medium_performer.AM11]" office:value-type="float" office:value="2">
            <text:p>2</text:p>
          </table:table-cell>
          <table:table-cell table:style-name="ce219" table:formula="of:=[data_slow_and_medium_performer.AN11]" office:value-type="float" office:value="3">
            <text:p>3</text:p>
          </table:table-cell>
          <table:table-cell table:style-name="ce219" table:formula="of:=[data_slow_and_medium_performer.AO11]" office:value-type="float" office:value="2">
            <text:p>2</text:p>
          </table:table-cell>
          <table:table-cell table:style-name="ce219" table:formula="of:=[data_slow_and_medium_performer.AP11]" office:value-type="string" office:string-value="4,6">
            <text:p>4,6</text:p>
          </table:table-cell>
          <table:table-cell table:style-name="ce219" table:formula="of:=[data_slow_and_medium_performer.AQ11]" office:value-type="string" office:string-value=" 1,6">
            <text:p><text:s/>1,6</text:p>
          </table:table-cell>
          <table:table-cell table:style-name="ce219" table:formula="of:=[data_slow_and_medium_performer.AR11]" office:value-type="string" office:string-value=" 3,4">
            <text:p><text:s/>3,4</text:p>
          </table:table-cell>
          <table:table-cell table:style-name="ce219" table:formula="of:=[data_slow_and_medium_performer.AS11]" office:value-type="string" office:string-value=" 4,1">
            <text:p><text:s/>4,1</text:p>
          </table:table-cell>
          <table:table-cell table:style-name="ce219" table:formula="of:=[data_slow_and_medium_performer.AT11]" office:value-type="string" office:string-value=" 4,4">
            <text:p><text:s/>4,4</text:p>
          </table:table-cell>
          <table:table-cell table:style-name="ce219" table:formula="of:=[data_slow_and_medium_performer.AU11]" office:value-type="string" office:string-value=" 3,8">
            <text:p><text:s/>3,8</text:p>
          </table:table-cell>
          <table:table-cell table:style-name="ce219" table:formula="of:=[data_slow_and_medium_performer.AV11]" office:value-type="float" office:value="4.6">
            <text:p>4,6</text:p>
          </table:table-cell>
          <table:table-cell table:style-name="ce219" table:formula="of:=[data_slow_and_medium_performer.AW11]" office:value-type="float" office:value="1.6">
            <text:p>1,6</text:p>
          </table:table-cell>
          <table:table-cell table:style-name="ce219" table:formula="of:=[data_slow_and_medium_performer.AX11]" office:value-type="float" office:value="3.4">
            <text:p>3,4</text:p>
          </table:table-cell>
          <table:table-cell table:style-name="ce219" table:formula="of:=[data_slow_and_medium_performer.AY11]" office:value-type="float" office:value="4.1">
            <text:p>4,1</text:p>
          </table:table-cell>
          <table:table-cell table:style-name="ce219" table:formula="of:=[data_slow_and_medium_performer.AZ11]" office:value-type="float" office:value="4.4">
            <text:p>4,4</text:p>
          </table:table-cell>
          <table:table-cell table:style-name="ce219" table:formula="of:=[data_slow_and_medium_performer.BA11]" office:value-type="float" office:value="3.8">
            <text:p>3,8</text:p>
          </table:table-cell>
          <table:table-cell table:style-name="ce219" table:formula="of:=[data_slow_and_medium_performer.BB11]" office:value-type="float" office:value="2">
            <text:p>2</text:p>
          </table:table-cell>
          <table:table-cell table:style-name="ce219" table:formula="of:=[data_slow_and_medium_performer.BC11]" office:value-type="float" office:value="2">
            <text:p>2</text:p>
          </table:table-cell>
          <table:table-cell table:style-name="ce219" table:formula="of:=[data_slow_and_medium_performer.BD11]" office:value-type="float" office:value="2">
            <text:p>2</text:p>
          </table:table-cell>
          <table:table-cell table:style-name="ce219" table:formula="of:=[data_slow_and_medium_performer.BE11]" office:value-type="float" office:value="2">
            <text:p>2</text:p>
          </table:table-cell>
          <table:table-cell table:style-name="ce219" table:formula="of:=[data_slow_and_medium_performer.BF11]" office:value-type="float" office:value="2">
            <text:p>2</text:p>
          </table:table-cell>
          <table:table-cell table:style-name="ce219" table:formula="of:=[data_slow_and_medium_performer.BG11]" office:value-type="float" office:value="2">
            <text:p>2</text:p>
          </table:table-cell>
          <table:table-cell table:style-name="ce219" table:formula="of:=[data_slow_and_medium_performer.BH11]" office:value-type="float" office:value="5">
            <text:p>5</text:p>
          </table:table-cell>
          <table:table-cell table:style-name="ce219" table:number-columns-repeated="973"/>
          <table:table-cell/>
        </table:table-row>
        <table:table-row table:style-name="ro1">
          <table:table-cell table:style-name="ce218" table:formula="of:=[data_slow_and_medium_performer.A12]" office:value-type="float" office:value="18">
            <text:p>18</text:p>
          </table:table-cell>
          <table:table-cell table:style-name="ce219" table:formula="of:=[data_slow_and_medium_performer.C12]" office:value-type="float" office:value="373">
            <text:p>373</text:p>
          </table:table-cell>
          <table:table-cell table:style-name="ce219" table:formula="of:=[data_slow_and_medium_performer.E12]" office:value-type="float" office:value="358">
            <text:p>358</text:p>
          </table:table-cell>
          <table:table-cell table:style-name="ce219" table:formula="of:=[data_slow_and_medium_performer.K12]" office:value-type="float" office:value="10">
            <text:p>10</text:p>
          </table:table-cell>
          <table:table-cell table:style-name="ce219" table:formula="of:=[data_slow_and_medium_performer.L12]" office:value-type="float" office:value="13">
            <text:p>13</text:p>
          </table:table-cell>
          <table:table-cell table:style-name="ce219" table:formula="of:=[data_slow_and_medium_performer.M12]" office:value-type="float" office:value="0">
            <text:p>0</text:p>
          </table:table-cell>
          <table:table-cell table:style-name="ce219" table:formula="of:=[data_slow_and_medium_performer.N12]" office:value-type="float" office:value="0">
            <text:p>0</text:p>
          </table:table-cell>
          <table:table-cell table:style-name="ce219" table:formula="of:=[data_slow_and_medium_performer.O12]" office:value-type="float" office:value="0">
            <text:p>0</text:p>
          </table:table-cell>
          <table:table-cell table:style-name="ce219" table:formula="of:=[data_slow_and_medium_performer.Q12]" office:value-type="float" office:value="667">
            <text:p>667</text:p>
          </table:table-cell>
          <table:table-cell table:style-name="ce219" table:formula="of:=[data_slow_and_medium_performer.S12]" office:value-type="float" office:value="442">
            <text:p>442</text:p>
          </table:table-cell>
          <table:table-cell table:style-name="ce219" table:formula="of:=[data_slow_and_medium_performer.U12]" office:value-type="float" office:value="225">
            <text:p>225</text:p>
          </table:table-cell>
          <table:table-cell table:style-name="ce219" table:formula="of:=[data_slow_and_medium_performer.V12]" office:value-type="float" office:value="98">
            <text:p>98</text:p>
          </table:table-cell>
          <table:table-cell table:style-name="ce219" table:formula="of:=[data_slow_and_medium_performer.W12]" office:value-type="float" office:value="49">
            <text:p>49</text:p>
          </table:table-cell>
          <table:table-cell table:style-name="ce219" table:formula="of:=[data_slow_and_medium_performer.X12]" office:value-type="float" office:value="49">
            <text:p>49</text:p>
          </table:table-cell>
          <table:table-cell table:style-name="ce219" table:formula="of:=[data_slow_and_medium_performer.Y12]" office:value-type="float" office:value="23">
            <text:p>23</text:p>
          </table:table-cell>
          <table:table-cell table:style-name="ce219" table:formula="of:=[data_slow_and_medium_performer.Z12]" office:value-type="float" office:value="49">
            <text:p>49</text:p>
          </table:table-cell>
          <table:table-cell table:style-name="ce219" table:formula="of:=[data_slow_and_medium_performer.AA12]" office:value-type="float" office:value="26">
            <text:p>26</text:p>
          </table:table-cell>
          <table:table-cell table:style-name="ce219" table:formula="of:=[data_slow_and_medium_performer.AB12]" office:value-type="float" office:value="103">
            <text:p>103</text:p>
          </table:table-cell>
          <table:table-cell table:style-name="ce219" table:formula="of:=[data_slow_and_medium_performer.AC12]" office:value-type="float" office:value="3.43">
            <text:p>3,43</text:p>
          </table:table-cell>
          <table:table-cell table:style-name="ce219" table:formula="of:=[data_slow_and_medium_performer.AD12]" office:value-type="float" office:value="3">
            <text:p>3</text:p>
          </table:table-cell>
          <table:table-cell table:style-name="ce219" table:formula="of:=[data_slow_and_medium_performer.AE12]" office:value-type="float" office:value="12">
            <text:p>12</text:p>
          </table:table-cell>
          <table:table-cell table:style-name="ce219" table:formula="of:=[data_slow_and_medium_performer.AF12]" office:value-type="float" office:value="2">
            <text:p>2</text:p>
          </table:table-cell>
          <table:table-cell table:style-name="ce219" table:formula="of:=[data_slow_and_medium_performer.AG12]" office:value-type="string" office:string-value="3, 2, 3, 3, 2, 2, 3, 3, 3, 3, 4, 3, 3, 4, 4, 4, 4, 3, 5, 5, 3, 5, 4, 3, 4, 4, 3, 4, 3, 4">
            <text:p>3, 2, 3, 3, 2, 2, 3, 3, 3, 3, 4, 3, 3, 4, 4, 4, 4, 3, 5, 5, 3, 5, 4, 3, 4, 4, 3, 4, 3, 4</text:p>
          </table:table-cell>
          <table:table-cell table:style-name="ce219" table:formula="of:=[data_slow_and_medium_performer.AH12]" office:value-type="string" office:string-value="8, 7, 14, 10, 5, 8, 13, 6, 14, 7, 15, 20, 15, 10, 13, 9, 21, 7, 14, 19, 15, 12, 16, 20, 12, 18, 22, 21, 24, 27">
            <text:p>8, 7, 14, 10, 5, 8, 13, 6, 14, 7, 15, 20, 15, 10, 13, 9, 21, 7, 14, 19, 15, 12, 16, 20, 12, 18, 22, 21, 24, 27</text:p>
          </table:table-cell>
          <table:table-cell table:style-name="ce219" table:formula="of:=[data_slow_and_medium_performer.AI12]" office:value-type="float" office:value="14">
            <text:p>14</text:p>
          </table:table-cell>
          <table:table-cell table:style-name="ce219" table:formula="of:=[data_slow_and_medium_performer.AJ12]" office:value-type="float" office:value="2">
            <text:p>2</text:p>
          </table:table-cell>
          <table:table-cell table:style-name="ce219" table:formula="of:=[data_slow_and_medium_performer.AK12]" office:value-type="float" office:value="2">
            <text:p>2</text:p>
          </table:table-cell>
          <table:table-cell table:style-name="ce219" table:formula="of:=[data_slow_and_medium_performer.AL12]" office:value-type="float" office:value="2">
            <text:p>2</text:p>
          </table:table-cell>
          <table:table-cell table:style-name="ce219" table:formula="of:=[data_slow_and_medium_performer.AM12]" office:value-type="float" office:value="2">
            <text:p>2</text:p>
          </table:table-cell>
          <table:table-cell table:style-name="ce219" table:formula="of:=[data_slow_and_medium_performer.AN12]" office:value-type="float" office:value="2">
            <text:p>2</text:p>
          </table:table-cell>
          <table:table-cell table:style-name="ce219" table:formula="of:=[data_slow_and_medium_performer.AO12]" office:value-type="float" office:value="3">
            <text:p>3</text:p>
          </table:table-cell>
          <table:table-cell table:style-name="ce219" table:formula="of:=[data_slow_and_medium_performer.AP12]" office:value-type="string" office:string-value="7,1">
            <text:p>7,1</text:p>
          </table:table-cell>
          <table:table-cell table:style-name="ce219" table:formula="of:=[data_slow_and_medium_performer.AQ12]" office:value-type="string" office:string-value=" 4,5">
            <text:p><text:s/>4,5</text:p>
          </table:table-cell>
          <table:table-cell table:style-name="ce219" table:formula="of:=[data_slow_and_medium_performer.AR12]" office:value-type="string" office:string-value=" 7,0">
            <text:p><text:s/>7,0</text:p>
          </table:table-cell>
          <table:table-cell table:style-name="ce219" table:formula="of:=[data_slow_and_medium_performer.AS12]" office:value-type="string" office:string-value=" 7,6">
            <text:p><text:s/>7,6</text:p>
          </table:table-cell>
          <table:table-cell table:style-name="ce219" table:formula="of:=[data_slow_and_medium_performer.AT12]" office:value-type="string" office:string-value=" 5,5">
            <text:p><text:s/>5,5</text:p>
          </table:table-cell>
          <table:table-cell table:style-name="ce219" table:formula="of:=[data_slow_and_medium_performer.AU12]" office:value-type="string" office:string-value=" 7,5">
            <text:p><text:s/>7,5</text:p>
          </table:table-cell>
          <table:table-cell table:style-name="ce219" table:formula="of:=[data_slow_and_medium_performer.AV12]" office:value-type="float" office:value="7.1">
            <text:p>7,1</text:p>
          </table:table-cell>
          <table:table-cell table:style-name="ce219" table:formula="of:=[data_slow_and_medium_performer.AW12]" office:value-type="float" office:value="4.5">
            <text:p>4,5</text:p>
          </table:table-cell>
          <table:table-cell table:style-name="ce219" table:formula="of:=[data_slow_and_medium_performer.AX12]" office:value-type="float" office:value="7">
            <text:p>7</text:p>
          </table:table-cell>
          <table:table-cell table:style-name="ce219" table:formula="of:=[data_slow_and_medium_performer.AY12]" office:value-type="float" office:value="7.6">
            <text:p>7,6</text:p>
          </table:table-cell>
          <table:table-cell table:style-name="ce219" table:formula="of:=[data_slow_and_medium_performer.AZ12]" office:value-type="float" office:value="5.5">
            <text:p>5,5</text:p>
          </table:table-cell>
          <table:table-cell table:style-name="ce219" table:formula="of:=[data_slow_and_medium_performer.BA12]" office:value-type="float" office:value="7.5">
            <text:p>7,5</text:p>
          </table:table-cell>
          <table:table-cell table:style-name="ce219" table:formula="of:=[data_slow_and_medium_performer.BB12]" office:value-type="float" office:value="2">
            <text:p>2</text:p>
          </table:table-cell>
          <table:table-cell table:style-name="ce219" table:formula="of:=[data_slow_and_medium_performer.BC12]" office:value-type="float" office:value="2">
            <text:p>2</text:p>
          </table:table-cell>
          <table:table-cell table:style-name="ce219" table:formula="of:=[data_slow_and_medium_performer.BD12]" office:value-type="float" office:value="2">
            <text:p>2</text:p>
          </table:table-cell>
          <table:table-cell table:style-name="ce219" table:formula="of:=[data_slow_and_medium_performer.BE12]" office:value-type="float" office:value="4">
            <text:p>4</text:p>
          </table:table-cell>
          <table:table-cell table:style-name="ce219" table:formula="of:=[data_slow_and_medium_performer.BF12]" office:value-type="float" office:value="2">
            <text:p>2</text:p>
          </table:table-cell>
          <table:table-cell table:style-name="ce219" table:formula="of:=[data_slow_and_medium_performer.BG12]" office:value-type="float" office:value="3">
            <text:p>3</text:p>
          </table:table-cell>
          <table:table-cell table:style-name="ce219" table:formula="of:=[data_slow_and_medium_performer.BH12]" office:value-type="float" office:value="6.7">
            <text:p>6,7</text:p>
          </table:table-cell>
          <table:table-cell table:style-name="ce219" table:number-columns-repeated="973"/>
          <table:table-cell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ast average</text:p>
          </table:table-cell>
          <table:table-cell table:style-name="ce220" table:formula="of:=AVERAGE([.B4:.B11])" office:value-type="float" office:value="385.75">
            <text:p>385,75</text:p>
          </table:table-cell>
          <table:table-cell table:style-name="ce217" table:formula="of:=AVERAGE([.C4:.C11])" office:value-type="float" office:value="358.375">
            <text:p>358,38</text:p>
          </table:table-cell>
          <table:table-cell table:style-name="ce217" table:formula="of:=AVERAGE([.D4:.D11])" office:value-type="float" office:value="12.375">
            <text:p>12,38</text:p>
          </table:table-cell>
          <table:table-cell table:style-name="ce220" table:formula="of:=AVERAGE([.E4:.E11])" office:value-type="float" office:value="9.625">
            <text:p>9,63</text:p>
          </table:table-cell>
          <table:table-cell table:style-name="ce217" table:formula="of:=AVERAGE([.F4:.F11])" office:value-type="float" office:value="0.25">
            <text:p>0,25</text:p>
          </table:table-cell>
          <table:table-cell table:style-name="ce217" table:formula="of:=AVERAGE([.G4:.G11])" office:value-type="float" office:value="0.5">
            <text:p>0,50</text:p>
          </table:table-cell>
          <table:table-cell table:style-name="ce217" table:formula="of:=AVERAGE([.H4:.H11])" office:value-type="float" office:value="0">
            <text:p>0,00</text:p>
          </table:table-cell>
          <table:table-cell table:style-name="ce217" table:formula="of:=AVERAGE([.I4:.I11])" office:value-type="float" office:value="337.375">
            <text:p>337,38</text:p>
          </table:table-cell>
          <table:table-cell table:style-name="ce217" table:formula="of:=AVERAGE([.J4:.J11])" office:value-type="float" office:value="258.5">
            <text:p>258,50</text:p>
          </table:table-cell>
          <table:table-cell table:style-name="ce217" table:formula="of:=AVERAGE([.K4:.K11])" office:value-type="float" office:value="78.875">
            <text:p>78,88</text:p>
          </table:table-cell>
          <table:table-cell table:style-name="ce220" table:formula="of:=AVERAGE([.L4:.L11])" office:value-type="float" office:value="79.125">
            <text:p>79,13</text:p>
          </table:table-cell>
          <table:table-cell table:style-name="ce217" table:formula="of:=AVERAGE([.M4:.M11])" office:value-type="float" office:value="70.5">
            <text:p>70,50</text:p>
          </table:table-cell>
          <table:table-cell table:style-name="ce217" table:formula="of:=AVERAGE([.N4:.N11])" office:value-type="float" office:value="8.625">
            <text:p>8,63</text:p>
          </table:table-cell>
          <table:table-cell table:style-name="ce217" table:formula="of:=AVERAGE([.O4:.O11])" office:value-type="float" office:value="57.25">
            <text:p>57,25</text:p>
          </table:table-cell>
          <table:table-cell table:style-name="ce217" table:formula="of:=AVERAGE([.P4:.P11])" office:value-type="float" office:value="10.875">
            <text:p>10,88</text:p>
          </table:table-cell>
          <table:table-cell table:style-name="ce217" table:formula="of:=AVERAGE([.Q4:.Q11])" office:value-type="float" office:value="11">
            <text:p>11,00</text:p>
          </table:table-cell>
          <table:table-cell table:style-name="ce220" table:formula="of:=AVERAGE([.R4:.R11])" office:value-type="float" office:value="67.75">
            <text:p>67,75</text:p>
          </table:table-cell>
          <table:table-cell table:style-name="ce220" table:formula="of:=AVERAGE([.S4:.S11])" office:value-type="float" office:value="2.25875">
            <text:p>2,26</text:p>
          </table:table-cell>
          <table:table-cell table:style-name="ce220" table:formula="of:=AVERAGE([.T4:.T11])" office:value-type="float" office:value="1.125">
            <text:p>1,13</text:p>
          </table:table-cell>
          <table:table-cell table:style-name="ce220" table:formula="of:=AVERAGE([.U4:.U11])" office:value-type="float" office:value="7.5">
            <text:p>7,50</text:p>
          </table:table-cell>
          <table:table-cell table:style-name="ce220" table:formula="of:=AVERAGE([.V4:.V11])" office:value-type="float" office:value="2.75">
            <text:p>2,75</text:p>
          </table:table-cell>
          <table:table-cell table:style-name="ce217" table:number-columns-repeated="2"/>
          <table:table-cell table:style-name="ce220" table:formula="of:=AVERAGE([.Y4:.Y11])" office:value-type="float" office:value="3.875">
            <text:p>3,88</text:p>
          </table:table-cell>
          <table:table-cell table:style-name="ce217" table:formula="of:=AVERAGE([.Z4:.Z11])" office:value-type="float" office:value="4.875">
            <text:p>4,88</text:p>
          </table:table-cell>
          <table:table-cell table:style-name="ce217" table:formula="of:=AVERAGE([.AA4:.AA11])" office:value-type="float" office:value="2.375">
            <text:p>2,38</text:p>
          </table:table-cell>
          <table:table-cell table:style-name="ce217" table:formula="of:=AVERAGE([.AB4:.AB11])" office:value-type="float" office:value="3">
            <text:p>3,00</text:p>
          </table:table-cell>
          <table:table-cell table:style-name="ce217" table:formula="of:=AVERAGE([.AC4:.AC11])" office:value-type="float" office:value="3.375">
            <text:p>3,38</text:p>
          </table:table-cell>
          <table:table-cell table:style-name="ce217" table:formula="of:=AVERAGE([.AD4:.AD11])" office:value-type="float" office:value="2.875">
            <text:p>2,88</text:p>
          </table:table-cell>
          <table:table-cell table:style-name="ce217" table:formula="of:=AVERAGE([.AE4:.AE11])" office:value-type="float" office:value="2.875">
            <text:p>2,88</text:p>
          </table:table-cell>
          <table:table-cell table:style-name="ce217" table:formula="of:=AVERAGE([.AF4:.AF11])" office:value-type="float" office:value="0">
            <text:p>#DIV/0!</text:p>
          </table:table-cell>
          <table:table-cell table:style-name="ce217" table:formula="of:=AVERAGE([.AG4:.AG11])" office:value-type="float" office:value="0">
            <text:p>#DIV/0!</text:p>
          </table:table-cell>
          <table:table-cell table:style-name="ce217" table:formula="of:=AVERAGE([.AH4:.AH11])" office:value-type="float" office:value="0">
            <text:p>#DIV/0!</text:p>
          </table:table-cell>
          <table:table-cell table:style-name="ce217" table:formula="of:=AVERAGE([.AI4:.AI11])" office:value-type="float" office:value="0">
            <text:p>#DIV/0!</text:p>
          </table:table-cell>
          <table:table-cell table:style-name="ce217" table:formula="of:=AVERAGE([.AJ4:.AJ11])" office:value-type="float" office:value="0">
            <text:p>#DIV/0!</text:p>
          </table:table-cell>
          <table:table-cell table:style-name="ce217" table:formula="of:=AVERAGE([.AK4:.AK11])" office:value-type="float" office:value="0">
            <text:p>#DIV/0!</text:p>
          </table:table-cell>
          <table:table-cell table:style-name="ce217" table:formula="of:=AVERAGE([.AL4:.AL11])" office:value-type="float" office:value="10.725">
            <text:p>10,73</text:p>
          </table:table-cell>
          <table:table-cell table:style-name="ce217" table:formula="of:=AVERAGE([.AM4:.AM11])" office:value-type="float" office:value="3.2">
            <text:p>3,20</text:p>
          </table:table-cell>
          <table:table-cell table:style-name="ce217" table:formula="of:=AVERAGE([.AN4:.AN11])" office:value-type="float" office:value="6.425">
            <text:p>6,43</text:p>
          </table:table-cell>
          <table:table-cell table:style-name="ce217" table:formula="of:=AVERAGE([.AO4:.AO11])" office:value-type="float" office:value="5.8125">
            <text:p>5,81</text:p>
          </table:table-cell>
          <table:table-cell table:style-name="ce217" table:formula="of:=AVERAGE([.AP4:.AP11])" office:value-type="float" office:value="3.9375">
            <text:p>3,94</text:p>
          </table:table-cell>
          <table:table-cell table:style-name="ce217" table:formula="of:=AVERAGE([.AQ4:.AQ11])" office:value-type="float" office:value="4.375">
            <text:p>4,38</text:p>
          </table:table-cell>
          <table:table-cell table:style-name="ce217" table:formula="of:=AVERAGE([.AR4:.AR11])" office:value-type="float" office:value="2.75">
            <text:p>2,75</text:p>
          </table:table-cell>
          <table:table-cell table:style-name="ce217" table:formula="of:=AVERAGE([.AS4:.AS11])" office:value-type="float" office:value="2.375">
            <text:p>2,38</text:p>
          </table:table-cell>
          <table:table-cell table:style-name="ce217" table:formula="of:=AVERAGE([.AT4:.AT11])" office:value-type="float" office:value="2.57142857142857">
            <text:p>2,57</text:p>
          </table:table-cell>
          <table:table-cell table:style-name="ce217" table:formula="of:=AVERAGE([.AU4:.AU11])" office:value-type="float" office:value="2.25">
            <text:p>2,25</text:p>
          </table:table-cell>
          <table:table-cell table:style-name="ce217" table:formula="of:=AVERAGE([.AV4:.AV11])" office:value-type="float" office:value="2.25">
            <text:p>2,25</text:p>
          </table:table-cell>
          <table:table-cell table:style-name="ce217" table:formula="of:=AVERAGE([.AW4:.AW11])" office:value-type="float" office:value="2.25">
            <text:p>2,25</text:p>
          </table:table-cell>
          <table:table-cell table:style-name="ce217" table:formula="of:=AVERAGE([.AX4:.AX11])" office:value-type="float" office:value="8.8375">
            <text:p>8,84</text:p>
          </table:table-cell>
          <table:table-cell table:number-columns-repeated="974"/>
        </table:table-row>
        <table:table-row table:style-name="ro3">
          <table:table-cell office:value-type="string">
            <text:p>rest average</text:p>
          </table:table-cell>
          <table:table-cell table:style-name="ce220" table:formula="of:=AVERAGE([.B16:.B24])" office:value-type="float" office:value="509.666666666667">
            <text:p>509,67</text:p>
          </table:table-cell>
          <table:table-cell table:style-name="ce217" table:formula="of:=AVERAGE([.C16:.C24])" office:value-type="float" office:value="487.222222222222">
            <text:p>487,22</text:p>
          </table:table-cell>
          <table:table-cell table:style-name="ce217" table:formula="of:=AVERAGE([.D16:.D24])" office:value-type="float" office:value="13.4444444444444">
            <text:p>13,44</text:p>
          </table:table-cell>
          <table:table-cell table:style-name="ce220" table:formula="of:=AVERAGE([.E16:.E24])" office:value-type="float" office:value="6.55555555555556">
            <text:p>6,56</text:p>
          </table:table-cell>
          <table:table-cell table:style-name="ce217" table:formula="of:=AVERAGE([.F16:.F24])" office:value-type="float" office:value="1.22222222222222">
            <text:p>1,22</text:p>
          </table:table-cell>
          <table:table-cell table:style-name="ce217" table:formula="of:=AVERAGE([.G16:.G24])" office:value-type="float" office:value="1">
            <text:p>1,00</text:p>
          </table:table-cell>
          <table:table-cell table:style-name="ce217" table:formula="of:=AVERAGE([.H16:.H24])" office:value-type="float" office:value="0.333333333333333">
            <text:p>0,33</text:p>
          </table:table-cell>
          <table:table-cell table:style-name="ce217" table:formula="of:=AVERAGE([.I16:.I24])" office:value-type="float" office:value="724.777777777778">
            <text:p>724,78</text:p>
          </table:table-cell>
          <table:table-cell table:style-name="ce217" table:formula="of:=AVERAGE([.J16:.J24])" office:value-type="float" office:value="560.222222222222">
            <text:p>560,22</text:p>
          </table:table-cell>
          <table:table-cell table:style-name="ce217" table:formula="of:=AVERAGE([.K16:.K24])" office:value-type="float" office:value="164.555555555556">
            <text:p>164,56</text:p>
          </table:table-cell>
          <table:table-cell table:style-name="ce220" table:formula="of:=AVERAGE([.L16:.L24])" office:value-type="float" office:value="194.666666666667">
            <text:p>194,67</text:p>
          </table:table-cell>
          <table:table-cell table:style-name="ce217" table:formula="of:=AVERAGE([.M16:.M24])" office:value-type="float" office:value="141.777777777778">
            <text:p>141,78</text:p>
          </table:table-cell>
          <table:table-cell table:style-name="ce217" table:formula="of:=AVERAGE([.N16:.N24])" office:value-type="float" office:value="52.8888888888889">
            <text:p>52,89</text:p>
          </table:table-cell>
          <table:table-cell table:style-name="ce217" table:formula="of:=AVERAGE([.O16:.O24])" office:value-type="float" office:value="101">
            <text:p>101,00</text:p>
          </table:table-cell>
          <table:table-cell table:style-name="ce217" table:formula="of:=AVERAGE([.P16:.P24])" office:value-type="float" office:value="61.5555555555556">
            <text:p>61,56</text:p>
          </table:table-cell>
          <table:table-cell table:style-name="ce217" table:formula="of:=AVERAGE([.Q16:.Q24])" office:value-type="float" office:value="32.1111111111111">
            <text:p>32,11</text:p>
          </table:table-cell>
          <table:table-cell table:style-name="ce220" table:formula="of:=AVERAGE([.R16:.R24])" office:value-type="float" office:value="90.8888888888889">
            <text:p>90,89</text:p>
          </table:table-cell>
          <table:table-cell table:style-name="ce220" table:formula="of:=AVERAGE([.S16:.S24])" office:value-type="float" office:value="3.01444444444444">
            <text:p>3,01</text:p>
          </table:table-cell>
          <table:table-cell table:style-name="ce220" table:formula="of:=AVERAGE([.T16:.T24])" office:value-type="float" office:value="0.666666666666667">
            <text:p>0,67</text:p>
          </table:table-cell>
          <table:table-cell table:style-name="ce220" table:formula="of:=AVERAGE([.U16:.U24])" office:value-type="float" office:value="10.7777777777778">
            <text:p>10,78</text:p>
          </table:table-cell>
          <table:table-cell table:style-name="ce220" table:formula="of:=AVERAGE([.V16:.V24])" office:value-type="float" office:value="2.55555555555556">
            <text:p>2,56</text:p>
          </table:table-cell>
          <table:table-cell table:style-name="ce217" table:number-columns-repeated="2"/>
          <table:table-cell table:style-name="ce220" table:formula="of:=AVERAGE([.Y16:.Y24])" office:value-type="float" office:value="8.55555555555556">
            <text:p>8,56</text:p>
          </table:table-cell>
          <table:table-cell table:style-name="ce217" table:formula="of:=AVERAGE([.Z16:.Z24])" office:value-type="float" office:value="4.22222222222222">
            <text:p>4,22</text:p>
          </table:table-cell>
          <table:table-cell table:style-name="ce217" table:formula="of:=AVERAGE([.AA16:.AA24])" office:value-type="float" office:value="2.66666666666667">
            <text:p>2,67</text:p>
          </table:table-cell>
          <table:table-cell table:style-name="ce217" table:formula="of:=AVERAGE([.AB16:.AB24])" office:value-type="float" office:value="3.22222222222222">
            <text:p>3,22</text:p>
          </table:table-cell>
          <table:table-cell table:style-name="ce217" table:formula="of:=AVERAGE([.AC16:.AC24])" office:value-type="float" office:value="3.11111111111111">
            <text:p>3,11</text:p>
          </table:table-cell>
          <table:table-cell table:style-name="ce217" table:formula="of:=AVERAGE([.AD16:.AD24])" office:value-type="float" office:value="2.66666666666667">
            <text:p>2,67</text:p>
          </table:table-cell>
          <table:table-cell table:style-name="ce217" table:formula="of:=AVERAGE([.AE16:.AE24])" office:value-type="float" office:value="2.77777777777778">
            <text:p>2,78</text:p>
          </table:table-cell>
          <table:table-cell table:style-name="ce217" table:formula="of:=AVERAGE([.AF16:.AF24])" office:value-type="float" office:value="0">
            <text:p>#DIV/0!</text:p>
          </table:table-cell>
          <table:table-cell table:style-name="ce217" table:formula="of:=AVERAGE([.AG16:.AG24])" office:value-type="float" office:value="0">
            <text:p>#DIV/0!</text:p>
          </table:table-cell>
          <table:table-cell table:style-name="ce217" table:formula="of:=AVERAGE([.AH16:.AH24])" office:value-type="float" office:value="0">
            <text:p>#DIV/0!</text:p>
          </table:table-cell>
          <table:table-cell table:style-name="ce217" table:formula="of:=AVERAGE([.AI16:.AI24])" office:value-type="float" office:value="0">
            <text:p>#DIV/0!</text:p>
          </table:table-cell>
          <table:table-cell table:style-name="ce217" table:formula="of:=AVERAGE([.AJ16:.AJ24])" office:value-type="float" office:value="0">
            <text:p>#DIV/0!</text:p>
          </table:table-cell>
          <table:table-cell table:style-name="ce217" table:formula="of:=AVERAGE([.AK16:.AK24])" office:value-type="float" office:value="0">
            <text:p>#DIV/0!</text:p>
          </table:table-cell>
          <table:table-cell table:style-name="ce217" table:formula="of:=AVERAGE([.AL16:.AL24])" office:value-type="float" office:value="9.83333333333333">
            <text:p>9,83</text:p>
          </table:table-cell>
          <table:table-cell table:style-name="ce217" table:formula="of:=AVERAGE([.AM16:.AM24])" office:value-type="float" office:value="3.88888888888889">
            <text:p>3,89</text:p>
          </table:table-cell>
          <table:table-cell table:style-name="ce217" table:formula="of:=AVERAGE([.AN16:.AN24])" office:value-type="float" office:value="6.13333333333333">
            <text:p>6,13</text:p>
          </table:table-cell>
          <table:table-cell table:style-name="ce217" table:formula="of:=AVERAGE([.AO16:.AO24])" office:value-type="float" office:value="6.46666666666667">
            <text:p>6,47</text:p>
          </table:table-cell>
          <table:table-cell table:style-name="ce217" table:formula="of:=AVERAGE([.AP16:.AP24])" office:value-type="float" office:value="5.01111111111111">
            <text:p>5,01</text:p>
          </table:table-cell>
          <table:table-cell table:style-name="ce217" table:formula="of:=AVERAGE([.AQ16:.AQ24])" office:value-type="float" office:value="4.7">
            <text:p>4,70</text:p>
          </table:table-cell>
          <table:table-cell table:style-name="ce217" table:formula="of:=AVERAGE([.AR16:.AR24])" office:value-type="float" office:value="2.88888888888889">
            <text:p>2,89</text:p>
          </table:table-cell>
          <table:table-cell table:style-name="ce217" table:formula="of:=AVERAGE([.AS16:.AS24])" office:value-type="float" office:value="1.88888888888889">
            <text:p>1,89</text:p>
          </table:table-cell>
          <table:table-cell table:style-name="ce217" table:formula="of:=AVERAGE([.AT16:.AT24])" office:value-type="float" office:value="2.125">
            <text:p>2,13</text:p>
          </table:table-cell>
          <table:table-cell table:style-name="ce217" table:formula="of:=AVERAGE([.AU16:.AU24])" office:value-type="float" office:value="2.33333333333333">
            <text:p>2,33</text:p>
          </table:table-cell>
          <table:table-cell table:style-name="ce217" table:formula="of:=AVERAGE([.AV16:.AV24])" office:value-type="float" office:value="2.11111111111111">
            <text:p>2,11</text:p>
          </table:table-cell>
          <table:table-cell table:style-name="ce217" table:formula="of:=AVERAGE([.AW16:.AW24])" office:value-type="float" office:value="2.11111111111111">
            <text:p>2,11</text:p>
          </table:table-cell>
          <table:table-cell table:style-name="ce217" table:formula="of:=AVERAGE([.AX16:.AX24])" office:value-type="float" office:value="9.68888888888889">
            <text:p>9,69</text:p>
          </table:table-cell>
          <table:table-cell table:number-columns-repeated="974"/>
        </table:table-row>
        <table:table-row table:style-name="ro1">
          <table:table-cell/>
          <table:table-cell table:style-name="ce217" table:number-columns-repeated="49"/>
          <table:table-cell table:number-columns-repeated="974"/>
        </table:table-row>
        <table:table-row table:style-name="ro11">
          <table:table-cell table:style-name="ce218" office:value-type="string">
            <text:p>fast stddev</text:p>
          </table:table-cell>
          <table:table-cell table:style-name="ce221" table:formula="of:=STDEV([.B4:.B11])" office:value-type="float" office:value="86.296416081848">
            <text:p>86,30</text:p>
          </table:table-cell>
          <table:table-cell table:style-name="ce221" table:formula="of:=STDEV([.C4:.C11])" office:value-type="float" office:value="89.2635543929164">
            <text:p>89,26</text:p>
          </table:table-cell>
          <table:table-cell table:style-name="ce221" table:formula="of:=STDEV([.D4:.D11])" office:value-type="float" office:value="6.6319034113249">
            <text:p>6,63</text:p>
          </table:table-cell>
          <table:table-cell table:style-name="ce221" table:formula="of:=STDEV([.E4:.E11])" office:value-type="float" office:value="7.190022849159">
            <text:p>7,19</text:p>
          </table:table-cell>
          <table:table-cell table:style-name="ce221" table:formula="of:=STDEV([.F4:.F11])" office:value-type="float" office:value="0.462910049886276">
            <text:p>0,46</text:p>
          </table:table-cell>
          <table:table-cell table:style-name="ce221" table:formula="of:=STDEV([.G4:.G11])" office:value-type="float" office:value="0.755928946018454">
            <text:p>0,76</text:p>
          </table:table-cell>
          <table:table-cell table:style-name="ce221" table:formula="of:=STDEV([.H4:.H11])" office:value-type="float" office:value="0">
            <text:p>0,00</text:p>
          </table:table-cell>
          <table:table-cell table:style-name="ce221" table:formula="of:=STDEV([.I4:.I11])" office:value-type="float" office:value="56.0125942470594">
            <text:p>56,01</text:p>
          </table:table-cell>
          <table:table-cell table:style-name="ce221" table:formula="of:=STDEV([.J4:.J11])" office:value-type="float" office:value="78.7310067798668">
            <text:p>78,73</text:p>
          </table:table-cell>
          <table:table-cell table:style-name="ce221" table:formula="of:=STDEV([.K4:.K11])" office:value-type="float" office:value="69.4271200612556">
            <text:p>69,43</text:p>
          </table:table-cell>
          <table:table-cell table:style-name="ce221" table:formula="of:=STDEV([.L4:.L11])" office:value-type="float" office:value="56.1870282436893">
            <text:p>56,19</text:p>
          </table:table-cell>
          <table:table-cell table:style-name="ce221" table:formula="of:=STDEV([.M4:.M11])" office:value-type="float" office:value="62.0690859331071">
            <text:p>62,07</text:p>
          </table:table-cell>
          <table:table-cell table:style-name="ce221" table:formula="of:=STDEV([.N4:.N11])" office:value-type="float" office:value="10.6494466657059">
            <text:p>10,65</text:p>
          </table:table-cell>
          <table:table-cell table:style-name="ce221" table:formula="of:=STDEV([.O4:.O11])" office:value-type="float" office:value="48.8196389054358">
            <text:p>48,82</text:p>
          </table:table-cell>
          <table:table-cell table:style-name="ce221" table:formula="of:=STDEV([.P4:.P11])" office:value-type="float" office:value="22.4336322770713">
            <text:p>22,43</text:p>
          </table:table-cell>
          <table:table-cell table:style-name="ce221" table:formula="of:=STDEV([.Q4:.Q11])" office:value-type="float" office:value="18.7388061824348">
            <text:p>18,74</text:p>
          </table:table-cell>
          <table:table-cell table:style-name="ce221" table:formula="of:=STDEV([.R4:.R11])" office:value-type="float" office:value="13.8331899017234">
            <text:p>13,83</text:p>
          </table:table-cell>
          <table:table-cell table:style-name="ce221" table:formula="of:=STDEV([.S4:.S11])" office:value-type="float" office:value="0.460882306017491">
            <text:p>0,46</text:p>
          </table:table-cell>
          <table:table-cell table:style-name="ce221" table:formula="of:=STDEV([.T4:.T11])" office:value-type="float" office:value="1.88509188862809">
            <text:p>1,89</text:p>
          </table:table-cell>
          <table:table-cell table:style-name="ce221" table:formula="of:=STDEV([.U4:.U11])" office:value-type="float" office:value="8.65200224555813">
            <text:p>8,65</text:p>
          </table:table-cell>
          <table:table-cell table:style-name="ce221" table:formula="of:=STDEV([.V4:.V11])" office:value-type="float" office:value="3.32737562824346">
            <text:p>3,33</text:p>
          </table:table-cell>
          <table:table-cell table:style-name="ce221" table:number-columns-repeated="2"/>
          <table:table-cell table:style-name="ce221" table:formula="of:=STDEV([.Y4:.Y11])" office:value-type="float" office:value="3.56320481749626">
            <text:p>3,56</text:p>
          </table:table-cell>
          <table:table-cell table:style-name="ce221" table:formula="of:=STDEV([.Z4:.Z11])" office:value-type="float" office:value="5.56616051305951">
            <text:p>5,57</text:p>
          </table:table-cell>
          <table:table-cell table:style-name="ce221" table:formula="of:=STDEV([.AA4:.AA11])" office:value-type="float" office:value="0.517549169506766">
            <text:p>0,52</text:p>
          </table:table-cell>
          <table:table-cell table:style-name="ce221" table:formula="of:=STDEV([.AB4:.AB11])" office:value-type="float" office:value="1.0690449676497">
            <text:p>1,07</text:p>
          </table:table-cell>
          <table:table-cell table:style-name="ce221" table:formula="of:=STDEV([.AC4:.AC11])" office:value-type="float" office:value="1.06066017177982">
            <text:p>1,06</text:p>
          </table:table-cell>
          <table:table-cell table:style-name="ce221" table:formula="of:=STDEV([.AD4:.AD11])" office:value-type="float" office:value="0.991031208965115">
            <text:p>0,99</text:p>
          </table:table-cell>
          <table:table-cell table:style-name="ce221" table:formula="of:=STDEV([.AE4:.AE11])" office:value-type="float" office:value="0.991031208965115">
            <text:p>0,99</text:p>
          </table:table-cell>
          <table:table-cell table:style-name="ce221" table:formula="of:=STDEV([.AF4:.AF11])" office:value-type="float" office:value="0">
            <text:p>#DIV/0!</text:p>
          </table:table-cell>
          <table:table-cell table:style-name="ce221" table:formula="of:=STDEV([.AG4:.AG11])" office:value-type="float" office:value="0">
            <text:p>#DIV/0!</text:p>
          </table:table-cell>
          <table:table-cell table:style-name="ce221" table:formula="of:=STDEV([.AH4:.AH11])" office:value-type="float" office:value="0">
            <text:p>#DIV/0!</text:p>
          </table:table-cell>
          <table:table-cell table:style-name="ce221" table:formula="of:=STDEV([.AI4:.AI11])" office:value-type="float" office:value="0">
            <text:p>#DIV/0!</text:p>
          </table:table-cell>
          <table:table-cell table:style-name="ce221" table:formula="of:=STDEV([.AJ4:.AJ11])" office:value-type="float" office:value="0">
            <text:p>#DIV/0!</text:p>
          </table:table-cell>
          <table:table-cell table:style-name="ce221" table:formula="of:=STDEV([.AK4:.AK11])" office:value-type="float" office:value="0">
            <text:p>#DIV/0!</text:p>
          </table:table-cell>
          <table:table-cell table:style-name="ce221" table:formula="of:=STDEV([.AL4:.AL11])" office:value-type="float" office:value="10.6865402660142">
            <text:p>10,69</text:p>
          </table:table-cell>
          <table:table-cell table:style-name="ce221" table:formula="of:=STDEV([.AM4:.AM11])" office:value-type="float" office:value="1.59014824106793">
            <text:p>1,59</text:p>
          </table:table-cell>
          <table:table-cell table:style-name="ce221" table:formula="of:=STDEV([.AN4:.AN11])" office:value-type="float" office:value="3.40870733772873">
            <text:p>3,41</text:p>
          </table:table-cell>
          <table:table-cell table:style-name="ce221" table:formula="of:=STDEV([.AO4:.AO11])" office:value-type="float" office:value="2.05665296746229">
            <text:p>2,06</text:p>
          </table:table-cell>
          <table:table-cell table:style-name="ce221" table:formula="of:=STDEV([.AP4:.AP11])" office:value-type="float" office:value="1.12241767117746">
            <text:p>1,12</text:p>
          </table:table-cell>
          <table:table-cell table:style-name="ce221" table:formula="of:=STDEV([.AQ4:.AQ11])" office:value-type="float" office:value="1.83439363278441">
            <text:p>1,83</text:p>
          </table:table-cell>
          <table:table-cell table:style-name="ce221" table:formula="of:=STDEV([.AR4:.AR11])" office:value-type="float" office:value="1.48804761828569">
            <text:p>1,49</text:p>
          </table:table-cell>
          <table:table-cell table:style-name="ce221" table:formula="of:=STDEV([.AS4:.AS11])" office:value-type="float" office:value="0.744023809142845">
            <text:p>0,74</text:p>
          </table:table-cell>
          <table:table-cell table:style-name="ce221" table:formula="of:=STDEV([.AT4:.AT11])" office:value-type="float" office:value="1.51185789203691">
            <text:p>1,51</text:p>
          </table:table-cell>
          <table:table-cell table:style-name="ce221" table:formula="of:=STDEV([.AU4:.AU11])" office:value-type="float" office:value="0.462910049886276">
            <text:p>0,46</text:p>
          </table:table-cell>
          <table:table-cell table:style-name="ce221" table:formula="of:=STDEV([.AV4:.AV11])" office:value-type="float" office:value="0.707106781186548">
            <text:p>0,71</text:p>
          </table:table-cell>
          <table:table-cell table:style-name="ce221" table:formula="of:=STDEV([.AW4:.AW11])" office:value-type="float" office:value="0.707106781186548">
            <text:p>0,71</text:p>
          </table:table-cell>
          <table:table-cell table:style-name="ce221" table:formula="of:=STDEV([.AX4:.AX11])" office:value-type="float" office:value="8.04415271219678">
            <text:p>8,04</text:p>
          </table:table-cell>
          <table:table-cell table:style-name="ce219" table:number-columns-repeated="974"/>
        </table:table-row>
        <table:table-row table:style-name="ro11">
          <table:table-cell table:style-name="ce218" office:value-type="string">
            <text:p>rest stddev</text:p>
          </table:table-cell>
          <table:table-cell table:style-name="ce221" table:formula="of:=STDEV([.B16:.B24])" office:value-type="float" office:value="169.938224069807">
            <text:p>169,94</text:p>
          </table:table-cell>
          <table:table-cell table:style-name="ce221" table:formula="of:=STDEV([.C16:.C24])" office:value-type="float" office:value="174.871937269662">
            <text:p>174,87</text:p>
          </table:table-cell>
          <table:table-cell table:style-name="ce221" table:formula="of:=STDEV([.D16:.D24])" office:value-type="float" office:value="6.55955621805148">
            <text:p>6,56</text:p>
          </table:table-cell>
          <table:table-cell table:style-name="ce221" table:formula="of:=STDEV([.E16:.E24])" office:value-type="float" office:value="7.51849571242664">
            <text:p>7,52</text:p>
          </table:table-cell>
          <table:table-cell table:style-name="ce221" table:formula="of:=STDEV([.F16:.F24])" office:value-type="float" office:value="1.64147630029935">
            <text:p>1,64</text:p>
          </table:table-cell>
          <table:table-cell table:style-name="ce221" table:formula="of:=STDEV([.G16:.G24])" office:value-type="float" office:value="1.1180339887499">
            <text:p>1,12</text:p>
          </table:table-cell>
          <table:table-cell table:style-name="ce221" table:formula="of:=STDEV([.H16:.H24])" office:value-type="float" office:value="0.5">
            <text:p>0,50</text:p>
          </table:table-cell>
          <table:table-cell table:style-name="ce221" table:formula="of:=STDEV([.I16:.I24])" office:value-type="float" office:value="180.881713958168">
            <text:p>180,88</text:p>
          </table:table-cell>
          <table:table-cell table:style-name="ce221" table:formula="of:=STDEV([.J16:.J24])" office:value-type="float" office:value="176.163828422422">
            <text:p>176,16</text:p>
          </table:table-cell>
          <table:table-cell table:style-name="ce221" table:formula="of:=STDEV([.K16:.K24])" office:value-type="float" office:value="104.882209062251">
            <text:p>104,88</text:p>
          </table:table-cell>
          <table:table-cell table:style-name="ce221" table:formula="of:=STDEV([.L16:.L24])" office:value-type="float" office:value="156.75458525989">
            <text:p>156,75</text:p>
          </table:table-cell>
          <table:table-cell table:style-name="ce221" table:formula="of:=STDEV([.M16:.M24])" office:value-type="float" office:value="118.115174488482">
            <text:p>118,12</text:p>
          </table:table-cell>
          <table:table-cell table:style-name="ce221" table:formula="of:=STDEV([.N16:.N24])" office:value-type="float" office:value="62.2363327254355">
            <text:p>62,24</text:p>
          </table:table-cell>
          <table:table-cell table:style-name="ce221" table:formula="of:=STDEV([.O16:.O24])" office:value-type="float" office:value="105.360096810889">
            <text:p>105,36</text:p>
          </table:table-cell>
          <table:table-cell table:style-name="ce221" table:formula="of:=STDEV([.P16:.P24])" office:value-type="float" office:value="114.246565715464">
            <text:p>114,25</text:p>
          </table:table-cell>
          <table:table-cell table:style-name="ce221" table:formula="of:=STDEV([.Q16:.Q24])" office:value-type="float" office:value="35.8205403520258">
            <text:p>35,82</text:p>
          </table:table-cell>
          <table:table-cell table:style-name="ce221" table:formula="of:=STDEV([.R16:.R24])" office:value-type="float" office:value="20.4171768643736">
            <text:p>20,42</text:p>
          </table:table-cell>
          <table:table-cell table:style-name="ce221" table:formula="of:=STDEV([.S16:.S24])" office:value-type="float" office:value="0.656907739167212">
            <text:p>0,66</text:p>
          </table:table-cell>
          <table:table-cell table:style-name="ce221" table:formula="of:=STDEV([.T16:.T24])" office:value-type="float" office:value="1.3228756555323">
            <text:p>1,32</text:p>
          </table:table-cell>
          <table:table-cell table:style-name="ce221" table:formula="of:=STDEV([.U16:.U24])" office:value-type="float" office:value="7.47960189077229">
            <text:p>7,48</text:p>
          </table:table-cell>
          <table:table-cell table:style-name="ce221" table:formula="of:=STDEV([.V16:.V24])" office:value-type="float" office:value="2.78886675511358">
            <text:p>2,79</text:p>
          </table:table-cell>
          <table:table-cell table:style-name="ce221" table:number-columns-repeated="2"/>
          <table:table-cell table:style-name="ce221" table:formula="of:=STDEV([.Y16:.Y24])" office:value-type="float" office:value="5.76868943329226">
            <text:p>5,77</text:p>
          </table:table-cell>
          <table:table-cell table:style-name="ce221" table:formula="of:=STDEV([.Z16:.Z24])" office:value-type="float" office:value="3.45607355888795">
            <text:p>3,46</text:p>
          </table:table-cell>
          <table:table-cell table:style-name="ce221" table:formula="of:=STDEV([.AA16:.AA24])" office:value-type="float" office:value="1">
            <text:p>1,00</text:p>
          </table:table-cell>
          <table:table-cell table:style-name="ce221" table:formula="of:=STDEV([.AB16:.AB24])" office:value-type="float" office:value="1.20185042515466">
            <text:p>1,20</text:p>
          </table:table-cell>
          <table:table-cell table:style-name="ce221" table:formula="of:=STDEV([.AC16:.AC24])" office:value-type="float" office:value="1.05409255338946">
            <text:p>1,05</text:p>
          </table:table-cell>
          <table:table-cell table:style-name="ce221" table:formula="of:=STDEV([.AD16:.AD24])" office:value-type="float" office:value="0.5">
            <text:p>0,50</text:p>
          </table:table-cell>
          <table:table-cell table:style-name="ce221" table:formula="of:=STDEV([.AE16:.AE24])" office:value-type="float" office:value="0.666666666666667">
            <text:p>0,67</text:p>
          </table:table-cell>
          <table:table-cell table:style-name="ce221" table:formula="of:=STDEV([.AF16:.AF24])" office:value-type="float" office:value="0">
            <text:p>#DIV/0!</text:p>
          </table:table-cell>
          <table:table-cell table:style-name="ce221" table:formula="of:=STDEV([.AG16:.AG24])" office:value-type="float" office:value="0">
            <text:p>#DIV/0!</text:p>
          </table:table-cell>
          <table:table-cell table:style-name="ce221" table:formula="of:=STDEV([.AH16:.AH24])" office:value-type="float" office:value="0">
            <text:p>#DIV/0!</text:p>
          </table:table-cell>
          <table:table-cell table:style-name="ce221" table:formula="of:=STDEV([.AI16:.AI24])" office:value-type="float" office:value="0">
            <text:p>#DIV/0!</text:p>
          </table:table-cell>
          <table:table-cell table:style-name="ce221" table:formula="of:=STDEV([.AJ16:.AJ24])" office:value-type="float" office:value="0">
            <text:p>#DIV/0!</text:p>
          </table:table-cell>
          <table:table-cell table:style-name="ce221" table:formula="of:=STDEV([.AK16:.AK24])" office:value-type="float" office:value="0">
            <text:p>#DIV/0!</text:p>
          </table:table-cell>
          <table:table-cell table:style-name="ce221" table:formula="of:=STDEV([.AL16:.AL24])" office:value-type="float" office:value="12.5007999744016">
            <text:p>12,50</text:p>
          </table:table-cell>
          <table:table-cell table:style-name="ce221" table:formula="of:=STDEV([.AM16:.AM24])" office:value-type="float" office:value="1.67365202808443">
            <text:p>1,67</text:p>
          </table:table-cell>
          <table:table-cell table:style-name="ce221" table:formula="of:=STDEV([.AN16:.AN24])" office:value-type="float" office:value="3.29734741875951">
            <text:p>3,30</text:p>
          </table:table-cell>
          <table:table-cell table:style-name="ce221" table:formula="of:=STDEV([.AO16:.AO24])" office:value-type="float" office:value="4.49110231457712">
            <text:p>4,49</text:p>
          </table:table-cell>
          <table:table-cell table:style-name="ce221" table:formula="of:=STDEV([.AP16:.AP24])" office:value-type="float" office:value="1.14394541439315">
            <text:p>1,14</text:p>
          </table:table-cell>
          <table:table-cell table:style-name="ce221" table:formula="of:=STDEV([.AQ16:.AQ24])" office:value-type="float" office:value="1.28743931895837">
            <text:p>1,29</text:p>
          </table:table-cell>
          <table:table-cell table:style-name="ce221" table:formula="of:=STDEV([.AR16:.AR24])" office:value-type="float" office:value="2.31540733157497">
            <text:p>2,32</text:p>
          </table:table-cell>
          <table:table-cell table:style-name="ce221" table:formula="of:=STDEV([.AS16:.AS24])" office:value-type="float" office:value="0.333333333333333">
            <text:p>0,33</text:p>
          </table:table-cell>
          <table:table-cell table:style-name="ce221" table:formula="of:=STDEV([.AT16:.AT24])" office:value-type="float" office:value="0.640869944461656">
            <text:p>0,64</text:p>
          </table:table-cell>
          <table:table-cell table:style-name="ce221" table:formula="of:=STDEV([.AU16:.AU24])" office:value-type="float" office:value="0.866025403784439">
            <text:p>0,87</text:p>
          </table:table-cell>
          <table:table-cell table:style-name="ce221" table:formula="of:=STDEV([.AV16:.AV24])" office:value-type="float" office:value="0.781735959970572">
            <text:p>0,78</text:p>
          </table:table-cell>
          <table:table-cell table:style-name="ce221" table:formula="of:=STDEV([.AW16:.AW24])" office:value-type="float" office:value="0.600925212577332">
            <text:p>0,60</text:p>
          </table:table-cell>
          <table:table-cell table:style-name="ce221" table:formula="of:=STDEV([.AX16:.AX24])" office:value-type="float" office:value="9.47977379008123">
            <text:p>9,48</text:p>
          </table:table-cell>
          <table:table-cell table:style-name="ce219" table:number-columns-repeated="97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diff(average)</text:p>
          </table:table-cell>
          <table:table-cell table:style-name="ce217" table:formula="of:=ABS([.B26]-[.B27])" office:value-type="float" office:value="123.916666666667">
            <office:annotation draw:style-name="gr2" draw:text-style-name="P1" svg:width="2.899cm" svg:height="1.781cm" svg:x="7.295cm" svg:y="13.714cm" draw:caption-point-x="-0.61cm" draw:caption-point-y="1.513cm">
              <dc:creator>vk</dc:creator>
              <dc:date>2012-01-07T00:00:00</dc:date>
              <text:p text:style-name="P1"><text:span text:style-name="T1">This is logical because we divided faster TP and slower</text:span></text:p>
            </office:annotation>
            <text:p>123,92</text:p>
          </table:table-cell>
          <table:table-cell table:style-name="ce217" table:formula="of:=ABS([.C26]-[.C27])" office:value-type="float" office:value="128.847222222222">
            <text:p>128,85</text:p>
          </table:table-cell>
          <table:table-cell table:style-name="ce217" table:formula="of:=ABS([.D26]-[.D27])" office:value-type="float" office:value="1.06944444444444">
            <text:p>1,07</text:p>
          </table:table-cell>
          <table:table-cell table:style-name="ce217" table:formula="of:=ABS([.E26]-[.E27])" office:value-type="float" office:value="3.06944444444444">
            <text:p>3,07</text:p>
          </table:table-cell>
          <table:table-cell table:style-name="ce217" table:formula="of:=ABS([.F26]-[.F27])" office:value-type="float" office:value="0.972222222222222">
            <text:p>0,97</text:p>
          </table:table-cell>
          <table:table-cell table:style-name="ce217" table:formula="of:=ABS([.G26]-[.G27])" office:value-type="float" office:value="0.5">
            <text:p>0,50</text:p>
          </table:table-cell>
          <table:table-cell table:style-name="ce217" table:formula="of:=ABS([.H26]-[.H27])" office:value-type="float" office:value="0.333333333333333">
            <text:p>0,33</text:p>
          </table:table-cell>
          <table:table-cell table:style-name="ce217" table:formula="of:=ABS([.I26]-[.I27])" office:value-type="float" office:value="387.402777777778">
            <text:p>387,40</text:p>
          </table:table-cell>
          <table:table-cell table:style-name="ce217" table:formula="of:=ABS([.J26]-[.J27])" office:value-type="float" office:value="301.722222222222">
            <text:p>301,72</text:p>
          </table:table-cell>
          <table:table-cell table:style-name="ce217" table:formula="of:=ABS([.K26]-[.K27])" office:value-type="float" office:value="85.6805555555555">
            <text:p>85,68</text:p>
          </table:table-cell>
          <table:table-cell table:style-name="ce217" table:formula="of:=ABS([.L26]-[.L27])" office:value-type="float" office:value="115.541666666667">
            <text:p>115,54</text:p>
          </table:table-cell>
          <table:table-cell table:style-name="ce217" table:formula="of:=ABS([.M26]-[.M27])" office:value-type="float" office:value="71.2777777777778">
            <text:p>71,28</text:p>
          </table:table-cell>
          <table:table-cell table:style-name="ce217" table:formula="of:=ABS([.N26]-[.N27])" office:value-type="float" office:value="44.2638888888889">
            <text:p>44,26</text:p>
          </table:table-cell>
          <table:table-cell table:style-name="ce217" table:formula="of:=ABS([.O26]-[.O27])" office:value-type="float" office:value="43.75">
            <text:p>43,75</text:p>
          </table:table-cell>
          <table:table-cell table:style-name="ce217" table:formula="of:=ABS([.P26]-[.P27])" office:value-type="float" office:value="50.6805555555556">
            <text:p>50,68</text:p>
          </table:table-cell>
          <table:table-cell table:style-name="ce217" table:formula="of:=ABS([.Q26]-[.Q27])" office:value-type="float" office:value="21.1111111111111">
            <text:p>21,11</text:p>
          </table:table-cell>
          <table:table-cell table:style-name="ce217" table:formula="of:=ABS([.R26]-[.R27])" office:value-type="float" office:value="23.1388888888889">
            <text:p>23,14</text:p>
          </table:table-cell>
          <table:table-cell table:style-name="ce217" table:formula="of:=ABS([.S26]-[.S27])" office:value-type="float" office:value="0.755694444444444">
            <text:p>0,76</text:p>
          </table:table-cell>
          <table:table-cell table:style-name="ce217" table:formula="of:=ABS([.T26]-[.T27])" office:value-type="float" office:value="0.458333333333333">
            <text:p>0,46</text:p>
          </table:table-cell>
          <table:table-cell table:style-name="ce217" table:formula="of:=ABS([.U26]-[.U27])" office:value-type="float" office:value="3.27777777777778">
            <text:p>3,28</text:p>
          </table:table-cell>
          <table:table-cell table:style-name="ce217" table:formula="of:=ABS([.V26]-[.V27])" office:value-type="float" office:value="0.194444444444445">
            <text:p>0,19</text:p>
          </table:table-cell>
          <table:table-cell table:style-name="ce217" table:number-columns-repeated="2"/>
          <table:table-cell table:style-name="ce217" table:formula="of:=ABS([.Y26]-[.Y27])" office:value-type="float" office:value="4.68055555555556">
            <text:p>4,68</text:p>
          </table:table-cell>
          <table:table-cell table:style-name="ce217" table:formula="of:=ABS([.Z26]-[.Z27])" office:value-type="float" office:value="0.652777777777778">
            <text:p>0,65</text:p>
          </table:table-cell>
          <table:table-cell table:style-name="ce217" table:formula="of:=ABS([.AA26]-[.AA27])" office:value-type="float" office:value="0.291666666666666">
            <text:p>0,29</text:p>
          </table:table-cell>
          <table:table-cell table:style-name="ce217" table:formula="of:=ABS([.AB26]-[.AB27])" office:value-type="float" office:value="0.222222222222222">
            <text:p>0,22</text:p>
          </table:table-cell>
          <table:table-cell table:style-name="ce217" table:formula="of:=ABS([.AC26]-[.AC27])" office:value-type="float" office:value="0.263888888888889">
            <text:p>0,26</text:p>
          </table:table-cell>
          <table:table-cell table:style-name="ce217" table:formula="of:=ABS([.AD26]-[.AD27])" office:value-type="float" office:value="0.208333333333333">
            <text:p>0,21</text:p>
          </table:table-cell>
          <table:table-cell table:style-name="ce217" table:formula="of:=ABS([.AE26]-[.AE27])" office:value-type="float" office:value="0.0972222222222223">
            <text:p>0,10</text:p>
          </table:table-cell>
          <table:table-cell table:style-name="ce217" table:formula="of:=ABS([.AF26]-[.AF27])" office:value-type="float" office:value="0">
            <text:p>#DIV/0!</text:p>
          </table:table-cell>
          <table:table-cell table:style-name="ce217" table:formula="of:=ABS([.AG26]-[.AG27])" office:value-type="float" office:value="0">
            <text:p>#DIV/0!</text:p>
          </table:table-cell>
          <table:table-cell table:style-name="ce217" table:formula="of:=ABS([.AH26]-[.AH27])" office:value-type="float" office:value="0">
            <text:p>#DIV/0!</text:p>
          </table:table-cell>
          <table:table-cell table:style-name="ce217" table:formula="of:=ABS([.AI26]-[.AI27])" office:value-type="float" office:value="0">
            <text:p>#DIV/0!</text:p>
          </table:table-cell>
          <table:table-cell table:style-name="ce217" table:formula="of:=ABS([.AJ26]-[.AJ27])" office:value-type="float" office:value="0">
            <text:p>#DIV/0!</text:p>
          </table:table-cell>
          <table:table-cell table:style-name="ce217" table:formula="of:=ABS([.AK26]-[.AK27])" office:value-type="float" office:value="0">
            <text:p>#DIV/0!</text:p>
          </table:table-cell>
          <table:table-cell table:style-name="ce217" table:formula="of:=ABS([.AL26]-[.AL27])" office:value-type="float" office:value="0.891666666666668">
            <text:p>0,89</text:p>
          </table:table-cell>
          <table:table-cell table:style-name="ce217" table:formula="of:=ABS([.AM26]-[.AM27])" office:value-type="float" office:value="0.688888888888889">
            <text:p>0,69</text:p>
          </table:table-cell>
          <table:table-cell table:style-name="ce217" table:formula="of:=ABS([.AN26]-[.AN27])" office:value-type="float" office:value="0.291666666666666">
            <text:p>0,29</text:p>
          </table:table-cell>
          <table:table-cell table:style-name="ce217" table:formula="of:=ABS([.AO26]-[.AO27])" office:value-type="float" office:value="0.654166666666667">
            <text:p>0,65</text:p>
          </table:table-cell>
          <table:table-cell table:style-name="ce217" table:formula="of:=ABS([.AP26]-[.AP27])" office:value-type="float" office:value="1.07361111111111">
            <text:p>1,07</text:p>
          </table:table-cell>
          <table:table-cell table:style-name="ce217" table:formula="of:=ABS([.AQ26]-[.AQ27])" office:value-type="float" office:value="0.325">
            <text:p>0,33</text:p>
          </table:table-cell>
          <table:table-cell table:style-name="ce217" table:formula="of:=ABS([.AR26]-[.AR27])" office:value-type="float" office:value="0.138888888888889">
            <text:p>0,14</text:p>
          </table:table-cell>
          <table:table-cell table:style-name="ce217" table:formula="of:=ABS([.AS26]-[.AS27])" office:value-type="float" office:value="0.486111111111111">
            <text:p>0,49</text:p>
          </table:table-cell>
          <table:table-cell table:style-name="ce217" table:formula="of:=ABS([.AT26]-[.AT27])" office:value-type="float" office:value="0.446428571428572">
            <text:p>0,45</text:p>
          </table:table-cell>
          <table:table-cell table:style-name="ce217" table:formula="of:=ABS([.AU26]-[.AU27])" office:value-type="float" office:value="0.0833333333333335">
            <text:p>0,08</text:p>
          </table:table-cell>
          <table:table-cell table:style-name="ce217" table:formula="of:=ABS([.AV26]-[.AV27])" office:value-type="float" office:value="0.138888888888889">
            <text:p>0,14</text:p>
          </table:table-cell>
          <table:table-cell table:style-name="ce217" table:formula="of:=ABS([.AW26]-[.AW27])" office:value-type="float" office:value="0.138888888888889">
            <text:p>0,14</text:p>
          </table:table-cell>
          <table:table-cell table:style-name="ce217" table:formula="of:=ABS([.AX26]-[.AX27])" office:value-type="float" office:value="0.85138888888889">
            <text:p>0,85</text:p>
          </table:table-cell>
          <table:table-cell table:number-columns-repeated="974"/>
        </table:table-row>
        <table:table-row table:style-name="ro3">
          <table:table-cell office:value-type="string">
            <text:p>diff(avg)/sum</text:p>
          </table:table-cell>
          <table:table-cell table:style-name="ce222" table:formula="of:=[.B32]/([.B36]+[.B37])" office:value-type="percentage" office:value="0.0161497024197402">
            <text:p>1,61%</text:p>
          </table:table-cell>
          <table:table-cell table:style-name="ce222" table:formula="of:=[.C32]/([.C36]+[.C37])" office:value-type="percentage" office:value="0.0177671293742722">
            <text:p>1,78%</text:p>
          </table:table-cell>
          <table:table-cell table:style-name="ce222" table:formula="of:=[.D32]/([.D36]+[.D37])" office:value-type="percentage" office:value="0.00486111111111111">
            <text:p>0,49%</text:p>
          </table:table-cell>
          <table:table-cell table:style-name="ce222" table:formula="of:=[.E32]/([.E36]+[.E37])" office:value-type="percentage" office:value="0.0225694444444444">
            <text:p>2,26%</text:p>
          </table:table-cell>
          <table:table-cell table:style-name="ce222" table:formula="of:=[.F32]/([.F36]+[.F37])" office:value-type="percentage" office:value="0.0747863247863248">
            <text:p>7,48%</text:p>
          </table:table-cell>
          <table:table-cell table:style-name="ce222" table:formula="of:=[.G32]/([.G36]+[.G37])" office:value-type="percentage" office:value="0.0384615384615385">
            <text:p>3,85%</text:p>
          </table:table-cell>
          <table:table-cell table:style-name="ce222" table:formula="of:=[.H32]/([.H36]+[.H37])" office:value-type="percentage" office:value="0.111111111111111">
            <text:p>11,11%</text:p>
          </table:table-cell>
          <table:table-cell table:style-name="ce222" table:formula="of:=[.I32]/([.I36]+[.I37])" office:value-type="percentage" office:value="0.0420085423745151">
            <text:p>4,20%</text:p>
          </table:table-cell>
          <table:table-cell table:style-name="ce222" table:formula="of:=[.J32]/([.J36]+[.J37])" office:value-type="percentage" office:value="0.0424363181747148">
            <text:p>4,24%</text:p>
          </table:table-cell>
          <table:table-cell table:style-name="ce222" table:formula="of:=[.K32]/([.K36]+[.K37])" office:value-type="percentage" office:value="0.0405684448653199">
            <text:p>4,06%</text:p>
          </table:table-cell>
          <table:table-cell table:style-name="ce222" table:formula="of:=[.L32]/([.L36]+[.L37])" office:value-type="percentage" office:value="0.048445143256464">
            <text:p>4,84%</text:p>
          </table:table-cell>
          <table:table-cell table:style-name="ce222" table:formula="of:=[.M32]/([.M36]+[.M37])" office:value-type="percentage" office:value="0.038737922705314">
            <text:p>3,87%</text:p>
          </table:table-cell>
          <table:table-cell table:style-name="ce226" table:formula="of:=[.N32]/([.N36]+[.N37])" office:value-type="percentage" office:value="0.0812181447502548">
            <text:p>8,12%</text:p>
          </table:table-cell>
          <table:table-cell table:style-name="ce222" table:formula="of:=[.O32]/([.O36]+[.O37])" office:value-type="percentage" office:value="0.0320043891733723">
            <text:p>3,20%</text:p>
          </table:table-cell>
          <table:table-cell table:style-name="ce226" table:formula="of:=[.P32]/([.P36]+[.P37])" office:value-type="percentage" office:value="0.0790648292598371">
            <text:p>7,91%</text:p>
          </table:table-cell>
          <table:table-cell table:style-name="ce222" table:formula="of:=[.Q32]/([.Q36]+[.Q37])" office:value-type="percentage" office:value="0.0559976422045388">
            <text:p>5,60%</text:p>
          </table:table-cell>
          <table:table-cell table:style-name="ce222" table:formula="of:=[.R32]/([.R36]+[.R37])" office:value-type="percentage" office:value="0.0170138888888889">
            <text:p>1,70%</text:p>
          </table:table-cell>
          <table:table-cell table:style-name="ce222" table:formula="of:=[.S32]/([.S36]+[.S37])" office:value-type="percentage" office:value="0.0167189036381514">
            <text:p>1,67%</text:p>
          </table:table-cell>
          <table:table-cell table:style-name="ce222" table:formula="of:=[.T32]/([.T36]+[.T37])" office:value-type="percentage" office:value="0.0305555555555556">
            <text:p>3,06%</text:p>
          </table:table-cell>
          <table:table-cell table:style-name="ce222" table:formula="of:=[.U32]/([.U36]+[.U37])" office:value-type="percentage" office:value="0.0208775654635527">
            <text:p>2,09%</text:p>
          </table:table-cell>
          <table:table-cell table:style-name="ce222" table:formula="of:=[.V32]/([.V36]+[.V37])" office:value-type="percentage" office:value="0.00432098765432099">
            <text:p>0,43%</text:p>
          </table:table-cell>
          <table:table-cell table:style-name="ce222" table:number-columns-repeated="2"/>
          <table:table-cell table:style-name="ce222" table:formula="of:=[.Y32]/([.Y36]+[.Y37])" office:value-type="percentage" office:value="0.0433384773662551">
            <text:p>4,33%</text:p>
          </table:table-cell>
          <table:table-cell table:style-name="ce222" table:formula="of:=[.Z32]/([.Z36]+[.Z37])" office:value-type="percentage" office:value="0.00847763347763348">
            <text:p>0,85%</text:p>
          </table:table-cell>
          <table:table-cell table:style-name="ce222" table:formula="of:=[.AA32]/([.AA36]+[.AA37])" office:value-type="percentage" office:value="0.0067829457364341">
            <text:p>0,68%</text:p>
          </table:table-cell>
          <table:table-cell table:style-name="ce222" table:formula="of:=[.AB32]/([.AB36]+[.AB37])" office:value-type="percentage" office:value="0.00419287211740042">
            <text:p>0,42%</text:p>
          </table:table-cell>
          <table:table-cell table:style-name="ce222" table:formula="of:=[.AC32]/([.AC36]+[.AC37])" office:value-type="percentage" office:value="0.0047979797979798">
            <text:p>0,48%</text:p>
          </table:table-cell>
          <table:table-cell table:style-name="ce222" table:formula="of:=[.AD32]/([.AD36]+[.AD37])" office:value-type="percentage" office:value="0.00443262411347518">
            <text:p>0,44%</text:p>
          </table:table-cell>
          <table:table-cell table:style-name="ce222" table:formula="of:=[.AE32]/([.AE36]+[.AE37])" office:value-type="percentage" office:value="0.00202546296296296">
            <text:p>0,20%</text:p>
          </table:table-cell>
          <table:table-cell table:style-name="ce222" table:formula="of:=[.AF32]/([.AF36]+[.AF37])" office:value-type="percentage" office:value="0">
            <text:p>#DIV/0!</text:p>
          </table:table-cell>
          <table:table-cell table:style-name="ce222" table:formula="of:=[.AG32]/([.AG36]+[.AG37])" office:value-type="percentage" office:value="0">
            <text:p>#DIV/0!</text:p>
          </table:table-cell>
          <table:table-cell table:style-name="ce222" table:formula="of:=[.AH32]/([.AH36]+[.AH37])" office:value-type="percentage" office:value="0">
            <text:p>#DIV/0!</text:p>
          </table:table-cell>
          <table:table-cell table:style-name="ce222" table:formula="of:=[.AI32]/([.AI36]+[.AI37])" office:value-type="percentage" office:value="0">
            <text:p>#DIV/0!</text:p>
          </table:table-cell>
          <table:table-cell table:style-name="ce222" table:formula="of:=[.AJ32]/([.AJ36]+[.AJ37])" office:value-type="percentage" office:value="0">
            <text:p>#DIV/0!</text:p>
          </table:table-cell>
          <table:table-cell table:style-name="ce222" table:formula="of:=[.AK32]/([.AK36]+[.AK37])" office:value-type="percentage" office:value="0">
            <text:p>#DIV/0!</text:p>
          </table:table-cell>
          <table:table-cell table:style-name="ce222" table:formula="of:=[.AL32]/([.AL36]+[.AL37])" office:value-type="percentage" office:value="0.00511570089883343">
            <text:p>0,51%</text:p>
          </table:table-cell>
          <table:table-cell table:style-name="ce222" table:formula="of:=[.AM32]/([.AM36]+[.AM37])" office:value-type="percentage" office:value="0.0113678034470114">
            <text:p>1,14%</text:p>
          </table:table-cell>
          <table:table-cell table:style-name="ce222" table:formula="of:=[.AN32]/([.AN36]+[.AN37])" office:value-type="percentage" office:value="0.00273608505315822">
            <text:p>0,27%</text:p>
          </table:table-cell>
          <table:table-cell table:style-name="ce222" table:formula="of:=[.AO32]/([.AO36]+[.AO37])" office:value-type="percentage" office:value="0.00624801018783827">
            <text:p>0,62%</text:p>
          </table:table-cell>
          <table:table-cell table:style-name="ce222" table:formula="of:=[.AP32]/([.AP36]+[.AP37])" office:value-type="percentage" office:value="0.0140158108500145">
            <text:p>1,40%</text:p>
          </table:table-cell>
          <table:table-cell table:style-name="ce222" table:formula="of:=[.AQ32]/([.AQ36]+[.AQ37])" office:value-type="percentage" office:value="0.00420439844760673">
            <text:p>0,42%</text:p>
          </table:table-cell>
          <table:table-cell table:style-name="ce222" table:formula="of:=[.AR32]/([.AR36]+[.AR37])" office:value-type="percentage" office:value="0.00289351851851852">
            <text:p>0,29%</text:p>
          </table:table-cell>
          <table:table-cell table:style-name="ce222" table:formula="of:=[.AS32]/([.AS36]+[.AS37])" office:value-type="percentage" office:value="0.0135030864197531">
            <text:p>1,35%</text:p>
          </table:table-cell>
          <table:table-cell table:style-name="ce222" table:formula="of:=[.AT32]/([.AT36]+[.AT37])" office:value-type="percentage" office:value="0.0127551020408163">
            <text:p>1,28%</text:p>
          </table:table-cell>
          <table:table-cell table:style-name="ce222" table:formula="of:=[.AU32]/([.AU36]+[.AU37])" office:value-type="percentage" office:value="0.00213675213675214">
            <text:p>0,21%</text:p>
          </table:table-cell>
          <table:table-cell table:style-name="ce222" table:formula="of:=[.AV32]/([.AV36]+[.AV37])" office:value-type="percentage" office:value="0.00375375375375375">
            <text:p>0,38%</text:p>
          </table:table-cell>
          <table:table-cell table:style-name="ce222" table:formula="of:=[.AW32]/([.AW36]+[.AW37])" office:value-type="percentage" office:value="0.00375375375375375">
            <text:p>0,38%</text:p>
          </table:table-cell>
          <table:table-cell table:style-name="ce222" table:formula="of:=[.AX32]/([.AX36]+[.AX37])" office:value-type="percentage" office:value="0.00539194989796637">
            <text:p>0,54%</text:p>
          </table:table-cell>
          <table:table-cell table:number-columns-repeated="974"/>
        </table:table-row>
        <table:table-row table:style-name="ro3">
          <table:table-cell office:value-type="string">
            <text:p>diff(stdev)</text:p>
          </table:table-cell>
          <table:table-cell table:style-name="ce217" table:formula="of:=ABS([.B29]-[.B30])" office:value-type="float" office:value="83.6418079879593">
            <text:p>83,64</text:p>
          </table:table-cell>
          <table:table-cell table:style-name="ce217" table:formula="of:=ABS([.C29]-[.C30])" office:value-type="float" office:value="85.6083828767452">
            <text:p>85,61</text:p>
          </table:table-cell>
          <table:table-cell table:style-name="ce217" table:formula="of:=ABS([.D29]-[.D30])" office:value-type="float" office:value="0.0723471932734254">
            <text:p>0,07</text:p>
          </table:table-cell>
          <table:table-cell table:style-name="ce217" table:formula="of:=ABS([.E29]-[.E30])" office:value-type="float" office:value="0.328472863267637">
            <text:p>0,33</text:p>
          </table:table-cell>
          <table:table-cell table:style-name="ce217" table:formula="of:=ABS([.F29]-[.F30])" office:value-type="float" office:value="1.17856625041308">
            <text:p>1,18</text:p>
          </table:table-cell>
          <table:table-cell table:style-name="ce217" table:formula="of:=ABS([.G29]-[.G30])" office:value-type="float" office:value="0.36210504273144">
            <text:p>0,36</text:p>
          </table:table-cell>
          <table:table-cell table:style-name="ce217" table:formula="of:=ABS([.H29]-[.H30])" office:value-type="float" office:value="0.5">
            <text:p>0,50</text:p>
          </table:table-cell>
          <table:table-cell table:style-name="ce217" table:formula="of:=ABS([.I29]-[.I30])" office:value-type="float" office:value="124.869119711108">
            <text:p>124,87</text:p>
          </table:table-cell>
          <table:table-cell table:style-name="ce217" table:formula="of:=ABS([.J29]-[.J30])" office:value-type="float" office:value="97.432821642555">
            <text:p>97,43</text:p>
          </table:table-cell>
          <table:table-cell table:style-name="ce217" table:formula="of:=ABS([.K29]-[.K30])" office:value-type="float" office:value="35.4550890009956">
            <text:p>35,46</text:p>
          </table:table-cell>
          <table:table-cell table:style-name="ce217" table:formula="of:=ABS([.L29]-[.L30])" office:value-type="float" office:value="100.5675570162">
            <text:p>100,57</text:p>
          </table:table-cell>
          <table:table-cell table:style-name="ce217" table:formula="of:=ABS([.M29]-[.M30])" office:value-type="float" office:value="56.0460885553745">
            <text:p>56,05</text:p>
          </table:table-cell>
          <table:table-cell table:style-name="ce217" table:formula="of:=ABS([.N29]-[.N30])" office:value-type="float" office:value="51.5868860597296">
            <text:p>51,59</text:p>
          </table:table-cell>
          <table:table-cell table:style-name="ce217" table:formula="of:=ABS([.O29]-[.O30])" office:value-type="float" office:value="56.5404579054536">
            <text:p>56,54</text:p>
          </table:table-cell>
          <table:table-cell table:style-name="ce217" table:formula="of:=ABS([.P29]-[.P30])" office:value-type="float" office:value="91.8129334383924">
            <text:p>91,81</text:p>
          </table:table-cell>
          <table:table-cell table:style-name="ce217" table:formula="of:=ABS([.Q29]-[.Q30])" office:value-type="float" office:value="17.081734169591">
            <text:p>17,08</text:p>
          </table:table-cell>
          <table:table-cell table:style-name="ce217" table:formula="of:=ABS([.R29]-[.R30])" office:value-type="float" office:value="6.58398696265014">
            <text:p>6,58</text:p>
          </table:table-cell>
          <table:table-cell table:style-name="ce217" table:formula="of:=ABS([.S29]-[.S30])" office:value-type="float" office:value="0.196025433149721">
            <text:p>0,20</text:p>
          </table:table-cell>
          <table:table-cell table:style-name="ce217" table:formula="of:=ABS([.T29]-[.T30])" office:value-type="float" office:value="0.562216233095797">
            <text:p>0,56</text:p>
          </table:table-cell>
          <table:table-cell table:style-name="ce217" table:formula="of:=ABS([.U29]-[.U30])" office:value-type="float" office:value="1.17240035478583">
            <text:p>1,17</text:p>
          </table:table-cell>
          <table:table-cell table:style-name="ce217" table:formula="of:=ABS([.V29]-[.V30])" office:value-type="float" office:value="0.538508873129877">
            <text:p>0,54</text:p>
          </table:table-cell>
          <table:table-cell table:style-name="ce217" table:number-columns-repeated="2"/>
          <table:table-cell table:style-name="ce217" table:formula="of:=ABS([.Y29]-[.Y30])" office:value-type="float" office:value="2.205484615796">
            <text:p>2,21</text:p>
          </table:table-cell>
          <table:table-cell table:style-name="ce217" table:formula="of:=ABS([.Z29]-[.Z30])" office:value-type="float" office:value="2.11008695417155">
            <text:p>2,11</text:p>
          </table:table-cell>
          <table:table-cell table:style-name="ce217" table:formula="of:=ABS([.AA29]-[.AA30])" office:value-type="float" office:value="0.482450830493234">
            <text:p>0,48</text:p>
          </table:table-cell>
          <table:table-cell table:style-name="ce217" table:formula="of:=ABS([.AB29]-[.AB30])" office:value-type="float" office:value="0.132805457504966">
            <text:p>0,13</text:p>
          </table:table-cell>
          <table:table-cell table:style-name="ce217" table:formula="of:=ABS([.AC29]-[.AC30])" office:value-type="float" office:value="0.00656761839036135">
            <text:p>0,01</text:p>
          </table:table-cell>
          <table:table-cell table:style-name="ce217" table:formula="of:=ABS([.AD29]-[.AD30])" office:value-type="float" office:value="0.491031208965115">
            <text:p>0,49</text:p>
          </table:table-cell>
          <table:table-cell table:style-name="ce217" table:formula="of:=ABS([.AE29]-[.AE30])" office:value-type="float" office:value="0.324364542298448">
            <text:p>0,32</text:p>
          </table:table-cell>
          <table:table-cell table:style-name="ce217" table:formula="of:=ABS([.AF29]-[.AF30])" office:value-type="float" office:value="0">
            <text:p>#DIV/0!</text:p>
          </table:table-cell>
          <table:table-cell table:style-name="ce217" table:formula="of:=ABS([.AG29]-[.AG30])" office:value-type="float" office:value="0">
            <text:p>#DIV/0!</text:p>
          </table:table-cell>
          <table:table-cell table:style-name="ce217" table:formula="of:=ABS([.AH29]-[.AH30])" office:value-type="float" office:value="0">
            <text:p>#DIV/0!</text:p>
          </table:table-cell>
          <table:table-cell table:style-name="ce217" table:formula="of:=ABS([.AI29]-[.AI30])" office:value-type="float" office:value="0">
            <text:p>#DIV/0!</text:p>
          </table:table-cell>
          <table:table-cell table:style-name="ce217" table:formula="of:=ABS([.AJ29]-[.AJ30])" office:value-type="float" office:value="0">
            <text:p>#DIV/0!</text:p>
          </table:table-cell>
          <table:table-cell table:style-name="ce217" table:formula="of:=ABS([.AK29]-[.AK30])" office:value-type="float" office:value="0">
            <text:p>#DIV/0!</text:p>
          </table:table-cell>
          <table:table-cell table:style-name="ce217" table:formula="of:=ABS([.AL29]-[.AL30])" office:value-type="float" office:value="1.81425970838744">
            <text:p>1,81</text:p>
          </table:table-cell>
          <table:table-cell table:style-name="ce217" table:formula="of:=ABS([.AM29]-[.AM30])" office:value-type="float" office:value="0.0835037870164965">
            <text:p>0,08</text:p>
          </table:table-cell>
          <table:table-cell table:style-name="ce217" table:formula="of:=ABS([.AN29]-[.AN30])" office:value-type="float" office:value="0.111359918969225">
            <text:p>0,11</text:p>
          </table:table-cell>
          <table:table-cell table:style-name="ce217" table:formula="of:=ABS([.AO29]-[.AO30])" office:value-type="float" office:value="2.43444934711484">
            <text:p>2,43</text:p>
          </table:table-cell>
          <table:table-cell table:style-name="ce217" table:formula="of:=ABS([.AP29]-[.AP30])" office:value-type="float" office:value="0.0215277432156895">
            <text:p>0,02</text:p>
          </table:table-cell>
          <table:table-cell table:style-name="ce217" table:formula="of:=ABS([.AQ29]-[.AQ30])" office:value-type="float" office:value="0.546954313826041">
            <text:p>0,55</text:p>
          </table:table-cell>
          <table:table-cell table:style-name="ce217" table:formula="of:=ABS([.AR29]-[.AR30])" office:value-type="float" office:value="0.827359713289277">
            <text:p>0,83</text:p>
          </table:table-cell>
          <table:table-cell table:style-name="ce217" table:formula="of:=ABS([.AS29]-[.AS30])" office:value-type="float" office:value="0.410690475809512">
            <text:p>0,41</text:p>
          </table:table-cell>
          <table:table-cell table:style-name="ce217" table:formula="of:=ABS([.AT29]-[.AT30])" office:value-type="float" office:value="0.870987947575253">
            <text:p>0,87</text:p>
          </table:table-cell>
          <table:table-cell table:style-name="ce217" table:formula="of:=ABS([.AU29]-[.AU30])" office:value-type="float" office:value="0.403115353898163">
            <text:p>0,40</text:p>
          </table:table-cell>
          <table:table-cell table:style-name="ce217" table:formula="of:=ABS([.AV29]-[.AV30])" office:value-type="float" office:value="0.0746291787840241">
            <text:p>0,07</text:p>
          </table:table-cell>
          <table:table-cell table:style-name="ce217" table:formula="of:=ABS([.AW29]-[.AW30])" office:value-type="float" office:value="0.106181568609216">
            <text:p>0,11</text:p>
          </table:table-cell>
          <table:table-cell table:style-name="ce217" table:formula="of:=ABS([.AX29]-[.AX30])" office:value-type="float" office:value="1.43562107788445">
            <text:p>1,44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ast sum</text:p>
          </table:table-cell>
          <table:table-cell table:formula="of:=SUM([.B4:.B11])" office:value-type="float" office:value="3086">
            <text:p>3086</text:p>
          </table:table-cell>
          <table:table-cell table:formula="of:=SUM([.C4:.C11])" office:value-type="float" office:value="2867">
            <text:p>2867</text:p>
          </table:table-cell>
          <table:table-cell table:formula="of:=SUM([.D4:.D11])" office:value-type="float" office:value="99">
            <text:p>99</text:p>
          </table:table-cell>
          <table:table-cell table:style-name="ce223" table:formula="of:=SUM([.E4:.E11])" office:value-type="float" office:value="77">
            <text:p>77</text:p>
          </table:table-cell>
          <table:table-cell table:style-name="ce223" table:formula="of:=SUM([.F4:.F11])" office:value-type="float" office:value="2">
            <text:p>2</text:p>
          </table:table-cell>
          <table:table-cell table:style-name="ce223" table:formula="of:=SUM([.G4:.G11])" office:value-type="float" office:value="4">
            <text:p>4</text:p>
          </table:table-cell>
          <table:table-cell table:style-name="ce223" table:formula="of:=SUM([.H4:.H11])" office:value-type="float" office:value="0">
            <text:p>0</text:p>
          </table:table-cell>
          <table:table-cell table:style-name="ce130" table:formula="of:=SUM([.I4:.I11])" office:value-type="float" office:value="2699">
            <text:p>2699</text:p>
          </table:table-cell>
          <table:table-cell table:style-name="ce130" table:formula="of:=SUM([.J4:.J11])" office:value-type="float" office:value="2068">
            <text:p>2068</text:p>
          </table:table-cell>
          <table:table-cell table:style-name="ce130" table:formula="of:=SUM([.K4:.K11])" office:value-type="float" office:value="631">
            <text:p>631</text:p>
          </table:table-cell>
          <table:table-cell table:style-name="ce225" table:formula="of:=SUM([.L4:.L11])" office:value-type="float" office:value="633">
            <text:p>633</text:p>
          </table:table-cell>
          <table:table-cell table:formula="of:=SUM([.M4:.M11])" office:value-type="float" office:value="564">
            <text:p>564</text:p>
          </table:table-cell>
          <table:table-cell table:formula="of:=SUM([.N4:.N11])" office:value-type="float" office:value="69">
            <text:p>69</text:p>
          </table:table-cell>
          <table:table-cell table:formula="of:=SUM([.O4:.O11])" office:value-type="float" office:value="458">
            <text:p>458</text:p>
          </table:table-cell>
          <table:table-cell table:formula="of:=SUM([.P4:.P11])" office:value-type="float" office:value="87">
            <text:p>87</text:p>
          </table:table-cell>
          <table:table-cell table:formula="of:=SUM([.Q4:.Q11])" office:value-type="float" office:value="88">
            <text:p>88</text:p>
          </table:table-cell>
          <table:table-cell table:formula="of:=SUM([.R4:.R11])" office:value-type="float" office:value="542">
            <text:p>542</text:p>
          </table:table-cell>
          <table:table-cell table:formula="of:=SUM([.S4:.S11])" office:value-type="float" office:value="18.07">
            <text:p>18,07</text:p>
          </table:table-cell>
          <table:table-cell table:formula="of:=SUM([.T4:.T11])" office:value-type="float" office:value="9">
            <text:p>9</text:p>
          </table:table-cell>
          <table:table-cell table:formula="of:=SUM([.U4:.U11])" office:value-type="float" office:value="60">
            <text:p>60</text:p>
          </table:table-cell>
          <table:table-cell table:formula="of:=SUM([.V4:.V11])" office:value-type="float" office:value="22">
            <text:p>22</text:p>
          </table:table-cell>
          <table:table-cell table:number-columns-repeated="2"/>
          <table:table-cell table:formula="of:=SUM([.Y4:.Y11])" office:value-type="float" office:value="31">
            <text:p>31</text:p>
          </table:table-cell>
          <table:table-cell table:formula="of:=SUM([.Z4:.Z11])" office:value-type="float" office:value="39">
            <text:p>39</text:p>
          </table:table-cell>
          <table:table-cell table:formula="of:=SUM([.AA4:.AA11])" office:value-type="float" office:value="19">
            <text:p>19</text:p>
          </table:table-cell>
          <table:table-cell table:formula="of:=SUM([.AB4:.AB11])" office:value-type="float" office:value="24">
            <text:p>24</text:p>
          </table:table-cell>
          <table:table-cell table:formula="of:=SUM([.AC4:.AC11])" office:value-type="float" office:value="27">
            <text:p>27</text:p>
          </table:table-cell>
          <table:table-cell table:formula="of:=SUM([.AD4:.AD11])" office:value-type="float" office:value="23">
            <text:p>23</text:p>
          </table:table-cell>
          <table:table-cell table:formula="of:=SUM([.AE4:.AE11])" office:value-type="float" office:value="23">
            <text:p>23</text:p>
          </table:table-cell>
          <table:table-cell table:formula="of:=SUM([.AF4:.AF11])" office:value-type="float" office:value="0">
            <text:p>0</text:p>
          </table:table-cell>
          <table:table-cell table:formula="of:=SUM([.AG4:.AG11])" office:value-type="float" office:value="0">
            <text:p>0</text:p>
          </table:table-cell>
          <table:table-cell table:formula="of:=SUM([.AH4:.AH11])" office:value-type="float" office:value="0">
            <text:p>0</text:p>
          </table:table-cell>
          <table:table-cell table:formula="of:=SUM([.AI4:.AI11])" office:value-type="float" office:value="0">
            <text:p>0</text:p>
          </table:table-cell>
          <table:table-cell table:formula="of:=SUM([.AJ4:.AJ11])" office:value-type="float" office:value="0">
            <text:p>0</text:p>
          </table:table-cell>
          <table:table-cell table:formula="of:=SUM([.AK4:.AK11])" office:value-type="float" office:value="0">
            <text:p>0</text:p>
          </table:table-cell>
          <table:table-cell table:formula="of:=SUM([.AL4:.AL11])" office:value-type="float" office:value="85.8">
            <text:p>85,8</text:p>
          </table:table-cell>
          <table:table-cell table:formula="of:=SUM([.AM4:.AM11])" office:value-type="float" office:value="25.6">
            <text:p>25,6</text:p>
          </table:table-cell>
          <table:table-cell table:formula="of:=SUM([.AN4:.AN11])" office:value-type="float" office:value="51.4">
            <text:p>51,4</text:p>
          </table:table-cell>
          <table:table-cell table:formula="of:=SUM([.AO4:.AO11])" office:value-type="float" office:value="46.5">
            <text:p>46,5</text:p>
          </table:table-cell>
          <table:table-cell table:formula="of:=SUM([.AP4:.AP11])" office:value-type="float" office:value="31.5">
            <text:p>31,5</text:p>
          </table:table-cell>
          <table:table-cell table:formula="of:=SUM([.AQ4:.AQ11])" office:value-type="float" office:value="35">
            <text:p>35</text:p>
          </table:table-cell>
          <table:table-cell table:formula="of:=SUM([.AR4:.AR11])" office:value-type="float" office:value="22">
            <text:p>22</text:p>
          </table:table-cell>
          <table:table-cell table:formula="of:=SUM([.AS4:.AS11])" office:value-type="float" office:value="19">
            <text:p>19</text:p>
          </table:table-cell>
          <table:table-cell table:formula="of:=SUM([.AT4:.AT11])" office:value-type="float" office:value="18">
            <text:p>18</text:p>
          </table:table-cell>
          <table:table-cell table:formula="of:=SUM([.AU4:.AU11])" office:value-type="float" office:value="18">
            <text:p>18</text:p>
          </table:table-cell>
          <table:table-cell table:formula="of:=SUM([.AV4:.AV11])" office:value-type="float" office:value="18">
            <text:p>18</text:p>
          </table:table-cell>
          <table:table-cell table:formula="of:=SUM([.AW4:.AW11])" office:value-type="float" office:value="18">
            <text:p>18</text:p>
          </table:table-cell>
          <table:table-cell table:formula="of:=SUM([.AX4:.AX11])" office:value-type="float" office:value="70.7">
            <text:p>70,7</text:p>
          </table:table-cell>
          <table:table-cell table:number-columns-repeated="974"/>
        </table:table-row>
        <table:table-row table:style-name="ro3">
          <table:table-cell office:value-type="string">
            <text:p>rest sum</text:p>
          </table:table-cell>
          <table:table-cell table:formula="of:=SUM([.B16:.B24])" office:value-type="float" office:value="4587">
            <text:p>4587</text:p>
          </table:table-cell>
          <table:table-cell table:formula="of:=SUM([.C16:.C24])" office:value-type="float" office:value="4385">
            <text:p>4385</text:p>
          </table:table-cell>
          <table:table-cell table:formula="of:=SUM([.D16:.D24])" office:value-type="float" office:value="121">
            <text:p>121</text:p>
          </table:table-cell>
          <table:table-cell table:style-name="ce223" table:formula="of:=SUM([.E16:.E24])" office:value-type="float" office:value="59">
            <text:p>59</text:p>
          </table:table-cell>
          <table:table-cell table:style-name="ce223" table:formula="of:=SUM([.F16:.F24])" office:value-type="float" office:value="11">
            <text:p>11</text:p>
          </table:table-cell>
          <table:table-cell table:style-name="ce223" table:formula="of:=SUM([.G16:.G24])" office:value-type="float" office:value="9">
            <text:p>9</text:p>
          </table:table-cell>
          <table:table-cell table:style-name="ce223" table:formula="of:=SUM([.H16:.H24])" office:value-type="float" office:value="3">
            <text:p>3</text:p>
          </table:table-cell>
          <table:table-cell table:style-name="ce130" table:formula="of:=SUM([.I16:.I24])" office:value-type="float" office:value="6523">
            <text:p>6523</text:p>
          </table:table-cell>
          <table:table-cell table:style-name="ce130" table:formula="of:=SUM([.J16:.J24])" office:value-type="float" office:value="5042">
            <text:p>5042</text:p>
          </table:table-cell>
          <table:table-cell table:style-name="ce130" table:formula="of:=SUM([.K16:.K24])" office:value-type="float" office:value="1481">
            <text:p>1481</text:p>
          </table:table-cell>
          <table:table-cell table:style-name="ce225" table:formula="of:=SUM([.L16:.L24])" office:value-type="float" office:value="1752">
            <text:p>1752</text:p>
          </table:table-cell>
          <table:table-cell table:formula="of:=SUM([.M16:.M24])" office:value-type="float" office:value="1276">
            <text:p>1276</text:p>
          </table:table-cell>
          <table:table-cell table:formula="of:=SUM([.N16:.N24])" office:value-type="float" office:value="476">
            <text:p>476</text:p>
          </table:table-cell>
          <table:table-cell table:formula="of:=SUM([.O16:.O24])" office:value-type="float" office:value="909">
            <text:p>909</text:p>
          </table:table-cell>
          <table:table-cell table:formula="of:=SUM([.P16:.P24])" office:value-type="float" office:value="554">
            <text:p>554</text:p>
          </table:table-cell>
          <table:table-cell table:formula="of:=SUM([.Q16:.Q24])" office:value-type="float" office:value="289">
            <text:p>289</text:p>
          </table:table-cell>
          <table:table-cell table:formula="of:=SUM([.R16:.R24])" office:value-type="float" office:value="818">
            <text:p>818</text:p>
          </table:table-cell>
          <table:table-cell table:formula="of:=SUM([.S16:.S24])" office:value-type="float" office:value="27.13">
            <text:p>27,13</text:p>
          </table:table-cell>
          <table:table-cell table:formula="of:=SUM([.T16:.T24])" office:value-type="float" office:value="6">
            <text:p>6</text:p>
          </table:table-cell>
          <table:table-cell table:formula="of:=SUM([.U16:.U24])" office:value-type="float" office:value="97">
            <text:p>97</text:p>
          </table:table-cell>
          <table:table-cell table:formula="of:=SUM([.V16:.V24])" office:value-type="float" office:value="23">
            <text:p>23</text:p>
          </table:table-cell>
          <table:table-cell table:number-columns-repeated="2"/>
          <table:table-cell table:formula="of:=SUM([.Y16:.Y24])" office:value-type="float" office:value="77">
            <text:p>77</text:p>
          </table:table-cell>
          <table:table-cell table:formula="of:=SUM([.Z16:.Z24])" office:value-type="float" office:value="38">
            <text:p>38</text:p>
          </table:table-cell>
          <table:table-cell table:formula="of:=SUM([.AA16:.AA24])" office:value-type="float" office:value="24">
            <text:p>24</text:p>
          </table:table-cell>
          <table:table-cell table:formula="of:=SUM([.AB16:.AB24])" office:value-type="float" office:value="29">
            <text:p>29</text:p>
          </table:table-cell>
          <table:table-cell table:formula="of:=SUM([.AC16:.AC24])" office:value-type="float" office:value="28">
            <text:p>28</text:p>
          </table:table-cell>
          <table:table-cell table:formula="of:=SUM([.AD16:.AD24])" office:value-type="float" office:value="24">
            <text:p>24</text:p>
          </table:table-cell>
          <table:table-cell table:formula="of:=SUM([.AE16:.AE24])" office:value-type="float" office:value="25">
            <text:p>25</text:p>
          </table:table-cell>
          <table:table-cell table:formula="of:=SUM([.AF16:.AF24])" office:value-type="float" office:value="0">
            <text:p>0</text:p>
          </table:table-cell>
          <table:table-cell table:formula="of:=SUM([.AG16:.AG24])" office:value-type="float" office:value="0">
            <text:p>0</text:p>
          </table:table-cell>
          <table:table-cell table:formula="of:=SUM([.AH16:.AH24])" office:value-type="float" office:value="0">
            <text:p>0</text:p>
          </table:table-cell>
          <table:table-cell table:formula="of:=SUM([.AI16:.AI24])" office:value-type="float" office:value="0">
            <text:p>0</text:p>
          </table:table-cell>
          <table:table-cell table:formula="of:=SUM([.AJ16:.AJ24])" office:value-type="float" office:value="0">
            <text:p>0</text:p>
          </table:table-cell>
          <table:table-cell table:formula="of:=SUM([.AK16:.AK24])" office:value-type="float" office:value="0">
            <text:p>0</text:p>
          </table:table-cell>
          <table:table-cell table:formula="of:=SUM([.AL16:.AL24])" office:value-type="float" office:value="88.5">
            <text:p>88,5</text:p>
          </table:table-cell>
          <table:table-cell table:formula="of:=SUM([.AM16:.AM24])" office:value-type="float" office:value="35">
            <text:p>35</text:p>
          </table:table-cell>
          <table:table-cell table:formula="of:=SUM([.AN16:.AN24])" office:value-type="float" office:value="55.2">
            <text:p>55,2</text:p>
          </table:table-cell>
          <table:table-cell table:formula="of:=SUM([.AO16:.AO24])" office:value-type="float" office:value="58.2">
            <text:p>58,2</text:p>
          </table:table-cell>
          <table:table-cell table:formula="of:=SUM([.AP16:.AP24])" office:value-type="float" office:value="45.1">
            <text:p>45,1</text:p>
          </table:table-cell>
          <table:table-cell table:formula="of:=SUM([.AQ16:.AQ24])" office:value-type="float" office:value="42.3">
            <text:p>42,3</text:p>
          </table:table-cell>
          <table:table-cell table:formula="of:=SUM([.AR16:.AR24])" office:value-type="float" office:value="26">
            <text:p>26</text:p>
          </table:table-cell>
          <table:table-cell table:formula="of:=SUM([.AS16:.AS24])" office:value-type="float" office:value="17">
            <text:p>17</text:p>
          </table:table-cell>
          <table:table-cell table:formula="of:=SUM([.AT16:.AT24])" office:value-type="float" office:value="17">
            <text:p>17</text:p>
          </table:table-cell>
          <table:table-cell table:formula="of:=SUM([.AU16:.AU24])" office:value-type="float" office:value="21">
            <text:p>21</text:p>
          </table:table-cell>
          <table:table-cell table:formula="of:=SUM([.AV16:.AV24])" office:value-type="float" office:value="19">
            <text:p>19</text:p>
          </table:table-cell>
          <table:table-cell table:formula="of:=SUM([.AW16:.AW24])" office:value-type="float" office:value="19">
            <text:p>19</text:p>
          </table:table-cell>
          <table:table-cell table:formula="of:=SUM([.AX16:.AX24])" office:value-type="float" office:value="87.2">
            <text:p>87,2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223" table:number-columns-repeated="4"/>
          <table:table-cell table:number-columns-repeated="1016"/>
        </table:table-row>
        <table:table-row table:style-name="ro3">
          <table:table-cell office:value-type="string">
            <text:p>difference</text:p>
          </table:table-cell>
          <table:table-cell table:formula="of:=ABS([.B36]-[.B37])" office:value-type="float" office:value="1501">
            <text:p>1501</text:p>
          </table:table-cell>
          <table:table-cell table:formula="of:=ABS([.C36]-[.C37])" office:value-type="float" office:value="1518">
            <text:p>1518</text:p>
          </table:table-cell>
          <table:table-cell table:formula="of:=ABS([.D36]-[.D37])" office:value-type="float" office:value="22">
            <text:p>22</text:p>
          </table:table-cell>
          <table:table-cell table:formula="of:=ABS([.E36]-[.E37])" office:value-type="float" office:value="18">
            <text:p>18</text:p>
          </table:table-cell>
          <table:table-cell table:formula="of:=ABS([.F36]-[.F37])" office:value-type="float" office:value="9">
            <text:p>9</text:p>
          </table:table-cell>
          <table:table-cell table:formula="of:=ABS([.G36]-[.G37])" office:value-type="float" office:value="5">
            <text:p>5</text:p>
          </table:table-cell>
          <table:table-cell table:formula="of:=ABS([.H36]-[.H37])" office:value-type="float" office:value="3">
            <text:p>3</text:p>
          </table:table-cell>
          <table:table-cell table:formula="of:=ABS([.I36]-[.I37])" office:value-type="float" office:value="3824">
            <text:p>3824</text:p>
          </table:table-cell>
          <table:table-cell table:formula="of:=ABS([.J36]-[.J37])" office:value-type="float" office:value="2974">
            <text:p>2974</text:p>
          </table:table-cell>
          <table:table-cell table:formula="of:=ABS([.K36]-[.K37])" office:value-type="float" office:value="850">
            <text:p>850</text:p>
          </table:table-cell>
          <table:table-cell table:formula="of:=ABS([.L36]-[.L37])" office:value-type="float" office:value="1119">
            <text:p>1119</text:p>
          </table:table-cell>
          <table:table-cell table:formula="of:=ABS([.M36]-[.M37])" office:value-type="float" office:value="712">
            <text:p>712</text:p>
          </table:table-cell>
          <table:table-cell table:formula="of:=ABS([.N36]-[.N37])" office:value-type="float" office:value="407">
            <text:p>407</text:p>
          </table:table-cell>
          <table:table-cell table:formula="of:=ABS([.O36]-[.O37])" office:value-type="float" office:value="451">
            <text:p>451</text:p>
          </table:table-cell>
          <table:table-cell table:formula="of:=ABS([.P36]-[.P37])" office:value-type="float" office:value="467">
            <text:p>467</text:p>
          </table:table-cell>
          <table:table-cell table:formula="of:=ABS([.Q36]-[.Q37])" office:value-type="float" office:value="201">
            <text:p>201</text:p>
          </table:table-cell>
          <table:table-cell table:formula="of:=ABS([.R36]-[.R37])" office:value-type="float" office:value="276">
            <text:p>276</text:p>
          </table:table-cell>
          <table:table-cell table:formula="of:=ABS([.S36]-[.S37])" office:value-type="float" office:value="9.06">
            <text:p>9,06</text:p>
          </table:table-cell>
          <table:table-cell table:formula="of:=ABS([.T36]-[.T37])" office:value-type="float" office:value="3">
            <text:p>3</text:p>
          </table:table-cell>
          <table:table-cell table:formula="of:=ABS([.U36]-[.U37])" office:value-type="float" office:value="37">
            <text:p>37</text:p>
          </table:table-cell>
          <table:table-cell table:formula="of:=ABS([.V36]-[.V37])" office:value-type="float" office:value="1">
            <text:p>1</text:p>
          </table:table-cell>
          <table:table-cell table:number-columns-repeated="2"/>
          <table:table-cell table:formula="of:=ABS([.Y36]-[.Y37])" office:value-type="float" office:value="46">
            <text:p>46</text:p>
          </table:table-cell>
          <table:table-cell table:formula="of:=ABS([.Z36]-[.Z37])" office:value-type="float" office:value="1">
            <text:p>1</text:p>
          </table:table-cell>
          <table:table-cell table:formula="of:=ABS([.AA36]-[.AA37])" office:value-type="float" office:value="5">
            <text:p>5</text:p>
          </table:table-cell>
          <table:table-cell table:formula="of:=ABS([.AB36]-[.AB37])" office:value-type="float" office:value="5">
            <text:p>5</text:p>
          </table:table-cell>
          <table:table-cell table:formula="of:=ABS([.AC36]-[.AC37])" office:value-type="float" office:value="1">
            <text:p>1</text:p>
          </table:table-cell>
          <table:table-cell table:formula="of:=ABS([.AD36]-[.AD37])" office:value-type="float" office:value="1">
            <text:p>1</text:p>
          </table:table-cell>
          <table:table-cell table:formula="of:=ABS([.AE36]-[.AE37])" office:value-type="float" office:value="2">
            <text:p>2</text:p>
          </table:table-cell>
          <table:table-cell table:formula="of:=ABS([.AF36]-[.AF37])" office:value-type="float" office:value="0">
            <text:p>0</text:p>
          </table:table-cell>
          <table:table-cell table:formula="of:=ABS([.AG36]-[.AG37])" office:value-type="float" office:value="0">
            <text:p>0</text:p>
          </table:table-cell>
          <table:table-cell table:formula="of:=ABS([.AH36]-[.AH37])" office:value-type="float" office:value="0">
            <text:p>0</text:p>
          </table:table-cell>
          <table:table-cell table:formula="of:=ABS([.AI36]-[.AI37])" office:value-type="float" office:value="0">
            <text:p>0</text:p>
          </table:table-cell>
          <table:table-cell table:formula="of:=ABS([.AJ36]-[.AJ37])" office:value-type="float" office:value="0">
            <text:p>0</text:p>
          </table:table-cell>
          <table:table-cell table:formula="of:=ABS([.AK36]-[.AK37])" office:value-type="float" office:value="0">
            <text:p>0</text:p>
          </table:table-cell>
          <table:table-cell table:formula="of:=ABS([.AL36]-[.AL37])" office:value-type="float" office:value="2.69999999999999">
            <text:p>2,7</text:p>
          </table:table-cell>
          <table:table-cell table:formula="of:=ABS([.AM36]-[.AM37])" office:value-type="float" office:value="9.4">
            <text:p>9,4</text:p>
          </table:table-cell>
          <table:table-cell table:formula="of:=ABS([.AN36]-[.AN37])" office:value-type="float" office:value="3.8">
            <text:p>3,8</text:p>
          </table:table-cell>
          <table:table-cell table:formula="of:=ABS([.AO36]-[.AO37])" office:value-type="float" office:value="11.7">
            <text:p>11,7</text:p>
          </table:table-cell>
          <table:table-cell table:formula="of:=ABS([.AP36]-[.AP37])" office:value-type="float" office:value="13.6">
            <text:p>13,6</text:p>
          </table:table-cell>
          <table:table-cell table:formula="of:=ABS([.AQ36]-[.AQ37])" office:value-type="float" office:value="7.3">
            <text:p>7,3</text:p>
          </table:table-cell>
          <table:table-cell table:formula="of:=ABS([.AR36]-[.AR37])" office:value-type="float" office:value="4">
            <text:p>4</text:p>
          </table:table-cell>
          <table:table-cell table:formula="of:=ABS([.AS36]-[.AS37])" office:value-type="float" office:value="2">
            <text:p>2</text:p>
          </table:table-cell>
          <table:table-cell table:formula="of:=ABS([.AT36]-[.AT37])" office:value-type="float" office:value="1">
            <text:p>1</text:p>
          </table:table-cell>
          <table:table-cell table:formula="of:=ABS([.AU36]-[.AU37])" office:value-type="float" office:value="3">
            <text:p>3</text:p>
          </table:table-cell>
          <table:table-cell table:formula="of:=ABS([.AV36]-[.AV37])" office:value-type="float" office:value="1">
            <text:p>1</text:p>
          </table:table-cell>
          <table:table-cell table:formula="of:=ABS([.AW36]-[.AW37])" office:value-type="float" office:value="1">
            <text:p>1</text:p>
          </table:table-cell>
          <table:table-cell table:formula="of:=ABS([.AX36]-[.AX37])" office:value-type="float" office:value="16.5">
            <text:p>16,5</text:p>
          </table:table-cell>
          <table:table-cell table:number-columns-repeated="974"/>
        </table:table-row>
        <table:table-row table:style-name="ro3">
          <table:table-cell office:value-type="string">
            <text:p>diff/sum</text:p>
          </table:table-cell>
          <table:table-cell table:style-name="ce222" table:formula="of:=[.B39]/(SUM([.B36:.B37]))" office:value-type="percentage" office:value="0.195621008731917">
            <text:p>19,56%</text:p>
          </table:table-cell>
          <table:table-cell table:style-name="ce222" table:formula="of:=[.C39]/(SUM([.C36:.C37]))" office:value-type="percentage" office:value="0.209321566464424">
            <text:p>20,93%</text:p>
          </table:table-cell>
          <table:table-cell table:style-name="ce222" table:formula="of:=[.D39]/(SUM([.D36:.D37]))" office:value-type="percentage" office:value="0.1">
            <text:p>10,00%</text:p>
          </table:table-cell>
          <table:table-cell table:style-name="ce222" table:formula="of:=[.E39]/(SUM([.E36:.E37]))" office:value-type="percentage" office:value="0.132352941176471">
            <text:p>13,24%</text:p>
          </table:table-cell>
          <table:table-cell table:style-name="ce222" table:formula="of:=[.F39]/(SUM([.F36:.F37]))" office:value-type="percentage" office:value="0.692307692307692">
            <text:p>69,23%</text:p>
          </table:table-cell>
          <table:table-cell table:style-name="ce222" table:formula="of:=[.G39]/(SUM([.G36:.G37]))" office:value-type="percentage" office:value="0.384615384615385">
            <text:p>38,46%</text:p>
          </table:table-cell>
          <table:table-cell table:style-name="ce222" table:formula="of:=[.H39]/(SUM([.H36:.H37]))" office:value-type="percentage" office:value="1">
            <text:p>100,00%</text:p>
          </table:table-cell>
          <table:table-cell table:style-name="ce222" table:formula="of:=[.I39]/(SUM([.I36:.I37]))" office:value-type="percentage" office:value="0.414660594231186">
            <text:p>41,47%</text:p>
          </table:table-cell>
          <table:table-cell table:style-name="ce222" table:formula="of:=[.J39]/(SUM([.J36:.J37]))" office:value-type="percentage" office:value="0.418284106891702">
            <text:p>41,83%</text:p>
          </table:table-cell>
          <table:table-cell table:style-name="ce222" table:formula="of:=[.K39]/(SUM([.K36:.K37]))" office:value-type="percentage" office:value="0.402462121212121">
            <text:p>40,25%</text:p>
          </table:table-cell>
          <table:table-cell table:style-name="ce222" table:formula="of:=[.L39]/(SUM([.L36:.L37]))" office:value-type="percentage" office:value="0.469182389937107">
            <text:p>46,92%</text:p>
          </table:table-cell>
          <table:table-cell table:style-name="ce222" table:formula="of:=[.M39]/(SUM([.M36:.M37]))" office:value-type="percentage" office:value="0.38695652173913">
            <text:p>38,70%</text:p>
          </table:table-cell>
          <table:table-cell table:style-name="ce222" table:formula="of:=[.N39]/(SUM([.N36:.N37]))" office:value-type="percentage" office:value="0.746788990825688">
            <text:p>74,68%</text:p>
          </table:table-cell>
          <table:table-cell table:style-name="ce222" table:formula="of:=[.O39]/(SUM([.O36:.O37]))" office:value-type="percentage" office:value="0.329919531821507">
            <text:p>32,99%</text:p>
          </table:table-cell>
          <table:table-cell table:style-name="ce226" table:formula="of:=[.P39]/(SUM([.P36:.P37]))" office:value-type="percentage" office:value="0.728549141965679">
            <text:p>72,85%</text:p>
          </table:table-cell>
          <table:table-cell table:style-name="ce222" table:formula="of:=[.Q39]/(SUM([.Q36:.Q37]))" office:value-type="percentage" office:value="0.53315649867374">
            <text:p>53,32%</text:p>
          </table:table-cell>
          <table:table-cell table:style-name="ce222" table:formula="of:=[.R39]/(SUM([.R36:.R37]))" office:value-type="percentage" office:value="0.202941176470588">
            <text:p>20,29%</text:p>
          </table:table-cell>
          <table:table-cell table:style-name="ce222" table:formula="of:=[.S39]/(SUM([.S36:.S37]))" office:value-type="percentage" office:value="0.200442477876106">
            <text:p>20,04%</text:p>
          </table:table-cell>
          <table:table-cell table:style-name="ce222" table:formula="of:=[.T39]/(SUM([.T36:.T37]))" office:value-type="percentage" office:value="0.2">
            <text:p>20,00%</text:p>
          </table:table-cell>
          <table:table-cell table:style-name="ce222" table:formula="of:=[.U39]/(SUM([.U36:.U37]))" office:value-type="percentage" office:value="0.235668789808917">
            <text:p>23,57%</text:p>
          </table:table-cell>
          <table:table-cell table:style-name="ce222" table:formula="of:=[.V39]/(SUM([.V36:.V37]))" office:value-type="percentage" office:value="0.0222222222222222">
            <text:p>2,22%</text:p>
          </table:table-cell>
          <table:table-cell table:style-name="ce222" table:number-columns-repeated="2"/>
          <table:table-cell table:style-name="ce222" table:formula="of:=[.Y39]/(SUM([.Y36:.Y37]))" office:value-type="percentage" office:value="0.425925925925926">
            <text:p>42,59%</text:p>
          </table:table-cell>
          <table:table-cell table:style-name="ce222" table:formula="of:=[.Z39]/(SUM([.Z36:.Z37]))" office:value-type="percentage" office:value="0.012987012987013">
            <text:p>1,30%</text:p>
          </table:table-cell>
          <table:table-cell table:style-name="ce222" table:formula="of:=[.AA39]/(SUM([.AA36:.AA37]))" office:value-type="percentage" office:value="0.116279069767442">
            <text:p>11,63%</text:p>
          </table:table-cell>
          <table:table-cell table:style-name="ce222" table:formula="of:=[.AB39]/(SUM([.AB36:.AB37]))" office:value-type="percentage" office:value="0.0943396226415094">
            <text:p>9,43%</text:p>
          </table:table-cell>
          <table:table-cell table:style-name="ce222" table:formula="of:=[.AC39]/(SUM([.AC36:.AC37]))" office:value-type="percentage" office:value="0.0181818181818182">
            <text:p>1,82%</text:p>
          </table:table-cell>
          <table:table-cell table:style-name="ce222" table:formula="of:=[.AD39]/(SUM([.AD36:.AD37]))" office:value-type="percentage" office:value="0.0212765957446808">
            <text:p>2,13%</text:p>
          </table:table-cell>
          <table:table-cell table:style-name="ce222" table:formula="of:=[.AE39]/(SUM([.AE36:.AE37]))" office:value-type="percentage" office:value="0.0416666666666667">
            <text:p>4,17%</text:p>
          </table:table-cell>
          <table:table-cell table:style-name="ce222" table:formula="of:=[.AF39]/(SUM([.AF36:.AF37]))" office:value-type="percentage" office:value="0">
            <text:p>#DIV/0!</text:p>
          </table:table-cell>
          <table:table-cell table:style-name="ce222" table:formula="of:=[.AG39]/(SUM([.AG36:.AG37]))" office:value-type="percentage" office:value="0">
            <text:p>#DIV/0!</text:p>
          </table:table-cell>
          <table:table-cell table:style-name="ce222" table:formula="of:=[.AH39]/(SUM([.AH36:.AH37]))" office:value-type="percentage" office:value="0">
            <text:p>#DIV/0!</text:p>
          </table:table-cell>
          <table:table-cell table:style-name="ce222" table:formula="of:=[.AI39]/(SUM([.AI36:.AI37]))" office:value-type="percentage" office:value="0">
            <text:p>#DIV/0!</text:p>
          </table:table-cell>
          <table:table-cell table:style-name="ce222" table:formula="of:=[.AJ39]/(SUM([.AJ36:.AJ37]))" office:value-type="percentage" office:value="0">
            <text:p>#DIV/0!</text:p>
          </table:table-cell>
          <table:table-cell table:style-name="ce222" table:formula="of:=[.AK39]/(SUM([.AK36:.AK37]))" office:value-type="percentage" office:value="0">
            <text:p>#DIV/0!</text:p>
          </table:table-cell>
          <table:table-cell table:style-name="ce222" table:formula="of:=[.AL39]/(SUM([.AL36:.AL37]))" office:value-type="percentage" office:value="0.0154905335628227">
            <text:p>1,55%</text:p>
          </table:table-cell>
          <table:table-cell table:style-name="ce222" table:formula="of:=[.AM39]/(SUM([.AM36:.AM37]))" office:value-type="percentage" office:value="0.155115511551155">
            <text:p>15,51%</text:p>
          </table:table-cell>
          <table:table-cell table:style-name="ce222" table:formula="of:=[.AN39]/(SUM([.AN36:.AN37]))" office:value-type="percentage" office:value="0.0356472795497186">
            <text:p>3,56%</text:p>
          </table:table-cell>
          <table:table-cell table:style-name="ce222" table:formula="of:=[.AO39]/(SUM([.AO36:.AO37]))" office:value-type="percentage" office:value="0.111747851002865">
            <text:p>11,17%</text:p>
          </table:table-cell>
          <table:table-cell table:style-name="ce222" table:formula="of:=[.AP39]/(SUM([.AP36:.AP37]))" office:value-type="percentage" office:value="0.177545691906005">
            <text:p>17,75%</text:p>
          </table:table-cell>
          <table:table-cell table:style-name="ce222" table:formula="of:=[.AQ39]/(SUM([.AQ36:.AQ37]))" office:value-type="percentage" office:value="0.0944372574385511">
            <text:p>9,44%</text:p>
          </table:table-cell>
          <table:table-cell table:style-name="ce222" table:formula="of:=[.AR39]/(SUM([.AR36:.AR37]))" office:value-type="percentage" office:value="0.0833333333333333">
            <text:p>8,33%</text:p>
          </table:table-cell>
          <table:table-cell table:style-name="ce222" table:formula="of:=[.AS39]/(SUM([.AS36:.AS37]))" office:value-type="percentage" office:value="0.0555555555555556">
            <text:p>5,56%</text:p>
          </table:table-cell>
          <table:table-cell table:style-name="ce222" table:formula="of:=[.AT39]/(SUM([.AT36:.AT37]))" office:value-type="percentage" office:value="0.0285714285714286">
            <text:p>2,86%</text:p>
          </table:table-cell>
          <table:table-cell table:style-name="ce222" table:formula="of:=[.AU39]/(SUM([.AU36:.AU37]))" office:value-type="percentage" office:value="0.0769230769230769">
            <text:p>7,69%</text:p>
          </table:table-cell>
          <table:table-cell table:style-name="ce222" table:formula="of:=[.AV39]/(SUM([.AV36:.AV37]))" office:value-type="percentage" office:value="0.027027027027027">
            <text:p>2,70%</text:p>
          </table:table-cell>
          <table:table-cell table:style-name="ce222" table:formula="of:=[.AW39]/(SUM([.AW36:.AW37]))" office:value-type="percentage" office:value="0.027027027027027">
            <text:p>2,70%</text:p>
          </table:table-cell>
          <table:table-cell table:style-name="ce222" table:formula="of:=[.AX39]/(SUM([.AX36:.AX37]))" office:value-type="percentage" office:value="0.104496516782774">
            <text:p>10,45%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9"/>
          <table:table-cell table:style-name="ce130" office:value-type="string">
            <text:p>file mgt time/total time</text:p>
          </table:table-cell>
          <table:table-cell table:style-name="ce130" office:value-type="string">
            <text:p>tagging time/total time</text:p>
          </table:table-cell>
          <table:table-cell table:number-columns-repeated="15"/>
          <table:table-cell table:style-name="ce130" office:value-type="string">
            <text:p>sum(average # clicks)</text:p>
          </table:table-cell>
          <table:table-cell table:number-columns-repeated="17"/>
          <table:table-cell table:style-name="ce130" office:value-type="string">
            <text:p>sum(average # clicks)</text:p>
          </table:table-cell>
          <table:table-cell table:number-columns-repeated="979"/>
        </table:table-row>
        <table:table-row table:style-name="ro10">
          <table:table-cell table:number-columns-repeated="8"/>
          <table:table-cell table:style-name="ce224" office:value-type="string">
            <text:p>fast performer</text:p>
          </table:table-cell>
          <table:table-cell table:style-name="ce222" table:formula="of:=[.K36]/[.I36]" office:value-type="percentage" office:value="0.233790292701">
            <text:p>23,38%</text:p>
          </table:table-cell>
          <table:table-cell table:style-name="ce222" table:formula="of:=[.J36]/[.I36]" office:value-type="percentage" office:value="0.766209707299">
            <text:p>76,62%</text:p>
          </table:table-cell>
          <table:table-cell table:number-columns-repeated="14"/>
          <table:table-cell table:style-name="ce224" office:value-type="string">
            <text:p>fast performer</text:p>
          </table:table-cell>
          <table:table-cell table:formula="of:=SUM([.Z26:.AE26])" office:value-type="float" office:value="19.375">
            <text:p>19,375</text:p>
          </table:table-cell>
          <table:table-cell table:style-name="ce227" table:formula="of:=STDEV([.Z26:.AE26])" office:value-type="float" office:value="0.867527617235709">
            <text:p>0,87</text:p>
          </table:table-cell>
          <table:table-cell table:number-columns-repeated="15"/>
          <table:table-cell table:style-name="ce224" office:value-type="string">
            <text:p>fast performer</text:p>
          </table:table-cell>
          <table:table-cell table:formula="of:=SUM([.AR26:.AW26])" office:value-type="float" office:value="14.4464285714286">
            <text:p>14,4464285714</text:p>
          </table:table-cell>
          <table:table-cell table:style-name="ce227" table:formula="of:=STDEV([.AR26:.AW26])" office:value-type="float" office:value="0.209596510655382">
            <text:p>0,21</text:p>
          </table:table-cell>
          <table:table-cell table:number-columns-repeated="978"/>
        </table:table-row>
        <table:table-row table:style-name="ro10">
          <table:table-cell table:number-columns-repeated="8"/>
          <table:table-cell table:style-name="ce224" office:value-type="string">
            <text:p>rest</text:p>
          </table:table-cell>
          <table:table-cell table:style-name="ce222" table:formula="of:=[.K37]/[.I37]" office:value-type="percentage" office:value="0.227042771730799">
            <text:p>22,70%</text:p>
          </table:table-cell>
          <table:table-cell table:style-name="ce222" table:formula="of:=[.J37]/[.I37]" office:value-type="percentage" office:value="0.772957228269201">
            <text:p>77,30%</text:p>
          </table:table-cell>
          <table:table-cell table:number-columns-repeated="14"/>
          <table:table-cell table:style-name="ce224" office:value-type="string">
            <text:p>rest</text:p>
          </table:table-cell>
          <table:table-cell table:formula="of:=SUM([.Z27:.AE27])" office:value-type="float" office:value="18.6666666666667">
            <text:p>18,6666666667</text:p>
          </table:table-cell>
          <table:table-cell table:style-name="ce227" table:formula="of:=STDEV([.Z27:.AE27])" office:value-type="float" office:value="0.592129448643299">
            <text:p>0,59</text:p>
          </table:table-cell>
          <table:table-cell table:number-columns-repeated="15"/>
          <table:table-cell table:style-name="ce224" office:value-type="string">
            <text:p>rest</text:p>
          </table:table-cell>
          <table:table-cell table:formula="of:=SUM([.AR27:.AW27])" office:value-type="float" office:value="13.4583333333333">
            <text:p>13,4583333333</text:p>
          </table:table-cell>
          <table:table-cell table:style-name="ce227" table:formula="of:=STDEV([.AR27:.AW27])" office:value-type="float" office:value="0.346248635064386">
            <text:p>0,35</text:p>
          </table:table-cell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inding_clicks" table:style-name="ta4" table:print="false">
        <office:forms form:automatic-focus="false" form:apply-design-mode="false"/>
        <table:table-column table:style-name="co47" table:number-columns-repeated="1024" table:default-cell-style-name="Default"/>
        <table:table-row table:style-name="ro8">
          <table:table-cell table:style-name="ce130"/>
          <table:table-cell table:style-name="ce130" office:value-type="string">
            <text:p>item 1</text:p>
          </table:table-cell>
          <table:table-cell table:style-name="ce130" office:value-type="string">
            <text:p>item 2</text:p>
          </table:table-cell>
          <table:table-cell table:style-name="ce130" office:value-type="string">
            <text:p>item 3</text:p>
          </table:table-cell>
          <table:table-cell table:style-name="ce130" office:value-type="string">
            <text:p>item 4</text:p>
          </table:table-cell>
          <table:table-cell table:style-name="ce130" office:value-type="string">
            <text:p>item 5</text:p>
          </table:table-cell>
          <table:table-cell table:style-name="ce130" office:value-type="string">
            <text:p>item 6</text:p>
          </table:table-cell>
          <table:table-cell table:style-name="ce130" office:value-type="string">
            <text:p>sum</text:p>
          </table:table-cell>
          <table:table-cell table:style-name="ce130" office:value-type="string">
            <text:p>std dev</text:p>
          </table:table-cell>
          <table:table-cell table:style-name="ce130" table:number-columns-repeated="1015"/>
        </table:table-row>
        <table:table-row table:style-name="ro8">
          <table:table-cell table:style-name="ce130" office:value-type="string">
            <text:p>folders</text:p>
          </table:table-cell>
          <table:table-cell table:style-name="ce141" table:formula="of:=[refinding_folders.B23]" office:value-type="float" office:value="4.52941176470588">
            <text:p>4,53</text:p>
          </table:table-cell>
          <table:table-cell table:style-name="ce141" table:formula="of:=[refinding_folders.C23]" office:value-type="float" office:value="2.52941176470588">
            <text:p>2,53</text:p>
          </table:table-cell>
          <table:table-cell table:style-name="ce141" table:formula="of:=[refinding_folders.D23]" office:value-type="float" office:value="3.11764705882353">
            <text:p>3,12</text:p>
          </table:table-cell>
          <table:table-cell table:style-name="ce141" table:formula="of:=[refinding_folders.E23]" office:value-type="float" office:value="3.23529411764706">
            <text:p>3,24</text:p>
          </table:table-cell>
          <table:table-cell table:style-name="ce141" table:formula="of:=[refinding_folders.F23]" office:value-type="float" office:value="2.76470588235294">
            <text:p>2,76</text:p>
          </table:table-cell>
          <table:table-cell table:style-name="ce141" table:formula="of:=[refinding_folders.G23]" office:value-type="float" office:value="2.82352941176471">
            <text:p>2,82</text:p>
          </table:table-cell>
          <table:table-cell table:style-name="ce143" table:formula="of:=SUM([.B2:.G2])" office:value-type="float" office:value="19">
            <text:p>19,00</text:p>
          </table:table-cell>
          <table:table-cell table:style-name="ce144" table:formula="of:=STDEV([.B2:.G2])" office:value-type="float" office:value="0.714086312585794">
            <text:p>0,71</text:p>
          </table:table-cell>
          <table:table-cell table:number-columns-repeated="1015"/>
        </table:table-row>
        <table:table-row table:style-name="ro1">
          <table:table-cell table:style-name="ce130" office:value-type="string">
            <text:p>tagstore</text:p>
          </table:table-cell>
          <table:table-cell table:style-name="ce141" table:formula="of:=[refinding_tagstore.B23]" office:value-type="float" office:value="2.82352941176471">
            <text:p>2,82</text:p>
          </table:table-cell>
          <table:table-cell table:style-name="ce141" table:formula="of:=[refinding_tagstore.C23]" office:value-type="float" office:value="2.11764705882353">
            <text:p>2,12</text:p>
          </table:table-cell>
          <table:table-cell table:style-name="ce141" table:formula="of:=[refinding_tagstore.D23]" office:value-type="float" office:value="2.33333333333333">
            <text:p>2,33</text:p>
          </table:table-cell>
          <table:table-cell table:style-name="ce141" table:formula="of:=[refinding_tagstore.E23]" office:value-type="float" office:value="2.29411764705882">
            <text:p>2,29</text:p>
          </table:table-cell>
          <table:table-cell table:style-name="ce141" table:formula="of:=[refinding_tagstore.F23]" office:value-type="float" office:value="2.17647058823529">
            <text:p>2,18</text:p>
          </table:table-cell>
          <table:table-cell table:style-name="ce141" table:formula="of:=[refinding_tagstore.G23]" office:value-type="float" office:value="2.17647058823529">
            <text:p>2,18</text:p>
          </table:table-cell>
          <table:table-cell table:style-name="ce143" table:formula="of:=SUM([.B3:.G3])" office:value-type="float" office:value="13.921568627451">
            <text:p>13,92</text:p>
          </table:table-cell>
          <table:table-cell table:style-name="ce144" table:formula="of:=STDEV([.B3:.G3])" office:value-type="float" office:value="0.259436785853816">
            <text:p>0,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value</text:p>
          </table:table-cell>
          <table:table-cell table:style-name="ce142" table:formula="of:=TTEST([.B2:.G2];[.B3:.G3];2;1)" office:value-type="float" office:value="0.00621950977477299">
            <text:p>0,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Data" table:style-name="ta5" table:print="false"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8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145"/>
          <table:table-cell table:style-name="ce150" office:value-type="string">
            <text:p>Task Completion Time (secs)</text:p>
          </table:table-cell>
          <table:table-cell table:style-name="ce156" table:number-columns-repeated="14"/>
          <table:table-cell table:style-name="ce117" table:number-columns-repeated="1008"/>
        </table:table-row>
        <table:table-row table:style-name="ro9">
          <table:table-cell table:style-name="ce145"/>
          <table:table-cell table:style-name="ce150"/>
          <table:table-cell table:style-name="ce156" office:value-type="string">
            <text:p>w/o distractions</text:p>
          </table:table-cell>
          <table:table-cell table:style-name="ce156" office:value-type="string">
            <text:p>w/o distractions</text:p>
          </table:table-cell>
          <table:table-cell table:style-name="ce156" table:number-columns-repeated="12"/>
          <table:table-cell table:style-name="ce117" table:number-columns-repeated="1008"/>
        </table:table-row>
        <table:table-row table:style-name="ro3">
          <table:table-cell table:style-name="ce145" office:value-type="string">
            <text:p>User No.</text:p>
          </table:table-cell>
          <table:table-cell table:style-name="ce97" office:value-type="string">
            <text:p>1 View items</text:p>
          </table:table-cell>
          <table:table-cell table:style-name="ce97" office:value-type="string">
            <text:p>2 Store items Folder</text:p>
          </table:table-cell>
          <table:table-cell table:style-name="ce97" office:value-type="string">
            <text:p>3 Store Items tagstore</text:p>
          </table:table-cell>
          <table:table-cell table:style-name="ce97" office:value-type="string">
            <text:p>4 Re-find Folder 1</text:p>
          </table:table-cell>
          <table:table-cell table:style-name="ce97" office:value-type="string">
            <text:p>5 Re-find Folder 2</text:p>
          </table:table-cell>
          <table:table-cell table:style-name="ce97" office:value-type="string">
            <text:p>6 Re-find Folder 3</text:p>
          </table:table-cell>
          <table:table-cell table:style-name="ce97" office:value-type="string">
            <text:p>7 Re-find Folder 4</text:p>
          </table:table-cell>
          <table:table-cell table:style-name="ce97" office:value-type="string">
            <text:p>8 Re-find Folder 5</text:p>
          </table:table-cell>
          <table:table-cell table:style-name="ce97" office:value-type="string">
            <text:p>9 Re-find Folder 6</text:p>
          </table:table-cell>
          <table:table-cell table:style-name="ce97" office:value-type="string">
            <text:p>10 Re-find tagstore 1</text:p>
          </table:table-cell>
          <table:table-cell table:style-name="ce97" office:value-type="string">
            <text:p>11 Re-find tagstore 2</text:p>
          </table:table-cell>
          <table:table-cell table:style-name="ce97" office:value-type="string">
            <text:p>12 Re-find tagstore 3</text:p>
          </table:table-cell>
          <table:table-cell table:style-name="ce97" office:value-type="string">
            <text:p>13 Re-find tagstore 4</text:p>
          </table:table-cell>
          <table:table-cell table:style-name="ce97" office:value-type="string">
            <text:p>14 Re-find tagstore 5</text:p>
          </table:table-cell>
          <table:table-cell table:style-name="ce97" office:value-type="string">
            <text:p>15 Re-find tagstore 6</text:p>
          </table:table-cell>
          <table:table-cell table:style-name="ce117" table:number-columns-repeated="1008"/>
        </table:table-row>
        <table:table-row table:style-name="ro3">
          <table:table-cell table:style-name="ce146" office:value-type="float" office:value="1">
            <text:p>1</text:p>
          </table:table-cell>
          <table:table-cell table:style-name="ce151" office:value-type="string">
            <text:p>No data</text:p>
          </table:table-cell>
          <table:table-cell table:style-name="ce107" table:formula="of:=[filing_folders_raw.C2]" office:value-type="float" office:value="472">
            <text:p>472</text:p>
          </table:table-cell>
          <table:table-cell table:style-name="ce107" table:formula="of:=[filing_tagstore_raw.C2]" office:value-type="float" office:value="701">
            <text:p>701</text:p>
          </table:table-cell>
          <table:table-cell table:style-name="ce159" table:formula="of:=[refinding_folders.N2]" office:value-type="float" office:value="6.7">
            <text:p>6,70</text:p>
          </table:table-cell>
          <table:table-cell table:style-name="ce159" table:formula="of:=[refinding_folders.O2]" office:value-type="float" office:value="5.4">
            <text:p>5,40</text:p>
          </table:table-cell>
          <table:table-cell table:style-name="ce159" table:formula="of:=[refinding_folders.P2]" office:value-type="float" office:value="2.4">
            <text:p>2,40</text:p>
          </table:table-cell>
          <table:table-cell table:style-name="ce159" table:formula="of:=[refinding_folders.Q2]" office:value-type="float" office:value="3.9">
            <text:p>3,90</text:p>
          </table:table-cell>
          <table:table-cell table:style-name="ce159" table:formula="of:=[refinding_folders.R2]" office:value-type="float" office:value="3.6">
            <text:p>3,60</text:p>
          </table:table-cell>
          <table:table-cell table:style-name="ce159" table:formula="of:=[refinding_folders.S2]" office:value-type="float" office:value="3.8">
            <text:p>3,80</text:p>
          </table:table-cell>
          <table:table-cell table:style-name="ce160" table:formula="of:=[refinding_tagstore.N2]" office:value-type="float" office:value="5.7">
            <text:p>5,7</text:p>
          </table:table-cell>
          <table:table-cell table:style-name="ce160" table:formula="of:=[refinding_tagstore.O2]" office:value-type="float" office:value="3.8">
            <text:p>3,8</text:p>
          </table:table-cell>
          <table:table-cell table:style-name="ce160" table:formula="of:=[refinding_tagstore.P2]" office:value-type="float" office:value="4.3">
            <text:p>4,3</text:p>
          </table:table-cell>
          <table:table-cell table:style-name="ce160" table:formula="of:=[refinding_tagstore.Q2]" office:value-type="float" office:value="2.4">
            <text:p>2,4</text:p>
          </table:table-cell>
          <table:table-cell table:style-name="ce160" table:formula="of:=[refinding_tagstore.R2]" office:value-type="float" office:value="4.3">
            <text:p>4,3</text:p>
          </table:table-cell>
          <table:table-cell table:style-name="ce160" table:formula="of:=[refinding_tagstore.S2]" office:value-type="float" office:value="3.2">
            <text:p>3,2</text:p>
          </table:table-cell>
          <table:table-cell table:number-columns-repeated="1008"/>
        </table:table-row>
        <table:table-row table:style-name="ro1">
          <table:table-cell table:style-name="ce146" office:value-type="float" office:value="2">
            <text:p>2</text:p>
          </table:table-cell>
          <table:table-cell table:style-name="ce107" office:value-type="float" office:value="343">
            <text:p>343</text:p>
          </table:table-cell>
          <table:table-cell table:style-name="ce107" table:formula="of:=[filing_folders_raw.C3]" office:value-type="float" office:value="299">
            <text:p>299</text:p>
          </table:table-cell>
          <table:table-cell table:style-name="ce107" table:formula="of:=[filing_tagstore_raw.C3]" office:value-type="float" office:value="211">
            <text:p>211</text:p>
          </table:table-cell>
          <table:table-cell table:style-name="ce159" table:formula="of:=[refinding_folders.N3]" office:value-type="float" office:value="5.4">
            <text:p>5,40</text:p>
          </table:table-cell>
          <table:table-cell table:style-name="ce159" table:formula="of:=[refinding_folders.O3]" office:value-type="float" office:value="3.1">
            <text:p>3,10</text:p>
          </table:table-cell>
          <table:table-cell table:style-name="ce159" table:formula="of:=[refinding_folders.P3]" office:value-type="float" office:value="3.4">
            <text:p>3,40</text:p>
          </table:table-cell>
          <table:table-cell table:style-name="ce159" table:formula="of:=[refinding_folders.Q3]" office:value-type="float" office:value="3.5">
            <text:p>3,50</text:p>
          </table:table-cell>
          <table:table-cell table:style-name="ce159" table:formula="of:=[refinding_folders.R3]" office:value-type="float" office:value="3.3">
            <text:p>3,30</text:p>
          </table:table-cell>
          <table:table-cell table:style-name="ce159" table:formula="of:=[refinding_folders.S3]" office:value-type="float" office:value="3.6">
            <text:p>3,60</text:p>
          </table:table-cell>
          <table:table-cell table:style-name="ce160" table:formula="of:=[refinding_tagstore.N3]" office:value-type="float" office:value="6">
            <text:p>6,0</text:p>
          </table:table-cell>
          <table:table-cell table:style-name="ce160" table:formula="of:=[refinding_tagstore.O3]" office:value-type="float" office:value="2.9">
            <text:p>2,9</text:p>
          </table:table-cell>
          <table:table-cell table:style-name="ce160" table:formula="of:=[refinding_tagstore.P3]" office:value-type="float" office:value="4.3">
            <text:p>4,3</text:p>
          </table:table-cell>
          <table:table-cell table:style-name="ce160" table:formula="of:=[refinding_tagstore.Q3]" office:value-type="float" office:value="4.6">
            <text:p>4,6</text:p>
          </table:table-cell>
          <table:table-cell table:style-name="ce160" table:formula="of:=[refinding_tagstore.R3]" office:value-type="float" office:value="4.4">
            <text:p>4,4</text:p>
          </table:table-cell>
          <table:table-cell table:style-name="ce160" table:formula="of:=[refinding_tagstore.S3]" office:value-type="float" office:value="3.3">
            <text:p>3,3</text:p>
          </table:table-cell>
          <table:table-cell table:number-columns-repeated="1008"/>
        </table:table-row>
        <table:table-row table:style-name="ro1">
          <table:table-cell table:style-name="ce146" office:value-type="float" office:value="3">
            <text:p>3</text:p>
          </table:table-cell>
          <table:table-cell table:style-name="ce107" office:value-type="float" office:value="282">
            <text:p>282</text:p>
          </table:table-cell>
          <table:table-cell table:style-name="ce107" table:formula="of:=[filing_folders_raw.C4]" office:value-type="float" office:value="731">
            <text:p>731</text:p>
          </table:table-cell>
          <table:table-cell table:style-name="ce107" table:formula="of:=[filing_tagstore_raw.C4]" office:value-type="float" office:value="515">
            <text:p>515</text:p>
          </table:table-cell>
          <table:table-cell table:style-name="ce159" table:formula="of:=[refinding_folders.N4]" office:value-type="float" office:value="6.5">
            <text:p>6,50</text:p>
          </table:table-cell>
          <table:table-cell table:style-name="ce159" table:formula="of:=[refinding_folders.O4]" office:value-type="float" office:value="6.6">
            <text:p>6,60</text:p>
          </table:table-cell>
          <table:table-cell table:style-name="ce159" table:formula="of:=[refinding_folders.P4]" office:value-type="float" office:value="4">
            <text:p>4,00</text:p>
          </table:table-cell>
          <table:table-cell table:style-name="ce159" table:formula="of:=[refinding_folders.Q4]" office:value-type="float" office:value="4.4">
            <text:p>4,40</text:p>
          </table:table-cell>
          <table:table-cell table:style-name="ce159" table:formula="of:=[refinding_folders.R4]" office:value-type="float" office:value="4">
            <text:p>4,00</text:p>
          </table:table-cell>
          <table:table-cell table:style-name="ce159" table:formula="of:=[refinding_folders.S4]" office:value-type="float" office:value="5.1">
            <text:p>5,10</text:p>
          </table:table-cell>
          <table:table-cell table:style-name="ce160" table:formula="of:=[refinding_tagstore.N4]" office:value-type="float" office:value="5.4">
            <text:p>5,4</text:p>
          </table:table-cell>
          <table:table-cell table:style-name="ce160" table:formula="of:=[refinding_tagstore.O4]" office:value-type="float" office:value="3.2">
            <text:p>3,2</text:p>
          </table:table-cell>
          <table:table-cell table:style-name="ce160" table:formula="of:=[refinding_tagstore.P4]" office:value-type="float" office:value="6.1">
            <text:p>6,1</text:p>
          </table:table-cell>
          <table:table-cell table:style-name="ce160" table:formula="of:=[refinding_tagstore.Q4]" office:value-type="float" office:value="6.5">
            <text:p>6,5</text:p>
          </table:table-cell>
          <table:table-cell table:style-name="ce160" table:formula="of:=[refinding_tagstore.R4]" office:value-type="float" office:value="5.7">
            <text:p>5,7</text:p>
          </table:table-cell>
          <table:table-cell table:style-name="ce160" table:formula="of:=[refinding_tagstore.S4]" office:value-type="float" office:value="4.4">
            <text:p>4,4</text:p>
          </table:table-cell>
          <table:table-cell table:number-columns-repeated="1008"/>
        </table:table-row>
        <table:table-row table:style-name="ro1">
          <table:table-cell table:style-name="ce146" office:value-type="float" office:value="4">
            <text:p>4</text:p>
          </table:table-cell>
          <table:table-cell table:style-name="ce107" office:value-type="float" office:value="355">
            <text:p>355</text:p>
          </table:table-cell>
          <table:table-cell table:style-name="ce107" table:formula="of:=[filing_folders_raw.C5]" office:value-type="float" office:value="325">
            <text:p>325</text:p>
          </table:table-cell>
          <table:table-cell table:style-name="ce107" table:formula="of:=[filing_tagstore_raw.C5]" office:value-type="float" office:value="347">
            <text:p>347</text:p>
          </table:table-cell>
          <table:table-cell table:style-name="ce159" table:formula="of:=[refinding_folders.N5]" office:value-type="float" office:value="3">
            <text:p>3,00</text:p>
          </table:table-cell>
          <table:table-cell table:style-name="ce159" table:formula="of:=[refinding_folders.O5]" office:value-type="float" office:value="3.3">
            <text:p>3,30</text:p>
          </table:table-cell>
          <table:table-cell table:style-name="ce159" table:formula="of:=[refinding_folders.P5]" office:value-type="float" office:value="3.7">
            <text:p>3,70</text:p>
          </table:table-cell>
          <table:table-cell table:style-name="ce159" table:formula="of:=[refinding_folders.Q5]" office:value-type="float" office:value="7.1">
            <text:p>7,10</text:p>
          </table:table-cell>
          <table:table-cell table:style-name="ce159" table:formula="of:=[refinding_folders.R5]" office:value-type="float" office:value="2.8">
            <text:p>2,80</text:p>
          </table:table-cell>
          <table:table-cell table:style-name="ce159" table:formula="of:=[refinding_folders.S5]" office:value-type="float" office:value="4.3">
            <text:p>4,30</text:p>
          </table:table-cell>
          <table:table-cell table:style-name="ce160" table:formula="of:=[refinding_tagstore.N5]" office:value-type="float" office:value="4.3">
            <text:p>4,3</text:p>
          </table:table-cell>
          <table:table-cell table:style-name="ce160" table:formula="of:=[refinding_tagstore.O5]" office:value-type="float" office:value="15.7">
            <text:p>15,7</text:p>
          </table:table-cell>
          <table:table-cell table:style-name="ce160" table:formula="of:=[refinding_tagstore.P5]" office:value-type="float" office:value="6.2">
            <text:p>6,2</text:p>
          </table:table-cell>
          <table:table-cell table:style-name="ce160" table:formula="of:=[refinding_tagstore.Q5]" office:value-type="float" office:value="4.9">
            <text:p>4,9</text:p>
          </table:table-cell>
          <table:table-cell table:style-name="ce160" table:formula="of:=[refinding_tagstore.R5]" office:value-type="float" office:value="3.1">
            <text:p>3,1</text:p>
          </table:table-cell>
          <table:table-cell table:style-name="ce160" table:formula="of:=[refinding_tagstore.S5]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146" office:value-type="float" office:value="5">
            <text:p>5</text:p>
          </table:table-cell>
          <table:table-cell table:style-name="ce107" office:value-type="float" office:value="310">
            <text:p>310</text:p>
          </table:table-cell>
          <table:table-cell table:style-name="ce107" table:formula="of:=[filing_folders_raw.C6]" office:value-type="float" office:value="275">
            <text:p>275</text:p>
          </table:table-cell>
          <table:table-cell table:style-name="ce107" table:formula="of:=[filing_tagstore_raw.C6]" office:value-type="float" office:value="357">
            <text:p>357</text:p>
          </table:table-cell>
          <table:table-cell table:style-name="ce159" table:formula="of:=[refinding_folders.N6]" office:value-type="float" office:value="6.6">
            <text:p>6,60</text:p>
          </table:table-cell>
          <table:table-cell table:style-name="ce159" table:formula="of:=[refinding_folders.O6]" office:value-type="float" office:value="3.6">
            <text:p>3,60</text:p>
          </table:table-cell>
          <table:table-cell table:style-name="ce159" table:formula="of:=[refinding_folders.P6]" office:value-type="float" office:value="10.3">
            <text:p>10,30</text:p>
          </table:table-cell>
          <table:table-cell table:style-name="ce159" table:formula="of:=[refinding_folders.Q6]" office:value-type="float" office:value="4.6">
            <text:p>4,60</text:p>
          </table:table-cell>
          <table:table-cell table:style-name="ce159" table:formula="of:=[refinding_folders.R6]" office:value-type="float" office:value="5.4">
            <text:p>5,40</text:p>
          </table:table-cell>
          <table:table-cell table:style-name="ce159" table:formula="of:=[refinding_folders.S6]" office:value-type="float" office:value="3.7">
            <text:p>3,70</text:p>
          </table:table-cell>
          <table:table-cell table:style-name="ce160" table:formula="of:=[refinding_tagstore.N6]" office:value-type="float" office:value="9.7">
            <text:p>9,7</text:p>
          </table:table-cell>
          <table:table-cell table:style-name="ce160" table:formula="of:=[refinding_tagstore.O6]" office:value-type="float" office:value="3.7">
            <text:p>3,7</text:p>
          </table:table-cell>
          <table:table-cell table:style-name="ce160" table:formula="of:=[refinding_tagstore.P6]" office:value-type="float" office:value="3">
            <text:p>3,0</text:p>
          </table:table-cell>
          <table:table-cell table:style-name="ce160" table:formula="of:=[refinding_tagstore.Q6]" office:value-type="float" office:value="3.9">
            <text:p>3,9</text:p>
          </table:table-cell>
          <table:table-cell table:style-name="ce160" table:formula="of:=[refinding_tagstore.R6]" office:value-type="float" office:value="2.7">
            <text:p>2,7</text:p>
          </table:table-cell>
          <table:table-cell table:style-name="ce160" table:formula="of:=[refinding_tagstore.S6]" office:value-type="float" office:value="8.6">
            <text:p>8,6</text:p>
          </table:table-cell>
          <table:table-cell table:number-columns-repeated="1008"/>
        </table:table-row>
        <table:table-row table:style-name="ro1">
          <table:table-cell table:style-name="ce146" office:value-type="float" office:value="7">
            <text:p>7</text:p>
          </table:table-cell>
          <table:table-cell table:style-name="ce107" office:value-type="float" office:value="366">
            <text:p>366</text:p>
          </table:table-cell>
          <table:table-cell table:style-name="ce107" table:formula="of:=[filing_folders_raw.C7]" office:value-type="float" office:value="372">
            <text:p>372</text:p>
          </table:table-cell>
          <table:table-cell table:style-name="ce107" table:formula="of:=[filing_tagstore_raw.C7]" office:value-type="float" office:value="867">
            <text:p>867</text:p>
          </table:table-cell>
          <table:table-cell table:style-name="ce159" table:formula="of:=[refinding_folders.N7]" office:value-type="float" office:value="2.7">
            <text:p>2,70</text:p>
          </table:table-cell>
          <table:table-cell table:style-name="ce159" table:formula="of:=[refinding_folders.O7]" office:value-type="float" office:value="3.2">
            <text:p>3,20</text:p>
          </table:table-cell>
          <table:table-cell table:style-name="ce159" table:formula="of:=[refinding_folders.P7]" office:value-type="float" office:value="9.4">
            <text:p>9,40</text:p>
          </table:table-cell>
          <table:table-cell table:style-name="ce159" table:formula="of:=[refinding_folders.Q7]" office:value-type="float" office:value="18">
            <text:p>18,00</text:p>
          </table:table-cell>
          <table:table-cell table:style-name="ce159" table:formula="of:=[refinding_folders.R7]" office:value-type="float" office:value="4.7">
            <text:p>4,70</text:p>
          </table:table-cell>
          <table:table-cell table:style-name="ce159" table:formula="of:=[refinding_folders.S7]" office:value-type="float" office:value="3.8">
            <text:p>3,80</text:p>
          </table:table-cell>
          <table:table-cell table:style-name="ce160" table:formula="of:=[refinding_tagstore.N7]" office:value-type="float" office:value="21.8">
            <text:p>21,8</text:p>
          </table:table-cell>
          <table:table-cell table:style-name="ce160" table:formula="of:=[refinding_tagstore.O7]" office:value-type="float" office:value="2.6">
            <text:p>2,6</text:p>
          </table:table-cell>
          <table:table-cell table:style-name="ce160" table:formula="of:=[refinding_tagstore.P7]" office:value-type="float" office:value="11.4">
            <text:p>11,4</text:p>
          </table:table-cell>
          <table:table-cell table:style-name="ce160" table:formula="of:=[refinding_tagstore.Q7]" office:value-type="float" office:value="3">
            <text:p>3,0</text:p>
          </table:table-cell>
          <table:table-cell table:style-name="ce160" table:formula="of:=[refinding_tagstore.R7]" office:value-type="float" office:value="17.1">
            <text:p>17,1</text:p>
          </table:table-cell>
          <table:table-cell table:style-name="ce160" table:formula="of:=[refinding_tagstore.S7]" office:value-type="float" office:value="5.7">
            <text:p>5,7</text:p>
          </table:table-cell>
          <table:table-cell table:number-columns-repeated="1008"/>
        </table:table-row>
        <table:table-row table:style-name="ro1">
          <table:table-cell table:style-name="ce146" office:value-type="float" office:value="8">
            <text:p>8</text:p>
          </table:table-cell>
          <table:table-cell table:style-name="ce107" office:value-type="float" office:value="436">
            <text:p>436</text:p>
          </table:table-cell>
          <table:table-cell table:style-name="ce107" table:formula="of:=[filing_folders_raw.C8]" office:value-type="float" office:value="846">
            <text:p>846</text:p>
          </table:table-cell>
          <table:table-cell table:style-name="ce107" table:formula="of:=[filing_tagstore_raw.C8]" office:value-type="float" office:value="975">
            <text:p>975</text:p>
          </table:table-cell>
          <table:table-cell table:style-name="ce159" table:formula="of:=[refinding_folders.N8]" office:value-type="float" office:value="7">
            <text:p>7,00</text:p>
          </table:table-cell>
          <table:table-cell table:style-name="ce159" table:formula="of:=[refinding_folders.O8]" office:value-type="float" office:value="3.7">
            <text:p>3,70</text:p>
          </table:table-cell>
          <table:table-cell table:style-name="ce159" table:formula="of:=[refinding_folders.P8]" office:value-type="float" office:value="8.1">
            <text:p>8,10</text:p>
          </table:table-cell>
          <table:table-cell table:style-name="ce159" table:formula="of:=[refinding_folders.Q8]" office:value-type="float" office:value="4.9">
            <text:p>4,90</text:p>
          </table:table-cell>
          <table:table-cell table:style-name="ce159" table:formula="of:=[refinding_folders.R8]" office:value-type="float" office:value="5.2">
            <text:p>5,20</text:p>
          </table:table-cell>
          <table:table-cell table:style-name="ce159" table:formula="of:=[refinding_folders.S8]" office:value-type="float" office:value="5.2">
            <text:p>5,20</text:p>
          </table:table-cell>
          <table:table-cell table:style-name="ce160" table:formula="of:=[refinding_tagstore.N8]" office:value-type="float" office:value="6.6">
            <text:p>6,6</text:p>
          </table:table-cell>
          <table:table-cell table:style-name="ce160" table:formula="of:=[refinding_tagstore.O8]" office:value-type="float" office:value="5.6">
            <text:p>5,6</text:p>
          </table:table-cell>
          <table:table-cell table:style-name="ce160" table:formula="of:=[refinding_tagstore.P8]" office:value-type="float" office:value="5">
            <text:p>5,0</text:p>
          </table:table-cell>
          <table:table-cell table:style-name="ce160" table:formula="of:=[refinding_tagstore.Q8]" office:value-type="float" office:value="4.1">
            <text:p>4,1</text:p>
          </table:table-cell>
          <table:table-cell table:style-name="ce160" table:formula="of:=[refinding_tagstore.R8]" office:value-type="float" office:value="4.5">
            <text:p>4,5</text:p>
          </table:table-cell>
          <table:table-cell table:style-name="ce160" table:formula="of:=[refinding_tagstore.S8]" office:value-type="float" office:value="2">
            <text:p>2,0</text:p>
          </table:table-cell>
          <table:table-cell table:number-columns-repeated="1008"/>
        </table:table-row>
        <table:table-row table:style-name="ro1">
          <table:table-cell table:style-name="ce146" office:value-type="float" office:value="9">
            <text:p>9</text:p>
          </table:table-cell>
          <table:table-cell table:style-name="ce107" office:value-type="float" office:value="221">
            <text:p>221</text:p>
          </table:table-cell>
          <table:table-cell table:style-name="ce107" table:formula="of:=[filing_folders_raw.C9]" office:value-type="float" office:value="508">
            <text:p>508</text:p>
          </table:table-cell>
          <table:table-cell table:style-name="ce107" table:formula="of:=[filing_tagstore_raw.C9]" office:value-type="float" office:value="367">
            <text:p>367</text:p>
          </table:table-cell>
          <table:table-cell table:style-name="ce159" table:formula="of:=[refinding_folders.N9]" office:value-type="float" office:value="34.1">
            <text:p>34,10</text:p>
          </table:table-cell>
          <table:table-cell table:style-name="ce159" table:formula="of:=[refinding_folders.O9]" office:value-type="float" office:value="2.8">
            <text:p>2,80</text:p>
          </table:table-cell>
          <table:table-cell table:style-name="ce159" table:formula="of:=[refinding_folders.P9]" office:value-type="float" office:value="8.9">
            <text:p>8,90</text:p>
          </table:table-cell>
          <table:table-cell table:style-name="ce159" table:formula="of:=[refinding_folders.Q9]" office:value-type="float" office:value="8.9">
            <text:p>8,90</text:p>
          </table:table-cell>
          <table:table-cell table:style-name="ce159" table:formula="of:=[refinding_folders.R9]" office:value-type="float" office:value="3.1">
            <text:p>3,10</text:p>
          </table:table-cell>
          <table:table-cell table:style-name="ce159" table:formula="of:=[refinding_folders.S9]" office:value-type="float" office:value="8.3">
            <text:p>8,30</text:p>
          </table:table-cell>
          <table:table-cell table:style-name="ce160" table:formula="of:=[refinding_tagstore.N9]" office:value-type="float" office:value="7">
            <text:p>7,0</text:p>
          </table:table-cell>
          <table:table-cell table:style-name="ce160" table:formula="of:=[refinding_tagstore.O9]" office:value-type="float" office:value="2.6">
            <text:p>2,6</text:p>
          </table:table-cell>
          <table:table-cell table:style-name="ce160" table:formula="of:=[refinding_tagstore.P9]" office:value-type="float" office:value="10">
            <text:p>10,0</text:p>
          </table:table-cell>
          <table:table-cell table:style-name="ce160" table:formula="of:=[refinding_tagstore.Q9]" office:value-type="float" office:value="3.7">
            <text:p>3,7</text:p>
          </table:table-cell>
          <table:table-cell table:style-name="ce160" table:formula="of:=[refinding_tagstore.R9]" office:value-type="float" office:value="9.5">
            <text:p>9,5</text:p>
          </table:table-cell>
          <table:table-cell table:style-name="ce160" table:formula="of:=[refinding_tagstore.S9]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146" office:value-type="float" office:value="10">
            <text:p>10</text:p>
          </table:table-cell>
          <table:table-cell table:style-name="ce107" office:value-type="float" office:value="127">
            <text:p>127</text:p>
          </table:table-cell>
          <table:table-cell table:style-name="ce107" table:formula="of:=[filing_folders_raw.C10]" office:value-type="float" office:value="545">
            <text:p>545</text:p>
          </table:table-cell>
          <table:table-cell table:style-name="ce107" table:formula="of:=[filing_tagstore_raw.C10]" office:value-type="float" office:value="587">
            <text:p>587</text:p>
          </table:table-cell>
          <table:table-cell table:style-name="ce159" table:formula="of:=[refinding_folders.N10]" office:value-type="float" office:value="4">
            <text:p>4,00</text:p>
          </table:table-cell>
          <table:table-cell table:style-name="ce159" table:formula="of:=[refinding_folders.O10]" office:value-type="float" office:value="2.9">
            <text:p>2,90</text:p>
          </table:table-cell>
          <table:table-cell table:style-name="ce159" table:formula="of:=[refinding_folders.P10]" office:value-type="float" office:value="3.6">
            <text:p>3,60</text:p>
          </table:table-cell>
          <table:table-cell table:style-name="ce159" table:formula="of:=[refinding_folders.Q10]" office:value-type="float" office:value="5.7">
            <text:p>5,70</text:p>
          </table:table-cell>
          <table:table-cell table:style-name="ce159" table:formula="of:=[refinding_folders.R10]" office:value-type="float" office:value="5">
            <text:p>5,00</text:p>
          </table:table-cell>
          <table:table-cell table:style-name="ce159" table:formula="of:=[refinding_folders.S10]" office:value-type="float" office:value="5.5">
            <text:p>5,50</text:p>
          </table:table-cell>
          <table:table-cell table:style-name="ce160" table:formula="of:=[refinding_tagstore.N10]" office:value-type="float" office:value="29.9">
            <text:p>29,9</text:p>
          </table:table-cell>
          <table:table-cell table:style-name="ce160" table:formula="of:=[refinding_tagstore.O10]" office:value-type="float" office:value="2.4">
            <text:p>2,4</text:p>
          </table:table-cell>
          <table:table-cell table:style-name="ce160" table:formula="of:=[refinding_tagstore.P10]" office:value-type="string" office:string-value="TC">
            <text:p>TC</text:p>
          </table:table-cell>
          <table:table-cell table:style-name="ce160" table:formula="of:=[refinding_tagstore.Q10]" office:value-type="float" office:value="2.8">
            <text:p>2,8</text:p>
          </table:table-cell>
          <table:table-cell table:style-name="ce160" table:formula="of:=[refinding_tagstore.R10]" office:value-type="float" office:value="5.8">
            <text:p>5,8</text:p>
          </table:table-cell>
          <table:table-cell table:style-name="ce160" table:formula="of:=[refinding_tagstore.S10]" office:value-type="float" office:value="5.5">
            <text:p>5,5</text:p>
          </table:table-cell>
          <table:table-cell table:number-columns-repeated="1008"/>
        </table:table-row>
        <table:table-row table:style-name="ro1">
          <table:table-cell table:style-name="ce146" office:value-type="float" office:value="11">
            <text:p>11</text:p>
          </table:table-cell>
          <table:table-cell table:style-name="ce107" office:value-type="float" office:value="306">
            <text:p>306</text:p>
          </table:table-cell>
          <table:table-cell table:style-name="ce107" table:formula="of:=[filing_folders_raw.C11]" office:value-type="float" office:value="365">
            <text:p>365</text:p>
          </table:table-cell>
          <table:table-cell table:style-name="ce107" table:formula="of:=[filing_tagstore_raw.C11]" office:value-type="float" office:value="320">
            <text:p>320</text:p>
          </table:table-cell>
          <table:table-cell table:style-name="ce159" table:formula="of:=[refinding_folders.N11]" office:value-type="float" office:value="4.8">
            <text:p>4,80</text:p>
          </table:table-cell>
          <table:table-cell table:style-name="ce159" table:formula="of:=[refinding_folders.O11]" office:value-type="float" office:value="1.4">
            <text:p>1,40</text:p>
          </table:table-cell>
          <table:table-cell table:style-name="ce159" table:formula="of:=[refinding_folders.P11]" office:value-type="float" office:value="3.5">
            <text:p>3,50</text:p>
          </table:table-cell>
          <table:table-cell table:style-name="ce159" table:formula="of:=[refinding_folders.Q11]" office:value-type="float" office:value="3.5">
            <text:p>3,50</text:p>
          </table:table-cell>
          <table:table-cell table:style-name="ce159" table:formula="of:=[refinding_folders.R11]" office:value-type="float" office:value="3.3">
            <text:p>3,30</text:p>
          </table:table-cell>
          <table:table-cell table:style-name="ce159" table:formula="of:=[refinding_folders.S11]" office:value-type="float" office:value="1.9">
            <text:p>1,90</text:p>
          </table:table-cell>
          <table:table-cell table:style-name="ce160" table:formula="of:=[refinding_tagstore.N11]" office:value-type="float" office:value="4.8">
            <text:p>4,8</text:p>
          </table:table-cell>
          <table:table-cell table:style-name="ce160" table:formula="of:=[refinding_tagstore.O11]" office:value-type="float" office:value="2.5">
            <text:p>2,5</text:p>
          </table:table-cell>
          <table:table-cell table:style-name="ce160" table:formula="of:=[refinding_tagstore.P11]" office:value-type="float" office:value="4.3">
            <text:p>4,3</text:p>
          </table:table-cell>
          <table:table-cell table:style-name="ce160" table:formula="of:=[refinding_tagstore.Q11]" office:value-type="float" office:value="2.3">
            <text:p>2,3</text:p>
          </table:table-cell>
          <table:table-cell table:style-name="ce160" table:formula="of:=[refinding_tagstore.R11]" office:value-type="float" office:value="1.8">
            <text:p>1,8</text:p>
          </table:table-cell>
          <table:table-cell table:style-name="ce160" table:formula="of:=[refinding_tagstore.S11]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146" office:value-type="float" office:value="12">
            <text:p>12</text:p>
          </table:table-cell>
          <table:table-cell table:style-name="ce107" office:value-type="float" office:value="230">
            <text:p>230</text:p>
          </table:table-cell>
          <table:table-cell table:style-name="ce107" table:formula="of:=[filing_folders_raw.C12]" office:value-type="float" office:value="455">
            <text:p>455</text:p>
          </table:table-cell>
          <table:table-cell table:style-name="ce107" table:formula="of:=[filing_tagstore_raw.C12]" office:value-type="float" office:value="675">
            <text:p>675</text:p>
          </table:table-cell>
          <table:table-cell table:style-name="ce159" table:formula="of:=[refinding_folders.N12]" office:value-type="float" office:value="42.9">
            <text:p>42,90</text:p>
          </table:table-cell>
          <table:table-cell table:style-name="ce159" table:formula="of:=[refinding_folders.O12]" office:value-type="float" office:value="1.9">
            <text:p>1,90</text:p>
          </table:table-cell>
          <table:table-cell table:style-name="ce159" table:formula="of:=[refinding_folders.P12]" office:value-type="float" office:value="12.3">
            <text:p>12,30</text:p>
          </table:table-cell>
          <table:table-cell table:style-name="ce159" table:formula="of:=[refinding_folders.Q12]" office:value-type="float" office:value="5.8">
            <text:p>5,80</text:p>
          </table:table-cell>
          <table:table-cell table:style-name="ce159" table:formula="of:=[refinding_folders.R12]" office:value-type="float" office:value="7.6">
            <text:p>7,60</text:p>
          </table:table-cell>
          <table:table-cell table:style-name="ce159" table:formula="of:=[refinding_folders.S12]" office:value-type="float" office:value="3.4">
            <text:p>3,40</text:p>
          </table:table-cell>
          <table:table-cell table:style-name="ce160" table:formula="of:=[refinding_tagstore.N12]" office:value-type="float" office:value="2.4">
            <text:p>2,4</text:p>
          </table:table-cell>
          <table:table-cell table:style-name="ce160" table:formula="of:=[refinding_tagstore.O12]" office:value-type="float" office:value="2.7">
            <text:p>2,7</text:p>
          </table:table-cell>
          <table:table-cell table:style-name="ce160" table:formula="of:=[refinding_tagstore.P12]" office:value-type="float" office:value="7.1">
            <text:p>7,1</text:p>
          </table:table-cell>
          <table:table-cell table:style-name="ce160" table:formula="of:=[refinding_tagstore.Q12]" office:value-type="float" office:value="6.2">
            <text:p>6,2</text:p>
          </table:table-cell>
          <table:table-cell table:style-name="ce160" table:formula="of:=[refinding_tagstore.R12]" office:value-type="float" office:value="3.8">
            <text:p>3,8</text:p>
          </table:table-cell>
          <table:table-cell table:style-name="ce160" table:formula="of:=[refinding_tagstore.S12]" office:value-type="float" office:value="5.1">
            <text:p>5,1</text:p>
          </table:table-cell>
          <table:table-cell table:number-columns-repeated="1008"/>
        </table:table-row>
        <table:table-row table:style-name="ro1">
          <table:table-cell table:style-name="ce146" office:value-type="float" office:value="13">
            <text:p>13</text:p>
          </table:table-cell>
          <table:table-cell table:style-name="ce107" office:value-type="float" office:value="324">
            <text:p>324</text:p>
          </table:table-cell>
          <table:table-cell table:style-name="ce107" table:formula="of:=[filing_folders_raw.C13]" office:value-type="float" office:value="393">
            <text:p>393</text:p>
          </table:table-cell>
          <table:table-cell table:style-name="ce107" table:formula="of:=[filing_tagstore_raw.C13]" office:value-type="float" office:value="538">
            <text:p>538</text:p>
          </table:table-cell>
          <table:table-cell table:style-name="ce159" table:formula="of:=[refinding_folders.N13]" office:value-type="float" office:value="7">
            <text:p>7,00</text:p>
          </table:table-cell>
          <table:table-cell table:style-name="ce159" table:formula="of:=[refinding_folders.O13]" office:value-type="float" office:value="5.2">
            <text:p>5,20</text:p>
          </table:table-cell>
          <table:table-cell table:style-name="ce159" table:formula="of:=[refinding_folders.P13]" office:value-type="float" office:value="5">
            <text:p>5,00</text:p>
          </table:table-cell>
          <table:table-cell table:style-name="ce159" table:formula="of:=[refinding_folders.Q13]" office:value-type="float" office:value="3.8">
            <text:p>3,80</text:p>
          </table:table-cell>
          <table:table-cell table:style-name="ce159" table:formula="of:=[refinding_folders.R13]" office:value-type="float" office:value="5.1">
            <text:p>5,10</text:p>
          </table:table-cell>
          <table:table-cell table:style-name="ce159" table:formula="of:=[refinding_folders.S13]" office:value-type="float" office:value="4.2">
            <text:p>4,20</text:p>
          </table:table-cell>
          <table:table-cell table:style-name="ce160" table:formula="of:=[refinding_tagstore.N13]" office:value-type="float" office:value="3.7">
            <text:p>3,7</text:p>
          </table:table-cell>
          <table:table-cell table:style-name="ce160" table:formula="of:=[refinding_tagstore.O13]" office:value-type="float" office:value="3.9">
            <text:p>3,9</text:p>
          </table:table-cell>
          <table:table-cell table:style-name="ce160" table:formula="of:=[refinding_tagstore.P13]" office:value-type="float" office:value="7.4">
            <text:p>7,4</text:p>
          </table:table-cell>
          <table:table-cell table:style-name="ce160" table:formula="of:=[refinding_tagstore.Q13]" office:value-type="float" office:value="2">
            <text:p>2,0</text:p>
          </table:table-cell>
          <table:table-cell table:style-name="ce160" table:formula="of:=[refinding_tagstore.R13]" office:value-type="float" office:value="3.1">
            <text:p>3,1</text:p>
          </table:table-cell>
          <table:table-cell table:style-name="ce160" table:formula="of:=[refinding_tagstore.S13]" office:value-type="float" office:value="7.2">
            <text:p>7,2</text:p>
          </table:table-cell>
          <table:table-cell table:number-columns-repeated="1008"/>
        </table:table-row>
        <table:table-row table:style-name="ro1">
          <table:table-cell table:style-name="ce146" office:value-type="float" office:value="14">
            <text:p>14</text:p>
          </table:table-cell>
          <table:table-cell table:style-name="ce107" office:value-type="float" office:value="344">
            <text:p>344</text:p>
          </table:table-cell>
          <table:table-cell table:style-name="ce107" table:formula="of:=[filing_folders_raw.C14]" office:value-type="float" office:value="493">
            <text:p>493</text:p>
          </table:table-cell>
          <table:table-cell table:style-name="ce107" table:formula="of:=[filing_tagstore_raw.C14]" office:value-type="float" office:value="363">
            <text:p>363</text:p>
          </table:table-cell>
          <table:table-cell table:style-name="ce159" table:formula="of:=[refinding_folders.N14]" office:value-type="float" office:value="19.3">
            <text:p>19,30</text:p>
          </table:table-cell>
          <table:table-cell table:style-name="ce159" table:formula="of:=[refinding_folders.O14]" office:value-type="float" office:value="1.6">
            <text:p>1,60</text:p>
          </table:table-cell>
          <table:table-cell table:style-name="ce159" table:formula="of:=[refinding_folders.P14]" office:value-type="float" office:value="11.9">
            <text:p>11,90</text:p>
          </table:table-cell>
          <table:table-cell table:style-name="ce159" table:formula="of:=[refinding_folders.Q14]" office:value-type="float" office:value="7">
            <text:p>7,00</text:p>
          </table:table-cell>
          <table:table-cell table:style-name="ce159" table:formula="of:=[refinding_folders.R14]" office:value-type="float" office:value="3.9">
            <text:p>3,90</text:p>
          </table:table-cell>
          <table:table-cell table:style-name="ce159" table:formula="of:=[refinding_folders.S14]" office:value-type="float" office:value="4">
            <text:p>4,00</text:p>
          </table:table-cell>
          <table:table-cell table:style-name="ce160" table:formula="of:=[refinding_tagstore.N14]" office:value-type="float" office:value="5.5">
            <text:p>5,5</text:p>
          </table:table-cell>
          <table:table-cell table:style-name="ce160" table:formula="of:=[refinding_tagstore.O14]" office:value-type="float" office:value="5.5">
            <text:p>5,5</text:p>
          </table:table-cell>
          <table:table-cell table:style-name="ce160" table:formula="of:=[refinding_tagstore.P14]" office:value-type="float" office:value="8.3">
            <text:p>8,3</text:p>
          </table:table-cell>
          <table:table-cell table:style-name="ce160" table:formula="of:=[refinding_tagstore.Q14]" office:value-type="float" office:value="11.4">
            <text:p>11,4</text:p>
          </table:table-cell>
          <table:table-cell table:style-name="ce160" table:formula="of:=[refinding_tagstore.R14]" office:value-type="float" office:value="3.2">
            <text:p>3,2</text:p>
          </table:table-cell>
          <table:table-cell table:style-name="ce160" table:formula="of:=[refinding_tagstore.S14]" office:value-type="float" office:value="7.6">
            <text:p>7,6</text:p>
          </table:table-cell>
          <table:table-cell table:number-columns-repeated="1008"/>
        </table:table-row>
        <table:table-row table:style-name="ro1">
          <table:table-cell table:style-name="ce146" office:value-type="float" office:value="15">
            <text:p>15</text:p>
          </table:table-cell>
          <table:table-cell table:style-name="ce107" office:value-type="float" office:value="280">
            <text:p>280</text:p>
          </table:table-cell>
          <table:table-cell table:style-name="ce107" table:formula="of:=[filing_folders_raw.C15]" office:value-type="float" office:value="427">
            <text:p>427</text:p>
          </table:table-cell>
          <table:table-cell table:style-name="ce107" table:formula="of:=[filing_tagstore_raw.C15]" office:value-type="float" office:value="398">
            <text:p>398</text:p>
          </table:table-cell>
          <table:table-cell table:style-name="ce159" table:formula="of:=[refinding_folders.N15]" office:value-type="float" office:value="6.6">
            <text:p>6,60</text:p>
          </table:table-cell>
          <table:table-cell table:style-name="ce159" table:formula="of:=[refinding_folders.O15]" office:value-type="float" office:value="6.6">
            <text:p>6,60</text:p>
          </table:table-cell>
          <table:table-cell table:style-name="ce159" table:formula="of:=[refinding_folders.P15]" office:value-type="float" office:value="4.6">
            <text:p>4,60</text:p>
          </table:table-cell>
          <table:table-cell table:style-name="ce159" table:formula="of:=[refinding_folders.Q15]" office:value-type="float" office:value="7.5">
            <text:p>7,50</text:p>
          </table:table-cell>
          <table:table-cell table:style-name="ce159" table:formula="of:=[refinding_folders.R15]" office:value-type="float" office:value="3.8">
            <text:p>3,80</text:p>
          </table:table-cell>
          <table:table-cell table:style-name="ce159" table:formula="of:=[refinding_folders.S15]" office:value-type="float" office:value="5.2">
            <text:p>5,20</text:p>
          </table:table-cell>
          <table:table-cell table:style-name="ce160" table:formula="of:=[refinding_tagstore.N15]" office:value-type="float" office:value="5.1">
            <text:p>5,1</text:p>
          </table:table-cell>
          <table:table-cell table:style-name="ce160" table:formula="of:=[refinding_tagstore.O15]" office:value-type="float" office:value="3.6">
            <text:p>3,6</text:p>
          </table:table-cell>
          <table:table-cell table:style-name="ce160" table:formula="of:=[refinding_tagstore.P15]" office:value-type="string" office:string-value="TC">
            <text:p>TC</text:p>
          </table:table-cell>
          <table:table-cell table:style-name="ce160" table:formula="of:=[refinding_tagstore.Q15]" office:value-type="float" office:value="5">
            <text:p>5,0</text:p>
          </table:table-cell>
          <table:table-cell table:style-name="ce160" table:formula="of:=[refinding_tagstore.R15]" office:value-type="float" office:value="9.1">
            <text:p>9,1</text:p>
          </table:table-cell>
          <table:table-cell table:style-name="ce160" table:formula="of:=[refinding_tagstore.S15]" office:value-type="float" office:value="3.7">
            <text:p>3,7</text:p>
          </table:table-cell>
          <table:table-cell table:number-columns-repeated="1008"/>
        </table:table-row>
        <table:table-row table:style-name="ro1">
          <table:table-cell table:style-name="ce146" office:value-type="float" office:value="16">
            <text:p>16</text:p>
          </table:table-cell>
          <table:table-cell table:style-name="ce107" office:value-type="float" office:value="201">
            <text:p>201</text:p>
          </table:table-cell>
          <table:table-cell table:style-name="ce107" table:formula="of:=[filing_folders_raw.C16]" office:value-type="float" office:value="394">
            <text:p>394</text:p>
          </table:table-cell>
          <table:table-cell table:style-name="ce107" table:formula="of:=[filing_tagstore_raw.C16]" office:value-type="float" office:value="336">
            <text:p>336</text:p>
          </table:table-cell>
          <table:table-cell table:style-name="ce159" table:formula="of:=[refinding_folders.N16]" office:value-type="float" office:value="6">
            <text:p>6,00</text:p>
          </table:table-cell>
          <table:table-cell table:style-name="ce159" table:formula="of:=[refinding_folders.O16]" office:value-type="float" office:value="3.2">
            <text:p>3,20</text:p>
          </table:table-cell>
          <table:table-cell table:style-name="ce159" table:formula="of:=[refinding_folders.P16]" office:value-type="float" office:value="5.1">
            <text:p>5,10</text:p>
          </table:table-cell>
          <table:table-cell table:style-name="ce159" table:formula="of:=[refinding_folders.Q16]" office:value-type="float" office:value="4.4">
            <text:p>4,40</text:p>
          </table:table-cell>
          <table:table-cell table:style-name="ce159" table:formula="of:=[refinding_folders.R16]" office:value-type="float" office:value="5.9">
            <text:p>5,90</text:p>
          </table:table-cell>
          <table:table-cell table:style-name="ce159" table:formula="of:=[refinding_folders.S16]" office:value-type="float" office:value="4">
            <text:p>4,00</text:p>
          </table:table-cell>
          <table:table-cell table:style-name="ce160" table:formula="of:=[refinding_tagstore.N16]" office:value-type="float" office:value="28.3">
            <text:p>28,3</text:p>
          </table:table-cell>
          <table:table-cell table:style-name="ce160" table:formula="of:=[refinding_tagstore.O16]" office:value-type="float" office:value="4">
            <text:p>4,0</text:p>
          </table:table-cell>
          <table:table-cell table:style-name="ce160" table:formula="of:=[refinding_tagstore.P16]" office:value-type="float" office:value="3.9">
            <text:p>3,9</text:p>
          </table:table-cell>
          <table:table-cell table:style-name="ce160" table:formula="of:=[refinding_tagstore.Q16]" office:value-type="float" office:value="2">
            <text:p>2,0</text:p>
          </table:table-cell>
          <table:table-cell table:style-name="ce160" table:formula="of:=[refinding_tagstore.R16]" office:value-type="float" office:value="2.4">
            <text:p>2,4</text:p>
          </table:table-cell>
          <table:table-cell table:style-name="ce160" table:formula="of:=[refinding_tagstore.S16]" office:value-type="float" office:value="4.3">
            <text:p>4,3</text:p>
          </table:table-cell>
          <table:table-cell table:number-columns-repeated="1008"/>
        </table:table-row>
        <table:table-row table:style-name="ro1">
          <table:table-cell table:style-name="ce146" office:value-type="float" office:value="17">
            <text:p>17</text:p>
          </table:table-cell>
          <table:table-cell table:style-name="ce107" office:value-type="float" office:value="334">
            <text:p>334</text:p>
          </table:table-cell>
          <table:table-cell table:style-name="ce107" table:formula="of:=[filing_folders_raw.C17]" office:value-type="float" office:value="400">
            <text:p>400</text:p>
          </table:table-cell>
          <table:table-cell table:style-name="ce107" table:formula="of:=[filing_tagstore_raw.C17]" office:value-type="float" office:value="998">
            <text:p>998</text:p>
          </table:table-cell>
          <table:table-cell table:style-name="ce159" table:formula="of:=[refinding_folders.N17]" office:value-type="float" office:value="4.6">
            <text:p>4,60</text:p>
          </table:table-cell>
          <table:table-cell table:style-name="ce159" table:formula="of:=[refinding_folders.O17]" office:value-type="float" office:value="1.6">
            <text:p>1,60</text:p>
          </table:table-cell>
          <table:table-cell table:style-name="ce159" table:formula="of:=[refinding_folders.P17]" office:value-type="float" office:value="3.4">
            <text:p>3,40</text:p>
          </table:table-cell>
          <table:table-cell table:style-name="ce159" table:formula="of:=[refinding_folders.Q17]" office:value-type="float" office:value="4.1">
            <text:p>4,10</text:p>
          </table:table-cell>
          <table:table-cell table:style-name="ce159" table:formula="of:=[refinding_folders.R17]" office:value-type="float" office:value="4.4">
            <text:p>4,40</text:p>
          </table:table-cell>
          <table:table-cell table:style-name="ce159" table:formula="of:=[refinding_folders.S17]" office:value-type="float" office:value="3.8">
            <text:p>3,80</text:p>
          </table:table-cell>
          <table:table-cell table:style-name="ce160" table:formula="of:=[refinding_tagstore.N17]" office:value-type="float" office:value="5">
            <text:p>5,0</text:p>
          </table:table-cell>
          <table:table-cell table:style-name="ce160" table:formula="of:=[refinding_tagstore.O17]" office:value-type="float" office:value="5.6">
            <text:p>5,6</text:p>
          </table:table-cell>
          <table:table-cell table:style-name="ce160" table:formula="of:=[refinding_tagstore.P17]" office:value-type="float" office:value="6">
            <text:p>6,0</text:p>
          </table:table-cell>
          <table:table-cell table:style-name="ce160" table:formula="of:=[refinding_tagstore.Q17]" office:value-type="float" office:value="14.2">
            <text:p>14,2</text:p>
          </table:table-cell>
          <table:table-cell table:style-name="ce160" table:formula="of:=[refinding_tagstore.R17]" office:value-type="float" office:value="2">
            <text:p>2,0</text:p>
          </table:table-cell>
          <table:table-cell table:style-name="ce160" table:formula="of:=[refinding_tagstore.S17]" office:value-type="float" office:value="6.6">
            <text:p>6,6</text:p>
          </table:table-cell>
          <table:table-cell table:number-columns-repeated="1008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07" office:value-type="float" office:value="213">
            <text:p>213</text:p>
          </table:table-cell>
          <table:table-cell table:style-name="ce107" table:formula="of:=[filing_folders_raw.C18]" office:value-type="float" office:value="373">
            <text:p>373</text:p>
          </table:table-cell>
          <table:table-cell table:style-name="ce107" table:formula="of:=[filing_tagstore_raw.C18]" office:value-type="float" office:value="667">
            <text:p>667</text:p>
          </table:table-cell>
          <table:table-cell table:style-name="ce159" table:formula="of:=[refinding_folders.N18]" office:value-type="float" office:value="7.1">
            <text:p>7,10</text:p>
          </table:table-cell>
          <table:table-cell table:style-name="ce159" table:formula="of:=[refinding_folders.O18]" office:value-type="float" office:value="4.5">
            <text:p>4,50</text:p>
          </table:table-cell>
          <table:table-cell table:style-name="ce159" table:formula="of:=[refinding_folders.P18]" office:value-type="float" office:value="7">
            <text:p>7,00</text:p>
          </table:table-cell>
          <table:table-cell table:style-name="ce159" table:formula="of:=[refinding_folders.Q18]" office:value-type="float" office:value="7.6">
            <text:p>7,60</text:p>
          </table:table-cell>
          <table:table-cell table:style-name="ce159" table:formula="of:=[refinding_folders.R18]" office:value-type="float" office:value="5.5">
            <text:p>5,50</text:p>
          </table:table-cell>
          <table:table-cell table:style-name="ce159" table:formula="of:=[refinding_folders.S18]" office:value-type="float" office:value="7.5">
            <text:p>7,50</text:p>
          </table:table-cell>
          <table:table-cell table:style-name="ce160" table:formula="of:=[refinding_tagstore.N18]" office:value-type="float" office:value="6.7">
            <text:p>6,7</text:p>
          </table:table-cell>
          <table:table-cell table:style-name="ce160" table:formula="of:=[refinding_tagstore.O18]" office:value-type="float" office:value="5.6">
            <text:p>5,6</text:p>
          </table:table-cell>
          <table:table-cell table:style-name="ce160" table:formula="of:=[refinding_tagstore.P18]" office:value-type="float" office:value="7.2">
            <text:p>7,2</text:p>
          </table:table-cell>
          <table:table-cell table:style-name="ce160" table:formula="of:=[refinding_tagstore.Q18]" office:value-type="float" office:value="12.3">
            <text:p>12,3</text:p>
          </table:table-cell>
          <table:table-cell table:style-name="ce160" table:formula="of:=[refinding_tagstore.R18]" office:value-type="float" office:value="5.1">
            <text:p>5,1</text:p>
          </table:table-cell>
          <table:table-cell table:style-name="ce160" table:formula="of:=[refinding_tagstore.S18]" office:value-type="float" office:value="6.6">
            <text:p>6,6</text:p>
          </table:table-cell>
          <table:table-cell table:number-columns-repeated="1008"/>
        </table:table-row>
        <table:table-row table:style-name="ro3">
          <table:table-cell table:style-name="ce93" office:value-type="string">
            <text:p>Mean</text:p>
          </table:table-cell>
          <table:table-cell table:style-name="ce152" table:formula="of:=AVERAGE([.B6:.B21])" office:value-type="float" office:value="292">
            <text:p>292,00</text:p>
          </table:table-cell>
          <table:table-cell table:style-name="ce152" table:formula="of:=AVERAGE([.C5:.C21])" office:value-type="float" office:value="451.352941176471">
            <text:p>451,35</text:p>
          </table:table-cell>
          <table:table-cell table:style-name="ce152" table:formula="of:=AVERAGE([.D5:.D21])" office:value-type="float" office:value="542.470588235294">
            <text:p>542,47</text:p>
          </table:table-cell>
          <table:table-cell table:style-name="ce152" table:formula="of:=AVERAGE([.E5:.E21])" office:value-type="float" office:value="10.2529411764706">
            <text:p>10,25</text:p>
          </table:table-cell>
          <table:table-cell table:style-name="ce152" table:formula="of:=AVERAGE([.F5:.F21])" office:value-type="float" office:value="3.56470588235294">
            <text:p>3,56</text:p>
          </table:table-cell>
          <table:table-cell table:style-name="ce152" table:formula="of:=AVERAGE([.G5:.G21])" office:value-type="float" office:value="6.27058823529412">
            <text:p>6,27</text:p>
          </table:table-cell>
          <table:table-cell table:style-name="ce152" table:formula="of:=AVERAGE([.H5:.H21])" office:value-type="float" office:value="6.15882352941176">
            <text:p>6,16</text:p>
          </table:table-cell>
          <table:table-cell table:style-name="ce152" table:formula="of:=AVERAGE([.I5:.I21])" office:value-type="float" office:value="4.50588235294118">
            <text:p>4,51</text:p>
          </table:table-cell>
          <table:table-cell table:style-name="ce152" table:formula="of:=AVERAGE([.J5:.J21])" office:value-type="float" office:value="4.54705882352941">
            <text:p>4,55</text:p>
          </table:table-cell>
          <table:table-cell table:style-name="ce152" table:formula="of:=AVERAGE([.K5:.K21])" office:value-type="float" office:value="9.28823529411765">
            <text:p>9,29</text:p>
          </table:table-cell>
          <table:table-cell table:style-name="ce152" table:formula="of:=AVERAGE([.L5:.L21])" office:value-type="float" office:value="4.46470588235294">
            <text:p>4,46</text:p>
          </table:table-cell>
          <table:table-cell table:style-name="ce152" table:formula="of:=AVERAGE([.M5:.M21])" office:value-type="float" office:value="6.3">
            <text:p>6,30</text:p>
          </table:table-cell>
          <table:table-cell table:style-name="ce152" table:formula="of:=AVERAGE([.N5:.N21])" office:value-type="float" office:value="5.37058823529412">
            <text:p>5,37</text:p>
          </table:table-cell>
          <table:table-cell table:style-name="ce152" table:formula="of:=AVERAGE([.O5:.O21])" office:value-type="float" office:value="5.15294117647059">
            <text:p>5,15</text:p>
          </table:table-cell>
          <table:table-cell table:style-name="ce164" table:formula="of:=AVERAGE([.P5:.P21])" office:value-type="float" office:value="4.92352941176471">
            <text:p>4,92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Median</text:p>
          </table:table-cell>
          <table:table-cell table:style-name="ce110" table:formula="of:=MEDIAN([.B6:.B21])" office:value-type="float" office:value="308">
            <text:p>308,00</text:p>
          </table:table-cell>
          <table:table-cell table:style-name="ce110" table:formula="of:=MEDIAN([.C5:.C21])" office:value-type="float" office:value="400">
            <text:p>400,00</text:p>
          </table:table-cell>
          <table:table-cell table:style-name="ce110" table:formula="of:=MEDIAN([.D5:.D21])" office:value-type="float" office:value="515">
            <text:p>515,00</text:p>
          </table:table-cell>
          <table:table-cell table:style-name="ce110" table:formula="of:=MEDIAN([.E5:.E21])" office:value-type="float" office:value="6.6">
            <text:p>6,60</text:p>
          </table:table-cell>
          <table:table-cell table:style-name="ce110" table:formula="of:=MEDIAN([.F5:.F21])" office:value-type="float" office:value="3.2">
            <text:p>3,20</text:p>
          </table:table-cell>
          <table:table-cell table:style-name="ce110" table:formula="of:=MEDIAN([.G5:.G21])" office:value-type="float" office:value="5">
            <text:p>5,00</text:p>
          </table:table-cell>
          <table:table-cell table:style-name="ce110" table:formula="of:=MEDIAN([.H5:.H21])" office:value-type="float" office:value="4.9">
            <text:p>4,90</text:p>
          </table:table-cell>
          <table:table-cell table:style-name="ce110" table:formula="of:=MEDIAN([.I5:.I21])" office:value-type="float" office:value="4.4">
            <text:p>4,40</text:p>
          </table:table-cell>
          <table:table-cell table:style-name="ce110" table:formula="of:=MEDIAN([.J5:.J21])" office:value-type="float" office:value="4">
            <text:p>4,00</text:p>
          </table:table-cell>
          <table:table-cell table:style-name="ce110" table:formula="of:=MEDIAN([.K5:.K21])" office:value-type="float" office:value="5.7">
            <text:p>5,70</text:p>
          </table:table-cell>
          <table:table-cell table:style-name="ce110" table:formula="of:=MEDIAN([.L5:.L21])" office:value-type="float" office:value="3.7">
            <text:p>3,70</text:p>
          </table:table-cell>
          <table:table-cell table:style-name="ce110" table:formula="of:=MEDIAN([.M5:.M21])" office:value-type="float" office:value="6.1">
            <text:p>6,10</text:p>
          </table:table-cell>
          <table:table-cell table:style-name="ce110" table:formula="of:=MEDIAN([.N5:.N21])" office:value-type="float" office:value="4.1">
            <text:p>4,10</text:p>
          </table:table-cell>
          <table:table-cell table:style-name="ce110" table:formula="of:=MEDIAN([.O5:.O21])" office:value-type="float" office:value="4.3">
            <text:p>4,30</text:p>
          </table:table-cell>
          <table:table-cell table:style-name="ce123" table:formula="of:=MEDIAN([.P5:.P21])" office:value-type="float" office:value="4.4">
            <text:p>4,40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Std Dev</text:p>
          </table:table-cell>
          <table:table-cell table:style-name="ce110" table:formula="of:=STDEV([.B6:.B21])" office:value-type="float" office:value="77.3175271203108">
            <text:p>77,32</text:p>
          </table:table-cell>
          <table:table-cell table:style-name="ce110" table:formula="of:=STDEV([.C5:.C21])" office:value-type="float" office:value="147.520312659169">
            <text:p>147,52</text:p>
          </table:table-cell>
          <table:table-cell table:style-name="ce110" table:formula="of:=STDEV([.D5:.D21])" office:value-type="float" office:value="239.706100685574">
            <text:p>239,71</text:p>
          </table:table-cell>
          <table:table-cell table:style-name="ce110" table:formula="of:=STDEV([.E5:.E21])" office:value-type="float" office:value="11.3273517231003">
            <text:p>11,33</text:p>
          </table:table-cell>
          <table:table-cell table:style-name="ce110" table:formula="of:=STDEV([.F5:.F21])" office:value-type="float" office:value="1.62247541447883">
            <text:p>1,62</text:p>
          </table:table-cell>
          <table:table-cell table:style-name="ce110" table:formula="of:=STDEV([.G5:.G21])" office:value-type="float" office:value="3.24687632692607">
            <text:p>3,25</text:p>
          </table:table-cell>
          <table:table-cell table:style-name="ce110" table:formula="of:=STDEV([.H5:.H21])" office:value-type="float" office:value="3.47114153116979">
            <text:p>3,47</text:p>
          </table:table-cell>
          <table:table-cell table:style-name="ce110" table:formula="of:=STDEV([.I5:.I21])" office:value-type="float" office:value="1.22905989898545">
            <text:p>1,23</text:p>
          </table:table-cell>
          <table:table-cell table:style-name="ce110" table:formula="of:=STDEV([.J5:.J21])" office:value-type="float" office:value="1.52607242908832">
            <text:p>1,53</text:p>
          </table:table-cell>
          <table:table-cell table:style-name="ce110" table:formula="of:=STDEV([.K5:.K21])" office:value-type="float" office:value="8.56941380382442">
            <text:p>8,57</text:p>
          </table:table-cell>
          <table:table-cell table:style-name="ce110" table:formula="of:=STDEV([.L5:.L21])" office:value-type="float" office:value="3.11968371322931">
            <text:p>3,12</text:p>
          </table:table-cell>
          <table:table-cell table:style-name="ce110" table:formula="of:=STDEV([.M5:.M21])" office:value-type="float" office:value="2.3427700332238">
            <text:p>2,34</text:p>
          </table:table-cell>
          <table:table-cell table:style-name="ce110" table:formula="of:=STDEV([.N5:.N21])" office:value-type="float" office:value="3.75012744881463">
            <text:p>3,75</text:p>
          </table:table-cell>
          <table:table-cell table:style-name="ce110" table:formula="of:=STDEV([.O5:.O21])" office:value-type="float" office:value="3.77907357150182">
            <text:p>3,78</text:p>
          </table:table-cell>
          <table:table-cell table:style-name="ce123" table:formula="of:=STDEV([.P5:.P21])" office:value-type="float" office:value="1.89094203102736">
            <text:p>1,89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Std Error</text:p>
          </table:table-cell>
          <table:table-cell table:style-name="ce110" table:formula="of:=(STDEV([.B5:.B21]))/(SQRT(COUNT([.B5:.B21])))" office:value-type="float" office:value="19.3293817800777">
            <text:p>19,33</text:p>
          </table:table-cell>
          <table:table-cell table:style-name="ce110" table:formula="of:=STDEV([.C5:.C21])/(SQRT(COUNT([.C5:.C21])))" office:value-type="float" office:value="35.7789312363467">
            <text:p>35,78</text:p>
          </table:table-cell>
          <table:table-cell table:style-name="ce110" table:formula="of:=STDEV([.D5:.D21])/(SQRT(COUNT([.D5:.D21])))" office:value-type="float" office:value="58.1372689547978">
            <text:p>58,14</text:p>
          </table:table-cell>
          <table:table-cell table:style-name="ce110" table:formula="of:=STDEV([.E5:.E21])/(SQRT(COUNT([.E5:.E21])))" office:value-type="float" office:value="2.74728633016852">
            <text:p>2,75</text:p>
          </table:table-cell>
          <table:table-cell table:style-name="ce110" table:formula="of:=STDEV([.F5:.F21])/(SQRT(COUNT([.F5:.F21])))" office:value-type="float" office:value="0.393508088756705">
            <text:p>0,39</text:p>
          </table:table-cell>
          <table:table-cell table:style-name="ce110" table:formula="of:=STDEV([.G5:.G21])/(SQRT(COUNT([.G5:.G21])))" office:value-type="float" office:value="0.787483179366688">
            <text:p>0,79</text:p>
          </table:table-cell>
          <table:table-cell table:style-name="ce110" table:formula="of:=STDEV([.H5:.H21])/(SQRT(COUNT([.H5:.H21])))" office:value-type="float" office:value="0.841875480851839">
            <text:p>0,84</text:p>
          </table:table-cell>
          <table:table-cell table:style-name="ce110" table:formula="of:=STDEV([.I5:.I21])/(SQRT(COUNT([.I5:.I21])))" office:value-type="float" office:value="0.298090810807528">
            <text:p>0,30</text:p>
          </table:table-cell>
          <table:table-cell table:style-name="ce110" table:formula="of:=STDEV([.J5:.J21])/(SQRT(COUNT([.J5:.J21])))" office:value-type="float" office:value="0.370126930439651">
            <text:p>0,37</text:p>
          </table:table-cell>
          <table:table-cell table:style-name="ce110" table:formula="of:=STDEV([.K5:.K21])/(SQRT(COUNT([.K5:.K21])))" office:value-type="float" office:value="2.07838813310553">
            <text:p>2,08</text:p>
          </table:table-cell>
          <table:table-cell table:style-name="ce110" table:formula="of:=STDEV([.L5:.L21])/(SQRT(COUNT([.L5:.L21])))" office:value-type="float" office:value="0.756634439303739">
            <text:p>0,76</text:p>
          </table:table-cell>
          <table:table-cell table:style-name="ce110" table:formula="of:=STDEV([.M5:.M21])/(SQRT(COUNT([.M5:.M21])))" office:value-type="float" office:value="0.604900621511304">
            <text:p>0,60</text:p>
          </table:table-cell>
          <table:table-cell table:style-name="ce110" table:formula="of:=STDEV([.N5:.N21])/(SQRT(COUNT([.N5:.N21])))" office:value-type="float" office:value="0.909539504764166">
            <text:p>0,91</text:p>
          </table:table-cell>
          <table:table-cell table:style-name="ce110" table:formula="of:=STDEV([.O5:.O21])/(SQRT(COUNT([.O5:.O21])))" office:value-type="float" office:value="0.916559970722481">
            <text:p>0,92</text:p>
          </table:table-cell>
          <table:table-cell table:style-name="ce123" table:formula="of:=STDEV([.P5:.P21])/(SQRT(COUNT([.P5:.P21])))" office:value-type="float" office:value="0.458620807402694">
            <text:p>0,46</text:p>
          </table:table-cell>
          <table:table-cell table:number-columns-repeated="1008"/>
        </table:table-row>
        <table:table-row table:style-name="ro3">
          <table:table-cell table:style-name="ce95" office:value-type="string">
            <text:p>99% Confidence</text:p>
          </table:table-cell>
          <table:table-cell table:style-name="ce111" table:formula="of:=CONFIDENCE(0.01;[.B24];18)" office:value-type="float" office:value="46.9416966275452">
            <text:p>46,94</text:p>
          </table:table-cell>
          <table:table-cell table:style-name="ce111" table:formula="of:=CONFIDENCE(0.01;[.C24];18)" office:value-type="float" office:value="89.563828812991">
            <text:p>89,56</text:p>
          </table:table-cell>
          <table:table-cell table:style-name="ce111" table:formula="of:=CONFIDENCE(0.01;[.D24];18)" office:value-type="float" office:value="145.53247468255">
            <text:p>145,53</text:p>
          </table:table-cell>
          <table:table-cell table:style-name="ce111" table:formula="of:=CONFIDENCE(0.01;[.E24];18)" office:value-type="float" office:value="6.87716133693566">
            <text:p>6,88</text:p>
          </table:table-cell>
          <table:table-cell table:style-name="ce111" table:formula="of:=CONFIDENCE(0.01;[.F24];18)" office:value-type="float" office:value="0.985051533963357">
            <text:p>0,99</text:p>
          </table:table-cell>
          <table:table-cell table:style-name="ce111" table:formula="of:=CONFIDENCE(0.01;[.G24];18)" office:value-type="float" office:value="1.97127209317697">
            <text:p>1,97</text:p>
          </table:table-cell>
          <table:table-cell table:style-name="ce111" table:formula="of:=CONFIDENCE(0.01;[.H24];18)" office:value-type="float" office:value="2.107429955098">
            <text:p>2,11</text:p>
          </table:table-cell>
          <table:table-cell table:style-name="ce111" table:formula="of:=CONFIDENCE(0.01;[.I24];18)" office:value-type="float" office:value="0.746197648373836">
            <text:p>0,75</text:p>
          </table:table-cell>
          <table:table-cell table:style-name="ce111" table:formula="of:=CONFIDENCE(0.01;[.J24];18)" office:value-type="float" office:value="0.926522506164149">
            <text:p>0,93</text:p>
          </table:table-cell>
          <table:table-cell table:style-name="ce111" table:formula="of:=CONFIDENCE(0.01;[.K24];18)" office:value-type="float" office:value="5.20273782720803">
            <text:p>5,20</text:p>
          </table:table-cell>
          <table:table-cell table:style-name="ce111" table:formula="of:=CONFIDENCE(0.01;[.L24];18)" office:value-type="float" office:value="1.89404979562305">
            <text:p>1,89</text:p>
          </table:table-cell>
          <table:table-cell table:style-name="ce111" table:formula="of:=CONFIDENCE(0.01;[.M24];16)" office:value-type="float" office:value="1.50864392576352">
            <text:p>1,51</text:p>
          </table:table-cell>
          <table:table-cell table:style-name="ce111" table:formula="of:=CONFIDENCE(0.01;[.N24];18)" office:value-type="float" office:value="2.27681033749258">
            <text:p>2,28</text:p>
          </table:table-cell>
          <table:table-cell table:style-name="ce111" table:formula="of:=CONFIDENCE(0.01;[.O24];18)" office:value-type="float" office:value="2.29438436191283">
            <text:p>2,29</text:p>
          </table:table-cell>
          <table:table-cell table:style-name="ce124" table:formula="of:=CONFIDENCE(0.01;[.P24];18)" office:value-type="float" office:value="1.14804534581969">
            <text:p>1,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5"/>
          <table:table-cell table:style-name="ce153" office:value-type="string">
            <text:p>Task Success (Effectiveness: 0=failure, 1=success)</text:p>
          </table:table-cell>
          <table:table-cell table:style-name="ce157"/>
          <table:table-cell table:style-name="ce158"/>
          <table:table-cell table:style-name="ce97" table:number-columns-repeated="12"/>
          <table:table-cell table:number-columns-repeated="1008"/>
        </table:table-row>
        <table:table-row table:style-name="ro3">
          <table:table-cell table:style-name="ce145" office:value-type="string">
            <text:p>User No.</text:p>
          </table:table-cell>
          <table:table-cell table:style-name="ce97" office:value-type="string">
            <text:p>1 View items</text:p>
          </table:table-cell>
          <table:table-cell table:style-name="ce97" office:value-type="string">
            <text:p>2 Store items Folder</text:p>
          </table:table-cell>
          <table:table-cell table:style-name="ce97" office:value-type="string">
            <text:p>3 Store Items tagstore</text:p>
          </table:table-cell>
          <table:table-cell table:style-name="ce97" office:value-type="string">
            <text:p>4 Re-find Folder 1</text:p>
          </table:table-cell>
          <table:table-cell table:style-name="ce97" office:value-type="string">
            <text:p>5 Re-find Folder 2</text:p>
          </table:table-cell>
          <table:table-cell table:style-name="ce97" office:value-type="string">
            <text:p>6 Re-find Folder 3</text:p>
          </table:table-cell>
          <table:table-cell table:style-name="ce97" office:value-type="string">
            <text:p>7 Re-find Folder 4</text:p>
          </table:table-cell>
          <table:table-cell table:style-name="ce97" office:value-type="string">
            <text:p>8 Re-find Folder 5</text:p>
          </table:table-cell>
          <table:table-cell table:style-name="ce97" office:value-type="string">
            <text:p>9 Re-find Folder 6</text:p>
          </table:table-cell>
          <table:table-cell table:style-name="ce97" office:value-type="string">
            <text:p>10 Re-find tagstore 1</text:p>
          </table:table-cell>
          <table:table-cell table:style-name="ce97" office:value-type="string">
            <text:p>11 Re-find tagstore 2</text:p>
          </table:table-cell>
          <table:table-cell table:style-name="ce97" office:value-type="string">
            <text:p>12 Re-find tagstore 3</text:p>
          </table:table-cell>
          <table:table-cell table:style-name="ce97" office:value-type="string">
            <text:p>13 Re-find tagstore 4</text:p>
          </table:table-cell>
          <table:table-cell table:style-name="ce97" office:value-type="string">
            <text:p>14 Re-find tagstore 5</text:p>
          </table:table-cell>
          <table:table-cell table:style-name="ce97" office:value-type="string">
            <text:p>15 Re-find tagstore 6</text:p>
          </table:table-cell>
          <table:table-cell table:number-columns-repeated="1008"/>
        </table:table-row>
        <table:table-row table:style-name="ro1">
          <table:table-cell table:style-name="ce146" office:value-type="float" office:value="1">
            <text:p>1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2">
            <text:p>2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3">
            <text:p>3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4">
            <text:p>4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5">
            <text:p>5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7">
            <text:p>7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8">
            <text:p>8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9">
            <text:p>9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0">
            <text:p>10</text:p>
          </table:table-cell>
          <table:table-cell table:number-columns-repeated="11" table:style-name="ce107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number-columns-repeated="3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1">
            <text:p>11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2">
            <text:p>12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3">
            <text:p>13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4">
            <text:p>14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5">
            <text:p>15</text:p>
          </table:table-cell>
          <table:table-cell table:number-columns-repeated="11" table:style-name="ce107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number-columns-repeated="3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6">
            <text:p>16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7">
            <text:p>17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7" office:value-type="float" office:value="18">
            <text:p>18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style-name="ce148" office:value-type="string">
            <text:p>Sum</text:p>
          </table:table-cell>
          <table:table-cell table:style-name="ce154" table:formula="of:=SUM([.B31:.B47])" office:value-type="float" office:value="17">
            <text:p>17</text:p>
          </table:table-cell>
          <table:table-cell table:style-name="ce154" table:formula="of:=SUM([.C31:.C47])" office:value-type="float" office:value="17">
            <text:p>17</text:p>
          </table:table-cell>
          <table:table-cell table:style-name="ce154" table:formula="of:=SUM([.D31:.D47])" office:value-type="float" office:value="17">
            <text:p>17</text:p>
          </table:table-cell>
          <table:table-cell table:style-name="ce154" table:formula="of:=SUM([.E31:.E47])" office:value-type="float" office:value="17">
            <text:p>17</text:p>
          </table:table-cell>
          <table:table-cell table:style-name="ce154" table:formula="of:=SUM([.F31:.F47])" office:value-type="float" office:value="17">
            <text:p>17</text:p>
          </table:table-cell>
          <table:table-cell table:style-name="ce154" table:formula="of:=SUM([.G31:.G47])" office:value-type="float" office:value="17">
            <text:p>17</text:p>
          </table:table-cell>
          <table:table-cell table:style-name="ce154" table:formula="of:=SUM([.H31:.H47])" office:value-type="float" office:value="17">
            <text:p>17</text:p>
          </table:table-cell>
          <table:table-cell table:style-name="ce154" table:formula="of:=SUM([.I31:.I47])" office:value-type="float" office:value="17">
            <text:p>17</text:p>
          </table:table-cell>
          <table:table-cell table:style-name="ce154" table:formula="of:=SUM([.J31:.J47])" office:value-type="float" office:value="17">
            <text:p>17</text:p>
          </table:table-cell>
          <table:table-cell table:style-name="ce154" table:formula="of:=SUM([.K31:.K47])" office:value-type="float" office:value="17">
            <text:p>17</text:p>
          </table:table-cell>
          <table:table-cell table:style-name="ce154" table:formula="of:=SUM([.L31:.L47])" office:value-type="float" office:value="17">
            <text:p>17</text:p>
          </table:table-cell>
          <table:table-cell table:style-name="ce162" table:formula="of:=SUM([.M31:.M47])" office:value-type="float" office:value="15">
            <text:p>15</text:p>
          </table:table-cell>
          <table:table-cell table:style-name="ce154" table:formula="of:=SUM([.N31:.N47])" office:value-type="float" office:value="17">
            <text:p>17</text:p>
          </table:table-cell>
          <table:table-cell table:style-name="ce154" table:formula="of:=SUM([.O31:.O47])" office:value-type="float" office:value="17">
            <text:p>17</text:p>
          </table:table-cell>
          <table:table-cell table:style-name="ce154" table:formula="of:=SUM([.P31:.P47])" office:value-type="float" office:value="17">
            <text:p>17</text:p>
          </table:table-cell>
          <table:table-cell table:number-columns-repeated="1008"/>
        </table:table-row>
        <table:table-row table:style-name="ro3">
          <table:table-cell table:style-name="ce149" office:value-type="string">
            <text:p>Percent</text:p>
          </table:table-cell>
          <table:table-cell table:style-name="ce155" table:formula="of:=[.B48]/18*100" office:value-type="float" office:value="94.4444444444444">
            <text:p>94</text:p>
          </table:table-cell>
          <table:table-cell table:style-name="ce155" table:formula="of:=[.C48]/18*100" office:value-type="float" office:value="94.4444444444444">
            <text:p>94</text:p>
          </table:table-cell>
          <table:table-cell table:style-name="ce155" table:formula="of:=[.D48]/18*100" office:value-type="float" office:value="94.4444444444444">
            <text:p>94</text:p>
          </table:table-cell>
          <table:table-cell table:style-name="ce155" table:formula="of:=[.E48]/18*100" office:value-type="float" office:value="94.4444444444444">
            <text:p>94</text:p>
          </table:table-cell>
          <table:table-cell table:style-name="ce155" table:formula="of:=[.F48]/18*100" office:value-type="float" office:value="94.4444444444444">
            <text:p>94</text:p>
          </table:table-cell>
          <table:table-cell table:style-name="ce155" table:formula="of:=[.G48]/18*100" office:value-type="float" office:value="94.4444444444444">
            <text:p>94</text:p>
          </table:table-cell>
          <table:table-cell table:style-name="ce155" table:formula="of:=[.H48]/18*100" office:value-type="float" office:value="94.4444444444444">
            <text:p>94</text:p>
          </table:table-cell>
          <table:table-cell table:style-name="ce155" table:formula="of:=[.I48]/18*100" office:value-type="float" office:value="94.4444444444444">
            <text:p>94</text:p>
          </table:table-cell>
          <table:table-cell table:style-name="ce155" table:formula="of:=[.J48]/18*100" office:value-type="float" office:value="94.4444444444444">
            <text:p>94</text:p>
          </table:table-cell>
          <table:table-cell table:style-name="ce155" table:formula="of:=[.K48]/18*100" office:value-type="float" office:value="94.4444444444444">
            <text:p>94</text:p>
          </table:table-cell>
          <table:table-cell table:style-name="ce155" table:formula="of:=[.L48]/18*100" office:value-type="float" office:value="94.4444444444444">
            <text:p>94</text:p>
          </table:table-cell>
          <table:table-cell table:style-name="ce163" table:formula="of:=[.M48]/18*100" office:value-type="float" office:value="83.3333333333333">
            <text:p>83</text:p>
          </table:table-cell>
          <table:table-cell table:style-name="ce155" table:formula="of:=[.N48]/18*100" office:value-type="float" office:value="94.4444444444444">
            <text:p>94</text:p>
          </table:table-cell>
          <table:table-cell table:style-name="ce155" table:formula="of:=[.O48]/18*100" office:value-type="float" office:value="94.4444444444444">
            <text:p>94</text:p>
          </table:table-cell>
          <table:table-cell table:style-name="ce155" table:formula="of:=[.P48]/18*100" office:value-type="float" office:value="94.4444444444444">
            <text:p>94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ing_folders_raw" table:style-name="ta4" table:print="false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Overall time</text:p>
          </table:table-cell>
          <table:table-cell office:value-type="string">
            <text:p>Overall time without distr.</text:p>
          </table:table-cell>
          <table:table-cell office:value-type="string">
            <text:p>FMGT time</text:p>
          </table:table-cell>
          <table:table-cell office:value-type="string">
            <text:p>FMGT time without distr.</text:p>
          </table:table-cell>
          <table:table-cell office:value-type="string">
            <text:p>Sum of distr.</text:p>
          </table:table-cell>
          <table:table-cell office:value-type="string">
            <text:p>FMGT distr.</text:p>
          </table:table-cell>
          <table:table-cell office:value-type="string">
            <text:p>Commentary time</text:p>
          </table:table-cell>
          <table:table-cell office:value-type="string">
            <text:p>TP Inspection time</text:p>
          </table:table-cell>
          <table:table-cell office:value-type="string">
            <text:p>Facillitator time</text:p>
          </table:table-cell>
          <table:table-cell office:value-type="string">
            <text:p>Number of created folders</text:p>
          </table:table-cell>
          <table:table-cell office:value-type="string">
            <text:p>#M2F</text:p>
          </table:table-cell>
          <table:table-cell office:value-type="string">
            <text:p>#MVF</text:p>
          </table:table-cell>
          <table:table-cell office:value-type="string">
            <text:p>#RENF</text:p>
          </table:table-cell>
          <table:table-cell office:value-type="string">
            <text:p>#DELF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72">
            <text:p>472</text:p>
          </table:table-cell>
          <table:table-cell table:number-columns-repeated="2"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99">
            <text:p>299</text:p>
          </table:table-cell>
          <table:table-cell table:number-columns-repeated="2" office:value-type="float" office:value="269">
            <text:p>269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7">
            <text:p>867</text:p>
          </table:table-cell>
          <table:table-cell office:value-type="float" office:value="731">
            <text:p>731</text:p>
          </table:table-cell>
          <table:table-cell office:value-type="float" office:value="862">
            <text:p>86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325">
            <text:p>325</text:p>
          </table:table-cell>
          <table:table-cell office:value-type="float" office:value="302">
            <text:p>302</text:p>
          </table:table-cell>
          <table:table-cell office:value-type="float" office:value="296">
            <text:p>29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office:value-type="float" office:value="265">
            <text:p>265</text:p>
          </table:table-cell>
          <table:table-cell office:value-type="float" office:value="253">
            <text:p>25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72">
            <text:p>372</text:p>
          </table:table-cell>
          <table:table-cell table:number-columns-repeated="2" office:value-type="float" office:value="362">
            <text:p>36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8">
            <text:p>1018</text:p>
          </table:table-cell>
          <table:table-cell office:value-type="float" office:value="846">
            <text:p>846</text:p>
          </table:table-cell>
          <table:table-cell office:value-type="float" office:value="998">
            <text:p>998</text:p>
          </table:table-cell>
          <table:table-cell office:value-type="float" office:value="826">
            <text:p>82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office:value-type="float" office:value="508">
            <text:p>508</text:p>
          </table:table-cell>
          <table:table-cell office:value-type="float" office:value="575">
            <text:p>575</text:p>
          </table:table-cell>
          <table:table-cell office:value-type="float" office:value="489">
            <text:p>489</text:p>
          </table:table-cell>
          <table:table-cell table:number-columns-repeated="2"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545">
            <text:p>545</text:p>
          </table:table-cell>
          <table:table-cell office:value-type="float" office:value="578">
            <text:p>578</text:p>
          </table:table-cell>
          <table:table-cell office:value-type="float" office:value="521">
            <text:p>521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7">
            <text:p>377</text:p>
          </table:table-cell>
          <table:table-cell office:value-type="float" office:value="365">
            <text:p>365</text:p>
          </table:table-cell>
          <table:table-cell office:value-type="float" office:value="361">
            <text:p>361</text:p>
          </table:table-cell>
          <table:table-cell office:value-type="float" office:value="349">
            <text:p>349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4">
            <text:p>494</text:p>
          </table:table-cell>
          <table:table-cell office:value-type="float" office:value="455">
            <text:p>455</text:p>
          </table:table-cell>
          <table:table-cell office:value-type="float" office:value="464">
            <text:p>464</text:p>
          </table:table-cell>
          <table:table-cell office:value-type="float" office:value="425">
            <text:p>425</text:p>
          </table:table-cell>
          <table:table-cell table:number-columns-repeated="2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 office:value-type="float" office:value="393">
            <text:p>393</text:p>
          </table:table-cell>
          <table:table-cell office:value-type="float" office:value="387">
            <text:p>387</text:p>
          </table:table-cell>
          <table:table-cell office:value-type="float" office:value="334">
            <text:p>334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5">
            <text:p>525</text:p>
          </table:table-cell>
          <table:table-cell office:value-type="float" office:value="493">
            <text:p>493</text:p>
          </table:table-cell>
          <table:table-cell office:value-type="float" office:value="510">
            <text:p>510</text:p>
          </table:table-cell>
          <table:table-cell office:value-type="float" office:value="478">
            <text:p>47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427">
            <text:p>427</text:p>
          </table:table-cell>
          <table:table-cell office:value-type="float" office:value="430">
            <text:p>430</text:p>
          </table:table-cell>
          <table:table-cell office:value-type="float" office:value="391">
            <text:p>391</text:p>
          </table:table-cell>
          <table:table-cell table:number-columns-repeated="2"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94">
            <text:p>394</text:p>
          </table:table-cell>
          <table:table-cell table:number-columns-repeated="2" office:value-type="float" office:value="342">
            <text:p>342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5">
            <text:p>405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 office:value-type="float" office:value="385">
            <text:p>38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 office:value-type="float" office:value="377">
            <text:p>377</text:p>
          </table:table-cell>
          <table:table-cell office:value-type="float" office:value="358">
            <text:p>35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iling_tagstore_raw" table:style-name="ta4" table:print="false">
        <table:table-column table:style-name="co9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3" table:default-cell-style-name="Default"/>
        <table:table-column table:style-name="co93" table:default-cell-style-name="Default"/>
        <table:table-column table:style-name="co81" table:default-cell-style-name="Default"/>
        <table:table-column table:style-name="co9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95" table:default-cell-style-name="Default"/>
        <table:table-column table:style-name="co7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number-columns-repeated="3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row table:style-name="ro8">
          <table:table-cell office:value-type="string">
            <text:p>TP</text:p>
          </table:table-cell>
          <table:table-cell office:value-type="string">
            <text:p>Overall time</text:p>
          </table:table-cell>
          <table:table-cell office:value-type="string">
            <text:p>Overall time without distr.</text:p>
          </table:table-cell>
          <table:table-cell office:value-type="string">
            <text:p>Tagging time</text:p>
          </table:table-cell>
          <table:table-cell office:value-type="string">
            <text:p>Tagging time without distr.</text:p>
          </table:table-cell>
          <table:table-cell office:value-type="string">
            <text:p>FMGT time</text:p>
          </table:table-cell>
          <table:table-cell office:value-type="string">
            <text:p>TP</text:p>
          </table:table-cell>
          <table:table-cell office:value-type="string">
            <text:p>FMGT time without distr.</text:p>
          </table:table-cell>
          <table:table-cell office:value-type="string">
            <text:p>Sum of distr.</text:p>
          </table:table-cell>
          <table:table-cell office:value-type="string">
            <text:p>Tagging distr.</text:p>
          </table:table-cell>
          <table:table-cell office:value-type="string">
            <text:p>FMGT distr.</text:p>
          </table:table-cell>
          <table:table-cell office:value-type="string">
            <text:p>Commentary time</text:p>
          </table:table-cell>
          <table:table-cell office:value-type="string">
            <text:p>TP Inspection time</text:p>
          </table:table-cell>
          <table:table-cell office:value-type="string">
            <text:p>Facillitator time</text:p>
          </table:table-cell>
          <table:table-cell office:value-type="string">
            <text:p>Sum of tags</text:p>
          </table:table-cell>
          <table:table-cell office:value-type="string">
            <text:p>Avg Tags/Item</text:p>
          </table:table-cell>
          <table:table-cell office:value-type="string">
            <text:p>#TP</text:p>
          </table:table-cell>
          <table:table-cell office:value-type="string">
            <text:p>#TD</text:p>
          </table:table-cell>
          <table:table-cell office:value-type="string">
            <text:p>#TC</text:p>
          </table:table-cell>
          <table:table-cell office:value-type="string">
            <text:p>List #tags/item</text:p>
          </table:table-cell>
          <table:table-cell office:value-type="string">
            <text:p>List of time user spent for tagging/item</text:p>
          </table:table-cell>
          <table:table-cell office:value-type="string">
            <text:p>#m2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office:value-type="float" office:value="701">
            <text:p>701</text:p>
          </table:table-cell>
          <table:table-cell office:value-type="float" office:value="517">
            <text:p>517</text:p>
          </table:table-cell>
          <table:table-cell office:value-type="float" office:value="445">
            <text:p>445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13">
            <text:p>213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1.93">
            <text:p>1,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, 2, 1, 1, 1, 3, 3, 2, 3, 2, 3, 2, 2, 2, 3, 3, 1, 1, 4, 2, 1, 1, 2, 2, 1, 2, 2, 1, 2</text:p>
          </table:table-cell>
          <table:table-cell office:value-type="string">
            <text:p>14, 11, 31, 4, 1, 24, 26, 25, 10, 15, 13, 18, 20, 7, 18, 13, 6, 1, 10, 3, 28, 16, 21, 11, 8, 10, 29, -25, 7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11">
            <text:p>211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.17">
            <text:p>2,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, 2, 2, 2, 3, 4, 2, 2, 2, 2, 2, 2, 2, 2, 2, 2, 2, 2, 2, 2, 2, 2, 2, 3, 2, 3, 3, 2, 2, 1</text:p>
          </table:table-cell>
          <table:table-cell office:value-type="string">
            <text:p>5, 7, 7, 8, 8, 10, 11, 10, 8, 6, 6, 4, 7, 7, 4, 4, 4, 7, 6, 5, 6, 4, 3, 6, 9, 9, 4, 4, 3, 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  <table:table-cell office:value-type="float" office:value="538">
            <text:p>538</text:p>
          </table:table-cell>
          <table:table-cell office:value-type="float" office:value="503">
            <text:p>50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.47">
            <text:p>2,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, 2, 3, 2, 3, 2, 2, 2, 3, 3, 2, 2, 2, 2, 2, 2, 3, 3, 3, 3, 3, 3, 3, 3, 3, 3, 2, 2, 2, 2</text:p>
          </table:table-cell>
          <table:table-cell office:value-type="string">
            <text:p>39, 12, 11, 10, 27, 14, 25, 10, 9, 11, 22, 15, 16, 26, 7, 29, 7, 7, 6, 18, 14, 13, 22, 29, 10, 31, 13, 30, 9, 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347">
            <text:p>347</text:p>
          </table:table-cell>
          <table:table-cell office:value-type="float" office:value="281">
            <text:p>281</text:p>
          </table:table-cell>
          <table:table-cell office:value-type="float" office:value="214">
            <text:p>214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.97">
            <text:p>1,9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2, 2, 2, 3, 3, 3, 3, 3, 2, 1, 1, 2, 1, 2, 2, 2, 1, 1, 1, 2, 3, 2, 2, 2, 1, 2, 2, 2, 2, 2</text:p>
          </table:table-cell>
          <table:table-cell office:value-type="string">
            <text:p>14, 17, 3, 8, 9, 5, 8, 3, 9, 8, 10, 10, 5, 4, 8, 6, 6, 7, 1, 6, 16, 2, 13, 3, 4, 3, 6, 13, -3, 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office:value-type="float" office:value="357">
            <text:p>357</text:p>
          </table:table-cell>
          <table:table-cell office:value-type="float" office:value="368">
            <text:p>368</text:p>
          </table:table-cell>
          <table:table-cell office:value-type="float" office:value="177">
            <text:p>177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1, 2, 2, 1, 1, 1, 1, 1, 1, 1, 2, 2, 2, 2, 2, 2, 2, 2, 3, 1, 2, 2, 2, 2, 2, 2, 1, 1, 1, 1</text:p>
          </table:table-cell>
          <table:table-cell office:value-type="string">
            <text:p>19, 2, 1, 1, 0, 1, 5, 8, 5, 5, 3, 3, 1, 2, 20, 2, 1, 6, -6, 10, 14, 2, 2, -13, 9, 0, 6, -21, 10, -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5">
            <text:p>1095</text:p>
          </table:table-cell>
          <table:table-cell office:value-type="float" office:value="867">
            <text:p>867</text:p>
          </table:table-cell>
          <table:table-cell office:value-type="float" office:value="1044">
            <text:p>1044</text:p>
          </table:table-cell>
          <table:table-cell office:value-type="float" office:value="821">
            <text:p>821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.93">
            <text:p>3,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3, 3, 5, 2, 3, 3, 2, 5, 3, 6, 6, 6, 4, 4, 4, 5, 6, 4, 5, 4, 3, 4, 3, 5, 5, 4, 3, 5, 3</text:p>
          </table:table-cell>
          <table:table-cell office:value-type="string">
            <text:p>26, 43, 30, 31, 23, 10, 34, 32, 24, 18, 42, 35, 31, 29, 4, 58, 38, 27, 21, 28, 20, 15, 57, 23, 24, 11, 9, 30, 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74">
            <text:p>1374</text:p>
          </table:table-cell>
          <table:table-cell office:value-type="float" office:value="975">
            <text:p>975</text:p>
          </table:table-cell>
          <table:table-cell office:value-type="float" office:value="994">
            <text:p>994</text:p>
          </table:table-cell>
          <table:table-cell office:value-type="float" office:value="676">
            <text:p>676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office:value-type="float" office:value="399">
            <text:p>399</text:p>
          </table:table-cell>
          <table:table-cell office:value-type="float" office:value="318">
            <text:p>318</text:p>
          </table:table-cell>
          <table:table-cell office:value-type="float" office:value="81">
            <text:p>81</text:p>
          </table:table-cell>
          <table:table-cell office:value-type="float" office:value="329">
            <text:p>32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3, 2, 3, 3, 2, 2, 2, 2, 3, 3, 3, 3, 2, 2, 2, 3, 3, 3, 3, 3, 2, 2, 3, 4, 3, 4, 4, 3, 3, 4</text:p>
          </table:table-cell>
          <table:table-cell office:value-type="string">
            <text:p>28, 43, 29, 13, 42, 9, 13, 13, 14, 4, 41, 19, 12, 31, 13, 22, 17, 1, -13, -10, 13, -5, 13, 29, 14, 22, 31, 32, 30, 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367">
            <text:p>367</text:p>
          </table:table-cell>
          <table:table-cell office:value-type="float" office:value="222">
            <text:p>222</text:p>
          </table:table-cell>
          <table:table-cell office:value-type="float" office:value="205">
            <text:p>205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.73">
            <text:p>1,7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, 1, 1, 2, 2, 2, 2, 2, 2, 2, 2, 1, 1, 1, 1, 2, 2, 2, 2, 2, 2, 2, 1, 1, 2, 2, 2, 2, 2, 2</text:p>
          </table:table-cell>
          <table:table-cell office:value-type="string">
            <text:p>16, 12, 2, 12, 1, 0, 1, 16, 1, 0, 1, 14, 1, 0, 1, 14, 0, 1, 0, 15, 14, 6, 6, 7, 7, 13, 17, 11, 6, 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">
            <text:p>613</text:p>
          </table:table-cell>
          <table:table-cell office:value-type="float" office:value="587">
            <text:p>587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3, 4, 3, 3, 3, 3, 3, 4, 3, 4, 3, 2, 3, 3, 3, 3, 4, 4, 4, 3, 3, 3, 2, 3, 3, 2, 2, 2, 2</text:p>
          </table:table-cell>
          <table:table-cell office:value-type="string">
            <text:p>45, 23, 28, 5, 28, 8, 47, 19, 16, 15, 12, 41, 9, 27, 6, 25, 6, 14, 13, 8, 19, 13, 24, 14, 6, 17, 15, 22, 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7">
            <text:p>427</text:p>
          </table:table-cell>
          <table:table-cell office:value-type="float" office:value="320">
            <text:p>320</text:p>
          </table:table-cell>
          <table:table-cell office:value-type="float" office:value="356">
            <text:p>356</text:p>
          </table:table-cell>
          <table:table-cell office:value-type="float" office:value="249">
            <text:p>24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, 2, 3, 3, 2, 3, 3, 3, 2, 3, 3, 4, 3, 3, 3, 3, 2, 4, 2, 2, 2, 3, 3, 3, 3, 3, 3, 3</text:p>
          </table:table-cell>
          <table:table-cell office:value-type="string">
            <text:p>11, 23, 9, 6, 16, 17, -41, 0, 8, 8, 9, -26, 52, 8, 12, 6, 9, 4, 17, 12, 19, 11, 5, 11, 12, 10, 11, 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675">
            <text:p>675</text:p>
          </table:table-cell>
          <table:table-cell office:value-type="float" office:value="530">
            <text:p>530</text:p>
          </table:table-cell>
          <table:table-cell office:value-type="float" office:value="453">
            <text:p>453</text:p>
          </table:table-cell>
          <table:table-cell office:value-type="float" office:value="228">
            <text:p>228</text:p>
          </table:table-cell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2.93">
            <text:p>2,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3, 3, 2, 4, 3, 2, 3, 3, 2, 2, 2, 3, 3, 3, 3, 3, 4, 5, 3, 4, 3, 3, 3, 3, 3, 3, 3, 2, 2, 3</text:p>
          </table:table-cell>
          <table:table-cell office:value-type="string">
            <text:p>17, 15, 18, 11, 16, 11, 25, 11, 8, 3, 8, 10, 11, 9, 8, 8, 22, 11, 14, 16, 23, 16, 17, 15, 9, 9, 37, 12, 8, 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1">
            <text:p>721</text:p>
          </table:table-cell>
          <table:table-cell office:value-type="float" office:value="538">
            <text:p>538</text:p>
          </table:table-cell>
          <table:table-cell office:value-type="float" office:value="496">
            <text:p>496</text:p>
          </table:table-cell>
          <table:table-cell office:value-type="float" office:value="329">
            <text:p>329</text:p>
          </table:table-cell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office:value-type="float" office:value="209">
            <text:p>209</text:p>
          </table:table-cell>
          <table:table-cell office:value-type="float" office:value="183">
            <text:p>183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3, 2, 3, 3, 3, 3, 3, 1, 4, 1, 3, 2, 3, 2, 2, 3, 4, 3, 3, 1, 5, 5, 2, 2, 3, 3, 3, 4, 3, 2</text:p>
          </table:table-cell>
          <table:table-cell office:value-type="string">
            <text:p>13, 11, 7, 9, 15, 4, 10, 8, 8, 8, 12, 11, 12, 13, 5, 5, 13, 13, 8, -9, 24, 26, 8, 6, 18, 9, 3, 21, 2, 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363">
            <text:p>363</text:p>
          </table:table-cell>
          <table:table-cell office:value-type="float" office:value="450">
            <text:p>450</text:p>
          </table:table-cell>
          <table:table-cell office:value-type="float" office:value="339">
            <text:p>33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.47">
            <text:p>2,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, 2, 3, 2, 2, 3, 2, 3, 3, 4, 3, 3, 3, 3, 3, 4, 2, 2, 3, 2, 3, 2, 2, 2, 3, 2, 2, 2, 2</text:p>
          </table:table-cell>
          <table:table-cell office:value-type="string">
            <text:p>15, 10, 17, 10, 7, 5, 9, 9, 17, 15, 14, 7, 11, 9, 11, 13, 7, 11, 5, 12, 18, 17, 10, 10, 14, 11, 12, 8, 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9">
            <text:p>429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office:value-type="float" office:value="392">
            <text:p>39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.83">
            <text:p>2,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 3, 3, 3, 4, 3, 3, 3, 3, 4, 4, 3, 2, 3, 3, 3, 2, 2, 3, 3, 2, 1, 4, 2, 4, 4, 3, 3, 3</text:p>
          </table:table-cell>
          <table:table-cell office:value-type="string">
            <text:p>19, 10, 13, 22, 22, 12, 25, 15, 7, 6, 15, 8, 13, 12, 11, 20, 7, 17, 14, 13, 14, 7, 16, 12, 10, 13, 20, 11, 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3">
            <text:p>393</text:p>
          </table:table-cell>
          <table:table-cell office:value-type="float" office:value="336">
            <text:p>336</text:p>
          </table:table-cell>
          <table:table-cell office:value-type="float" office:value="331">
            <text:p>331</text:p>
          </table:table-cell>
          <table:table-cell office:value-type="float" office:value="306">
            <text:p>30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, 2, 3, 3, 4, 2, 3, 3, 3, 2, 3, 3, 3, 3, 2, 3, 2, 2, 2, 3, 3, 3, 3, 2, 4, 4, 3, 3, 2</text:p>
          </table:table-cell>
          <table:table-cell office:value-type="string">
            <text:p>19, 9, 15, 15, 12, 7, 14, 12, 7, 6, 6, 3, 12, 6, 5, 8, 18, 14, 8, 5, 18, 7, 7, 13, 12, 7, 17, 18, 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76">
            <text:p>1476</text:p>
          </table:table-cell>
          <table:table-cell office:value-type="float" office:value="998">
            <text:p>998</text:p>
          </table:table-cell>
          <table:table-cell office:value-type="float" office:value="1141">
            <text:p>1141</text:p>
          </table:table-cell>
          <table:table-cell office:value-type="float" office:value="827">
            <text:p>827</text:p>
          </table:table-cell>
          <table:table-cell office:value-type="float" office:value="335">
            <text:p>335</text:p>
          </table:table-cell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478">
            <text:p>478</text:p>
          </table:table-cell>
          <table:table-cell office:value-type="float" office:value="314">
            <text:p>314</text:p>
          </table:table-cell>
          <table:table-cell office:value-type="float" office:value="164">
            <text:p>164</text:p>
          </table:table-cell>
          <table:table-cell office:value-type="float" office:value="88">
            <text:p>88</text:p>
          </table:table-cell>
          <table:table-cell office:value-type="float" office:value="363">
            <text:p>363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float" office:value="3.94">
            <text:p>3,9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4, 3, 4, 3, 3, 5, 6, 4, 4, 5, 6, 3, 6, 3, 3, 5, 4, 4, 4, 4, 4, 5, 4, 4, 4, 4, 4, 3, 4, 3</text:p>
          </table:table-cell>
          <table:table-cell office:value-type="string">
            <text:p>25, 22, 19, 17, 33, 16, 36, 28, -11, 46, 22, 19, 22, 17, 27, 21, 34, 22, 27, 30, 22, 18, 29, 34, 28, 31, 29, 26, 15, 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65">
            <text:p>765</text:p>
          </table:table-cell>
          <table:table-cell office:value-type="float" office:value="667">
            <text:p>667</text:p>
          </table:table-cell>
          <table:table-cell office:value-type="float" office:value="491">
            <text:p>491</text:p>
          </table:table-cell>
          <table:table-cell office:value-type="float" office:value="442">
            <text:p>442</text:p>
          </table:table-cell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office:value-type="float" office:value="225">
            <text:p>225</text:p>
          </table:table-cell>
          <table:table-cell office:value-type="float" office:value="98">
            <text:p>98</text:p>
          </table:table-cell>
          <table:table-cell table:number-columns-repeated="2"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3.43">
            <text:p>3,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, 2, 3, 3, 2, 2, 3, 3, 3, 3, 4, 3, 3, 4, 4, 4, 4, 3, 5, 5, 3, 5, 4, 3, 4, 4, 3, 4, 3, 4</text:p>
          </table:table-cell>
          <table:table-cell office:value-type="string">
            <text:p>8, 7, 14, 10, 5, 8, 13, 6, 14, 7, 15, 20, 15, 10, 13, 9, 21, 7, 14, 19, 15, 12, 16, 20, 12, 18, 22, 21, 24, 27</text:p>
          </table:table-cell>
          <table:table-cell office:value-type="float" office:value="14">
            <text:p>14</text:p>
          </table:table-cell>
        </table:table-row>
        <table:table-row table:style-name="ro1" table:number-rows-repeated="104855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finding_folders_raw" table:style-name="ta4" table:print="false">
        <table:table-column table:style-name="co94" table:default-cell-style-name="Default"/>
        <table:table-column table:style-name="co86" table:default-cell-style-name="Default"/>
        <table:table-column table:style-name="co102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Mouseclicks</text:p>
          </table:table-cell>
          <table:table-cell office:value-type="string">
            <text:p>Time per Tas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, 3, 2, 3, 3, 3</text:p>
          </table:table-cell>
          <table:table-cell office:value-type="string">
            <text:p>6.7', '5.4', '2.4', '3.9', '3.6', '3.8'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, 3, 3, 3, 3, 3</text:p>
          </table:table-cell>
          <table:table-cell office:value-type="string">
            <text:p>5.4', '3.1', '3.4', '3.5', '3.3', '3.6'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, 5, 3, 3, 3, 3</text:p>
          </table:table-cell>
          <table:table-cell office:value-type="string">
            <text:p>6.5', '6.6', '4.0', '4.4', '4.0', '5.1'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, 2, 2, 4, 2, 3</text:p>
          </table:table-cell>
          <table:table-cell office:value-type="string">
            <text:p>3.0', '3.3', '3.7', '7.1', '2.8', '4.3'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, 3, 2, 2, 3, 2</text:p>
          </table:table-cell>
          <table:table-cell office:value-type="string">
            <text:p>6.6', '3.6', '10.3', '4.6', '5.4', '3.7'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, 2, 3, 5, 2, 2</text:p>
          </table:table-cell>
          <table:table-cell office:value-type="string">
            <text:p>2.7', '3.2', '9.4', '18.0', '4.7', '3.8'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, 3, 5, 4, 3, 4</text:p>
          </table:table-cell>
          <table:table-cell office:value-type="string">
            <text:p>7.0', '3.7', '8.1', '4.9', '5.2', '5.2'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8, 2, 4, 5, 2, 5</text:p>
          </table:table-cell>
          <table:table-cell office:value-type="string">
            <text:p>34.1', '2.8', '8.9', '8.9', '3.1', '8.3'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, 2, 2, 3, 2, 3</text:p>
          </table:table-cell>
          <table:table-cell office:value-type="string">
            <text:p>4.0', '2.9', '3.6', '5.7', '5.0', '5.5'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, 2, 2, 2, 2, 2</text:p>
          </table:table-cell>
          <table:table-cell office:value-type="string">
            <text:p>4.8', '1.4', '3.5', '3.5', '3.3', '1.9'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, 2, 5, 4, 3, 3</text:p>
          </table:table-cell>
          <table:table-cell office:value-type="string">
            <text:p>42.9', '1.9', '12.3', '5.8', '7.6', '3.4'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, 3, 4, 2, 3, 2</text:p>
          </table:table-cell>
          <table:table-cell office:value-type="string">
            <text:p>7.0', '5.2', '5.0', '3.8', '5.1', '4.2'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, 2, 5, 4, 3, 3</text:p>
          </table:table-cell>
          <table:table-cell office:value-type="string">
            <text:p>19.3', '1.6', '11.9', '7.0', '3.9', '4.0'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, 2, 3, 4, 3, 2</text:p>
          </table:table-cell>
          <table:table-cell office:value-type="string">
            <text:p>6.6', '6.6', '4.6', '7.5', '3.8', '5.2'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, 3, 3, 3, 5, 3</text:p>
          </table:table-cell>
          <table:table-cell office:value-type="string">
            <text:p>6.0', '3.2', '5.1', '4.4', '5.9', '4.0'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, 2, 3, 2, 3, 2</text:p>
          </table:table-cell>
          <table:table-cell office:value-type="string">
            <text:p>4.6', '1.6', '3.4', '4.1', '4.4', '3.8'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, 2, 2, 2, 2, 3</text:p>
          </table:table-cell>
          <table:table-cell office:value-type="string">
            <text:p>7.1', '4.5', '7.0', '7.6', '5.5', '7.5'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finding_folders" table:style-name="ta4" table:print="false">
        <table:table-column table:style-name="co103" table:default-cell-style-name="Default"/>
        <table:table-column table:style-name="co88" table:number-columns-repeated="6" table:default-cell-style-name="Default"/>
        <table:table-column table:style-name="co47" table:visibility="collapse" table:number-columns-repeated="6" table:default-cell-style-name="Default"/>
        <table:table-column table:style-name="co104" table:number-columns-repeated="6" table:default-cell-style-name="Default"/>
        <table:table-column table:style-name="co47" table:number-columns-repeated="1005" table:default-cell-style-name="Default"/>
        <table:table-row table:style-name="ro9">
          <table:table-cell table:style-name="ce130" office:value-type="string">
            <text:p>TP</text:p>
          </table:table-cell>
          <table:table-cell table:style-name="ce130" office:value-type="string">
            <text:p>mouseclick 1</text:p>
          </table:table-cell>
          <table:table-cell table:style-name="ce130" office:value-type="string">
            <text:p>mc2</text:p>
          </table:table-cell>
          <table:table-cell table:style-name="ce130" office:value-type="string">
            <text:p>mc3</text:p>
          </table:table-cell>
          <table:table-cell table:style-name="ce130" office:value-type="string">
            <text:p>mc4</text:p>
          </table:table-cell>
          <table:table-cell table:style-name="ce130" office:value-type="string">
            <text:p>mc5</text:p>
          </table:table-cell>
          <table:table-cell table:style-name="ce130" office:value-type="string">
            <text:p>mc6</text:p>
          </table:table-cell>
          <table:table-cell table:style-name="ce167" office:value-type="string">
            <text:p>time1</text:p>
          </table:table-cell>
          <table:table-cell table:style-name="ce167" office:value-type="string">
            <text:p>time2</text:p>
          </table:table-cell>
          <table:table-cell table:style-name="ce167" office:value-type="string">
            <text:p>time3</text:p>
          </table:table-cell>
          <table:table-cell table:style-name="ce167" office:value-type="string">
            <text:p>time4</text:p>
          </table:table-cell>
          <table:table-cell table:style-name="ce167" office:value-type="string">
            <text:p>time5</text:p>
          </table:table-cell>
          <table:table-cell table:style-name="ce167" office:value-type="string">
            <text:p>time6</text:p>
          </table:table-cell>
          <table:table-cell table:style-name="ce130" office:value-type="string">
            <text:p>time1</text:p>
          </table:table-cell>
          <table:table-cell table:style-name="ce130" office:value-type="string">
            <text:p>time2</text:p>
          </table:table-cell>
          <table:table-cell table:style-name="ce130" office:value-type="string">
            <text:p>time3</text:p>
          </table:table-cell>
          <table:table-cell table:style-name="ce130" office:value-type="string">
            <text:p>time4</text:p>
          </table:table-cell>
          <table:table-cell table:style-name="ce130" office:value-type="string">
            <text:p>time5</text:p>
          </table:table-cell>
          <table:table-cell table:style-name="ce130" office:value-type="string">
            <text:p>time6</text:p>
          </table:table-cell>
          <table:table-cell table:style-name="ce130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68" office:value-type="string">
            <text:p>6,7</text:p>
          </table:table-cell>
          <table:table-cell table:style-name="ce168" office:value-type="string">
            <text:p><text:s/>5,4</text:p>
          </table:table-cell>
          <table:table-cell table:style-name="ce168" office:value-type="string">
            <text:p><text:s/>2,4</text:p>
          </table:table-cell>
          <table:table-cell table:style-name="ce168" office:value-type="string">
            <text:p><text:s/>3,9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3,8</text:p>
          </table:table-cell>
          <table:table-cell table:style-name="ce169" table:formula="of:=VALUE(TRIM([.H2]))" office:value-type="float" office:value="6.7">
            <text:p>6,7</text:p>
          </table:table-cell>
          <table:table-cell table:style-name="ce169" table:formula="of:=VALUE(TRIM([.I2]))" office:value-type="float" office:value="5.4">
            <text:p>5,4</text:p>
          </table:table-cell>
          <table:table-cell table:style-name="ce169" table:formula="of:=VALUE(TRIM([.J2]))" office:value-type="float" office:value="2.4">
            <text:p>2,4</text:p>
          </table:table-cell>
          <table:table-cell table:style-name="ce169" table:formula="of:=VALUE(TRIM([.K2]))" office:value-type="float" office:value="3.9">
            <text:p>3,9</text:p>
          </table:table-cell>
          <table:table-cell table:style-name="ce169" table:formula="of:=VALUE(TRIM([.L2]))" office:value-type="float" office:value="3.6">
            <text:p>3,6</text:p>
          </table:table-cell>
          <table:table-cell table:style-name="ce169" table:formula="of:=VALUE(TRIM([.M2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table:style-name="ce168" office:value-type="string">
            <text:p>5,4</text:p>
          </table:table-cell>
          <table:table-cell table:style-name="ce168" office:value-type="string">
            <text:p><text:s/>3,1</text:p>
          </table:table-cell>
          <table:table-cell table:style-name="ce168" office:value-type="string">
            <text:p><text:s/>3,4</text:p>
          </table:table-cell>
          <table:table-cell table:style-name="ce168" office:value-type="string">
            <text:p><text:s/>3,5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3,6</text:p>
          </table:table-cell>
          <table:table-cell table:style-name="ce169" table:formula="of:=VALUE(TRIM([.H3]))" office:value-type="float" office:value="5.4">
            <text:p>5,4</text:p>
          </table:table-cell>
          <table:table-cell table:style-name="ce169" table:formula="of:=VALUE(TRIM([.I3]))" office:value-type="float" office:value="3.1">
            <text:p>3,1</text:p>
          </table:table-cell>
          <table:table-cell table:style-name="ce169" table:formula="of:=VALUE(TRIM([.J3]))" office:value-type="float" office:value="3.4">
            <text:p>3,4</text:p>
          </table:table-cell>
          <table:table-cell table:style-name="ce169" table:formula="of:=VALUE(TRIM([.K3]))" office:value-type="float" office:value="3.5">
            <text:p>3,5</text:p>
          </table:table-cell>
          <table:table-cell table:style-name="ce169" table:formula="of:=VALUE(TRIM([.L3]))" office:value-type="float" office:value="3.3">
            <text:p>3,3</text:p>
          </table:table-cell>
          <table:table-cell table:style-name="ce169" table:formula="of:=VALUE(TRIM([.M3]))" office:value-type="float" office:value="3.6">
            <text:p>3,6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style-name="ce168" office:value-type="string">
            <text:p>6,5</text:p>
          </table:table-cell>
          <table:table-cell table:style-name="ce168" office:value-type="string">
            <text:p><text:s/>6,6</text:p>
          </table:table-cell>
          <table:table-cell table:style-name="ce168" office:value-type="string">
            <text:p><text:s/>4,0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4,0</text:p>
          </table:table-cell>
          <table:table-cell table:style-name="ce168" office:value-type="string">
            <text:p><text:s/>5,1</text:p>
          </table:table-cell>
          <table:table-cell table:style-name="ce169" table:formula="of:=VALUE(TRIM([.H4]))" office:value-type="float" office:value="6.5">
            <text:p>6,5</text:p>
          </table:table-cell>
          <table:table-cell table:style-name="ce169" table:formula="of:=VALUE(TRIM([.I4]))" office:value-type="float" office:value="6.6">
            <text:p>6,6</text:p>
          </table:table-cell>
          <table:table-cell table:style-name="ce169" table:formula="of:=VALUE(TRIM([.J4]))" office:value-type="float" office:value="4">
            <text:p>4,0</text:p>
          </table:table-cell>
          <table:table-cell table:style-name="ce169" table:formula="of:=VALUE(TRIM([.K4]))" office:value-type="float" office:value="4.4">
            <text:p>4,4</text:p>
          </table:table-cell>
          <table:table-cell table:style-name="ce169" table:formula="of:=VALUE(TRIM([.L4]))" office:value-type="float" office:value="4">
            <text:p>4,0</text:p>
          </table:table-cell>
          <table:table-cell table:style-name="ce169" table:formula="of:=VALUE(TRIM([.M4]))" office:value-type="float" office:value="5.1">
            <text:p>5,1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3,0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3,7</text:p>
          </table:table-cell>
          <table:table-cell table:style-name="ce168" office:value-type="string">
            <text:p><text:s/>7,1</text:p>
          </table:table-cell>
          <table:table-cell table:style-name="ce168" office:value-type="string">
            <text:p><text:s/>2,8</text:p>
          </table:table-cell>
          <table:table-cell table:style-name="ce168" office:value-type="string">
            <text:p><text:s/>4,3</text:p>
          </table:table-cell>
          <table:table-cell table:style-name="ce169" table:formula="of:=VALUE(TRIM([.H5]))" office:value-type="float" office:value="3">
            <text:p>3,0</text:p>
          </table:table-cell>
          <table:table-cell table:style-name="ce169" table:formula="of:=VALUE(TRIM([.I5]))" office:value-type="float" office:value="3.3">
            <text:p>3,3</text:p>
          </table:table-cell>
          <table:table-cell table:style-name="ce169" table:formula="of:=VALUE(TRIM([.J5]))" office:value-type="float" office:value="3.7">
            <text:p>3,7</text:p>
          </table:table-cell>
          <table:table-cell table:style-name="ce169" table:formula="of:=VALUE(TRIM([.K5]))" office:value-type="float" office:value="7.1">
            <text:p>7,1</text:p>
          </table:table-cell>
          <table:table-cell table:style-name="ce169" table:formula="of:=VALUE(TRIM([.L5]))" office:value-type="float" office:value="2.8">
            <text:p>2,8</text:p>
          </table:table-cell>
          <table:table-cell table:style-name="ce169" table:formula="of:=VALUE(TRIM([.M5]))" office:value-type="float" office:value="4.3">
            <text:p>4,3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6,6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10,3</text:p>
          </table:table-cell>
          <table:table-cell table:style-name="ce168" office:value-type="string">
            <text:p><text:s/>4,6</text:p>
          </table:table-cell>
          <table:table-cell table:style-name="ce168" office:value-type="string">
            <text:p><text:s/>5,4</text:p>
          </table:table-cell>
          <table:table-cell table:style-name="ce168" office:value-type="string">
            <text:p><text:s/>3,7</text:p>
          </table:table-cell>
          <table:table-cell table:style-name="ce169" table:formula="of:=VALUE(TRIM([.H6]))" office:value-type="float" office:value="6.6">
            <text:p>6,6</text:p>
          </table:table-cell>
          <table:table-cell table:style-name="ce169" table:formula="of:=VALUE(TRIM([.I6]))" office:value-type="float" office:value="3.6">
            <text:p>3,6</text:p>
          </table:table-cell>
          <table:table-cell table:style-name="ce169" table:formula="of:=VALUE(TRIM([.J6]))" office:value-type="float" office:value="10.3">
            <text:p>10,3</text:p>
          </table:table-cell>
          <table:table-cell table:style-name="ce169" table:formula="of:=VALUE(TRIM([.K6]))" office:value-type="float" office:value="4.6">
            <text:p>4,6</text:p>
          </table:table-cell>
          <table:table-cell table:style-name="ce169" table:formula="of:=VALUE(TRIM([.L6]))" office:value-type="float" office:value="5.4">
            <text:p>5,4</text:p>
          </table:table-cell>
          <table:table-cell table:style-name="ce169" table:formula="of:=VALUE(TRIM([.M6]))" office:value-type="float" office:value="3.7">
            <text:p>3,7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168" office:value-type="string">
            <text:p>2,7</text:p>
          </table:table-cell>
          <table:table-cell table:style-name="ce168" office:value-type="string">
            <text:p><text:s/>3,2</text:p>
          </table:table-cell>
          <table:table-cell table:style-name="ce168" office:value-type="string">
            <text:p><text:s/>9,4</text:p>
          </table:table-cell>
          <table:table-cell table:style-name="ce168" office:value-type="string">
            <text:p><text:s/>18,0</text:p>
          </table:table-cell>
          <table:table-cell table:style-name="ce168" office:value-type="string">
            <text:p><text:s/>4,7</text:p>
          </table:table-cell>
          <table:table-cell table:style-name="ce168" office:value-type="string">
            <text:p><text:s/>3,8</text:p>
          </table:table-cell>
          <table:table-cell table:style-name="ce169" table:formula="of:=VALUE(TRIM([.H7]))" office:value-type="float" office:value="2.7">
            <text:p>2,7</text:p>
          </table:table-cell>
          <table:table-cell table:style-name="ce169" table:formula="of:=VALUE(TRIM([.I7]))" office:value-type="float" office:value="3.2">
            <text:p>3,2</text:p>
          </table:table-cell>
          <table:table-cell table:style-name="ce169" table:formula="of:=VALUE(TRIM([.J7]))" office:value-type="float" office:value="9.4">
            <text:p>9,4</text:p>
          </table:table-cell>
          <table:table-cell table:style-name="ce169" table:formula="of:=VALUE(TRIM([.K7]))" office:value-type="float" office:value="18">
            <text:p>18,0</text:p>
          </table:table-cell>
          <table:table-cell table:style-name="ce169" table:formula="of:=VALUE(TRIM([.L7]))" office:value-type="float" office:value="4.7">
            <text:p>4,7</text:p>
          </table:table-cell>
          <table:table-cell table:style-name="ce169" table:formula="of:=VALUE(TRIM([.M7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8" office:value-type="string">
            <text:p>7,0</text:p>
          </table:table-cell>
          <table:table-cell table:style-name="ce168" office:value-type="string">
            <text:p><text:s/>3,7</text:p>
          </table:table-cell>
          <table:table-cell table:style-name="ce168" office:value-type="string">
            <text:p><text:s/>8,1</text:p>
          </table:table-cell>
          <table:table-cell table:style-name="ce168" office:value-type="string">
            <text:p><text:s/>4,9</text:p>
          </table:table-cell>
          <table:table-cell table:number-columns-repeated="2" table:style-name="ce168" office:value-type="string">
            <text:p><text:s/>5,2</text:p>
          </table:table-cell>
          <table:table-cell table:style-name="ce169" table:formula="of:=VALUE(TRIM([.H8]))" office:value-type="float" office:value="7">
            <text:p>7,0</text:p>
          </table:table-cell>
          <table:table-cell table:style-name="ce169" table:formula="of:=VALUE(TRIM([.I8]))" office:value-type="float" office:value="3.7">
            <text:p>3,7</text:p>
          </table:table-cell>
          <table:table-cell table:style-name="ce169" table:formula="of:=VALUE(TRIM([.J8]))" office:value-type="float" office:value="8.1">
            <text:p>8,1</text:p>
          </table:table-cell>
          <table:table-cell table:style-name="ce169" table:formula="of:=VALUE(TRIM([.K8]))" office:value-type="float" office:value="4.9">
            <text:p>4,9</text:p>
          </table:table-cell>
          <table:table-cell table:style-name="ce169" table:formula="of:=VALUE(TRIM([.L8]))" office:value-type="float" office:value="5.2">
            <text:p>5,2</text:p>
          </table:table-cell>
          <table:table-cell table:style-name="ce169" table:formula="of:=VALUE(TRIM([.M8]))" office:value-type="float" office:value="5.2">
            <text:p>5,2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68" office:value-type="string">
            <text:p>34,1</text:p>
          </table:table-cell>
          <table:table-cell table:style-name="ce168" office:value-type="string">
            <text:p><text:s/>2,8</text:p>
          </table:table-cell>
          <table:table-cell table:number-columns-repeated="2" table:style-name="ce168" office:value-type="string">
            <text:p><text:s/>8,9</text:p>
          </table:table-cell>
          <table:table-cell table:style-name="ce168" office:value-type="string">
            <text:p><text:s/>3,1</text:p>
          </table:table-cell>
          <table:table-cell table:style-name="ce168" office:value-type="string">
            <text:p><text:s/>8,3</text:p>
          </table:table-cell>
          <table:table-cell table:style-name="ce169" table:formula="of:=VALUE(TRIM([.H9]))" office:value-type="float" office:value="34.1">
            <text:p>34,1</text:p>
          </table:table-cell>
          <table:table-cell table:style-name="ce169" table:formula="of:=VALUE(TRIM([.I9]))" office:value-type="float" office:value="2.8">
            <text:p>2,8</text:p>
          </table:table-cell>
          <table:table-cell table:style-name="ce169" table:formula="of:=VALUE(TRIM([.J9]))" office:value-type="float" office:value="8.9">
            <text:p>8,9</text:p>
          </table:table-cell>
          <table:table-cell table:style-name="ce169" table:formula="of:=VALUE(TRIM([.K9]))" office:value-type="float" office:value="8.9">
            <text:p>8,9</text:p>
          </table:table-cell>
          <table:table-cell table:style-name="ce169" table:formula="of:=VALUE(TRIM([.L9]))" office:value-type="float" office:value="3.1">
            <text:p>3,1</text:p>
          </table:table-cell>
          <table:table-cell table:style-name="ce169" table:formula="of:=VALUE(TRIM([.M9]))" office:value-type="float" office:value="8.3">
            <text:p>8,3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4,0</text:p>
          </table:table-cell>
          <table:table-cell table:style-name="ce168" office:value-type="string">
            <text:p><text:s/>2,9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5,7</text:p>
          </table:table-cell>
          <table:table-cell table:style-name="ce168" office:value-type="string">
            <text:p><text:s/>5,0</text:p>
          </table:table-cell>
          <table:table-cell table:style-name="ce168" office:value-type="string">
            <text:p><text:s/>5,5</text:p>
          </table:table-cell>
          <table:table-cell table:style-name="ce169" table:formula="of:=VALUE(TRIM([.H10]))" office:value-type="float" office:value="4">
            <text:p>4,0</text:p>
          </table:table-cell>
          <table:table-cell table:style-name="ce169" table:formula="of:=VALUE(TRIM([.I10]))" office:value-type="float" office:value="2.9">
            <text:p>2,9</text:p>
          </table:table-cell>
          <table:table-cell table:style-name="ce169" table:formula="of:=VALUE(TRIM([.J10]))" office:value-type="float" office:value="3.6">
            <text:p>3,6</text:p>
          </table:table-cell>
          <table:table-cell table:style-name="ce169" table:formula="of:=VALUE(TRIM([.K10]))" office:value-type="float" office:value="5.7">
            <text:p>5,7</text:p>
          </table:table-cell>
          <table:table-cell table:style-name="ce169" table:formula="of:=VALUE(TRIM([.L10]))" office:value-type="float" office:value="5">
            <text:p>5,0</text:p>
          </table:table-cell>
          <table:table-cell table:style-name="ce169" table:formula="of:=VALUE(TRIM([.M10]))" office:value-type="float" office:value="5.5">
            <text:p>5,5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2">
            <text:p>2</text:p>
          </table:table-cell>
          <table:table-cell table:style-name="ce168" office:value-type="string">
            <text:p>4,8</text:p>
          </table:table-cell>
          <table:table-cell table:style-name="ce168" office:value-type="string">
            <text:p><text:s/>1,4</text:p>
          </table:table-cell>
          <table:table-cell table:number-columns-repeated="2" table:style-name="ce168" office:value-type="string">
            <text:p><text:s/>3,5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1,9</text:p>
          </table:table-cell>
          <table:table-cell table:style-name="ce169" table:formula="of:=VALUE(TRIM([.H11]))" office:value-type="float" office:value="4.8">
            <text:p>4,8</text:p>
          </table:table-cell>
          <table:table-cell table:style-name="ce169" table:formula="of:=VALUE(TRIM([.I11]))" office:value-type="float" office:value="1.4">
            <text:p>1,4</text:p>
          </table:table-cell>
          <table:table-cell table:style-name="ce169" table:formula="of:=VALUE(TRIM([.J11]))" office:value-type="float" office:value="3.5">
            <text:p>3,5</text:p>
          </table:table-cell>
          <table:table-cell table:style-name="ce169" table:formula="of:=VALUE(TRIM([.K11]))" office:value-type="float" office:value="3.5">
            <text:p>3,5</text:p>
          </table:table-cell>
          <table:table-cell table:style-name="ce169" table:formula="of:=VALUE(TRIM([.L11]))" office:value-type="float" office:value="3.3">
            <text:p>3,3</text:p>
          </table:table-cell>
          <table:table-cell table:style-name="ce169" table:formula="of:=VALUE(TRIM([.M11]))" office:value-type="float" office:value="1.9">
            <text:p>1,9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68" office:value-type="string">
            <text:p>42,9</text:p>
          </table:table-cell>
          <table:table-cell table:style-name="ce168" office:value-type="string">
            <text:p><text:s/>1,9</text:p>
          </table:table-cell>
          <table:table-cell table:style-name="ce168" office:value-type="string">
            <text:p><text:s/>12,3</text:p>
          </table:table-cell>
          <table:table-cell table:style-name="ce168" office:value-type="string">
            <text:p><text:s/>5,8</text:p>
          </table:table-cell>
          <table:table-cell table:style-name="ce168" office:value-type="string">
            <text:p><text:s/>7,6</text:p>
          </table:table-cell>
          <table:table-cell table:style-name="ce168" office:value-type="string">
            <text:p><text:s/>3,4</text:p>
          </table:table-cell>
          <table:table-cell table:style-name="ce169" table:formula="of:=VALUE(TRIM([.H12]))" office:value-type="float" office:value="42.9">
            <text:p>42,9</text:p>
          </table:table-cell>
          <table:table-cell table:style-name="ce169" table:formula="of:=VALUE(TRIM([.I12]))" office:value-type="float" office:value="1.9">
            <text:p>1,9</text:p>
          </table:table-cell>
          <table:table-cell table:style-name="ce169" table:formula="of:=VALUE(TRIM([.J12]))" office:value-type="float" office:value="12.3">
            <text:p>12,3</text:p>
          </table:table-cell>
          <table:table-cell table:style-name="ce169" table:formula="of:=VALUE(TRIM([.K12]))" office:value-type="float" office:value="5.8">
            <text:p>5,8</text:p>
          </table:table-cell>
          <table:table-cell table:style-name="ce169" table:formula="of:=VALUE(TRIM([.L12]))" office:value-type="float" office:value="7.6">
            <text:p>7,6</text:p>
          </table:table-cell>
          <table:table-cell table:style-name="ce169" table:formula="of:=VALUE(TRIM([.M12]))" office:value-type="float" office:value="3.4">
            <text:p>3,4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7,0</text:p>
          </table:table-cell>
          <table:table-cell table:style-name="ce168" office:value-type="string">
            <text:p><text:s/>5,2</text:p>
          </table:table-cell>
          <table:table-cell table:style-name="ce168" office:value-type="string">
            <text:p><text:s/>5,0</text:p>
          </table:table-cell>
          <table:table-cell table:style-name="ce168" office:value-type="string">
            <text:p><text:s/>3,8</text:p>
          </table:table-cell>
          <table:table-cell table:style-name="ce168" office:value-type="string">
            <text:p><text:s/>5,1</text:p>
          </table:table-cell>
          <table:table-cell table:style-name="ce168" office:value-type="string">
            <text:p><text:s/>4,2</text:p>
          </table:table-cell>
          <table:table-cell table:style-name="ce169" table:formula="of:=VALUE(TRIM([.H13]))" office:value-type="float" office:value="7">
            <text:p>7,0</text:p>
          </table:table-cell>
          <table:table-cell table:style-name="ce169" table:formula="of:=VALUE(TRIM([.I13]))" office:value-type="float" office:value="5.2">
            <text:p>5,2</text:p>
          </table:table-cell>
          <table:table-cell table:style-name="ce169" table:formula="of:=VALUE(TRIM([.J13]))" office:value-type="float" office:value="5">
            <text:p>5,0</text:p>
          </table:table-cell>
          <table:table-cell table:style-name="ce169" table:formula="of:=VALUE(TRIM([.K13]))" office:value-type="float" office:value="3.8">
            <text:p>3,8</text:p>
          </table:table-cell>
          <table:table-cell table:style-name="ce169" table:formula="of:=VALUE(TRIM([.L13]))" office:value-type="float" office:value="5.1">
            <text:p>5,1</text:p>
          </table:table-cell>
          <table:table-cell table:style-name="ce169" table:formula="of:=VALUE(TRIM([.M13]))" office:value-type="float" office:value="4.2">
            <text:p>4,2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68" office:value-type="string">
            <text:p>19,3</text:p>
          </table:table-cell>
          <table:table-cell table:style-name="ce168" office:value-type="string">
            <text:p><text:s/>1,6</text:p>
          </table:table-cell>
          <table:table-cell table:style-name="ce168" office:value-type="string">
            <text:p><text:s/>11,9</text:p>
          </table:table-cell>
          <table:table-cell table:style-name="ce168" office:value-type="string">
            <text:p><text:s/>7,0</text:p>
          </table:table-cell>
          <table:table-cell table:style-name="ce168" office:value-type="string">
            <text:p><text:s/>3,9</text:p>
          </table:table-cell>
          <table:table-cell table:style-name="ce168" office:value-type="string">
            <text:p><text:s/>4,0</text:p>
          </table:table-cell>
          <table:table-cell table:style-name="ce169" table:formula="of:=VALUE(TRIM([.H14]))" office:value-type="float" office:value="19.3">
            <text:p>19,3</text:p>
          </table:table-cell>
          <table:table-cell table:style-name="ce169" table:formula="of:=VALUE(TRIM([.I14]))" office:value-type="float" office:value="1.6">
            <text:p>1,6</text:p>
          </table:table-cell>
          <table:table-cell table:style-name="ce169" table:formula="of:=VALUE(TRIM([.J14]))" office:value-type="float" office:value="11.9">
            <text:p>11,9</text:p>
          </table:table-cell>
          <table:table-cell table:style-name="ce169" table:formula="of:=VALUE(TRIM([.K14]))" office:value-type="float" office:value="7">
            <text:p>7,0</text:p>
          </table:table-cell>
          <table:table-cell table:style-name="ce169" table:formula="of:=VALUE(TRIM([.L14]))" office:value-type="float" office:value="3.9">
            <text:p>3,9</text:p>
          </table:table-cell>
          <table:table-cell table:style-name="ce169" table:formula="of:=VALUE(TRIM([.M14]))" office:value-type="float" office:value="4">
            <text:p>4,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6,6</text:p>
          </table:table-cell>
          <table:table-cell table:style-name="ce168" office:value-type="string">
            <text:p><text:s/>6,6</text:p>
          </table:table-cell>
          <table:table-cell table:style-name="ce168" office:value-type="string">
            <text:p><text:s/>4,6</text:p>
          </table:table-cell>
          <table:table-cell table:style-name="ce168" office:value-type="string">
            <text:p><text:s/>7,5</text:p>
          </table:table-cell>
          <table:table-cell table:style-name="ce168" office:value-type="string">
            <text:p><text:s/>3,8</text:p>
          </table:table-cell>
          <table:table-cell table:style-name="ce168" office:value-type="string">
            <text:p><text:s/>5,2</text:p>
          </table:table-cell>
          <table:table-cell table:style-name="ce169" table:formula="of:=VALUE(TRIM([.H15]))" office:value-type="float" office:value="6.6">
            <text:p>6,6</text:p>
          </table:table-cell>
          <table:table-cell table:style-name="ce169" table:formula="of:=VALUE(TRIM([.I15]))" office:value-type="float" office:value="6.6">
            <text:p>6,6</text:p>
          </table:table-cell>
          <table:table-cell table:style-name="ce169" table:formula="of:=VALUE(TRIM([.J15]))" office:value-type="float" office:value="4.6">
            <text:p>4,6</text:p>
          </table:table-cell>
          <table:table-cell table:style-name="ce169" table:formula="of:=VALUE(TRIM([.K15]))" office:value-type="float" office:value="7.5">
            <text:p>7,5</text:p>
          </table:table-cell>
          <table:table-cell table:style-name="ce169" table:formula="of:=VALUE(TRIM([.L15]))" office:value-type="float" office:value="3.8">
            <text:p>3,8</text:p>
          </table:table-cell>
          <table:table-cell table:style-name="ce169" table:formula="of:=VALUE(TRIM([.M15]))" office:value-type="float" office:value="5.2">
            <text:p>5,2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68" office:value-type="string">
            <text:p>6,0</text:p>
          </table:table-cell>
          <table:table-cell table:style-name="ce168" office:value-type="string">
            <text:p><text:s/>3,2</text:p>
          </table:table-cell>
          <table:table-cell table:style-name="ce168" office:value-type="string">
            <text:p><text:s/>5,1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5,9</text:p>
          </table:table-cell>
          <table:table-cell table:style-name="ce168" office:value-type="string">
            <text:p><text:s/>4,0</text:p>
          </table:table-cell>
          <table:table-cell table:style-name="ce169" table:formula="of:=VALUE(TRIM([.H16]))" office:value-type="float" office:value="6">
            <text:p>6,0</text:p>
          </table:table-cell>
          <table:table-cell table:style-name="ce169" table:formula="of:=VALUE(TRIM([.I16]))" office:value-type="float" office:value="3.2">
            <text:p>3,2</text:p>
          </table:table-cell>
          <table:table-cell table:style-name="ce169" table:formula="of:=VALUE(TRIM([.J16]))" office:value-type="float" office:value="5.1">
            <text:p>5,1</text:p>
          </table:table-cell>
          <table:table-cell table:style-name="ce169" table:formula="of:=VALUE(TRIM([.K16]))" office:value-type="float" office:value="4.4">
            <text:p>4,4</text:p>
          </table:table-cell>
          <table:table-cell table:style-name="ce169" table:formula="of:=VALUE(TRIM([.L16]))" office:value-type="float" office:value="5.9">
            <text:p>5,9</text:p>
          </table:table-cell>
          <table:table-cell table:style-name="ce169" table:formula="of:=VALUE(TRIM([.M16]))" office:value-type="float" office:value="4">
            <text:p>4,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4,6</text:p>
          </table:table-cell>
          <table:table-cell table:style-name="ce168" office:value-type="string">
            <text:p><text:s/>1,6</text:p>
          </table:table-cell>
          <table:table-cell table:style-name="ce168" office:value-type="string">
            <text:p><text:s/>3,4</text:p>
          </table:table-cell>
          <table:table-cell table:style-name="ce168" office:value-type="string">
            <text:p><text:s/>4,1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3,8</text:p>
          </table:table-cell>
          <table:table-cell table:style-name="ce169" table:formula="of:=VALUE(TRIM([.H17]))" office:value-type="float" office:value="4.6">
            <text:p>4,6</text:p>
          </table:table-cell>
          <table:table-cell table:style-name="ce169" table:formula="of:=VALUE(TRIM([.I17]))" office:value-type="float" office:value="1.6">
            <text:p>1,6</text:p>
          </table:table-cell>
          <table:table-cell table:style-name="ce169" table:formula="of:=VALUE(TRIM([.J17]))" office:value-type="float" office:value="3.4">
            <text:p>3,4</text:p>
          </table:table-cell>
          <table:table-cell table:style-name="ce169" table:formula="of:=VALUE(TRIM([.K17]))" office:value-type="float" office:value="4.1">
            <text:p>4,1</text:p>
          </table:table-cell>
          <table:table-cell table:style-name="ce169" table:formula="of:=VALUE(TRIM([.L17]))" office:value-type="float" office:value="4.4">
            <text:p>4,4</text:p>
          </table:table-cell>
          <table:table-cell table:style-name="ce169" table:formula="of:=VALUE(TRIM([.M17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7,1</text:p>
          </table:table-cell>
          <table:table-cell table:style-name="ce168" office:value-type="string">
            <text:p><text:s/>4,5</text:p>
          </table:table-cell>
          <table:table-cell table:style-name="ce168" office:value-type="string">
            <text:p><text:s/>7,0</text:p>
          </table:table-cell>
          <table:table-cell table:style-name="ce168" office:value-type="string">
            <text:p><text:s/>7,6</text:p>
          </table:table-cell>
          <table:table-cell table:style-name="ce168" office:value-type="string">
            <text:p><text:s/>5,5</text:p>
          </table:table-cell>
          <table:table-cell table:style-name="ce168" office:value-type="string">
            <text:p><text:s/>7,5</text:p>
          </table:table-cell>
          <table:table-cell table:style-name="ce169" table:formula="of:=VALUE(TRIM([.H18]))" office:value-type="float" office:value="7.1">
            <text:p>7,1</text:p>
          </table:table-cell>
          <table:table-cell table:style-name="ce169" table:formula="of:=VALUE(TRIM([.I18]))" office:value-type="float" office:value="4.5">
            <text:p>4,5</text:p>
          </table:table-cell>
          <table:table-cell table:style-name="ce169" table:formula="of:=VALUE(TRIM([.J18]))" office:value-type="float" office:value="7">
            <text:p>7,0</text:p>
          </table:table-cell>
          <table:table-cell table:style-name="ce169" table:formula="of:=VALUE(TRIM([.K18]))" office:value-type="float" office:value="7.6">
            <text:p>7,6</text:p>
          </table:table-cell>
          <table:table-cell table:style-name="ce169" table:formula="of:=VALUE(TRIM([.L18]))" office:value-type="float" office:value="5.5">
            <text:p>5,5</text:p>
          </table:table-cell>
          <table:table-cell table:style-name="ce169" table:formula="of:=VALUE(TRIM([.M18]))" office:value-type="float" office:value="7.5">
            <text:p>7,5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Sum:</text:p>
          </table:table-cell>
          <table:table-cell table:formula="of:=SUM([.B2:.B18])" office:value-type="float" office:value="77">
            <text:p>77</text:p>
          </table:table-cell>
          <table:table-cell table:formula="of:=SUM([.C2:.C18])" office:value-type="float" office:value="43">
            <text:p>43</text:p>
          </table:table-cell>
          <table:table-cell table:formula="of:=SUM([.D2:.D18])" office:value-type="float" office:value="53">
            <text:p>53</text:p>
          </table:table-cell>
          <table:table-cell table:formula="of:=SUM([.E2:.E18])" office:value-type="float" office:value="55">
            <text:p>55</text:p>
          </table:table-cell>
          <table:table-cell table:formula="of:=SUM([.F2:.F18])" office:value-type="float" office:value="47">
            <text:p>47</text:p>
          </table:table-cell>
          <table:table-cell table:formula="of:=SUM([.G2:.G18])" office:value-type="float" office:value="48">
            <text:p>48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174.3">
            <text:p>174,3</text:p>
          </table:table-cell>
          <table:table-cell table:formula="of:=SUM([.O2:.O18])" office:value-type="float" office:value="60.6">
            <text:p>60,6</text:p>
          </table:table-cell>
          <table:table-cell table:formula="of:=SUM([.P2:.P18])" office:value-type="float" office:value="106.6">
            <text:p>106,6</text:p>
          </table:table-cell>
          <table:table-cell table:formula="of:=SUM([.Q2:.Q18])" office:value-type="float" office:value="104.7">
            <text:p>104,7</text:p>
          </table:table-cell>
          <table:table-cell table:formula="of:=SUM([.R2:.R18])" office:value-type="float" office:value="76.6">
            <text:p>76,6</text:p>
          </table:table-cell>
          <table:table-cell table:formula="of:=SUM([.S2:.S18])" office:value-type="float" office:value="77.3">
            <text:p>77,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Average</text:p>
          </table:table-cell>
          <table:table-cell table:style-name="ce165" table:formula="of:=AVERAGE([.B2:.B18])" office:value-type="float" office:value="4.52941176470588">
            <text:p>4,53 </text:p>
          </table:table-cell>
          <table:table-cell table:style-name="ce165" table:formula="of:=AVERAGE([.C2:.C18])" office:value-type="float" office:value="2.52941176470588">
            <text:p>2,53 </text:p>
          </table:table-cell>
          <table:table-cell table:style-name="ce165" table:formula="of:=AVERAGE([.D2:.D18])" office:value-type="float" office:value="3.11764705882353">
            <text:p>3,12 </text:p>
          </table:table-cell>
          <table:table-cell table:style-name="ce165" table:formula="of:=AVERAGE([.E2:.E18])" office:value-type="float" office:value="3.23529411764706">
            <text:p>3,24 </text:p>
          </table:table-cell>
          <table:table-cell table:style-name="ce165" table:formula="of:=AVERAGE([.F2:.F18])" office:value-type="float" office:value="2.76470588235294">
            <text:p>2,76 </text:p>
          </table:table-cell>
          <table:table-cell table:style-name="ce165" table:formula="of:=AVERAGE([.G2:.G18])" office:value-type="float" office:value="2.82352941176471">
            <text:p>2,82 </text:p>
          </table:table-cell>
          <table:table-cell table:style-name="ce165" table:formula="of:=AVERAGE([.H2:.H18])" office:value-type="float" office:value="0">
            <text:p>#DIV/0!</text:p>
          </table:table-cell>
          <table:table-cell table:style-name="ce165" table:formula="of:=AVERAGE([.I2:.I18])" office:value-type="float" office:value="0">
            <text:p>#DIV/0!</text:p>
          </table:table-cell>
          <table:table-cell table:style-name="ce165" table:formula="of:=AVERAGE([.J2:.J18])" office:value-type="float" office:value="0">
            <text:p>#DIV/0!</text:p>
          </table:table-cell>
          <table:table-cell table:style-name="ce165" table:formula="of:=AVERAGE([.K2:.K18])" office:value-type="float" office:value="0">
            <text:p>#DIV/0!</text:p>
          </table:table-cell>
          <table:table-cell table:style-name="ce165" table:formula="of:=AVERAGE([.L2:.L18])" office:value-type="float" office:value="0">
            <text:p>#DIV/0!</text:p>
          </table:table-cell>
          <table:table-cell table:style-name="ce165" table:formula="of:=AVERAGE([.M2:.M18])" office:value-type="float" office:value="0">
            <text:p>#DIV/0!</text:p>
          </table:table-cell>
          <table:table-cell table:style-name="ce165" table:formula="of:=AVERAGE([.N2:.N18])" office:value-type="float" office:value="10.2529411764706">
            <text:p>10,25 </text:p>
          </table:table-cell>
          <table:table-cell table:style-name="ce165" table:formula="of:=AVERAGE([.O2:.O18])" office:value-type="float" office:value="3.56470588235294">
            <text:p>3,56 </text:p>
          </table:table-cell>
          <table:table-cell table:style-name="ce165" table:formula="of:=AVERAGE([.P2:.P18])" office:value-type="float" office:value="6.27058823529412">
            <text:p>6,27 </text:p>
          </table:table-cell>
          <table:table-cell table:style-name="ce165" table:formula="of:=AVERAGE([.Q2:.Q18])" office:value-type="float" office:value="6.15882352941176">
            <text:p>6,16 </text:p>
          </table:table-cell>
          <table:table-cell table:style-name="ce165" table:formula="of:=AVERAGE([.R2:.R18])" office:value-type="float" office:value="4.50588235294118">
            <text:p>4,51 </text:p>
          </table:table-cell>
          <table:table-cell table:style-name="ce165" table:formula="of:=AVERAGE([.S2:.S18])" office:value-type="float" office:value="4.54705882352941">
            <text:p>4,55 </text:p>
          </table:table-cell>
          <table:table-cell table:number-columns-repeated="1005"/>
        </table:table-row>
        <table:table-row table:style-name="ro1">
          <table:table-cell/>
          <table:table-cell table:style-name="ce166"/>
          <table:table-cell table:number-columns-repeated="1022"/>
        </table:table-row>
        <table:table-row table:style-name="ro1">
          <table:table-cell table:number-columns-repeated="13"/>
          <table:table-cell table:style-name="ce170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inding_tagstore_raw" table:style-name="ta4" table:print="false"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Mouseclicks</text:p>
          </table:table-cell>
          <table:table-cell office:value-type="string">
            <text:p>Time per Tas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, 1, 1, 1, 1, 1</text:p>
          </table:table-cell>
          <table:table-cell office:value-type="string">
            <text:p>5.7', '3.8', '4.3', '2.4', '4.3', '3.2'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, 2, 2, 2, 2, 2</text:p>
          </table:table-cell>
          <table:table-cell office:value-type="string">
            <text:p>6.0', '2.9', '4.3', '4.6', '4.4', '3.3'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, 2, 2, 3, 2, 3</text:p>
          </table:table-cell>
          <table:table-cell office:value-type="string">
            <text:p>5.4', '3.2', '6.1', '6.5', '5.7', '4.4'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, 2, 2, 2, 2, 2</text:p>
          </table:table-cell>
          <table:table-cell office:value-type="string">
            <text:p>4.3', '15.7', '6.2', '4.9', '3.1', '3.0'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, 2, 2, 2, 2, 4</text:p>
          </table:table-cell>
          <table:table-cell office:value-type="string">
            <text:p>9.7', '3.7', '3.0', '3.9', '2.7', '8.6'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, 2, 3, 2, 4, 2</text:p>
          </table:table-cell>
          <table:table-cell office:value-type="string">
            <text:p>21.8', '2.6', '11.4', '3.0', '17.1', '5.7'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, 2, 2, 2, 2, 2</text:p>
          </table:table-cell>
          <table:table-cell office:value-type="string">
            <text:p>6.6', '5.6', '5.0', '4.1', '4.5', '2.0'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, 3, 6, 3, 4, 2</text:p>
          </table:table-cell>
          <table:table-cell office:value-type="string">
            <text:p>7.0', '2.6', '10.0', '3.7', '9.5', '3.0'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9, 2, 'TC', 2, 2, 2</text:p>
          </table:table-cell>
          <table:table-cell office:value-type="string">
            <text:p>29.9', '2.4', 'TC', '2.8', '5.8', '5.5'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, 2, 2, 2, 2, 2</text:p>
          </table:table-cell>
          <table:table-cell office:value-type="string">
            <text:p>4.8', '2.5', '4.3', '2.3', '1.8', '3.9'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, 2, 3, 3, 2, 2</text:p>
          </table:table-cell>
          <table:table-cell office:value-type="string">
            <text:p>2.4', '2.7', '7.1', '6.2', '3.8', '5.1'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, 2, 2, 2, 2, 2</text:p>
          </table:table-cell>
          <table:table-cell office:value-type="string">
            <text:p>3.7', '3.9', '7.4', '2.0', '3.1', '7.2'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, 4, 2, 3, 2, 2</text:p>
          </table:table-cell>
          <table:table-cell office:value-type="string">
            <text:p>5.5', '5.5', '8.3', '11.4', '3.2', '7.6'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, 2, 'TC', 2, 2, 2</text:p>
          </table:table-cell>
          <table:table-cell office:value-type="string">
            <text:p>5.1', '3.6', 'TC', '5.0', '9.1', '3.7'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6, 2, 2, 2, 2, 2</text:p>
          </table:table-cell>
          <table:table-cell office:value-type="string">
            <text:p>28.3', '4.0', '3.9', '2.0', '2.4', '4.3'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, 2, 2, 2, 2, 2</text:p>
          </table:table-cell>
          <table:table-cell office:value-type="string">
            <text:p>5.0', '5.6', '6.0', '14.2', '2.0', '6.6'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, 2, 2, 4, 2, 3</text:p>
          </table:table-cell>
          <table:table-cell office:value-type="string">
            <text:p>6.7', '5.6', '7.2', '12.3', '5.1', '6.6'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finding_tagstore" table:style-name="ta4" table:print="false">
        <table:table-column table:style-name="co108" table:default-cell-style-name="Default"/>
        <table:table-column table:style-name="co109" table:number-columns-repeated="6" table:default-cell-style-name="Default"/>
        <table:table-column table:style-name="co47" table:visibility="collapse" table:number-columns-repeated="6" table:default-cell-style-name="Default"/>
        <table:table-column table:style-name="co47" table:number-columns-repeated="6" table:default-cell-style-name="Default"/>
        <table:table-row table:style-name="ro9">
          <table:table-cell table:style-name="ce130" office:value-type="string">
            <text:p>TP</text:p>
          </table:table-cell>
          <table:table-cell table:style-name="ce130" office:value-type="string">
            <text:p>mouseclick 1</text:p>
          </table:table-cell>
          <table:table-cell table:style-name="ce130" office:value-type="string">
            <text:p>mc2</text:p>
          </table:table-cell>
          <table:table-cell table:style-name="ce130" office:value-type="string">
            <text:p>mc3</text:p>
          </table:table-cell>
          <table:table-cell table:style-name="ce130" office:value-type="string">
            <text:p>mc4</text:p>
          </table:table-cell>
          <table:table-cell table:style-name="ce130" office:value-type="string">
            <text:p>mc5</text:p>
          </table:table-cell>
          <table:table-cell table:style-name="ce130" office:value-type="string">
            <text:p>mc6</text:p>
          </table:table-cell>
          <table:table-cell office:value-type="string">
            <text:p>Time per Task</text:p>
          </table:table-cell>
          <table:table-cell table:number-columns-repeated="5"/>
          <table:table-cell table:style-name="ce130" office:value-type="string">
            <text:p>time1</text:p>
          </table:table-cell>
          <table:table-cell table:style-name="ce130" office:value-type="string">
            <text:p>time2</text:p>
          </table:table-cell>
          <table:table-cell table:style-name="ce130" office:value-type="string">
            <text:p>time3</text:p>
          </table:table-cell>
          <table:table-cell table:style-name="ce130" office:value-type="string">
            <text:p>time4</text:p>
          </table:table-cell>
          <table:table-cell table:style-name="ce130" office:value-type="string">
            <text:p>time5</text:p>
          </table:table-cell>
          <table:table-cell table:style-name="ce130" office:value-type="string">
            <text:p>time6</text:p>
          </table:table-cell>
        </table:table-row>
        <table:table-row table:style-name="ro1">
          <table:table-cell table:formula="of:=[refinding_tagstore_raw.A2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5.7">
            <text:p>5,7</text:p>
          </table:table-cell>
          <table:table-cell office:value-type="float" office:value="3.8">
            <text:p>3,8</text:p>
          </table:table-cell>
          <table:table-cell office:value-type="float" office:value="4.3">
            <text:p>4,3</text:p>
          </table:table-cell>
          <table:table-cell office:value-type="float" office:value="2.4">
            <text:p>2,4</text:p>
          </table:table-cell>
          <table:table-cell office:value-type="float" office:value="4.3">
            <text:p>4,3</text:p>
          </table:table-cell>
          <table:table-cell office:value-type="float" office:value="3.2">
            <text:p>3,2</text:p>
          </table:table-cell>
          <table:table-cell table:style-name="ce169" table:formula="of:=VALUE(TRIM([.H2]))" office:value-type="float" office:value="5.7">
            <text:p>5,7</text:p>
          </table:table-cell>
          <table:table-cell table:style-name="ce169" table:formula="of:=VALUE(TRIM([.I2]))" office:value-type="float" office:value="3.8">
            <text:p>3,8</text:p>
          </table:table-cell>
          <table:table-cell table:style-name="ce169" table:formula="of:=VALUE(TRIM([.J2]))" office:value-type="float" office:value="4.3">
            <text:p>4,3</text:p>
          </table:table-cell>
          <table:table-cell table:style-name="ce169" table:formula="of:=VALUE(TRIM([.K2]))" office:value-type="float" office:value="2.4">
            <text:p>2,4</text:p>
          </table:table-cell>
          <table:table-cell table:style-name="ce169" table:formula="of:=VALUE(TRIM([.L2]))" office:value-type="float" office:value="4.3">
            <text:p>4,3</text:p>
          </table:table-cell>
          <table:table-cell table:style-name="ce169" table:formula="of:=VALUE(TRIM([.M2]))" office:value-type="float" office:value="3.2">
            <text:p>3,2</text:p>
          </table:table-cell>
        </table:table-row>
        <table:table-row table:style-name="ro1">
          <table:table-cell table:formula="of:=[refinding_tagstore_raw.A3]" office:value-type="float" office:value="2">
            <text:p>2</text:p>
          </table:table-cell>
          <table:table-cell table:number-columns-repeated="6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 office:value-type="float" office:value="4.3">
            <text:p>4,3</text:p>
          </table:table-cell>
          <table:table-cell office:value-type="float" office:value="4.6">
            <text:p>4,6</text:p>
          </table:table-cell>
          <table:table-cell office:value-type="float" office:value="4.4">
            <text:p>4,4</text:p>
          </table:table-cell>
          <table:table-cell office:value-type="float" office:value="3.3">
            <text:p>3,3</text:p>
          </table:table-cell>
          <table:table-cell table:style-name="ce169" table:formula="of:=VALUE(TRIM([.H3]))" office:value-type="float" office:value="6">
            <text:p>6,0</text:p>
          </table:table-cell>
          <table:table-cell table:style-name="ce169" table:formula="of:=VALUE(TRIM([.I3]))" office:value-type="float" office:value="2.9">
            <text:p>2,9</text:p>
          </table:table-cell>
          <table:table-cell table:style-name="ce169" table:formula="of:=VALUE(TRIM([.J3]))" office:value-type="float" office:value="4.3">
            <text:p>4,3</text:p>
          </table:table-cell>
          <table:table-cell table:style-name="ce169" table:formula="of:=VALUE(TRIM([.K3]))" office:value-type="float" office:value="4.6">
            <text:p>4,6</text:p>
          </table:table-cell>
          <table:table-cell table:style-name="ce169" table:formula="of:=VALUE(TRIM([.L3]))" office:value-type="float" office:value="4.4">
            <text:p>4,4</text:p>
          </table:table-cell>
          <table:table-cell table:style-name="ce169" table:formula="of:=VALUE(TRIM([.M3]))" office:value-type="float" office:value="3.3">
            <text:p>3,3</text:p>
          </table:table-cell>
        </table:table-row>
        <table:table-row table:style-name="ro1">
          <table:table-cell table:formula="of:=[refinding_tagstore_raw.A4]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.4">
            <text:p>5,4</text:p>
          </table:table-cell>
          <table:table-cell office:value-type="float" office:value="3.2">
            <text:p>3,2</text:p>
          </table:table-cell>
          <table:table-cell office:value-type="float" office:value="6.1">
            <text:p>6,1</text:p>
          </table:table-cell>
          <table:table-cell office:value-type="float" office:value="6.5">
            <text:p>6,5</text:p>
          </table:table-cell>
          <table:table-cell office:value-type="float" office:value="5.7">
            <text:p>5,7</text:p>
          </table:table-cell>
          <table:table-cell office:value-type="float" office:value="4.4">
            <text:p>4,4</text:p>
          </table:table-cell>
          <table:table-cell table:style-name="ce169" table:formula="of:=VALUE(TRIM([.H4]))" office:value-type="float" office:value="5.4">
            <text:p>5,4</text:p>
          </table:table-cell>
          <table:table-cell table:style-name="ce169" table:formula="of:=VALUE(TRIM([.I4]))" office:value-type="float" office:value="3.2">
            <text:p>3,2</text:p>
          </table:table-cell>
          <table:table-cell table:style-name="ce169" table:formula="of:=VALUE(TRIM([.J4]))" office:value-type="float" office:value="6.1">
            <text:p>6,1</text:p>
          </table:table-cell>
          <table:table-cell table:style-name="ce169" table:formula="of:=VALUE(TRIM([.K4]))" office:value-type="float" office:value="6.5">
            <text:p>6,5</text:p>
          </table:table-cell>
          <table:table-cell table:style-name="ce169" table:formula="of:=VALUE(TRIM([.L4]))" office:value-type="float" office:value="5.7">
            <text:p>5,7</text:p>
          </table:table-cell>
          <table:table-cell table:style-name="ce169" table:formula="of:=VALUE(TRIM([.M4]))" office:value-type="float" office:value="4.4">
            <text:p>4,4</text:p>
          </table:table-cell>
        </table:table-row>
        <table:table-row table:style-name="ro1">
          <table:table-cell table:formula="of:=[refinding_tagstore_raw.A5]"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  <table:table-cell office:value-type="float" office:value="4.3">
            <text:p>4,3</text:p>
          </table:table-cell>
          <table:table-cell office:value-type="float" office:value="15.7">
            <text:p>15,7</text:p>
          </table:table-cell>
          <table:table-cell office:value-type="float" office:value="6.2">
            <text:p>6,2</text:p>
          </table:table-cell>
          <table:table-cell office:value-type="float" office:value="4.9">
            <text:p>4,9</text:p>
          </table:table-cell>
          <table:table-cell office:value-type="float" office:value="3.1">
            <text:p>3,1</text:p>
          </table:table-cell>
          <table:table-cell office:value-type="float" office:value="3">
            <text:p>3</text:p>
          </table:table-cell>
          <table:table-cell table:style-name="ce169" table:formula="of:=VALUE(TRIM([.H5]))" office:value-type="float" office:value="4.3">
            <text:p>4,3</text:p>
          </table:table-cell>
          <table:table-cell table:style-name="ce169" table:formula="of:=VALUE(TRIM([.I5]))" office:value-type="float" office:value="15.7">
            <text:p>15,7</text:p>
          </table:table-cell>
          <table:table-cell table:style-name="ce169" table:formula="of:=VALUE(TRIM([.J5]))" office:value-type="float" office:value="6.2">
            <text:p>6,2</text:p>
          </table:table-cell>
          <table:table-cell table:style-name="ce169" table:formula="of:=VALUE(TRIM([.K5]))" office:value-type="float" office:value="4.9">
            <text:p>4,9</text:p>
          </table:table-cell>
          <table:table-cell table:style-name="ce169" table:formula="of:=VALUE(TRIM([.L5]))" office:value-type="float" office:value="3.1">
            <text:p>3,1</text:p>
          </table:table-cell>
          <table:table-cell table:style-name="ce169" table:formula="of:=VALUE(TRIM([.M5]))" office:value-type="float" office:value="3">
            <text:p>3,0</text:p>
          </table:table-cell>
        </table:table-row>
        <table:table-row table:style-name="ro1">
          <table:table-cell table:formula="of:=[refinding_tagstore_raw.A6]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7">
            <text:p>9,7</text:p>
          </table:table-cell>
          <table:table-cell office:value-type="float" office:value="3.7">
            <text:p>3,7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2.7">
            <text:p>2,7</text:p>
          </table:table-cell>
          <table:table-cell office:value-type="float" office:value="8.6">
            <text:p>8,6</text:p>
          </table:table-cell>
          <table:table-cell table:style-name="ce169" table:formula="of:=VALUE(TRIM([.H6]))" office:value-type="float" office:value="9.7">
            <text:p>9,7</text:p>
          </table:table-cell>
          <table:table-cell table:style-name="ce169" table:formula="of:=VALUE(TRIM([.I6]))" office:value-type="float" office:value="3.7">
            <text:p>3,7</text:p>
          </table:table-cell>
          <table:table-cell table:style-name="ce169" table:formula="of:=VALUE(TRIM([.J6]))" office:value-type="float" office:value="3">
            <text:p>3,0</text:p>
          </table:table-cell>
          <table:table-cell table:style-name="ce169" table:formula="of:=VALUE(TRIM([.K6]))" office:value-type="float" office:value="3.9">
            <text:p>3,9</text:p>
          </table:table-cell>
          <table:table-cell table:style-name="ce169" table:formula="of:=VALUE(TRIM([.L6]))" office:value-type="float" office:value="2.7">
            <text:p>2,7</text:p>
          </table:table-cell>
          <table:table-cell table:style-name="ce169" table:formula="of:=VALUE(TRIM([.M6]))" office:value-type="float" office:value="8.6">
            <text:p>8,6</text:p>
          </table:table-cell>
        </table:table-row>
        <table:table-row table:style-name="ro1">
          <table:table-cell table:formula="of:=[refinding_tagstore_raw.A7]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.8">
            <text:p>21,8</text:p>
          </table:table-cell>
          <table:table-cell office:value-type="float" office:value="2.6">
            <text:p>2,6</text:p>
          </table:table-cell>
          <table:table-cell office:value-type="float" office:value="11.4">
            <text:p>11,4</text:p>
          </table:table-cell>
          <table:table-cell office:value-type="float" office:value="3">
            <text:p>3</text:p>
          </table:table-cell>
          <table:table-cell office:value-type="float" office:value="17.1">
            <text:p>17,1</text:p>
          </table:table-cell>
          <table:table-cell office:value-type="float" office:value="5.7">
            <text:p>5,7</text:p>
          </table:table-cell>
          <table:table-cell table:style-name="ce169" table:formula="of:=VALUE(TRIM([.H7]))" office:value-type="float" office:value="21.8">
            <text:p>21,8</text:p>
          </table:table-cell>
          <table:table-cell table:style-name="ce169" table:formula="of:=VALUE(TRIM([.I7]))" office:value-type="float" office:value="2.6">
            <text:p>2,6</text:p>
          </table:table-cell>
          <table:table-cell table:style-name="ce169" table:formula="of:=VALUE(TRIM([.J7]))" office:value-type="float" office:value="11.4">
            <text:p>11,4</text:p>
          </table:table-cell>
          <table:table-cell table:style-name="ce169" table:formula="of:=VALUE(TRIM([.K7]))" office:value-type="float" office:value="3">
            <text:p>3,0</text:p>
          </table:table-cell>
          <table:table-cell table:style-name="ce169" table:formula="of:=VALUE(TRIM([.L7]))" office:value-type="float" office:value="17.1">
            <text:p>17,1</text:p>
          </table:table-cell>
          <table:table-cell table:style-name="ce169" table:formula="of:=VALUE(TRIM([.M7]))" office:value-type="float" office:value="5.7">
            <text:p>5,7</text:p>
          </table:table-cell>
        </table:table-row>
        <table:table-row table:style-name="ro1">
          <table:table-cell table:formula="of:=[refinding_tagstore_raw.A8]" office:value-type="float" office:value="8">
            <text:p>8</text:p>
          </table:table-cell>
          <table:table-cell table:number-columns-repeated="6" office:value-type="float" office:value="2">
            <text:p>2</text:p>
          </table:table-cell>
          <table:table-cell office:value-type="float" office:value="6.6">
            <text:p>6,6</text:p>
          </table:table-cell>
          <table:table-cell office:value-type="float" office:value="5.6">
            <text:p>5,6</text:p>
          </table:table-cell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  <table:table-cell office:value-type="float" office:value="4.5">
            <text:p>4,5</text:p>
          </table:table-cell>
          <table:table-cell office:value-type="float" office:value="2">
            <text:p>2</text:p>
          </table:table-cell>
          <table:table-cell table:style-name="ce169" table:formula="of:=VALUE(TRIM([.H8]))" office:value-type="float" office:value="6.6">
            <text:p>6,6</text:p>
          </table:table-cell>
          <table:table-cell table:style-name="ce169" table:formula="of:=VALUE(TRIM([.I8]))" office:value-type="float" office:value="5.6">
            <text:p>5,6</text:p>
          </table:table-cell>
          <table:table-cell table:style-name="ce169" table:formula="of:=VALUE(TRIM([.J8]))" office:value-type="float" office:value="5">
            <text:p>5,0</text:p>
          </table:table-cell>
          <table:table-cell table:style-name="ce169" table:formula="of:=VALUE(TRIM([.K8]))" office:value-type="float" office:value="4.1">
            <text:p>4,1</text:p>
          </table:table-cell>
          <table:table-cell table:style-name="ce169" table:formula="of:=VALUE(TRIM([.L8]))" office:value-type="float" office:value="4.5">
            <text:p>4,5</text:p>
          </table:table-cell>
          <table:table-cell table:style-name="ce169" table:formula="of:=VALUE(TRIM([.M8]))" office:value-type="float" office:value="2">
            <text:p>2,0</text:p>
          </table:table-cell>
        </table:table-row>
        <table:table-row table:style-name="ro1">
          <table:table-cell table:formula="of:=[refinding_tagstore_raw.A9]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">
            <text:p>2,6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table:style-name="ce169" table:formula="of:=VALUE(TRIM([.H9]))" office:value-type="float" office:value="7">
            <text:p>7,0</text:p>
          </table:table-cell>
          <table:table-cell table:style-name="ce169" table:formula="of:=VALUE(TRIM([.I9]))" office:value-type="float" office:value="2.6">
            <text:p>2,6</text:p>
          </table:table-cell>
          <table:table-cell table:style-name="ce169" table:formula="of:=VALUE(TRIM([.J9]))" office:value-type="float" office:value="10">
            <text:p>10,0</text:p>
          </table:table-cell>
          <table:table-cell table:style-name="ce169" table:formula="of:=VALUE(TRIM([.K9]))" office:value-type="float" office:value="3.7">
            <text:p>3,7</text:p>
          </table:table-cell>
          <table:table-cell table:style-name="ce169" table:formula="of:=VALUE(TRIM([.L9]))" office:value-type="float" office:value="9.5">
            <text:p>9,5</text:p>
          </table:table-cell>
          <table:table-cell table:style-name="ce169" table:formula="of:=VALUE(TRIM([.M9]))" office:value-type="float" office:value="3">
            <text:p>3,0</text:p>
          </table:table-cell>
        </table:table-row>
        <table:table-row table:style-name="ro1">
          <table:table-cell table:formula="of:=[refinding_tagstore_raw.A10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C</text:p>
          </table:table-cell>
          <table:table-cell table:number-columns-repeated="3" office:value-type="float" office:value="2">
            <text:p>2</text:p>
          </table:table-cell>
          <table:table-cell office:value-type="float" office:value="29.9">
            <text:p>29,9</text:p>
          </table:table-cell>
          <table:table-cell office:value-type="float" office:value="2.4">
            <text:p>2,4</text:p>
          </table:table-cell>
          <table:table-cell office:value-type="string">
            <text:p><text:s/>'TC'</text:p>
          </table:table-cell>
          <table:table-cell office:value-type="float" office:value="2.8">
            <text:p>2,8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style-name="ce169" table:formula="of:=VALUE(TRIM([.H10]))" office:value-type="float" office:value="29.9">
            <text:p>29,9</text:p>
          </table:table-cell>
          <table:table-cell table:style-name="ce169" table:formula="of:=VALUE(TRIM([.I10]))" office:value-type="float" office:value="2.4">
            <text:p>2,4</text:p>
          </table:table-cell>
          <table:table-cell table:style-name="ce169" office:value-type="string">
            <text:p>TC</text:p>
          </table:table-cell>
          <table:table-cell table:style-name="ce169" table:formula="of:=VALUE(TRIM([.K10]))" office:value-type="float" office:value="2.8">
            <text:p>2,8</text:p>
          </table:table-cell>
          <table:table-cell table:style-name="ce169" table:formula="of:=VALUE(TRIM([.L10]))" office:value-type="float" office:value="5.8">
            <text:p>5,8</text:p>
          </table:table-cell>
          <table:table-cell table:style-name="ce169" table:formula="of:=VALUE(TRIM([.M10]))" office:value-type="float" office:value="5.5">
            <text:p>5,5</text:p>
          </table:table-cell>
        </table:table-row>
        <table:table-row table:style-name="ro1">
          <table:table-cell table:formula="of:=[refinding_tagstore_raw.A11]" office:value-type="float" office:value="11">
            <text:p>11</text:p>
          </table:table-cell>
          <table:table-cell table:number-columns-repeated="6" office:value-type="float" office:value="2">
            <text:p>2</text:p>
          </table:table-cell>
          <table:table-cell office:value-type="float" office:value="4.8">
            <text:p>4,8</text:p>
          </table:table-cell>
          <table:table-cell office:value-type="float" office:value="2.5">
            <text:p>2,5</text:p>
          </table:table-cell>
          <table:table-cell office:value-type="float" office:value="4.3">
            <text:p>4,3</text:p>
          </table:table-cell>
          <table:table-cell office:value-type="float" office:value="2.3">
            <text:p>2,3</text:p>
          </table:table-cell>
          <table:table-cell office:value-type="float" office:value="1.8">
            <text:p>1,8</text:p>
          </table:table-cell>
          <table:table-cell office:value-type="float" office:value="3.9">
            <text:p>3,9</text:p>
          </table:table-cell>
          <table:table-cell table:style-name="ce169" table:formula="of:=VALUE(TRIM([.H11]))" office:value-type="float" office:value="4.8">
            <text:p>4,8</text:p>
          </table:table-cell>
          <table:table-cell table:style-name="ce169" table:formula="of:=VALUE(TRIM([.I11]))" office:value-type="float" office:value="2.5">
            <text:p>2,5</text:p>
          </table:table-cell>
          <table:table-cell table:style-name="ce169" table:formula="of:=VALUE(TRIM([.J11]))" office:value-type="float" office:value="4.3">
            <text:p>4,3</text:p>
          </table:table-cell>
          <table:table-cell table:style-name="ce169" table:formula="of:=VALUE(TRIM([.K11]))" office:value-type="float" office:value="2.3">
            <text:p>2,3</text:p>
          </table:table-cell>
          <table:table-cell table:style-name="ce169" table:formula="of:=VALUE(TRIM([.L11]))" office:value-type="float" office:value="1.8">
            <text:p>1,8</text:p>
          </table:table-cell>
          <table:table-cell table:style-name="ce169" table:formula="of:=VALUE(TRIM([.M11]))" office:value-type="float" office:value="3.9">
            <text:p>3,9</text:p>
          </table:table-cell>
        </table:table-row>
        <table:table-row table:style-name="ro1">
          <table:table-cell table:formula="of:=[refinding_tagstore_raw.A12]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4">
            <text:p>2,4</text:p>
          </table:table-cell>
          <table:table-cell office:value-type="float" office:value="2.7">
            <text:p>2,7</text:p>
          </table:table-cell>
          <table:table-cell office:value-type="float" office:value="7.1">
            <text:p>7,1</text:p>
          </table:table-cell>
          <table:table-cell office:value-type="float" office:value="6.2">
            <text:p>6,2</text:p>
          </table:table-cell>
          <table:table-cell office:value-type="float" office:value="3.8">
            <text:p>3,8</text:p>
          </table:table-cell>
          <table:table-cell office:value-type="float" office:value="5.1">
            <text:p>5,1</text:p>
          </table:table-cell>
          <table:table-cell table:style-name="ce169" table:formula="of:=VALUE(TRIM([.H12]))" office:value-type="float" office:value="2.4">
            <text:p>2,4</text:p>
          </table:table-cell>
          <table:table-cell table:style-name="ce169" table:formula="of:=VALUE(TRIM([.I12]))" office:value-type="float" office:value="2.7">
            <text:p>2,7</text:p>
          </table:table-cell>
          <table:table-cell table:style-name="ce169" table:formula="of:=VALUE(TRIM([.J12]))" office:value-type="float" office:value="7.1">
            <text:p>7,1</text:p>
          </table:table-cell>
          <table:table-cell table:style-name="ce169" table:formula="of:=VALUE(TRIM([.K12]))" office:value-type="float" office:value="6.2">
            <text:p>6,2</text:p>
          </table:table-cell>
          <table:table-cell table:style-name="ce169" table:formula="of:=VALUE(TRIM([.L12]))" office:value-type="float" office:value="3.8">
            <text:p>3,8</text:p>
          </table:table-cell>
          <table:table-cell table:style-name="ce169" table:formula="of:=VALUE(TRIM([.M12]))" office:value-type="float" office:value="5.1">
            <text:p>5,1</text:p>
          </table:table-cell>
        </table:table-row>
        <table:table-row table:style-name="ro1">
          <table:table-cell table:formula="of:=[refinding_tagstore_raw.A13]" office:value-type="float" office:value="13">
            <text:p>13</text:p>
          </table:table-cell>
          <table:table-cell table:number-columns-repeated="6" office:value-type="float" office:value="2">
            <text:p>2</text:p>
          </table:table-cell>
          <table:table-cell office:value-type="float" office:value="3.7">
            <text:p>3,7</text:p>
          </table:table-cell>
          <table:table-cell office:value-type="float" office:value="3.9">
            <text:p>3,9</text:p>
          </table:table-cell>
          <table:table-cell office:value-type="float" office:value="7.4">
            <text:p>7,4</text:p>
          </table:table-cell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  <table:table-cell office:value-type="float" office:value="7.2">
            <text:p>7,2</text:p>
          </table:table-cell>
          <table:table-cell table:style-name="ce169" table:formula="of:=VALUE(TRIM([.H13]))" office:value-type="float" office:value="3.7">
            <text:p>3,7</text:p>
          </table:table-cell>
          <table:table-cell table:style-name="ce169" table:formula="of:=VALUE(TRIM([.I13]))" office:value-type="float" office:value="3.9">
            <text:p>3,9</text:p>
          </table:table-cell>
          <table:table-cell table:style-name="ce169" table:formula="of:=VALUE(TRIM([.J13]))" office:value-type="float" office:value="7.4">
            <text:p>7,4</text:p>
          </table:table-cell>
          <table:table-cell table:style-name="ce169" table:formula="of:=VALUE(TRIM([.K13]))" office:value-type="float" office:value="2">
            <text:p>2,0</text:p>
          </table:table-cell>
          <table:table-cell table:style-name="ce169" table:formula="of:=VALUE(TRIM([.L13]))" office:value-type="float" office:value="3.1">
            <text:p>3,1</text:p>
          </table:table-cell>
          <table:table-cell table:style-name="ce169" table:formula="of:=VALUE(TRIM([.M13]))" office:value-type="float" office:value="7.2">
            <text:p>7,2</text:p>
          </table:table-cell>
        </table:table-row>
        <table:table-row table:style-name="ro1">
          <table:table-cell table:formula="of:=[refinding_tagstore_raw.A14]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.5">
            <text:p>5,5</text:p>
          </table:table-cell>
          <table:table-cell office:value-type="float" office:value="8.3">
            <text:p>8,3</text:p>
          </table:table-cell>
          <table:table-cell office:value-type="float" office:value="11.4">
            <text:p>11,4</text:p>
          </table:table-cell>
          <table:table-cell office:value-type="float" office:value="3.2">
            <text:p>3,2</text:p>
          </table:table-cell>
          <table:table-cell office:value-type="float" office:value="7.6">
            <text:p>7,6</text:p>
          </table:table-cell>
          <table:table-cell table:style-name="ce169" table:formula="of:=VALUE(TRIM([.H14]))" office:value-type="float" office:value="5.5">
            <text:p>5,5</text:p>
          </table:table-cell>
          <table:table-cell table:style-name="ce169" table:formula="of:=VALUE(TRIM([.I14]))" office:value-type="float" office:value="5.5">
            <text:p>5,5</text:p>
          </table:table-cell>
          <table:table-cell table:style-name="ce169" table:formula="of:=VALUE(TRIM([.J14]))" office:value-type="float" office:value="8.3">
            <text:p>8,3</text:p>
          </table:table-cell>
          <table:table-cell table:style-name="ce169" table:formula="of:=VALUE(TRIM([.K14]))" office:value-type="float" office:value="11.4">
            <text:p>11,4</text:p>
          </table:table-cell>
          <table:table-cell table:style-name="ce169" table:formula="of:=VALUE(TRIM([.L14]))" office:value-type="float" office:value="3.2">
            <text:p>3,2</text:p>
          </table:table-cell>
          <table:table-cell table:style-name="ce169" table:formula="of:=VALUE(TRIM([.M14]))" office:value-type="float" office:value="7.6">
            <text:p>7,6</text:p>
          </table:table-cell>
        </table:table-row>
        <table:table-row table:style-name="ro1">
          <table:table-cell table:formula="of:=[refinding_tagstore_raw.A15]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C</text:p>
          </table:table-cell>
          <table:table-cell table:number-columns-repeated="3" office:value-type="float" office:value="2">
            <text:p>2</text:p>
          </table:table-cell>
          <table:table-cell office:value-type="float" office:value="5.1">
            <text:p>5,1</text:p>
          </table:table-cell>
          <table:table-cell office:value-type="float" office:value="3.6">
            <text:p>3,6</text:p>
          </table:table-cell>
          <table:table-cell office:value-type="string">
            <text:p><text:s/>'TC'</text:p>
          </table:table-cell>
          <table:table-cell office:value-type="float" office:value="5">
            <text:p>5</text:p>
          </table:table-cell>
          <table:table-cell office:value-type="float" office:value="9.1">
            <text:p>9,1</text:p>
          </table:table-cell>
          <table:table-cell office:value-type="float" office:value="3.7">
            <text:p>3,7</text:p>
          </table:table-cell>
          <table:table-cell table:style-name="ce169" table:formula="of:=VALUE(TRIM([.H15]))" office:value-type="float" office:value="5.1">
            <text:p>5,1</text:p>
          </table:table-cell>
          <table:table-cell table:style-name="ce169" table:formula="of:=VALUE(TRIM([.I15]))" office:value-type="float" office:value="3.6">
            <text:p>3,6</text:p>
          </table:table-cell>
          <table:table-cell table:style-name="ce169" office:value-type="string">
            <text:p>TC</text:p>
          </table:table-cell>
          <table:table-cell table:style-name="ce169" table:formula="of:=VALUE(TRIM([.K15]))" office:value-type="float" office:value="5">
            <text:p>5,0</text:p>
          </table:table-cell>
          <table:table-cell table:style-name="ce169" table:formula="of:=VALUE(TRIM([.L15]))" office:value-type="float" office:value="9.1">
            <text:p>9,1</text:p>
          </table:table-cell>
          <table:table-cell table:style-name="ce169" table:formula="of:=VALUE(TRIM([.M15]))" office:value-type="float" office:value="3.7">
            <text:p>3,7</text:p>
          </table:table-cell>
        </table:table-row>
        <table:table-row table:style-name="ro1">
          <table:table-cell table:formula="of:=[refinding_tagstore_raw.A16]"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office:value-type="float" office:value="28.3">
            <text:p>28,3</text:p>
          </table:table-cell>
          <table:table-cell office:value-type="float" office:value="4">
            <text:p>4</text:p>
          </table:table-cell>
          <table:table-cell office:value-type="float" office:value="3.9">
            <text:p>3,9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office:value-type="float" office:value="4.3">
            <text:p>4,3</text:p>
          </table:table-cell>
          <table:table-cell table:style-name="ce169" table:formula="of:=VALUE(TRIM([.H16]))" office:value-type="float" office:value="28.3">
            <text:p>28,3</text:p>
          </table:table-cell>
          <table:table-cell table:style-name="ce169" table:formula="of:=VALUE(TRIM([.I16]))" office:value-type="float" office:value="4">
            <text:p>4,0</text:p>
          </table:table-cell>
          <table:table-cell table:style-name="ce169" table:formula="of:=VALUE(TRIM([.J16]))" office:value-type="float" office:value="3.9">
            <text:p>3,9</text:p>
          </table:table-cell>
          <table:table-cell table:style-name="ce169" table:formula="of:=VALUE(TRIM([.K16]))" office:value-type="float" office:value="2">
            <text:p>2,0</text:p>
          </table:table-cell>
          <table:table-cell table:style-name="ce169" table:formula="of:=VALUE(TRIM([.L16]))" office:value-type="float" office:value="2.4">
            <text:p>2,4</text:p>
          </table:table-cell>
          <table:table-cell table:style-name="ce169" table:formula="of:=VALUE(TRIM([.M16]))" office:value-type="float" office:value="4.3">
            <text:p>4,3</text:p>
          </table:table-cell>
        </table:table-row>
        <table:table-row table:style-name="ro1">
          <table:table-cell table:formula="of:=[refinding_tagstore_raw.A17]" office:value-type="float" office:value="17">
            <text:p>17</text:p>
          </table:table-cell>
          <table:table-cell table:number-columns-repeated="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float" office:value="14.2">
            <text:p>14,2</text:p>
          </table:table-cell>
          <table:table-cell office:value-type="float" office:value="2">
            <text:p>2</text:p>
          </table:table-cell>
          <table:table-cell office:value-type="float" office:value="6.6">
            <text:p>6,6</text:p>
          </table:table-cell>
          <table:table-cell table:style-name="ce169" table:formula="of:=VALUE(TRIM([.H17]))" office:value-type="float" office:value="5">
            <text:p>5,0</text:p>
          </table:table-cell>
          <table:table-cell table:style-name="ce169" table:formula="of:=VALUE(TRIM([.I17]))" office:value-type="float" office:value="5.6">
            <text:p>5,6</text:p>
          </table:table-cell>
          <table:table-cell table:style-name="ce169" table:formula="of:=VALUE(TRIM([.J17]))" office:value-type="float" office:value="6">
            <text:p>6,0</text:p>
          </table:table-cell>
          <table:table-cell table:style-name="ce169" table:formula="of:=VALUE(TRIM([.K17]))" office:value-type="float" office:value="14.2">
            <text:p>14,2</text:p>
          </table:table-cell>
          <table:table-cell table:style-name="ce169" table:formula="of:=VALUE(TRIM([.L17]))" office:value-type="float" office:value="2">
            <text:p>2,0</text:p>
          </table:table-cell>
          <table:table-cell table:style-name="ce169" table:formula="of:=VALUE(TRIM([.M17]))" office:value-type="float" office:value="6.6">
            <text:p>6,6</text:p>
          </table:table-cell>
        </table:table-row>
        <table:table-row table:style-name="ro1">
          <table:table-cell table:formula="of:=[refinding_tagstore_raw.A18]"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.7">
            <text:p>6,7</text:p>
          </table:table-cell>
          <table:table-cell office:value-type="float" office:value="5.6">
            <text:p>5,6</text:p>
          </table:table-cell>
          <table:table-cell office:value-type="float" office:value="7.2">
            <text:p>7,2</text:p>
          </table:table-cell>
          <table:table-cell office:value-type="float" office:value="12.3">
            <text:p>12,3</text:p>
          </table:table-cell>
          <table:table-cell office:value-type="float" office:value="5.1">
            <text:p>5,1</text:p>
          </table:table-cell>
          <table:table-cell office:value-type="float" office:value="6.6">
            <text:p>6,6</text:p>
          </table:table-cell>
          <table:table-cell table:style-name="ce169" table:formula="of:=VALUE(TRIM([.H18]))" office:value-type="float" office:value="6.7">
            <text:p>6,7</text:p>
          </table:table-cell>
          <table:table-cell table:style-name="ce169" table:formula="of:=VALUE(TRIM([.I18]))" office:value-type="float" office:value="5.6">
            <text:p>5,6</text:p>
          </table:table-cell>
          <table:table-cell table:style-name="ce169" table:formula="of:=VALUE(TRIM([.J18]))" office:value-type="float" office:value="7.2">
            <text:p>7,2</text:p>
          </table:table-cell>
          <table:table-cell table:style-name="ce169" table:formula="of:=VALUE(TRIM([.K18]))" office:value-type="float" office:value="12.3">
            <text:p>12,3</text:p>
          </table:table-cell>
          <table:table-cell table:style-name="ce169" table:formula="of:=VALUE(TRIM([.L18]))" office:value-type="float" office:value="5.1">
            <text:p>5,1</text:p>
          </table:table-cell>
          <table:table-cell table:style-name="ce169" table:formula="of:=VALUE(TRIM([.M18]))" office:value-type="float" office:value="6.6">
            <text:p>6,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3">
          <table:table-cell office:value-type="string">
            <text:p>Sum:</text:p>
          </table:table-cell>
          <table:table-cell table:formula="of:=SUM([.B2:.B18])" office:value-type="float" office:value="48">
            <text:p>48</text:p>
          </table:table-cell>
          <table:table-cell table:formula="of:=SUM([.C2:.C18])" office:value-type="float" office:value="36">
            <text:p>36</text:p>
          </table:table-cell>
          <table:table-cell table:formula="of:=SUM([.D2:.D18])" office:value-type="float" office:value="35">
            <text:p>35</text:p>
          </table:table-cell>
          <table:table-cell table:formula="of:=SUM([.E2:.E18])" office:value-type="float" office:value="39">
            <text:p>39</text:p>
          </table:table-cell>
          <table:table-cell table:formula="of:=SUM([.F2:.F18])" office:value-type="float" office:value="37">
            <text:p>37</text:p>
          </table:table-cell>
          <table:table-cell table:formula="of:=SUM([.G2:.G18])" office:value-type="float" office:value="37">
            <text:p>37</text:p>
          </table:table-cell>
          <table:table-cell table:formula="of:=SUM([.H2:.H18])" office:value-type="float" office:value="157.9">
            <text:p>157,9</text:p>
          </table:table-cell>
          <table:table-cell table:formula="of:=SUM([.I2:.I18])" office:value-type="float" office:value="75.9">
            <text:p>75,9</text:p>
          </table:table-cell>
          <table:table-cell table:formula="of:=SUM([.J2:.J18])" office:value-type="float" office:value="94.5">
            <text:p>94,5</text:p>
          </table:table-cell>
          <table:table-cell table:formula="of:=SUM([.K2:.K18])" office:value-type="float" office:value="91.3">
            <text:p>91,3</text:p>
          </table:table-cell>
          <table:table-cell table:formula="of:=SUM([.L2:.L18])" office:value-type="float" office:value="87.6">
            <text:p>87,6</text:p>
          </table:table-cell>
          <table:table-cell table:formula="of:=SUM([.M2:.M18])" office:value-type="float" office:value="83.7">
            <text:p>83,7</text:p>
          </table:table-cell>
          <table:table-cell table:formula="of:=SUM([.N2:.N18])" office:value-type="float" office:value="157.9">
            <text:p>157,9</text:p>
          </table:table-cell>
          <table:table-cell table:formula="of:=SUM([.O2:.O18])" office:value-type="float" office:value="75.9">
            <text:p>75,9</text:p>
          </table:table-cell>
          <table:table-cell table:formula="of:=SUM([.P2:.P18])" office:value-type="float" office:value="94.5">
            <text:p>94,5</text:p>
          </table:table-cell>
          <table:table-cell table:formula="of:=SUM([.Q2:.Q18])" office:value-type="float" office:value="91.3">
            <text:p>91,3</text:p>
          </table:table-cell>
          <table:table-cell table:formula="of:=SUM([.R2:.R18])" office:value-type="float" office:value="87.6">
            <text:p>87,6</text:p>
          </table:table-cell>
          <table:table-cell table:formula="of:=SUM([.S2:.S18])" office:value-type="float" office:value="83.7">
            <text:p>83,7</text:p>
          </table:table-cell>
        </table:table-row>
        <table:table-row table:style-name="ro1">
          <table:table-cell table:number-columns-repeated="19"/>
        </table:table-row>
        <table:table-row table:style-name="ro8">
          <table:table-cell office:value-type="string">
            <text:p>Average</text:p>
          </table:table-cell>
          <table:table-cell table:style-name="ce165" table:formula="of:=AVERAGE([.B2:.B18])" office:value-type="float" office:value="2.82352941176471">
            <text:p>2,82 </text:p>
          </table:table-cell>
          <table:table-cell table:style-name="ce165" table:formula="of:=AVERAGE([.C2:.C18])" office:value-type="float" office:value="2.11764705882353">
            <text:p>2,12 </text:p>
          </table:table-cell>
          <table:table-cell table:style-name="ce165" table:formula="of:=AVERAGE([.D2:.D18])" office:value-type="float" office:value="2.33333333333333">
            <text:p>2,33 </text:p>
          </table:table-cell>
          <table:table-cell table:style-name="ce165" table:formula="of:=AVERAGE([.E2:.E18])" office:value-type="float" office:value="2.29411764705882">
            <text:p>2,29 </text:p>
          </table:table-cell>
          <table:table-cell table:style-name="ce165" table:formula="of:=AVERAGE([.F2:.F18])" office:value-type="float" office:value="2.17647058823529">
            <text:p>2,18 </text:p>
          </table:table-cell>
          <table:table-cell table:style-name="ce165" table:formula="of:=AVERAGE([.G2:.G18])" office:value-type="float" office:value="2.17647058823529">
            <text:p>2,18 </text:p>
          </table:table-cell>
          <table:table-cell table:style-name="ce165" table:formula="of:=AVERAGE([.H2:.H18])" office:value-type="float" office:value="9.28823529411765">
            <text:p>9,29 </text:p>
          </table:table-cell>
          <table:table-cell table:style-name="ce165" table:formula="of:=AVERAGE([.I2:.I18])" office:value-type="float" office:value="4.46470588235294">
            <text:p>4,46 </text:p>
          </table:table-cell>
          <table:table-cell table:style-name="ce165" table:formula="of:=AVERAGE([.J2:.J18])" office:value-type="float" office:value="6.3">
            <text:p>6,30 </text:p>
          </table:table-cell>
          <table:table-cell table:style-name="ce165" table:formula="of:=AVERAGE([.K2:.K18])" office:value-type="float" office:value="5.37058823529412">
            <text:p>5,37 </text:p>
          </table:table-cell>
          <table:table-cell table:style-name="ce165" table:formula="of:=AVERAGE([.L2:.L18])" office:value-type="float" office:value="5.15294117647059">
            <text:p>5,15 </text:p>
          </table:table-cell>
          <table:table-cell table:style-name="ce165" table:formula="of:=AVERAGE([.M2:.M18])" office:value-type="float" office:value="4.92352941176471">
            <text:p>4,92 </text:p>
          </table:table-cell>
          <table:table-cell table:style-name="ce165" table:formula="of:=AVERAGE([.N2:.N18])" office:value-type="float" office:value="9.28823529411765">
            <text:p>9,29 </text:p>
          </table:table-cell>
          <table:table-cell table:style-name="ce165" table:formula="of:=AVERAGE([.O2:.O18])" office:value-type="float" office:value="4.46470588235294">
            <text:p>4,46 </text:p>
          </table:table-cell>
          <table:table-cell table:style-name="ce165" table:formula="of:=AVERAGE([.P2:.P18])" office:value-type="float" office:value="6.3">
            <text:p>6,30 </text:p>
          </table:table-cell>
          <table:table-cell table:style-name="ce165" table:formula="of:=AVERAGE([.Q2:.Q18])" office:value-type="float" office:value="5.37058823529412">
            <text:p>5,37 </text:p>
          </table:table-cell>
          <table:table-cell table:style-name="ce165" table:formula="of:=AVERAGE([.R2:.R18])" office:value-type="float" office:value="5.15294117647059">
            <text:p>5,15 </text:p>
          </table:table-cell>
          <table:table-cell table:style-name="ce165" table:formula="of:=AVERAGE([.S2:.S18])" office:value-type="float" office:value="4.92352941176471">
            <text:p>4,92 </text:p>
          </table:table-cell>
        </table:table-row>
        <table:table-row table:style-name="ro1">
          <table:table-cell/>
          <table:table-cell table:style-name="ce166"/>
          <table:table-cell table:number-columns-repeated="17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ata_fast_performer" table:style-name="ta4" table:print="false"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59" table:default-cell-style-name="Default"/>
        <table:table-column table:style-name="co156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73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57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number-columns-repeated="2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number-columns-repeated="5" table:default-cell-style-name="Default"/>
        <table:table-column table:style-name="co182" table:number-columns-repeated="12" table:default-cell-style-name="Default"/>
        <table:table-column table:style-name="co180" table:default-cell-style-name="Default"/>
        <table:table-column table:style-name="co181" table:number-columns-repeated="5" table:default-cell-style-name="Default"/>
        <table:table-column table:style-name="co183" table:default-cell-style-name="Default"/>
        <table:table-column table:style-name="co184" table:number-columns-repeated="3" table:default-cell-style-name="Default"/>
        <table:table-column table:style-name="co185" table:number-columns-repeated="2" table:default-cell-style-name="Default"/>
        <table:table-column table:style-name="co182" table:number-columns-repeated="6" table:default-cell-style-name="Default"/>
        <table:table-column table:style-name="co47" table:number-columns-repeated="952" table:default-cell-style-name="Default"/>
        <table:table-row table:style-name="ro8">
          <table:table-cell table:style-name="ce228" office:value-type="string" table:number-columns-spanned="15" table:number-rows-spanned="1">
            <text:p>filing_folders</text:p>
          </table:table-cell>
          <table:covered-table-cell table:number-columns-repeated="14" table:style-name="ce229"/>
          <table:table-cell table:style-name="ce228" office:value-type="string" table:number-columns-spanned="21" table:number-rows-spanned="1">
            <text:p>filing_tagstore</text:p>
          </table:table-cell>
          <table:covered-table-cell table:number-columns-repeated="20" table:style-name="ce229"/>
          <table:table-cell table:style-name="ce228" office:value-type="string" table:number-columns-spanned="18" table:number-rows-spanned="1">
            <text:p>refinding_folders</text:p>
          </table:table-cell>
          <table:covered-table-cell table:number-columns-repeated="17" table:style-name="ce229"/>
          <table:table-cell table:style-name="ce228" office:value-type="string" table:number-columns-spanned="18" table:number-rows-spanned="1">
            <text:p>refinding_tagstore</text:p>
          </table:table-cell>
          <table:covered-table-cell table:number-columns-repeated="17" table:style-name="ce229"/>
          <table:table-cell table:style-name="ce229" table:number-columns-repeated="952"/>
        </table:table-row>
        <table:table-row table:style-name="ro1">
          <table:table-cell table:style-name="ce130" table:formula="of:=[filing_folders_raw.A1]" office:value-type="string" office:string-value="TP">
            <text:p>TP</text:p>
          </table:table-cell>
          <table:table-cell table:style-name="ce130" table:formula="of:=[filing_folders_raw.B1]" office:value-type="string" office:string-value="Overall time">
            <text:p>Overall time</text:p>
          </table:table-cell>
          <table:table-cell table:style-name="ce130" table:formula="of:=[filing_folders_raw.C1]" office:value-type="string" office:string-value="Overall time without distr.">
            <text:p>Overall time without distr.</text:p>
          </table:table-cell>
          <table:table-cell table:style-name="ce130" table:formula="of:=[filing_folders_raw.D1]" office:value-type="string" office:string-value="FMGT time">
            <text:p>FMGT time</text:p>
          </table:table-cell>
          <table:table-cell table:style-name="ce130" table:formula="of:=[filing_folders_raw.E1]" office:value-type="string" office:string-value="FMGT time without distr.">
            <text:p>FMGT time without distr.</text:p>
          </table:table-cell>
          <table:table-cell table:style-name="ce130" table:formula="of:=[filing_folders_raw.F1]" office:value-type="string" office:string-value="Sum of distr.">
            <text:p>Sum of distr.</text:p>
          </table:table-cell>
          <table:table-cell table:style-name="ce130" table:formula="of:=[filing_folders_raw.G1]" office:value-type="string" office:string-value="FMGT distr.">
            <text:p>FMGT distr.</text:p>
          </table:table-cell>
          <table:table-cell table:style-name="ce130" table:formula="of:=[filing_folders_raw.H1]" office:value-type="string" office:string-value="Commentary time">
            <text:p>Commentary time</text:p>
          </table:table-cell>
          <table:table-cell table:style-name="ce130" table:formula="of:=[filing_folders_raw.I1]" office:value-type="string" office:string-value="TP Inspection time">
            <text:p>TP Inspection time</text:p>
          </table:table-cell>
          <table:table-cell table:style-name="ce130" table:formula="of:=[filing_folders_raw.J1]" office:value-type="string" office:string-value="Facillitator time">
            <text:p>Facillitator time</text:p>
          </table:table-cell>
          <table:table-cell table:style-name="ce130" table:formula="of:=[filing_folders_raw.K1]" office:value-type="string" office:string-value="Number of created folders">
            <text:p>Number of created folders</text:p>
          </table:table-cell>
          <table:table-cell table:style-name="ce130" table:formula="of:=[filing_folders_raw.L1]" office:value-type="string" office:string-value="#M2F">
            <text:p>#M2F</text:p>
          </table:table-cell>
          <table:table-cell table:style-name="ce130" table:formula="of:=[filing_folders_raw.M1]" office:value-type="string" office:string-value="#MVF">
            <text:p>#MVF</text:p>
          </table:table-cell>
          <table:table-cell table:style-name="ce130" table:formula="of:=[filing_folders_raw.N1]" office:value-type="string" office:string-value="#RENF">
            <text:p>#RENF</text:p>
          </table:table-cell>
          <table:table-cell table:style-name="ce130" table:formula="of:=[filing_folders_raw.O1]" office:value-type="string" office:string-value="#DELF">
            <text:p>#DELF</text:p>
          </table:table-cell>
          <table:table-cell table:style-name="ce130" table:formula="of:=[filing_tagstore_raw.B1]" office:value-type="string" office:string-value="Overall time">
            <text:p>Overall time</text:p>
          </table:table-cell>
          <table:table-cell table:style-name="ce130" table:formula="of:=[filing_tagstore_raw.C1]" office:value-type="string" office:string-value="Overall time without distr.">
            <text:p>Overall time without distr.</text:p>
          </table:table-cell>
          <table:table-cell table:style-name="ce130" table:formula="of:=[filing_tagstore_raw.D1]" office:value-type="string" office:string-value="Tagging time">
            <text:p>Tagging time</text:p>
          </table:table-cell>
          <table:table-cell table:style-name="ce130" table:formula="of:=[filing_tagstore_raw.E1]" office:value-type="string" office:string-value="Tagging time without distr.">
            <text:p>Tagging time without distr.</text:p>
          </table:table-cell>
          <table:table-cell table:style-name="ce130" table:formula="of:=[filing_tagstore_raw.F1]" office:value-type="string" office:string-value="FMGT time">
            <text:p>FMGT time</text:p>
          </table:table-cell>
          <table:table-cell table:style-name="ce130" table:formula="of:=[filing_tagstore_raw.G1]" office:value-type="string" office:string-value="TP">
            <text:p>TP</text:p>
          </table:table-cell>
          <table:table-cell table:style-name="ce130" table:formula="of:=[filing_tagstore_raw.H1]" office:value-type="string" office:string-value="FMGT time without distr.">
            <text:p>FMGT time without distr.</text:p>
          </table:table-cell>
          <table:table-cell table:style-name="ce130" table:formula="of:=[filing_tagstore_raw.I1]" office:value-type="string" office:string-value="Sum of distr.">
            <text:p>Sum of distr.</text:p>
          </table:table-cell>
          <table:table-cell table:style-name="ce130" table:formula="of:=[filing_tagstore_raw.J1]" office:value-type="string" office:string-value="Tagging distr.">
            <text:p>Tagging distr.</text:p>
          </table:table-cell>
          <table:table-cell table:style-name="ce130" table:formula="of:=[filing_tagstore_raw.K1]" office:value-type="string" office:string-value="FMGT distr.">
            <text:p>FMGT distr.</text:p>
          </table:table-cell>
          <table:table-cell table:style-name="ce130" table:formula="of:=[filing_tagstore_raw.L1]" office:value-type="string" office:string-value="Commentary time">
            <text:p>Commentary time</text:p>
          </table:table-cell>
          <table:table-cell table:style-name="ce130" table:formula="of:=[filing_tagstore_raw.M1]" office:value-type="string" office:string-value="TP Inspection time">
            <text:p>TP Inspection time</text:p>
          </table:table-cell>
          <table:table-cell table:style-name="ce130" table:formula="of:=[filing_tagstore_raw.N1]" office:value-type="string" office:string-value="Facillitator time">
            <text:p>Facillitator time</text:p>
          </table:table-cell>
          <table:table-cell table:style-name="ce130" table:formula="of:=[filing_tagstore_raw.O1]" office:value-type="string" office:string-value="Sum of tags">
            <text:p>Sum of tags</text:p>
          </table:table-cell>
          <table:table-cell table:style-name="ce130" table:formula="of:=[filing_tagstore_raw.P1]" office:value-type="string" office:string-value="Avg Tags/Item">
            <text:p>Avg Tags/Item</text:p>
          </table:table-cell>
          <table:table-cell table:style-name="ce130" table:formula="of:=[filing_tagstore_raw.Q1]" office:value-type="string" office:string-value="#TP">
            <text:p>#TP</text:p>
          </table:table-cell>
          <table:table-cell table:style-name="ce130" table:formula="of:=[filing_tagstore_raw.R1]" office:value-type="string" office:string-value="#TD">
            <text:p>#TD</text:p>
          </table:table-cell>
          <table:table-cell table:style-name="ce130" table:formula="of:=[filing_tagstore_raw.S1]" office:value-type="string" office:string-value="#TC">
            <text:p>#TC</text:p>
          </table:table-cell>
          <table:table-cell table:style-name="ce130" table:formula="of:=[filing_tagstore_raw.T1]" office:value-type="string" office:string-value="List #tags/item">
            <text:p>List #tags/item</text:p>
          </table:table-cell>
          <table:table-cell table:style-name="ce130" table:formula="of:=[filing_tagstore_raw.U1]" office:value-type="string" office:string-value="List of time user spent for tagging/item">
            <text:p>List of time user spent for tagging/item</text:p>
          </table:table-cell>
          <table:table-cell table:style-name="ce130" table:formula="of:=[filing_tagstore_raw.V1]" office:value-type="string" office:string-value="#m2t">
            <text:p>#m2t</text:p>
          </table:table-cell>
          <table:table-cell table:style-name="ce130" table:formula="of:=[refinding_folders.B1]" office:value-type="string" office:string-value="mouseclick 1">
            <text:p>mouseclick 1</text:p>
          </table:table-cell>
          <table:table-cell table:style-name="ce130" table:formula="of:=[refinding_folders.C1]" office:value-type="string" office:string-value="mc2">
            <text:p>mc2</text:p>
          </table:table-cell>
          <table:table-cell table:style-name="ce130" table:formula="of:=[refinding_folders.D1]" office:value-type="string" office:string-value="mc3">
            <text:p>mc3</text:p>
          </table:table-cell>
          <table:table-cell table:style-name="ce130" table:formula="of:=[refinding_folders.E1]" office:value-type="string" office:string-value="mc4">
            <text:p>mc4</text:p>
          </table:table-cell>
          <table:table-cell table:style-name="ce130" table:formula="of:=[refinding_folders.F1]" office:value-type="string" office:string-value="mc5">
            <text:p>mc5</text:p>
          </table:table-cell>
          <table:table-cell table:style-name="ce130" table:formula="of:=[refinding_folders.G1]" office:value-type="string" office:string-value="mc6">
            <text:p>mc6</text:p>
          </table:table-cell>
          <table:table-cell table:style-name="ce130" table:formula="of:=[refinding_folders.H1]" office:value-type="string" office:string-value="time1">
            <text:p>time1</text:p>
          </table:table-cell>
          <table:table-cell table:style-name="ce130" table:formula="of:=[refinding_folders.I1]" office:value-type="string" office:string-value="time2">
            <text:p>time2</text:p>
          </table:table-cell>
          <table:table-cell table:style-name="ce130" table:formula="of:=[refinding_folders.J1]" office:value-type="string" office:string-value="time3">
            <text:p>time3</text:p>
          </table:table-cell>
          <table:table-cell table:style-name="ce130" table:formula="of:=[refinding_folders.K1]" office:value-type="string" office:string-value="time4">
            <text:p>time4</text:p>
          </table:table-cell>
          <table:table-cell table:style-name="ce130" table:formula="of:=[refinding_folders.L1]" office:value-type="string" office:string-value="time5">
            <text:p>time5</text:p>
          </table:table-cell>
          <table:table-cell table:style-name="ce130" table:formula="of:=[refinding_folders.M1]" office:value-type="string" office:string-value="time6">
            <text:p>time6</text:p>
          </table:table-cell>
          <table:table-cell table:style-name="ce130" table:formula="of:=[refinding_folders.N1]" office:value-type="string" office:string-value="time1">
            <text:p>time1</text:p>
          </table:table-cell>
          <table:table-cell table:style-name="ce130" table:formula="of:=[refinding_folders.O1]" office:value-type="string" office:string-value="time2">
            <text:p>time2</text:p>
          </table:table-cell>
          <table:table-cell table:style-name="ce130" table:formula="of:=[refinding_folders.P1]" office:value-type="string" office:string-value="time3">
            <text:p>time3</text:p>
          </table:table-cell>
          <table:table-cell table:style-name="ce130" table:formula="of:=[refinding_folders.Q1]" office:value-type="string" office:string-value="time4">
            <text:p>time4</text:p>
          </table:table-cell>
          <table:table-cell table:style-name="ce130" table:formula="of:=[refinding_folders.R1]" office:value-type="string" office:string-value="time5">
            <text:p>time5</text:p>
          </table:table-cell>
          <table:table-cell table:style-name="ce130" table:formula="of:=[refinding_folders.S1]" office:value-type="string" office:string-value="time6">
            <text:p>time6</text:p>
          </table:table-cell>
          <table:table-cell table:style-name="ce130" table:formula="of:=[refinding_tagstore.B1]" office:value-type="string" office:string-value="mouseclick 1">
            <text:p>mouseclick 1</text:p>
          </table:table-cell>
          <table:table-cell table:style-name="ce130" table:formula="of:=[refinding_tagstore.C1]" office:value-type="string" office:string-value="mc2">
            <text:p>mc2</text:p>
          </table:table-cell>
          <table:table-cell table:style-name="ce130" table:formula="of:=[refinding_tagstore.D1]" office:value-type="string" office:string-value="mc3">
            <text:p>mc3</text:p>
          </table:table-cell>
          <table:table-cell table:style-name="ce130" table:formula="of:=[refinding_tagstore.E1]" office:value-type="string" office:string-value="mc4">
            <text:p>mc4</text:p>
          </table:table-cell>
          <table:table-cell table:style-name="ce130" table:formula="of:=[refinding_tagstore.F1]" office:value-type="string" office:string-value="mc5">
            <text:p>mc5</text:p>
          </table:table-cell>
          <table:table-cell table:style-name="ce130" table:formula="of:=[refinding_tagstore.G1]" office:value-type="string" office:string-value="mc6">
            <text:p>mc6</text:p>
          </table:table-cell>
          <table:table-cell table:style-name="ce130" table:formula="of:=[refinding_tagstore.H1]" office:value-type="string" office:string-value="Time per Task">
            <text:p>Time per Task</text:p>
          </table:table-cell>
          <table:table-cell table:style-name="ce130" table:formula="of:=[refinding_tagstore.I1]" office:value-type="float" office:value="0">
            <text:p>0</text:p>
          </table:table-cell>
          <table:table-cell table:style-name="ce130" table:formula="of:=[refinding_tagstore.J1]" office:value-type="float" office:value="0">
            <text:p>0</text:p>
          </table:table-cell>
          <table:table-cell table:style-name="ce130" table:formula="of:=[refinding_tagstore.K1]" office:value-type="float" office:value="0">
            <text:p>0</text:p>
          </table:table-cell>
          <table:table-cell table:style-name="ce130" table:formula="of:=[refinding_tagstore.L1]" office:value-type="float" office:value="0">
            <text:p>0</text:p>
          </table:table-cell>
          <table:table-cell table:style-name="ce130" table:formula="of:=[refinding_tagstore.M1]" office:value-type="float" office:value="0">
            <text:p>0</text:p>
          </table:table-cell>
          <table:table-cell table:style-name="ce130" table:formula="of:=[refinding_tagstore.N1]" office:value-type="string" office:string-value="time1">
            <text:p>time1</text:p>
          </table:table-cell>
          <table:table-cell table:style-name="ce130" table:formula="of:=[refinding_tagstore.O1]" office:value-type="string" office:string-value="time2">
            <text:p>time2</text:p>
          </table:table-cell>
          <table:table-cell table:style-name="ce130" table:formula="of:=[refinding_tagstore.P1]" office:value-type="string" office:string-value="time3">
            <text:p>time3</text:p>
          </table:table-cell>
          <table:table-cell table:style-name="ce130" table:formula="of:=[refinding_tagstore.Q1]" office:value-type="string" office:string-value="time4">
            <text:p>time4</text:p>
          </table:table-cell>
          <table:table-cell table:style-name="ce130" table:formula="of:=[refinding_tagstore.R1]" office:value-type="string" office:string-value="time5">
            <text:p>time5</text:p>
          </table:table-cell>
          <table:table-cell table:style-name="ce130" table:formula="of:=[refinding_tagstore.S1]" office:value-type="string" office:string-value="time6">
            <text:p>time6</text:p>
          </table:table-cell>
          <table:table-cell table:style-name="ce130" table:number-columns-repeated="952"/>
        </table:table-row>
        <table:table-row table:style-name="ro1">
          <table:table-cell table:formula="of:=[filing_folders_raw.A3]" office:value-type="float" office:value="2">
            <text:p>2</text:p>
          </table:table-cell>
          <table:table-cell table:formula="of:=[filing_folders_raw.B3]" office:value-type="float" office:value="299">
            <text:p>299</text:p>
          </table:table-cell>
          <table:table-cell table:formula="of:=[filing_folders_raw.C3]" office:value-type="float" office:value="299">
            <text:p>299</text:p>
          </table:table-cell>
          <table:table-cell table:formula="of:=[filing_folders_raw.D3]" office:value-type="float" office:value="269">
            <text:p>269</text:p>
          </table:table-cell>
          <table:table-cell table:formula="of:=[filing_folders_raw.E3]" office:value-type="float" office:value="269">
            <text:p>269</text:p>
          </table:table-cell>
          <table:table-cell table:formula="of:=[filing_folders_raw.F3]" office:value-type="float" office:value="0">
            <text:p>0</text:p>
          </table:table-cell>
          <table:table-cell table:formula="of:=[filing_folders_raw.G3]" office:value-type="float" office:value="0">
            <text:p>0</text:p>
          </table:table-cell>
          <table:table-cell table:formula="of:=[filing_folders_raw.H3]" office:value-type="float" office:value="0">
            <text:p>0</text:p>
          </table:table-cell>
          <table:table-cell table:formula="of:=[filing_folders_raw.I3]" office:value-type="float" office:value="0">
            <text:p>0</text:p>
          </table:table-cell>
          <table:table-cell table:formula="of:=[filing_folders_raw.J3]" office:value-type="float" office:value="0">
            <text:p>0</text:p>
          </table:table-cell>
          <table:table-cell table:formula="of:=[filing_folders_raw.K3]" office:value-type="float" office:value="13">
            <text:p>13</text:p>
          </table:table-cell>
          <table:table-cell table:formula="of:=[filing_folders_raw.L3]" office:value-type="float" office:value="8">
            <text:p>8</text:p>
          </table:table-cell>
          <table:table-cell table:formula="of:=[filing_folders_raw.M3]" office:value-type="float" office:value="0">
            <text:p>0</text:p>
          </table:table-cell>
          <table:table-cell table:formula="of:=[filing_folders_raw.N3]" office:value-type="float" office:value="0">
            <text:p>0</text:p>
          </table:table-cell>
          <table:table-cell table:formula="of:=[filing_folders_raw.O3]" office:value-type="float" office:value="0">
            <text:p>0</text:p>
          </table:table-cell>
          <table:table-cell table:formula="of:=[filing_tagstore_raw.B3]" office:value-type="float" office:value="240">
            <text:p>240</text:p>
          </table:table-cell>
          <table:table-cell table:formula="of:=[filing_tagstore_raw.C3]" office:value-type="float" office:value="211">
            <text:p>211</text:p>
          </table:table-cell>
          <table:table-cell table:formula="of:=[filing_tagstore_raw.D3]" office:value-type="float" office:value="206">
            <text:p>206</text:p>
          </table:table-cell>
          <table:table-cell table:formula="of:=[filing_tagstore_raw.E3]" office:value-type="float" office:value="186">
            <text:p>186</text:p>
          </table:table-cell>
          <table:table-cell table:formula="of:=[filing_tagstore_raw.F3]" office:value-type="float" office:value="34">
            <text:p>34</text:p>
          </table:table-cell>
          <table:table-cell table:formula="of:=[filing_tagstore_raw.G3]" office:value-type="float" office:value="2">
            <text:p>2</text:p>
          </table:table-cell>
          <table:table-cell table:formula="of:=[filing_tagstore_raw.H3]" office:value-type="float" office:value="25">
            <text:p>25</text:p>
          </table:table-cell>
          <table:table-cell table:formula="of:=[filing_tagstore_raw.I3]" office:value-type="float" office:value="29">
            <text:p>29</text:p>
          </table:table-cell>
          <table:table-cell table:formula="of:=[filing_tagstore_raw.J3]" office:value-type="float" office:value="20">
            <text:p>20</text:p>
          </table:table-cell>
          <table:table-cell table:formula="of:=[filing_tagstore_raw.K3]" office:value-type="float" office:value="9">
            <text:p>9</text:p>
          </table:table-cell>
          <table:table-cell table:formula="of:=[filing_tagstore_raw.L3]" office:value-type="float" office:value="29">
            <text:p>29</text:p>
          </table:table-cell>
          <table:table-cell table:formula="of:=[filing_tagstore_raw.M3]" office:value-type="float" office:value="0">
            <text:p>0</text:p>
          </table:table-cell>
          <table:table-cell table:formula="of:=[filing_tagstore_raw.N3]" office:value-type="float" office:value="0">
            <text:p>0</text:p>
          </table:table-cell>
          <table:table-cell table:formula="of:=[filing_tagstore_raw.O3]" office:value-type="float" office:value="65">
            <text:p>65</text:p>
          </table:table-cell>
          <table:table-cell table:formula="of:=[filing_tagstore_raw.P3]" office:value-type="float" office:value="2.17">
            <text:p>2,17</text:p>
          </table:table-cell>
          <table:table-cell table:formula="of:=[filing_tagstore_raw.Q3]" office:value-type="float" office:value="0">
            <text:p>0</text:p>
          </table:table-cell>
          <table:table-cell table:formula="of:=[filing_tagstore_raw.R3]" office:value-type="float" office:value="0">
            <text:p>0</text:p>
          </table:table-cell>
          <table:table-cell table:formula="of:=[filing_tagstore_raw.S3]" office:value-type="float" office:value="0">
            <text:p>0</text:p>
          </table:table-cell>
          <table:table-cell table:formula="of:=[filing_tagstore_raw.T3]" office:value-type="string" office:string-value="2, 2, 2, 2, 3, 4, 2, 2, 2, 2, 2, 2, 2, 2, 2, 2, 2, 2, 2, 2, 2, 2, 2, 3, 2, 3, 3, 2, 2, 1">
            <text:p>2, 2, 2, 2, 3, 4, 2, 2, 2, 2, 2, 2, 2, 2, 2, 2, 2, 2, 2, 2, 2, 2, 2, 3, 2, 3, 3, 2, 2, 1</text:p>
          </table:table-cell>
          <table:table-cell table:formula="of:=[filing_tagstore_raw.U3]" office:value-type="string" office:string-value="5, 7, 7, 8, 8, 10, 11, 10, 8, 6, 6, 4, 7, 7, 4, 4, 4, 7, 6, 5, 6, 4, 3, 6, 9, 9, 4, 4, 3, 4">
            <text:p>5, 7, 7, 8, 8, 10, 11, 10, 8, 6, 6, 4, 7, 7, 4, 4, 4, 7, 6, 5, 6, 4, 3, 6, 9, 9, 4, 4, 3, 4</text:p>
          </table:table-cell>
          <table:table-cell table:formula="of:=[filing_tagstore_raw.V3]" office:value-type="float" office:value="1">
            <text:p>1</text:p>
          </table:table-cell>
          <table:table-cell table:formula="of:=[refinding_folders.B3]" office:value-type="float" office:value="3">
            <text:p>3</text:p>
          </table:table-cell>
          <table:table-cell table:formula="of:=[refinding_folders.C3]" office:value-type="float" office:value="3">
            <text:p>3</text:p>
          </table:table-cell>
          <table:table-cell table:formula="of:=[refinding_folders.D3]" office:value-type="float" office:value="3">
            <text:p>3</text:p>
          </table:table-cell>
          <table:table-cell table:formula="of:=[refinding_folders.E3]" office:value-type="float" office:value="3">
            <text:p>3</text:p>
          </table:table-cell>
          <table:table-cell table:formula="of:=[refinding_folders.F3]" office:value-type="float" office:value="3">
            <text:p>3</text:p>
          </table:table-cell>
          <table:table-cell table:formula="of:=[refinding_folders.G3]" office:value-type="float" office:value="3">
            <text:p>3</text:p>
          </table:table-cell>
          <table:table-cell table:formula="of:=[refinding_folders.H3]" office:value-type="string" office:string-value="5,4">
            <text:p>5,4</text:p>
          </table:table-cell>
          <table:table-cell table:formula="of:=[refinding_folders.I3]" office:value-type="string" office:string-value=" 3,1">
            <text:p><text:s/>3,1</text:p>
          </table:table-cell>
          <table:table-cell table:formula="of:=[refinding_folders.J3]" office:value-type="string" office:string-value=" 3,4">
            <text:p><text:s/>3,4</text:p>
          </table:table-cell>
          <table:table-cell table:formula="of:=[refinding_folders.K3]" office:value-type="string" office:string-value=" 3,5">
            <text:p><text:s/>3,5</text:p>
          </table:table-cell>
          <table:table-cell table:formula="of:=[refinding_folders.L3]" office:value-type="string" office:string-value=" 3,3">
            <text:p><text:s/>3,3</text:p>
          </table:table-cell>
          <table:table-cell table:formula="of:=[refinding_folders.M3]" office:value-type="string" office:string-value=" 3,6">
            <text:p><text:s/>3,6</text:p>
          </table:table-cell>
          <table:table-cell table:formula="of:=[refinding_folders.N3]" office:value-type="float" office:value="5.4">
            <text:p>5,4</text:p>
          </table:table-cell>
          <table:table-cell table:formula="of:=[refinding_folders.O3]" office:value-type="float" office:value="3.1">
            <text:p>3,1</text:p>
          </table:table-cell>
          <table:table-cell table:formula="of:=[refinding_folders.P3]" office:value-type="float" office:value="3.4">
            <text:p>3,4</text:p>
          </table:table-cell>
          <table:table-cell table:formula="of:=[refinding_folders.Q3]" office:value-type="float" office:value="3.5">
            <text:p>3,5</text:p>
          </table:table-cell>
          <table:table-cell table:formula="of:=[refinding_folders.R3]" office:value-type="float" office:value="3.3">
            <text:p>3,3</text:p>
          </table:table-cell>
          <table:table-cell table:formula="of:=[refinding_folders.S3]" office:value-type="float" office:value="3.6">
            <text:p>3,6</text:p>
          </table:table-cell>
          <table:table-cell table:formula="of:=[refinding_tagstore.B3]" office:value-type="float" office:value="2">
            <text:p>2</text:p>
          </table:table-cell>
          <table:table-cell table:formula="of:=[refinding_tagstore.C3]" office:value-type="float" office:value="2">
            <text:p>2</text:p>
          </table:table-cell>
          <table:table-cell table:formula="of:=[refinding_tagstore.D3]" office:value-type="float" office:value="2">
            <text:p>2</text:p>
          </table:table-cell>
          <table:table-cell table:formula="of:=[refinding_tagstore.E3]" office:value-type="float" office:value="2">
            <text:p>2</text:p>
          </table:table-cell>
          <table:table-cell table:formula="of:=[refinding_tagstore.F3]" office:value-type="float" office:value="2">
            <text:p>2</text:p>
          </table:table-cell>
          <table:table-cell table:formula="of:=[refinding_tagstore.G3]" office:value-type="float" office:value="2">
            <text:p>2</text:p>
          </table:table-cell>
          <table:table-cell table:formula="of:=[refinding_tagstore.H3]" office:value-type="float" office:value="6">
            <text:p>6</text:p>
          </table:table-cell>
          <table:table-cell table:formula="of:=[refinding_tagstore.I3]" office:value-type="float" office:value="2.9">
            <text:p>2,9</text:p>
          </table:table-cell>
          <table:table-cell table:formula="of:=[refinding_tagstore.J3]" office:value-type="float" office:value="4.3">
            <text:p>4,3</text:p>
          </table:table-cell>
          <table:table-cell table:formula="of:=[refinding_tagstore.K3]" office:value-type="float" office:value="4.6">
            <text:p>4,6</text:p>
          </table:table-cell>
          <table:table-cell table:formula="of:=[refinding_tagstore.L3]" office:value-type="float" office:value="4.4">
            <text:p>4,4</text:p>
          </table:table-cell>
          <table:table-cell table:formula="of:=[refinding_tagstore.M3]" office:value-type="float" office:value="3.3">
            <text:p>3,3</text:p>
          </table:table-cell>
          <table:table-cell table:formula="of:=[refinding_tagstore.N3]" office:value-type="float" office:value="6">
            <text:p>6</text:p>
          </table:table-cell>
          <table:table-cell table:formula="of:=[refinding_tagstore.O3]" office:value-type="float" office:value="2.9">
            <text:p>2,9</text:p>
          </table:table-cell>
          <table:table-cell table:formula="of:=[refinding_tagstore.P3]" office:value-type="float" office:value="4.3">
            <text:p>4,3</text:p>
          </table:table-cell>
          <table:table-cell table:formula="of:=[refinding_tagstore.Q3]" office:value-type="float" office:value="4.6">
            <text:p>4,6</text:p>
          </table:table-cell>
          <table:table-cell table:formula="of:=[refinding_tagstore.R3]" office:value-type="float" office:value="4.4">
            <text:p>4,4</text:p>
          </table:table-cell>
          <table:table-cell table:formula="of:=[refinding_tagstore.S3]" office:value-type="float" office:value="3.3">
            <text:p>3,3</text:p>
          </table:table-cell>
          <table:table-cell table:number-columns-repeated="952"/>
        </table:table-row>
        <table:table-row table:style-name="ro1">
          <table:table-cell table:formula="of:=[filing_folders_raw.A5]" office:value-type="float" office:value="4">
            <text:p>4</text:p>
          </table:table-cell>
          <table:table-cell table:formula="of:=[filing_folders_raw.B5]" office:value-type="float" office:value="331">
            <text:p>331</text:p>
          </table:table-cell>
          <table:table-cell table:formula="of:=[filing_folders_raw.C5]" office:value-type="float" office:value="325">
            <text:p>325</text:p>
          </table:table-cell>
          <table:table-cell table:formula="of:=[filing_folders_raw.D5]" office:value-type="float" office:value="302">
            <text:p>302</text:p>
          </table:table-cell>
          <table:table-cell table:formula="of:=[filing_folders_raw.E5]" office:value-type="float" office:value="296">
            <text:p>296</text:p>
          </table:table-cell>
          <table:table-cell table:formula="of:=[filing_folders_raw.F5]" office:value-type="float" office:value="6">
            <text:p>6</text:p>
          </table:table-cell>
          <table:table-cell table:formula="of:=[filing_folders_raw.G5]" office:value-type="float" office:value="6">
            <text:p>6</text:p>
          </table:table-cell>
          <table:table-cell table:formula="of:=[filing_folders_raw.H5]" office:value-type="float" office:value="0">
            <text:p>0</text:p>
          </table:table-cell>
          <table:table-cell table:formula="of:=[filing_folders_raw.I5]" office:value-type="float" office:value="6">
            <text:p>6</text:p>
          </table:table-cell>
          <table:table-cell table:formula="of:=[filing_folders_raw.J5]" office:value-type="float" office:value="0">
            <text:p>0</text:p>
          </table:table-cell>
          <table:table-cell table:formula="of:=[filing_folders_raw.K5]" office:value-type="float" office:value="9">
            <text:p>9</text:p>
          </table:table-cell>
          <table:table-cell table:formula="of:=[filing_folders_raw.L5]" office:value-type="float" office:value="13">
            <text:p>13</text:p>
          </table:table-cell>
          <table:table-cell table:formula="of:=[filing_folders_raw.M5]" office:value-type="float" office:value="0">
            <text:p>0</text:p>
          </table:table-cell>
          <table:table-cell table:formula="of:=[filing_folders_raw.N5]" office:value-type="float" office:value="0">
            <text:p>0</text:p>
          </table:table-cell>
          <table:table-cell table:formula="of:=[filing_folders_raw.O5]" office:value-type="float" office:value="0">
            <text:p>0</text:p>
          </table:table-cell>
          <table:table-cell table:formula="of:=[filing_tagstore_raw.B5]" office:value-type="float" office:value="419">
            <text:p>419</text:p>
          </table:table-cell>
          <table:table-cell table:formula="of:=[filing_tagstore_raw.C5]" office:value-type="float" office:value="347">
            <text:p>347</text:p>
          </table:table-cell>
          <table:table-cell table:formula="of:=[filing_tagstore_raw.D5]" office:value-type="float" office:value="281">
            <text:p>281</text:p>
          </table:table-cell>
          <table:table-cell table:formula="of:=[filing_tagstore_raw.E5]" office:value-type="float" office:value="214">
            <text:p>214</text:p>
          </table:table-cell>
          <table:table-cell table:formula="of:=[filing_tagstore_raw.F5]" office:value-type="float" office:value="138">
            <text:p>138</text:p>
          </table:table-cell>
          <table:table-cell table:formula="of:=[filing_tagstore_raw.G5]" office:value-type="float" office:value="4">
            <text:p>4</text:p>
          </table:table-cell>
          <table:table-cell table:formula="of:=[filing_tagstore_raw.H5]" office:value-type="float" office:value="133">
            <text:p>133</text:p>
          </table:table-cell>
          <table:table-cell table:formula="of:=[filing_tagstore_raw.I5]" office:value-type="float" office:value="72">
            <text:p>72</text:p>
          </table:table-cell>
          <table:table-cell table:formula="of:=[filing_tagstore_raw.J5]" office:value-type="float" office:value="67">
            <text:p>67</text:p>
          </table:table-cell>
          <table:table-cell table:formula="of:=[filing_tagstore_raw.K5]" office:value-type="float" office:value="5">
            <text:p>5</text:p>
          </table:table-cell>
          <table:table-cell table:formula="of:=[filing_tagstore_raw.L5]" office:value-type="float" office:value="53">
            <text:p>53</text:p>
          </table:table-cell>
          <table:table-cell table:formula="of:=[filing_tagstore_raw.M5]" office:value-type="float" office:value="0">
            <text:p>0</text:p>
          </table:table-cell>
          <table:table-cell table:formula="of:=[filing_tagstore_raw.N5]" office:value-type="float" office:value="19">
            <text:p>19</text:p>
          </table:table-cell>
          <table:table-cell table:formula="of:=[filing_tagstore_raw.O5]" office:value-type="float" office:value="59">
            <text:p>59</text:p>
          </table:table-cell>
          <table:table-cell table:formula="of:=[filing_tagstore_raw.P5]" office:value-type="float" office:value="1.97">
            <text:p>1,97</text:p>
          </table:table-cell>
          <table:table-cell table:formula="of:=[filing_tagstore_raw.Q5]" office:value-type="float" office:value="5">
            <text:p>5</text:p>
          </table:table-cell>
          <table:table-cell table:formula="of:=[filing_tagstore_raw.R5]" office:value-type="float" office:value="16">
            <text:p>16</text:p>
          </table:table-cell>
          <table:table-cell table:formula="of:=[filing_tagstore_raw.S5]" office:value-type="float" office:value="9">
            <text:p>9</text:p>
          </table:table-cell>
          <table:table-cell table:formula="of:=[filing_tagstore_raw.T5]" office:value-type="string" office:string-value="2, 2, 2, 3, 3, 3, 3, 3, 2, 1, 1, 2, 1, 2, 2, 2, 1, 1, 1, 2, 3, 2, 2, 2, 1, 2, 2, 2, 2, 2">
            <text:p>2, 2, 2, 3, 3, 3, 3, 3, 2, 1, 1, 2, 1, 2, 2, 2, 1, 1, 1, 2, 3, 2, 2, 2, 1, 2, 2, 2, 2, 2</text:p>
          </table:table-cell>
          <table:table-cell table:formula="of:=[filing_tagstore_raw.U5]" office:value-type="string" office:string-value="14, 17, 3, 8, 9, 5, 8, 3, 9, 8, 10, 10, 5, 4, 8, 6, 6, 7, 1, 6, 16, 2, 13, 3, 4, 3, 6, 13, -3, 10">
            <text:p>14, 17, 3, 8, 9, 5, 8, 3, 9, 8, 10, 10, 5, 4, 8, 6, 6, 7, 1, 6, 16, 2, 13, 3, 4, 3, 6, 13, -3, 10</text:p>
          </table:table-cell>
          <table:table-cell table:formula="of:=[filing_tagstore_raw.V5]" office:value-type="float" office:value="7">
            <text:p>7</text:p>
          </table:table-cell>
          <table:table-cell table:formula="of:=[refinding_folders.B5]" office:value-type="float" office:value="2">
            <text:p>2</text:p>
          </table:table-cell>
          <table:table-cell table:formula="of:=[refinding_folders.C5]" office:value-type="float" office:value="2">
            <text:p>2</text:p>
          </table:table-cell>
          <table:table-cell table:formula="of:=[refinding_folders.D5]" office:value-type="float" office:value="2">
            <text:p>2</text:p>
          </table:table-cell>
          <table:table-cell table:formula="of:=[refinding_folders.E5]" office:value-type="float" office:value="4">
            <text:p>4</text:p>
          </table:table-cell>
          <table:table-cell table:formula="of:=[refinding_folders.F5]" office:value-type="float" office:value="2">
            <text:p>2</text:p>
          </table:table-cell>
          <table:table-cell table:formula="of:=[refinding_folders.G5]" office:value-type="float" office:value="3">
            <text:p>3</text:p>
          </table:table-cell>
          <table:table-cell table:formula="of:=[refinding_folders.H5]" office:value-type="string" office:string-value="3,0">
            <text:p>3,0</text:p>
          </table:table-cell>
          <table:table-cell table:formula="of:=[refinding_folders.I5]" office:value-type="string" office:string-value=" 3,3">
            <text:p><text:s/>3,3</text:p>
          </table:table-cell>
          <table:table-cell table:formula="of:=[refinding_folders.J5]" office:value-type="string" office:string-value=" 3,7">
            <text:p><text:s/>3,7</text:p>
          </table:table-cell>
          <table:table-cell table:formula="of:=[refinding_folders.K5]" office:value-type="string" office:string-value=" 7,1">
            <text:p><text:s/>7,1</text:p>
          </table:table-cell>
          <table:table-cell table:formula="of:=[refinding_folders.L5]" office:value-type="string" office:string-value=" 2,8">
            <text:p><text:s/>2,8</text:p>
          </table:table-cell>
          <table:table-cell table:formula="of:=[refinding_folders.M5]" office:value-type="string" office:string-value=" 4,3">
            <text:p><text:s/>4,3</text:p>
          </table:table-cell>
          <table:table-cell table:formula="of:=[refinding_folders.N5]" office:value-type="float" office:value="3">
            <text:p>3</text:p>
          </table:table-cell>
          <table:table-cell table:formula="of:=[refinding_folders.O5]" office:value-type="float" office:value="3.3">
            <text:p>3,3</text:p>
          </table:table-cell>
          <table:table-cell table:formula="of:=[refinding_folders.P5]" office:value-type="float" office:value="3.7">
            <text:p>3,7</text:p>
          </table:table-cell>
          <table:table-cell table:formula="of:=[refinding_folders.Q5]" office:value-type="float" office:value="7.1">
            <text:p>7,1</text:p>
          </table:table-cell>
          <table:table-cell table:formula="of:=[refinding_folders.R5]" office:value-type="float" office:value="2.8">
            <text:p>2,8</text:p>
          </table:table-cell>
          <table:table-cell table:formula="of:=[refinding_folders.S5]" office:value-type="float" office:value="4.3">
            <text:p>4,3</text:p>
          </table:table-cell>
          <table:table-cell table:formula="of:=[refinding_tagstore.B5]" office:value-type="float" office:value="2">
            <text:p>2</text:p>
          </table:table-cell>
          <table:table-cell table:formula="of:=[refinding_tagstore.C5]" office:value-type="float" office:value="2">
            <text:p>2</text:p>
          </table:table-cell>
          <table:table-cell table:formula="of:=[refinding_tagstore.D5]" office:value-type="float" office:value="2">
            <text:p>2</text:p>
          </table:table-cell>
          <table:table-cell table:formula="of:=[refinding_tagstore.E5]" office:value-type="float" office:value="2">
            <text:p>2</text:p>
          </table:table-cell>
          <table:table-cell table:formula="of:=[refinding_tagstore.F5]" office:value-type="float" office:value="2">
            <text:p>2</text:p>
          </table:table-cell>
          <table:table-cell table:formula="of:=[refinding_tagstore.G5]" office:value-type="float" office:value="2">
            <text:p>2</text:p>
          </table:table-cell>
          <table:table-cell table:formula="of:=[refinding_tagstore.H5]" office:value-type="float" office:value="4.3">
            <text:p>4,3</text:p>
          </table:table-cell>
          <table:table-cell table:formula="of:=[refinding_tagstore.I5]" office:value-type="float" office:value="15.7">
            <text:p>15,7</text:p>
          </table:table-cell>
          <table:table-cell table:formula="of:=[refinding_tagstore.J5]" office:value-type="float" office:value="6.2">
            <text:p>6,2</text:p>
          </table:table-cell>
          <table:table-cell table:formula="of:=[refinding_tagstore.K5]" office:value-type="float" office:value="4.9">
            <text:p>4,9</text:p>
          </table:table-cell>
          <table:table-cell table:formula="of:=[refinding_tagstore.L5]" office:value-type="float" office:value="3.1">
            <text:p>3,1</text:p>
          </table:table-cell>
          <table:table-cell table:formula="of:=[refinding_tagstore.M5]" office:value-type="float" office:value="3">
            <text:p>3</text:p>
          </table:table-cell>
          <table:table-cell table:formula="of:=[refinding_tagstore.N5]" office:value-type="float" office:value="4.3">
            <text:p>4,3</text:p>
          </table:table-cell>
          <table:table-cell table:formula="of:=[refinding_tagstore.O5]" office:value-type="float" office:value="15.7">
            <text:p>15,7</text:p>
          </table:table-cell>
          <table:table-cell table:formula="of:=[refinding_tagstore.P5]" office:value-type="float" office:value="6.2">
            <text:p>6,2</text:p>
          </table:table-cell>
          <table:table-cell table:formula="of:=[refinding_tagstore.Q5]" office:value-type="float" office:value="4.9">
            <text:p>4,9</text:p>
          </table:table-cell>
          <table:table-cell table:formula="of:=[refinding_tagstore.R5]" office:value-type="float" office:value="3.1">
            <text:p>3,1</text:p>
          </table:table-cell>
          <table:table-cell table:formula="of:=[refinding_tagstore.S5]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formula="of:=[filing_folders_raw.A6]" office:value-type="float" office:value="5">
            <text:p>5</text:p>
          </table:table-cell>
          <table:table-cell table:formula="of:=[filing_folders_raw.B6]" office:value-type="float" office:value="287">
            <text:p>287</text:p>
          </table:table-cell>
          <table:table-cell table:formula="of:=[filing_folders_raw.C6]" office:value-type="float" office:value="275">
            <text:p>275</text:p>
          </table:table-cell>
          <table:table-cell table:formula="of:=[filing_folders_raw.D6]" office:value-type="float" office:value="265">
            <text:p>265</text:p>
          </table:table-cell>
          <table:table-cell table:formula="of:=[filing_folders_raw.E6]" office:value-type="float" office:value="253">
            <text:p>253</text:p>
          </table:table-cell>
          <table:table-cell table:formula="of:=[filing_folders_raw.F6]" office:value-type="float" office:value="12">
            <text:p>12</text:p>
          </table:table-cell>
          <table:table-cell table:formula="of:=[filing_folders_raw.G6]" office:value-type="float" office:value="12">
            <text:p>12</text:p>
          </table:table-cell>
          <table:table-cell table:formula="of:=[filing_folders_raw.H6]" office:value-type="float" office:value="0">
            <text:p>0</text:p>
          </table:table-cell>
          <table:table-cell table:formula="of:=[filing_folders_raw.I6]" office:value-type="float" office:value="12">
            <text:p>12</text:p>
          </table:table-cell>
          <table:table-cell table:formula="of:=[filing_folders_raw.J6]" office:value-type="float" office:value="0">
            <text:p>0</text:p>
          </table:table-cell>
          <table:table-cell table:formula="of:=[filing_folders_raw.K6]" office:value-type="float" office:value="8">
            <text:p>8</text:p>
          </table:table-cell>
          <table:table-cell table:formula="of:=[filing_folders_raw.L6]" office:value-type="float" office:value="9">
            <text:p>9</text:p>
          </table:table-cell>
          <table:table-cell table:formula="of:=[filing_folders_raw.M6]" office:value-type="float" office:value="1">
            <text:p>1</text:p>
          </table:table-cell>
          <table:table-cell table:formula="of:=[filing_folders_raw.N6]" office:value-type="float" office:value="0">
            <text:p>0</text:p>
          </table:table-cell>
          <table:table-cell table:formula="of:=[filing_folders_raw.O6]" office:value-type="float" office:value="0">
            <text:p>0</text:p>
          </table:table-cell>
          <table:table-cell table:formula="of:=[filing_tagstore_raw.B6]" office:value-type="float" office:value="548">
            <text:p>548</text:p>
          </table:table-cell>
          <table:table-cell table:formula="of:=[filing_tagstore_raw.C6]" office:value-type="float" office:value="357">
            <text:p>357</text:p>
          </table:table-cell>
          <table:table-cell table:formula="of:=[filing_tagstore_raw.D6]" office:value-type="float" office:value="368">
            <text:p>368</text:p>
          </table:table-cell>
          <table:table-cell table:formula="of:=[filing_tagstore_raw.E6]" office:value-type="float" office:value="177">
            <text:p>177</text:p>
          </table:table-cell>
          <table:table-cell table:formula="of:=[filing_tagstore_raw.F6]" office:value-type="float" office:value="180">
            <text:p>180</text:p>
          </table:table-cell>
          <table:table-cell table:formula="of:=[filing_tagstore_raw.G6]" office:value-type="float" office:value="5">
            <text:p>5</text:p>
          </table:table-cell>
          <table:table-cell table:formula="of:=[filing_tagstore_raw.H6]" office:value-type="float" office:value="180">
            <text:p>180</text:p>
          </table:table-cell>
          <table:table-cell table:formula="of:=[filing_tagstore_raw.I6]" office:value-type="float" office:value="191">
            <text:p>191</text:p>
          </table:table-cell>
          <table:table-cell table:formula="of:=[filing_tagstore_raw.J6]" office:value-type="float" office:value="191">
            <text:p>191</text:p>
          </table:table-cell>
          <table:table-cell table:formula="of:=[filing_tagstore_raw.K6]" office:value-type="float" office:value="0">
            <text:p>0</text:p>
          </table:table-cell>
          <table:table-cell table:formula="of:=[filing_tagstore_raw.L6]" office:value-type="float" office:value="175">
            <text:p>175</text:p>
          </table:table-cell>
          <table:table-cell table:formula="of:=[filing_tagstore_raw.M6]" office:value-type="float" office:value="0">
            <text:p>0</text:p>
          </table:table-cell>
          <table:table-cell table:formula="of:=[filing_tagstore_raw.N6]" office:value-type="float" office:value="16">
            <text:p>16</text:p>
          </table:table-cell>
          <table:table-cell table:formula="of:=[filing_tagstore_raw.O6]" office:value-type="float" office:value="48">
            <text:p>48</text:p>
          </table:table-cell>
          <table:table-cell table:formula="of:=[filing_tagstore_raw.P6]" office:value-type="float" office:value="1.6">
            <text:p>1,6</text:p>
          </table:table-cell>
          <table:table-cell table:formula="of:=[filing_tagstore_raw.Q6]" office:value-type="float" office:value="3">
            <text:p>3</text:p>
          </table:table-cell>
          <table:table-cell table:formula="of:=[filing_tagstore_raw.R6]" office:value-type="float" office:value="21">
            <text:p>21</text:p>
          </table:table-cell>
          <table:table-cell table:formula="of:=[filing_tagstore_raw.S6]" office:value-type="float" office:value="1">
            <text:p>1</text:p>
          </table:table-cell>
          <table:table-cell table:formula="of:=[filing_tagstore_raw.T6]" office:value-type="string" office:string-value="1, 2, 2, 1, 1, 1, 1, 1, 1, 1, 2, 2, 2, 2, 2, 2, 2, 2, 3, 1, 2, 2, 2, 2, 2, 2, 1, 1, 1, 1">
            <text:p>1, 2, 2, 1, 1, 1, 1, 1, 1, 1, 2, 2, 2, 2, 2, 2, 2, 2, 3, 1, 2, 2, 2, 2, 2, 2, 1, 1, 1, 1</text:p>
          </table:table-cell>
          <table:table-cell table:formula="of:=[filing_tagstore_raw.U6]" office:value-type="string" office:string-value="19, 2, 1, 1, 0, 1, 5, 8, 5, 5, 3, 3, 1, 2, 20, 2, 1, 6, -6, 10, 14, 2, 2, -13, 9, 0, 6, -21, 10, -12">
            <text:p>19, 2, 1, 1, 0, 1, 5, 8, 5, 5, 3, 3, 1, 2, 20, 2, 1, 6, -6, 10, 14, 2, 2, -13, 9, 0, 6, -21, 10, -12</text:p>
          </table:table-cell>
          <table:table-cell table:formula="of:=[filing_tagstore_raw.V6]" office:value-type="float" office:value="10">
            <text:p>10</text:p>
          </table:table-cell>
          <table:table-cell table:formula="of:=[refinding_folders.B6]" office:value-type="float" office:value="2">
            <text:p>2</text:p>
          </table:table-cell>
          <table:table-cell table:formula="of:=[refinding_folders.C6]" office:value-type="float" office:value="3">
            <text:p>3</text:p>
          </table:table-cell>
          <table:table-cell table:formula="of:=[refinding_folders.D6]" office:value-type="float" office:value="2">
            <text:p>2</text:p>
          </table:table-cell>
          <table:table-cell table:formula="of:=[refinding_folders.E6]" office:value-type="float" office:value="2">
            <text:p>2</text:p>
          </table:table-cell>
          <table:table-cell table:formula="of:=[refinding_folders.F6]" office:value-type="float" office:value="3">
            <text:p>3</text:p>
          </table:table-cell>
          <table:table-cell table:formula="of:=[refinding_folders.G6]" office:value-type="float" office:value="2">
            <text:p>2</text:p>
          </table:table-cell>
          <table:table-cell table:formula="of:=[refinding_folders.H6]" office:value-type="string" office:string-value="6,6">
            <text:p>6,6</text:p>
          </table:table-cell>
          <table:table-cell table:formula="of:=[refinding_folders.I6]" office:value-type="string" office:string-value=" 3,6">
            <text:p><text:s/>3,6</text:p>
          </table:table-cell>
          <table:table-cell table:formula="of:=[refinding_folders.J6]" office:value-type="string" office:string-value=" 10,3">
            <text:p><text:s/>10,3</text:p>
          </table:table-cell>
          <table:table-cell table:formula="of:=[refinding_folders.K6]" office:value-type="string" office:string-value=" 4,6">
            <text:p><text:s/>4,6</text:p>
          </table:table-cell>
          <table:table-cell table:formula="of:=[refinding_folders.L6]" office:value-type="string" office:string-value=" 5,4">
            <text:p><text:s/>5,4</text:p>
          </table:table-cell>
          <table:table-cell table:formula="of:=[refinding_folders.M6]" office:value-type="string" office:string-value=" 3,7">
            <text:p><text:s/>3,7</text:p>
          </table:table-cell>
          <table:table-cell table:formula="of:=[refinding_folders.N6]" office:value-type="float" office:value="6.6">
            <text:p>6,6</text:p>
          </table:table-cell>
          <table:table-cell table:formula="of:=[refinding_folders.O6]" office:value-type="float" office:value="3.6">
            <text:p>3,6</text:p>
          </table:table-cell>
          <table:table-cell table:formula="of:=[refinding_folders.P6]" office:value-type="float" office:value="10.3">
            <text:p>10,3</text:p>
          </table:table-cell>
          <table:table-cell table:formula="of:=[refinding_folders.Q6]" office:value-type="float" office:value="4.6">
            <text:p>4,6</text:p>
          </table:table-cell>
          <table:table-cell table:formula="of:=[refinding_folders.R6]" office:value-type="float" office:value="5.4">
            <text:p>5,4</text:p>
          </table:table-cell>
          <table:table-cell table:formula="of:=[refinding_folders.S6]" office:value-type="float" office:value="3.7">
            <text:p>3,7</text:p>
          </table:table-cell>
          <table:table-cell table:formula="of:=[refinding_tagstore.B6]" office:value-type="float" office:value="2">
            <text:p>2</text:p>
          </table:table-cell>
          <table:table-cell table:formula="of:=[refinding_tagstore.C6]" office:value-type="float" office:value="2">
            <text:p>2</text:p>
          </table:table-cell>
          <table:table-cell table:formula="of:=[refinding_tagstore.D6]" office:value-type="float" office:value="2">
            <text:p>2</text:p>
          </table:table-cell>
          <table:table-cell table:formula="of:=[refinding_tagstore.E6]" office:value-type="float" office:value="2">
            <text:p>2</text:p>
          </table:table-cell>
          <table:table-cell table:formula="of:=[refinding_tagstore.F6]" office:value-type="float" office:value="2">
            <text:p>2</text:p>
          </table:table-cell>
          <table:table-cell table:formula="of:=[refinding_tagstore.G6]" office:value-type="float" office:value="4">
            <text:p>4</text:p>
          </table:table-cell>
          <table:table-cell table:formula="of:=[refinding_tagstore.H6]" office:value-type="float" office:value="9.7">
            <text:p>9,7</text:p>
          </table:table-cell>
          <table:table-cell table:formula="of:=[refinding_tagstore.I6]" office:value-type="float" office:value="3.7">
            <text:p>3,7</text:p>
          </table:table-cell>
          <table:table-cell table:formula="of:=[refinding_tagstore.J6]" office:value-type="float" office:value="3">
            <text:p>3</text:p>
          </table:table-cell>
          <table:table-cell table:formula="of:=[refinding_tagstore.K6]" office:value-type="float" office:value="3.9">
            <text:p>3,9</text:p>
          </table:table-cell>
          <table:table-cell table:formula="of:=[refinding_tagstore.L6]" office:value-type="float" office:value="2.7">
            <text:p>2,7</text:p>
          </table:table-cell>
          <table:table-cell table:formula="of:=[refinding_tagstore.M6]" office:value-type="float" office:value="8.6">
            <text:p>8,6</text:p>
          </table:table-cell>
          <table:table-cell table:formula="of:=[refinding_tagstore.N6]" office:value-type="float" office:value="9.7">
            <text:p>9,7</text:p>
          </table:table-cell>
          <table:table-cell table:formula="of:=[refinding_tagstore.O6]" office:value-type="float" office:value="3.7">
            <text:p>3,7</text:p>
          </table:table-cell>
          <table:table-cell table:formula="of:=[refinding_tagstore.P6]" office:value-type="float" office:value="3">
            <text:p>3</text:p>
          </table:table-cell>
          <table:table-cell table:formula="of:=[refinding_tagstore.Q6]" office:value-type="float" office:value="3.9">
            <text:p>3,9</text:p>
          </table:table-cell>
          <table:table-cell table:formula="of:=[refinding_tagstore.R6]" office:value-type="float" office:value="2.7">
            <text:p>2,7</text:p>
          </table:table-cell>
          <table:table-cell table:formula="of:=[refinding_tagstore.S6]" office:value-type="float" office:value="8.6">
            <text:p>8,6</text:p>
          </table:table-cell>
          <table:table-cell table:number-columns-repeated="952"/>
        </table:table-row>
        <table:table-row table:style-name="ro1">
          <table:table-cell table:formula="of:=[filing_folders_raw.A9]" office:value-type="float" office:value="9">
            <text:p>9</text:p>
          </table:table-cell>
          <table:table-cell table:formula="of:=[filing_folders_raw.B9]" office:value-type="float" office:value="594">
            <text:p>594</text:p>
          </table:table-cell>
          <table:table-cell table:formula="of:=[filing_folders_raw.C9]" office:value-type="float" office:value="508">
            <text:p>508</text:p>
          </table:table-cell>
          <table:table-cell table:formula="of:=[filing_folders_raw.D9]" office:value-type="float" office:value="575">
            <text:p>575</text:p>
          </table:table-cell>
          <table:table-cell table:formula="of:=[filing_folders_raw.E9]" office:value-type="float" office:value="489">
            <text:p>489</text:p>
          </table:table-cell>
          <table:table-cell table:formula="of:=[filing_folders_raw.F9]" office:value-type="float" office:value="86">
            <text:p>86</text:p>
          </table:table-cell>
          <table:table-cell table:formula="of:=[filing_folders_raw.G9]" office:value-type="float" office:value="86">
            <text:p>86</text:p>
          </table:table-cell>
          <table:table-cell table:formula="of:=[filing_folders_raw.H9]" office:value-type="float" office:value="37">
            <text:p>37</text:p>
          </table:table-cell>
          <table:table-cell table:formula="of:=[filing_folders_raw.I9]" office:value-type="float" office:value="49">
            <text:p>49</text:p>
          </table:table-cell>
          <table:table-cell table:formula="of:=[filing_folders_raw.J9]" office:value-type="float" office:value="0">
            <text:p>0</text:p>
          </table:table-cell>
          <table:table-cell table:formula="of:=[filing_folders_raw.K9]" office:value-type="float" office:value="11">
            <text:p>11</text:p>
          </table:table-cell>
          <table:table-cell table:formula="of:=[filing_folders_raw.L9]" office:value-type="float" office:value="17">
            <text:p>17</text:p>
          </table:table-cell>
          <table:table-cell table:formula="of:=[filing_folders_raw.M9]" office:value-type="float" office:value="0">
            <text:p>0</text:p>
          </table:table-cell>
          <table:table-cell table:formula="of:=[filing_folders_raw.N9]" office:value-type="float" office:value="0">
            <text:p>0</text:p>
          </table:table-cell>
          <table:table-cell table:formula="of:=[filing_folders_raw.O9]" office:value-type="float" office:value="0">
            <text:p>0</text:p>
          </table:table-cell>
          <table:table-cell table:formula="of:=[filing_tagstore_raw.B9]" office:value-type="float" office:value="399">
            <text:p>399</text:p>
          </table:table-cell>
          <table:table-cell table:formula="of:=[filing_tagstore_raw.C9]" office:value-type="float" office:value="367">
            <text:p>367</text:p>
          </table:table-cell>
          <table:table-cell table:formula="of:=[filing_tagstore_raw.D9]" office:value-type="float" office:value="222">
            <text:p>222</text:p>
          </table:table-cell>
          <table:table-cell table:formula="of:=[filing_tagstore_raw.E9]" office:value-type="float" office:value="205">
            <text:p>205</text:p>
          </table:table-cell>
          <table:table-cell table:formula="of:=[filing_tagstore_raw.F9]" office:value-type="float" office:value="177">
            <text:p>177</text:p>
          </table:table-cell>
          <table:table-cell table:formula="of:=[filing_tagstore_raw.G9]" office:value-type="float" office:value="9">
            <text:p>9</text:p>
          </table:table-cell>
          <table:table-cell table:formula="of:=[filing_tagstore_raw.H9]" office:value-type="float" office:value="162">
            <text:p>162</text:p>
          </table:table-cell>
          <table:table-cell table:formula="of:=[filing_tagstore_raw.I9]" office:value-type="float" office:value="32">
            <text:p>32</text:p>
          </table:table-cell>
          <table:table-cell table:formula="of:=[filing_tagstore_raw.J9]" office:value-type="float" office:value="17">
            <text:p>17</text:p>
          </table:table-cell>
          <table:table-cell table:formula="of:=[filing_tagstore_raw.K9]" office:value-type="float" office:value="15">
            <text:p>15</text:p>
          </table:table-cell>
          <table:table-cell table:formula="of:=[filing_tagstore_raw.L9]" office:value-type="float" office:value="32">
            <text:p>32</text:p>
          </table:table-cell>
          <table:table-cell table:formula="of:=[filing_tagstore_raw.M9]" office:value-type="float" office:value="0">
            <text:p>0</text:p>
          </table:table-cell>
          <table:table-cell table:formula="of:=[filing_tagstore_raw.N9]" office:value-type="float" office:value="0">
            <text:p>0</text:p>
          </table:table-cell>
          <table:table-cell table:formula="of:=[filing_tagstore_raw.O9]" office:value-type="float" office:value="52">
            <text:p>52</text:p>
          </table:table-cell>
          <table:table-cell table:formula="of:=[filing_tagstore_raw.P9]" office:value-type="float" office:value="1.73">
            <text:p>1,73</text:p>
          </table:table-cell>
          <table:table-cell table:formula="of:=[filing_tagstore_raw.Q9]" office:value-type="float" office:value="0">
            <text:p>0</text:p>
          </table:table-cell>
          <table:table-cell table:formula="of:=[filing_tagstore_raw.R9]" office:value-type="float" office:value="16">
            <text:p>16</text:p>
          </table:table-cell>
          <table:table-cell table:formula="of:=[filing_tagstore_raw.S9]" office:value-type="float" office:value="0">
            <text:p>0</text:p>
          </table:table-cell>
          <table:table-cell table:formula="of:=[filing_tagstore_raw.T9]" office:value-type="string" office:string-value="2, 1, 1, 2, 2, 2, 2, 2, 2, 2, 2, 1, 1, 1, 1, 2, 2, 2, 2, 2, 2, 2, 1, 1, 2, 2, 2, 2, 2, 2">
            <text:p>2, 1, 1, 2, 2, 2, 2, 2, 2, 2, 2, 1, 1, 1, 1, 2, 2, 2, 2, 2, 2, 2, 1, 1, 2, 2, 2, 2, 2, 2</text:p>
          </table:table-cell>
          <table:table-cell table:formula="of:=[filing_tagstore_raw.U9]" office:value-type="string" office:string-value="16, 12, 2, 12, 1, 0, 1, 16, 1, 0, 1, 14, 1, 0, 1, 14, 0, 1, 0, 15, 14, 6, 6, 7, 7, 13, 17, 11, 6, 10">
            <text:p>16, 12, 2, 12, 1, 0, 1, 16, 1, 0, 1, 14, 1, 0, 1, 14, 0, 1, 0, 15, 14, 6, 6, 7, 7, 13, 17, 11, 6, 10</text:p>
          </table:table-cell>
          <table:table-cell table:formula="of:=[filing_tagstore_raw.V9]" office:value-type="float" office:value="7">
            <text:p>7</text:p>
          </table:table-cell>
          <table:table-cell table:formula="of:=[refinding_folders.B9]" office:value-type="float" office:value="18">
            <text:p>18</text:p>
          </table:table-cell>
          <table:table-cell table:formula="of:=[refinding_folders.C9]" office:value-type="float" office:value="2">
            <text:p>2</text:p>
          </table:table-cell>
          <table:table-cell table:formula="of:=[refinding_folders.D9]" office:value-type="float" office:value="4">
            <text:p>4</text:p>
          </table:table-cell>
          <table:table-cell table:formula="of:=[refinding_folders.E9]" office:value-type="float" office:value="5">
            <text:p>5</text:p>
          </table:table-cell>
          <table:table-cell table:formula="of:=[refinding_folders.F9]" office:value-type="float" office:value="2">
            <text:p>2</text:p>
          </table:table-cell>
          <table:table-cell table:formula="of:=[refinding_folders.G9]" office:value-type="float" office:value="5">
            <text:p>5</text:p>
          </table:table-cell>
          <table:table-cell table:formula="of:=[refinding_folders.H9]" office:value-type="string" office:string-value="34,1">
            <text:p>34,1</text:p>
          </table:table-cell>
          <table:table-cell table:formula="of:=[refinding_folders.I9]" office:value-type="string" office:string-value=" 2,8">
            <text:p><text:s/>2,8</text:p>
          </table:table-cell>
          <table:table-cell table:formula="of:=[refinding_folders.J9]" office:value-type="string" office:string-value=" 8,9">
            <text:p><text:s/>8,9</text:p>
          </table:table-cell>
          <table:table-cell table:formula="of:=[refinding_folders.K9]" office:value-type="string" office:string-value=" 8,9">
            <text:p><text:s/>8,9</text:p>
          </table:table-cell>
          <table:table-cell table:formula="of:=[refinding_folders.L9]" office:value-type="string" office:string-value=" 3,1">
            <text:p><text:s/>3,1</text:p>
          </table:table-cell>
          <table:table-cell table:formula="of:=[refinding_folders.M9]" office:value-type="string" office:string-value=" 8,3">
            <text:p><text:s/>8,3</text:p>
          </table:table-cell>
          <table:table-cell table:formula="of:=[refinding_folders.N9]" office:value-type="float" office:value="34.1">
            <text:p>34,1</text:p>
          </table:table-cell>
          <table:table-cell table:formula="of:=[refinding_folders.O9]" office:value-type="float" office:value="2.8">
            <text:p>2,8</text:p>
          </table:table-cell>
          <table:table-cell table:formula="of:=[refinding_folders.P9]" office:value-type="float" office:value="8.9">
            <text:p>8,9</text:p>
          </table:table-cell>
          <table:table-cell table:formula="of:=[refinding_folders.Q9]" office:value-type="float" office:value="8.9">
            <text:p>8,9</text:p>
          </table:table-cell>
          <table:table-cell table:formula="of:=[refinding_folders.R9]" office:value-type="float" office:value="3.1">
            <text:p>3,1</text:p>
          </table:table-cell>
          <table:table-cell table:formula="of:=[refinding_folders.S9]" office:value-type="float" office:value="8.3">
            <text:p>8,3</text:p>
          </table:table-cell>
          <table:table-cell table:formula="of:=[refinding_tagstore.B9]" office:value-type="float" office:value="4">
            <text:p>4</text:p>
          </table:table-cell>
          <table:table-cell table:formula="of:=[refinding_tagstore.C9]" office:value-type="float" office:value="3">
            <text:p>3</text:p>
          </table:table-cell>
          <table:table-cell table:formula="of:=[refinding_tagstore.D9]" office:value-type="float" office:value="6">
            <text:p>6</text:p>
          </table:table-cell>
          <table:table-cell table:formula="of:=[refinding_tagstore.E9]" office:value-type="float" office:value="3">
            <text:p>3</text:p>
          </table:table-cell>
          <table:table-cell table:formula="of:=[refinding_tagstore.F9]" office:value-type="float" office:value="4">
            <text:p>4</text:p>
          </table:table-cell>
          <table:table-cell table:formula="of:=[refinding_tagstore.G9]" office:value-type="float" office:value="2">
            <text:p>2</text:p>
          </table:table-cell>
          <table:table-cell table:formula="of:=[refinding_tagstore.H9]" office:value-type="float" office:value="7">
            <text:p>7</text:p>
          </table:table-cell>
          <table:table-cell table:formula="of:=[refinding_tagstore.I9]" office:value-type="float" office:value="2.6">
            <text:p>2,6</text:p>
          </table:table-cell>
          <table:table-cell table:formula="of:=[refinding_tagstore.J9]" office:value-type="float" office:value="10">
            <text:p>10</text:p>
          </table:table-cell>
          <table:table-cell table:formula="of:=[refinding_tagstore.K9]" office:value-type="float" office:value="3.7">
            <text:p>3,7</text:p>
          </table:table-cell>
          <table:table-cell table:formula="of:=[refinding_tagstore.L9]" office:value-type="float" office:value="9.5">
            <text:p>9,5</text:p>
          </table:table-cell>
          <table:table-cell table:formula="of:=[refinding_tagstore.M9]" office:value-type="float" office:value="3">
            <text:p>3</text:p>
          </table:table-cell>
          <table:table-cell table:formula="of:=[refinding_tagstore.N9]" office:value-type="float" office:value="7">
            <text:p>7</text:p>
          </table:table-cell>
          <table:table-cell table:formula="of:=[refinding_tagstore.O9]" office:value-type="float" office:value="2.6">
            <text:p>2,6</text:p>
          </table:table-cell>
          <table:table-cell table:formula="of:=[refinding_tagstore.P9]" office:value-type="float" office:value="10">
            <text:p>10</text:p>
          </table:table-cell>
          <table:table-cell table:formula="of:=[refinding_tagstore.Q9]" office:value-type="float" office:value="3.7">
            <text:p>3,7</text:p>
          </table:table-cell>
          <table:table-cell table:formula="of:=[refinding_tagstore.R9]" office:value-type="float" office:value="9.5">
            <text:p>9,5</text:p>
          </table:table-cell>
          <table:table-cell table:formula="of:=[refinding_tagstore.S9]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formula="of:=[filing_folders_raw.A11]" office:value-type="float" office:value="11">
            <text:p>11</text:p>
          </table:table-cell>
          <table:table-cell table:formula="of:=[filing_folders_raw.B11]" office:value-type="float" office:value="377">
            <text:p>377</text:p>
          </table:table-cell>
          <table:table-cell table:formula="of:=[filing_folders_raw.C11]" office:value-type="float" office:value="365">
            <text:p>365</text:p>
          </table:table-cell>
          <table:table-cell table:formula="of:=[filing_folders_raw.D11]" office:value-type="float" office:value="361">
            <text:p>361</text:p>
          </table:table-cell>
          <table:table-cell table:formula="of:=[filing_folders_raw.E11]" office:value-type="float" office:value="349">
            <text:p>349</text:p>
          </table:table-cell>
          <table:table-cell table:formula="of:=[filing_folders_raw.F11]" office:value-type="float" office:value="12">
            <text:p>12</text:p>
          </table:table-cell>
          <table:table-cell table:formula="of:=[filing_folders_raw.G11]" office:value-type="float" office:value="12">
            <text:p>12</text:p>
          </table:table-cell>
          <table:table-cell table:formula="of:=[filing_folders_raw.H11]" office:value-type="float" office:value="12">
            <text:p>12</text:p>
          </table:table-cell>
          <table:table-cell table:formula="of:=[filing_folders_raw.I11]" office:value-type="float" office:value="0">
            <text:p>0</text:p>
          </table:table-cell>
          <table:table-cell table:formula="of:=[filing_folders_raw.J11]" office:value-type="float" office:value="0">
            <text:p>0</text:p>
          </table:table-cell>
          <table:table-cell table:formula="of:=[filing_folders_raw.K11]" office:value-type="float" office:value="11">
            <text:p>11</text:p>
          </table:table-cell>
          <table:table-cell table:formula="of:=[filing_folders_raw.L11]" office:value-type="float" office:value="20">
            <text:p>20</text:p>
          </table:table-cell>
          <table:table-cell table:formula="of:=[filing_folders_raw.M11]" office:value-type="float" office:value="0">
            <text:p>0</text:p>
          </table:table-cell>
          <table:table-cell table:formula="of:=[filing_folders_raw.N11]" office:value-type="float" office:value="1">
            <text:p>1</text:p>
          </table:table-cell>
          <table:table-cell table:formula="of:=[filing_folders_raw.O11]" office:value-type="float" office:value="0">
            <text:p>0</text:p>
          </table:table-cell>
          <table:table-cell table:formula="of:=[filing_tagstore_raw.B11]" office:value-type="float" office:value="427">
            <text:p>427</text:p>
          </table:table-cell>
          <table:table-cell table:formula="of:=[filing_tagstore_raw.C11]" office:value-type="float" office:value="320">
            <text:p>320</text:p>
          </table:table-cell>
          <table:table-cell table:formula="of:=[filing_tagstore_raw.D11]" office:value-type="float" office:value="356">
            <text:p>356</text:p>
          </table:table-cell>
          <table:table-cell table:formula="of:=[filing_tagstore_raw.E11]" office:value-type="float" office:value="249">
            <text:p>249</text:p>
          </table:table-cell>
          <table:table-cell table:formula="of:=[filing_tagstore_raw.F11]" office:value-type="float" office:value="71">
            <text:p>71</text:p>
          </table:table-cell>
          <table:table-cell table:formula="of:=[filing_tagstore_raw.G11]" office:value-type="float" office:value="11">
            <text:p>11</text:p>
          </table:table-cell>
          <table:table-cell table:formula="of:=[filing_tagstore_raw.H11]" office:value-type="float" office:value="71">
            <text:p>71</text:p>
          </table:table-cell>
          <table:table-cell table:formula="of:=[filing_tagstore_raw.I11]" office:value-type="float" office:value="107">
            <text:p>107</text:p>
          </table:table-cell>
          <table:table-cell table:formula="of:=[filing_tagstore_raw.J11]" office:value-type="float" office:value="107">
            <text:p>107</text:p>
          </table:table-cell>
          <table:table-cell table:formula="of:=[filing_tagstore_raw.K11]" office:value-type="float" office:value="0">
            <text:p>0</text:p>
          </table:table-cell>
          <table:table-cell table:formula="of:=[filing_tagstore_raw.L11]" office:value-type="float" office:value="54">
            <text:p>54</text:p>
          </table:table-cell>
          <table:table-cell table:formula="of:=[filing_tagstore_raw.M11]" office:value-type="float" office:value="0">
            <text:p>0</text:p>
          </table:table-cell>
          <table:table-cell table:formula="of:=[filing_tagstore_raw.N11]" office:value-type="float" office:value="53">
            <text:p>53</text:p>
          </table:table-cell>
          <table:table-cell table:formula="of:=[filing_tagstore_raw.O11]" office:value-type="float" office:value="78">
            <text:p>78</text:p>
          </table:table-cell>
          <table:table-cell table:formula="of:=[filing_tagstore_raw.P11]" office:value-type="float" office:value="2.6">
            <text:p>2,6</text:p>
          </table:table-cell>
          <table:table-cell table:formula="of:=[filing_tagstore_raw.Q11]" office:value-type="float" office:value="0">
            <text:p>0</text:p>
          </table:table-cell>
          <table:table-cell table:formula="of:=[filing_tagstore_raw.R11]" office:value-type="float" office:value="4">
            <text:p>4</text:p>
          </table:table-cell>
          <table:table-cell table:formula="of:=[filing_tagstore_raw.S11]" office:value-type="float" office:value="4">
            <text:p>4</text:p>
          </table:table-cell>
          <table:table-cell table:formula="of:=[filing_tagstore_raw.T11]" office:value-type="string" office:string-value="2, 2, 3, 3, 2, 3, 3, 3, 2, 3, 3, 4, 3, 3, 3, 3, 2, 4, 2, 2, 2, 3, 3, 3, 3, 3, 3, 3">
            <text:p>2, 2, 3, 3, 2, 3, 3, 3, 2, 3, 3, 4, 3, 3, 3, 3, 2, 4, 2, 2, 2, 3, 3, 3, 3, 3, 3, 3</text:p>
          </table:table-cell>
          <table:table-cell table:formula="of:=[filing_tagstore_raw.U11]" office:value-type="string" office:string-value="11, 23, 9, 6, 16, 17, -41, 0, 8, 8, 9, -26, 52, 8, 12, 6, 9, 4, 17, 12, 19, 11, 5, 11, 12, 10, 11, 10">
            <text:p>11, 23, 9, 6, 16, 17, -41, 0, 8, 8, 9, -26, 52, 8, 12, 6, 9, 4, 17, 12, 19, 11, 5, 11, 12, 10, 11, 10</text:p>
          </table:table-cell>
          <table:table-cell table:formula="of:=[filing_tagstore_raw.V11]" office:value-type="float" office:value="2">
            <text:p>2</text:p>
          </table:table-cell>
          <table:table-cell table:formula="of:=[refinding_folders.B11]" office:value-type="float" office:value="2">
            <text:p>2</text:p>
          </table:table-cell>
          <table:table-cell table:formula="of:=[refinding_folders.C11]" office:value-type="float" office:value="2">
            <text:p>2</text:p>
          </table:table-cell>
          <table:table-cell table:formula="of:=[refinding_folders.D11]" office:value-type="float" office:value="2">
            <text:p>2</text:p>
          </table:table-cell>
          <table:table-cell table:formula="of:=[refinding_folders.E11]" office:value-type="float" office:value="2">
            <text:p>2</text:p>
          </table:table-cell>
          <table:table-cell table:formula="of:=[refinding_folders.F11]" office:value-type="float" office:value="2">
            <text:p>2</text:p>
          </table:table-cell>
          <table:table-cell table:formula="of:=[refinding_folders.G11]" office:value-type="float" office:value="2">
            <text:p>2</text:p>
          </table:table-cell>
          <table:table-cell table:formula="of:=[refinding_folders.H11]" office:value-type="string" office:string-value="4,8">
            <text:p>4,8</text:p>
          </table:table-cell>
          <table:table-cell table:formula="of:=[refinding_folders.I11]" office:value-type="string" office:string-value=" 1,4">
            <text:p><text:s/>1,4</text:p>
          </table:table-cell>
          <table:table-cell table:formula="of:=[refinding_folders.J11]" office:value-type="string" office:string-value=" 3,5">
            <text:p><text:s/>3,5</text:p>
          </table:table-cell>
          <table:table-cell table:formula="of:=[refinding_folders.K11]" office:value-type="string" office:string-value=" 3,5">
            <text:p><text:s/>3,5</text:p>
          </table:table-cell>
          <table:table-cell table:formula="of:=[refinding_folders.L11]" office:value-type="string" office:string-value=" 3,3">
            <text:p><text:s/>3,3</text:p>
          </table:table-cell>
          <table:table-cell table:formula="of:=[refinding_folders.M11]" office:value-type="string" office:string-value=" 1,9">
            <text:p><text:s/>1,9</text:p>
          </table:table-cell>
          <table:table-cell table:formula="of:=[refinding_folders.N11]" office:value-type="float" office:value="4.8">
            <text:p>4,8</text:p>
          </table:table-cell>
          <table:table-cell table:formula="of:=[refinding_folders.O11]" office:value-type="float" office:value="1.4">
            <text:p>1,4</text:p>
          </table:table-cell>
          <table:table-cell table:formula="of:=[refinding_folders.P11]" office:value-type="float" office:value="3.5">
            <text:p>3,5</text:p>
          </table:table-cell>
          <table:table-cell table:formula="of:=[refinding_folders.Q11]" office:value-type="float" office:value="3.5">
            <text:p>3,5</text:p>
          </table:table-cell>
          <table:table-cell table:formula="of:=[refinding_folders.R11]" office:value-type="float" office:value="3.3">
            <text:p>3,3</text:p>
          </table:table-cell>
          <table:table-cell table:formula="of:=[refinding_folders.S11]" office:value-type="float" office:value="1.9">
            <text:p>1,9</text:p>
          </table:table-cell>
          <table:table-cell table:formula="of:=[refinding_tagstore.B11]" office:value-type="float" office:value="2">
            <text:p>2</text:p>
          </table:table-cell>
          <table:table-cell table:formula="of:=[refinding_tagstore.C11]" office:value-type="float" office:value="2">
            <text:p>2</text:p>
          </table:table-cell>
          <table:table-cell table:formula="of:=[refinding_tagstore.D11]" office:value-type="float" office:value="2">
            <text:p>2</text:p>
          </table:table-cell>
          <table:table-cell table:formula="of:=[refinding_tagstore.E11]" office:value-type="float" office:value="2">
            <text:p>2</text:p>
          </table:table-cell>
          <table:table-cell table:formula="of:=[refinding_tagstore.F11]" office:value-type="float" office:value="2">
            <text:p>2</text:p>
          </table:table-cell>
          <table:table-cell table:formula="of:=[refinding_tagstore.G11]" office:value-type="float" office:value="2">
            <text:p>2</text:p>
          </table:table-cell>
          <table:table-cell table:formula="of:=[refinding_tagstore.H11]" office:value-type="float" office:value="4.8">
            <text:p>4,8</text:p>
          </table:table-cell>
          <table:table-cell table:formula="of:=[refinding_tagstore.I11]" office:value-type="float" office:value="2.5">
            <text:p>2,5</text:p>
          </table:table-cell>
          <table:table-cell table:formula="of:=[refinding_tagstore.J11]" office:value-type="float" office:value="4.3">
            <text:p>4,3</text:p>
          </table:table-cell>
          <table:table-cell table:formula="of:=[refinding_tagstore.K11]" office:value-type="float" office:value="2.3">
            <text:p>2,3</text:p>
          </table:table-cell>
          <table:table-cell table:formula="of:=[refinding_tagstore.L11]" office:value-type="float" office:value="1.8">
            <text:p>1,8</text:p>
          </table:table-cell>
          <table:table-cell table:formula="of:=[refinding_tagstore.M11]" office:value-type="float" office:value="3.9">
            <text:p>3,9</text:p>
          </table:table-cell>
          <table:table-cell table:formula="of:=[refinding_tagstore.N11]" office:value-type="float" office:value="4.8">
            <text:p>4,8</text:p>
          </table:table-cell>
          <table:table-cell table:formula="of:=[refinding_tagstore.O11]" office:value-type="float" office:value="2.5">
            <text:p>2,5</text:p>
          </table:table-cell>
          <table:table-cell table:formula="of:=[refinding_tagstore.P11]" office:value-type="float" office:value="4.3">
            <text:p>4,3</text:p>
          </table:table-cell>
          <table:table-cell table:formula="of:=[refinding_tagstore.Q11]" office:value-type="float" office:value="2.3">
            <text:p>2,3</text:p>
          </table:table-cell>
          <table:table-cell table:formula="of:=[refinding_tagstore.R11]" office:value-type="float" office:value="1.8">
            <text:p>1,8</text:p>
          </table:table-cell>
          <table:table-cell table:formula="of:=[refinding_tagstore.S11]" office:value-type="float" office:value="3.9">
            <text:p>3,9</text:p>
          </table:table-cell>
          <table:table-cell table:number-columns-repeated="952"/>
        </table:table-row>
        <table:table-row table:style-name="ro1">
          <table:table-cell table:formula="of:=[filing_folders_raw.A14]" office:value-type="float" office:value="14">
            <text:p>14</text:p>
          </table:table-cell>
          <table:table-cell table:formula="of:=[filing_folders_raw.B14]" office:value-type="float" office:value="525">
            <text:p>525</text:p>
          </table:table-cell>
          <table:table-cell table:formula="of:=[filing_folders_raw.C14]" office:value-type="float" office:value="493">
            <text:p>493</text:p>
          </table:table-cell>
          <table:table-cell table:formula="of:=[filing_folders_raw.D14]" office:value-type="float" office:value="510">
            <text:p>510</text:p>
          </table:table-cell>
          <table:table-cell table:formula="of:=[filing_folders_raw.E14]" office:value-type="float" office:value="478">
            <text:p>478</text:p>
          </table:table-cell>
          <table:table-cell table:formula="of:=[filing_folders_raw.F14]" office:value-type="float" office:value="32">
            <text:p>32</text:p>
          </table:table-cell>
          <table:table-cell table:formula="of:=[filing_folders_raw.G14]" office:value-type="float" office:value="32">
            <text:p>32</text:p>
          </table:table-cell>
          <table:table-cell table:formula="of:=[filing_folders_raw.H14]" office:value-type="float" office:value="0">
            <text:p>0</text:p>
          </table:table-cell>
          <table:table-cell table:formula="of:=[filing_folders_raw.I14]" office:value-type="float" office:value="32">
            <text:p>32</text:p>
          </table:table-cell>
          <table:table-cell table:formula="of:=[filing_folders_raw.J14]" office:value-type="float" office:value="0">
            <text:p>0</text:p>
          </table:table-cell>
          <table:table-cell table:formula="of:=[filing_folders_raw.K14]" office:value-type="float" office:value="28">
            <text:p>28</text:p>
          </table:table-cell>
          <table:table-cell table:formula="of:=[filing_folders_raw.L14]" office:value-type="float" office:value="0">
            <text:p>0</text:p>
          </table:table-cell>
          <table:table-cell table:formula="of:=[filing_folders_raw.M14]" office:value-type="float" office:value="0">
            <text:p>0</text:p>
          </table:table-cell>
          <table:table-cell table:formula="of:=[filing_folders_raw.N14]" office:value-type="float" office:value="2">
            <text:p>2</text:p>
          </table:table-cell>
          <table:table-cell table:formula="of:=[filing_folders_raw.O14]" office:value-type="float" office:value="0">
            <text:p>0</text:p>
          </table:table-cell>
          <table:table-cell table:formula="of:=[filing_tagstore_raw.B14]" office:value-type="float" office:value="477">
            <text:p>477</text:p>
          </table:table-cell>
          <table:table-cell table:formula="of:=[filing_tagstore_raw.C14]" office:value-type="float" office:value="363">
            <text:p>363</text:p>
          </table:table-cell>
          <table:table-cell table:formula="of:=[filing_tagstore_raw.D14]" office:value-type="float" office:value="450">
            <text:p>450</text:p>
          </table:table-cell>
          <table:table-cell table:formula="of:=[filing_tagstore_raw.E14]" office:value-type="float" office:value="339">
            <text:p>339</text:p>
          </table:table-cell>
          <table:table-cell table:formula="of:=[filing_tagstore_raw.F14]" office:value-type="float" office:value="27">
            <text:p>27</text:p>
          </table:table-cell>
          <table:table-cell table:formula="of:=[filing_tagstore_raw.G14]" office:value-type="float" office:value="14">
            <text:p>14</text:p>
          </table:table-cell>
          <table:table-cell table:formula="of:=[filing_tagstore_raw.H14]" office:value-type="float" office:value="24">
            <text:p>24</text:p>
          </table:table-cell>
          <table:table-cell table:formula="of:=[filing_tagstore_raw.I14]" office:value-type="float" office:value="114">
            <text:p>114</text:p>
          </table:table-cell>
          <table:table-cell table:formula="of:=[filing_tagstore_raw.J14]" office:value-type="float" office:value="111">
            <text:p>111</text:p>
          </table:table-cell>
          <table:table-cell table:formula="of:=[filing_tagstore_raw.K14]" office:value-type="float" office:value="3">
            <text:p>3</text:p>
          </table:table-cell>
          <table:table-cell table:formula="of:=[filing_tagstore_raw.L14]" office:value-type="float" office:value="52">
            <text:p>52</text:p>
          </table:table-cell>
          <table:table-cell table:formula="of:=[filing_tagstore_raw.M14]" office:value-type="float" office:value="62">
            <text:p>62</text:p>
          </table:table-cell>
          <table:table-cell table:formula="of:=[filing_tagstore_raw.N14]" office:value-type="float" office:value="0">
            <text:p>0</text:p>
          </table:table-cell>
          <table:table-cell table:formula="of:=[filing_tagstore_raw.O14]" office:value-type="float" office:value="74">
            <text:p>74</text:p>
          </table:table-cell>
          <table:table-cell table:formula="of:=[filing_tagstore_raw.P14]" office:value-type="float" office:value="2.47">
            <text:p>2,47</text:p>
          </table:table-cell>
          <table:table-cell table:formula="of:=[filing_tagstore_raw.Q14]" office:value-type="float" office:value="0">
            <text:p>0</text:p>
          </table:table-cell>
          <table:table-cell table:formula="of:=[filing_tagstore_raw.R14]" office:value-type="float" office:value="1">
            <text:p>1</text:p>
          </table:table-cell>
          <table:table-cell table:formula="of:=[filing_tagstore_raw.S14]" office:value-type="float" office:value="6">
            <text:p>6</text:p>
          </table:table-cell>
          <table:table-cell table:formula="of:=[filing_tagstore_raw.T14]" office:value-type="string" office:string-value="2, 2, 3, 2, 2, 3, 2, 3, 3, 4, 3, 3, 3, 3, 3, 4, 2, 2, 3, 2, 3, 2, 2, 2, 3, 2, 2, 2, 2">
            <text:p>2, 2, 3, 2, 2, 3, 2, 3, 3, 4, 3, 3, 3, 3, 3, 4, 2, 2, 3, 2, 3, 2, 2, 2, 3, 2, 2, 2, 2</text:p>
          </table:table-cell>
          <table:table-cell table:formula="of:=[filing_tagstore_raw.U14]" office:value-type="string" office:string-value="15, 10, 17, 10, 7, 5, 9, 9, 17, 15, 14, 7, 11, 9, 11, 13, 7, 11, 5, 12, 18, 17, 10, 10, 14, 11, 12, 8, 25">
            <text:p>15, 10, 17, 10, 7, 5, 9, 9, 17, 15, 14, 7, 11, 9, 11, 13, 7, 11, 5, 12, 18, 17, 10, 10, 14, 11, 12, 8, 25</text:p>
          </table:table-cell>
          <table:table-cell table:formula="of:=[filing_tagstore_raw.V14]" office:value-type="float" office:value="2">
            <text:p>2</text:p>
          </table:table-cell>
          <table:table-cell table:formula="of:=[refinding_folders.B14]" office:value-type="float" office:value="7">
            <text:p>7</text:p>
          </table:table-cell>
          <table:table-cell table:formula="of:=[refinding_folders.C14]" office:value-type="float" office:value="2">
            <text:p>2</text:p>
          </table:table-cell>
          <table:table-cell table:formula="of:=[refinding_folders.D14]" office:value-type="float" office:value="5">
            <text:p>5</text:p>
          </table:table-cell>
          <table:table-cell table:formula="of:=[refinding_folders.E14]" office:value-type="float" office:value="4">
            <text:p>4</text:p>
          </table:table-cell>
          <table:table-cell table:formula="of:=[refinding_folders.F14]" office:value-type="float" office:value="3">
            <text:p>3</text:p>
          </table:table-cell>
          <table:table-cell table:formula="of:=[refinding_folders.G14]" office:value-type="float" office:value="3">
            <text:p>3</text:p>
          </table:table-cell>
          <table:table-cell table:formula="of:=[refinding_folders.H14]" office:value-type="string" office:string-value="19,3">
            <text:p>19,3</text:p>
          </table:table-cell>
          <table:table-cell table:formula="of:=[refinding_folders.I14]" office:value-type="string" office:string-value=" 1,6">
            <text:p><text:s/>1,6</text:p>
          </table:table-cell>
          <table:table-cell table:formula="of:=[refinding_folders.J14]" office:value-type="string" office:string-value=" 11,9">
            <text:p><text:s/>11,9</text:p>
          </table:table-cell>
          <table:table-cell table:formula="of:=[refinding_folders.K14]" office:value-type="string" office:string-value=" 7,0">
            <text:p><text:s/>7,0</text:p>
          </table:table-cell>
          <table:table-cell table:formula="of:=[refinding_folders.L14]" office:value-type="string" office:string-value=" 3,9">
            <text:p><text:s/>3,9</text:p>
          </table:table-cell>
          <table:table-cell table:formula="of:=[refinding_folders.M14]" office:value-type="string" office:string-value=" 4,0">
            <text:p><text:s/>4,0</text:p>
          </table:table-cell>
          <table:table-cell table:formula="of:=[refinding_folders.N14]" office:value-type="float" office:value="19.3">
            <text:p>19,3</text:p>
          </table:table-cell>
          <table:table-cell table:formula="of:=[refinding_folders.O14]" office:value-type="float" office:value="1.6">
            <text:p>1,6</text:p>
          </table:table-cell>
          <table:table-cell table:formula="of:=[refinding_folders.P14]" office:value-type="float" office:value="11.9">
            <text:p>11,9</text:p>
          </table:table-cell>
          <table:table-cell table:formula="of:=[refinding_folders.Q14]" office:value-type="float" office:value="7">
            <text:p>7</text:p>
          </table:table-cell>
          <table:table-cell table:formula="of:=[refinding_folders.R14]" office:value-type="float" office:value="3.9">
            <text:p>3,9</text:p>
          </table:table-cell>
          <table:table-cell table:formula="of:=[refinding_folders.S14]" office:value-type="float" office:value="4">
            <text:p>4</text:p>
          </table:table-cell>
          <table:table-cell table:formula="of:=[refinding_tagstore.B14]" office:value-type="float" office:value="2">
            <text:p>2</text:p>
          </table:table-cell>
          <table:table-cell table:formula="of:=[refinding_tagstore.C14]" office:value-type="float" office:value="4">
            <text:p>4</text:p>
          </table:table-cell>
          <table:table-cell table:formula="of:=[refinding_tagstore.D14]" office:value-type="float" office:value="2">
            <text:p>2</text:p>
          </table:table-cell>
          <table:table-cell table:formula="of:=[refinding_tagstore.E14]" office:value-type="float" office:value="3">
            <text:p>3</text:p>
          </table:table-cell>
          <table:table-cell table:formula="of:=[refinding_tagstore.F14]" office:value-type="float" office:value="2">
            <text:p>2</text:p>
          </table:table-cell>
          <table:table-cell table:formula="of:=[refinding_tagstore.G14]" office:value-type="float" office:value="2">
            <text:p>2</text:p>
          </table:table-cell>
          <table:table-cell table:formula="of:=[refinding_tagstore.H14]" office:value-type="float" office:value="5.5">
            <text:p>5,5</text:p>
          </table:table-cell>
          <table:table-cell table:formula="of:=[refinding_tagstore.I14]" office:value-type="float" office:value="5.5">
            <text:p>5,5</text:p>
          </table:table-cell>
          <table:table-cell table:formula="of:=[refinding_tagstore.J14]" office:value-type="float" office:value="8.3">
            <text:p>8,3</text:p>
          </table:table-cell>
          <table:table-cell table:formula="of:=[refinding_tagstore.K14]" office:value-type="float" office:value="11.4">
            <text:p>11,4</text:p>
          </table:table-cell>
          <table:table-cell table:formula="of:=[refinding_tagstore.L14]" office:value-type="float" office:value="3.2">
            <text:p>3,2</text:p>
          </table:table-cell>
          <table:table-cell table:formula="of:=[refinding_tagstore.M14]" office:value-type="float" office:value="7.6">
            <text:p>7,6</text:p>
          </table:table-cell>
          <table:table-cell table:formula="of:=[refinding_tagstore.N14]" office:value-type="float" office:value="5.5">
            <text:p>5,5</text:p>
          </table:table-cell>
          <table:table-cell table:formula="of:=[refinding_tagstore.O14]" office:value-type="float" office:value="5.5">
            <text:p>5,5</text:p>
          </table:table-cell>
          <table:table-cell table:formula="of:=[refinding_tagstore.P14]" office:value-type="float" office:value="8.3">
            <text:p>8,3</text:p>
          </table:table-cell>
          <table:table-cell table:formula="of:=[refinding_tagstore.Q14]" office:value-type="float" office:value="11.4">
            <text:p>11,4</text:p>
          </table:table-cell>
          <table:table-cell table:formula="of:=[refinding_tagstore.R14]" office:value-type="float" office:value="3.2">
            <text:p>3,2</text:p>
          </table:table-cell>
          <table:table-cell table:formula="of:=[refinding_tagstore.S14]" office:value-type="float" office:value="7.6">
            <text:p>7,6</text:p>
          </table:table-cell>
          <table:table-cell table:number-columns-repeated="952"/>
        </table:table-row>
        <table:table-row table:style-name="ro1">
          <table:table-cell table:formula="of:=[filing_folders_raw.A15]" office:value-type="float" office:value="15">
            <text:p>15</text:p>
          </table:table-cell>
          <table:table-cell table:formula="of:=[filing_folders_raw.B15]" office:value-type="float" office:value="466">
            <text:p>466</text:p>
          </table:table-cell>
          <table:table-cell table:formula="of:=[filing_folders_raw.C15]" office:value-type="float" office:value="427">
            <text:p>427</text:p>
          </table:table-cell>
          <table:table-cell table:formula="of:=[filing_folders_raw.D15]" office:value-type="float" office:value="430">
            <text:p>430</text:p>
          </table:table-cell>
          <table:table-cell table:formula="of:=[filing_folders_raw.E15]" office:value-type="float" office:value="391">
            <text:p>391</text:p>
          </table:table-cell>
          <table:table-cell table:formula="of:=[filing_folders_raw.F15]" office:value-type="float" office:value="39">
            <text:p>39</text:p>
          </table:table-cell>
          <table:table-cell table:formula="of:=[filing_folders_raw.G15]" office:value-type="float" office:value="39">
            <text:p>39</text:p>
          </table:table-cell>
          <table:table-cell table:formula="of:=[filing_folders_raw.H15]" office:value-type="float" office:value="29">
            <text:p>29</text:p>
          </table:table-cell>
          <table:table-cell table:formula="of:=[filing_folders_raw.I15]" office:value-type="float" office:value="10">
            <text:p>10</text:p>
          </table:table-cell>
          <table:table-cell table:formula="of:=[filing_folders_raw.J15]" office:value-type="float" office:value="0">
            <text:p>0</text:p>
          </table:table-cell>
          <table:table-cell table:formula="of:=[filing_folders_raw.K15]" office:value-type="float" office:value="7">
            <text:p>7</text:p>
          </table:table-cell>
          <table:table-cell table:formula="of:=[filing_folders_raw.L15]" office:value-type="float" office:value="10">
            <text:p>10</text:p>
          </table:table-cell>
          <table:table-cell table:formula="of:=[filing_folders_raw.M15]" office:value-type="float" office:value="0">
            <text:p>0</text:p>
          </table:table-cell>
          <table:table-cell table:formula="of:=[filing_folders_raw.N15]" office:value-type="float" office:value="0">
            <text:p>0</text:p>
          </table:table-cell>
          <table:table-cell table:formula="of:=[filing_folders_raw.O15]" office:value-type="float" office:value="0">
            <text:p>0</text:p>
          </table:table-cell>
          <table:table-cell table:formula="of:=[filing_tagstore_raw.B15]" office:value-type="float" office:value="429">
            <text:p>429</text:p>
          </table:table-cell>
          <table:table-cell table:formula="of:=[filing_tagstore_raw.C15]" office:value-type="float" office:value="398">
            <text:p>398</text:p>
          </table:table-cell>
          <table:table-cell table:formula="of:=[filing_tagstore_raw.D15]" office:value-type="float" office:value="418">
            <text:p>418</text:p>
          </table:table-cell>
          <table:table-cell table:formula="of:=[filing_tagstore_raw.E15]" office:value-type="float" office:value="392">
            <text:p>392</text:p>
          </table:table-cell>
          <table:table-cell table:formula="of:=[filing_tagstore_raw.F15]" office:value-type="float" office:value="11">
            <text:p>11</text:p>
          </table:table-cell>
          <table:table-cell table:formula="of:=[filing_tagstore_raw.G15]" office:value-type="float" office:value="15">
            <text:p>15</text:p>
          </table:table-cell>
          <table:table-cell table:formula="of:=[filing_tagstore_raw.H15]" office:value-type="float" office:value="6">
            <text:p>6</text:p>
          </table:table-cell>
          <table:table-cell table:formula="of:=[filing_tagstore_raw.I15]" office:value-type="float" office:value="31">
            <text:p>31</text:p>
          </table:table-cell>
          <table:table-cell table:formula="of:=[filing_tagstore_raw.J15]" office:value-type="float" office:value="26">
            <text:p>26</text:p>
          </table:table-cell>
          <table:table-cell table:formula="of:=[filing_tagstore_raw.K15]" office:value-type="float" office:value="5">
            <text:p>5</text:p>
          </table:table-cell>
          <table:table-cell table:formula="of:=[filing_tagstore_raw.L15]" office:value-type="float" office:value="31">
            <text:p>31</text:p>
          </table:table-cell>
          <table:table-cell table:formula="of:=[filing_tagstore_raw.M15]" office:value-type="float" office:value="0">
            <text:p>0</text:p>
          </table:table-cell>
          <table:table-cell table:formula="of:=[filing_tagstore_raw.N15]" office:value-type="float" office:value="0">
            <text:p>0</text:p>
          </table:table-cell>
          <table:table-cell table:formula="of:=[filing_tagstore_raw.O15]" office:value-type="float" office:value="85">
            <text:p>85</text:p>
          </table:table-cell>
          <table:table-cell table:formula="of:=[filing_tagstore_raw.P15]" office:value-type="float" office:value="2.83">
            <text:p>2,83</text:p>
          </table:table-cell>
          <table:table-cell table:formula="of:=[filing_tagstore_raw.Q15]" office:value-type="float" office:value="1">
            <text:p>1</text:p>
          </table:table-cell>
          <table:table-cell table:formula="of:=[filing_tagstore_raw.R15]" office:value-type="float" office:value="0">
            <text:p>0</text:p>
          </table:table-cell>
          <table:table-cell table:formula="of:=[filing_tagstore_raw.S15]" office:value-type="float" office:value="0">
            <text:p>0</text:p>
          </table:table-cell>
          <table:table-cell table:formula="of:=[filing_tagstore_raw.T15]" office:value-type="string" office:string-value="2, 3, 3, 3, 4, 3, 3, 3, 3, 4, 4, 3, 2, 3, 3, 3, 2, 2, 3, 3, 2, 1, 4, 2, 4, 4, 3, 3, 3">
            <text:p>2, 3, 3, 3, 4, 3, 3, 3, 3, 4, 4, 3, 2, 3, 3, 3, 2, 2, 3, 3, 2, 1, 4, 2, 4, 4, 3, 3, 3</text:p>
          </table:table-cell>
          <table:table-cell table:formula="of:=[filing_tagstore_raw.U15]" office:value-type="string" office:string-value="19, 10, 13, 22, 22, 12, 25, 15, 7, 6, 15, 8, 13, 12, 11, 20, 7, 17, 14, 13, 14, 7, 16, 12, 10, 13, 20, 11, 8">
            <text:p>19, 10, 13, 22, 22, 12, 25, 15, 7, 6, 15, 8, 13, 12, 11, 20, 7, 17, 14, 13, 14, 7, 16, 12, 10, 13, 20, 11, 8</text:p>
          </table:table-cell>
          <table:table-cell table:formula="of:=[filing_tagstore_raw.V15]" office:value-type="float" office:value="1">
            <text:p>1</text:p>
          </table:table-cell>
          <table:table-cell table:formula="of:=[refinding_folders.B15]" office:value-type="float" office:value="2">
            <text:p>2</text:p>
          </table:table-cell>
          <table:table-cell table:formula="of:=[refinding_folders.C15]" office:value-type="float" office:value="2">
            <text:p>2</text:p>
          </table:table-cell>
          <table:table-cell table:formula="of:=[refinding_folders.D15]" office:value-type="float" office:value="3">
            <text:p>3</text:p>
          </table:table-cell>
          <table:table-cell table:formula="of:=[refinding_folders.E15]" office:value-type="float" office:value="4">
            <text:p>4</text:p>
          </table:table-cell>
          <table:table-cell table:formula="of:=[refinding_folders.F15]" office:value-type="float" office:value="3">
            <text:p>3</text:p>
          </table:table-cell>
          <table:table-cell table:formula="of:=[refinding_folders.G15]" office:value-type="float" office:value="2">
            <text:p>2</text:p>
          </table:table-cell>
          <table:table-cell table:formula="of:=[refinding_folders.H15]" office:value-type="string" office:string-value="6,6">
            <text:p>6,6</text:p>
          </table:table-cell>
          <table:table-cell table:formula="of:=[refinding_folders.I15]" office:value-type="string" office:string-value=" 6,6">
            <text:p><text:s/>6,6</text:p>
          </table:table-cell>
          <table:table-cell table:formula="of:=[refinding_folders.J15]" office:value-type="string" office:string-value=" 4,6">
            <text:p><text:s/>4,6</text:p>
          </table:table-cell>
          <table:table-cell table:formula="of:=[refinding_folders.K15]" office:value-type="string" office:string-value=" 7,5">
            <text:p><text:s/>7,5</text:p>
          </table:table-cell>
          <table:table-cell table:formula="of:=[refinding_folders.L15]" office:value-type="string" office:string-value=" 3,8">
            <text:p><text:s/>3,8</text:p>
          </table:table-cell>
          <table:table-cell table:formula="of:=[refinding_folders.M15]" office:value-type="string" office:string-value=" 5,2">
            <text:p><text:s/>5,2</text:p>
          </table:table-cell>
          <table:table-cell table:formula="of:=[refinding_folders.N15]" office:value-type="float" office:value="6.6">
            <text:p>6,6</text:p>
          </table:table-cell>
          <table:table-cell table:formula="of:=[refinding_folders.O15]" office:value-type="float" office:value="6.6">
            <text:p>6,6</text:p>
          </table:table-cell>
          <table:table-cell table:formula="of:=[refinding_folders.P15]" office:value-type="float" office:value="4.6">
            <text:p>4,6</text:p>
          </table:table-cell>
          <table:table-cell table:formula="of:=[refinding_folders.Q15]" office:value-type="float" office:value="7.5">
            <text:p>7,5</text:p>
          </table:table-cell>
          <table:table-cell table:formula="of:=[refinding_folders.R15]" office:value-type="float" office:value="3.8">
            <text:p>3,8</text:p>
          </table:table-cell>
          <table:table-cell table:formula="of:=[refinding_folders.S15]" office:value-type="float" office:value="5.2">
            <text:p>5,2</text:p>
          </table:table-cell>
          <table:table-cell table:formula="of:=[refinding_tagstore.B15]" office:value-type="float" office:value="2">
            <text:p>2</text:p>
          </table:table-cell>
          <table:table-cell table:formula="of:=[refinding_tagstore.C15]" office:value-type="float" office:value="2">
            <text:p>2</text:p>
          </table:table-cell>
          <table:table-cell table:formula="of:=[refinding_tagstore.D15]" office:value-type="string" office:string-value="TC">
            <text:p>TC</text:p>
          </table:table-cell>
          <table:table-cell table:formula="of:=[refinding_tagstore.E15]" office:value-type="float" office:value="2">
            <text:p>2</text:p>
          </table:table-cell>
          <table:table-cell table:formula="of:=[refinding_tagstore.F15]" office:value-type="float" office:value="2">
            <text:p>2</text:p>
          </table:table-cell>
          <table:table-cell table:formula="of:=[refinding_tagstore.G15]" office:value-type="float" office:value="2">
            <text:p>2</text:p>
          </table:table-cell>
          <table:table-cell table:formula="of:=[refinding_tagstore.H15]" office:value-type="float" office:value="5.1">
            <text:p>5,1</text:p>
          </table:table-cell>
          <table:table-cell table:formula="of:=[refinding_tagstore.I15]" office:value-type="float" office:value="3.6">
            <text:p>3,6</text:p>
          </table:table-cell>
          <table:table-cell table:formula="of:=[refinding_tagstore.J15]" office:value-type="string" office:string-value=" 'TC'">
            <text:p><text:s/>'TC'</text:p>
          </table:table-cell>
          <table:table-cell table:formula="of:=[refinding_tagstore.K15]" office:value-type="float" office:value="5">
            <text:p>5</text:p>
          </table:table-cell>
          <table:table-cell table:formula="of:=[refinding_tagstore.L15]" office:value-type="float" office:value="9.1">
            <text:p>9,1</text:p>
          </table:table-cell>
          <table:table-cell table:formula="of:=[refinding_tagstore.M15]" office:value-type="float" office:value="3.7">
            <text:p>3,7</text:p>
          </table:table-cell>
          <table:table-cell table:formula="of:=[refinding_tagstore.N15]" office:value-type="float" office:value="5.1">
            <text:p>5,1</text:p>
          </table:table-cell>
          <table:table-cell table:formula="of:=[refinding_tagstore.O15]" office:value-type="float" office:value="3.6">
            <text:p>3,6</text:p>
          </table:table-cell>
          <table:table-cell table:formula="of:=[refinding_tagstore.P15]" office:value-type="string" office:string-value="TC">
            <text:p>TC</text:p>
          </table:table-cell>
          <table:table-cell table:formula="of:=[refinding_tagstore.Q15]" office:value-type="float" office:value="5">
            <text:p>5</text:p>
          </table:table-cell>
          <table:table-cell table:formula="of:=[refinding_tagstore.R15]" office:value-type="float" office:value="9.1">
            <text:p>9,1</text:p>
          </table:table-cell>
          <table:table-cell table:formula="of:=[refinding_tagstore.S15]" office:value-type="float" office:value="3.7">
            <text:p>3,7</text:p>
          </table:table-cell>
          <table:table-cell table:number-columns-repeated="952"/>
        </table:table-row>
        <table:table-row table:style-name="ro1">
          <table:table-cell table:formula="of:=[filing_folders_raw.A16]" office:value-type="float" office:value="16">
            <text:p>16</text:p>
          </table:table-cell>
          <table:table-cell table:formula="of:=[filing_folders_raw.B16]" office:value-type="float" office:value="394">
            <text:p>394</text:p>
          </table:table-cell>
          <table:table-cell table:formula="of:=[filing_folders_raw.C16]" office:value-type="float" office:value="394">
            <text:p>394</text:p>
          </table:table-cell>
          <table:table-cell table:formula="of:=[filing_folders_raw.D16]" office:value-type="float" office:value="342">
            <text:p>342</text:p>
          </table:table-cell>
          <table:table-cell table:formula="of:=[filing_folders_raw.E16]" office:value-type="float" office:value="342">
            <text:p>342</text:p>
          </table:table-cell>
          <table:table-cell table:formula="of:=[filing_folders_raw.F16]" office:value-type="float" office:value="0">
            <text:p>0</text:p>
          </table:table-cell>
          <table:table-cell table:formula="of:=[filing_folders_raw.G16]" office:value-type="float" office:value="0">
            <text:p>0</text:p>
          </table:table-cell>
          <table:table-cell table:formula="of:=[filing_folders_raw.H16]" office:value-type="float" office:value="0">
            <text:p>0</text:p>
          </table:table-cell>
          <table:table-cell table:formula="of:=[filing_folders_raw.I16]" office:value-type="float" office:value="0">
            <text:p>0</text:p>
          </table:table-cell>
          <table:table-cell table:formula="of:=[filing_folders_raw.J16]" office:value-type="float" office:value="0">
            <text:p>0</text:p>
          </table:table-cell>
          <table:table-cell table:formula="of:=[filing_folders_raw.K16]" office:value-type="float" office:value="12">
            <text:p>12</text:p>
          </table:table-cell>
          <table:table-cell table:formula="of:=[filing_folders_raw.L16]" office:value-type="float" office:value="0">
            <text:p>0</text:p>
          </table:table-cell>
          <table:table-cell table:formula="of:=[filing_folders_raw.M16]" office:value-type="float" office:value="1">
            <text:p>1</text:p>
          </table:table-cell>
          <table:table-cell table:formula="of:=[filing_folders_raw.N16]" office:value-type="float" office:value="1">
            <text:p>1</text:p>
          </table:table-cell>
          <table:table-cell table:formula="of:=[filing_folders_raw.O16]" office:value-type="float" office:value="0">
            <text:p>0</text:p>
          </table:table-cell>
          <table:table-cell table:formula="of:=[filing_tagstore_raw.B16]" office:value-type="float" office:value="393">
            <text:p>393</text:p>
          </table:table-cell>
          <table:table-cell table:formula="of:=[filing_tagstore_raw.C16]" office:value-type="float" office:value="336">
            <text:p>336</text:p>
          </table:table-cell>
          <table:table-cell table:formula="of:=[filing_tagstore_raw.D16]" office:value-type="float" office:value="331">
            <text:p>331</text:p>
          </table:table-cell>
          <table:table-cell table:formula="of:=[filing_tagstore_raw.E16]" office:value-type="float" office:value="306">
            <text:p>306</text:p>
          </table:table-cell>
          <table:table-cell table:formula="of:=[filing_tagstore_raw.F16]" office:value-type="float" office:value="62">
            <text:p>62</text:p>
          </table:table-cell>
          <table:table-cell table:formula="of:=[filing_tagstore_raw.G16]" office:value-type="float" office:value="16">
            <text:p>16</text:p>
          </table:table-cell>
          <table:table-cell table:formula="of:=[filing_tagstore_raw.H16]" office:value-type="float" office:value="30">
            <text:p>30</text:p>
          </table:table-cell>
          <table:table-cell table:formula="of:=[filing_tagstore_raw.I16]" office:value-type="float" office:value="57">
            <text:p>57</text:p>
          </table:table-cell>
          <table:table-cell table:formula="of:=[filing_tagstore_raw.J16]" office:value-type="float" office:value="25">
            <text:p>25</text:p>
          </table:table-cell>
          <table:table-cell table:formula="of:=[filing_tagstore_raw.K16]" office:value-type="float" office:value="32">
            <text:p>32</text:p>
          </table:table-cell>
          <table:table-cell table:formula="of:=[filing_tagstore_raw.L16]" office:value-type="float" office:value="32">
            <text:p>32</text:p>
          </table:table-cell>
          <table:table-cell table:formula="of:=[filing_tagstore_raw.M16]" office:value-type="float" office:value="25">
            <text:p>25</text:p>
          </table:table-cell>
          <table:table-cell table:formula="of:=[filing_tagstore_raw.N16]" office:value-type="float" office:value="0">
            <text:p>0</text:p>
          </table:table-cell>
          <table:table-cell table:formula="of:=[filing_tagstore_raw.O16]" office:value-type="float" office:value="81">
            <text:p>81</text:p>
          </table:table-cell>
          <table:table-cell table:formula="of:=[filing_tagstore_raw.P16]" office:value-type="float" office:value="2.7">
            <text:p>2,7</text:p>
          </table:table-cell>
          <table:table-cell table:formula="of:=[filing_tagstore_raw.Q16]" office:value-type="float" office:value="0">
            <text:p>0</text:p>
          </table:table-cell>
          <table:table-cell table:formula="of:=[filing_tagstore_raw.R16]" office:value-type="float" office:value="2">
            <text:p>2</text:p>
          </table:table-cell>
          <table:table-cell table:formula="of:=[filing_tagstore_raw.S16]" office:value-type="float" office:value="2">
            <text:p>2</text:p>
          </table:table-cell>
          <table:table-cell table:formula="of:=[filing_tagstore_raw.T16]" office:value-type="string" office:string-value="3, 2, 3, 3, 4, 2, 3, 3, 3, 2, 3, 3, 3, 3, 2, 3, 2, 2, 2, 3, 3, 3, 3, 2, 4, 4, 3, 3, 2">
            <text:p>3, 2, 3, 3, 4, 2, 3, 3, 3, 2, 3, 3, 3, 3, 2, 3, 2, 2, 2, 3, 3, 3, 3, 2, 4, 4, 3, 3, 2</text:p>
          </table:table-cell>
          <table:table-cell table:formula="of:=[filing_tagstore_raw.U16]" office:value-type="string" office:string-value="19, 9, 15, 15, 12, 7, 14, 12, 7, 6, 6, 3, 12, 6, 5, 8, 18, 14, 8, 5, 18, 7, 7, 13, 12, 7, 17, 18, 6">
            <text:p>19, 9, 15, 15, 12, 7, 14, 12, 7, 6, 6, 3, 12, 6, 5, 8, 18, 14, 8, 5, 18, 7, 7, 13, 12, 7, 17, 18, 6</text:p>
          </table:table-cell>
          <table:table-cell table:formula="of:=[filing_tagstore_raw.V16]" office:value-type="float" office:value="1">
            <text:p>1</text:p>
          </table:table-cell>
          <table:table-cell table:formula="of:=[refinding_folders.B16]" office:value-type="float" office:value="3">
            <text:p>3</text:p>
          </table:table-cell>
          <table:table-cell table:formula="of:=[refinding_folders.C16]" office:value-type="float" office:value="3">
            <text:p>3</text:p>
          </table:table-cell>
          <table:table-cell table:formula="of:=[refinding_folders.D16]" office:value-type="float" office:value="3">
            <text:p>3</text:p>
          </table:table-cell>
          <table:table-cell table:formula="of:=[refinding_folders.E16]" office:value-type="float" office:value="3">
            <text:p>3</text:p>
          </table:table-cell>
          <table:table-cell table:formula="of:=[refinding_folders.F16]" office:value-type="float" office:value="5">
            <text:p>5</text:p>
          </table:table-cell>
          <table:table-cell table:formula="of:=[refinding_folders.G16]" office:value-type="float" office:value="3">
            <text:p>3</text:p>
          </table:table-cell>
          <table:table-cell table:formula="of:=[refinding_folders.H16]" office:value-type="string" office:string-value="6,0">
            <text:p>6,0</text:p>
          </table:table-cell>
          <table:table-cell table:formula="of:=[refinding_folders.I16]" office:value-type="string" office:string-value=" 3,2">
            <text:p><text:s/>3,2</text:p>
          </table:table-cell>
          <table:table-cell table:formula="of:=[refinding_folders.J16]" office:value-type="string" office:string-value=" 5,1">
            <text:p><text:s/>5,1</text:p>
          </table:table-cell>
          <table:table-cell table:formula="of:=[refinding_folders.K16]" office:value-type="string" office:string-value=" 4,4">
            <text:p><text:s/>4,4</text:p>
          </table:table-cell>
          <table:table-cell table:formula="of:=[refinding_folders.L16]" office:value-type="string" office:string-value=" 5,9">
            <text:p><text:s/>5,9</text:p>
          </table:table-cell>
          <table:table-cell table:formula="of:=[refinding_folders.M16]" office:value-type="string" office:string-value=" 4,0">
            <text:p><text:s/>4,0</text:p>
          </table:table-cell>
          <table:table-cell table:formula="of:=[refinding_folders.N16]" office:value-type="float" office:value="6">
            <text:p>6</text:p>
          </table:table-cell>
          <table:table-cell table:formula="of:=[refinding_folders.O16]" office:value-type="float" office:value="3.2">
            <text:p>3,2</text:p>
          </table:table-cell>
          <table:table-cell table:formula="of:=[refinding_folders.P16]" office:value-type="float" office:value="5.1">
            <text:p>5,1</text:p>
          </table:table-cell>
          <table:table-cell table:formula="of:=[refinding_folders.Q16]" office:value-type="float" office:value="4.4">
            <text:p>4,4</text:p>
          </table:table-cell>
          <table:table-cell table:formula="of:=[refinding_folders.R16]" office:value-type="float" office:value="5.9">
            <text:p>5,9</text:p>
          </table:table-cell>
          <table:table-cell table:formula="of:=[refinding_folders.S16]" office:value-type="float" office:value="4">
            <text:p>4</text:p>
          </table:table-cell>
          <table:table-cell table:formula="of:=[refinding_tagstore.B16]" office:value-type="float" office:value="6">
            <text:p>6</text:p>
          </table:table-cell>
          <table:table-cell table:formula="of:=[refinding_tagstore.C16]" office:value-type="float" office:value="2">
            <text:p>2</text:p>
          </table:table-cell>
          <table:table-cell table:formula="of:=[refinding_tagstore.D16]" office:value-type="float" office:value="2">
            <text:p>2</text:p>
          </table:table-cell>
          <table:table-cell table:formula="of:=[refinding_tagstore.E16]" office:value-type="float" office:value="2">
            <text:p>2</text:p>
          </table:table-cell>
          <table:table-cell table:formula="of:=[refinding_tagstore.F16]" office:value-type="float" office:value="2">
            <text:p>2</text:p>
          </table:table-cell>
          <table:table-cell table:formula="of:=[refinding_tagstore.G16]" office:value-type="float" office:value="2">
            <text:p>2</text:p>
          </table:table-cell>
          <table:table-cell table:formula="of:=[refinding_tagstore.H16]" office:value-type="float" office:value="28.3">
            <text:p>28,3</text:p>
          </table:table-cell>
          <table:table-cell table:formula="of:=[refinding_tagstore.I16]" office:value-type="float" office:value="4">
            <text:p>4</text:p>
          </table:table-cell>
          <table:table-cell table:formula="of:=[refinding_tagstore.J16]" office:value-type="float" office:value="3.9">
            <text:p>3,9</text:p>
          </table:table-cell>
          <table:table-cell table:formula="of:=[refinding_tagstore.K16]" office:value-type="float" office:value="2">
            <text:p>2</text:p>
          </table:table-cell>
          <table:table-cell table:formula="of:=[refinding_tagstore.L16]" office:value-type="float" office:value="2.4">
            <text:p>2,4</text:p>
          </table:table-cell>
          <table:table-cell table:formula="of:=[refinding_tagstore.M16]" office:value-type="float" office:value="4.3">
            <text:p>4,3</text:p>
          </table:table-cell>
          <table:table-cell table:formula="of:=[refinding_tagstore.N16]" office:value-type="float" office:value="28.3">
            <text:p>28,3</text:p>
          </table:table-cell>
          <table:table-cell table:formula="of:=[refinding_tagstore.O16]" office:value-type="float" office:value="4">
            <text:p>4</text:p>
          </table:table-cell>
          <table:table-cell table:formula="of:=[refinding_tagstore.P16]" office:value-type="float" office:value="3.9">
            <text:p>3,9</text:p>
          </table:table-cell>
          <table:table-cell table:formula="of:=[refinding_tagstore.Q16]" office:value-type="float" office:value="2">
            <text:p>2</text:p>
          </table:table-cell>
          <table:table-cell table:formula="of:=[refinding_tagstore.R16]" office:value-type="float" office:value="2.4">
            <text:p>2,4</text:p>
          </table:table-cell>
          <table:table-cell table:formula="of:=[refinding_tagstore.S16]" office:value-type="float" office:value="4.3">
            <text:p>4,3</text:p>
          </table:table-cell>
          <table:table-cell table:number-columns-repeated="95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slow_and_medium_performer" table:style-name="ta4" table:print="false">
        <table:table-column table:style-name="co156" table:default-cell-style-name="Default"/>
        <table:table-column table:style-name="co186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87" table:default-cell-style-name="Default"/>
        <table:table-column table:style-name="co158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73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57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number-columns-repeated="2" table:default-cell-style-name="Default"/>
        <table:table-column table:style-name="co177" table:default-cell-style-name="Default"/>
        <table:table-column table:style-name="co188" table:default-cell-style-name="Default"/>
        <table:table-column table:style-name="co179" table:default-cell-style-name="Default"/>
        <table:table-column table:style-name="co189" table:default-cell-style-name="Default"/>
        <table:table-column table:style-name="co181" table:number-columns-repeated="5" table:default-cell-style-name="Default"/>
        <table:table-column table:style-name="co182" table:number-columns-repeated="12" table:default-cell-style-name="Default"/>
        <table:table-column table:style-name="co190" table:default-cell-style-name="Default"/>
        <table:table-column table:style-name="co181" table:number-columns-repeated="5" table:default-cell-style-name="Default"/>
        <table:table-column table:style-name="co183" table:default-cell-style-name="Default"/>
        <table:table-column table:style-name="co185" table:default-cell-style-name="Default"/>
        <table:table-column table:style-name="co184" table:number-columns-repeated="3" table:default-cell-style-name="Default"/>
        <table:table-column table:style-name="co185" table:default-cell-style-name="Default"/>
        <table:table-column table:style-name="co182" table:number-columns-repeated="6" table:default-cell-style-name="Default"/>
        <table:table-column table:style-name="co47" table:number-columns-repeated="952" table:default-cell-style-name="Default"/>
        <table:table-row table:style-name="ro1">
          <table:table-cell table:number-columns-repeated="1023"/>
        </table:table-row>
        <table:table-row table:style-name="ro3">
          <table:table-cell table:style-name="ce130"/>
          <table:table-cell table:style-name="ce228" office:value-type="string">
            <text:p>filing_folders</text:p>
          </table:table-cell>
          <table:table-cell table:style-name="ce130" table:number-columns-repeated="13"/>
          <table:table-cell table:style-name="ce130" office:value-type="string">
            <text:p>filing_tagstore</text:p>
          </table:table-cell>
          <table:table-cell table:style-name="ce130" table:number-columns-repeated="19"/>
          <table:table-cell table:style-name="ce130" office:value-type="string">
            <text:p>refinding_folders</text:p>
          </table:table-cell>
          <table:table-cell table:style-name="ce130" table:number-columns-repeated="17"/>
          <table:table-cell table:style-name="ce130" office:value-type="string">
            <text:p>refinding_tagstore</text:p>
          </table:table-cell>
          <table:table-cell table:style-name="ce130" table:number-columns-repeated="969"/>
        </table:table-row>
        <table:table-row table:style-name="ro1">
          <table:table-cell table:style-name="ce130" table:formula="of:=[refinding_folders.A1]" office:value-type="string" office:string-value="TP">
            <text:p>TP</text:p>
          </table:table-cell>
          <table:table-cell table:style-name="ce130" table:formula="of:=[filing_folders_raw.B1]" office:value-type="string" office:string-value="Overall time">
            <text:p>Overall time</text:p>
          </table:table-cell>
          <table:table-cell table:style-name="ce130" table:formula="of:=[filing_folders_raw.C1]" office:value-type="string" office:string-value="Overall time without distr.">
            <text:p>Overall time without distr.</text:p>
          </table:table-cell>
          <table:table-cell table:style-name="ce130" table:formula="of:=[filing_folders_raw.D1]" office:value-type="string" office:string-value="FMGT time">
            <text:p>FMGT time</text:p>
          </table:table-cell>
          <table:table-cell table:style-name="ce130" table:formula="of:=[filing_folders_raw.E1]" office:value-type="string" office:string-value="FMGT time without distr.">
            <text:p>FMGT time without distr.</text:p>
          </table:table-cell>
          <table:table-cell table:style-name="ce130" table:formula="of:=[filing_folders_raw.F1]" office:value-type="string" office:string-value="Sum of distr.">
            <text:p>Sum of distr.</text:p>
          </table:table-cell>
          <table:table-cell table:style-name="ce130" table:formula="of:=[filing_folders_raw.G1]" office:value-type="string" office:string-value="FMGT distr.">
            <text:p>FMGT distr.</text:p>
          </table:table-cell>
          <table:table-cell table:style-name="ce130" table:formula="of:=[filing_folders_raw.H1]" office:value-type="string" office:string-value="Commentary time">
            <text:p>Commentary time</text:p>
          </table:table-cell>
          <table:table-cell table:style-name="ce130" table:formula="of:=[filing_folders_raw.I1]" office:value-type="string" office:string-value="TP Inspection time">
            <text:p>TP Inspection time</text:p>
          </table:table-cell>
          <table:table-cell table:style-name="ce130" table:formula="of:=[filing_folders_raw.J1]" office:value-type="string" office:string-value="Facillitator time">
            <text:p>Facillitator time</text:p>
          </table:table-cell>
          <table:table-cell table:style-name="ce130" table:formula="of:=[filing_folders_raw.K1]" office:value-type="string" office:string-value="Number of created folders">
            <text:p>Number of created folders</text:p>
          </table:table-cell>
          <table:table-cell table:style-name="ce130" table:formula="of:=[filing_folders_raw.L1]" office:value-type="string" office:string-value="#M2F">
            <text:p>#M2F</text:p>
          </table:table-cell>
          <table:table-cell table:style-name="ce130" table:formula="of:=[filing_folders_raw.M1]" office:value-type="string" office:string-value="#MVF">
            <text:p>#MVF</text:p>
          </table:table-cell>
          <table:table-cell table:style-name="ce130" table:formula="of:=[filing_folders_raw.N1]" office:value-type="string" office:string-value="#RENF">
            <text:p>#RENF</text:p>
          </table:table-cell>
          <table:table-cell table:style-name="ce130" table:formula="of:=[filing_folders_raw.O1]" office:value-type="string" office:string-value="#DELF">
            <text:p>#DELF</text:p>
          </table:table-cell>
          <table:table-cell table:style-name="ce130" table:formula="of:=[filing_tagstore_raw.B1]" office:value-type="string" office:string-value="Overall time">
            <text:p>Overall time</text:p>
          </table:table-cell>
          <table:table-cell table:style-name="ce130" table:formula="of:=[filing_tagstore_raw.C1]" office:value-type="string" office:string-value="Overall time without distr.">
            <text:p>Overall time without distr.</text:p>
          </table:table-cell>
          <table:table-cell table:style-name="ce130" table:formula="of:=[filing_tagstore_raw.D1]" office:value-type="string" office:string-value="Tagging time">
            <text:p>Tagging time</text:p>
          </table:table-cell>
          <table:table-cell table:style-name="ce130" table:formula="of:=[filing_tagstore_raw.E1]" office:value-type="string" office:string-value="Tagging time without distr.">
            <text:p>Tagging time without distr.</text:p>
          </table:table-cell>
          <table:table-cell table:style-name="ce130" table:formula="of:=[filing_tagstore_raw.F1]" office:value-type="string" office:string-value="FMGT time">
            <text:p>FMGT time</text:p>
          </table:table-cell>
          <table:table-cell table:style-name="ce130" table:formula="of:=[filing_tagstore_raw.H1]" office:value-type="string" office:string-value="FMGT time without distr.">
            <text:p>FMGT time without distr.</text:p>
          </table:table-cell>
          <table:table-cell table:style-name="ce130" table:formula="of:=[filing_tagstore_raw.I1]" office:value-type="string" office:string-value="Sum of distr.">
            <text:p>Sum of distr.</text:p>
          </table:table-cell>
          <table:table-cell table:style-name="ce130" table:formula="of:=[filing_tagstore_raw.J1]" office:value-type="string" office:string-value="Tagging distr.">
            <text:p>Tagging distr.</text:p>
          </table:table-cell>
          <table:table-cell table:style-name="ce130" table:formula="of:=[filing_tagstore_raw.K1]" office:value-type="string" office:string-value="FMGT distr.">
            <text:p>FMGT distr.</text:p>
          </table:table-cell>
          <table:table-cell table:style-name="ce130" table:formula="of:=[filing_tagstore_raw.L1]" office:value-type="string" office:string-value="Commentary time">
            <text:p>Commentary time</text:p>
          </table:table-cell>
          <table:table-cell table:style-name="ce130" table:formula="of:=[filing_tagstore_raw.M1]" office:value-type="string" office:string-value="TP Inspection time">
            <text:p>TP Inspection time</text:p>
          </table:table-cell>
          <table:table-cell table:style-name="ce130" table:formula="of:=[filing_tagstore_raw.N1]" office:value-type="string" office:string-value="Facillitator time">
            <text:p>Facillitator time</text:p>
          </table:table-cell>
          <table:table-cell table:style-name="ce130" table:formula="of:=[filing_tagstore_raw.O1]" office:value-type="string" office:string-value="Sum of tags">
            <text:p>Sum of tags</text:p>
          </table:table-cell>
          <table:table-cell table:style-name="ce130" table:formula="of:=[filing_tagstore_raw.P1]" office:value-type="string" office:string-value="Avg Tags/Item">
            <text:p>Avg Tags/Item</text:p>
          </table:table-cell>
          <table:table-cell table:style-name="ce130" table:formula="of:=[filing_tagstore_raw.Q1]" office:value-type="string" office:string-value="#TP">
            <text:p>#TP</text:p>
          </table:table-cell>
          <table:table-cell table:style-name="ce130" table:formula="of:=[filing_tagstore_raw.R1]" office:value-type="string" office:string-value="#TD">
            <text:p>#TD</text:p>
          </table:table-cell>
          <table:table-cell table:style-name="ce130" table:formula="of:=[filing_tagstore_raw.S1]" office:value-type="string" office:string-value="#TC">
            <text:p>#TC</text:p>
          </table:table-cell>
          <table:table-cell table:style-name="ce130" table:formula="of:=[filing_tagstore_raw.T1]" office:value-type="string" office:string-value="List #tags/item">
            <text:p>List #tags/item</text:p>
          </table:table-cell>
          <table:table-cell table:style-name="ce130" table:formula="of:=[filing_tagstore_raw.U1]" office:value-type="string" office:string-value="List of time user spent for tagging/item">
            <text:p>List of time user spent for tagging/item</text:p>
          </table:table-cell>
          <table:table-cell table:style-name="ce130" table:formula="of:=[filing_tagstore_raw.V1]" office:value-type="string" office:string-value="#m2t">
            <text:p>#m2t</text:p>
          </table:table-cell>
          <table:table-cell table:style-name="ce130" table:formula="of:=[refinding_folders.B1]" office:value-type="string" office:string-value="mouseclick 1">
            <text:p>mouseclick 1</text:p>
          </table:table-cell>
          <table:table-cell table:style-name="ce130" table:formula="of:=[refinding_folders.C1]" office:value-type="string" office:string-value="mc2">
            <text:p>mc2</text:p>
          </table:table-cell>
          <table:table-cell table:style-name="ce130" table:formula="of:=[refinding_folders.D1]" office:value-type="string" office:string-value="mc3">
            <text:p>mc3</text:p>
          </table:table-cell>
          <table:table-cell table:style-name="ce130" table:formula="of:=[refinding_folders.E1]" office:value-type="string" office:string-value="mc4">
            <text:p>mc4</text:p>
          </table:table-cell>
          <table:table-cell table:style-name="ce130" table:formula="of:=[refinding_folders.F1]" office:value-type="string" office:string-value="mc5">
            <text:p>mc5</text:p>
          </table:table-cell>
          <table:table-cell table:style-name="ce130" table:formula="of:=[refinding_folders.G1]" office:value-type="string" office:string-value="mc6">
            <text:p>mc6</text:p>
          </table:table-cell>
          <table:table-cell table:style-name="ce130" table:formula="of:=[refinding_folders.H1]" office:value-type="string" office:string-value="time1">
            <text:p>time1</text:p>
          </table:table-cell>
          <table:table-cell table:style-name="ce130" table:formula="of:=[refinding_folders.I1]" office:value-type="string" office:string-value="time2">
            <text:p>time2</text:p>
          </table:table-cell>
          <table:table-cell table:style-name="ce130" table:formula="of:=[refinding_folders.J1]" office:value-type="string" office:string-value="time3">
            <text:p>time3</text:p>
          </table:table-cell>
          <table:table-cell table:style-name="ce130" table:formula="of:=[refinding_folders.K1]" office:value-type="string" office:string-value="time4">
            <text:p>time4</text:p>
          </table:table-cell>
          <table:table-cell table:style-name="ce130" table:formula="of:=[refinding_folders.L1]" office:value-type="string" office:string-value="time5">
            <text:p>time5</text:p>
          </table:table-cell>
          <table:table-cell table:style-name="ce130" table:formula="of:=[refinding_folders.M1]" office:value-type="string" office:string-value="time6">
            <text:p>time6</text:p>
          </table:table-cell>
          <table:table-cell table:style-name="ce130" table:formula="of:=[refinding_folders.N1]" office:value-type="string" office:string-value="time1">
            <text:p>time1</text:p>
          </table:table-cell>
          <table:table-cell table:style-name="ce130" table:formula="of:=[refinding_folders.O1]" office:value-type="string" office:string-value="time2">
            <text:p>time2</text:p>
          </table:table-cell>
          <table:table-cell table:style-name="ce130" table:formula="of:=[refinding_folders.P1]" office:value-type="string" office:string-value="time3">
            <text:p>time3</text:p>
          </table:table-cell>
          <table:table-cell table:style-name="ce130" table:formula="of:=[refinding_folders.Q1]" office:value-type="string" office:string-value="time4">
            <text:p>time4</text:p>
          </table:table-cell>
          <table:table-cell table:style-name="ce130" table:formula="of:=[refinding_folders.R1]" office:value-type="string" office:string-value="time5">
            <text:p>time5</text:p>
          </table:table-cell>
          <table:table-cell table:style-name="ce130" table:formula="of:=[refinding_folders.S1]" office:value-type="string" office:string-value="time6">
            <text:p>time6</text:p>
          </table:table-cell>
          <table:table-cell table:style-name="ce130" table:formula="of:=[refinding_tagstore.B1]" office:value-type="string" office:string-value="mouseclick 1">
            <text:p>mouseclick 1</text:p>
          </table:table-cell>
          <table:table-cell table:style-name="ce130" table:formula="of:=[refinding_tagstore.C1]" office:value-type="string" office:string-value="mc2">
            <text:p>mc2</text:p>
          </table:table-cell>
          <table:table-cell table:style-name="ce130" table:formula="of:=[refinding_tagstore.D1]" office:value-type="string" office:string-value="mc3">
            <text:p>mc3</text:p>
          </table:table-cell>
          <table:table-cell table:style-name="ce130" table:formula="of:=[refinding_tagstore.E1]" office:value-type="string" office:string-value="mc4">
            <text:p>mc4</text:p>
          </table:table-cell>
          <table:table-cell table:style-name="ce130" table:formula="of:=[refinding_tagstore.F1]" office:value-type="string" office:string-value="mc5">
            <text:p>mc5</text:p>
          </table:table-cell>
          <table:table-cell table:style-name="ce130" table:formula="of:=[refinding_tagstore.G1]" office:value-type="string" office:string-value="mc6">
            <text:p>mc6</text:p>
          </table:table-cell>
          <table:table-cell table:style-name="ce130" table:formula="of:=[refinding_tagstore.H1]" office:value-type="string" office:string-value="Time per Task">
            <text:p>Time per Task</text:p>
          </table:table-cell>
          <table:table-cell table:style-name="ce130" table:formula="of:=[refinding_tagstore.I1]" office:value-type="float" office:value="0">
            <text:p>0</text:p>
          </table:table-cell>
          <table:table-cell table:style-name="ce130" table:formula="of:=[refinding_tagstore.J1]" office:value-type="float" office:value="0">
            <text:p>0</text:p>
          </table:table-cell>
          <table:table-cell table:style-name="ce130" table:formula="of:=[refinding_tagstore.K1]" office:value-type="float" office:value="0">
            <text:p>0</text:p>
          </table:table-cell>
          <table:table-cell table:style-name="ce130" table:formula="of:=[refinding_tagstore.L1]" office:value-type="float" office:value="0">
            <text:p>0</text:p>
          </table:table-cell>
          <table:table-cell table:style-name="ce130" table:formula="of:=[refinding_tagstore.M1]" office:value-type="float" office:value="0">
            <text:p>0</text:p>
          </table:table-cell>
          <table:table-cell table:style-name="ce130" table:formula="of:=[refinding_tagstore.N1]" office:value-type="string" office:string-value="time1">
            <text:p>time1</text:p>
          </table:table-cell>
          <table:table-cell table:style-name="ce130" table:formula="of:=[refinding_tagstore.O1]" office:value-type="string" office:string-value="time2">
            <text:p>time2</text:p>
          </table:table-cell>
          <table:table-cell table:style-name="ce130" table:formula="of:=[refinding_tagstore.P1]" office:value-type="string" office:string-value="time3">
            <text:p>time3</text:p>
          </table:table-cell>
          <table:table-cell table:style-name="ce130" table:formula="of:=[refinding_tagstore.Q1]" office:value-type="string" office:string-value="time4">
            <text:p>time4</text:p>
          </table:table-cell>
          <table:table-cell table:style-name="ce130" table:formula="of:=[refinding_tagstore.R1]" office:value-type="string" office:string-value="time5">
            <text:p>time5</text:p>
          </table:table-cell>
          <table:table-cell table:style-name="ce130" table:formula="of:=[refinding_tagstore.S1]" office:value-type="string" office:string-value="time6">
            <text:p>time6</text:p>
          </table:table-cell>
          <table:table-cell table:style-name="ce130" table:number-columns-repeated="952"/>
        </table:table-row>
        <table:table-row table:style-name="ro1">
          <table:table-cell table:formula="of:=[refinding_folders.A2]" office:value-type="float" office:value="1">
            <text:p>1</text:p>
          </table:table-cell>
          <table:table-cell table:formula="of:=[filing_folders_raw.B2]" office:value-type="float" office:value="472">
            <text:p>472</text:p>
          </table:table-cell>
          <table:table-cell table:formula="of:=[filing_folders_raw.C2]" office:value-type="float" office:value="472">
            <text:p>472</text:p>
          </table:table-cell>
          <table:table-cell table:formula="of:=[filing_folders_raw.D2]" office:value-type="float" office:value="448">
            <text:p>448</text:p>
          </table:table-cell>
          <table:table-cell table:formula="of:=[filing_folders_raw.E2]" office:value-type="float" office:value="448">
            <text:p>448</text:p>
          </table:table-cell>
          <table:table-cell table:formula="of:=[filing_folders_raw.F2]" office:value-type="float" office:value="0">
            <text:p>0</text:p>
          </table:table-cell>
          <table:table-cell table:formula="of:=[filing_folders_raw.G2]" office:value-type="float" office:value="0">
            <text:p>0</text:p>
          </table:table-cell>
          <table:table-cell table:formula="of:=[filing_folders_raw.H2]" office:value-type="float" office:value="0">
            <text:p>0</text:p>
          </table:table-cell>
          <table:table-cell table:formula="of:=[filing_folders_raw.I2]" office:value-type="float" office:value="0">
            <text:p>0</text:p>
          </table:table-cell>
          <table:table-cell table:formula="of:=[filing_folders_raw.J2]" office:value-type="float" office:value="0">
            <text:p>0</text:p>
          </table:table-cell>
          <table:table-cell table:formula="of:=[filing_folders_raw.K2]" office:value-type="float" office:value="9">
            <text:p>9</text:p>
          </table:table-cell>
          <table:table-cell table:formula="of:=[filing_folders_raw.L2]" office:value-type="float" office:value="0">
            <text:p>0</text:p>
          </table:table-cell>
          <table:table-cell table:formula="of:=[filing_folders_raw.M2]" office:value-type="float" office:value="1">
            <text:p>1</text:p>
          </table:table-cell>
          <table:table-cell table:formula="of:=[filing_folders_raw.N2]" office:value-type="float" office:value="0">
            <text:p>0</text:p>
          </table:table-cell>
          <table:table-cell table:formula="of:=[filing_folders_raw.O2]" office:value-type="float" office:value="0">
            <text:p>0</text:p>
          </table:table-cell>
          <table:table-cell table:formula="of:=[filing_tagstore_raw.B2]" office:value-type="float" office:value="914">
            <text:p>914</text:p>
          </table:table-cell>
          <table:table-cell table:formula="of:=[filing_tagstore_raw.C2]" office:value-type="float" office:value="701">
            <text:p>701</text:p>
          </table:table-cell>
          <table:table-cell table:formula="of:=[filing_tagstore_raw.D2]" office:value-type="float" office:value="517">
            <text:p>517</text:p>
          </table:table-cell>
          <table:table-cell table:formula="of:=[filing_tagstore_raw.E2]" office:value-type="float" office:value="445">
            <text:p>445</text:p>
          </table:table-cell>
          <table:table-cell table:formula="of:=[filing_tagstore_raw.F2]" office:value-type="float" office:value="397">
            <text:p>397</text:p>
          </table:table-cell>
          <table:table-cell table:formula="of:=[filing_tagstore_raw.H2]" office:value-type="float" office:value="256">
            <text:p>256</text:p>
          </table:table-cell>
          <table:table-cell table:formula="of:=[filing_tagstore_raw.I2]" office:value-type="float" office:value="213">
            <text:p>213</text:p>
          </table:table-cell>
          <table:table-cell table:formula="of:=[filing_tagstore_raw.J2]" office:value-type="float" office:value="72">
            <text:p>72</text:p>
          </table:table-cell>
          <table:table-cell table:formula="of:=[filing_tagstore_raw.K2]" office:value-type="float" office:value="141">
            <text:p>141</text:p>
          </table:table-cell>
          <table:table-cell table:formula="of:=[filing_tagstore_raw.L2]" office:value-type="float" office:value="98">
            <text:p>98</text:p>
          </table:table-cell>
          <table:table-cell table:formula="of:=[filing_tagstore_raw.M2]" office:value-type="float" office:value="0">
            <text:p>0</text:p>
          </table:table-cell>
          <table:table-cell table:formula="of:=[filing_tagstore_raw.N2]" office:value-type="float" office:value="115">
            <text:p>115</text:p>
          </table:table-cell>
          <table:table-cell table:formula="of:=[filing_tagstore_raw.O2]" office:value-type="float" office:value="58">
            <text:p>58</text:p>
          </table:table-cell>
          <table:table-cell table:formula="of:=[filing_tagstore_raw.P2]" office:value-type="float" office:value="1.93">
            <text:p>1,93</text:p>
          </table:table-cell>
          <table:table-cell table:formula="of:=[filing_tagstore_raw.Q2]" office:value-type="float" office:value="3">
            <text:p>3</text:p>
          </table:table-cell>
          <table:table-cell table:formula="of:=[filing_tagstore_raw.R2]" office:value-type="float" office:value="12">
            <text:p>12</text:p>
          </table:table-cell>
          <table:table-cell table:formula="of:=[filing_tagstore_raw.S2]" office:value-type="float" office:value="1">
            <text:p>1</text:p>
          </table:table-cell>
          <table:table-cell table:formula="of:=[filing_tagstore_raw.T2]" office:value-type="string" office:string-value="3, 2, 1, 1, 1, 3, 3, 2, 3, 2, 3, 2, 2, 2, 3, 3, 1, 1, 4, 2, 1, 1, 2, 2, 1, 2, 2, 1, 2">
            <text:p>3, 2, 1, 1, 1, 3, 3, 2, 3, 2, 3, 2, 2, 2, 3, 3, 1, 1, 4, 2, 1, 1, 2, 2, 1, 2, 2, 1, 2</text:p>
          </table:table-cell>
          <table:table-cell table:formula="of:=[filing_tagstore_raw.U2]" office:value-type="string" office:string-value="14, 11, 31, 4, 1, 24, 26, 25, 10, 15, 13, 18, 20, 7, 18, 13, 6, 1, 10, 3, 28, 16, 21, 11, 8, 10, 29, -25, 77">
            <text:p>14, 11, 31, 4, 1, 24, 26, 25, 10, 15, 13, 18, 20, 7, 18, 13, 6, 1, 10, 3, 28, 16, 21, 11, 8, 10, 29, -25, 77</text:p>
          </table:table-cell>
          <table:table-cell table:formula="of:=[filing_tagstore_raw.V2]" office:value-type="float" office:value="11">
            <text:p>11</text:p>
          </table:table-cell>
          <table:table-cell table:formula="of:=[refinding_folders.B2]" office:value-type="float" office:value="3">
            <text:p>3</text:p>
          </table:table-cell>
          <table:table-cell table:formula="of:=[refinding_folders.C2]" office:value-type="float" office:value="3">
            <text:p>3</text:p>
          </table:table-cell>
          <table:table-cell table:formula="of:=[refinding_folders.D2]" office:value-type="float" office:value="2">
            <text:p>2</text:p>
          </table:table-cell>
          <table:table-cell table:formula="of:=[refinding_folders.E2]" office:value-type="float" office:value="3">
            <text:p>3</text:p>
          </table:table-cell>
          <table:table-cell table:formula="of:=[refinding_folders.F2]" office:value-type="float" office:value="3">
            <text:p>3</text:p>
          </table:table-cell>
          <table:table-cell table:formula="of:=[refinding_folders.G2]" office:value-type="float" office:value="3">
            <text:p>3</text:p>
          </table:table-cell>
          <table:table-cell table:formula="of:=[refinding_folders.H2]" office:value-type="string" office:string-value="6,7">
            <text:p>6,7</text:p>
          </table:table-cell>
          <table:table-cell table:formula="of:=[refinding_folders.I2]" office:value-type="string" office:string-value=" 5,4">
            <text:p><text:s/>5,4</text:p>
          </table:table-cell>
          <table:table-cell table:formula="of:=[refinding_folders.J2]" office:value-type="string" office:string-value=" 2,4">
            <text:p><text:s/>2,4</text:p>
          </table:table-cell>
          <table:table-cell table:formula="of:=[refinding_folders.K2]" office:value-type="string" office:string-value=" 3,9">
            <text:p><text:s/>3,9</text:p>
          </table:table-cell>
          <table:table-cell table:formula="of:=[refinding_folders.L2]" office:value-type="string" office:string-value=" 3,6">
            <text:p><text:s/>3,6</text:p>
          </table:table-cell>
          <table:table-cell table:formula="of:=[refinding_folders.M2]" office:value-type="string" office:string-value=" 3,8">
            <text:p><text:s/>3,8</text:p>
          </table:table-cell>
          <table:table-cell table:formula="of:=[refinding_folders.N2]" office:value-type="float" office:value="6.7">
            <text:p>6,7</text:p>
          </table:table-cell>
          <table:table-cell table:formula="of:=[refinding_folders.O2]" office:value-type="float" office:value="5.4">
            <text:p>5,4</text:p>
          </table:table-cell>
          <table:table-cell table:formula="of:=[refinding_folders.P2]" office:value-type="float" office:value="2.4">
            <text:p>2,4</text:p>
          </table:table-cell>
          <table:table-cell table:formula="of:=[refinding_folders.Q2]" office:value-type="float" office:value="3.9">
            <text:p>3,9</text:p>
          </table:table-cell>
          <table:table-cell table:formula="of:=[refinding_folders.R2]" office:value-type="float" office:value="3.6">
            <text:p>3,6</text:p>
          </table:table-cell>
          <table:table-cell table:formula="of:=[refinding_folders.S2]" office:value-type="float" office:value="3.8">
            <text:p>3,8</text:p>
          </table:table-cell>
          <table:table-cell table:formula="of:=[refinding_tagstore.B2]" office:value-type="float" office:value="2">
            <text:p>2</text:p>
          </table:table-cell>
          <table:table-cell table:formula="of:=[refinding_tagstore.C2]" office:value-type="float" office:value="1">
            <text:p>1</text:p>
          </table:table-cell>
          <table:table-cell table:formula="of:=[refinding_tagstore.D2]" office:value-type="float" office:value="1">
            <text:p>1</text:p>
          </table:table-cell>
          <table:table-cell table:formula="of:=[refinding_tagstore.E2]" office:value-type="float" office:value="1">
            <text:p>1</text:p>
          </table:table-cell>
          <table:table-cell table:formula="of:=[refinding_tagstore.F2]" office:value-type="float" office:value="1">
            <text:p>1</text:p>
          </table:table-cell>
          <table:table-cell table:formula="of:=[refinding_tagstore.G2]" office:value-type="float" office:value="1">
            <text:p>1</text:p>
          </table:table-cell>
          <table:table-cell table:formula="of:=[refinding_tagstore.H2]" office:value-type="float" office:value="5.7">
            <text:p>5,7</text:p>
          </table:table-cell>
          <table:table-cell table:formula="of:=[refinding_tagstore.I2]" office:value-type="float" office:value="3.8">
            <text:p>3,8</text:p>
          </table:table-cell>
          <table:table-cell table:formula="of:=[refinding_tagstore.J2]" office:value-type="float" office:value="4.3">
            <text:p>4,3</text:p>
          </table:table-cell>
          <table:table-cell table:formula="of:=[refinding_tagstore.K2]" office:value-type="float" office:value="2.4">
            <text:p>2,4</text:p>
          </table:table-cell>
          <table:table-cell table:formula="of:=[refinding_tagstore.L2]" office:value-type="float" office:value="4.3">
            <text:p>4,3</text:p>
          </table:table-cell>
          <table:table-cell table:formula="of:=[refinding_tagstore.M2]" office:value-type="float" office:value="3.2">
            <text:p>3,2</text:p>
          </table:table-cell>
          <table:table-cell table:formula="of:=[refinding_tagstore.N2]" office:value-type="float" office:value="5.7">
            <text:p>5,7</text:p>
          </table:table-cell>
          <table:table-cell table:formula="of:=[refinding_tagstore.O2]" office:value-type="float" office:value="3.8">
            <text:p>3,8</text:p>
          </table:table-cell>
          <table:table-cell table:formula="of:=[refinding_tagstore.P2]" office:value-type="float" office:value="4.3">
            <text:p>4,3</text:p>
          </table:table-cell>
          <table:table-cell table:formula="of:=[refinding_tagstore.Q2]" office:value-type="float" office:value="2.4">
            <text:p>2,4</text:p>
          </table:table-cell>
          <table:table-cell table:formula="of:=[refinding_tagstore.R2]" office:value-type="float" office:value="4.3">
            <text:p>4,3</text:p>
          </table:table-cell>
          <table:table-cell table:formula="of:=[refinding_tagstore.S2]" office:value-type="float" office:value="3.2">
            <text:p>3,2</text:p>
          </table:table-cell>
          <table:table-cell table:number-columns-repeated="952"/>
        </table:table-row>
        <table:table-row table:style-name="ro1">
          <table:table-cell table:formula="of:=[refinding_folders.A4]" office:value-type="float" office:value="3">
            <text:p>3</text:p>
          </table:table-cell>
          <table:table-cell table:formula="of:=[filing_folders_raw.B4]" office:value-type="float" office:value="867">
            <text:p>867</text:p>
          </table:table-cell>
          <table:table-cell table:formula="of:=[filing_folders_raw.C4]" office:value-type="float" office:value="731">
            <text:p>731</text:p>
          </table:table-cell>
          <table:table-cell table:formula="of:=[filing_folders_raw.D4]" office:value-type="float" office:value="862">
            <text:p>862</text:p>
          </table:table-cell>
          <table:table-cell table:formula="of:=[filing_folders_raw.E4]" office:value-type="float" office:value="726">
            <text:p>726</text:p>
          </table:table-cell>
          <table:table-cell table:formula="of:=[filing_folders_raw.F4]" office:value-type="float" office:value="136">
            <text:p>136</text:p>
          </table:table-cell>
          <table:table-cell table:formula="of:=[filing_folders_raw.G4]" office:value-type="float" office:value="136">
            <text:p>136</text:p>
          </table:table-cell>
          <table:table-cell table:formula="of:=[filing_folders_raw.H4]" office:value-type="float" office:value="22">
            <text:p>22</text:p>
          </table:table-cell>
          <table:table-cell table:formula="of:=[filing_folders_raw.I4]" office:value-type="float" office:value="114">
            <text:p>114</text:p>
          </table:table-cell>
          <table:table-cell table:formula="of:=[filing_folders_raw.J4]" office:value-type="float" office:value="0">
            <text:p>0</text:p>
          </table:table-cell>
          <table:table-cell table:formula="of:=[filing_folders_raw.K4]" office:value-type="float" office:value="13">
            <text:p>13</text:p>
          </table:table-cell>
          <table:table-cell table:formula="of:=[filing_folders_raw.L4]" office:value-type="float" office:value="12">
            <text:p>12</text:p>
          </table:table-cell>
          <table:table-cell table:formula="of:=[filing_folders_raw.M4]" office:value-type="float" office:value="5">
            <text:p>5</text:p>
          </table:table-cell>
          <table:table-cell table:formula="of:=[filing_folders_raw.N4]" office:value-type="float" office:value="0">
            <text:p>0</text:p>
          </table:table-cell>
          <table:table-cell table:formula="of:=[filing_folders_raw.O4]" office:value-type="float" office:value="0">
            <text:p>0</text:p>
          </table:table-cell>
          <table:table-cell table:formula="of:=[filing_tagstore_raw.B4]" office:value-type="float" office:value="559">
            <text:p>559</text:p>
          </table:table-cell>
          <table:table-cell table:formula="of:=[filing_tagstore_raw.C4]" office:value-type="float" office:value="515">
            <text:p>515</text:p>
          </table:table-cell>
          <table:table-cell table:formula="of:=[filing_tagstore_raw.D4]" office:value-type="float" office:value="538">
            <text:p>538</text:p>
          </table:table-cell>
          <table:table-cell table:formula="of:=[filing_tagstore_raw.E4]" office:value-type="float" office:value="503">
            <text:p>503</text:p>
          </table:table-cell>
          <table:table-cell table:formula="of:=[filing_tagstore_raw.F4]" office:value-type="float" office:value="21">
            <text:p>21</text:p>
          </table:table-cell>
          <table:table-cell table:formula="of:=[filing_tagstore_raw.H4]" office:value-type="float" office:value="12">
            <text:p>12</text:p>
          </table:table-cell>
          <table:table-cell table:formula="of:=[filing_tagstore_raw.I4]" office:value-type="float" office:value="44">
            <text:p>44</text:p>
          </table:table-cell>
          <table:table-cell table:formula="of:=[filing_tagstore_raw.J4]" office:value-type="float" office:value="35">
            <text:p>35</text:p>
          </table:table-cell>
          <table:table-cell table:formula="of:=[filing_tagstore_raw.K4]" office:value-type="float" office:value="9">
            <text:p>9</text:p>
          </table:table-cell>
          <table:table-cell table:formula="of:=[filing_tagstore_raw.L4]" office:value-type="float" office:value="22">
            <text:p>22</text:p>
          </table:table-cell>
          <table:table-cell table:formula="of:=[filing_tagstore_raw.M4]" office:value-type="float" office:value="22">
            <text:p>22</text:p>
          </table:table-cell>
          <table:table-cell table:formula="of:=[filing_tagstore_raw.N4]" office:value-type="float" office:value="0">
            <text:p>0</text:p>
          </table:table-cell>
          <table:table-cell table:formula="of:=[filing_tagstore_raw.O4]" office:value-type="float" office:value="74">
            <text:p>74</text:p>
          </table:table-cell>
          <table:table-cell table:formula="of:=[filing_tagstore_raw.P4]" office:value-type="float" office:value="2.47">
            <text:p>2,47</text:p>
          </table:table-cell>
          <table:table-cell table:formula="of:=[filing_tagstore_raw.Q4]" office:value-type="float" office:value="0">
            <text:p>0</text:p>
          </table:table-cell>
          <table:table-cell table:formula="of:=[filing_tagstore_raw.R4]" office:value-type="float" office:value="14">
            <text:p>14</text:p>
          </table:table-cell>
          <table:table-cell table:formula="of:=[filing_tagstore_raw.S4]" office:value-type="float" office:value="3">
            <text:p>3</text:p>
          </table:table-cell>
          <table:table-cell table:formula="of:=[filing_tagstore_raw.T4]" office:value-type="string" office:string-value="2, 2, 3, 2, 3, 2, 2, 2, 3, 3, 2, 2, 2, 2, 2, 2, 3, 3, 3, 3, 3, 3, 3, 3, 3, 3, 2, 2, 2, 2">
            <text:p>2, 2, 3, 2, 3, 2, 2, 2, 3, 3, 2, 2, 2, 2, 2, 2, 3, 3, 3, 3, 3, 3, 3, 3, 3, 3, 2, 2, 2, 2</text:p>
          </table:table-cell>
          <table:table-cell table:formula="of:=[filing_tagstore_raw.U4]" office:value-type="string" office:string-value="39, 12, 11, 10, 27, 14, 25, 10, 9, 11, 22, 15, 16, 26, 7, 29, 7, 7, 6, 18, 14, 13, 22, 29, 10, 31, 13, 30, 9, 11">
            <text:p>39, 12, 11, 10, 27, 14, 25, 10, 9, 11, 22, 15, 16, 26, 7, 29, 7, 7, 6, 18, 14, 13, 22, 29, 10, 31, 13, 30, 9, 11</text:p>
          </table:table-cell>
          <table:table-cell table:formula="of:=[filing_tagstore_raw.V4]" office:value-type="float" office:value="1">
            <text:p>1</text:p>
          </table:table-cell>
          <table:table-cell table:formula="of:=[refinding_folders.B4]" office:value-type="float" office:value="4">
            <text:p>4</text:p>
          </table:table-cell>
          <table:table-cell table:formula="of:=[refinding_folders.C4]" office:value-type="float" office:value="5">
            <text:p>5</text:p>
          </table:table-cell>
          <table:table-cell table:formula="of:=[refinding_folders.D4]" office:value-type="float" office:value="3">
            <text:p>3</text:p>
          </table:table-cell>
          <table:table-cell table:formula="of:=[refinding_folders.E4]" office:value-type="float" office:value="3">
            <text:p>3</text:p>
          </table:table-cell>
          <table:table-cell table:formula="of:=[refinding_folders.F4]" office:value-type="float" office:value="3">
            <text:p>3</text:p>
          </table:table-cell>
          <table:table-cell table:formula="of:=[refinding_folders.G4]" office:value-type="float" office:value="3">
            <text:p>3</text:p>
          </table:table-cell>
          <table:table-cell table:formula="of:=[refinding_folders.H4]" office:value-type="string" office:string-value="6,5">
            <text:p>6,5</text:p>
          </table:table-cell>
          <table:table-cell table:formula="of:=[refinding_folders.I4]" office:value-type="string" office:string-value=" 6,6">
            <text:p><text:s/>6,6</text:p>
          </table:table-cell>
          <table:table-cell table:formula="of:=[refinding_folders.J4]" office:value-type="string" office:string-value=" 4,0">
            <text:p><text:s/>4,0</text:p>
          </table:table-cell>
          <table:table-cell table:formula="of:=[refinding_folders.K4]" office:value-type="string" office:string-value=" 4,4">
            <text:p><text:s/>4,4</text:p>
          </table:table-cell>
          <table:table-cell table:formula="of:=[refinding_folders.L4]" office:value-type="string" office:string-value=" 4,0">
            <text:p><text:s/>4,0</text:p>
          </table:table-cell>
          <table:table-cell table:formula="of:=[refinding_folders.M4]" office:value-type="string" office:string-value=" 5,1">
            <text:p><text:s/>5,1</text:p>
          </table:table-cell>
          <table:table-cell table:formula="of:=[refinding_folders.N4]" office:value-type="float" office:value="6.5">
            <text:p>6,5</text:p>
          </table:table-cell>
          <table:table-cell table:formula="of:=[refinding_folders.O4]" office:value-type="float" office:value="6.6">
            <text:p>6,6</text:p>
          </table:table-cell>
          <table:table-cell table:formula="of:=[refinding_folders.P4]" office:value-type="float" office:value="4">
            <text:p>4</text:p>
          </table:table-cell>
          <table:table-cell table:formula="of:=[refinding_folders.Q4]" office:value-type="float" office:value="4.4">
            <text:p>4,4</text:p>
          </table:table-cell>
          <table:table-cell table:formula="of:=[refinding_folders.R4]" office:value-type="float" office:value="4">
            <text:p>4</text:p>
          </table:table-cell>
          <table:table-cell table:formula="of:=[refinding_folders.S4]" office:value-type="float" office:value="5.1">
            <text:p>5,1</text:p>
          </table:table-cell>
          <table:table-cell table:formula="of:=[refinding_tagstore.B4]" office:value-type="float" office:value="2">
            <text:p>2</text:p>
          </table:table-cell>
          <table:table-cell table:formula="of:=[refinding_tagstore.C4]" office:value-type="float" office:value="2">
            <text:p>2</text:p>
          </table:table-cell>
          <table:table-cell table:formula="of:=[refinding_tagstore.D4]" office:value-type="float" office:value="2">
            <text:p>2</text:p>
          </table:table-cell>
          <table:table-cell table:formula="of:=[refinding_tagstore.E4]" office:value-type="float" office:value="3">
            <text:p>3</text:p>
          </table:table-cell>
          <table:table-cell table:formula="of:=[refinding_tagstore.F4]" office:value-type="float" office:value="2">
            <text:p>2</text:p>
          </table:table-cell>
          <table:table-cell table:formula="of:=[refinding_tagstore.G4]" office:value-type="float" office:value="3">
            <text:p>3</text:p>
          </table:table-cell>
          <table:table-cell table:formula="of:=[refinding_tagstore.H4]" office:value-type="float" office:value="5.4">
            <text:p>5,4</text:p>
          </table:table-cell>
          <table:table-cell table:formula="of:=[refinding_tagstore.I4]" office:value-type="float" office:value="3.2">
            <text:p>3,2</text:p>
          </table:table-cell>
          <table:table-cell table:formula="of:=[refinding_tagstore.J4]" office:value-type="float" office:value="6.1">
            <text:p>6,1</text:p>
          </table:table-cell>
          <table:table-cell table:formula="of:=[refinding_tagstore.K4]" office:value-type="float" office:value="6.5">
            <text:p>6,5</text:p>
          </table:table-cell>
          <table:table-cell table:formula="of:=[refinding_tagstore.L4]" office:value-type="float" office:value="5.7">
            <text:p>5,7</text:p>
          </table:table-cell>
          <table:table-cell table:formula="of:=[refinding_tagstore.M4]" office:value-type="float" office:value="4.4">
            <text:p>4,4</text:p>
          </table:table-cell>
          <table:table-cell table:formula="of:=[refinding_tagstore.N4]" office:value-type="float" office:value="5.4">
            <text:p>5,4</text:p>
          </table:table-cell>
          <table:table-cell table:formula="of:=[refinding_tagstore.O4]" office:value-type="float" office:value="3.2">
            <text:p>3,2</text:p>
          </table:table-cell>
          <table:table-cell table:formula="of:=[refinding_tagstore.P4]" office:value-type="float" office:value="6.1">
            <text:p>6,1</text:p>
          </table:table-cell>
          <table:table-cell table:formula="of:=[refinding_tagstore.Q4]" office:value-type="float" office:value="6.5">
            <text:p>6,5</text:p>
          </table:table-cell>
          <table:table-cell table:formula="of:=[refinding_tagstore.R4]" office:value-type="float" office:value="5.7">
            <text:p>5,7</text:p>
          </table:table-cell>
          <table:table-cell table:formula="of:=[refinding_tagstore.S4]" office:value-type="float" office:value="4.4">
            <text:p>4,4</text:p>
          </table:table-cell>
          <table:table-cell table:number-columns-repeated="952"/>
        </table:table-row>
        <table:table-row table:style-name="ro1">
          <table:table-cell table:formula="of:=[refinding_folders.A7]" office:value-type="float" office:value="7">
            <text:p>7</text:p>
          </table:table-cell>
          <table:table-cell table:formula="of:=[filing_folders_raw.B7]" office:value-type="float" office:value="372">
            <text:p>372</text:p>
          </table:table-cell>
          <table:table-cell table:formula="of:=[filing_folders_raw.C7]" office:value-type="float" office:value="372">
            <text:p>372</text:p>
          </table:table-cell>
          <table:table-cell table:formula="of:=[filing_folders_raw.D7]" office:value-type="float" office:value="362">
            <text:p>362</text:p>
          </table:table-cell>
          <table:table-cell table:formula="of:=[filing_folders_raw.E7]" office:value-type="float" office:value="362">
            <text:p>362</text:p>
          </table:table-cell>
          <table:table-cell table:formula="of:=[filing_folders_raw.F7]" office:value-type="float" office:value="0">
            <text:p>0</text:p>
          </table:table-cell>
          <table:table-cell table:formula="of:=[filing_folders_raw.G7]" office:value-type="float" office:value="0">
            <text:p>0</text:p>
          </table:table-cell>
          <table:table-cell table:formula="of:=[filing_folders_raw.H7]" office:value-type="float" office:value="0">
            <text:p>0</text:p>
          </table:table-cell>
          <table:table-cell table:formula="of:=[filing_folders_raw.I7]" office:value-type="float" office:value="0">
            <text:p>0</text:p>
          </table:table-cell>
          <table:table-cell table:formula="of:=[filing_folders_raw.J7]" office:value-type="float" office:value="0">
            <text:p>0</text:p>
          </table:table-cell>
          <table:table-cell table:formula="of:=[filing_folders_raw.K7]" office:value-type="float" office:value="6">
            <text:p>6</text:p>
          </table:table-cell>
          <table:table-cell table:formula="of:=[filing_folders_raw.L7]" office:value-type="float" office:value="0">
            <text:p>0</text:p>
          </table:table-cell>
          <table:table-cell table:formula="of:=[filing_folders_raw.M7]" office:value-type="float" office:value="1">
            <text:p>1</text:p>
          </table:table-cell>
          <table:table-cell table:formula="of:=[filing_folders_raw.N7]" office:value-type="float" office:value="1">
            <text:p>1</text:p>
          </table:table-cell>
          <table:table-cell table:formula="of:=[filing_folders_raw.O7]" office:value-type="float" office:value="0">
            <text:p>0</text:p>
          </table:table-cell>
          <table:table-cell table:formula="of:=[filing_tagstore_raw.B7]" office:value-type="float" office:value="1095">
            <text:p>1095</text:p>
          </table:table-cell>
          <table:table-cell table:formula="of:=[filing_tagstore_raw.C7]" office:value-type="float" office:value="867">
            <text:p>867</text:p>
          </table:table-cell>
          <table:table-cell table:formula="of:=[filing_tagstore_raw.D7]" office:value-type="float" office:value="1044">
            <text:p>1044</text:p>
          </table:table-cell>
          <table:table-cell table:formula="of:=[filing_tagstore_raw.E7]" office:value-type="float" office:value="821">
            <text:p>821</text:p>
          </table:table-cell>
          <table:table-cell table:formula="of:=[filing_tagstore_raw.F7]" office:value-type="float" office:value="51">
            <text:p>51</text:p>
          </table:table-cell>
          <table:table-cell table:formula="of:=[filing_tagstore_raw.H7]" office:value-type="float" office:value="46">
            <text:p>46</text:p>
          </table:table-cell>
          <table:table-cell table:formula="of:=[filing_tagstore_raw.I7]" office:value-type="float" office:value="228">
            <text:p>228</text:p>
          </table:table-cell>
          <table:table-cell table:formula="of:=[filing_tagstore_raw.J7]" office:value-type="float" office:value="223">
            <text:p>223</text:p>
          </table:table-cell>
          <table:table-cell table:formula="of:=[filing_tagstore_raw.K7]" office:value-type="float" office:value="5">
            <text:p>5</text:p>
          </table:table-cell>
          <table:table-cell table:formula="of:=[filing_tagstore_raw.L7]" office:value-type="float" office:value="208">
            <text:p>208</text:p>
          </table:table-cell>
          <table:table-cell table:formula="of:=[filing_tagstore_raw.M7]" office:value-type="float" office:value="20">
            <text:p>20</text:p>
          </table:table-cell>
          <table:table-cell table:formula="of:=[filing_tagstore_raw.N7]" office:value-type="float" office:value="0">
            <text:p>0</text:p>
          </table:table-cell>
          <table:table-cell table:formula="of:=[filing_tagstore_raw.O7]" office:value-type="float" office:value="118">
            <text:p>118</text:p>
          </table:table-cell>
          <table:table-cell table:formula="of:=[filing_tagstore_raw.P7]" office:value-type="float" office:value="3.93">
            <text:p>3,93</text:p>
          </table:table-cell>
          <table:table-cell table:formula="of:=[filing_tagstore_raw.Q7]" office:value-type="float" office:value="0">
            <text:p>0</text:p>
          </table:table-cell>
          <table:table-cell table:formula="of:=[filing_tagstore_raw.R7]" office:value-type="float" office:value="4">
            <text:p>4</text:p>
          </table:table-cell>
          <table:table-cell table:formula="of:=[filing_tagstore_raw.S7]" office:value-type="float" office:value="1">
            <text:p>1</text:p>
          </table:table-cell>
          <table:table-cell table:formula="of:=[filing_tagstore_raw.T7]" office:value-type="string" office:string-value="3, 3, 5, 2, 3, 3, 2, 5, 3, 6, 6, 6, 4, 4, 4, 5, 6, 4, 5, 4, 3, 4, 3, 5, 5, 4, 3, 5, 3">
            <text:p>3, 3, 5, 2, 3, 3, 2, 5, 3, 6, 6, 6, 4, 4, 4, 5, 6, 4, 5, 4, 3, 4, 3, 5, 5, 4, 3, 5, 3</text:p>
          </table:table-cell>
          <table:table-cell table:formula="of:=[filing_tagstore_raw.U7]" office:value-type="string" office:string-value="26, 43, 30, 31, 23, 10, 34, 32, 24, 18, 42, 35, 31, 29, 4, 58, 38, 27, 21, 28, 20, 15, 57, 23, 24, 11, 9, 30, 0">
            <text:p>26, 43, 30, 31, 23, 10, 34, 32, 24, 18, 42, 35, 31, 29, 4, 58, 38, 27, 21, 28, 20, 15, 57, 23, 24, 11, 9, 30, 0</text:p>
          </table:table-cell>
          <table:table-cell table:formula="of:=[filing_tagstore_raw.V7]" office:value-type="float" office:value="2">
            <text:p>2</text:p>
          </table:table-cell>
          <table:table-cell table:formula="of:=[refinding_folders.B7]" office:value-type="float" office:value="2">
            <text:p>2</text:p>
          </table:table-cell>
          <table:table-cell table:formula="of:=[refinding_folders.C7]" office:value-type="float" office:value="2">
            <text:p>2</text:p>
          </table:table-cell>
          <table:table-cell table:formula="of:=[refinding_folders.D7]" office:value-type="float" office:value="3">
            <text:p>3</text:p>
          </table:table-cell>
          <table:table-cell table:formula="of:=[refinding_folders.E7]" office:value-type="float" office:value="5">
            <text:p>5</text:p>
          </table:table-cell>
          <table:table-cell table:formula="of:=[refinding_folders.F7]" office:value-type="float" office:value="2">
            <text:p>2</text:p>
          </table:table-cell>
          <table:table-cell table:formula="of:=[refinding_folders.G7]" office:value-type="float" office:value="2">
            <text:p>2</text:p>
          </table:table-cell>
          <table:table-cell table:formula="of:=[refinding_folders.H7]" office:value-type="string" office:string-value="2,7">
            <text:p>2,7</text:p>
          </table:table-cell>
          <table:table-cell table:formula="of:=[refinding_folders.I7]" office:value-type="string" office:string-value=" 3,2">
            <text:p><text:s/>3,2</text:p>
          </table:table-cell>
          <table:table-cell table:formula="of:=[refinding_folders.J7]" office:value-type="string" office:string-value=" 9,4">
            <text:p><text:s/>9,4</text:p>
          </table:table-cell>
          <table:table-cell table:formula="of:=[refinding_folders.K7]" office:value-type="string" office:string-value=" 18,0">
            <text:p><text:s/>18,0</text:p>
          </table:table-cell>
          <table:table-cell table:formula="of:=[refinding_folders.L7]" office:value-type="string" office:string-value=" 4,7">
            <text:p><text:s/>4,7</text:p>
          </table:table-cell>
          <table:table-cell table:formula="of:=[refinding_folders.M7]" office:value-type="string" office:string-value=" 3,8">
            <text:p><text:s/>3,8</text:p>
          </table:table-cell>
          <table:table-cell table:formula="of:=[refinding_folders.N7]" office:value-type="float" office:value="2.7">
            <text:p>2,7</text:p>
          </table:table-cell>
          <table:table-cell table:formula="of:=[refinding_folders.O7]" office:value-type="float" office:value="3.2">
            <text:p>3,2</text:p>
          </table:table-cell>
          <table:table-cell table:formula="of:=[refinding_folders.P7]" office:value-type="float" office:value="9.4">
            <text:p>9,4</text:p>
          </table:table-cell>
          <table:table-cell table:formula="of:=[refinding_folders.Q7]" office:value-type="float" office:value="18">
            <text:p>18</text:p>
          </table:table-cell>
          <table:table-cell table:formula="of:=[refinding_folders.R7]" office:value-type="float" office:value="4.7">
            <text:p>4,7</text:p>
          </table:table-cell>
          <table:table-cell table:formula="of:=[refinding_folders.S7]" office:value-type="float" office:value="3.8">
            <text:p>3,8</text:p>
          </table:table-cell>
          <table:table-cell table:formula="of:=[refinding_tagstore.B7]" office:value-type="float" office:value="3">
            <text:p>3</text:p>
          </table:table-cell>
          <table:table-cell table:formula="of:=[refinding_tagstore.C7]" office:value-type="float" office:value="2">
            <text:p>2</text:p>
          </table:table-cell>
          <table:table-cell table:formula="of:=[refinding_tagstore.D7]" office:value-type="float" office:value="3">
            <text:p>3</text:p>
          </table:table-cell>
          <table:table-cell table:formula="of:=[refinding_tagstore.E7]" office:value-type="float" office:value="2">
            <text:p>2</text:p>
          </table:table-cell>
          <table:table-cell table:formula="of:=[refinding_tagstore.F7]" office:value-type="float" office:value="4">
            <text:p>4</text:p>
          </table:table-cell>
          <table:table-cell table:formula="of:=[refinding_tagstore.G7]" office:value-type="float" office:value="2">
            <text:p>2</text:p>
          </table:table-cell>
          <table:table-cell table:formula="of:=[refinding_tagstore.H7]" office:value-type="float" office:value="21.8">
            <text:p>21,8</text:p>
          </table:table-cell>
          <table:table-cell table:formula="of:=[refinding_tagstore.I7]" office:value-type="float" office:value="2.6">
            <text:p>2,6</text:p>
          </table:table-cell>
          <table:table-cell table:formula="of:=[refinding_tagstore.J7]" office:value-type="float" office:value="11.4">
            <text:p>11,4</text:p>
          </table:table-cell>
          <table:table-cell table:formula="of:=[refinding_tagstore.K7]" office:value-type="float" office:value="3">
            <text:p>3</text:p>
          </table:table-cell>
          <table:table-cell table:formula="of:=[refinding_tagstore.L7]" office:value-type="float" office:value="17.1">
            <text:p>17,1</text:p>
          </table:table-cell>
          <table:table-cell table:formula="of:=[refinding_tagstore.M7]" office:value-type="float" office:value="5.7">
            <text:p>5,7</text:p>
          </table:table-cell>
          <table:table-cell table:formula="of:=[refinding_tagstore.N7]" office:value-type="float" office:value="21.8">
            <text:p>21,8</text:p>
          </table:table-cell>
          <table:table-cell table:formula="of:=[refinding_tagstore.O7]" office:value-type="float" office:value="2.6">
            <text:p>2,6</text:p>
          </table:table-cell>
          <table:table-cell table:formula="of:=[refinding_tagstore.P7]" office:value-type="float" office:value="11.4">
            <text:p>11,4</text:p>
          </table:table-cell>
          <table:table-cell table:formula="of:=[refinding_tagstore.Q7]" office:value-type="float" office:value="3">
            <text:p>3</text:p>
          </table:table-cell>
          <table:table-cell table:formula="of:=[refinding_tagstore.R7]" office:value-type="float" office:value="17.1">
            <text:p>17,1</text:p>
          </table:table-cell>
          <table:table-cell table:formula="of:=[refinding_tagstore.S7]" office:value-type="float" office:value="5.7">
            <text:p>5,7</text:p>
          </table:table-cell>
          <table:table-cell table:number-columns-repeated="952"/>
        </table:table-row>
        <table:table-row table:style-name="ro1">
          <table:table-cell table:formula="of:=[refinding_folders.A8]" office:value-type="float" office:value="8">
            <text:p>8</text:p>
          </table:table-cell>
          <table:table-cell table:formula="of:=[filing_folders_raw.B8]" office:value-type="float" office:value="1018">
            <text:p>1018</text:p>
          </table:table-cell>
          <table:table-cell table:formula="of:=[filing_folders_raw.C8]" office:value-type="float" office:value="846">
            <text:p>846</text:p>
          </table:table-cell>
          <table:table-cell table:formula="of:=[filing_folders_raw.D8]" office:value-type="float" office:value="998">
            <text:p>998</text:p>
          </table:table-cell>
          <table:table-cell table:formula="of:=[filing_folders_raw.E8]" office:value-type="float" office:value="826">
            <text:p>826</text:p>
          </table:table-cell>
          <table:table-cell table:formula="of:=[filing_folders_raw.F8]" office:value-type="float" office:value="172">
            <text:p>172</text:p>
          </table:table-cell>
          <table:table-cell table:formula="of:=[filing_folders_raw.G8]" office:value-type="float" office:value="172">
            <text:p>172</text:p>
          </table:table-cell>
          <table:table-cell table:formula="of:=[filing_folders_raw.H8]" office:value-type="float" office:value="143">
            <text:p>143</text:p>
          </table:table-cell>
          <table:table-cell table:formula="of:=[filing_folders_raw.I8]" office:value-type="float" office:value="29">
            <text:p>29</text:p>
          </table:table-cell>
          <table:table-cell table:formula="of:=[filing_folders_raw.J8]" office:value-type="float" office:value="0">
            <text:p>0</text:p>
          </table:table-cell>
          <table:table-cell table:formula="of:=[filing_folders_raw.K8]" office:value-type="float" office:value="28">
            <text:p>28</text:p>
          </table:table-cell>
          <table:table-cell table:formula="of:=[filing_folders_raw.L8]" office:value-type="float" office:value="21">
            <text:p>21</text:p>
          </table:table-cell>
          <table:table-cell table:formula="of:=[filing_folders_raw.M8]" office:value-type="float" office:value="0">
            <text:p>0</text:p>
          </table:table-cell>
          <table:table-cell table:formula="of:=[filing_folders_raw.N8]" office:value-type="float" office:value="2">
            <text:p>2</text:p>
          </table:table-cell>
          <table:table-cell table:formula="of:=[filing_folders_raw.O8]" office:value-type="float" office:value="0">
            <text:p>0</text:p>
          </table:table-cell>
          <table:table-cell table:formula="of:=[filing_tagstore_raw.B8]" office:value-type="float" office:value="1374">
            <text:p>1374</text:p>
          </table:table-cell>
          <table:table-cell table:formula="of:=[filing_tagstore_raw.C8]" office:value-type="float" office:value="975">
            <text:p>975</text:p>
          </table:table-cell>
          <table:table-cell table:formula="of:=[filing_tagstore_raw.D8]" office:value-type="float" office:value="994">
            <text:p>994</text:p>
          </table:table-cell>
          <table:table-cell table:formula="of:=[filing_tagstore_raw.E8]" office:value-type="float" office:value="676">
            <text:p>676</text:p>
          </table:table-cell>
          <table:table-cell table:formula="of:=[filing_tagstore_raw.F8]" office:value-type="float" office:value="380">
            <text:p>380</text:p>
          </table:table-cell>
          <table:table-cell table:formula="of:=[filing_tagstore_raw.H8]" office:value-type="float" office:value="299">
            <text:p>299</text:p>
          </table:table-cell>
          <table:table-cell table:formula="of:=[filing_tagstore_raw.I8]" office:value-type="float" office:value="399">
            <text:p>399</text:p>
          </table:table-cell>
          <table:table-cell table:formula="of:=[filing_tagstore_raw.J8]" office:value-type="float" office:value="318">
            <text:p>318</text:p>
          </table:table-cell>
          <table:table-cell table:formula="of:=[filing_tagstore_raw.K8]" office:value-type="float" office:value="81">
            <text:p>81</text:p>
          </table:table-cell>
          <table:table-cell table:formula="of:=[filing_tagstore_raw.L8]" office:value-type="float" office:value="329">
            <text:p>329</text:p>
          </table:table-cell>
          <table:table-cell table:formula="of:=[filing_tagstore_raw.M8]" office:value-type="float" office:value="33">
            <text:p>33</text:p>
          </table:table-cell>
          <table:table-cell table:formula="of:=[filing_tagstore_raw.N8]" office:value-type="float" office:value="37">
            <text:p>37</text:p>
          </table:table-cell>
          <table:table-cell table:formula="of:=[filing_tagstore_raw.O8]" office:value-type="float" office:value="84">
            <text:p>84</text:p>
          </table:table-cell>
          <table:table-cell table:formula="of:=[filing_tagstore_raw.P8]" office:value-type="float" office:value="2.8">
            <text:p>2,8</text:p>
          </table:table-cell>
          <table:table-cell table:formula="of:=[filing_tagstore_raw.Q8]" office:value-type="float" office:value="0">
            <text:p>0</text:p>
          </table:table-cell>
          <table:table-cell table:formula="of:=[filing_tagstore_raw.R8]" office:value-type="float" office:value="10">
            <text:p>10</text:p>
          </table:table-cell>
          <table:table-cell table:formula="of:=[filing_tagstore_raw.S8]" office:value-type="float" office:value="3">
            <text:p>3</text:p>
          </table:table-cell>
          <table:table-cell table:formula="of:=[filing_tagstore_raw.T8]" office:value-type="string" office:string-value="3, 2, 3, 3, 2, 2, 2, 2, 3, 3, 3, 3, 2, 2, 2, 3, 3, 3, 3, 3, 2, 2, 3, 4, 3, 4, 4, 3, 3, 4">
            <text:p>3, 2, 3, 3, 2, 2, 2, 2, 3, 3, 3, 3, 2, 2, 2, 3, 3, 3, 3, 3, 2, 2, 3, 4, 3, 4, 4, 3, 3, 4</text:p>
          </table:table-cell>
          <table:table-cell table:formula="of:=[filing_tagstore_raw.U8]" office:value-type="string" office:string-value="28, 43, 29, 13, 42, 9, 13, 13, 14, 4, 41, 19, 12, 31, 13, 22, 17, 1, -13, -10, 13, -5, 13, 29, 14, 22, 31, 32, 30, 33">
            <text:p>28, 43, 29, 13, 42, 9, 13, 13, 14, 4, 41, 19, 12, 31, 13, 22, 17, 1, -13, -10, 13, -5, 13, 29, 14, 22, 31, 32, 30, 33</text:p>
          </table:table-cell>
          <table:table-cell table:formula="of:=[filing_tagstore_raw.V8]" office:value-type="float" office:value="15">
            <text:p>15</text:p>
          </table:table-cell>
          <table:table-cell table:formula="of:=[refinding_folders.B8]" office:value-type="float" office:value="5">
            <text:p>5</text:p>
          </table:table-cell>
          <table:table-cell table:formula="of:=[refinding_folders.C8]" office:value-type="float" office:value="3">
            <text:p>3</text:p>
          </table:table-cell>
          <table:table-cell table:formula="of:=[refinding_folders.D8]" office:value-type="float" office:value="5">
            <text:p>5</text:p>
          </table:table-cell>
          <table:table-cell table:formula="of:=[refinding_folders.E8]" office:value-type="float" office:value="4">
            <text:p>4</text:p>
          </table:table-cell>
          <table:table-cell table:formula="of:=[refinding_folders.F8]" office:value-type="float" office:value="3">
            <text:p>3</text:p>
          </table:table-cell>
          <table:table-cell table:formula="of:=[refinding_folders.G8]" office:value-type="float" office:value="4">
            <text:p>4</text:p>
          </table:table-cell>
          <table:table-cell table:formula="of:=[refinding_folders.H8]" office:value-type="string" office:string-value="7,0">
            <text:p>7,0</text:p>
          </table:table-cell>
          <table:table-cell table:formula="of:=[refinding_folders.I8]" office:value-type="string" office:string-value=" 3,7">
            <text:p><text:s/>3,7</text:p>
          </table:table-cell>
          <table:table-cell table:formula="of:=[refinding_folders.J8]" office:value-type="string" office:string-value=" 8,1">
            <text:p><text:s/>8,1</text:p>
          </table:table-cell>
          <table:table-cell table:formula="of:=[refinding_folders.K8]" office:value-type="string" office:string-value=" 4,9">
            <text:p><text:s/>4,9</text:p>
          </table:table-cell>
          <table:table-cell table:formula="of:=[refinding_folders.L8]" office:value-type="string" office:string-value=" 5,2">
            <text:p><text:s/>5,2</text:p>
          </table:table-cell>
          <table:table-cell table:formula="of:=[refinding_folders.M8]" office:value-type="string" office:string-value=" 5,2">
            <text:p><text:s/>5,2</text:p>
          </table:table-cell>
          <table:table-cell table:formula="of:=[refinding_folders.N8]" office:value-type="float" office:value="7">
            <text:p>7</text:p>
          </table:table-cell>
          <table:table-cell table:formula="of:=[refinding_folders.O8]" office:value-type="float" office:value="3.7">
            <text:p>3,7</text:p>
          </table:table-cell>
          <table:table-cell table:formula="of:=[refinding_folders.P8]" office:value-type="float" office:value="8.1">
            <text:p>8,1</text:p>
          </table:table-cell>
          <table:table-cell table:formula="of:=[refinding_folders.Q8]" office:value-type="float" office:value="4.9">
            <text:p>4,9</text:p>
          </table:table-cell>
          <table:table-cell table:formula="of:=[refinding_folders.R8]" office:value-type="float" office:value="5.2">
            <text:p>5,2</text:p>
          </table:table-cell>
          <table:table-cell table:formula="of:=[refinding_folders.S8]" office:value-type="float" office:value="5.2">
            <text:p>5,2</text:p>
          </table:table-cell>
          <table:table-cell table:formula="of:=[refinding_tagstore.B8]" office:value-type="float" office:value="2">
            <text:p>2</text:p>
          </table:table-cell>
          <table:table-cell table:formula="of:=[refinding_tagstore.C8]" office:value-type="float" office:value="2">
            <text:p>2</text:p>
          </table:table-cell>
          <table:table-cell table:formula="of:=[refinding_tagstore.D8]" office:value-type="float" office:value="2">
            <text:p>2</text:p>
          </table:table-cell>
          <table:table-cell table:formula="of:=[refinding_tagstore.E8]" office:value-type="float" office:value="2">
            <text:p>2</text:p>
          </table:table-cell>
          <table:table-cell table:formula="of:=[refinding_tagstore.F8]" office:value-type="float" office:value="2">
            <text:p>2</text:p>
          </table:table-cell>
          <table:table-cell table:formula="of:=[refinding_tagstore.G8]" office:value-type="float" office:value="2">
            <text:p>2</text:p>
          </table:table-cell>
          <table:table-cell table:formula="of:=[refinding_tagstore.H8]" office:value-type="float" office:value="6.6">
            <text:p>6,6</text:p>
          </table:table-cell>
          <table:table-cell table:formula="of:=[refinding_tagstore.I8]" office:value-type="float" office:value="5.6">
            <text:p>5,6</text:p>
          </table:table-cell>
          <table:table-cell table:formula="of:=[refinding_tagstore.J8]" office:value-type="float" office:value="5">
            <text:p>5</text:p>
          </table:table-cell>
          <table:table-cell table:formula="of:=[refinding_tagstore.K8]" office:value-type="float" office:value="4.1">
            <text:p>4,1</text:p>
          </table:table-cell>
          <table:table-cell table:formula="of:=[refinding_tagstore.L8]" office:value-type="float" office:value="4.5">
            <text:p>4,5</text:p>
          </table:table-cell>
          <table:table-cell table:formula="of:=[refinding_tagstore.M8]" office:value-type="float" office:value="2">
            <text:p>2</text:p>
          </table:table-cell>
          <table:table-cell table:formula="of:=[refinding_tagstore.N8]" office:value-type="float" office:value="6.6">
            <text:p>6,6</text:p>
          </table:table-cell>
          <table:table-cell table:formula="of:=[refinding_tagstore.O8]" office:value-type="float" office:value="5.6">
            <text:p>5,6</text:p>
          </table:table-cell>
          <table:table-cell table:formula="of:=[refinding_tagstore.P8]" office:value-type="float" office:value="5">
            <text:p>5</text:p>
          </table:table-cell>
          <table:table-cell table:formula="of:=[refinding_tagstore.Q8]" office:value-type="float" office:value="4.1">
            <text:p>4,1</text:p>
          </table:table-cell>
          <table:table-cell table:formula="of:=[refinding_tagstore.R8]" office:value-type="float" office:value="4.5">
            <text:p>4,5</text:p>
          </table:table-cell>
          <table:table-cell table:formula="of:=[refinding_tagstore.S8]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formula="of:=[refinding_folders.A10]" office:value-type="float" office:value="10">
            <text:p>10</text:p>
          </table:table-cell>
          <table:table-cell table:formula="of:=[filing_folders_raw.B10]" office:value-type="float" office:value="602">
            <text:p>602</text:p>
          </table:table-cell>
          <table:table-cell table:formula="of:=[filing_folders_raw.C10]" office:value-type="float" office:value="545">
            <text:p>545</text:p>
          </table:table-cell>
          <table:table-cell table:formula="of:=[filing_folders_raw.D10]" office:value-type="float" office:value="578">
            <text:p>578</text:p>
          </table:table-cell>
          <table:table-cell table:formula="of:=[filing_folders_raw.E10]" office:value-type="float" office:value="521">
            <text:p>521</text:p>
          </table:table-cell>
          <table:table-cell table:formula="of:=[filing_folders_raw.F10]" office:value-type="float" office:value="57">
            <text:p>57</text:p>
          </table:table-cell>
          <table:table-cell table:formula="of:=[filing_folders_raw.G10]" office:value-type="float" office:value="57">
            <text:p>57</text:p>
          </table:table-cell>
          <table:table-cell table:formula="of:=[filing_folders_raw.H10]" office:value-type="float" office:value="0">
            <text:p>0</text:p>
          </table:table-cell>
          <table:table-cell table:formula="of:=[filing_folders_raw.I10]" office:value-type="float" office:value="57">
            <text:p>57</text:p>
          </table:table-cell>
          <table:table-cell table:formula="of:=[filing_folders_raw.J10]" office:value-type="float" office:value="0">
            <text:p>0</text:p>
          </table:table-cell>
          <table:table-cell table:formula="of:=[filing_folders_raw.K10]" office:value-type="float" office:value="18">
            <text:p>18</text:p>
          </table:table-cell>
          <table:table-cell table:formula="of:=[filing_folders_raw.L10]" office:value-type="float" office:value="0">
            <text:p>0</text:p>
          </table:table-cell>
          <table:table-cell table:formula="of:=[filing_folders_raw.M10]" office:value-type="float" office:value="0">
            <text:p>0</text:p>
          </table:table-cell>
          <table:table-cell table:formula="of:=[filing_folders_raw.N10]" office:value-type="float" office:value="0">
            <text:p>0</text:p>
          </table:table-cell>
          <table:table-cell table:formula="of:=[filing_folders_raw.O10]" office:value-type="float" office:value="1">
            <text:p>1</text:p>
          </table:table-cell>
          <table:table-cell table:formula="of:=[filing_tagstore_raw.B10]" office:value-type="float" office:value="613">
            <text:p>613</text:p>
          </table:table-cell>
          <table:table-cell table:formula="of:=[filing_tagstore_raw.C10]" office:value-type="float" office:value="587">
            <text:p>587</text:p>
          </table:table-cell>
          <table:table-cell table:formula="of:=[filing_tagstore_raw.D10]" office:value-type="float" office:value="567">
            <text:p>567</text:p>
          </table:table-cell>
          <table:table-cell table:formula="of:=[filing_tagstore_raw.E10]" office:value-type="float" office:value="546">
            <text:p>546</text:p>
          </table:table-cell>
          <table:table-cell table:formula="of:=[filing_tagstore_raw.F10]" office:value-type="float" office:value="46">
            <text:p>46</text:p>
          </table:table-cell>
          <table:table-cell table:formula="of:=[filing_tagstore_raw.H10]" office:value-type="float" office:value="41">
            <text:p>41</text:p>
          </table:table-cell>
          <table:table-cell table:formula="of:=[filing_tagstore_raw.I10]" office:value-type="float" office:value="26">
            <text:p>26</text:p>
          </table:table-cell>
          <table:table-cell table:formula="of:=[filing_tagstore_raw.J10]" office:value-type="float" office:value="21">
            <text:p>21</text:p>
          </table:table-cell>
          <table:table-cell table:formula="of:=[filing_tagstore_raw.K10]" office:value-type="float" office:value="5">
            <text:p>5</text:p>
          </table:table-cell>
          <table:table-cell table:formula="of:=[filing_tagstore_raw.L10]" office:value-type="float" office:value="11">
            <text:p>11</text:p>
          </table:table-cell>
          <table:table-cell table:formula="of:=[filing_tagstore_raw.M10]" office:value-type="float" office:value="15">
            <text:p>15</text:p>
          </table:table-cell>
          <table:table-cell table:formula="of:=[filing_tagstore_raw.N10]" office:value-type="float" office:value="0">
            <text:p>0</text:p>
          </table:table-cell>
          <table:table-cell table:formula="of:=[filing_tagstore_raw.O10]" office:value-type="float" office:value="87">
            <text:p>87</text:p>
          </table:table-cell>
          <table:table-cell table:formula="of:=[filing_tagstore_raw.P10]" office:value-type="float" office:value="2.9">
            <text:p>2,9</text:p>
          </table:table-cell>
          <table:table-cell table:formula="of:=[filing_tagstore_raw.Q10]" office:value-type="float" office:value="0">
            <text:p>0</text:p>
          </table:table-cell>
          <table:table-cell table:formula="of:=[filing_tagstore_raw.R10]" office:value-type="float" office:value="27">
            <text:p>27</text:p>
          </table:table-cell>
          <table:table-cell table:formula="of:=[filing_tagstore_raw.S10]" office:value-type="float" office:value="0">
            <text:p>0</text:p>
          </table:table-cell>
          <table:table-cell table:formula="of:=[filing_tagstore_raw.T10]" office:value-type="string" office:string-value="3, 4, 3, 3, 3, 3, 3, 4, 3, 4, 3, 2, 3, 3, 3, 3, 4, 4, 4, 3, 3, 3, 2, 3, 3, 2, 2, 2, 2">
            <text:p>3, 4, 3, 3, 3, 3, 3, 4, 3, 4, 3, 2, 3, 3, 3, 3, 4, 4, 4, 3, 3, 3, 2, 3, 3, 2, 2, 2, 2</text:p>
          </table:table-cell>
          <table:table-cell table:formula="of:=[filing_tagstore_raw.U10]" office:value-type="string" office:string-value="45, 23, 28, 5, 28, 8, 47, 19, 16, 15, 12, 41, 9, 27, 6, 25, 6, 14, 13, 8, 19, 13, 24, 14, 6, 17, 15, 22, 21">
            <text:p>45, 23, 28, 5, 28, 8, 47, 19, 16, 15, 12, 41, 9, 27, 6, 25, 6, 14, 13, 8, 19, 13, 24, 14, 6, 17, 15, 22, 21</text:p>
          </table:table-cell>
          <table:table-cell table:formula="of:=[filing_tagstore_raw.V10]" office:value-type="float" office:value="1">
            <text:p>1</text:p>
          </table:table-cell>
          <table:table-cell table:formula="of:=[refinding_folders.B10]" office:value-type="float" office:value="2">
            <text:p>2</text:p>
          </table:table-cell>
          <table:table-cell table:formula="of:=[refinding_folders.C10]" office:value-type="float" office:value="2">
            <text:p>2</text:p>
          </table:table-cell>
          <table:table-cell table:formula="of:=[refinding_folders.D10]" office:value-type="float" office:value="2">
            <text:p>2</text:p>
          </table:table-cell>
          <table:table-cell table:formula="of:=[refinding_folders.E10]" office:value-type="float" office:value="3">
            <text:p>3</text:p>
          </table:table-cell>
          <table:table-cell table:formula="of:=[refinding_folders.F10]" office:value-type="float" office:value="2">
            <text:p>2</text:p>
          </table:table-cell>
          <table:table-cell table:formula="of:=[refinding_folders.G10]" office:value-type="float" office:value="3">
            <text:p>3</text:p>
          </table:table-cell>
          <table:table-cell table:formula="of:=[refinding_folders.H10]" office:value-type="string" office:string-value="4,0">
            <text:p>4,0</text:p>
          </table:table-cell>
          <table:table-cell table:formula="of:=[refinding_folders.I10]" office:value-type="string" office:string-value=" 2,9">
            <text:p><text:s/>2,9</text:p>
          </table:table-cell>
          <table:table-cell table:formula="of:=[refinding_folders.J10]" office:value-type="string" office:string-value=" 3,6">
            <text:p><text:s/>3,6</text:p>
          </table:table-cell>
          <table:table-cell table:formula="of:=[refinding_folders.K10]" office:value-type="string" office:string-value=" 5,7">
            <text:p><text:s/>5,7</text:p>
          </table:table-cell>
          <table:table-cell table:formula="of:=[refinding_folders.L10]" office:value-type="string" office:string-value=" 5,0">
            <text:p><text:s/>5,0</text:p>
          </table:table-cell>
          <table:table-cell table:formula="of:=[refinding_folders.M10]" office:value-type="string" office:string-value=" 5,5">
            <text:p><text:s/>5,5</text:p>
          </table:table-cell>
          <table:table-cell table:formula="of:=[refinding_folders.N10]" office:value-type="float" office:value="4">
            <text:p>4</text:p>
          </table:table-cell>
          <table:table-cell table:formula="of:=[refinding_folders.O10]" office:value-type="float" office:value="2.9">
            <text:p>2,9</text:p>
          </table:table-cell>
          <table:table-cell table:formula="of:=[refinding_folders.P10]" office:value-type="float" office:value="3.6">
            <text:p>3,6</text:p>
          </table:table-cell>
          <table:table-cell table:formula="of:=[refinding_folders.Q10]" office:value-type="float" office:value="5.7">
            <text:p>5,7</text:p>
          </table:table-cell>
          <table:table-cell table:formula="of:=[refinding_folders.R10]" office:value-type="float" office:value="5">
            <text:p>5</text:p>
          </table:table-cell>
          <table:table-cell table:formula="of:=[refinding_folders.S10]" office:value-type="float" office:value="5.5">
            <text:p>5,5</text:p>
          </table:table-cell>
          <table:table-cell table:formula="of:=[refinding_tagstore.B10]" office:value-type="float" office:value="9">
            <text:p>9</text:p>
          </table:table-cell>
          <table:table-cell table:formula="of:=[refinding_tagstore.C10]" office:value-type="float" office:value="2">
            <text:p>2</text:p>
          </table:table-cell>
          <table:table-cell table:formula="of:=[refinding_tagstore.D10]" office:value-type="string" office:string-value="TC">
            <text:p>TC</text:p>
          </table:table-cell>
          <table:table-cell table:formula="of:=[refinding_tagstore.E10]" office:value-type="float" office:value="2">
            <text:p>2</text:p>
          </table:table-cell>
          <table:table-cell table:formula="of:=[refinding_tagstore.F10]" office:value-type="float" office:value="2">
            <text:p>2</text:p>
          </table:table-cell>
          <table:table-cell table:formula="of:=[refinding_tagstore.G10]" office:value-type="float" office:value="2">
            <text:p>2</text:p>
          </table:table-cell>
          <table:table-cell table:formula="of:=[refinding_tagstore.H10]" office:value-type="float" office:value="29.9">
            <text:p>29,9</text:p>
          </table:table-cell>
          <table:table-cell table:formula="of:=[refinding_tagstore.I10]" office:value-type="float" office:value="2.4">
            <text:p>2,4</text:p>
          </table:table-cell>
          <table:table-cell table:formula="of:=[refinding_tagstore.J10]" office:value-type="string" office:string-value=" 'TC'">
            <text:p><text:s/>'TC'</text:p>
          </table:table-cell>
          <table:table-cell table:formula="of:=[refinding_tagstore.K10]" office:value-type="float" office:value="2.8">
            <text:p>2,8</text:p>
          </table:table-cell>
          <table:table-cell table:formula="of:=[refinding_tagstore.L10]" office:value-type="float" office:value="5.8">
            <text:p>5,8</text:p>
          </table:table-cell>
          <table:table-cell table:formula="of:=[refinding_tagstore.M10]" office:value-type="float" office:value="5.5">
            <text:p>5,5</text:p>
          </table:table-cell>
          <table:table-cell table:formula="of:=[refinding_tagstore.N10]" office:value-type="float" office:value="29.9">
            <text:p>29,9</text:p>
          </table:table-cell>
          <table:table-cell table:formula="of:=[refinding_tagstore.O10]" office:value-type="float" office:value="2.4">
            <text:p>2,4</text:p>
          </table:table-cell>
          <table:table-cell table:formula="of:=[refinding_tagstore.P10]" office:value-type="string" office:string-value="TC">
            <text:p>TC</text:p>
          </table:table-cell>
          <table:table-cell table:formula="of:=[refinding_tagstore.Q10]" office:value-type="float" office:value="2.8">
            <text:p>2,8</text:p>
          </table:table-cell>
          <table:table-cell table:formula="of:=[refinding_tagstore.R10]" office:value-type="float" office:value="5.8">
            <text:p>5,8</text:p>
          </table:table-cell>
          <table:table-cell table:formula="of:=[refinding_tagstore.S10]" office:value-type="float" office:value="5.5">
            <text:p>5,5</text:p>
          </table:table-cell>
          <table:table-cell table:number-columns-repeated="952"/>
        </table:table-row>
        <table:table-row table:style-name="ro1">
          <table:table-cell table:formula="of:=[refinding_folders.A12]" office:value-type="float" office:value="12">
            <text:p>12</text:p>
          </table:table-cell>
          <table:table-cell table:formula="of:=[filing_folders_raw.B12]" office:value-type="float" office:value="494">
            <text:p>494</text:p>
          </table:table-cell>
          <table:table-cell table:formula="of:=[filing_folders_raw.C12]" office:value-type="float" office:value="455">
            <text:p>455</text:p>
          </table:table-cell>
          <table:table-cell table:formula="of:=[filing_folders_raw.D12]" office:value-type="float" office:value="464">
            <text:p>464</text:p>
          </table:table-cell>
          <table:table-cell table:formula="of:=[filing_folders_raw.E12]" office:value-type="float" office:value="425">
            <text:p>425</text:p>
          </table:table-cell>
          <table:table-cell table:formula="of:=[filing_folders_raw.F12]" office:value-type="float" office:value="39">
            <text:p>39</text:p>
          </table:table-cell>
          <table:table-cell table:formula="of:=[filing_folders_raw.G12]" office:value-type="float" office:value="39">
            <text:p>39</text:p>
          </table:table-cell>
          <table:table-cell table:formula="of:=[filing_folders_raw.H12]" office:value-type="float" office:value="8">
            <text:p>8</text:p>
          </table:table-cell>
          <table:table-cell table:formula="of:=[filing_folders_raw.I12]" office:value-type="float" office:value="31">
            <text:p>31</text:p>
          </table:table-cell>
          <table:table-cell table:formula="of:=[filing_folders_raw.J12]" office:value-type="float" office:value="0">
            <text:p>0</text:p>
          </table:table-cell>
          <table:table-cell table:formula="of:=[filing_folders_raw.K12]" office:value-type="float" office:value="16">
            <text:p>16</text:p>
          </table:table-cell>
          <table:table-cell table:formula="of:=[filing_folders_raw.L12]" office:value-type="float" office:value="7">
            <text:p>7</text:p>
          </table:table-cell>
          <table:table-cell table:formula="of:=[filing_folders_raw.M12]" office:value-type="float" office:value="0">
            <text:p>0</text:p>
          </table:table-cell>
          <table:table-cell table:formula="of:=[filing_folders_raw.N12]" office:value-type="float" office:value="1">
            <text:p>1</text:p>
          </table:table-cell>
          <table:table-cell table:formula="of:=[filing_folders_raw.O12]" office:value-type="float" office:value="1">
            <text:p>1</text:p>
          </table:table-cell>
          <table:table-cell table:formula="of:=[filing_tagstore_raw.B12]" office:value-type="float" office:value="758">
            <text:p>758</text:p>
          </table:table-cell>
          <table:table-cell table:formula="of:=[filing_tagstore_raw.C12]" office:value-type="float" office:value="675">
            <text:p>675</text:p>
          </table:table-cell>
          <table:table-cell table:formula="of:=[filing_tagstore_raw.D12]" office:value-type="float" office:value="530">
            <text:p>530</text:p>
          </table:table-cell>
          <table:table-cell table:formula="of:=[filing_tagstore_raw.E12]" office:value-type="float" office:value="453">
            <text:p>453</text:p>
          </table:table-cell>
          <table:table-cell table:formula="of:=[filing_tagstore_raw.F12]" office:value-type="float" office:value="228">
            <text:p>228</text:p>
          </table:table-cell>
          <table:table-cell table:formula="of:=[filing_tagstore_raw.H12]" office:value-type="float" office:value="222">
            <text:p>222</text:p>
          </table:table-cell>
          <table:table-cell table:formula="of:=[filing_tagstore_raw.I12]" office:value-type="float" office:value="83">
            <text:p>83</text:p>
          </table:table-cell>
          <table:table-cell table:formula="of:=[filing_tagstore_raw.J12]" office:value-type="float" office:value="77">
            <text:p>77</text:p>
          </table:table-cell>
          <table:table-cell table:formula="of:=[filing_tagstore_raw.K12]" office:value-type="float" office:value="6">
            <text:p>6</text:p>
          </table:table-cell>
          <table:table-cell table:formula="of:=[filing_tagstore_raw.L12]" office:value-type="float" office:value="32">
            <text:p>32</text:p>
          </table:table-cell>
          <table:table-cell table:formula="of:=[filing_tagstore_raw.M12]" office:value-type="float" office:value="6">
            <text:p>6</text:p>
          </table:table-cell>
          <table:table-cell table:formula="of:=[filing_tagstore_raw.N12]" office:value-type="float" office:value="45">
            <text:p>45</text:p>
          </table:table-cell>
          <table:table-cell table:formula="of:=[filing_tagstore_raw.O12]" office:value-type="float" office:value="88">
            <text:p>88</text:p>
          </table:table-cell>
          <table:table-cell table:formula="of:=[filing_tagstore_raw.P12]" office:value-type="float" office:value="2.93">
            <text:p>2,93</text:p>
          </table:table-cell>
          <table:table-cell table:formula="of:=[filing_tagstore_raw.Q12]" office:value-type="float" office:value="0">
            <text:p>0</text:p>
          </table:table-cell>
          <table:table-cell table:formula="of:=[filing_tagstore_raw.R12]" office:value-type="float" office:value="8">
            <text:p>8</text:p>
          </table:table-cell>
          <table:table-cell table:formula="of:=[filing_tagstore_raw.S12]" office:value-type="float" office:value="9">
            <text:p>9</text:p>
          </table:table-cell>
          <table:table-cell table:formula="of:=[filing_tagstore_raw.T12]" office:value-type="string" office:string-value="3, 3, 2, 4, 3, 2, 3, 3, 2, 2, 2, 3, 3, 3, 3, 3, 4, 5, 3, 4, 3, 3, 3, 3, 3, 3, 3, 2, 2, 3">
            <text:p>3, 3, 2, 4, 3, 2, 3, 3, 2, 2, 2, 3, 3, 3, 3, 3, 4, 5, 3, 4, 3, 3, 3, 3, 3, 3, 3, 2, 2, 3</text:p>
          </table:table-cell>
          <table:table-cell table:formula="of:=[filing_tagstore_raw.U12]" office:value-type="string" office:string-value="17, 15, 18, 11, 16, 11, 25, 11, 8, 3, 8, 10, 11, 9, 8, 8, 22, 11, 14, 16, 23, 16, 17, 15, 9, 9, 37, 12, 8, 42">
            <text:p>17, 15, 18, 11, 16, 11, 25, 11, 8, 3, 8, 10, 11, 9, 8, 8, 22, 11, 14, 16, 23, 16, 17, 15, 9, 9, 37, 12, 8, 42</text:p>
          </table:table-cell>
          <table:table-cell table:formula="of:=[filing_tagstore_raw.V12]" office:value-type="float" office:value="8">
            <text:p>8</text:p>
          </table:table-cell>
          <table:table-cell table:formula="of:=[refinding_folders.B12]" office:value-type="float" office:value="13">
            <text:p>13</text:p>
          </table:table-cell>
          <table:table-cell table:formula="of:=[refinding_folders.C12]" office:value-type="float" office:value="2">
            <text:p>2</text:p>
          </table:table-cell>
          <table:table-cell table:formula="of:=[refinding_folders.D12]" office:value-type="float" office:value="5">
            <text:p>5</text:p>
          </table:table-cell>
          <table:table-cell table:formula="of:=[refinding_folders.E12]" office:value-type="float" office:value="4">
            <text:p>4</text:p>
          </table:table-cell>
          <table:table-cell table:formula="of:=[refinding_folders.F12]" office:value-type="float" office:value="3">
            <text:p>3</text:p>
          </table:table-cell>
          <table:table-cell table:formula="of:=[refinding_folders.G12]" office:value-type="float" office:value="3">
            <text:p>3</text:p>
          </table:table-cell>
          <table:table-cell table:formula="of:=[refinding_folders.H12]" office:value-type="string" office:string-value="42,9">
            <text:p>42,9</text:p>
          </table:table-cell>
          <table:table-cell table:formula="of:=[refinding_folders.I12]" office:value-type="string" office:string-value=" 1,9">
            <text:p><text:s/>1,9</text:p>
          </table:table-cell>
          <table:table-cell table:formula="of:=[refinding_folders.J12]" office:value-type="string" office:string-value=" 12,3">
            <text:p><text:s/>12,3</text:p>
          </table:table-cell>
          <table:table-cell table:formula="of:=[refinding_folders.K12]" office:value-type="string" office:string-value=" 5,8">
            <text:p><text:s/>5,8</text:p>
          </table:table-cell>
          <table:table-cell table:formula="of:=[refinding_folders.L12]" office:value-type="string" office:string-value=" 7,6">
            <text:p><text:s/>7,6</text:p>
          </table:table-cell>
          <table:table-cell table:formula="of:=[refinding_folders.M12]" office:value-type="string" office:string-value=" 3,4">
            <text:p><text:s/>3,4</text:p>
          </table:table-cell>
          <table:table-cell table:formula="of:=[refinding_folders.N12]" office:value-type="float" office:value="42.9">
            <text:p>42,9</text:p>
          </table:table-cell>
          <table:table-cell table:formula="of:=[refinding_folders.O12]" office:value-type="float" office:value="1.9">
            <text:p>1,9</text:p>
          </table:table-cell>
          <table:table-cell table:formula="of:=[refinding_folders.P12]" office:value-type="float" office:value="12.3">
            <text:p>12,3</text:p>
          </table:table-cell>
          <table:table-cell table:formula="of:=[refinding_folders.Q12]" office:value-type="float" office:value="5.8">
            <text:p>5,8</text:p>
          </table:table-cell>
          <table:table-cell table:formula="of:=[refinding_folders.R12]" office:value-type="float" office:value="7.6">
            <text:p>7,6</text:p>
          </table:table-cell>
          <table:table-cell table:formula="of:=[refinding_folders.S12]" office:value-type="float" office:value="3.4">
            <text:p>3,4</text:p>
          </table:table-cell>
          <table:table-cell table:formula="of:=[refinding_tagstore.B12]" office:value-type="float" office:value="2">
            <text:p>2</text:p>
          </table:table-cell>
          <table:table-cell table:formula="of:=[refinding_tagstore.C12]" office:value-type="float" office:value="2">
            <text:p>2</text:p>
          </table:table-cell>
          <table:table-cell table:formula="of:=[refinding_tagstore.D12]" office:value-type="float" office:value="3">
            <text:p>3</text:p>
          </table:table-cell>
          <table:table-cell table:formula="of:=[refinding_tagstore.E12]" office:value-type="float" office:value="3">
            <text:p>3</text:p>
          </table:table-cell>
          <table:table-cell table:formula="of:=[refinding_tagstore.F12]" office:value-type="float" office:value="2">
            <text:p>2</text:p>
          </table:table-cell>
          <table:table-cell table:formula="of:=[refinding_tagstore.G12]" office:value-type="float" office:value="2">
            <text:p>2</text:p>
          </table:table-cell>
          <table:table-cell table:formula="of:=[refinding_tagstore.H12]" office:value-type="float" office:value="2.4">
            <text:p>2,4</text:p>
          </table:table-cell>
          <table:table-cell table:formula="of:=[refinding_tagstore.I12]" office:value-type="float" office:value="2.7">
            <text:p>2,7</text:p>
          </table:table-cell>
          <table:table-cell table:formula="of:=[refinding_tagstore.J12]" office:value-type="float" office:value="7.1">
            <text:p>7,1</text:p>
          </table:table-cell>
          <table:table-cell table:formula="of:=[refinding_tagstore.K12]" office:value-type="float" office:value="6.2">
            <text:p>6,2</text:p>
          </table:table-cell>
          <table:table-cell table:formula="of:=[refinding_tagstore.L12]" office:value-type="float" office:value="3.8">
            <text:p>3,8</text:p>
          </table:table-cell>
          <table:table-cell table:formula="of:=[refinding_tagstore.M12]" office:value-type="float" office:value="5.1">
            <text:p>5,1</text:p>
          </table:table-cell>
          <table:table-cell table:formula="of:=[refinding_tagstore.N12]" office:value-type="float" office:value="2.4">
            <text:p>2,4</text:p>
          </table:table-cell>
          <table:table-cell table:formula="of:=[refinding_tagstore.O12]" office:value-type="float" office:value="2.7">
            <text:p>2,7</text:p>
          </table:table-cell>
          <table:table-cell table:formula="of:=[refinding_tagstore.P12]" office:value-type="float" office:value="7.1">
            <text:p>7,1</text:p>
          </table:table-cell>
          <table:table-cell table:formula="of:=[refinding_tagstore.Q12]" office:value-type="float" office:value="6.2">
            <text:p>6,2</text:p>
          </table:table-cell>
          <table:table-cell table:formula="of:=[refinding_tagstore.R12]" office:value-type="float" office:value="3.8">
            <text:p>3,8</text:p>
          </table:table-cell>
          <table:table-cell table:formula="of:=[refinding_tagstore.S12]" office:value-type="float" office:value="5.1">
            <text:p>5,1</text:p>
          </table:table-cell>
          <table:table-cell table:number-columns-repeated="952"/>
        </table:table-row>
        <table:table-row table:style-name="ro1">
          <table:table-cell table:formula="of:=[refinding_folders.A13]" office:value-type="float" office:value="13">
            <text:p>13</text:p>
          </table:table-cell>
          <table:table-cell table:formula="of:=[filing_folders_raw.B13]" office:value-type="float" office:value="456">
            <text:p>456</text:p>
          </table:table-cell>
          <table:table-cell table:formula="of:=[filing_folders_raw.C13]" office:value-type="float" office:value="393">
            <text:p>393</text:p>
          </table:table-cell>
          <table:table-cell table:formula="of:=[filing_folders_raw.D13]" office:value-type="float" office:value="387">
            <text:p>387</text:p>
          </table:table-cell>
          <table:table-cell table:formula="of:=[filing_folders_raw.E13]" office:value-type="float" office:value="334">
            <text:p>334</text:p>
          </table:table-cell>
          <table:table-cell table:formula="of:=[filing_folders_raw.F13]" office:value-type="float" office:value="63">
            <text:p>63</text:p>
          </table:table-cell>
          <table:table-cell table:formula="of:=[filing_folders_raw.G13]" office:value-type="float" office:value="53">
            <text:p>53</text:p>
          </table:table-cell>
          <table:table-cell table:formula="of:=[filing_folders_raw.H13]" office:value-type="float" office:value="59">
            <text:p>59</text:p>
          </table:table-cell>
          <table:table-cell table:formula="of:=[filing_folders_raw.I13]" office:value-type="float" office:value="4">
            <text:p>4</text:p>
          </table:table-cell>
          <table:table-cell table:formula="of:=[filing_folders_raw.J13]" office:value-type="float" office:value="0">
            <text:p>0</text:p>
          </table:table-cell>
          <table:table-cell table:formula="of:=[filing_folders_raw.K13]" office:value-type="float" office:value="10">
            <text:p>10</text:p>
          </table:table-cell>
          <table:table-cell table:formula="of:=[filing_folders_raw.L13]" office:value-type="float" office:value="6">
            <text:p>6</text:p>
          </table:table-cell>
          <table:table-cell table:formula="of:=[filing_folders_raw.M13]" office:value-type="float" office:value="2">
            <text:p>2</text:p>
          </table:table-cell>
          <table:table-cell table:formula="of:=[filing_folders_raw.N13]" office:value-type="float" office:value="2">
            <text:p>2</text:p>
          </table:table-cell>
          <table:table-cell table:formula="of:=[filing_folders_raw.O13]" office:value-type="float" office:value="1">
            <text:p>1</text:p>
          </table:table-cell>
          <table:table-cell table:formula="of:=[filing_tagstore_raw.B13]" office:value-type="float" office:value="721">
            <text:p>721</text:p>
          </table:table-cell>
          <table:table-cell table:formula="of:=[filing_tagstore_raw.C13]" office:value-type="float" office:value="538">
            <text:p>538</text:p>
          </table:table-cell>
          <table:table-cell table:formula="of:=[filing_tagstore_raw.D13]" office:value-type="float" office:value="496">
            <text:p>496</text:p>
          </table:table-cell>
          <table:table-cell table:formula="of:=[filing_tagstore_raw.E13]" office:value-type="float" office:value="329">
            <text:p>329</text:p>
          </table:table-cell>
          <table:table-cell table:formula="of:=[filing_tagstore_raw.F13]" office:value-type="float" office:value="225">
            <text:p>225</text:p>
          </table:table-cell>
          <table:table-cell table:formula="of:=[filing_tagstore_raw.H13]" office:value-type="float" office:value="209">
            <text:p>209</text:p>
          </table:table-cell>
          <table:table-cell table:formula="of:=[filing_tagstore_raw.I13]" office:value-type="float" office:value="183">
            <text:p>183</text:p>
          </table:table-cell>
          <table:table-cell table:formula="of:=[filing_tagstore_raw.J13]" office:value-type="float" office:value="167">
            <text:p>167</text:p>
          </table:table-cell>
          <table:table-cell table:formula="of:=[filing_tagstore_raw.K13]" office:value-type="float" office:value="16">
            <text:p>16</text:p>
          </table:table-cell>
          <table:table-cell table:formula="of:=[filing_tagstore_raw.L13]" office:value-type="float" office:value="98">
            <text:p>98</text:p>
          </table:table-cell>
          <table:table-cell table:formula="of:=[filing_tagstore_raw.M13]" office:value-type="float" office:value="46">
            <text:p>46</text:p>
          </table:table-cell>
          <table:table-cell table:formula="of:=[filing_tagstore_raw.N13]" office:value-type="float" office:value="39">
            <text:p>39</text:p>
          </table:table-cell>
          <table:table-cell table:formula="of:=[filing_tagstore_raw.O13]" office:value-type="float" office:value="84">
            <text:p>84</text:p>
          </table:table-cell>
          <table:table-cell table:formula="of:=[filing_tagstore_raw.P13]" office:value-type="float" office:value="2.8">
            <text:p>2,8</text:p>
          </table:table-cell>
          <table:table-cell table:formula="of:=[filing_tagstore_raw.Q13]" office:value-type="float" office:value="0">
            <text:p>0</text:p>
          </table:table-cell>
          <table:table-cell table:formula="of:=[filing_tagstore_raw.R13]" office:value-type="float" office:value="10">
            <text:p>10</text:p>
          </table:table-cell>
          <table:table-cell table:formula="of:=[filing_tagstore_raw.S13]" office:value-type="float" office:value="0">
            <text:p>0</text:p>
          </table:table-cell>
          <table:table-cell table:formula="of:=[filing_tagstore_raw.T13]" office:value-type="string" office:string-value="3, 2, 3, 3, 3, 3, 3, 1, 4, 1, 3, 2, 3, 2, 2, 3, 4, 3, 3, 1, 5, 5, 2, 2, 3, 3, 3, 4, 3, 2">
            <text:p>3, 2, 3, 3, 3, 3, 3, 1, 4, 1, 3, 2, 3, 2, 2, 3, 4, 3, 3, 1, 5, 5, 2, 2, 3, 3, 3, 4, 3, 2</text:p>
          </table:table-cell>
          <table:table-cell table:formula="of:=[filing_tagstore_raw.U13]" office:value-type="string" office:string-value="13, 11, 7, 9, 15, 4, 10, 8, 8, 8, 12, 11, 12, 13, 5, 5, 13, 13, 8, -9, 24, 26, 8, 6, 18, 9, 3, 21, 2, 23">
            <text:p>13, 11, 7, 9, 15, 4, 10, 8, 8, 8, 12, 11, 12, 13, 5, 5, 13, 13, 8, -9, 24, 26, 8, 6, 18, 9, 3, 21, 2, 23</text:p>
          </table:table-cell>
          <table:table-cell table:formula="of:=[filing_tagstore_raw.V13]" office:value-type="float" office:value="13">
            <text:p>13</text:p>
          </table:table-cell>
          <table:table-cell table:formula="of:=[refinding_folders.B13]" office:value-type="float" office:value="4">
            <text:p>4</text:p>
          </table:table-cell>
          <table:table-cell table:formula="of:=[refinding_folders.C13]" office:value-type="float" office:value="3">
            <text:p>3</text:p>
          </table:table-cell>
          <table:table-cell table:formula="of:=[refinding_folders.D13]" office:value-type="float" office:value="4">
            <text:p>4</text:p>
          </table:table-cell>
          <table:table-cell table:formula="of:=[refinding_folders.E13]" office:value-type="float" office:value="2">
            <text:p>2</text:p>
          </table:table-cell>
          <table:table-cell table:formula="of:=[refinding_folders.F13]" office:value-type="float" office:value="3">
            <text:p>3</text:p>
          </table:table-cell>
          <table:table-cell table:formula="of:=[refinding_folders.G13]" office:value-type="float" office:value="2">
            <text:p>2</text:p>
          </table:table-cell>
          <table:table-cell table:formula="of:=[refinding_folders.H13]" office:value-type="string" office:string-value="7,0">
            <text:p>7,0</text:p>
          </table:table-cell>
          <table:table-cell table:formula="of:=[refinding_folders.I13]" office:value-type="string" office:string-value=" 5,2">
            <text:p><text:s/>5,2</text:p>
          </table:table-cell>
          <table:table-cell table:formula="of:=[refinding_folders.J13]" office:value-type="string" office:string-value=" 5,0">
            <text:p><text:s/>5,0</text:p>
          </table:table-cell>
          <table:table-cell table:formula="of:=[refinding_folders.K13]" office:value-type="string" office:string-value=" 3,8">
            <text:p><text:s/>3,8</text:p>
          </table:table-cell>
          <table:table-cell table:formula="of:=[refinding_folders.L13]" office:value-type="string" office:string-value=" 5,1">
            <text:p><text:s/>5,1</text:p>
          </table:table-cell>
          <table:table-cell table:formula="of:=[refinding_folders.M13]" office:value-type="string" office:string-value=" 4,2">
            <text:p><text:s/>4,2</text:p>
          </table:table-cell>
          <table:table-cell table:formula="of:=[refinding_folders.N13]" office:value-type="float" office:value="7">
            <text:p>7</text:p>
          </table:table-cell>
          <table:table-cell table:formula="of:=[refinding_folders.O13]" office:value-type="float" office:value="5.2">
            <text:p>5,2</text:p>
          </table:table-cell>
          <table:table-cell table:formula="of:=[refinding_folders.P13]" office:value-type="float" office:value="5">
            <text:p>5</text:p>
          </table:table-cell>
          <table:table-cell table:formula="of:=[refinding_folders.Q13]" office:value-type="float" office:value="3.8">
            <text:p>3,8</text:p>
          </table:table-cell>
          <table:table-cell table:formula="of:=[refinding_folders.R13]" office:value-type="float" office:value="5.1">
            <text:p>5,1</text:p>
          </table:table-cell>
          <table:table-cell table:formula="of:=[refinding_folders.S13]" office:value-type="float" office:value="4.2">
            <text:p>4,2</text:p>
          </table:table-cell>
          <table:table-cell table:formula="of:=[refinding_tagstore.B13]" office:value-type="float" office:value="2">
            <text:p>2</text:p>
          </table:table-cell>
          <table:table-cell table:formula="of:=[refinding_tagstore.C13]" office:value-type="float" office:value="2">
            <text:p>2</text:p>
          </table:table-cell>
          <table:table-cell table:formula="of:=[refinding_tagstore.D13]" office:value-type="float" office:value="2">
            <text:p>2</text:p>
          </table:table-cell>
          <table:table-cell table:formula="of:=[refinding_tagstore.E13]" office:value-type="float" office:value="2">
            <text:p>2</text:p>
          </table:table-cell>
          <table:table-cell table:formula="of:=[refinding_tagstore.F13]" office:value-type="float" office:value="2">
            <text:p>2</text:p>
          </table:table-cell>
          <table:table-cell table:formula="of:=[refinding_tagstore.G13]" office:value-type="float" office:value="2">
            <text:p>2</text:p>
          </table:table-cell>
          <table:table-cell table:formula="of:=[refinding_tagstore.H13]" office:value-type="float" office:value="3.7">
            <text:p>3,7</text:p>
          </table:table-cell>
          <table:table-cell table:formula="of:=[refinding_tagstore.I13]" office:value-type="float" office:value="3.9">
            <text:p>3,9</text:p>
          </table:table-cell>
          <table:table-cell table:formula="of:=[refinding_tagstore.J13]" office:value-type="float" office:value="7.4">
            <text:p>7,4</text:p>
          </table:table-cell>
          <table:table-cell table:formula="of:=[refinding_tagstore.K13]" office:value-type="float" office:value="2">
            <text:p>2</text:p>
          </table:table-cell>
          <table:table-cell table:formula="of:=[refinding_tagstore.L13]" office:value-type="float" office:value="3.1">
            <text:p>3,1</text:p>
          </table:table-cell>
          <table:table-cell table:formula="of:=[refinding_tagstore.M13]" office:value-type="float" office:value="7.2">
            <text:p>7,2</text:p>
          </table:table-cell>
          <table:table-cell table:formula="of:=[refinding_tagstore.N13]" office:value-type="float" office:value="3.7">
            <text:p>3,7</text:p>
          </table:table-cell>
          <table:table-cell table:formula="of:=[refinding_tagstore.O13]" office:value-type="float" office:value="3.9">
            <text:p>3,9</text:p>
          </table:table-cell>
          <table:table-cell table:formula="of:=[refinding_tagstore.P13]" office:value-type="float" office:value="7.4">
            <text:p>7,4</text:p>
          </table:table-cell>
          <table:table-cell table:formula="of:=[refinding_tagstore.Q13]" office:value-type="float" office:value="2">
            <text:p>2</text:p>
          </table:table-cell>
          <table:table-cell table:formula="of:=[refinding_tagstore.R13]" office:value-type="float" office:value="3.1">
            <text:p>3,1</text:p>
          </table:table-cell>
          <table:table-cell table:formula="of:=[refinding_tagstore.S13]" office:value-type="float" office:value="7.2">
            <text:p>7,2</text:p>
          </table:table-cell>
          <table:table-cell table:number-columns-repeated="952"/>
        </table:table-row>
        <table:table-row table:style-name="ro1">
          <table:table-cell table:formula="of:=[refinding_folders.A17]" office:value-type="float" office:value="17">
            <text:p>17</text:p>
          </table:table-cell>
          <table:table-cell table:formula="of:=[filing_folders_raw.B17]" office:value-type="float" office:value="405">
            <text:p>405</text:p>
          </table:table-cell>
          <table:table-cell table:formula="of:=[filing_folders_raw.C17]" office:value-type="float" office:value="400">
            <text:p>400</text:p>
          </table:table-cell>
          <table:table-cell table:formula="of:=[filing_folders_raw.D17]" office:value-type="float" office:value="390">
            <text:p>390</text:p>
          </table:table-cell>
          <table:table-cell table:formula="of:=[filing_folders_raw.E17]" office:value-type="float" office:value="385">
            <text:p>385</text:p>
          </table:table-cell>
          <table:table-cell table:formula="of:=[filing_folders_raw.F17]" office:value-type="float" office:value="5">
            <text:p>5</text:p>
          </table:table-cell>
          <table:table-cell table:formula="of:=[filing_folders_raw.G17]" office:value-type="float" office:value="5">
            <text:p>5</text:p>
          </table:table-cell>
          <table:table-cell table:formula="of:=[filing_folders_raw.H17]" office:value-type="float" office:value="0">
            <text:p>0</text:p>
          </table:table-cell>
          <table:table-cell table:formula="of:=[filing_folders_raw.I17]" office:value-type="float" office:value="5">
            <text:p>5</text:p>
          </table:table-cell>
          <table:table-cell table:formula="of:=[filing_folders_raw.J17]" office:value-type="float" office:value="0">
            <text:p>0</text:p>
          </table:table-cell>
          <table:table-cell table:formula="of:=[filing_folders_raw.K17]" office:value-type="float" office:value="11">
            <text:p>11</text:p>
          </table:table-cell>
          <table:table-cell table:formula="of:=[filing_folders_raw.L17]" office:value-type="float" office:value="0">
            <text:p>0</text:p>
          </table:table-cell>
          <table:table-cell table:formula="of:=[filing_folders_raw.M17]" office:value-type="float" office:value="2">
            <text:p>2</text:p>
          </table:table-cell>
          <table:table-cell table:formula="of:=[filing_folders_raw.N17]" office:value-type="float" office:value="3">
            <text:p>3</text:p>
          </table:table-cell>
          <table:table-cell table:formula="of:=[filing_folders_raw.O17]" office:value-type="float" office:value="0">
            <text:p>0</text:p>
          </table:table-cell>
          <table:table-cell table:formula="of:=[filing_tagstore_raw.B17]" office:value-type="float" office:value="1476">
            <text:p>1476</text:p>
          </table:table-cell>
          <table:table-cell table:formula="of:=[filing_tagstore_raw.C17]" office:value-type="float" office:value="998">
            <text:p>998</text:p>
          </table:table-cell>
          <table:table-cell table:formula="of:=[filing_tagstore_raw.D17]" office:value-type="float" office:value="1141">
            <text:p>1141</text:p>
          </table:table-cell>
          <table:table-cell table:formula="of:=[filing_tagstore_raw.E17]" office:value-type="float" office:value="827">
            <text:p>827</text:p>
          </table:table-cell>
          <table:table-cell table:formula="of:=[filing_tagstore_raw.F17]" office:value-type="float" office:value="335">
            <text:p>335</text:p>
          </table:table-cell>
          <table:table-cell table:formula="of:=[filing_tagstore_raw.H17]" office:value-type="float" office:value="171">
            <text:p>171</text:p>
          </table:table-cell>
          <table:table-cell table:formula="of:=[filing_tagstore_raw.I17]" office:value-type="float" office:value="478">
            <text:p>478</text:p>
          </table:table-cell>
          <table:table-cell table:formula="of:=[filing_tagstore_raw.J17]" office:value-type="float" office:value="314">
            <text:p>314</text:p>
          </table:table-cell>
          <table:table-cell table:formula="of:=[filing_tagstore_raw.K17]" office:value-type="float" office:value="164">
            <text:p>164</text:p>
          </table:table-cell>
          <table:table-cell table:formula="of:=[filing_tagstore_raw.L17]" office:value-type="float" office:value="88">
            <text:p>88</text:p>
          </table:table-cell>
          <table:table-cell table:formula="of:=[filing_tagstore_raw.M17]" office:value-type="float" office:value="363">
            <text:p>363</text:p>
          </table:table-cell>
          <table:table-cell table:formula="of:=[filing_tagstore_raw.N17]" office:value-type="float" office:value="27">
            <text:p>27</text:p>
          </table:table-cell>
          <table:table-cell table:formula="of:=[filing_tagstore_raw.O17]" office:value-type="float" office:value="122">
            <text:p>122</text:p>
          </table:table-cell>
          <table:table-cell table:formula="of:=[filing_tagstore_raw.P17]" office:value-type="float" office:value="3.94">
            <text:p>3,94</text:p>
          </table:table-cell>
          <table:table-cell table:formula="of:=[filing_tagstore_raw.Q17]" office:value-type="float" office:value="0">
            <text:p>0</text:p>
          </table:table-cell>
          <table:table-cell table:formula="of:=[filing_tagstore_raw.R17]" office:value-type="float" office:value="0">
            <text:p>0</text:p>
          </table:table-cell>
          <table:table-cell table:formula="of:=[filing_tagstore_raw.S17]" office:value-type="float" office:value="4">
            <text:p>4</text:p>
          </table:table-cell>
          <table:table-cell table:formula="of:=[filing_tagstore_raw.T17]" office:value-type="string" office:string-value="4, 3, 4, 3, 3, 5, 6, 4, 4, 5, 6, 3, 6, 3, 3, 5, 4, 4, 4, 4, 4, 5, 4, 4, 4, 4, 4, 3, 4, 3">
            <text:p>4, 3, 4, 3, 3, 5, 6, 4, 4, 5, 6, 3, 6, 3, 3, 5, 4, 4, 4, 4, 4, 5, 4, 4, 4, 4, 4, 3, 4, 3</text:p>
          </table:table-cell>
          <table:table-cell table:formula="of:=[filing_tagstore_raw.U17]" office:value-type="string" office:string-value="25, 22, 19, 17, 33, 16, 36, 28, -11, 46, 22, 19, 22, 17, 27, 21, 34, 22, 27, 30, 22, 18, 29, 34, 28, 31, 29, 26, 15, 39">
            <text:p>25, 22, 19, 17, 33, 16, 36, 28, -11, 46, 22, 19, 22, 17, 27, 21, 34, 22, 27, 30, 22, 18, 29, 34, 28, 31, 29, 26, 15, 39</text:p>
          </table:table-cell>
          <table:table-cell table:formula="of:=[filing_tagstore_raw.V17]" office:value-type="float" office:value="12">
            <text:p>12</text:p>
          </table:table-cell>
          <table:table-cell table:formula="of:=[refinding_folders.B17]" office:value-type="float" office:value="3">
            <text:p>3</text:p>
          </table:table-cell>
          <table:table-cell table:formula="of:=[refinding_folders.C17]" office:value-type="float" office:value="2">
            <text:p>2</text:p>
          </table:table-cell>
          <table:table-cell table:formula="of:=[refinding_folders.D17]" office:value-type="float" office:value="3">
            <text:p>3</text:p>
          </table:table-cell>
          <table:table-cell table:formula="of:=[refinding_folders.E17]" office:value-type="float" office:value="2">
            <text:p>2</text:p>
          </table:table-cell>
          <table:table-cell table:formula="of:=[refinding_folders.F17]" office:value-type="float" office:value="3">
            <text:p>3</text:p>
          </table:table-cell>
          <table:table-cell table:formula="of:=[refinding_folders.G17]" office:value-type="float" office:value="2">
            <text:p>2</text:p>
          </table:table-cell>
          <table:table-cell table:formula="of:=[refinding_folders.H17]" office:value-type="string" office:string-value="4,6">
            <text:p>4,6</text:p>
          </table:table-cell>
          <table:table-cell table:formula="of:=[refinding_folders.I17]" office:value-type="string" office:string-value=" 1,6">
            <text:p><text:s/>1,6</text:p>
          </table:table-cell>
          <table:table-cell table:formula="of:=[refinding_folders.J17]" office:value-type="string" office:string-value=" 3,4">
            <text:p><text:s/>3,4</text:p>
          </table:table-cell>
          <table:table-cell table:formula="of:=[refinding_folders.K17]" office:value-type="string" office:string-value=" 4,1">
            <text:p><text:s/>4,1</text:p>
          </table:table-cell>
          <table:table-cell table:formula="of:=[refinding_folders.L17]" office:value-type="string" office:string-value=" 4,4">
            <text:p><text:s/>4,4</text:p>
          </table:table-cell>
          <table:table-cell table:formula="of:=[refinding_folders.M17]" office:value-type="string" office:string-value=" 3,8">
            <text:p><text:s/>3,8</text:p>
          </table:table-cell>
          <table:table-cell table:formula="of:=[refinding_folders.N17]" office:value-type="float" office:value="4.6">
            <text:p>4,6</text:p>
          </table:table-cell>
          <table:table-cell table:formula="of:=[refinding_folders.O17]" office:value-type="float" office:value="1.6">
            <text:p>1,6</text:p>
          </table:table-cell>
          <table:table-cell table:formula="of:=[refinding_folders.P17]" office:value-type="float" office:value="3.4">
            <text:p>3,4</text:p>
          </table:table-cell>
          <table:table-cell table:formula="of:=[refinding_folders.Q17]" office:value-type="float" office:value="4.1">
            <text:p>4,1</text:p>
          </table:table-cell>
          <table:table-cell table:formula="of:=[refinding_folders.R17]" office:value-type="float" office:value="4.4">
            <text:p>4,4</text:p>
          </table:table-cell>
          <table:table-cell table:formula="of:=[refinding_folders.S17]" office:value-type="float" office:value="3.8">
            <text:p>3,8</text:p>
          </table:table-cell>
          <table:table-cell table:formula="of:=[refinding_tagstore.B17]" office:value-type="float" office:value="2">
            <text:p>2</text:p>
          </table:table-cell>
          <table:table-cell table:formula="of:=[refinding_tagstore.C17]" office:value-type="float" office:value="2">
            <text:p>2</text:p>
          </table:table-cell>
          <table:table-cell table:formula="of:=[refinding_tagstore.D17]" office:value-type="float" office:value="2">
            <text:p>2</text:p>
          </table:table-cell>
          <table:table-cell table:formula="of:=[refinding_tagstore.E17]" office:value-type="float" office:value="2">
            <text:p>2</text:p>
          </table:table-cell>
          <table:table-cell table:formula="of:=[refinding_tagstore.F17]" office:value-type="float" office:value="2">
            <text:p>2</text:p>
          </table:table-cell>
          <table:table-cell table:formula="of:=[refinding_tagstore.G17]" office:value-type="float" office:value="2">
            <text:p>2</text:p>
          </table:table-cell>
          <table:table-cell table:formula="of:=[refinding_tagstore.H17]" office:value-type="float" office:value="5">
            <text:p>5</text:p>
          </table:table-cell>
          <table:table-cell table:formula="of:=[refinding_tagstore.I17]" office:value-type="float" office:value="5.6">
            <text:p>5,6</text:p>
          </table:table-cell>
          <table:table-cell table:formula="of:=[refinding_tagstore.J17]" office:value-type="float" office:value="6">
            <text:p>6</text:p>
          </table:table-cell>
          <table:table-cell table:formula="of:=[refinding_tagstore.K17]" office:value-type="float" office:value="14.2">
            <text:p>14,2</text:p>
          </table:table-cell>
          <table:table-cell table:formula="of:=[refinding_tagstore.L17]" office:value-type="float" office:value="2">
            <text:p>2</text:p>
          </table:table-cell>
          <table:table-cell table:formula="of:=[refinding_tagstore.M17]" office:value-type="float" office:value="6.6">
            <text:p>6,6</text:p>
          </table:table-cell>
          <table:table-cell table:formula="of:=[refinding_tagstore.N17]" office:value-type="float" office:value="5">
            <text:p>5</text:p>
          </table:table-cell>
          <table:table-cell table:formula="of:=[refinding_tagstore.O17]" office:value-type="float" office:value="5.6">
            <text:p>5,6</text:p>
          </table:table-cell>
          <table:table-cell table:formula="of:=[refinding_tagstore.P17]" office:value-type="float" office:value="6">
            <text:p>6</text:p>
          </table:table-cell>
          <table:table-cell table:formula="of:=[refinding_tagstore.Q17]" office:value-type="float" office:value="14.2">
            <text:p>14,2</text:p>
          </table:table-cell>
          <table:table-cell table:formula="of:=[refinding_tagstore.R17]" office:value-type="float" office:value="2">
            <text:p>2</text:p>
          </table:table-cell>
          <table:table-cell table:formula="of:=[refinding_tagstore.S17]" office:value-type="float" office:value="6.6">
            <text:p>6,6</text:p>
          </table:table-cell>
          <table:table-cell table:number-columns-repeated="952"/>
        </table:table-row>
        <table:table-row table:style-name="ro1">
          <table:table-cell table:formula="of:=[refinding_folders.A18]" office:value-type="float" office:value="18">
            <text:p>18</text:p>
          </table:table-cell>
          <table:table-cell table:formula="of:=[filing_folders_raw.B18]" office:value-type="float" office:value="392">
            <text:p>392</text:p>
          </table:table-cell>
          <table:table-cell table:formula="of:=[filing_folders_raw.C18]" office:value-type="float" office:value="373">
            <text:p>373</text:p>
          </table:table-cell>
          <table:table-cell table:formula="of:=[filing_folders_raw.D18]" office:value-type="float" office:value="377">
            <text:p>377</text:p>
          </table:table-cell>
          <table:table-cell table:formula="of:=[filing_folders_raw.E18]" office:value-type="float" office:value="358">
            <text:p>358</text:p>
          </table:table-cell>
          <table:table-cell table:formula="of:=[filing_folders_raw.F18]" office:value-type="float" office:value="19">
            <text:p>19</text:p>
          </table:table-cell>
          <table:table-cell table:formula="of:=[filing_folders_raw.G18]" office:value-type="float" office:value="19">
            <text:p>19</text:p>
          </table:table-cell>
          <table:table-cell table:formula="of:=[filing_folders_raw.H18]" office:value-type="float" office:value="0">
            <text:p>0</text:p>
          </table:table-cell>
          <table:table-cell table:formula="of:=[filing_folders_raw.I18]" office:value-type="float" office:value="19">
            <text:p>19</text:p>
          </table:table-cell>
          <table:table-cell table:formula="of:=[filing_folders_raw.J18]" office:value-type="float" office:value="0">
            <text:p>0</text:p>
          </table:table-cell>
          <table:table-cell table:formula="of:=[filing_folders_raw.K18]" office:value-type="float" office:value="10">
            <text:p>10</text:p>
          </table:table-cell>
          <table:table-cell table:formula="of:=[filing_folders_raw.L18]" office:value-type="float" office:value="13">
            <text:p>13</text:p>
          </table:table-cell>
          <table:table-cell table:formula="of:=[filing_folders_raw.M18]" office:value-type="float" office:value="0">
            <text:p>0</text:p>
          </table:table-cell>
          <table:table-cell table:formula="of:=[filing_folders_raw.N18]" office:value-type="float" office:value="0">
            <text:p>0</text:p>
          </table:table-cell>
          <table:table-cell table:formula="of:=[filing_folders_raw.O18]" office:value-type="float" office:value="0">
            <text:p>0</text:p>
          </table:table-cell>
          <table:table-cell table:formula="of:=[filing_tagstore_raw.B18]" office:value-type="float" office:value="765">
            <text:p>765</text:p>
          </table:table-cell>
          <table:table-cell table:formula="of:=[filing_tagstore_raw.C18]" office:value-type="float" office:value="667">
            <text:p>667</text:p>
          </table:table-cell>
          <table:table-cell table:formula="of:=[filing_tagstore_raw.D18]" office:value-type="float" office:value="491">
            <text:p>491</text:p>
          </table:table-cell>
          <table:table-cell table:formula="of:=[filing_tagstore_raw.E18]" office:value-type="float" office:value="442">
            <text:p>442</text:p>
          </table:table-cell>
          <table:table-cell table:formula="of:=[filing_tagstore_raw.F18]" office:value-type="float" office:value="274">
            <text:p>274</text:p>
          </table:table-cell>
          <table:table-cell table:formula="of:=[filing_tagstore_raw.H18]" office:value-type="float" office:value="225">
            <text:p>225</text:p>
          </table:table-cell>
          <table:table-cell table:formula="of:=[filing_tagstore_raw.I18]" office:value-type="float" office:value="98">
            <text:p>98</text:p>
          </table:table-cell>
          <table:table-cell table:formula="of:=[filing_tagstore_raw.J18]" office:value-type="float" office:value="49">
            <text:p>49</text:p>
          </table:table-cell>
          <table:table-cell table:formula="of:=[filing_tagstore_raw.K18]" office:value-type="float" office:value="49">
            <text:p>49</text:p>
          </table:table-cell>
          <table:table-cell table:formula="of:=[filing_tagstore_raw.L18]" office:value-type="float" office:value="23">
            <text:p>23</text:p>
          </table:table-cell>
          <table:table-cell table:formula="of:=[filing_tagstore_raw.M18]" office:value-type="float" office:value="49">
            <text:p>49</text:p>
          </table:table-cell>
          <table:table-cell table:formula="of:=[filing_tagstore_raw.N18]" office:value-type="float" office:value="26">
            <text:p>26</text:p>
          </table:table-cell>
          <table:table-cell table:formula="of:=[filing_tagstore_raw.O18]" office:value-type="float" office:value="103">
            <text:p>103</text:p>
          </table:table-cell>
          <table:table-cell table:formula="of:=[filing_tagstore_raw.P18]" office:value-type="float" office:value="3.43">
            <text:p>3,43</text:p>
          </table:table-cell>
          <table:table-cell table:formula="of:=[filing_tagstore_raw.Q18]" office:value-type="float" office:value="3">
            <text:p>3</text:p>
          </table:table-cell>
          <table:table-cell table:formula="of:=[filing_tagstore_raw.R18]" office:value-type="float" office:value="12">
            <text:p>12</text:p>
          </table:table-cell>
          <table:table-cell table:formula="of:=[filing_tagstore_raw.S18]" office:value-type="float" office:value="2">
            <text:p>2</text:p>
          </table:table-cell>
          <table:table-cell table:formula="of:=[filing_tagstore_raw.T18]" office:value-type="string" office:string-value="3, 2, 3, 3, 2, 2, 3, 3, 3, 3, 4, 3, 3, 4, 4, 4, 4, 3, 5, 5, 3, 5, 4, 3, 4, 4, 3, 4, 3, 4">
            <text:p>3, 2, 3, 3, 2, 2, 3, 3, 3, 3, 4, 3, 3, 4, 4, 4, 4, 3, 5, 5, 3, 5, 4, 3, 4, 4, 3, 4, 3, 4</text:p>
          </table:table-cell>
          <table:table-cell table:formula="of:=[filing_tagstore_raw.U18]" office:value-type="string" office:string-value="8, 7, 14, 10, 5, 8, 13, 6, 14, 7, 15, 20, 15, 10, 13, 9, 21, 7, 14, 19, 15, 12, 16, 20, 12, 18, 22, 21, 24, 27">
            <text:p>8, 7, 14, 10, 5, 8, 13, 6, 14, 7, 15, 20, 15, 10, 13, 9, 21, 7, 14, 19, 15, 12, 16, 20, 12, 18, 22, 21, 24, 27</text:p>
          </table:table-cell>
          <table:table-cell table:formula="of:=[filing_tagstore_raw.V18]" office:value-type="float" office:value="14">
            <text:p>14</text:p>
          </table:table-cell>
          <table:table-cell table:formula="of:=[refinding_folders.B18]" office:value-type="float" office:value="2">
            <text:p>2</text:p>
          </table:table-cell>
          <table:table-cell table:formula="of:=[refinding_folders.C18]" office:value-type="float" office:value="2">
            <text:p>2</text:p>
          </table:table-cell>
          <table:table-cell table:formula="of:=[refinding_folders.D18]" office:value-type="float" office:value="2">
            <text:p>2</text:p>
          </table:table-cell>
          <table:table-cell table:formula="of:=[refinding_folders.E18]" office:value-type="float" office:value="2">
            <text:p>2</text:p>
          </table:table-cell>
          <table:table-cell table:formula="of:=[refinding_folders.F18]" office:value-type="float" office:value="2">
            <text:p>2</text:p>
          </table:table-cell>
          <table:table-cell table:formula="of:=[refinding_folders.G18]" office:value-type="float" office:value="3">
            <text:p>3</text:p>
          </table:table-cell>
          <table:table-cell table:formula="of:=[refinding_folders.H18]" office:value-type="string" office:string-value="7,1">
            <text:p>7,1</text:p>
          </table:table-cell>
          <table:table-cell table:formula="of:=[refinding_folders.I18]" office:value-type="string" office:string-value=" 4,5">
            <text:p><text:s/>4,5</text:p>
          </table:table-cell>
          <table:table-cell table:formula="of:=[refinding_folders.J18]" office:value-type="string" office:string-value=" 7,0">
            <text:p><text:s/>7,0</text:p>
          </table:table-cell>
          <table:table-cell table:formula="of:=[refinding_folders.K18]" office:value-type="string" office:string-value=" 7,6">
            <text:p><text:s/>7,6</text:p>
          </table:table-cell>
          <table:table-cell table:formula="of:=[refinding_folders.L18]" office:value-type="string" office:string-value=" 5,5">
            <text:p><text:s/>5,5</text:p>
          </table:table-cell>
          <table:table-cell table:formula="of:=[refinding_folders.M18]" office:value-type="string" office:string-value=" 7,5">
            <text:p><text:s/>7,5</text:p>
          </table:table-cell>
          <table:table-cell table:formula="of:=[refinding_folders.N18]" office:value-type="float" office:value="7.1">
            <text:p>7,1</text:p>
          </table:table-cell>
          <table:table-cell table:formula="of:=[refinding_folders.O18]" office:value-type="float" office:value="4.5">
            <text:p>4,5</text:p>
          </table:table-cell>
          <table:table-cell table:formula="of:=[refinding_folders.P18]" office:value-type="float" office:value="7">
            <text:p>7</text:p>
          </table:table-cell>
          <table:table-cell table:formula="of:=[refinding_folders.Q18]" office:value-type="float" office:value="7.6">
            <text:p>7,6</text:p>
          </table:table-cell>
          <table:table-cell table:formula="of:=[refinding_folders.R18]" office:value-type="float" office:value="5.5">
            <text:p>5,5</text:p>
          </table:table-cell>
          <table:table-cell table:formula="of:=[refinding_folders.S18]" office:value-type="float" office:value="7.5">
            <text:p>7,5</text:p>
          </table:table-cell>
          <table:table-cell table:formula="of:=[refinding_tagstore.B18]" office:value-type="float" office:value="2">
            <text:p>2</text:p>
          </table:table-cell>
          <table:table-cell table:formula="of:=[refinding_tagstore.C18]" office:value-type="float" office:value="2">
            <text:p>2</text:p>
          </table:table-cell>
          <table:table-cell table:formula="of:=[refinding_tagstore.D18]" office:value-type="float" office:value="2">
            <text:p>2</text:p>
          </table:table-cell>
          <table:table-cell table:formula="of:=[refinding_tagstore.E18]" office:value-type="float" office:value="4">
            <text:p>4</text:p>
          </table:table-cell>
          <table:table-cell table:formula="of:=[refinding_tagstore.F18]" office:value-type="float" office:value="2">
            <text:p>2</text:p>
          </table:table-cell>
          <table:table-cell table:formula="of:=[refinding_tagstore.G18]" office:value-type="float" office:value="3">
            <text:p>3</text:p>
          </table:table-cell>
          <table:table-cell table:formula="of:=[refinding_tagstore.H18]" office:value-type="float" office:value="6.7">
            <text:p>6,7</text:p>
          </table:table-cell>
          <table:table-cell table:formula="of:=[refinding_tagstore.I18]" office:value-type="float" office:value="5.6">
            <text:p>5,6</text:p>
          </table:table-cell>
          <table:table-cell table:formula="of:=[refinding_tagstore.J18]" office:value-type="float" office:value="7.2">
            <text:p>7,2</text:p>
          </table:table-cell>
          <table:table-cell table:formula="of:=[refinding_tagstore.K18]" office:value-type="float" office:value="12.3">
            <text:p>12,3</text:p>
          </table:table-cell>
          <table:table-cell table:formula="of:=[refinding_tagstore.L18]" office:value-type="float" office:value="5.1">
            <text:p>5,1</text:p>
          </table:table-cell>
          <table:table-cell table:formula="of:=[refinding_tagstore.M18]" office:value-type="float" office:value="6.6">
            <text:p>6,6</text:p>
          </table:table-cell>
          <table:table-cell table:formula="of:=[refinding_tagstore.N18]" office:value-type="float" office:value="6.7">
            <text:p>6,7</text:p>
          </table:table-cell>
          <table:table-cell table:formula="of:=[refinding_tagstore.O18]" office:value-type="float" office:value="5.6">
            <text:p>5,6</text:p>
          </table:table-cell>
          <table:table-cell table:formula="of:=[refinding_tagstore.P18]" office:value-type="float" office:value="7.2">
            <text:p>7,2</text:p>
          </table:table-cell>
          <table:table-cell table:formula="of:=[refinding_tagstore.Q18]" office:value-type="float" office:value="12.3">
            <text:p>12,3</text:p>
          </table:table-cell>
          <table:table-cell table:formula="of:=[refinding_tagstore.R18]" office:value-type="float" office:value="5.1">
            <text:p>5,1</text:p>
          </table:table-cell>
          <table:table-cell table:formula="of:=[refinding_tagstore.S18]" office:value-type="float" office:value="6.6">
            <text:p>6,6</text:p>
          </table:table-cell>
          <table:table-cell table:number-columns-repeated="952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Combined_Performance.D1:Combined_Performance.E1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-€ 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kzent1" style:display-name="Excel_BuiltIn_20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2" style:display-name="Excel_BuiltIn_20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3" style:display-name="Excel_BuiltIn_20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4" style:display-name="Excel_BuiltIn_2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5" style:display-name="Excel_BuiltIn_20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6" style:display-name="Excel_BuiltIn_2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1" style:display-name="Excel_BuiltIn_40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2" style:display-name="Excel_BuiltIn_40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3" style:display-name="Excel_BuiltIn_40% - Akz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4" style:display-name="Excel_BuiltIn_4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5" style:display-name="Excel_BuiltIn_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6" style:display-name="Excel_BuiltIn_40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1" style:display-name="Excel_BuiltIn_60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2" style:display-name="Excel_BuiltIn_60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3" style:display-name="Excel_BuiltIn_60% - Akz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4" style:display-name="Excel_BuiltIn_60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5" style:display-name="Excel_BuiltIn_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6" style:display-name="Excel_BuiltIn_60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.02.2012</text:date>, <text:time>23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ground_20_Q" style:display-name="PageStyle_Background 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Data" style:display-name="PageStyle_Test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Data_20_Summary" style:display-name="PageStyle_Test Data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dback_20_Q" style:display-name="PageStyle_Feedback 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Data-modified" style:display-name="PageStyle_TestData-modifi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Karl Voit</dc:creator>
    <dc:date>2012-02-16T23:13:14</dc:date>
    <meta:generator>LibreOffice/3.3$Linux LibreOffice_project/330m19$Build-401</meta:generator>
    <meta:editing-duration>P2DT7H46M5S</meta:editing-duration>
    <meta:editing-cycles>18</meta:editing-cycles>
    <meta:document-statistic meta:table-count="18" meta:cell-count="672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47cm" xlink:href=".." xlink:type="simple" chart:class="chart:bar" chart:column-mapping="0" chart:style-name="ch1">
        <chart:title svg:x="3.538cm" svg:y="0.316cm" chart:style-name="ch2">
          <text:p>Filing Performance (without distraction time)</text:p>
        </chart:title>
        <chart:legend chart:legend-position="bottom" svg:x="4.949cm" svg:y="8.272cm" chart:style-name="ch3"/>
        <chart:plot-area chart:style-name="ch4" table:cell-range-address="Test_Data_Summary.B3:Test_Data_Summary.B19 Test_Data_Summary.D2:Test_Data_Summary.E19" chart:data-source-has-labels="both" svg:x="1.331cm" svg:y="1.635cm" svg:width="14.029cm" svg:height="5.476cm">
          <chartooo:coordinate-region svg:x="2.323cm" svg:y="1.835cm" svg:width="13.037cm" svg:height="4.629cm"/>
          <chart:axis chart:dimension="x" chart:name="primary-x" chart:style-name="ch5">
            <chart:title svg:x="8.089cm" svg:y="7.291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65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D3:Test_Data_Summary.D19" chart:label-cell-address="Test_Data_Summary.D2:Test_Data_Summary.D2" chart:class="chart:bar">
            <chart:data-point chart:repeated="17"/>
          </chart:series>
          <chart:series chart:style-name="ch11" chart:values-cell-range-address="Test_Data_Summary.E3:Test_Data_Summary.E19" chart:label-cell-address="Test_Data_Summary.E2:Test_Data_Summary.E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Test_Data_Summary.D2:Test_Data_Summary.D2</svg:desc>
                </draw:g>
              </table:table-cell>
              <table:table-cell office:value-type="string">
                <text:p>Filing in tagstore</text:p>
                <draw:g>
                  <svg:desc>Test_Data_Summary.E2:Test_Data_Summa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472">
                <text:p>472</text:p>
                <draw:g>
                  <svg:desc>Test_Data_Summary.D3:Test_Data_Summary.D19</svg:desc>
                </draw:g>
              </table:table-cell>
              <table:table-cell office:value-type="float" office:value="701">
                <text:p>701</text:p>
                <draw:g>
                  <svg:desc>Test_Data_Summary.E3:Test_Data_Summary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5">
                <text:p>45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">
                <text:p>39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6cm" xlink:href=".." xlink:type="simple" chart:class="chart:bar" chart:column-mapping="0" chart:style-name="ch1">
        <chart:title svg:x="5.76cm" svg:y="0.328cm" chart:style-name="ch2">
          <text:p>Filing: Fast Performer</text:p>
        </chart:title>
        <chart:legend chart:legend-position="bottom" svg:x="4.949cm" svg:y="8.831cm" chart:style-name="ch3"/>
        <chart:plot-area chart:style-name="ch4" table:cell-range-address="only_fast_performer.B3:only_fast_performer.B10 only_fast_performer.D2:only_fast_performer.E10" chart:data-source-has-labels="both" svg:x="1.331cm" svg:y="1.683cm" svg:width="14.029cm" svg:height="5.975cm">
          <chartooo:coordinate-region svg:x="2.138cm" svg:y="1.883cm" svg:width="13.222cm" svg:height="5.128cm"/>
          <chart:axis chart:dimension="x" chart:name="primary-x" chart:style-name="ch5">
            <chart:title svg:x="8.089cm" svg:y="7.85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6cm" xlink:href=".." xlink:type="simple" chart:class="chart:bar" chart:column-mapping="0" chart:style-name="ch1">
        <chart:title svg:x="5.218cm" svg:y="0.328cm" chart:style-name="ch2">
          <text:p>Re-Finding: Fast Performer</text:p>
        </chart:title>
        <chart:legend chart:legend-position="bottom" svg:x="4.565cm" svg:y="8.831cm" chart:style-name="ch3"/>
        <chart:plot-area chart:style-name="ch4" table:cell-range-address="only_fast_performer.B3:only_fast_performer.B10 only_fast_performer.H2:only_fast_performer.I10" chart:data-source-has-labels="both" svg:x="1.331cm" svg:y="1.683cm" svg:width="14.029cm" svg:height="5.975cm">
          <chartooo:coordinate-region svg:x="1.952cm" svg:y="1.883cm" svg:width="13.408cm" svg:height="5.128cm"/>
          <chart:axis chart:dimension="x" chart:name="primary-x" chart:style-name="ch5">
            <chart:title svg:x="8.089cm" svg:y="7.85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6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67cm" svg:height="7.685cm" xlink:href=".." xlink:type="simple" chart:class="chart:bar" chart:column-mapping="0" chart:style-name="ch1">
        <chart:title svg:x="2.543cm" svg:y="0.289cm" chart:style-name="ch2">
          <text:p>Filing: Fast Performer</text:p>
        </chart:title>
        <chart:legend chart:legend-position="bottom" svg:x="1.732cm" svg:y="6.91cm" chart:style-name="ch3"/>
        <chart:plot-area chart:style-name="ch4" table:cell-range-address="only_fast_performer.B3:only_fast_performer.B10 only_fast_performer.D2:only_fast_performer.E10" chart:data-source-has-labels="both" svg:x="1.202cm" svg:y="1.527cm" svg:width="7.983cm" svg:height="4.249cm">
          <chartooo:coordinate-region svg:x="2.009cm" svg:y="1.727cm" svg:width="7.176cm" svg:height="3.402cm"/>
          <chart:axis chart:dimension="x" chart:name="primary-x" chart:style-name="ch5">
            <chart:title svg:x="4.937cm" svg:y="5.929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4.343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83cm" svg:height="7.701cm" xlink:href=".." xlink:type="simple" chart:class="chart:bar" chart:column-mapping="0" chart:style-name="ch1">
        <chart:title svg:x="2.009cm" svg:y="0.29cm" chart:style-name="ch2">
          <text:p>Re-Finding: Fast Performer</text:p>
        </chart:title>
        <chart:legend chart:legend-position="bottom" svg:x="1.356cm" svg:y="6.926cm" chart:style-name="ch3"/>
        <chart:plot-area chart:style-name="ch4" table:cell-range-address="only_fast_performer.B3:only_fast_performer.B10 only_fast_performer.H2:only_fast_performer.I10" chart:data-source-has-labels="both" svg:x="1.202cm" svg:y="1.531cm" svg:width="7.999cm" svg:height="4.26cm">
          <chartooo:coordinate-region svg:x="1.823cm" svg:y="1.73cm" svg:width="7.378cm" svg:height="3.414cm"/>
          <chart:axis chart:dimension="x" chart:name="primary-x" chart:style-name="ch5">
            <chart:title svg:x="4.945cm" svg:y="5.945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4.353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38cm" xlink:href=".." xlink:type="simple" chart:class="chart:bar" chart:style-name="ch1">
        <chart:title svg:x="5.184cm" svg:y="0.314cm" chart:style-name="ch2">
          <text:p>Filing tagstore - Distribution</text:p>
        </chart:title>
        <chart:plot-area chart:style-name="ch3" table:cell-range-address="Distribution_Filing_tagstore.A1:Distribution_Filing_tagstore.B18" chart:data-source-has-labels="both" svg:x="1.331cm" svg:y="1.627cm" svg:width="14.041cm" svg:height="6.152cm">
          <chartooo:coordinate-region svg:x="2.323cm" svg:y="1.827cm" svg:width="13.049cm" svg:height="5.305cm"/>
          <chart:axis chart:dimension="x" chart:name="primary-x" chart:style-name="ch4">
            <chart:title svg:x="8.095cm" svg:y="7.957cm" chart:style-name="ch5">
              <text:p>TP</text:p>
            </chart:title>
            <chart:categories table:cell-range-address="Distribution_Filing_tagstore.A2:Distribution_Filing_tagstore.A18"/>
          </chart:axis>
          <chart:axis chart:dimension="y" chart:name="primary-y" chart:style-name="ch6">
            <chart:title svg:x="0.451cm" svg:y="5.395cm" chart:style-name="ch7">
              <text:p>Seconds</text:p>
            </chart:title>
            <chart:grid chart:style-name="ch8" chart:class="major"/>
          </chart:axis>
          <chart:series chart:style-name="ch9" chart:values-cell-range-address="Distribution_Filing_tagstore.B2:Distribution_Filing_tagstore.B18" chart:label-cell-address="Distribution_Filing_tagstore.B1:Distribution_Filing_tagstore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tagstore</text:p>
                <draw:g>
                  <svg:desc>Distribution_Filing_tagstore.B1:Distribution_Filing_tagsto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</text:p>
                <draw:g>
                  <svg:desc>Distribution_Filing_tagstore.A2:Distribution_Filing_tagstore.A18</svg:desc>
                </draw:g>
              </table:table-cell>
              <table:table-cell office:value-type="float" office:value="998">
                <text:p>998</text:p>
                <draw:g>
                  <svg:desc>Distribution_Filing_tagstore.B2:Distribution_Filing_tagstore.B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2cm" xlink:href=".." xlink:type="simple" chart:class="chart:bar" chart:style-name="ch1">
        <chart:title svg:x="2.731cm" svg:y="0.317cm" chart:style-name="ch2">
          <text:p>Combined Filing Performance (Folders and tagstore)</text:p>
        </chart:title>
        <chart:plot-area chart:style-name="ch3" table:cell-range-address="Combined_Performance.D1:Combined_Performance.E18" chart:data-source-has-labels="both" svg:x="1.331cm" svg:y="1.639cm" svg:width="14.029cm" svg:height="6.281cm">
          <chartooo:coordinate-region svg:x="2.323cm" svg:y="1.839cm" svg:width="13.037cm" svg:height="5.434cm"/>
          <chart:axis chart:dimension="x" chart:name="primary-x" chart:style-name="ch4">
            <chart:title svg:x="8.089cm" svg:y="8.101cm" chart:style-name="ch5">
              <text:p>TP</text:p>
            </chart:title>
            <chart:categories table:cell-range-address="Combined_Performance.D2:Combined_Performance.D18"/>
          </chart:axis>
          <chart:axis chart:dimension="y" chart:name="primary-y" chart:style-name="ch6">
            <chart:title svg:x="0.451cm" svg:y="5.471cm" chart:style-name="ch7">
              <text:p>Seconds</text:p>
            </chart:title>
            <chart:grid chart:style-name="ch8" chart:class="major"/>
          </chart:axis>
          <chart:series chart:style-name="ch9" chart:values-cell-range-address="Combined_Performance.E2:Combined_Performance.E18" chart:label-cell-address="Combined_Performance.E1:Combined_Performance.E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Folders and tagstore</text:p>
                <draw:g>
                  <svg:desc>Combined_Performance.E1:Combined_Performan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</text:p>
                <draw:g>
                  <svg:desc>Combined_Performance.D2:Combined_Performance.D18</svg:desc>
                </draw:g>
              </table:table-cell>
              <table:table-cell office:value-type="float" office:value="1821">
                <text:p>1821</text:p>
                <draw:g>
                  <svg:desc>Combined_Performance.E2:Combined_Performance.E18</svg:desc>
                </draw:g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">
                <text:p>5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" chart:interval-major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Distribution: Filing Tagstore</text:p>
        </chart:title>
        <chart:plot-area chart:style-name="ch3" table:cell-range-address="Distribution_Filing_tagstore.A1:Distribution_Filing_tagstore.B18" chart:data-source-has-labels="both" svg:x="1.331cm" svg:y="1.635cm" svg:width="14.029cm" svg:height="6.204cm">
          <chartooo:coordinate-region svg:x="2.323cm" svg:y="1.834cm" svg:width="13.037cm" svg:height="5.358cm"/>
          <chart:axis chart:dimension="x" chart:name="primary-x" chart:style-name="ch4">
            <chart:title svg:x="8.089cm" svg:y="8.019cm" chart:style-name="ch5">
              <text:p>TP</text:p>
            </chart:title>
            <chart:categories table:cell-range-address="Distribution_Filing_tagstore.A2:Distribution_Filing_tagstore.A18"/>
          </chart:axis>
          <chart:axis chart:dimension="y" chart:name="primary-y" chart:style-name="ch6">
            <chart:title svg:x="0.451cm" svg:y="5.429cm" chart:style-name="ch7">
              <text:p>Seconds</text:p>
            </chart:title>
            <chart:grid chart:style-name="ch8" chart:class="major"/>
          </chart:axis>
          <chart:series chart:style-name="ch9" chart:values-cell-range-address="Distribution_Filing_tagstore.B2:Distribution_Filing_tagstore.B18" chart:label-cell-address="Distribution_Filing_tagstore.B1:Distribution_Filing_tagstore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tagstore</text:p>
                <draw:g>
                  <svg:desc>Distribution_Filing_tagstore.B1:Distribution_Filing_tagsto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</text:p>
                <draw:g>
                  <svg:desc>Distribution_Filing_tagstore.A2:Distribution_Filing_tagstore.A18</svg:desc>
                </draw:g>
              </table:table-cell>
              <table:table-cell office:value-type="float" office:value="998">
                <text:p>998</text:p>
                <draw:g>
                  <svg:desc>Distribution_Filing_tagstore.B2:Distribution_Filing_tagstore.B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68cm" svg:height="8.973cm" xlink:href=".." xlink:type="simple" chart:class="chart:bar" chart:column-mapping="0" chart:style-name="ch1">
        <chart:title svg:x="4.77cm" svg:y="0.315cm" chart:style-name="ch2">
          <text:p>Re-Find Performance (Items 2-6)</text:p>
        </chart:title>
        <chart:legend chart:legend-position="bottom" svg:x="4.765cm" svg:y="8.198cm" chart:style-name="ch3"/>
        <chart:plot-area chart:style-name="ch4" table:cell-range-address="Test_Data_Summary.B3:Test_Data_Summary.B19 Test_Data_Summary.H2:Test_Data_Summary.I19" chart:data-source-has-labels="both" svg:x="1.336cm" svg:y="1.631cm" svg:width="14.282cm" svg:height="5.407cm">
          <chartooo:coordinate-region svg:x="1.957cm" svg:y="1.831cm" svg:width="13.661cm" svg:height="4.56cm"/>
          <chart:axis chart:dimension="x" chart:name="primary-x" chart:style-name="ch5">
            <chart:title svg:x="8.221cm" svg:y="7.217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26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H3:Test_Data_Summary.H19" chart:label-cell-address="Test_Data_Summary.H2:Test_Data_Summary.H2" chart:class="chart:bar">
            <chart:data-point chart:repeated="17"/>
          </chart:series>
          <chart:series chart:style-name="ch11" chart:values-cell-range-address="Test_Data_Summary.I3:Test_Data_Summary.I19" chart:label-cell-address="Test_Data_Summary.I2:Test_Data_Summary.I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Test_Data_Summary.H2:Test_Data_Summary.H2</svg:desc>
                </draw:g>
              </table:table-cell>
              <table:table-cell office:value-type="string">
                <text:p>Re-find tagstore 2-6</text:p>
                <draw:g>
                  <svg:desc>Test_Data_Summary.I2:Test_Data_Summary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19.1">
                <text:p>19.1</text:p>
                <draw:g>
                  <svg:desc>Test_Data_Summary.H3:Test_Data_Summary.H19</svg:desc>
                </draw:g>
              </table:table-cell>
              <table:table-cell office:value-type="float" office:value="18">
                <text:p>18</text:p>
                <draw:g>
                  <svg:desc>Test_Data_Summary.I3:Test_Data_Summary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">
                <text:p>16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">
                <text:p>24.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1">
                <text:p>39.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1">
                <text:p>27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">
                <text:p>22.7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3">
                <text:p>2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1">
                <text:p>32.1</text:p>
              </table:table-cell>
              <table:table-cell office:value-type="float" office:value="36.8">
                <text:p>3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6cm" xlink:href=".." xlink:type="simple" chart:class="chart:bar" chart:column-mapping="0" chart:style-name="ch1">
        <chart:title svg:x="5.76cm" svg:y="0.328cm" chart:style-name="ch2">
          <text:p>Filing: Fast Performer</text:p>
        </chart:title>
        <chart:legend chart:legend-position="bottom" svg:x="4.949cm" svg:y="8.831cm" chart:style-name="ch3"/>
        <chart:plot-area chart:style-name="ch4" table:cell-range-address="only_fast_performer.B3:only_fast_performer.B10 only_fast_performer.D2:only_fast_performer.E10" chart:data-source-has-labels="both" svg:x="1.331cm" svg:y="1.683cm" svg:width="14.029cm" svg:height="5.975cm">
          <chartooo:coordinate-region svg:x="2.138cm" svg:y="1.883cm" svg:width="13.222cm" svg:height="5.128cm"/>
          <chart:axis chart:dimension="x" chart:name="primary-x" chart:style-name="ch5">
            <chart:title svg:x="8.089cm" svg:y="7.85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6cm" xlink:href=".." xlink:type="simple" chart:class="chart:bar" chart:column-mapping="0" chart:style-name="ch1">
        <chart:title svg:x="5.218cm" svg:y="0.328cm" chart:style-name="ch2">
          <text:p>Re-Finding: Fast Performer</text:p>
        </chart:title>
        <chart:legend chart:legend-position="bottom" svg:x="4.565cm" svg:y="8.831cm" chart:style-name="ch3"/>
        <chart:plot-area chart:style-name="ch4" table:cell-range-address="only_fast_performer.B3:only_fast_performer.B10 only_fast_performer.H2:only_fast_performer.I10" chart:data-source-has-labels="both" svg:x="1.331cm" svg:y="1.683cm" svg:width="14.029cm" svg:height="5.975cm">
          <chartooo:coordinate-region svg:x="1.952cm" svg:y="1.883cm" svg:width="13.408cm" svg:height="5.128cm"/>
          <chart:axis chart:dimension="x" chart:name="primary-x" chart:style-name="ch5">
            <chart:title svg:x="8.089cm" svg:y="7.85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47cm" xlink:href=".." xlink:type="simple" chart:class="chart:bar" chart:column-mapping="0" chart:style-name="ch1">
        <chart:title svg:x="3.538cm" svg:y="0.316cm" chart:style-name="ch2">
          <text:p>Filing Performance (without distraction time)</text:p>
        </chart:title>
        <chart:legend chart:legend-position="bottom" svg:x="4.949cm" svg:y="8.272cm" chart:style-name="ch3"/>
        <chart:plot-area chart:style-name="ch4" table:cell-range-address="Test_Data_Summary.B3:Test_Data_Summary.B19 Test_Data_Summary.D2:Test_Data_Summary.E19" chart:data-source-has-labels="both" svg:x="1.331cm" svg:y="1.635cm" svg:width="14.029cm" svg:height="5.476cm">
          <chartooo:coordinate-region svg:x="2.323cm" svg:y="1.835cm" svg:width="13.037cm" svg:height="4.629cm"/>
          <chart:axis chart:dimension="x" chart:name="primary-x" chart:style-name="ch5">
            <chart:title svg:x="8.089cm" svg:y="7.291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65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D3:Test_Data_Summary.D19" chart:label-cell-address="Test_Data_Summary.D2:Test_Data_Summary.D2" chart:class="chart:bar">
            <chart:data-point chart:repeated="17"/>
          </chart:series>
          <chart:series chart:style-name="ch11" chart:values-cell-range-address="Test_Data_Summary.E3:Test_Data_Summary.E19" chart:label-cell-address="Test_Data_Summary.E2:Test_Data_Summary.E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Test_Data_Summary.D2:Test_Data_Summary.D2</svg:desc>
                </draw:g>
              </table:table-cell>
              <table:table-cell office:value-type="string">
                <text:p>Filing in tagstore</text:p>
                <draw:g>
                  <svg:desc>Test_Data_Summary.E2:Test_Data_Summa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472">
                <text:p>472</text:p>
                <draw:g>
                  <svg:desc>Test_Data_Summary.D3:Test_Data_Summary.D19</svg:desc>
                </draw:g>
              </table:table-cell>
              <table:table-cell office:value-type="float" office:value="701">
                <text:p>701</text:p>
                <draw:g>
                  <svg:desc>Test_Data_Summary.E3:Test_Data_Summary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5">
                <text:p>45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">
                <text:p>39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68cm" svg:height="9cm" xlink:href=".." xlink:type="simple" chart:class="chart:bar" chart:column-mapping="0" chart:style-name="ch1">
        <chart:title svg:x="4.77cm" svg:y="0.316cm" chart:style-name="ch2">
          <text:p>Re-Find Performance (Items 2-6)</text:p>
        </chart:title>
        <chart:legend chart:legend-position="bottom" svg:x="4.765cm" svg:y="8.225cm" chart:style-name="ch3"/>
        <chart:plot-area chart:style-name="ch4" table:cell-range-address="Test_Data_Summary.B3:Test_Data_Summary.B19 Test_Data_Summary.H2:Test_Data_Summary.I19" chart:data-source-has-labels="both" svg:x="1.336cm" svg:y="1.635cm" svg:width="14.282cm" svg:height="5.429cm">
          <chartooo:coordinate-region svg:x="1.957cm" svg:y="1.835cm" svg:width="13.661cm" svg:height="4.582cm"/>
          <chart:axis chart:dimension="x" chart:name="primary-x" chart:style-name="ch5">
            <chart:title svg:x="8.221cm" svg:y="7.244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41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H3:Test_Data_Summary.H19" chart:label-cell-address="Test_Data_Summary.H2:Test_Data_Summary.H2" chart:class="chart:bar">
            <chart:data-point chart:repeated="17"/>
          </chart:series>
          <chart:series chart:style-name="ch11" chart:values-cell-range-address="Test_Data_Summary.I3:Test_Data_Summary.I19" chart:label-cell-address="Test_Data_Summary.I2:Test_Data_Summary.I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Test_Data_Summary.H2:Test_Data_Summary.H2</svg:desc>
                </draw:g>
              </table:table-cell>
              <table:table-cell office:value-type="string">
                <text:p>Re-find tagstore 2-6</text:p>
                <draw:g>
                  <svg:desc>Test_Data_Summary.I2:Test_Data_Summary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19.1">
                <text:p>19.1</text:p>
                <draw:g>
                  <svg:desc>Test_Data_Summary.H3:Test_Data_Summary.H19</svg:desc>
                </draw:g>
              </table:table-cell>
              <table:table-cell office:value-type="float" office:value="18">
                <text:p>18</text:p>
                <draw:g>
                  <svg:desc>Test_Data_Summary.I3:Test_Data_Summary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">
                <text:p>16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">
                <text:p>24.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1">
                <text:p>39.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1">
                <text:p>27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">
                <text:p>22.7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3">
                <text:p>2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1">
                <text:p>32.1</text:p>
              </table:table-cell>
              <table:table-cell office:value-type="float" office:value="36.8">
                <text:p>36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